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5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ile" table:style-name="ta1">
        <table:shapes>
          <draw:frame draw:z-index="0" draw:style-name="gr1" draw:text-style-name="P1" svg:width="453.51pt" svg:height="255.09pt" svg:x="30.98pt" svg:y="95.47pt">
            <draw:object draw:notify-on-update-of-ranges="file.A3:file.A3 file.A3:file.A264 file.B2:file.B501 file.D3:file.D501 file.E3:file.E501 file.G4:file.G502 file.H3:file.H502 file.J3:file.J502 file.L3:file.L5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Kz = 150, Kpf =0.01, Kzf = 0.01</text:p>
          </table:table-cell>
          <table:table-cell table:number-columns-repeated="2"/>
          <table:table-cell office:value-type="string" calcext:value-type="string">
            <text:p>Kz = 200, Kpf =0.01, Kzf = 0.01</text:p>
          </table:table-cell>
          <table:table-cell table:number-columns-repeated="2"/>
          <table:table-cell office:value-type="string" calcext:value-type="string">
            <text:p>Kz = 250, Kpf =0.01, Kzf = 0.01</text:p>
          </table:table-cell>
          <table:table-cell table:number-columns-repeated="2"/>
          <table:table-cell office:value-type="string" calcext:value-type="string">
            <text:p>Kz = 300, Kpf =0.01, Kzf = 0.01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field.wrench.force.z</text:p>
          </table:table-cell>
          <table:table-cell/>
          <table:table-cell table:number-columns-repeated="2" office:value-type="string" calcext:value-type="string">
            <text:p>field.wrench.force.z</text:p>
          </table:table-cell>
          <table:table-cell/>
          <table:table-cell table:number-columns-repeated="2" office:value-type="string" calcext:value-type="string">
            <text:p>field.wrench.force.z</text:p>
          </table:table-cell>
          <table:table-cell/>
          <table:table-cell table:number-columns-repeated="3" office:value-type="string" calcext:value-type="string">
            <text:p>field.wrench.force.z</text:p>
          </table:table-cell>
        </table:table-row>
        <table:table-row table:style-name="ro3">
          <table:table-cell office:value-type="float" office:value="-0.000721163910113" calcext:value-type="float">
            <text:p>-0.000721163910113</text:p>
          </table:table-cell>
          <table:table-cell office:value-type="float" office:value="-0.000460045805699" calcext:value-type="float">
            <text:p>-0.000460045805699</text:p>
          </table:table-cell>
          <table:table-cell/>
          <table:table-cell office:value-type="float" office:value="-0.000983442985632" calcext:value-type="float">
            <text:p>-0.000983442985632</text:p>
          </table:table-cell>
          <table:table-cell office:value-type="float" office:value="-0.000783582875364" calcext:value-type="float">
            <text:p>-0.000783582875364</text:p>
          </table:table-cell>
          <table:table-cell/>
          <table:table-cell office:value-type="float" office:value="-0.000948027909914" calcext:value-type="float">
            <text:p>-0.000948027909914</text:p>
          </table:table-cell>
          <table:table-cell office:value-type="float" office:value="-0.00076495208196" calcext:value-type="float">
            <text:p>-0.00076495208196</text:p>
          </table:table-cell>
          <table:table-cell/>
          <table:table-cell office:value-type="float" office:value="-0.000967553293282" calcext:value-type="float">
            <text:p>-0.000967553293282</text:p>
          </table:table-cell>
          <table:table-cell office:value-type="float" office:value="-0.000861082183084" calcext:value-type="float">
            <text:p>-0.000861082183084</text:p>
          </table:table-cell>
          <table:table-cell office:value-type="float" office:value="-0.000915174046121" calcext:value-type="float">
            <text:p>-0.000915174046121</text:p>
          </table:table-cell>
        </table:table-row>
        <table:table-row table:style-name="ro3">
          <table:table-cell office:value-type="float" office:value="-0.000794893054527" calcext:value-type="float">
            <text:p>-0.000794893054527</text:p>
          </table:table-cell>
          <table:table-cell office:value-type="float" office:value="-0.00013730887423" calcext:value-type="float">
            <text:p>-0.00013730887423</text:p>
          </table:table-cell>
          <table:table-cell/>
          <table:table-cell office:value-type="float" office:value="-0.000910986712668" calcext:value-type="float">
            <text:p>-0.000910986712668</text:p>
          </table:table-cell>
          <table:table-cell office:value-type="float" office:value="-0.000783047879418" calcext:value-type="float">
            <text:p>-0.000783047879418</text:p>
          </table:table-cell>
          <table:table-cell/>
          <table:table-cell office:value-type="float" office:value="-0.00109381414659" calcext:value-type="float">
            <text:p>-0.00109381414659</text:p>
          </table:table-cell>
          <table:table-cell office:value-type="float" office:value="-0.000764629353085" calcext:value-type="float">
            <text:p>-0.000764629353085</text:p>
          </table:table-cell>
          <table:table-cell/>
          <table:table-cell office:value-type="float" office:value="-0.000919859461986" calcext:value-type="float">
            <text:p>-0.000919859461986</text:p>
          </table:table-cell>
          <table:table-cell office:value-type="float" office:value="-0.000859832525956" calcext:value-type="float">
            <text:p>-0.000859832525956</text:p>
          </table:table-cell>
          <table:table-cell office:value-type="float" office:value="-0.000964843537529" calcext:value-type="float">
            <text:p>-0.000964843537529</text:p>
          </table:table-cell>
        </table:table-row>
        <table:table-row table:style-name="ro3">
          <table:table-cell office:value-type="float" office:value="-0.00121562310308" calcext:value-type="float">
            <text:p>-0.00121562310308</text:p>
          </table:table-cell>
          <table:table-cell office:value-type="float" office:value="-0.00149203585044" calcext:value-type="float">
            <text:p>-0.00149203585044</text:p>
          </table:table-cell>
          <table:table-cell/>
          <table:table-cell office:value-type="float" office:value="-0.00105318275383" calcext:value-type="float">
            <text:p>-0.00105318275383</text:p>
          </table:table-cell>
          <table:table-cell office:value-type="float" office:value="-0.00078252276769" calcext:value-type="float">
            <text:p>-0.00078252276769</text:p>
          </table:table-cell>
          <table:table-cell/>
          <table:table-cell office:value-type="float" office:value="-0.00106068584268" calcext:value-type="float">
            <text:p>-0.00106068584268</text:p>
          </table:table-cell>
          <table:table-cell office:value-type="float" office:value="-0.000764588130483" calcext:value-type="float">
            <text:p>-0.000764588130483</text:p>
          </table:table-cell>
          <table:table-cell/>
          <table:table-cell office:value-type="float" office:value="-0.001029594315" calcext:value-type="float">
            <text:p>-0.001029594315</text:p>
          </table:table-cell>
          <table:table-cell office:value-type="float" office:value="-0.000857421507723" calcext:value-type="float">
            <text:p>-0.000857421507723</text:p>
          </table:table-cell>
          <table:table-cell office:value-type="float" office:value="-0.00102978406518" calcext:value-type="float">
            <text:p>-0.00102978406518</text:p>
          </table:table-cell>
        </table:table-row>
        <table:table-row table:style-name="ro3">
          <table:table-cell office:value-type="float" office:value="-0.00114697152402" calcext:value-type="float">
            <text:p>-0.00114697152402</text:p>
          </table:table-cell>
          <table:table-cell office:value-type="float" office:value="-0.00107110167205" calcext:value-type="float">
            <text:p>-0.00107110167205</text:p>
          </table:table-cell>
          <table:table-cell/>
          <table:table-cell office:value-type="float" office:value="-0.000923320183791" calcext:value-type="float">
            <text:p>-0.000923320183791</text:p>
          </table:table-cell>
          <table:table-cell office:value-type="float" office:value="-0.000782006719414" calcext:value-type="float">
            <text:p>-0.000782006719414</text:p>
          </table:table-cell>
          <table:table-cell/>
          <table:table-cell office:value-type="float" office:value="-0.00100635727579" calcext:value-type="float">
            <text:p>-0.00100635727579</text:p>
          </table:table-cell>
          <table:table-cell office:value-type="float" office:value="-0.000764186975097" calcext:value-type="float">
            <text:p>-0.000764186975097</text:p>
          </table:table-cell>
          <table:table-cell/>
          <table:table-cell office:value-type="float" office:value="-0.00102792685232" calcext:value-type="float">
            <text:p>-0.00102792685232</text:p>
          </table:table-cell>
          <table:table-cell office:value-type="float" office:value="-0.000855824568852" calcext:value-type="float">
            <text:p>-0.000855824568852</text:p>
          </table:table-cell>
          <table:table-cell office:value-type="float" office:value="-0.000930749143389" calcext:value-type="float">
            <text:p>-0.000930749143389</text:p>
          </table:table-cell>
        </table:table-row>
        <table:table-row table:style-name="ro3">
          <table:table-cell office:value-type="float" office:value="-0.000822408534992" calcext:value-type="float">
            <text:p>-0.000822408534992</text:p>
          </table:table-cell>
          <table:table-cell office:value-type="float" office:value="-0.000575199299545" calcext:value-type="float">
            <text:p>-0.000575199299545</text:p>
          </table:table-cell>
          <table:table-cell/>
          <table:table-cell office:value-type="float" office:value="-0.00102064804611" calcext:value-type="float">
            <text:p>-0.00102064804611</text:p>
          </table:table-cell>
          <table:table-cell office:value-type="float" office:value="-0.000781509051041" calcext:value-type="float">
            <text:p>-0.000781509051041</text:p>
          </table:table-cell>
          <table:table-cell/>
          <table:table-cell office:value-type="float" office:value="-0.000986120534817" calcext:value-type="float">
            <text:p>-0.000986120534817</text:p>
          </table:table-cell>
          <table:table-cell office:value-type="float" office:value="-0.000764127741071" calcext:value-type="float">
            <text:p>-0.000764127741071</text:p>
          </table:table-cell>
          <table:table-cell/>
          <table:table-cell office:value-type="float" office:value="-0.000921396121948" calcext:value-type="float">
            <text:p>-0.000921396121948</text:p>
          </table:table-cell>
          <table:table-cell office:value-type="float" office:value="-0.000854004465651" calcext:value-type="float">
            <text:p>-0.000854004465651</text:p>
          </table:table-cell>
          <table:table-cell office:value-type="float" office:value="-0.00106583975941" calcext:value-type="float">
            <text:p>-0.00106583975941</text:p>
          </table:table-cell>
        </table:table-row>
        <table:table-row table:style-name="ro3">
          <table:table-cell office:value-type="float" office:value="-0.00114991225741" calcext:value-type="float">
            <text:p>-0.00114991225741</text:p>
          </table:table-cell>
          <table:table-cell office:value-type="float" office:value="-0.00126042406723" calcext:value-type="float">
            <text:p>-0.00126042406723</text:p>
          </table:table-cell>
          <table:table-cell/>
          <table:table-cell office:value-type="float" office:value="-0.000923385672714" calcext:value-type="float">
            <text:p>-0.000923385672714</text:p>
          </table:table-cell>
          <table:table-cell office:value-type="float" office:value="-0.000781011082212" calcext:value-type="float">
            <text:p>-0.000781011082212</text:p>
          </table:table-cell>
          <table:table-cell/>
          <table:table-cell office:value-type="float" office:value="-0.00100907501094" calcext:value-type="float">
            <text:p>-0.00100907501094</text:p>
          </table:table-cell>
          <table:table-cell office:value-type="float" office:value="-0.00076377743642" calcext:value-type="float">
            <text:p>-0.00076377743642</text:p>
          </table:table-cell>
          <table:table-cell/>
          <table:table-cell office:value-type="float" office:value="-0.0010159018055" calcext:value-type="float">
            <text:p>-0.0010159018055</text:p>
          </table:table-cell>
          <table:table-cell office:value-type="float" office:value="-0.000852020861698" calcext:value-type="float">
            <text:p>-0.000852020861698</text:p>
          </table:table-cell>
          <table:table-cell office:value-type="float" office:value="-0.000913262143843" calcext:value-type="float">
            <text:p>-0.000913262143843</text:p>
          </table:table-cell>
        </table:table-row>
        <table:table-row table:style-name="ro3">
          <table:table-cell office:value-type="float" office:value="-0.00100177394133" calcext:value-type="float">
            <text:p>-0.00100177394133</text:p>
          </table:table-cell>
          <table:table-cell office:value-type="float" office:value="-0.00156078882924" calcext:value-type="float">
            <text:p>-0.00156078882924</text:p>
          </table:table-cell>
          <table:table-cell/>
          <table:table-cell office:value-type="float" office:value="-0.00100966752354" calcext:value-type="float">
            <text:p>-0.00100966752354</text:p>
          </table:table-cell>
          <table:table-cell office:value-type="float" office:value="-0.000780510626166" calcext:value-type="float">
            <text:p>-0.000780510626166</text:p>
          </table:table-cell>
          <table:table-cell/>
          <table:table-cell office:value-type="float" office:value="-0.000968602698613" calcext:value-type="float">
            <text:p>-0.000968602698613</text:p>
          </table:table-cell>
          <table:table-cell office:value-type="float" office:value="-0.000763631616209" calcext:value-type="float">
            <text:p>-0.000763631616209</text:p>
          </table:table-cell>
          <table:table-cell/>
          <table:table-cell office:value-type="float" office:value="-0.000927976568487" calcext:value-type="float">
            <text:p>-0.000927976568487</text:p>
          </table:table-cell>
          <table:table-cell office:value-type="float" office:value="-0.000850465838978" calcext:value-type="float">
            <text:p>-0.000850465838978</text:p>
          </table:table-cell>
          <table:table-cell office:value-type="float" office:value="-0.00103692301091" calcext:value-type="float">
            <text:p>-0.00103692301091</text:p>
          </table:table-cell>
        </table:table-row>
        <table:table-row table:style-name="ro3">
          <table:table-cell office:value-type="float" office:value="-0.00110168314177" calcext:value-type="float">
            <text:p>-0.00110168314177</text:p>
          </table:table-cell>
          <table:table-cell office:value-type="float" office:value="-0.00124718646874" calcext:value-type="float">
            <text:p>-0.00124718646874</text:p>
          </table:table-cell>
          <table:table-cell/>
          <table:table-cell office:value-type="float" office:value="-0.000947543083489" calcext:value-type="float">
            <text:p>-0.000947543083489</text:p>
          </table:table-cell>
          <table:table-cell office:value-type="float" office:value="-0.000780029824126" calcext:value-type="float">
            <text:p>-0.000780029824126</text:p>
          </table:table-cell>
          <table:table-cell/>
          <table:table-cell office:value-type="float" office:value="-0.000928759532671" calcext:value-type="float">
            <text:p>-0.000928759532671</text:p>
          </table:table-cell>
          <table:table-cell office:value-type="float" office:value="-0.000763481737019" calcext:value-type="float">
            <text:p>-0.000763481737019</text:p>
          </table:table-cell>
          <table:table-cell/>
          <table:table-cell office:value-type="float" office:value="-0.000959076121999" calcext:value-type="float">
            <text:p>-0.000959076121999</text:p>
          </table:table-cell>
          <table:table-cell office:value-type="float" office:value="-0.000848431343616" calcext:value-type="float">
            <text:p>-0.000848431343616</text:p>
          </table:table-cell>
          <table:table-cell office:value-type="float" office:value="-0.000946531329753" calcext:value-type="float">
            <text:p>-0.000946531329753</text:p>
          </table:table-cell>
        </table:table-row>
        <table:table-row table:style-name="ro3">
          <table:table-cell office:value-type="float" office:value="-0.000869145637578" calcext:value-type="float">
            <text:p>-0.000869145637578</text:p>
          </table:table-cell>
          <table:table-cell office:value-type="float" office:value="-0.000649515297034" calcext:value-type="float">
            <text:p>-0.000649515297034</text:p>
          </table:table-cell>
          <table:table-cell/>
          <table:table-cell office:value-type="float" office:value="-0.000969601298307" calcext:value-type="float">
            <text:p>-0.000969601298307</text:p>
          </table:table-cell>
          <table:table-cell office:value-type="float" office:value="-0.000779556218127" calcext:value-type="float">
            <text:p>-0.000779556218127</text:p>
          </table:table-cell>
          <table:table-cell/>
          <table:table-cell office:value-type="float" office:value="-0.0010173447459" calcext:value-type="float">
            <text:p>-0.0010173447459</text:p>
          </table:table-cell>
          <table:table-cell office:value-type="float" office:value="-0.000763144004273" calcext:value-type="float">
            <text:p>-0.000763144004273</text:p>
          </table:table-cell>
          <table:table-cell/>
          <table:table-cell office:value-type="float" office:value="-0.000929480325281" calcext:value-type="float">
            <text:p>-0.000929480325281</text:p>
          </table:table-cell>
          <table:table-cell office:value-type="float" office:value="-0.000846941591293" calcext:value-type="float">
            <text:p>-0.000846941591293</text:p>
          </table:table-cell>
          <table:table-cell office:value-type="float" office:value="-0.000986191488064" calcext:value-type="float">
            <text:p>-0.000986191488064</text:p>
          </table:table-cell>
        </table:table-row>
        <table:table-row table:style-name="ro3">
          <table:table-cell office:value-type="float" office:value="-0.0010521118096" calcext:value-type="float">
            <text:p>-0.0010521118096</text:p>
          </table:table-cell>
          <table:table-cell office:value-type="float" office:value="-0.00131015376115" calcext:value-type="float">
            <text:p>-0.00131015376115</text:p>
          </table:table-cell>
          <table:table-cell/>
          <table:table-cell office:value-type="float" office:value="-0.000931218334463" calcext:value-type="float">
            <text:p>-0.000931218334463</text:p>
          </table:table-cell>
          <table:table-cell office:value-type="float" office:value="-0.000779091398101" calcext:value-type="float">
            <text:p>-0.000779091398101</text:p>
          </table:table-cell>
          <table:table-cell/>
          <table:table-cell office:value-type="float" office:value="-0.000991835187163" calcext:value-type="float">
            <text:p>-0.000991835187163</text:p>
          </table:table-cell>
          <table:table-cell office:value-type="float" office:value="-0.000763126505472" calcext:value-type="float">
            <text:p>-0.000763126505472</text:p>
          </table:table-cell>
          <table:table-cell/>
          <table:table-cell office:value-type="float" office:value="-0.000974266849273" calcext:value-type="float">
            <text:p>-0.000974266849273</text:p>
          </table:table-cell>
          <table:table-cell office:value-type="float" office:value="-0.000845069507795" calcext:value-type="float">
            <text:p>-0.000845069507795</text:p>
          </table:table-cell>
          <table:table-cell office:value-type="float" office:value="-0.000940927021542" calcext:value-type="float">
            <text:p>-0.000940927021542</text:p>
          </table:table-cell>
        </table:table-row>
        <table:table-row table:style-name="ro3">
          <table:table-cell office:value-type="float" office:value="-0.000906448587394" calcext:value-type="float">
            <text:p>-0.000906448587394</text:p>
          </table:table-cell>
          <table:table-cell office:value-type="float" office:value="-0.000650377376406" calcext:value-type="float">
            <text:p>-0.000650377376406</text:p>
          </table:table-cell>
          <table:table-cell/>
          <table:table-cell office:value-type="float" office:value="-0.000970725425583" calcext:value-type="float">
            <text:p>-0.000970725425583</text:p>
          </table:table-cell>
          <table:table-cell office:value-type="float" office:value="-0.000778643652927" calcext:value-type="float">
            <text:p>-0.000778643652927</text:p>
          </table:table-cell>
          <table:table-cell/>
          <table:table-cell office:value-type="float" office:value="-0.000935676866213" calcext:value-type="float">
            <text:p>-0.000935676866213</text:p>
          </table:table-cell>
          <table:table-cell office:value-type="float" office:value="-0.000762748570461" calcext:value-type="float">
            <text:p>-0.000762748570461</text:p>
          </table:table-cell>
          <table:table-cell/>
          <table:table-cell office:value-type="float" office:value="-0.000938364141668" calcext:value-type="float">
            <text:p>-0.000938364141668</text:p>
          </table:table-cell>
          <table:table-cell office:value-type="float" office:value="-0.000843587884297" calcext:value-type="float">
            <text:p>-0.000843587884297</text:p>
          </table:table-cell>
          <table:table-cell office:value-type="float" office:value="-0.00098558768248" calcext:value-type="float">
            <text:p>-0.00098558768248</text:p>
          </table:table-cell>
        </table:table-row>
        <table:table-row table:style-name="ro3">
          <table:table-cell office:value-type="float" office:value="-0.000995804995373" calcext:value-type="float">
            <text:p>-0.000995804995373</text:p>
          </table:table-cell>
          <table:table-cell office:value-type="float" office:value="-0.00123447130433" calcext:value-type="float">
            <text:p>-0.00123447130433</text:p>
          </table:table-cell>
          <table:table-cell/>
          <table:table-cell office:value-type="float" office:value="-0.000944718689736" calcext:value-type="float">
            <text:p>-0.000944718689736</text:p>
          </table:table-cell>
          <table:table-cell office:value-type="float" office:value="-0.000778184884473" calcext:value-type="float">
            <text:p>-0.000778184884473</text:p>
          </table:table-cell>
          <table:table-cell/>
          <table:table-cell office:value-type="float" office:value="-0.000988545043313" calcext:value-type="float">
            <text:p>-0.000988545043313</text:p>
          </table:table-cell>
          <table:table-cell office:value-type="float" office:value="-0.000762651342271" calcext:value-type="float">
            <text:p>-0.000762651342271</text:p>
          </table:table-cell>
          <table:table-cell/>
          <table:table-cell office:value-type="float" office:value="-0.000959844778906" calcext:value-type="float">
            <text:p>-0.000959844778906</text:p>
          </table:table-cell>
          <table:table-cell office:value-type="float" office:value="-0.000841797406357" calcext:value-type="float">
            <text:p>-0.000841797406357</text:p>
          </table:table-cell>
          <table:table-cell office:value-type="float" office:value="-0.000953922281626" calcext:value-type="float">
            <text:p>-0.000953922281626</text:p>
          </table:table-cell>
        </table:table-row>
        <table:table-row table:style-name="ro3">
          <table:table-cell office:value-type="float" office:value="-0.00094296856496" calcext:value-type="float">
            <text:p>-0.00094296856496</text:p>
          </table:table-cell>
          <table:table-cell office:value-type="float" office:value="-0.000724057083133" calcext:value-type="float">
            <text:p>-0.000724057083133</text:p>
          </table:table-cell>
          <table:table-cell/>
          <table:table-cell office:value-type="float" office:value="-0.000943782511863" calcext:value-type="float">
            <text:p>-0.000943782511863</text:p>
          </table:table-cell>
          <table:table-cell office:value-type="float" office:value="-0.000777752725867" calcext:value-type="float">
            <text:p>-0.000777752725867</text:p>
          </table:table-cell>
          <table:table-cell/>
          <table:table-cell office:value-type="float" office:value="-0.000931218334463" calcext:value-type="float">
            <text:p>-0.000931218334463</text:p>
          </table:table-cell>
          <table:table-cell office:value-type="float" office:value="-0.000762506902742" calcext:value-type="float">
            <text:p>-0.000762506902742</text:p>
          </table:table-cell>
          <table:table-cell/>
          <table:table-cell office:value-type="float" office:value="-0.000942935365162" calcext:value-type="float">
            <text:p>-0.000942935365162</text:p>
          </table:table-cell>
          <table:table-cell office:value-type="float" office:value="-0.000840336919094" calcext:value-type="float">
            <text:p>-0.000840336919094</text:p>
          </table:table-cell>
          <table:table-cell office:value-type="float" office:value="-0.000968994983641" calcext:value-type="float">
            <text:p>-0.000968994983641</text:p>
          </table:table-cell>
        </table:table-row>
        <table:table-row table:style-name="ro3">
          <table:table-cell office:value-type="float" office:value="-0.00097233263492" calcext:value-type="float">
            <text:p>-0.00097233263492</text:p>
          </table:table-cell>
          <table:table-cell office:value-type="float" office:value="-0.00114786756997" calcext:value-type="float">
            <text:p>-0.00114786756997</text:p>
          </table:table-cell>
          <table:table-cell/>
          <table:table-cell office:value-type="float" office:value="-0.000940647446981" calcext:value-type="float">
            <text:p>-0.000940647446981</text:p>
          </table:table-cell>
          <table:table-cell office:value-type="float" office:value="-0.000777317971918" calcext:value-type="float">
            <text:p>-0.000777317971918</text:p>
          </table:table-cell>
          <table:table-cell/>
          <table:table-cell office:value-type="float" office:value="-0.000963411594" calcext:value-type="float">
            <text:p>-0.000963411594</text:p>
          </table:table-cell>
          <table:table-cell office:value-type="float" office:value="-0.000762265934949" calcext:value-type="float">
            <text:p>-0.000762265934949</text:p>
          </table:table-cell>
          <table:table-cell/>
          <table:table-cell office:value-type="float" office:value="-0.000936732725808" calcext:value-type="float">
            <text:p>-0.000936732725808</text:p>
          </table:table-cell>
          <table:table-cell office:value-type="float" office:value="-0.000838800659208" calcext:value-type="float">
            <text:p>-0.000838800659208</text:p>
          </table:table-cell>
          <table:table-cell office:value-type="float" office:value="-0.000950278364533" calcext:value-type="float">
            <text:p>-0.000950278364533</text:p>
          </table:table-cell>
        </table:table-row>
        <table:table-row table:style-name="ro3">
          <table:table-cell office:value-type="float" office:value="-0.00098023811997" calcext:value-type="float">
            <text:p>-0.00098023811997</text:p>
          </table:table-cell>
          <table:table-cell office:value-type="float" office:value="-0.000808620038935" calcext:value-type="float">
            <text:p>-0.000808620038935</text:p>
          </table:table-cell>
          <table:table-cell/>
          <table:table-cell office:value-type="float" office:value="-0.000930442410949" calcext:value-type="float">
            <text:p>-0.000930442410949</text:p>
          </table:table-cell>
          <table:table-cell office:value-type="float" office:value="-0.000776891743572" calcext:value-type="float">
            <text:p>-0.000776891743572</text:p>
          </table:table-cell>
          <table:table-cell/>
          <table:table-cell office:value-type="float" office:value="-0.000930381663659" calcext:value-type="float">
            <text:p>-0.000930381663659</text:p>
          </table:table-cell>
          <table:table-cell office:value-type="float" office:value="-0.000762166271715" calcext:value-type="float">
            <text:p>-0.000762166271715</text:p>
          </table:table-cell>
          <table:table-cell/>
          <table:table-cell office:value-type="float" office:value="-0.000942635684021" calcext:value-type="float">
            <text:p>-0.000942635684021</text:p>
          </table:table-cell>
          <table:table-cell office:value-type="float" office:value="-0.000837223202151" calcext:value-type="float">
            <text:p>-0.000837223202151</text:p>
          </table:table-cell>
          <table:table-cell office:value-type="float" office:value="-0.000940857134026" calcext:value-type="float">
            <text:p>-0.000940857134026</text:p>
          </table:table-cell>
        </table:table-row>
        <table:table-row table:style-name="ro3">
          <table:table-cell office:value-type="float" office:value="-0.000923965661261" calcext:value-type="float">
            <text:p>-0.000923965661261</text:p>
          </table:table-cell>
          <table:table-cell office:value-type="float" office:value="-0.000983834283968" calcext:value-type="float">
            <text:p>-0.000983834283968</text:p>
          </table:table-cell>
          <table:table-cell/>
          <table:table-cell office:value-type="float" office:value="-0.000939973409402" calcext:value-type="float">
            <text:p>-0.000939973409402</text:p>
          </table:table-cell>
          <table:table-cell office:value-type="float" office:value="-0.000776463629185" calcext:value-type="float">
            <text:p>-0.000776463629185</text:p>
          </table:table-cell>
          <table:table-cell/>
          <table:table-cell office:value-type="float" office:value="-0.000956934146579" calcext:value-type="float">
            <text:p>-0.000956934146579</text:p>
          </table:table-cell>
          <table:table-cell office:value-type="float" office:value="-0.000761831708186" calcext:value-type="float">
            <text:p>-0.000761831708186</text:p>
          </table:table-cell>
          <table:table-cell/>
          <table:table-cell office:value-type="float" office:value="-0.00092582013824" calcext:value-type="float">
            <text:p>-0.00092582013824</text:p>
          </table:table-cell>
          <table:table-cell office:value-type="float" office:value="-0.000835780595587" calcext:value-type="float">
            <text:p>-0.000835780595587</text:p>
          </table:table-cell>
          <table:table-cell office:value-type="float" office:value="-0.000951267372791" calcext:value-type="float">
            <text:p>-0.000951267372791</text:p>
          </table:table-cell>
        </table:table-row>
        <table:table-row table:style-name="ro3">
          <table:table-cell office:value-type="float" office:value="-0.000968075333841" calcext:value-type="float">
            <text:p>-0.000968075333841</text:p>
          </table:table-cell>
          <table:table-cell office:value-type="float" office:value="-0.000896456326425" calcext:value-type="float">
            <text:p>-0.000896456326425</text:p>
          </table:table-cell>
          <table:table-cell/>
          <table:table-cell office:value-type="float" office:value="-0.000924637133567" calcext:value-type="float">
            <text:p>-0.000924637133567</text:p>
          </table:table-cell>
          <table:table-cell office:value-type="float" office:value="-0.000776051691336" calcext:value-type="float">
            <text:p>-0.000776051691336</text:p>
          </table:table-cell>
          <table:table-cell/>
          <table:table-cell office:value-type="float" office:value="-0.000934588257222" calcext:value-type="float">
            <text:p>-0.000934588257222</text:p>
          </table:table-cell>
          <table:table-cell office:value-type="float" office:value="-0.000761728076586" calcext:value-type="float">
            <text:p>-0.000761728076586</text:p>
          </table:table-cell>
          <table:table-cell/>
          <table:table-cell office:value-type="float" office:value="-0.000937720572434" calcext:value-type="float">
            <text:p>-0.000937720572434</text:p>
          </table:table-cell>
          <table:table-cell office:value-type="float" office:value="-0.000834235346758" calcext:value-type="float">
            <text:p>-0.000834235346758</text:p>
          </table:table-cell>
          <table:table-cell office:value-type="float" office:value="-0.000929002156717" calcext:value-type="float">
            <text:p>-0.000929002156717</text:p>
          </table:table-cell>
        </table:table-row>
        <table:table-row table:style-name="ro3">
          <table:table-cell office:value-type="float" office:value="-0.000913000046969" calcext:value-type="float">
            <text:p>-0.000913000046969</text:p>
          </table:table-cell>
          <table:table-cell office:value-type="float" office:value="-0.000950713881437" calcext:value-type="float">
            <text:p>-0.000950713881437</text:p>
          </table:table-cell>
          <table:table-cell/>
          <table:table-cell office:value-type="float" office:value="-0.000935099890011" calcext:value-type="float">
            <text:p>-0.000935099890011</text:p>
          </table:table-cell>
          <table:table-cell office:value-type="float" office:value="-0.000775646623005" calcext:value-type="float">
            <text:p>-0.000775646623005</text:p>
          </table:table-cell>
          <table:table-cell/>
          <table:table-cell office:value-type="float" office:value="-0.000940549705183" calcext:value-type="float">
            <text:p>-0.000940549705183</text:p>
          </table:table-cell>
          <table:table-cell office:value-type="float" office:value="-0.000761497381218" calcext:value-type="float">
            <text:p>-0.000761497381218</text:p>
          </table:table-cell>
          <table:table-cell/>
          <table:table-cell office:value-type="float" office:value="-0.000919313661935" calcext:value-type="float">
            <text:p>-0.000919313661935</text:p>
          </table:table-cell>
          <table:table-cell office:value-type="float" office:value="-0.000832853725232" calcext:value-type="float">
            <text:p>-0.000832853725232</text:p>
          </table:table-cell>
          <table:table-cell office:value-type="float" office:value="-0.000947103590342" calcext:value-type="float">
            <text:p>-0.000947103590342</text:p>
          </table:table-cell>
        </table:table-row>
        <table:table-row table:style-name="ro3">
          <table:table-cell office:value-type="float" office:value="-0.000956253298266" calcext:value-type="float">
            <text:p>-0.000956253298266</text:p>
          </table:table-cell>
          <table:table-cell office:value-type="float" office:value="-0.000956282445721" calcext:value-type="float">
            <text:p>-0.000956282445721</text:p>
          </table:table-cell>
          <table:table-cell/>
          <table:table-cell office:value-type="float" office:value="-0.000918237786459" calcext:value-type="float">
            <text:p>-0.000918237786459</text:p>
          </table:table-cell>
          <table:table-cell office:value-type="float" office:value="-0.000775255808458" calcext:value-type="float">
            <text:p>-0.000775255808458</text:p>
          </table:table-cell>
          <table:table-cell/>
          <table:table-cell office:value-type="float" office:value="-0.0009354867866" calcext:value-type="float">
            <text:p>-0.0009354867866</text:p>
          </table:table-cell>
          <table:table-cell office:value-type="float" office:value="-0.000761455491576" calcext:value-type="float">
            <text:p>-0.000761455491576</text:p>
          </table:table-cell>
          <table:table-cell/>
          <table:table-cell office:value-type="float" office:value="-0.000929836392006" calcext:value-type="float">
            <text:p>-0.000929836392006</text:p>
          </table:table-cell>
          <table:table-cell office:value-type="float" office:value="-0.000831302876952" calcext:value-type="float">
            <text:p>-0.000831302876952</text:p>
          </table:table-cell>
          <table:table-cell office:value-type="float" office:value="-0.000922734441898" calcext:value-type="float">
            <text:p>-0.000922734441898</text:p>
          </table:table-cell>
        </table:table-row>
        <table:table-row table:style-name="ro3">
          <table:table-cell office:value-type="float" office:value="-0.000915846293463" calcext:value-type="float">
            <text:p>-0.000915846293463</text:p>
          </table:table-cell>
          <table:table-cell office:value-type="float" office:value="-0.000868722233845" calcext:value-type="float">
            <text:p>-0.000868722233845</text:p>
          </table:table-cell>
          <table:table-cell/>
          <table:table-cell office:value-type="float" office:value="-0.000927493881054" calcext:value-type="float">
            <text:p>-0.000927493881054</text:p>
          </table:table-cell>
          <table:table-cell office:value-type="float" office:value="-0.000774864819151" calcext:value-type="float">
            <text:p>-0.000774864819151</text:p>
          </table:table-cell>
          <table:table-cell/>
          <table:table-cell office:value-type="float" office:value="-0.000927883679909" calcext:value-type="float">
            <text:p>-0.000927883679909</text:p>
          </table:table-cell>
          <table:table-cell office:value-type="float" office:value="-0.000761176164565" calcext:value-type="float">
            <text:p>-0.000761176164565</text:p>
          </table:table-cell>
          <table:table-cell/>
          <table:table-cell office:value-type="float" office:value="-0.000915304003797" calcext:value-type="float">
            <text:p>-0.000915304003797</text:p>
          </table:table-cell>
          <table:table-cell office:value-type="float" office:value="-0.000829969053036" calcext:value-type="float">
            <text:p>-0.000829969053036</text:p>
          </table:table-cell>
          <table:table-cell office:value-type="float" office:value="-0.000929946059918" calcext:value-type="float">
            <text:p>-0.000929946059918</text:p>
          </table:table-cell>
        </table:table-row>
        <table:table-row table:style-name="ro3">
          <table:table-cell office:value-type="float" office:value="-0.000944284649758" calcext:value-type="float">
            <text:p>-0.000944284649758</text:p>
          </table:table-cell>
          <table:table-cell office:value-type="float" office:value="-0.000996318531625" calcext:value-type="float">
            <text:p>-0.000996318531625</text:p>
          </table:table-cell>
          <table:table-cell/>
          <table:table-cell office:value-type="float" office:value="-0.000913896501313" calcext:value-type="float">
            <text:p>-0.000913896501313</text:p>
          </table:table-cell>
          <table:table-cell office:value-type="float" office:value="-0.000774479146591" calcext:value-type="float">
            <text:p>-0.000774479146591</text:p>
          </table:table-cell>
          <table:table-cell/>
          <table:table-cell office:value-type="float" office:value="-0.000926238194571" calcext:value-type="float">
            <text:p>-0.000926238194571</text:p>
          </table:table-cell>
          <table:table-cell office:value-type="float" office:value="-0.00076104681802" calcext:value-type="float">
            <text:p>-0.00076104681802</text:p>
          </table:table-cell>
          <table:table-cell/>
          <table:table-cell office:value-type="float" office:value="-0.000919314467595" calcext:value-type="float">
            <text:p>-0.000919314467595</text:p>
          </table:table-cell>
          <table:table-cell office:value-type="float" office:value="-0.000828616238428" calcext:value-type="float">
            <text:p>-0.000828616238428</text:p>
          </table:table-cell>
          <table:table-cell office:value-type="float" office:value="-0.000921497784406" calcext:value-type="float">
            <text:p>-0.000921497784406</text:p>
          </table:table-cell>
        </table:table-row>
        <table:table-row table:style-name="ro3">
          <table:table-cell office:value-type="float" office:value="-0.000911408184932" calcext:value-type="float">
            <text:p>-0.000911408184932</text:p>
          </table:table-cell>
          <table:table-cell office:value-type="float" office:value="-0.000874409017406" calcext:value-type="float">
            <text:p>-0.000874409017406</text:p>
          </table:table-cell>
          <table:table-cell/>
          <table:table-cell office:value-type="float" office:value="-0.000918877683157" calcext:value-type="float">
            <text:p>-0.000918877683157</text:p>
          </table:table-cell>
          <table:table-cell office:value-type="float" office:value="-0.000774101111851" calcext:value-type="float">
            <text:p>-0.000774101111851</text:p>
          </table:table-cell>
          <table:table-cell/>
          <table:table-cell office:value-type="float" office:value="-0.000918237786459" calcext:value-type="float">
            <text:p>-0.000918237786459</text:p>
          </table:table-cell>
          <table:table-cell office:value-type="float" office:value="-0.000760884603883" calcext:value-type="float">
            <text:p>-0.000760884603883</text:p>
          </table:table-cell>
          <table:table-cell/>
          <table:table-cell office:value-type="float" office:value="-0.000912046616198" calcext:value-type="float">
            <text:p>-0.000912046616198</text:p>
          </table:table-cell>
          <table:table-cell office:value-type="float" office:value="-0.000827296656659" calcext:value-type="float">
            <text:p>-0.000827296656659</text:p>
          </table:table-cell>
          <table:table-cell office:value-type="float" office:value="-0.000924947666876" calcext:value-type="float">
            <text:p>-0.000924947666876</text:p>
          </table:table-cell>
        </table:table-row>
        <table:table-row table:style-name="ro3">
          <table:table-cell office:value-type="float" office:value="-0.000932719564471" calcext:value-type="float">
            <text:p>-0.000932719564471</text:p>
          </table:table-cell>
          <table:table-cell office:value-type="float" office:value="-0.000947576631612" calcext:value-type="float">
            <text:p>-0.000947576631612</text:p>
          </table:table-cell>
          <table:table-cell/>
          <table:table-cell office:value-type="float" office:value="-0.00091044739939" calcext:value-type="float">
            <text:p>-0.00091044739939</text:p>
          </table:table-cell>
          <table:table-cell office:value-type="float" office:value="-0.000773728729474" calcext:value-type="float">
            <text:p>-0.000773728729474</text:p>
          </table:table-cell>
          <table:table-cell/>
          <table:table-cell office:value-type="float" office:value="-0.000926766286797" calcext:value-type="float">
            <text:p>-0.000926766286797</text:p>
          </table:table-cell>
          <table:table-cell office:value-type="float" office:value="-0.000760677679194" calcext:value-type="float">
            <text:p>-0.000760677679194</text:p>
          </table:table-cell>
          <table:table-cell/>
          <table:table-cell office:value-type="float" office:value="-0.000912285233845" calcext:value-type="float">
            <text:p>-0.000912285233845</text:p>
          </table:table-cell>
          <table:table-cell office:value-type="float" office:value="-0.000825961999231" calcext:value-type="float">
            <text:p>-0.000825961999231</text:p>
          </table:table-cell>
          <table:table-cell office:value-type="float" office:value="-0.000921520116739" calcext:value-type="float">
            <text:p>-0.000921520116739</text:p>
          </table:table-cell>
        </table:table-row>
        <table:table-row table:style-name="ro3">
          <table:table-cell office:value-type="float" office:value="-0.000917177352463" calcext:value-type="float">
            <text:p>-0.000917177352463</text:p>
          </table:table-cell>
          <table:table-cell office:value-type="float" office:value="-0.000913310672322" calcext:value-type="float">
            <text:p>-0.000913310672322</text:p>
          </table:table-cell>
          <table:table-cell/>
          <table:table-cell office:value-type="float" office:value="-0.000908002641392" calcext:value-type="float">
            <text:p>-0.000908002641392</text:p>
          </table:table-cell>
          <table:table-cell office:value-type="float" office:value="-0.000773355703577" calcext:value-type="float">
            <text:p>-0.000773355703577</text:p>
          </table:table-cell>
          <table:table-cell/>
          <table:table-cell office:value-type="float" office:value="-0.000913896501313" calcext:value-type="float">
            <text:p>-0.000913896501313</text:p>
          </table:table-cell>
          <table:table-cell office:value-type="float" office:value="-0.000760660099123" calcext:value-type="float">
            <text:p>-0.000760660099123</text:p>
          </table:table-cell>
          <table:table-cell/>
          <table:table-cell office:value-type="float" office:value="-0.000909753666091" calcext:value-type="float">
            <text:p>-0.000909753666091</text:p>
          </table:table-cell>
          <table:table-cell office:value-type="float" office:value="-0.00082465041279" calcext:value-type="float">
            <text:p>-0.00082465041279</text:p>
          </table:table-cell>
          <table:table-cell office:value-type="float" office:value="-0.000912608540355" calcext:value-type="float">
            <text:p>-0.000912608540355</text:p>
          </table:table-cell>
        </table:table-row>
        <table:table-row table:style-name="ro3">
          <table:table-cell office:value-type="float" office:value="-0.000915348071572" calcext:value-type="float">
            <text:p>-0.000915348071572</text:p>
          </table:table-cell>
          <table:table-cell office:value-type="float" office:value="-0.00095548304389" calcext:value-type="float">
            <text:p>-0.00095548304389</text:p>
          </table:table-cell>
          <table:table-cell/>
          <table:table-cell office:value-type="float" office:value="-0.000906708845726" calcext:value-type="float">
            <text:p>-0.000906708845726</text:p>
          </table:table-cell>
          <table:table-cell office:value-type="float" office:value="-0.000772996170916" calcext:value-type="float">
            <text:p>-0.000772996170916</text:p>
          </table:table-cell>
          <table:table-cell/>
          <table:table-cell office:value-type="float" office:value="-0.000918877683157" calcext:value-type="float">
            <text:p>-0.000918877683157</text:p>
          </table:table-cell>
          <table:table-cell office:value-type="float" office:value="-0.000760314396421" calcext:value-type="float">
            <text:p>-0.000760314396421</text:p>
          </table:table-cell>
          <table:table-cell/>
          <table:table-cell office:value-type="float" office:value="-0.000905857987801" calcext:value-type="float">
            <text:p>-0.000905857987801</text:p>
          </table:table-cell>
          <table:table-cell office:value-type="float" office:value="-0.000823401114364" calcext:value-type="float">
            <text:p>-0.000823401114364</text:p>
          </table:table-cell>
          <table:table-cell office:value-type="float" office:value="-0.000917585832378" calcext:value-type="float">
            <text:p>-0.000917585832378</text:p>
          </table:table-cell>
        </table:table-row>
        <table:table-row table:style-name="ro3">
          <table:table-cell office:value-type="float" office:value="-0.000919441801022" calcext:value-type="float">
            <text:p>-0.000919441801022</text:p>
          </table:table-cell>
          <table:table-cell office:value-type="float" office:value="-0.000900341140342" calcext:value-type="float">
            <text:p>-0.000900341140342</text:p>
          </table:table-cell>
          <table:table-cell/>
          <table:table-cell office:value-type="float" office:value="-0.000903288296897" calcext:value-type="float">
            <text:p>-0.000903288296897</text:p>
          </table:table-cell>
          <table:table-cell office:value-type="float" office:value="-0.000772642275562" calcext:value-type="float">
            <text:p>-0.000772642275562</text:p>
          </table:table-cell>
          <table:table-cell/>
          <table:table-cell office:value-type="float" office:value="-0.00091044739939" calcext:value-type="float">
            <text:p>-0.00091044739939</text:p>
          </table:table-cell>
          <table:table-cell office:value-type="float" office:value="-0.000760329273511" calcext:value-type="float">
            <text:p>-0.000760329273511</text:p>
          </table:table-cell>
          <table:table-cell/>
          <table:table-cell office:value-type="float" office:value="-0.000904006537628" calcext:value-type="float">
            <text:p>-0.000904006537628</text:p>
          </table:table-cell>
          <table:table-cell office:value-type="float" office:value="-0.000822102701045" calcext:value-type="float">
            <text:p>-0.000822102701045</text:p>
          </table:table-cell>
          <table:table-cell office:value-type="float" office:value="-0.000907819886637" calcext:value-type="float">
            <text:p>-0.000907819886637</text:p>
          </table:table-cell>
        </table:table-row>
        <table:table-row table:style-name="ro3">
          <table:table-cell office:value-type="float" office:value="-0.000905875072277" calcext:value-type="float">
            <text:p>-0.000905875072277</text:p>
          </table:table-cell>
          <table:table-cell office:value-type="float" office:value="-0.000927504700584" calcext:value-type="float">
            <text:p>-0.000927504700584</text:p>
          </table:table-cell>
          <table:table-cell/>
          <table:table-cell office:value-type="float" office:value="-0.000902274477435" calcext:value-type="float">
            <text:p>-0.000902274477435</text:p>
          </table:table-cell>
          <table:table-cell office:value-type="float" office:value="-0.000772295212832" calcext:value-type="float">
            <text:p>-0.000772295212832</text:p>
          </table:table-cell>
          <table:table-cell/>
          <table:table-cell office:value-type="float" office:value="-0.000910576730275" calcext:value-type="float">
            <text:p>-0.000910576730275</text:p>
          </table:table-cell>
          <table:table-cell office:value-type="float" office:value="-0.000760062984268" calcext:value-type="float">
            <text:p>-0.000760062984268</text:p>
          </table:table-cell>
          <table:table-cell/>
          <table:table-cell office:value-type="float" office:value="-0.000898559659991" calcext:value-type="float">
            <text:p>-0.000898559659991</text:p>
          </table:table-cell>
          <table:table-cell office:value-type="float" office:value="-0.000820902075287" calcext:value-type="float">
            <text:p>-0.000820902075287</text:p>
          </table:table-cell>
          <table:table-cell office:value-type="float" office:value="-0.000909910476267" calcext:value-type="float">
            <text:p>-0.000909910476267</text:p>
          </table:table-cell>
        </table:table-row>
        <table:table-row table:style-name="ro3">
          <table:table-cell office:value-type="float" office:value="-0.000912525307696" calcext:value-type="float">
            <text:p>-0.000912525307696</text:p>
          </table:table-cell>
          <table:table-cell office:value-type="float" office:value="-0.000884829004717" calcext:value-type="float">
            <text:p>-0.000884829004717</text:p>
          </table:table-cell>
          <table:table-cell/>
          <table:table-cell office:value-type="float" office:value="-0.000897143042096" calcext:value-type="float">
            <text:p>-0.000897143042096</text:p>
          </table:table-cell>
          <table:table-cell office:value-type="float" office:value="-0.000771959563879" calcext:value-type="float">
            <text:p>-0.000771959563879</text:p>
          </table:table-cell>
          <table:table-cell/>
          <table:table-cell office:value-type="float" office:value="-0.000905496731196" calcext:value-type="float">
            <text:p>-0.000905496731196</text:p>
          </table:table-cell>
          <table:table-cell office:value-type="float" office:value="-0.000759993189142" calcext:value-type="float">
            <text:p>-0.000759993189142</text:p>
          </table:table-cell>
          <table:table-cell/>
          <table:table-cell office:value-type="float" office:value="-0.000898867850038" calcext:value-type="float">
            <text:p>-0.000898867850038</text:p>
          </table:table-cell>
          <table:table-cell office:value-type="float" office:value="-0.000819690731346" calcext:value-type="float">
            <text:p>-0.000819690731346</text:p>
          </table:table-cell>
          <table:table-cell office:value-type="float" office:value="-0.000903914934344" calcext:value-type="float">
            <text:p>-0.000903914934344</text:p>
          </table:table-cell>
        </table:table-row>
        <table:table-row table:style-name="ro3">
          <table:table-cell office:value-type="float" office:value="-0.000899616350699" calcext:value-type="float">
            <text:p>-0.000899616350699</text:p>
          </table:table-cell>
          <table:table-cell office:value-type="float" office:value="-0.000925767778966" calcext:value-type="float">
            <text:p>-0.000925767778966</text:p>
          </table:table-cell>
          <table:table-cell/>
          <table:table-cell office:value-type="float" office:value="-0.000897194922553" calcext:value-type="float">
            <text:p>-0.000897194922553</text:p>
          </table:table-cell>
          <table:table-cell office:value-type="float" office:value="-0.000771623871461" calcext:value-type="float">
            <text:p>-0.000771623871461</text:p>
          </table:table-cell>
          <table:table-cell/>
          <table:table-cell office:value-type="float" office:value="-0.000905143617702" calcext:value-type="float">
            <text:p>-0.000905143617702</text:p>
          </table:table-cell>
          <table:table-cell office:value-type="float" office:value="-0.000759883229819" calcext:value-type="float">
            <text:p>-0.000759883229819</text:p>
          </table:table-cell>
          <table:table-cell/>
          <table:table-cell office:value-type="float" office:value="-0.000893306454094" calcext:value-type="float">
            <text:p>-0.000893306454094</text:p>
          </table:table-cell>
          <table:table-cell office:value-type="float" office:value="-0.000818519857736" calcext:value-type="float">
            <text:p>-0.000818519857736</text:p>
          </table:table-cell>
          <table:table-cell office:value-type="float" office:value="-0.000902659628233" calcext:value-type="float">
            <text:p>-0.000902659628233</text:p>
          </table:table-cell>
        </table:table-row>
        <table:table-row table:style-name="ro3">
          <table:table-cell office:value-type="float" office:value="-0.000906412388384" calcext:value-type="float">
            <text:p>-0.000906412388384</text:p>
          </table:table-cell>
          <table:table-cell office:value-type="float" office:value="-0.000914784226831" calcext:value-type="float">
            <text:p>-0.000914784226831</text:p>
          </table:table-cell>
          <table:table-cell/>
          <table:table-cell office:value-type="float" office:value="-0.000891923449045" calcext:value-type="float">
            <text:p>-0.000891923449045</text:p>
          </table:table-cell>
          <table:table-cell office:value-type="float" office:value="-0.000771293019781" calcext:value-type="float">
            <text:p>-0.000771293019781</text:p>
          </table:table-cell>
          <table:table-cell/>
          <table:table-cell office:value-type="float" office:value="-0.000901391684236" calcext:value-type="float">
            <text:p>-0.000901391684236</text:p>
          </table:table-cell>
          <table:table-cell office:value-type="float" office:value="-0.000759577525972" calcext:value-type="float">
            <text:p>-0.000759577525972</text:p>
          </table:table-cell>
          <table:table-cell/>
          <table:table-cell office:value-type="float" office:value="-0.000893335729893" calcext:value-type="float">
            <text:p>-0.000893335729893</text:p>
          </table:table-cell>
          <table:table-cell office:value-type="float" office:value="-0.000817327561247" calcext:value-type="float">
            <text:p>-0.000817327561247</text:p>
          </table:table-cell>
          <table:table-cell office:value-type="float" office:value="-0.000899756242282" calcext:value-type="float">
            <text:p>-0.000899756242282</text:p>
          </table:table-cell>
        </table:table-row>
        <table:table-row table:style-name="ro3">
          <table:table-cell office:value-type="float" office:value="-0.00089537975467" calcext:value-type="float">
            <text:p>-0.00089537975467</text:p>
          </table:table-cell>
          <table:table-cell office:value-type="float" office:value="-0.000887530350532" calcext:value-type="float">
            <text:p>-0.000887530350532</text:p>
          </table:table-cell>
          <table:table-cell/>
          <table:table-cell office:value-type="float" office:value="-0.000891763031149" calcext:value-type="float">
            <text:p>-0.000891763031149</text:p>
          </table:table-cell>
          <table:table-cell office:value-type="float" office:value="-0.000770967916962" calcext:value-type="float">
            <text:p>-0.000770967916962</text:p>
          </table:table-cell>
          <table:table-cell/>
          <table:table-cell office:value-type="float" office:value="-0.000898384887277" calcext:value-type="float">
            <text:p>-0.000898384887277</text:p>
          </table:table-cell>
          <table:table-cell office:value-type="float" office:value="-0.00075959300599" calcext:value-type="float">
            <text:p>-0.00075959300599</text:p>
          </table:table-cell>
          <table:table-cell/>
          <table:table-cell office:value-type="float" office:value="-0.000888660996235" calcext:value-type="float">
            <text:p>-0.000888660996235</text:p>
          </table:table-cell>
          <table:table-cell office:value-type="float" office:value="-0.000816198476453" calcext:value-type="float">
            <text:p>-0.000816198476453</text:p>
          </table:table-cell>
          <table:table-cell office:value-type="float" office:value="-0.000896244058657" calcext:value-type="float">
            <text:p>-0.000896244058657</text:p>
          </table:table-cell>
        </table:table-row>
        <table:table-row table:style-name="ro3">
          <table:table-cell office:value-type="float" office:value="-0.0008997553422" calcext:value-type="float">
            <text:p>-0.0008997553422</text:p>
          </table:table-cell>
          <table:table-cell office:value-type="float" office:value="-0.000910319341882" calcext:value-type="float">
            <text:p>-0.000910319341882</text:p>
          </table:table-cell>
          <table:table-cell/>
          <table:table-cell office:value-type="float" office:value="-0.000887283173077" calcext:value-type="float">
            <text:p>-0.000887283173077</text:p>
          </table:table-cell>
          <table:table-cell office:value-type="float" office:value="-0.000770642098427" calcext:value-type="float">
            <text:p>-0.000770642098427</text:p>
          </table:table-cell>
          <table:table-cell/>
          <table:table-cell office:value-type="float" office:value="-0.000896124398869" calcext:value-type="float">
            <text:p>-0.000896124398869</text:p>
          </table:table-cell>
          <table:table-cell office:value-type="float" office:value="-0.0441723467728" calcext:value-type="float">
            <text:p>-0.0441723467728</text:p>
          </table:table-cell>
          <table:table-cell/>
          <table:table-cell office:value-type="float" office:value="-0.000887918086946" calcext:value-type="float">
            <text:p>-0.000887918086946</text:p>
          </table:table-cell>
          <table:table-cell office:value-type="float" office:value="-0.000815117399542" calcext:value-type="float">
            <text:p>-0.000815117399542</text:p>
          </table:table-cell>
          <table:table-cell office:value-type="float" office:value="-0.00089512974853" calcext:value-type="float">
            <text:p>-0.00089512974853</text:p>
          </table:table-cell>
        </table:table-row>
        <table:table-row table:style-name="ro3">
          <table:table-cell office:value-type="float" office:value="-0.000891949792358" calcext:value-type="float">
            <text:p>-0.000891949792358</text:p>
          </table:table-cell>
          <table:table-cell office:value-type="float" office:value="-0.000884722708694" calcext:value-type="float">
            <text:p>-0.000884722708694</text:p>
          </table:table-cell>
          <table:table-cell/>
          <table:table-cell office:value-type="float" office:value="-0.000886065661948" calcext:value-type="float">
            <text:p>-0.000886065661948</text:p>
          </table:table-cell>
          <table:table-cell office:value-type="float" office:value="-0.000770327528343" calcext:value-type="float">
            <text:p>-0.000770327528343</text:p>
          </table:table-cell>
          <table:table-cell/>
          <table:table-cell office:value-type="float" office:value="-0.000892413571988" calcext:value-type="float">
            <text:p>-0.000892413571988</text:p>
          </table:table-cell>
          <table:table-cell office:value-type="float" office:value="-0.732213486367" calcext:value-type="float">
            <text:p>-0.732213486367</text:p>
          </table:table-cell>
          <table:table-cell/>
          <table:table-cell office:value-type="float" office:value="-0.00088428468073" calcext:value-type="float">
            <text:p>-0.00088428468073</text:p>
          </table:table-cell>
          <table:table-cell office:value-type="float" office:value="-0.000814025481379" calcext:value-type="float">
            <text:p>-0.000814025481379</text:p>
          </table:table-cell>
          <table:table-cell office:value-type="float" office:value="-0.000890685590832" calcext:value-type="float">
            <text:p>-0.000890685590832</text:p>
          </table:table-cell>
        </table:table-row>
        <table:table-row table:style-name="ro3">
          <table:table-cell office:value-type="float" office:value="-0.000891348729215" calcext:value-type="float">
            <text:p>-0.000891348729215</text:p>
          </table:table-cell>
          <table:table-cell office:value-type="float" office:value="-0.000901952633621" calcext:value-type="float">
            <text:p>-0.000901952633621</text:p>
          </table:table-cell>
          <table:table-cell/>
          <table:table-cell office:value-type="float" office:value="-0.000883917154987" calcext:value-type="float">
            <text:p>-0.000883917154987</text:p>
          </table:table-cell>
          <table:table-cell office:value-type="float" office:value="-0.000770019044028" calcext:value-type="float">
            <text:p>-0.000770019044028</text:p>
          </table:table-cell>
          <table:table-cell/>
          <table:table-cell office:value-type="float" office:value="-0.000891679572081" calcext:value-type="float">
            <text:p>-0.000891679572081</text:p>
          </table:table-cell>
          <table:table-cell office:value-type="float" office:value="2.85395400086" calcext:value-type="float">
            <text:p>2.85395400086</text:p>
          </table:table-cell>
          <table:table-cell/>
          <table:table-cell office:value-type="float" office:value="-0.000882196051894" calcext:value-type="float">
            <text:p>-0.000882196051894</text:p>
          </table:table-cell>
          <table:table-cell office:value-type="float" office:value="-4.49663566368" calcext:value-type="float">
            <text:p>-4.49663566368</text:p>
          </table:table-cell>
          <table:table-cell office:value-type="float" office:value="-0.000890124963728" calcext:value-type="float">
            <text:p>-0.000890124963728</text:p>
          </table:table-cell>
        </table:table-row>
        <table:table-row table:style-name="ro3">
          <table:table-cell office:value-type="float" office:value="-0.000888472186638" calcext:value-type="float">
            <text:p>-0.000888472186638</text:p>
          </table:table-cell>
          <table:table-cell office:value-type="float" office:value="-0.000883003702183" calcext:value-type="float">
            <text:p>-0.000883003702183</text:p>
          </table:table-cell>
          <table:table-cell/>
          <table:table-cell office:value-type="float" office:value="-0.000880653676413" calcext:value-type="float">
            <text:p>-0.000880653676413</text:p>
          </table:table-cell>
          <table:table-cell office:value-type="float" office:value="-0.000769714465889" calcext:value-type="float">
            <text:p>-0.000769714465889</text:p>
          </table:table-cell>
          <table:table-cell/>
          <table:table-cell office:value-type="float" office:value="-0.000887378010221" calcext:value-type="float">
            <text:p>-0.000887378010221</text:p>
          </table:table-cell>
          <table:table-cell office:value-type="float" office:value="-0.0646573872834" calcext:value-type="float">
            <text:p>-0.0646573872834</text:p>
          </table:table-cell>
          <table:table-cell/>
          <table:table-cell office:value-type="float" office:value="-0.000879675126912" calcext:value-type="float">
            <text:p>-0.000879675126912</text:p>
          </table:table-cell>
          <table:table-cell office:value-type="float" office:value="-3.41117387581" calcext:value-type="float">
            <text:p>-3.41117387581</text:p>
          </table:table-cell>
          <table:table-cell office:value-type="float" office:value="-0.000885916527558" calcext:value-type="float">
            <text:p>-0.000885916527558</text:p>
          </table:table-cell>
        </table:table-row>
        <table:table-row table:style-name="ro3">
          <table:table-cell office:value-type="float" office:value="-0.000886779928583" calcext:value-type="float">
            <text:p>-0.000886779928583</text:p>
          </table:table-cell>
          <table:table-cell office:value-type="float" office:value="-0.000891865676511" calcext:value-type="float">
            <text:p>-0.000891865676511</text:p>
          </table:table-cell>
          <table:table-cell/>
          <table:table-cell office:value-type="float" office:value="-0.000878610666936" calcext:value-type="float">
            <text:p>-0.000878610666936</text:p>
          </table:table-cell>
          <table:table-cell office:value-type="float" office:value="-0.00076942786761" calcext:value-type="float">
            <text:p>-0.00076942786761</text:p>
          </table:table-cell>
          <table:table-cell/>
          <table:table-cell office:value-type="float" office:value="-0.000886238685416" calcext:value-type="float">
            <text:p>-0.000886238685416</text:p>
          </table:table-cell>
          <table:table-cell office:value-type="float" office:value="0.224640497945" calcext:value-type="float">
            <text:p>0.224640497945</text:p>
          </table:table-cell>
          <table:table-cell/>
          <table:table-cell office:value-type="float" office:value="-0.000877463230518" calcext:value-type="float">
            <text:p>-0.000877463230518</text:p>
          </table:table-cell>
          <table:table-cell office:value-type="float" office:value="5.58342187892" calcext:value-type="float">
            <text:p>5.58342187892</text:p>
          </table:table-cell>
          <table:table-cell office:value-type="float" office:value="-0.000884860541204" calcext:value-type="float">
            <text:p>-0.000884860541204</text:p>
          </table:table-cell>
        </table:table-row>
        <table:table-row table:style-name="ro3">
          <table:table-cell office:value-type="float" office:value="-0.000883839588196" calcext:value-type="float">
            <text:p>-0.000883839588196</text:p>
          </table:table-cell>
          <table:table-cell office:value-type="float" office:value="-0.000885220956997" calcext:value-type="float">
            <text:p>-0.000885220956997</text:p>
          </table:table-cell>
          <table:table-cell/>
          <table:table-cell office:value-type="float" office:value="-0.000875981413111" calcext:value-type="float">
            <text:p>-0.000875981413111</text:p>
          </table:table-cell>
          <table:table-cell office:value-type="float" office:value="-0.000769133717386" calcext:value-type="float">
            <text:p>-0.000769133717386</text:p>
          </table:table-cell>
          <table:table-cell/>
          <table:table-cell office:value-type="float" office:value="-0.00088264374811" calcext:value-type="float">
            <text:p>-0.00088264374811</text:p>
          </table:table-cell>
          <table:table-cell office:value-type="float" office:value="-0.0205799028946" calcext:value-type="float">
            <text:p>-0.0205799028946</text:p>
          </table:table-cell>
          <table:table-cell/>
          <table:table-cell office:value-type="float" office:value="-0.000875622860757" calcext:value-type="float">
            <text:p>-0.000875622860757</text:p>
          </table:table-cell>
          <table:table-cell office:value-type="float" office:value="-0.58323809965" calcext:value-type="float">
            <text:p>-0.58323809965</text:p>
          </table:table-cell>
          <table:table-cell office:value-type="float" office:value="-0.000881553024428" calcext:value-type="float">
            <text:p>-0.000881553024428</text:p>
          </table:table-cell>
        </table:table-row>
        <table:table-row table:style-name="ro3">
          <table:table-cell office:value-type="float" office:value="-0.000880602439828" calcext:value-type="float">
            <text:p>-0.000880602439828</text:p>
          </table:table-cell>
          <table:table-cell office:value-type="float" office:value="-0.000883012836754" calcext:value-type="float">
            <text:p>-0.000883012836754</text:p>
          </table:table-cell>
          <table:table-cell/>
          <table:table-cell office:value-type="float" office:value="-0.000874558585174" calcext:value-type="float">
            <text:p>-0.000874558585174</text:p>
          </table:table-cell>
          <table:table-cell office:value-type="float" office:value="-0.0007688497814" calcext:value-type="float">
            <text:p>-0.0007688497814</text:p>
          </table:table-cell>
          <table:table-cell/>
          <table:table-cell office:value-type="float" office:value="-0.000881255383446" calcext:value-type="float">
            <text:p>-0.000881255383446</text:p>
          </table:table-cell>
          <table:table-cell office:value-type="float" office:value="-0.023516082465" calcext:value-type="float">
            <text:p>-0.023516082465</text:p>
          </table:table-cell>
          <table:table-cell/>
          <table:table-cell office:value-type="float" office:value="-0.000872839149404" calcext:value-type="float">
            <text:p>-0.000872839149404</text:p>
          </table:table-cell>
          <table:table-cell office:value-type="float" office:value="-1.2506763001" calcext:value-type="float">
            <text:p>-1.2506763001</text:p>
          </table:table-cell>
          <table:table-cell office:value-type="float" office:value="-0.000879976850712" calcext:value-type="float">
            <text:p>-0.000879976850712</text:p>
          </table:table-cell>
        </table:table-row>
        <table:table-row table:style-name="ro3">
          <table:table-cell office:value-type="float" office:value="-0.000879768367472" calcext:value-type="float">
            <text:p>-0.000879768367472</text:p>
          </table:table-cell>
          <table:table-cell office:value-type="float" office:value="-0.000880982828891" calcext:value-type="float">
            <text:p>-0.000880982828891</text:p>
          </table:table-cell>
          <table:table-cell/>
          <table:table-cell office:value-type="float" office:value="-0.000871603524114" calcext:value-type="float">
            <text:p>-0.000871603524114</text:p>
          </table:table-cell>
          <table:table-cell office:value-type="float" office:value="-0.000768560130531" calcext:value-type="float">
            <text:p>-0.000768560130531</text:p>
          </table:table-cell>
          <table:table-cell/>
          <table:table-cell office:value-type="float" office:value="-0.00087834233026" calcext:value-type="float">
            <text:p>-0.00087834233026</text:p>
          </table:table-cell>
          <table:table-cell office:value-type="float" office:value="0.0108059726197" calcext:value-type="float">
            <text:p>0.0108059726197</text:p>
          </table:table-cell>
          <table:table-cell/>
          <table:table-cell office:value-type="float" office:value="-0.000871335999202" calcext:value-type="float">
            <text:p>-0.000871335999202</text:p>
          </table:table-cell>
          <table:table-cell office:value-type="float" office:value="0.824250906298" calcext:value-type="float">
            <text:p>0.824250906298</text:p>
          </table:table-cell>
          <table:table-cell office:value-type="float" office:value="-0.000877024529675" calcext:value-type="float">
            <text:p>-0.000877024529675</text:p>
          </table:table-cell>
        </table:table-row>
        <table:table-row table:style-name="ro3">
          <table:table-cell office:value-type="float" office:value="-0.00087591231706" calcext:value-type="float">
            <text:p>-0.00087591231706</text:p>
          </table:table-cell>
          <table:table-cell office:value-type="float" office:value="-0.00087597757361" calcext:value-type="float">
            <text:p>-0.00087597757361</text:p>
          </table:table-cell>
          <table:table-cell/>
          <table:table-cell office:value-type="float" office:value="-0.000870066824259" calcext:value-type="float">
            <text:p>-0.000870066824259</text:p>
          </table:table-cell>
          <table:table-cell office:value-type="float" office:value="-0.000768268649409" calcext:value-type="float">
            <text:p>-0.000768268649409</text:p>
          </table:table-cell>
          <table:table-cell/>
          <table:table-cell office:value-type="float" office:value="-0.000876318654491" calcext:value-type="float">
            <text:p>-0.000876318654491</text:p>
          </table:table-cell>
          <table:table-cell office:value-type="float" office:value="0.0651526141484" calcext:value-type="float">
            <text:p>0.0651526141484</text:p>
          </table:table-cell>
          <table:table-cell/>
          <table:table-cell office:value-type="float" office:value="-0.00086873978443" calcext:value-type="float">
            <text:p>-0.00086873978443</text:p>
          </table:table-cell>
          <table:table-cell office:value-type="float" office:value="0.130262193785" calcext:value-type="float">
            <text:p>0.130262193785</text:p>
          </table:table-cell>
          <table:table-cell office:value-type="float" office:value="-0.000875021981155" calcext:value-type="float">
            <text:p>-0.000875021981155</text:p>
          </table:table-cell>
        </table:table-row>
        <table:table-row table:style-name="ro3">
          <table:table-cell office:value-type="float" office:value="-0.000875503361511" calcext:value-type="float">
            <text:p>-0.000875503361511</text:p>
          </table:table-cell>
          <table:table-cell office:value-type="float" office:value="-0.000876587292456" calcext:value-type="float">
            <text:p>-0.000876587292456</text:p>
          </table:table-cell>
          <table:table-cell/>
          <table:table-cell office:value-type="float" office:value="-0.000867378056901" calcext:value-type="float">
            <text:p>-0.000867378056901</text:p>
          </table:table-cell>
          <table:table-cell office:value-type="float" office:value="-0.000767999596247" calcext:value-type="float">
            <text:p>-0.000767999596247</text:p>
          </table:table-cell>
          <table:table-cell/>
          <table:table-cell office:value-type="float" office:value="-0.000876318654491" calcext:value-type="float">
            <text:p>-0.000876318654491</text:p>
          </table:table-cell>
          <table:table-cell office:value-type="float" office:value="0.0761874070925" calcext:value-type="float">
            <text:p>0.0761874070925</text:p>
          </table:table-cell>
          <table:table-cell/>
          <table:table-cell office:value-type="float" office:value="-0.000866976310695" calcext:value-type="float">
            <text:p>-0.000866976310695</text:p>
          </table:table-cell>
          <table:table-cell office:value-type="float" office:value="-0.294685010304" calcext:value-type="float">
            <text:p>-0.294685010304</text:p>
          </table:table-cell>
          <table:table-cell office:value-type="float" office:value="-0.00087281593507" calcext:value-type="float">
            <text:p>-0.00087281593507</text:p>
          </table:table-cell>
        </table:table-row>
        <table:table-row table:style-name="ro3">
          <table:table-cell office:value-type="float" office:value="-0.000871726989221" calcext:value-type="float">
            <text:p>-0.000871726989221</text:p>
          </table:table-cell>
          <table:table-cell office:value-type="float" office:value="-0.000870729989124" calcext:value-type="float">
            <text:p>-0.000870729989124</text:p>
          </table:table-cell>
          <table:table-cell/>
          <table:table-cell office:value-type="float" office:value="-0.000865762532406" calcext:value-type="float">
            <text:p>-0.000865762532406</text:p>
          </table:table-cell>
          <table:table-cell office:value-type="float" office:value="-0.000767722873908" calcext:value-type="float">
            <text:p>-0.000767722873908</text:p>
          </table:table-cell>
          <table:table-cell/>
          <table:table-cell office:value-type="float" office:value="-0.000891679572081" calcext:value-type="float">
            <text:p>-0.000891679572081</text:p>
          </table:table-cell>
          <table:table-cell office:value-type="float" office:value="0.0917249050389" calcext:value-type="float">
            <text:p>0.0917249050389</text:p>
          </table:table-cell>
          <table:table-cell/>
          <table:table-cell office:value-type="float" office:value="-0.000864619335209" calcext:value-type="float">
            <text:p>-0.000864619335209</text:p>
          </table:table-cell>
          <table:table-cell office:value-type="float" office:value="0.164851509491" calcext:value-type="float">
            <text:p>0.164851509491</text:p>
          </table:table-cell>
          <table:table-cell office:value-type="float" office:value="-0.000870396879369" calcext:value-type="float">
            <text:p>-0.000870396879369</text:p>
          </table:table-cell>
        </table:table-row>
        <table:table-row table:style-name="ro3">
          <table:table-cell office:value-type="float" office:value="-0.000870798983149" calcext:value-type="float">
            <text:p>-0.000870798983149</text:p>
          </table:table-cell>
          <table:table-cell office:value-type="float" office:value="-7.54920197984" calcext:value-type="float">
            <text:p>-7.54920197984</text:p>
          </table:table-cell>
          <table:table-cell/>
          <table:table-cell office:value-type="float" office:value="-0.000863360295293" calcext:value-type="float">
            <text:p>-0.000863360295293</text:p>
          </table:table-cell>
          <table:table-cell office:value-type="float" office:value="-0.000767462579198" calcext:value-type="float">
            <text:p>-0.000767462579198</text:p>
          </table:table-cell>
          <table:table-cell/>
          <table:table-cell office:value-type="float" office:value="-0.000887378010221" calcext:value-type="float">
            <text:p>-0.000887378010221</text:p>
          </table:table-cell>
          <table:table-cell office:value-type="float" office:value="0.0858337132245" calcext:value-type="float">
            <text:p>0.0858337132245</text:p>
          </table:table-cell>
          <table:table-cell/>
          <table:table-cell office:value-type="float" office:value="-0.00086277593554" calcext:value-type="float">
            <text:p>-0.00086277593554</text:p>
          </table:table-cell>
          <table:table-cell office:value-type="float" office:value="-0.026578701367" calcext:value-type="float">
            <text:p>-0.026578701367</text:p>
          </table:table-cell>
          <table:table-cell office:value-type="float" office:value="-0.000868641959007" calcext:value-type="float">
            <text:p>-0.000868641959007</text:p>
          </table:table-cell>
        </table:table-row>
        <table:table-row table:style-name="ro3">
          <table:table-cell office:value-type="float" office:value="-0.000867807662981" calcext:value-type="float">
            <text:p>-0.000867807662981</text:p>
          </table:table-cell>
          <table:table-cell office:value-type="float" office:value="1.39624991639" calcext:value-type="float">
            <text:p>1.39624991639</text:p>
          </table:table-cell>
          <table:table-cell/>
          <table:table-cell office:value-type="float" office:value="-0.000861621917247" calcext:value-type="float">
            <text:p>-0.000861621917247</text:p>
          </table:table-cell>
          <table:table-cell office:value-type="float" office:value="-0.000767200387754" calcext:value-type="float">
            <text:p>-0.000767200387754</text:p>
          </table:table-cell>
          <table:table-cell/>
          <table:table-cell office:value-type="float" office:value="-0.000886238685416" calcext:value-type="float">
            <text:p>-0.000886238685416</text:p>
          </table:table-cell>
          <table:table-cell office:value-type="float" office:value="0.0834588212026" calcext:value-type="float">
            <text:p>0.0834588212026</text:p>
          </table:table-cell>
          <table:table-cell/>
          <table:table-cell office:value-type="float" office:value="-0.00086083664277" calcext:value-type="float">
            <text:p>-0.00086083664277</text:p>
          </table:table-cell>
          <table:table-cell office:value-type="float" office:value="-0.0299764358456" calcext:value-type="float">
            <text:p>-0.0299764358456</text:p>
          </table:table-cell>
          <table:table-cell office:value-type="float" office:value="-0.000866193148942" calcext:value-type="float">
            <text:p>-0.000866193148942</text:p>
          </table:table-cell>
        </table:table-row>
        <table:table-row table:style-name="ro3">
          <table:table-cell office:value-type="float" office:value="-0.000866373898374" calcext:value-type="float">
            <text:p>-0.000866373898374</text:p>
          </table:table-cell>
          <table:table-cell office:value-type="float" office:value="1.52963774028" calcext:value-type="float">
            <text:p>1.52963774028</text:p>
          </table:table-cell>
          <table:table-cell/>
          <table:table-cell office:value-type="float" office:value="-0.000859506516331" calcext:value-type="float">
            <text:p>-0.000859506516331</text:p>
          </table:table-cell>
          <table:table-cell office:value-type="float" office:value="-0.000766937834841" calcext:value-type="float">
            <text:p>-0.000766937834841</text:p>
          </table:table-cell>
          <table:table-cell/>
          <table:table-cell office:value-type="float" office:value="-0.00088264374811" calcext:value-type="float">
            <text:p>-0.00088264374811</text:p>
          </table:table-cell>
          <table:table-cell office:value-type="float" office:value="0.0793541198671" calcext:value-type="float">
            <text:p>0.0793541198671</text:p>
          </table:table-cell>
          <table:table-cell/>
          <table:table-cell office:value-type="float" office:value="-0.000858756737511" calcext:value-type="float">
            <text:p>-0.000858756737511</text:p>
          </table:table-cell>
          <table:table-cell office:value-type="float" office:value="0.167382583001" calcext:value-type="float">
            <text:p>0.167382583001</text:p>
          </table:table-cell>
          <table:table-cell office:value-type="float" office:value="-0.000864562491461" calcext:value-type="float">
            <text:p>-0.000864562491461</text:p>
          </table:table-cell>
        </table:table-row>
        <table:table-row table:style-name="ro3">
          <table:table-cell office:value-type="float" office:value="-0.000863783206137" calcext:value-type="float">
            <text:p>-0.000863783206137</text:p>
          </table:table-cell>
          <table:table-cell office:value-type="float" office:value="0.0647427001475" calcext:value-type="float">
            <text:p>0.0647427001475</text:p>
          </table:table-cell>
          <table:table-cell/>
          <table:table-cell office:value-type="float" office:value="-0.000857675346397" calcext:value-type="float">
            <text:p>-0.000857675346397</text:p>
          </table:table-cell>
          <table:table-cell office:value-type="float" office:value="-0.000766689650737" calcext:value-type="float">
            <text:p>-0.000766689650737</text:p>
          </table:table-cell>
          <table:table-cell/>
          <table:table-cell office:value-type="float" office:value="-0.000881255383446" calcext:value-type="float">
            <text:p>-0.000881255383446</text:p>
          </table:table-cell>
          <table:table-cell office:value-type="float" office:value="0.0714227071233" calcext:value-type="float">
            <text:p>0.0714227071233</text:p>
          </table:table-cell>
          <table:table-cell/>
          <table:table-cell office:value-type="float" office:value="-0.00085694968549" calcext:value-type="float">
            <text:p>-0.00085694968549</text:p>
          </table:table-cell>
          <table:table-cell office:value-type="float" office:value="0.156407215081" calcext:value-type="float">
            <text:p>0.156407215081</text:p>
          </table:table-cell>
          <table:table-cell office:value-type="float" office:value="-0.000862153466439" calcext:value-type="float">
            <text:p>-0.000862153466439</text:p>
          </table:table-cell>
        </table:table-row>
        <table:table-row table:style-name="ro3">
          <table:table-cell office:value-type="float" office:value="-0.000862067294294" calcext:value-type="float">
            <text:p>-0.000862067294294</text:p>
          </table:table-cell>
          <table:table-cell office:value-type="float" office:value="-0.0106676647473" calcext:value-type="float">
            <text:p>-0.0106676647473</text:p>
          </table:table-cell>
          <table:table-cell/>
          <table:table-cell office:value-type="float" office:value="-0.000855775737618" calcext:value-type="float">
            <text:p>-0.000855775737618</text:p>
          </table:table-cell>
          <table:table-cell office:value-type="float" office:value="-0.000766434989734" calcext:value-type="float">
            <text:p>-0.000766434989734</text:p>
          </table:table-cell>
          <table:table-cell/>
          <table:table-cell office:value-type="float" office:value="-0.0491728937778" calcext:value-type="float">
            <text:p>-0.0491728937778</text:p>
          </table:table-cell>
          <table:table-cell office:value-type="float" office:value="0.0685654262005" calcext:value-type="float">
            <text:p>0.0685654262005</text:p>
          </table:table-cell>
          <table:table-cell/>
          <table:table-cell office:value-type="float" office:value="-0.000854954325385" calcext:value-type="float">
            <text:p>-0.000854954325385</text:p>
          </table:table-cell>
          <table:table-cell office:value-type="float" office:value="0.153829189688" calcext:value-type="float">
            <text:p>0.153829189688</text:p>
          </table:table-cell>
          <table:table-cell office:value-type="float" office:value="-0.000860453115777" calcext:value-type="float">
            <text:p>-0.000860453115777</text:p>
          </table:table-cell>
        </table:table-row>
        <table:table-row table:style-name="ro3">
          <table:table-cell office:value-type="float" office:value="-0.000860035257615" calcext:value-type="float">
            <text:p>-0.000860035257615</text:p>
          </table:table-cell>
          <table:table-cell office:value-type="float" office:value="-0.0871010764269" calcext:value-type="float">
            <text:p>-0.0871010764269</text:p>
          </table:table-cell>
          <table:table-cell/>
          <table:table-cell office:value-type="float" office:value="-0.000853887449377" calcext:value-type="float">
            <text:p>-0.000853887449377</text:p>
          </table:table-cell>
          <table:table-cell office:value-type="float" office:value="-0.000766190334636" calcext:value-type="float">
            <text:p>-0.000766190334636</text:p>
          </table:table-cell>
          <table:table-cell/>
          <table:table-cell office:value-type="float" office:value="0.00193938285212" calcext:value-type="float">
            <text:p>0.00193938285212</text:p>
          </table:table-cell>
          <table:table-cell office:value-type="float" office:value="0.0579832465226" calcext:value-type="float">
            <text:p>0.0579832465226</text:p>
          </table:table-cell>
          <table:table-cell/>
          <table:table-cell office:value-type="float" office:value="-0.000853262140701" calcext:value-type="float">
            <text:p>-0.000853262140701</text:p>
          </table:table-cell>
          <table:table-cell office:value-type="float" office:value="0.106440034024" calcext:value-type="float">
            <text:p>0.106440034024</text:p>
          </table:table-cell>
          <table:table-cell office:value-type="float" office:value="-0.000858314048713" calcext:value-type="float">
            <text:p>-0.000858314048713</text:p>
          </table:table-cell>
        </table:table-row>
        <table:table-row table:style-name="ro3">
          <table:table-cell office:value-type="float" office:value="-0.000857947798938" calcext:value-type="float">
            <text:p>-0.000857947798938</text:p>
          </table:table-cell>
          <table:table-cell office:value-type="float" office:value="-0.0697771966284" calcext:value-type="float">
            <text:p>-0.0697771966284</text:p>
          </table:table-cell>
          <table:table-cell/>
          <table:table-cell office:value-type="float" office:value="-0.000852150457574" calcext:value-type="float">
            <text:p>-0.000852150457574</text:p>
          </table:table-cell>
          <table:table-cell office:value-type="float" office:value="-0.000765948477602" calcext:value-type="float">
            <text:p>-0.000765948477602</text:p>
          </table:table-cell>
          <table:table-cell/>
          <table:table-cell office:value-type="float" office:value="0.0358238949066" calcext:value-type="float">
            <text:p>0.0358238949066</text:p>
          </table:table-cell>
          <table:table-cell office:value-type="float" office:value="0.0548835153323" calcext:value-type="float">
            <text:p>0.0548835153323</text:p>
          </table:table-cell>
          <table:table-cell/>
          <table:table-cell office:value-type="float" office:value="-0.000851356827951" calcext:value-type="float">
            <text:p>-0.000851356827951</text:p>
          </table:table-cell>
          <table:table-cell office:value-type="float" office:value="0.0976036423162" calcext:value-type="float">
            <text:p>0.0976036423162</text:p>
          </table:table-cell>
          <table:table-cell office:value-type="float" office:value="-0.000856582215054" calcext:value-type="float">
            <text:p>-0.000856582215054</text:p>
          </table:table-cell>
        </table:table-row>
        <table:table-row table:style-name="ro3">
          <table:table-cell office:value-type="float" office:value="-0.000856496764181" calcext:value-type="float">
            <text:p>-0.000856496764181</text:p>
          </table:table-cell>
          <table:table-cell office:value-type="float" office:value="-0.0254482599986" calcext:value-type="float">
            <text:p>-0.0254482599986</text:p>
          </table:table-cell>
          <table:table-cell/>
          <table:table-cell office:value-type="float" office:value="-0.0008502726433" calcext:value-type="float">
            <text:p>-0.0008502726433</text:p>
          </table:table-cell>
          <table:table-cell office:value-type="float" office:value="-0.00076571184259" calcext:value-type="float">
            <text:p>-0.00076571184259</text:p>
          </table:table-cell>
          <table:table-cell/>
          <table:table-cell office:value-type="float" office:value="0.0800323579343" calcext:value-type="float">
            <text:p>0.0800323579343</text:p>
          </table:table-cell>
          <table:table-cell office:value-type="float" office:value="0.0451551671028" calcext:value-type="float">
            <text:p>0.0451551671028</text:p>
          </table:table-cell>
          <table:table-cell/>
          <table:table-cell office:value-type="float" office:value="-0.000849708074115" calcext:value-type="float">
            <text:p>-0.000849708074115</text:p>
          </table:table-cell>
          <table:table-cell office:value-type="float" office:value="0.0634648814564" calcext:value-type="float">
            <text:p>0.0634648814564</text:p>
          </table:table-cell>
          <table:table-cell office:value-type="float" office:value="-0.000854620808477" calcext:value-type="float">
            <text:p>-0.000854620808477</text:p>
          </table:table-cell>
        </table:table-row>
        <table:table-row table:style-name="ro3">
          <table:table-cell office:value-type="float" office:value="-0.00085419145349" calcext:value-type="float">
            <text:p>-0.00085419145349</text:p>
          </table:table-cell>
          <table:table-cell office:value-type="float" office:value="0.0149628203834" calcext:value-type="float">
            <text:p>0.0149628203834</text:p>
          </table:table-cell>
          <table:table-cell/>
          <table:table-cell office:value-type="float" office:value="-0.000848629754497" calcext:value-type="float">
            <text:p>-0.000848629754497</text:p>
          </table:table-cell>
          <table:table-cell office:value-type="float" office:value="-0.000765477827693" calcext:value-type="float">
            <text:p>-0.000765477827693</text:p>
          </table:table-cell>
          <table:table-cell/>
          <table:table-cell office:value-type="float" office:value="0.0840844669229" calcext:value-type="float">
            <text:p>0.0840844669229</text:p>
          </table:table-cell>
          <table:table-cell office:value-type="float" office:value="0.042048449139" calcext:value-type="float">
            <text:p>0.042048449139</text:p>
          </table:table-cell>
          <table:table-cell/>
          <table:table-cell office:value-type="float" office:value="-0.000847888240761" calcext:value-type="float">
            <text:p>-0.000847888240761</text:p>
          </table:table-cell>
          <table:table-cell office:value-type="float" office:value="0.0635806248636" calcext:value-type="float">
            <text:p>0.0635806248636</text:p>
          </table:table-cell>
          <table:table-cell office:value-type="float" office:value="-0.000852832777072" calcext:value-type="float">
            <text:p>-0.000852832777072</text:p>
          </table:table-cell>
        </table:table-row>
        <table:table-row table:style-name="ro3">
          <table:table-cell office:value-type="float" office:value="-0.000852720162007" calcext:value-type="float">
            <text:p>-0.000852720162007</text:p>
          </table:table-cell>
          <table:table-cell office:value-type="float" office:value="0.034974785749" calcext:value-type="float">
            <text:p>0.034974785749</text:p>
          </table:table-cell>
          <table:table-cell/>
          <table:table-cell office:value-type="float" office:value="-0.000846853639091" calcext:value-type="float">
            <text:p>-0.000846853639091</text:p>
          </table:table-cell>
          <table:table-cell office:value-type="float" office:value="-0.000765248444484" calcext:value-type="float">
            <text:p>-0.000765248444484</text:p>
          </table:table-cell>
          <table:table-cell/>
          <table:table-cell office:value-type="float" office:value="0.0896705362202" calcext:value-type="float">
            <text:p>0.0896705362202</text:p>
          </table:table-cell>
          <table:table-cell office:value-type="float" office:value="0.0345108536493" calcext:value-type="float">
            <text:p>0.0345108536493</text:p>
          </table:table-cell>
          <table:table-cell/>
          <table:table-cell office:value-type="float" office:value="-0.000846220569452" calcext:value-type="float">
            <text:p>-0.000846220569452</text:p>
          </table:table-cell>
          <table:table-cell office:value-type="float" office:value="0.0435973726201" calcext:value-type="float">
            <text:p>0.0435973726201</text:p>
          </table:table-cell>
          <table:table-cell office:value-type="float" office:value="-0.000851046697081" calcext:value-type="float">
            <text:p>-0.000851046697081</text:p>
          </table:table-cell>
        </table:table-row>
        <table:table-row table:style-name="ro3">
          <table:table-cell office:value-type="float" office:value="-0.000850634742605" calcext:value-type="float">
            <text:p>-0.000850634742605</text:p>
          </table:table-cell>
          <table:table-cell office:value-type="float" office:value="0.0588440358231" calcext:value-type="float">
            <text:p>0.0588440358231</text:p>
          </table:table-cell>
          <table:table-cell/>
          <table:table-cell office:value-type="float" office:value="-0.000845220446001" calcext:value-type="float">
            <text:p>-0.000845220446001</text:p>
          </table:table-cell>
          <table:table-cell office:value-type="float" office:value="-0.00076502702391" calcext:value-type="float">
            <text:p>-0.00076502702391</text:p>
          </table:table-cell>
          <table:table-cell/>
          <table:table-cell office:value-type="float" office:value="0.0891103116557" calcext:value-type="float">
            <text:p>0.0891103116557</text:p>
          </table:table-cell>
          <table:table-cell office:value-type="float" office:value="0.0315040510724" calcext:value-type="float">
            <text:p>0.0315040510724</text:p>
          </table:table-cell>
          <table:table-cell/>
          <table:table-cell office:value-type="float" office:value="-0.000844544566357" calcext:value-type="float">
            <text:p>-0.000844544566357</text:p>
          </table:table-cell>
          <table:table-cell office:value-type="float" office:value="0.0370837019451" calcext:value-type="float">
            <text:p>0.0370837019451</text:p>
          </table:table-cell>
          <table:table-cell office:value-type="float" office:value="-0.000849244718301" calcext:value-type="float">
            <text:p>-0.000849244718301</text:p>
          </table:table-cell>
        </table:table-row>
        <table:table-row table:style-name="ro3">
          <table:table-cell office:value-type="float" office:value="-0.000849108263481" calcext:value-type="float">
            <text:p>-0.000849108263481</text:p>
          </table:table-cell>
          <table:table-cell office:value-type="float" office:value="0.0616583524312" calcext:value-type="float">
            <text:p>0.0616583524312</text:p>
          </table:table-cell>
          <table:table-cell/>
          <table:table-cell office:value-type="float" office:value="-11.1045" calcext:value-type="float">
            <text:p>-11.1045</text:p>
          </table:table-cell>
          <table:table-cell office:value-type="float" office:value="-0.000764804077331" calcext:value-type="float">
            <text:p>-0.000764804077331</text:p>
          </table:table-cell>
          <table:table-cell/>
          <table:table-cell office:value-type="float" office:value="0.0806639119104" calcext:value-type="float">
            <text:p>0.0806639119104</text:p>
          </table:table-cell>
          <table:table-cell office:value-type="float" office:value="0.0260564782206" calcext:value-type="float">
            <text:p>0.0260564782206</text:p>
          </table:table-cell>
          <table:table-cell/>
          <table:table-cell office:value-type="float" office:value="-0.000842887478775" calcext:value-type="float">
            <text:p>-0.000842887478775</text:p>
          </table:table-cell>
          <table:table-cell office:value-type="float" office:value="0.0357283739168" calcext:value-type="float">
            <text:p>0.0357283739168</text:p>
          </table:table-cell>
          <table:table-cell office:value-type="float" office:value="-0.000847580864692" calcext:value-type="float">
            <text:p>-0.000847580864692</text:p>
          </table:table-cell>
        </table:table-row>
        <table:table-row table:style-name="ro3">
          <table:table-cell office:value-type="float" office:value="-0.000847163860238" calcext:value-type="float">
            <text:p>-0.000847163860238</text:p>
          </table:table-cell>
          <table:table-cell office:value-type="float" office:value="0.0711213982755" calcext:value-type="float">
            <text:p>0.0711213982755</text:p>
          </table:table-cell>
          <table:table-cell/>
          <table:table-cell office:value-type="float" office:value="-8.52662871406" calcext:value-type="float">
            <text:p>-8.52662871406</text:p>
          </table:table-cell>
          <table:table-cell office:value-type="float" office:value="1.13257548081" calcext:value-type="float">
            <text:p>1.13257548081</text:p>
          </table:table-cell>
          <table:table-cell/>
          <table:table-cell office:value-type="float" office:value="0.0785443107757" calcext:value-type="float">
            <text:p>0.0785443107757</text:p>
          </table:table-cell>
          <table:table-cell office:value-type="float" office:value="0.0224454736601" calcext:value-type="float">
            <text:p>0.0224454736601</text:p>
          </table:table-cell>
          <table:table-cell/>
          <table:table-cell office:value-type="float" office:value="-0.000841270080063" calcext:value-type="float">
            <text:p>-0.000841270080063</text:p>
          </table:table-cell>
          <table:table-cell office:value-type="float" office:value="-25.960740827" calcext:value-type="float">
            <text:p>-25.960740827</text:p>
          </table:table-cell>
          <table:table-cell office:value-type="float" office:value="-0.000845840549042" calcext:value-type="float">
            <text:p>-0.000845840549042</text:p>
          </table:table-cell>
        </table:table-row>
        <table:table-row table:style-name="ro3">
          <table:table-cell office:value-type="float" office:value="-0.000845627538888" calcext:value-type="float">
            <text:p>-0.000845627538888</text:p>
          </table:table-cell>
          <table:table-cell office:value-type="float" office:value="0.0652334754435" calcext:value-type="float">
            <text:p>0.0652334754435</text:p>
          </table:table-cell>
          <table:table-cell/>
          <table:table-cell office:value-type="float" office:value="1.420953688" calcext:value-type="float">
            <text:p>1.420953688</text:p>
          </table:table-cell>
          <table:table-cell office:value-type="float" office:value="-0.490951243306" calcext:value-type="float">
            <text:p>-0.490951243306</text:p>
          </table:table-cell>
          <table:table-cell/>
          <table:table-cell office:value-type="float" office:value="0.0671268917853" calcext:value-type="float">
            <text:p>0.0671268917853</text:p>
          </table:table-cell>
          <table:table-cell office:value-type="float" office:value="0.0186163615418" calcext:value-type="float">
            <text:p>0.0186163615418</text:p>
          </table:table-cell>
          <table:table-cell/>
          <table:table-cell office:value-type="float" office:value="-0.000839706565927" calcext:value-type="float">
            <text:p>-0.000839706565927</text:p>
          </table:table-cell>
          <table:table-cell office:value-type="float" office:value="-21.8042495793" calcext:value-type="float">
            <text:p>-21.8042495793</text:p>
          </table:table-cell>
          <table:table-cell office:value-type="float" office:value="-0.000844223090935" calcext:value-type="float">
            <text:p>-0.000844223090935</text:p>
          </table:table-cell>
        </table:table-row>
        <table:table-row table:style-name="ro3">
          <table:table-cell office:value-type="float" office:value="-0.00084393598911" calcext:value-type="float">
            <text:p>-0.00084393598911</text:p>
          </table:table-cell>
          <table:table-cell office:value-type="float" office:value="0.0652335169393" calcext:value-type="float">
            <text:p>0.0652335169393</text:p>
          </table:table-cell>
          <table:table-cell/>
          <table:table-cell office:value-type="float" office:value="1.56239582136" calcext:value-type="float">
            <text:p>1.56239582136</text:p>
          </table:table-cell>
          <table:table-cell office:value-type="float" office:value="2.59970230655" calcext:value-type="float">
            <text:p>2.59970230655</text:p>
          </table:table-cell>
          <table:table-cell/>
          <table:table-cell office:value-type="float" office:value="0.0657049434591" calcext:value-type="float">
            <text:p>0.0657049434591</text:p>
          </table:table-cell>
          <table:table-cell office:value-type="float" office:value="0.0160499096657" calcext:value-type="float">
            <text:p>0.0160499096657</text:p>
          </table:table-cell>
          <table:table-cell/>
          <table:table-cell office:value-type="float" office:value="-0.000838154120032" calcext:value-type="float">
            <text:p>-0.000838154120032</text:p>
          </table:table-cell>
          <table:table-cell office:value-type="float" office:value="-20.7128234174" calcext:value-type="float">
            <text:p>-20.7128234174</text:p>
          </table:table-cell>
          <table:table-cell office:value-type="float" office:value="-0.000842522261042" calcext:value-type="float">
            <text:p>-0.000842522261042</text:p>
          </table:table-cell>
        </table:table-row>
        <table:table-row table:style-name="ro3">
          <table:table-cell office:value-type="float" office:value="-0.000842295226086" calcext:value-type="float">
            <text:p>-0.000842295226086</text:p>
          </table:table-cell>
          <table:table-cell office:value-type="float" office:value="0.0565596550246" calcext:value-type="float">
            <text:p>0.0565596550246</text:p>
          </table:table-cell>
          <table:table-cell/>
          <table:table-cell office:value-type="float" office:value="0.275307458628" calcext:value-type="float">
            <text:p>0.275307458628</text:p>
          </table:table-cell>
          <table:table-cell office:value-type="float" office:value="-0.174181818981" calcext:value-type="float">
            <text:p>-0.174181818981</text:p>
          </table:table-cell>
          <table:table-cell/>
          <table:table-cell office:value-type="float" office:value="0.0543009933059" calcext:value-type="float">
            <text:p>0.0543009933059</text:p>
          </table:table-cell>
          <table:table-cell office:value-type="float" office:value="0.0142055033182" calcext:value-type="float">
            <text:p>0.0142055033182</text:p>
          </table:table-cell>
          <table:table-cell/>
          <table:table-cell office:value-type="float" office:value="-0.000836608279451" calcext:value-type="float">
            <text:p>-0.000836608279451</text:p>
          </table:table-cell>
          <table:table-cell office:value-type="float" office:value="-20.583195268" calcext:value-type="float">
            <text:p>-20.583195268</text:p>
          </table:table-cell>
          <table:table-cell office:value-type="float" office:value="-0.000840977509412" calcext:value-type="float">
            <text:p>-0.000840977509412</text:p>
          </table:table-cell>
        </table:table-row>
        <table:table-row table:style-name="ro3">
          <table:table-cell office:value-type="float" office:value="-0.000840742577285" calcext:value-type="float">
            <text:p>-0.000840742577285</text:p>
          </table:table-cell>
          <table:table-cell office:value-type="float" office:value="0.0527936009944" calcext:value-type="float">
            <text:p>0.0527936009944</text:p>
          </table:table-cell>
          <table:table-cell/>
          <table:table-cell office:value-type="float" office:value="0.0426099525005" calcext:value-type="float">
            <text:p>0.0426099525005</text:p>
          </table:table-cell>
          <table:table-cell office:value-type="float" office:value="0.143726816586" calcext:value-type="float">
            <text:p>0.143726816586</text:p>
          </table:table-cell>
          <table:table-cell/>
          <table:table-cell office:value-type="float" office:value="0.0516198015018" calcext:value-type="float">
            <text:p>0.0516198015018</text:p>
          </table:table-cell>
          <table:table-cell office:value-type="float" office:value="0.0112178116035" calcext:value-type="float">
            <text:p>0.0112178116035</text:p>
          </table:table-cell>
          <table:table-cell/>
          <table:table-cell office:value-type="float" office:value="-0.000835175160836" calcext:value-type="float">
            <text:p>-0.000835175160836</text:p>
          </table:table-cell>
          <table:table-cell office:value-type="float" office:value="-20.2817036142" calcext:value-type="float">
            <text:p>-20.2817036142</text:p>
          </table:table-cell>
          <table:table-cell office:value-type="float" office:value="-0.000839360834137" calcext:value-type="float">
            <text:p>-0.000839360834137</text:p>
          </table:table-cell>
        </table:table-row>
        <table:table-row table:style-name="ro3">
          <table:table-cell office:value-type="float" office:value="-0.000839109062994" calcext:value-type="float">
            <text:p>-0.000839109062994</text:p>
          </table:table-cell>
          <table:table-cell office:value-type="float" office:value="0.04597120855" calcext:value-type="float">
            <text:p>0.04597120855</text:p>
          </table:table-cell>
          <table:table-cell/>
          <table:table-cell office:value-type="float" office:value="-0.0412480617046" calcext:value-type="float">
            <text:p>-0.0412480617046</text:p>
          </table:table-cell>
          <table:table-cell office:value-type="float" office:value="-0.0425687502782" calcext:value-type="float">
            <text:p>-0.0425687502782</text:p>
          </table:table-cell>
          <table:table-cell/>
          <table:table-cell office:value-type="float" office:value="0.0420768940839" calcext:value-type="float">
            <text:p>0.0420768940839</text:p>
          </table:table-cell>
          <table:table-cell office:value-type="float" office:value="0.00977694084867" calcext:value-type="float">
            <text:p>0.00977694084867</text:p>
          </table:table-cell>
          <table:table-cell/>
          <table:table-cell office:value-type="float" office:value="-0.000833652080638" calcext:value-type="float">
            <text:p>-0.000833652080638</text:p>
          </table:table-cell>
          <table:table-cell office:value-type="float" office:value="-20.065365705" calcext:value-type="float">
            <text:p>-20.065365705</text:p>
          </table:table-cell>
          <table:table-cell office:value-type="float" office:value="-0.000837870409979" calcext:value-type="float">
            <text:p>-0.000837870409979</text:p>
          </table:table-cell>
        </table:table-row>
        <table:table-row table:style-name="ro3">
          <table:table-cell office:value-type="float" office:value="-0.000837602081067" calcext:value-type="float">
            <text:p>-0.000837602081067</text:p>
          </table:table-cell>
          <table:table-cell office:value-type="float" office:value="0.0411172436554" calcext:value-type="float">
            <text:p>0.0411172436554</text:p>
          </table:table-cell>
          <table:table-cell/>
          <table:table-cell office:value-type="float" office:value="-0.0382836424224" calcext:value-type="float">
            <text:p>-0.0382836424224</text:p>
          </table:table-cell>
          <table:table-cell office:value-type="float" office:value="-0.0361429845459" calcext:value-type="float">
            <text:p>-0.0361429845459</text:p>
          </table:table-cell>
          <table:table-cell/>
          <table:table-cell office:value-type="float" office:value="0.0385206503822" calcext:value-type="float">
            <text:p>0.0385206503822</text:p>
          </table:table-cell>
          <table:table-cell office:value-type="float" office:value="0.00742906175294" calcext:value-type="float">
            <text:p>0.00742906175294</text:p>
          </table:table-cell>
          <table:table-cell/>
          <table:table-cell office:value-type="float" office:value="-0.000832265864473" calcext:value-type="float">
            <text:p>-0.000832265864473</text:p>
          </table:table-cell>
          <table:table-cell office:value-type="float" office:value="-19.8990770481" calcext:value-type="float">
            <text:p>-19.8990770481</text:p>
          </table:table-cell>
          <table:table-cell office:value-type="float" office:value="-0.000836353456982" calcext:value-type="float">
            <text:p>-0.000836353456982</text:p>
          </table:table-cell>
        </table:table-row>
        <table:table-row table:style-name="ro3">
          <table:table-cell office:value-type="float" office:value="-0.00083603558825" calcext:value-type="float">
            <text:p>-0.00083603558825</text:p>
          </table:table-cell>
          <table:table-cell office:value-type="float" office:value="0.0385655526037" calcext:value-type="float">
            <text:p>0.0385655526037</text:p>
          </table:table-cell>
          <table:table-cell/>
          <table:table-cell office:value-type="float" office:value="0.0227521555771" calcext:value-type="float">
            <text:p>0.0227521555771</text:p>
          </table:table-cell>
          <table:table-cell office:value-type="float" office:value="-0.00798461456171" calcext:value-type="float">
            <text:p>-0.00798461456171</text:p>
          </table:table-cell>
          <table:table-cell/>
          <table:table-cell office:value-type="float" office:value="0.0336985714676" calcext:value-type="float">
            <text:p>0.0336985714676</text:p>
          </table:table-cell>
          <table:table-cell office:value-type="float" office:value="0.00685215427686" calcext:value-type="float">
            <text:p>0.00685215427686</text:p>
          </table:table-cell>
          <table:table-cell/>
          <table:table-cell office:value-type="float" office:value="-0.000830808079991" calcext:value-type="float">
            <text:p>-0.000830808079991</text:p>
          </table:table-cell>
          <table:table-cell office:value-type="float" office:value="-19.7964587127" calcext:value-type="float">
            <text:p>-19.7964587127</text:p>
          </table:table-cell>
          <table:table-cell office:value-type="float" office:value="-0.00083483536217" calcext:value-type="float">
            <text:p>-0.00083483536217</text:p>
          </table:table-cell>
        </table:table-row>
        <table:table-row table:style-name="ro3">
          <table:table-cell office:value-type="float" office:value="-0.000834613173089" calcext:value-type="float">
            <text:p>-0.000834613173089</text:p>
          </table:table-cell>
          <table:table-cell office:value-type="float" office:value="0.0331334287887" calcext:value-type="float">
            <text:p>0.0331334287887</text:p>
          </table:table-cell>
          <table:table-cell/>
          <table:table-cell office:value-type="float" office:value="0.0494154989564" calcext:value-type="float">
            <text:p>0.0494154989564</text:p>
          </table:table-cell>
          <table:table-cell office:value-type="float" office:value="0.0447129443326" calcext:value-type="float">
            <text:p>0.0447129443326</text:p>
          </table:table-cell>
          <table:table-cell/>
          <table:table-cell office:value-type="float" office:value="0.0280931722302" calcext:value-type="float">
            <text:p>0.0280931722302</text:p>
          </table:table-cell>
          <table:table-cell office:value-type="float" office:value="0.0048149917628" calcext:value-type="float">
            <text:p>0.0048149917628</text:p>
          </table:table-cell>
          <table:table-cell/>
          <table:table-cell office:value-type="float" office:value="-0.000829438220244" calcext:value-type="float">
            <text:p>-0.000829438220244</text:p>
          </table:table-cell>
          <table:table-cell office:value-type="float" office:value="-19.6850823412" calcext:value-type="float">
            <text:p>-19.6850823412</text:p>
          </table:table-cell>
          <table:table-cell office:value-type="float" office:value="-0.000833379072009" calcext:value-type="float">
            <text:p>-0.000833379072009</text:p>
          </table:table-cell>
        </table:table-row>
        <table:table-row table:style-name="ro3">
          <table:table-cell office:value-type="float" office:value="-0.000833132830424" calcext:value-type="float">
            <text:p>-0.000833132830424</text:p>
          </table:table-cell>
          <table:table-cell office:value-type="float" office:value="0.0326619422922" calcext:value-type="float">
            <text:p>0.0326619422922</text:p>
          </table:table-cell>
          <table:table-cell/>
          <table:table-cell office:value-type="float" office:value="0.0747740158801" calcext:value-type="float">
            <text:p>0.0747740158801</text:p>
          </table:table-cell>
          <table:table-cell office:value-type="float" office:value="0.0606910592669" calcext:value-type="float">
            <text:p>0.0606910592669</text:p>
          </table:table-cell>
          <table:table-cell/>
          <table:table-cell office:value-type="float" office:value="0.0250363263952" calcext:value-type="float">
            <text:p>0.0250363263952</text:p>
          </table:table-cell>
          <table:table-cell office:value-type="float" office:value="0.00439809942777" calcext:value-type="float">
            <text:p>0.00439809942777</text:p>
          </table:table-cell>
          <table:table-cell/>
          <table:table-cell office:value-type="float" office:value="-0.000828039725162" calcext:value-type="float">
            <text:p>-0.000828039725162</text:p>
          </table:table-cell>
          <table:table-cell office:value-type="float" office:value="-19.5978436335" calcext:value-type="float">
            <text:p>-19.5978436335</text:p>
          </table:table-cell>
          <table:table-cell office:value-type="float" office:value="-0.000831937749847" calcext:value-type="float">
            <text:p>-0.000831937749847</text:p>
          </table:table-cell>
        </table:table-row>
        <table:table-row table:style-name="ro3">
          <table:table-cell office:value-type="float" office:value="-0.000831747082486" calcext:value-type="float">
            <text:p>-0.000831747082486</text:p>
          </table:table-cell>
          <table:table-cell office:value-type="float" office:value="0.0292220370445" calcext:value-type="float">
            <text:p>0.0292220370445</text:p>
          </table:table-cell>
          <table:table-cell/>
          <table:table-cell office:value-type="float" office:value="0.0805632420876" calcext:value-type="float">
            <text:p>0.0805632420876</text:p>
          </table:table-cell>
          <table:table-cell office:value-type="float" office:value="0.0822706805549" calcext:value-type="float">
            <text:p>0.0822706805549</text:p>
          </table:table-cell>
          <table:table-cell/>
          <table:table-cell office:value-type="float" office:value="0.0201000533886" calcext:value-type="float">
            <text:p>0.0201000533886</text:p>
          </table:table-cell>
          <table:table-cell office:value-type="float" office:value="0.00327293288533" calcext:value-type="float">
            <text:p>0.00327293288533</text:p>
          </table:table-cell>
          <table:table-cell/>
          <table:table-cell office:value-type="float" office:value="-0.000826763408764" calcext:value-type="float">
            <text:p>-0.000826763408764</text:p>
          </table:table-cell>
          <table:table-cell office:value-type="float" office:value="-19.571929232" calcext:value-type="float">
            <text:p>-19.571929232</text:p>
          </table:table-cell>
          <table:table-cell office:value-type="float" office:value="-0.000830574999725" calcext:value-type="float">
            <text:p>-0.000830574999725</text:p>
          </table:table-cell>
        </table:table-row>
        <table:table-row table:style-name="ro3">
          <table:table-cell office:value-type="float" office:value="-0.000830316304116" calcext:value-type="float">
            <text:p>-0.000830316304116</text:p>
          </table:table-cell>
          <table:table-cell office:value-type="float" office:value="0.0303575923849" calcext:value-type="float">
            <text:p>0.0303575923849</text:p>
          </table:table-cell>
          <table:table-cell/>
          <table:table-cell office:value-type="float" office:value="0.0828240459444" calcext:value-type="float">
            <text:p>0.0828240459444</text:p>
          </table:table-cell>
          <table:table-cell office:value-type="float" office:value="0.0818339544198" calcext:value-type="float">
            <text:p>0.0818339544198</text:p>
          </table:table-cell>
          <table:table-cell/>
          <table:table-cell office:value-type="float" office:value="0.0182780102519" calcext:value-type="float">
            <text:p>0.0182780102519</text:p>
          </table:table-cell>
          <table:table-cell office:value-type="float" office:value="0.0024009408324" calcext:value-type="float">
            <text:p>0.0024009408324</text:p>
          </table:table-cell>
          <table:table-cell/>
          <table:table-cell office:value-type="float" office:value="-0.000825428827797" calcext:value-type="float">
            <text:p>-0.000825428827797</text:p>
          </table:table-cell>
          <table:table-cell office:value-type="float" office:value="-19.5491949719" calcext:value-type="float">
            <text:p>-19.5491949719</text:p>
          </table:table-cell>
          <table:table-cell office:value-type="float" office:value="-0.000829150606249" calcext:value-type="float">
            <text:p>-0.000829150606249</text:p>
          </table:table-cell>
        </table:table-row>
        <table:table-row table:style-name="ro3">
          <table:table-cell office:value-type="float" office:value="-0.000828935444305" calcext:value-type="float">
            <text:p>-0.000828935444305</text:p>
          </table:table-cell>
          <table:table-cell office:value-type="float" office:value="0.028609291461" calcext:value-type="float">
            <text:p>0.028609291461</text:p>
          </table:table-cell>
          <table:table-cell/>
          <table:table-cell office:value-type="float" office:value="0.0851823656192" calcext:value-type="float">
            <text:p>0.0851823656192</text:p>
          </table:table-cell>
          <table:table-cell office:value-type="float" office:value="0.0860263204899" calcext:value-type="float">
            <text:p>0.0860263204899</text:p>
          </table:table-cell>
          <table:table-cell/>
          <table:table-cell office:value-type="float" office:value="0.0142894088935" calcext:value-type="float">
            <text:p>0.0142894088935</text:p>
          </table:table-cell>
          <table:table-cell office:value-type="float" office:value="0.0017864123615" calcext:value-type="float">
            <text:p>0.0017864123615</text:p>
          </table:table-cell>
          <table:table-cell/>
          <table:table-cell office:value-type="float" office:value="-0.000824141077429" calcext:value-type="float">
            <text:p>-0.000824141077429</text:p>
          </table:table-cell>
          <table:table-cell office:value-type="float" office:value="-19.5532578029" calcext:value-type="float">
            <text:p>-19.5532578029</text:p>
          </table:table-cell>
          <table:table-cell office:value-type="float" office:value="-0.00082781083683" calcext:value-type="float">
            <text:p>-0.00082781083683</text:p>
          </table:table-cell>
        </table:table-row>
        <table:table-row table:style-name="ro3">
          <table:table-cell office:value-type="float" office:value="-0.000827600435441" calcext:value-type="float">
            <text:p>-0.000827600435441</text:p>
          </table:table-cell>
          <table:table-cell office:value-type="float" office:value="-21.9456169061" calcext:value-type="float">
            <text:p>-21.9456169061</text:p>
          </table:table-cell>
          <table:table-cell/>
          <table:table-cell office:value-type="float" office:value="0.0787257138465" calcext:value-type="float">
            <text:p>0.0787257138465</text:p>
          </table:table-cell>
          <table:table-cell office:value-type="float" office:value="0.0820638638141" calcext:value-type="float">
            <text:p>0.0820638638141</text:p>
          </table:table-cell>
          <table:table-cell/>
          <table:table-cell office:value-type="float" office:value="0.0133679522334" calcext:value-type="float">
            <text:p>0.0133679522334</text:p>
          </table:table-cell>
          <table:table-cell office:value-type="float" office:value="0.00100105402407" calcext:value-type="float">
            <text:p>0.00100105402407</text:p>
          </table:table-cell>
          <table:table-cell/>
          <table:table-cell office:value-type="float" office:value="-0.000822909174891" calcext:value-type="float">
            <text:p>-0.000822909174891</text:p>
          </table:table-cell>
          <table:table-cell office:value-type="float" office:value="-19.5508376277" calcext:value-type="float">
            <text:p>-19.5508376277</text:p>
          </table:table-cell>
          <table:table-cell office:value-type="float" office:value="-0.000826468288794" calcext:value-type="float">
            <text:p>-0.000826468288794</text:p>
          </table:table-cell>
        </table:table-row>
        <table:table-row table:style-name="ro3">
          <table:table-cell office:value-type="float" office:value="-0.000826250329814" calcext:value-type="float">
            <text:p>-0.000826250329814</text:p>
          </table:table-cell>
          <table:table-cell office:value-type="float" office:value="-18.5556032074" calcext:value-type="float">
            <text:p>-18.5556032074</text:p>
          </table:table-cell>
          <table:table-cell/>
          <table:table-cell office:value-type="float" office:value="0.0777086713238" calcext:value-type="float">
            <text:p>0.0777086713238</text:p>
          </table:table-cell>
          <table:table-cell office:value-type="float" office:value="0.0770261467421" calcext:value-type="float">
            <text:p>0.0770261467421</text:p>
          </table:table-cell>
          <table:table-cell/>
          <table:table-cell office:value-type="float" office:value="0.00997544066392" calcext:value-type="float">
            <text:p>0.00997544066392</text:p>
          </table:table-cell>
          <table:table-cell office:value-type="float" office:value="0.000694579820584" calcext:value-type="float">
            <text:p>0.000694579820584</text:p>
          </table:table-cell>
          <table:table-cell/>
          <table:table-cell office:value-type="float" office:value="-0.000821662769239" calcext:value-type="float">
            <text:p>-0.000821662769239</text:p>
          </table:table-cell>
          <table:table-cell office:value-type="float" office:value="-19.5391298505" calcext:value-type="float">
            <text:p>-19.5391298505</text:p>
          </table:table-cell>
          <table:table-cell office:value-type="float" office:value="-0.000825198668952" calcext:value-type="float">
            <text:p>-0.000825198668952</text:p>
          </table:table-cell>
        </table:table-row>
        <table:table-row table:style-name="ro3">
          <table:table-cell office:value-type="float" office:value="-0.000824979179161" calcext:value-type="float">
            <text:p>-0.000824979179161</text:p>
          </table:table-cell>
          <table:table-cell office:value-type="float" office:value="-16.9245607909" calcext:value-type="float">
            <text:p>-16.9245607909</text:p>
          </table:table-cell>
          <table:table-cell/>
          <table:table-cell office:value-type="float" office:value="0.0671693867328" calcext:value-type="float">
            <text:p>0.0671693867328</text:p>
          </table:table-cell>
          <table:table-cell office:value-type="float" office:value="0.0728974411544" calcext:value-type="float">
            <text:p>0.0728974411544</text:p>
          </table:table-cell>
          <table:table-cell/>
          <table:table-cell office:value-type="float" office:value="0.00922993139403" calcext:value-type="float">
            <text:p>0.00922993139403</text:p>
          </table:table-cell>
          <table:table-cell office:value-type="float" office:value="0.0000186867688488" calcext:value-type="float">
            <text:p>1.86867688488E-05</text:p>
          </table:table-cell>
          <table:table-cell/>
          <table:table-cell office:value-type="float" office:value="-0.000820452380168" calcext:value-type="float">
            <text:p>-0.000820452380168</text:p>
          </table:table-cell>
          <table:table-cell office:value-type="float" office:value="-19.5475957298" calcext:value-type="float">
            <text:p>-19.5475957298</text:p>
          </table:table-cell>
          <table:table-cell office:value-type="float" office:value="-0.000823912024069" calcext:value-type="float">
            <text:p>-0.000823912024069</text:p>
          </table:table-cell>
        </table:table-row>
        <table:table-row table:style-name="ro3">
          <table:table-cell office:value-type="float" office:value="-0.000823688395615" calcext:value-type="float">
            <text:p>-0.000823688395615</text:p>
          </table:table-cell>
          <table:table-cell office:value-type="float" office:value="-16.1080319261" calcext:value-type="float">
            <text:p>-16.1080319261</text:p>
          </table:table-cell>
          <table:table-cell/>
          <table:table-cell office:value-type="float" office:value="0.0652616845094" calcext:value-type="float">
            <text:p>0.0652616845094</text:p>
          </table:table-cell>
          <table:table-cell office:value-type="float" office:value="0.0637797988655" calcext:value-type="float">
            <text:p>0.0637797988655</text:p>
          </table:table-cell>
          <table:table-cell/>
          <table:table-cell office:value-type="float" office:value="0.00693230222393" calcext:value-type="float">
            <text:p>0.00693230222393</text:p>
          </table:table-cell>
          <table:table-cell office:value-type="float" office:value="-0.0000433853332442" calcext:value-type="float">
            <text:p>-4.33853332442E-05</text:p>
          </table:table-cell>
          <table:table-cell/>
          <table:table-cell office:value-type="float" office:value="-0.000819228778429" calcext:value-type="float">
            <text:p>-0.000819228778429</text:p>
          </table:table-cell>
          <table:table-cell office:value-type="float" office:value="-19.5623153315" calcext:value-type="float">
            <text:p>-19.5623153315</text:p>
          </table:table-cell>
          <table:table-cell office:value-type="float" office:value="-0.000822632975929" calcext:value-type="float">
            <text:p>-0.000822632975929</text:p>
          </table:table-cell>
        </table:table-row>
        <table:table-row table:style-name="ro3">
          <table:table-cell office:value-type="float" office:value="-0.000822449048464" calcext:value-type="float">
            <text:p>-0.000822449048464</text:p>
          </table:table-cell>
          <table:table-cell office:value-type="float" office:value="-15.2064875349" calcext:value-type="float">
            <text:p>-15.2064875349</text:p>
          </table:table-cell>
          <table:table-cell/>
          <table:table-cell office:value-type="float" office:value="0.0547586430887" calcext:value-type="float">
            <text:p>0.0547586430887</text:p>
          </table:table-cell>
          <table:table-cell office:value-type="float" office:value="0.060817403523" calcext:value-type="float">
            <text:p>0.060817403523</text:p>
          </table:table-cell>
          <table:table-cell/>
          <table:table-cell office:value-type="float" office:value="0.00583890590469" calcext:value-type="float">
            <text:p>0.00583890590469</text:p>
          </table:table-cell>
          <table:table-cell office:value-type="float" office:value="-0.000639612632675" calcext:value-type="float">
            <text:p>-0.000639612632675</text:p>
          </table:table-cell>
          <table:table-cell/>
          <table:table-cell office:value-type="float" office:value="-0.000818084022324" calcext:value-type="float">
            <text:p>-0.000818084022324</text:p>
          </table:table-cell>
          <table:table-cell office:value-type="float" office:value="-19.5712094393" calcext:value-type="float">
            <text:p>-19.5712094393</text:p>
          </table:table-cell>
          <table:table-cell office:value-type="float" office:value="-0.000821369989193" calcext:value-type="float">
            <text:p>-0.000821369989193</text:p>
          </table:table-cell>
        </table:table-row>
        <table:table-row table:style-name="ro3">
          <table:table-cell office:value-type="float" office:value="-0.000821203343408" calcext:value-type="float">
            <text:p>-0.000821203343408</text:p>
          </table:table-cell>
          <table:table-cell office:value-type="float" office:value="-14.3812456136" calcext:value-type="float">
            <text:p>-14.3812456136</text:p>
          </table:table-cell>
          <table:table-cell/>
          <table:table-cell office:value-type="float" office:value="0.0521289484903" calcext:value-type="float">
            <text:p>0.0521289484903</text:p>
          </table:table-cell>
          <table:table-cell office:value-type="float" office:value="0.0508210379096" calcext:value-type="float">
            <text:p>0.0508210379096</text:p>
          </table:table-cell>
          <table:table-cell/>
          <table:table-cell office:value-type="float" office:value="0.00470332354064" calcext:value-type="float">
            <text:p>0.00470332354064</text:p>
          </table:table-cell>
          <table:table-cell office:value-type="float" office:value="-0.000619148620684" calcext:value-type="float">
            <text:p>-0.000619148620684</text:p>
          </table:table-cell>
          <table:table-cell/>
          <table:table-cell office:value-type="float" office:value="-0.000816953691013" calcext:value-type="float">
            <text:p>-0.000816953691013</text:p>
          </table:table-cell>
          <table:table-cell office:value-type="float" office:value="-19.5905832072" calcext:value-type="float">
            <text:p>-19.5905832072</text:p>
          </table:table-cell>
          <table:table-cell office:value-type="float" office:value="-0.000820161833506" calcext:value-type="float">
            <text:p>-0.000820161833506</text:p>
          </table:table-cell>
        </table:table-row>
        <table:table-row table:style-name="ro3">
          <table:table-cell office:value-type="float" office:value="-0.000820007907688" calcext:value-type="float">
            <text:p>-0.000820007907688</text:p>
          </table:table-cell>
          <table:table-cell office:value-type="float" office:value="-13.631470981" calcext:value-type="float">
            <text:p>-13.631470981</text:p>
          </table:table-cell>
          <table:table-cell/>
          <table:table-cell office:value-type="float" office:value="0.0444365989208" calcext:value-type="float">
            <text:p>0.0444365989208</text:p>
          </table:table-cell>
          <table:table-cell office:value-type="float" office:value="0.0481415387295" calcext:value-type="float">
            <text:p>0.0481415387295</text:p>
          </table:table-cell>
          <table:table-cell/>
          <table:table-cell office:value-type="float" office:value="0.00360416033387" calcext:value-type="float">
            <text:p>0.00360416033387</text:p>
          </table:table-cell>
          <table:table-cell office:value-type="float" office:value="-0.00101650210506" calcext:value-type="float">
            <text:p>-0.00101650210506</text:p>
          </table:table-cell>
          <table:table-cell/>
          <table:table-cell office:value-type="float" office:value="-0.000815801414467" calcext:value-type="float">
            <text:p>-0.000815801414467</text:p>
          </table:table-cell>
          <table:table-cell office:value-type="float" office:value="-19.619775773" calcext:value-type="float">
            <text:p>-19.619775773</text:p>
          </table:table-cell>
          <table:table-cell office:value-type="float" office:value="-0.000819020429805" calcext:value-type="float">
            <text:p>-0.000819020429805</text:p>
          </table:table-cell>
        </table:table-row>
        <table:table-row table:style-name="ro3">
          <table:table-cell office:value-type="float" office:value="-0.000818810610639" calcext:value-type="float">
            <text:p>-0.000818810610639</text:p>
          </table:table-cell>
          <table:table-cell office:value-type="float" office:value="-12.946241516" calcext:value-type="float">
            <text:p>-12.946241516</text:p>
          </table:table-cell>
          <table:table-cell/>
          <table:table-cell office:value-type="float" office:value="0.0404216695498" calcext:value-type="float">
            <text:p>0.0404216695498</text:p>
          </table:table-cell>
          <table:table-cell office:value-type="float" office:value="0.0397828802377" calcext:value-type="float">
            <text:p>0.0397828802377</text:p>
          </table:table-cell>
          <table:table-cell/>
          <table:table-cell office:value-type="float" office:value="0.00301631534064" calcext:value-type="float">
            <text:p>0.00301631534064</text:p>
          </table:table-cell>
          <table:table-cell office:value-type="float" office:value="-0.00103590556792" calcext:value-type="float">
            <text:p>-0.00103590556792</text:p>
          </table:table-cell>
          <table:table-cell/>
          <table:table-cell office:value-type="float" office:value="-0.000814691367218" calcext:value-type="float">
            <text:p>-0.000814691367218</text:p>
          </table:table-cell>
          <table:table-cell office:value-type="float" office:value="-19.6484238263" calcext:value-type="float">
            <text:p>-19.6484238263</text:p>
          </table:table-cell>
          <table:table-cell office:value-type="float" office:value="-0.00081784857241" calcext:value-type="float">
            <text:p>-0.00081784857241</text:p>
          </table:table-cell>
        </table:table-row>
        <table:table-row table:style-name="ro3">
          <table:table-cell office:value-type="float" office:value="-0.00081765398145" calcext:value-type="float">
            <text:p>-0.00081765398145</text:p>
          </table:table-cell>
          <table:table-cell office:value-type="float" office:value="-12.3136116816" calcext:value-type="float">
            <text:p>-12.3136116816</text:p>
          </table:table-cell>
          <table:table-cell/>
          <table:table-cell office:value-type="float" office:value="0.0347670825095" calcext:value-type="float">
            <text:p>0.0347670825095</text:p>
          </table:table-cell>
          <table:table-cell office:value-type="float" office:value="0.0374232577241" calcext:value-type="float">
            <text:p>0.0374232577241</text:p>
          </table:table-cell>
          <table:table-cell/>
          <table:table-cell office:value-type="float" office:value="0.00180331064823" calcext:value-type="float">
            <text:p>0.00180331064823</text:p>
          </table:table-cell>
          <table:table-cell office:value-type="float" office:value="-0.00132170420976" calcext:value-type="float">
            <text:p>-0.00132170420976</text:p>
          </table:table-cell>
          <table:table-cell/>
          <table:table-cell office:value-type="float" office:value="-0.000813622818336" calcext:value-type="float">
            <text:p>-0.000813622818336</text:p>
          </table:table-cell>
          <table:table-cell office:value-type="float" office:value="-19.6692719352" calcext:value-type="float">
            <text:p>-19.6692719352</text:p>
          </table:table-cell>
          <table:table-cell office:value-type="float" office:value="-0.000816705200759" calcext:value-type="float">
            <text:p>-0.000816705200759</text:p>
          </table:table-cell>
        </table:table-row>
        <table:table-row table:style-name="ro3">
          <table:table-cell office:value-type="float" office:value="-0.00081648122589" calcext:value-type="float">
            <text:p>-0.00081648122589</text:p>
          </table:table-cell>
          <table:table-cell office:value-type="float" office:value="-11.7432818936" calcext:value-type="float">
            <text:p>-11.7432818936</text:p>
          </table:table-cell>
          <table:table-cell/>
          <table:table-cell office:value-type="float" office:value="0.0308779030831" calcext:value-type="float">
            <text:p>0.0308779030831</text:p>
          </table:table-cell>
          <table:table-cell office:value-type="float" office:value="0.031449605689" calcext:value-type="float">
            <text:p>0.031449605689</text:p>
          </table:table-cell>
          <table:table-cell/>
          <table:table-cell office:value-type="float" office:value="0.00173868909533" calcext:value-type="float">
            <text:p>0.00173868909533</text:p>
          </table:table-cell>
          <table:table-cell office:value-type="float" office:value="-0.00139251864259" calcext:value-type="float">
            <text:p>-0.00139251864259</text:p>
          </table:table-cell>
          <table:table-cell/>
          <table:table-cell office:value-type="float" office:value="-0.000812532935663" calcext:value-type="float">
            <text:p>-0.000812532935663</text:p>
          </table:table-cell>
          <table:table-cell office:value-type="float" office:value="-19.6890297854" calcext:value-type="float">
            <text:p>-19.6890297854</text:p>
          </table:table-cell>
          <table:table-cell office:value-type="float" office:value="-0.00081557588349" calcext:value-type="float">
            <text:p>-0.00081557588349</text:p>
          </table:table-cell>
        </table:table-row>
        <table:table-row table:style-name="ro3">
          <table:table-cell office:value-type="float" office:value="-0.000815385255171" calcext:value-type="float">
            <text:p>-0.000815385255171</text:p>
          </table:table-cell>
          <table:table-cell office:value-type="float" office:value="-11.2282202108" calcext:value-type="float">
            <text:p>-11.2282202108</text:p>
          </table:table-cell>
          <table:table-cell/>
          <table:table-cell office:value-type="float" office:value="0.027585415144" calcext:value-type="float">
            <text:p>0.027585415144</text:p>
          </table:table-cell>
          <table:table-cell office:value-type="float" office:value="0.0283664980334" calcext:value-type="float">
            <text:p>0.0283664980334</text:p>
          </table:table-cell>
          <table:table-cell/>
          <table:table-cell office:value-type="float" office:value="0.000640770278139" calcext:value-type="float">
            <text:p>0.000640770278139</text:p>
          </table:table-cell>
          <table:table-cell office:value-type="float" office:value="-0.00147098159887" calcext:value-type="float">
            <text:p>-0.00147098159887</text:p>
          </table:table-cell>
          <table:table-cell/>
          <table:table-cell office:value-type="float" office:value="-0.000811502303428" calcext:value-type="float">
            <text:p>-0.000811502303428</text:p>
          </table:table-cell>
          <table:table-cell office:value-type="float" office:value="-19.7086071475" calcext:value-type="float">
            <text:p>-19.7086071475</text:p>
          </table:table-cell>
          <table:table-cell office:value-type="float" office:value="-0.00081449470151" calcext:value-type="float">
            <text:p>-0.00081449470151</text:p>
          </table:table-cell>
        </table:table-row>
        <table:table-row table:style-name="ro3">
          <table:table-cell office:value-type="float" office:value="-0.000814282542741" calcext:value-type="float">
            <text:p>-0.000814282542741</text:p>
          </table:table-cell>
          <table:table-cell office:value-type="float" office:value="-10.7492825383" calcext:value-type="float">
            <text:p>-10.7492825383</text:p>
          </table:table-cell>
          <table:table-cell/>
          <table:table-cell office:value-type="float" office:value="0.0233072851238" calcext:value-type="float">
            <text:p>0.0233072851238</text:p>
          </table:table-cell>
          <table:table-cell office:value-type="float" office:value="0.0249232385783" calcext:value-type="float">
            <text:p>0.0249232385783</text:p>
          </table:table-cell>
          <table:table-cell/>
          <table:table-cell office:value-type="float" office:value="0.000646119255389" calcext:value-type="float">
            <text:p>0.000646119255389</text:p>
          </table:table-cell>
          <table:table-cell office:value-type="float" office:value="-0.00158532086388" calcext:value-type="float">
            <text:p>-0.00158532086388</text:p>
          </table:table-cell>
          <table:table-cell/>
          <table:table-cell office:value-type="float" office:value="-0.000810451824503" calcext:value-type="float">
            <text:p>-0.000810451824503</text:p>
          </table:table-cell>
          <table:table-cell office:value-type="float" office:value="-19.7186603595" calcext:value-type="float">
            <text:p>-19.7186603595</text:p>
          </table:table-cell>
          <table:table-cell office:value-type="float" office:value="-0.000813407500116" calcext:value-type="float">
            <text:p>-0.000813407500116</text:p>
          </table:table-cell>
        </table:table-row>
        <table:table-row table:style-name="ro3">
          <table:table-cell office:value-type="float" office:value="-0.000813199245599" calcext:value-type="float">
            <text:p>-0.000813199245599</text:p>
          </table:table-cell>
          <table:table-cell office:value-type="float" office:value="-10.3113382944" calcext:value-type="float">
            <text:p>-10.3113382944</text:p>
          </table:table-cell>
          <table:table-cell/>
          <table:table-cell office:value-type="float" office:value="0.0218690780174" calcext:value-type="float">
            <text:p>0.0218690780174</text:p>
          </table:table-cell>
          <table:table-cell office:value-type="float" office:value="0.0219785343657" calcext:value-type="float">
            <text:p>0.0219785343657</text:p>
          </table:table-cell>
          <table:table-cell/>
          <table:table-cell office:value-type="float" office:value="-0.00012261567997" calcext:value-type="float">
            <text:p>-0.00012261567997</text:p>
          </table:table-cell>
          <table:table-cell office:value-type="float" office:value="-0.00160221984429" calcext:value-type="float">
            <text:p>-0.00160221984429</text:p>
          </table:table-cell>
          <table:table-cell/>
          <table:table-cell office:value-type="float" office:value="-0.000809438247913" calcext:value-type="float">
            <text:p>-0.000809438247913</text:p>
          </table:table-cell>
          <table:table-cell office:value-type="float" office:value="-19.7412331382" calcext:value-type="float">
            <text:p>-19.7412331382</text:p>
          </table:table-cell>
          <table:table-cell office:value-type="float" office:value="-0.000812321386656" calcext:value-type="float">
            <text:p>-0.000812321386656</text:p>
          </table:table-cell>
        </table:table-row>
        <table:table-row table:style-name="ro3">
          <table:table-cell office:value-type="float" office:value="-0.000812139166595" calcext:value-type="float">
            <text:p>-0.000812139166595</text:p>
          </table:table-cell>
          <table:table-cell office:value-type="float" office:value="-9.92479774257" calcext:value-type="float">
            <text:p>-9.92479774257</text:p>
          </table:table-cell>
          <table:table-cell/>
          <table:table-cell office:value-type="float" office:value="0.0180808540926" calcext:value-type="float">
            <text:p>0.0180808540926</text:p>
          </table:table-cell>
          <table:table-cell office:value-type="float" office:value="0.0199005625266" calcext:value-type="float">
            <text:p>0.0199005625266</text:p>
          </table:table-cell>
          <table:table-cell/>
          <table:table-cell office:value-type="float" office:value="-0.000179164050898" calcext:value-type="float">
            <text:p>-0.000179164050898</text:p>
          </table:table-cell>
          <table:table-cell office:value-type="float" office:value="-0.00165014865435" calcext:value-type="float">
            <text:p>-0.00165014865435</text:p>
          </table:table-cell>
          <table:table-cell/>
          <table:table-cell office:value-type="float" office:value="-0.000808503986782" calcext:value-type="float">
            <text:p>-0.000808503986782</text:p>
          </table:table-cell>
          <table:table-cell office:value-type="float" office:value="-19.7612942461" calcext:value-type="float">
            <text:p>-19.7612942461</text:p>
          </table:table-cell>
          <table:table-cell office:value-type="float" office:value="-0.000811253266294" calcext:value-type="float">
            <text:p>-0.000811253266294</text:p>
          </table:table-cell>
        </table:table-row>
        <table:table-row table:style-name="ro3">
          <table:table-cell office:value-type="float" office:value="-0.000811093025225" calcext:value-type="float">
            <text:p>-0.000811093025225</text:p>
          </table:table-cell>
          <table:table-cell office:value-type="float" office:value="-9.55540177705" calcext:value-type="float">
            <text:p>-9.55540177705</text:p>
          </table:table-cell>
          <table:table-cell/>
          <table:table-cell office:value-type="float" office:value="0.017328726951" calcext:value-type="float">
            <text:p>0.017328726951</text:p>
          </table:table-cell>
          <table:table-cell office:value-type="float" office:value="0.0169563557515" calcext:value-type="float">
            <text:p>0.0169563557515</text:p>
          </table:table-cell>
          <table:table-cell/>
          <table:table-cell office:value-type="float" office:value="-0.000649954577947" calcext:value-type="float">
            <text:p>-0.000649954577947</text:p>
          </table:table-cell>
          <table:table-cell office:value-type="float" office:value="-0.00157766160924" calcext:value-type="float">
            <text:p>-0.00157766160924</text:p>
          </table:table-cell>
          <table:table-cell/>
          <table:table-cell office:value-type="float" office:value="-0.000807526819948" calcext:value-type="float">
            <text:p>-0.000807526819948</text:p>
          </table:table-cell>
          <table:table-cell office:value-type="float" office:value="-19.7812280612" calcext:value-type="float">
            <text:p>-19.7812280612</text:p>
          </table:table-cell>
          <table:table-cell office:value-type="float" office:value="-0.000810227202271" calcext:value-type="float">
            <text:p>-0.000810227202271</text:p>
          </table:table-cell>
        </table:table-row>
        <table:table-row table:style-name="ro3">
          <table:table-cell office:value-type="float" office:value="-0.000810071997352" calcext:value-type="float">
            <text:p>-0.000810071997352</text:p>
          </table:table-cell>
          <table:table-cell office:value-type="float" office:value="-9.22357149675" calcext:value-type="float">
            <text:p>-9.22357149675</text:p>
          </table:table-cell>
          <table:table-cell/>
          <table:table-cell office:value-type="float" office:value="0.0142819525708" calcext:value-type="float">
            <text:p>0.0142819525708</text:p>
          </table:table-cell>
          <table:table-cell office:value-type="float" office:value="0.0159899848958" calcext:value-type="float">
            <text:p>0.0159899848958</text:p>
          </table:table-cell>
          <table:table-cell/>
          <table:table-cell office:value-type="float" office:value="-0.00086712012286" calcext:value-type="float">
            <text:p>-0.00086712012286</text:p>
          </table:table-cell>
          <table:table-cell office:value-type="float" office:value="-0.00166220898766" calcext:value-type="float">
            <text:p>-0.00166220898766</text:p>
          </table:table-cell>
          <table:table-cell/>
          <table:table-cell office:value-type="float" office:value="-0.000806586081199" calcext:value-type="float">
            <text:p>-0.000806586081199</text:p>
          </table:table-cell>
          <table:table-cell office:value-type="float" office:value="-19.7943615066" calcext:value-type="float">
            <text:p>-19.7943615066</text:p>
          </table:table-cell>
          <table:table-cell office:value-type="float" office:value="-0.000809238671952" calcext:value-type="float">
            <text:p>-0.000809238671952</text:p>
          </table:table-cell>
        </table:table-row>
        <table:table-row table:style-name="ro3">
          <table:table-cell office:value-type="float" office:value="-0.000809063368994" calcext:value-type="float">
            <text:p>-0.000809063368994</text:p>
          </table:table-cell>
          <table:table-cell office:value-type="float" office:value="-8.90487822866" calcext:value-type="float">
            <text:p>-8.90487822866</text:p>
          </table:table-cell>
          <table:table-cell/>
          <table:table-cell office:value-type="float" office:value="0.0135771370851" calcext:value-type="float">
            <text:p>0.0135771370851</text:p>
          </table:table-cell>
          <table:table-cell office:value-type="float" office:value="0.0134436859572" calcext:value-type="float">
            <text:p>0.0134436859572</text:p>
          </table:table-cell>
          <table:table-cell/>
          <table:table-cell office:value-type="float" office:value="-0.00107844462493" calcext:value-type="float">
            <text:p>-0.00107844462493</text:p>
          </table:table-cell>
          <table:table-cell office:value-type="float" office:value="-0.00154059060991" calcext:value-type="float">
            <text:p>-0.00154059060991</text:p>
          </table:table-cell>
          <table:table-cell/>
          <table:table-cell office:value-type="float" office:value="-0.000805644097111" calcext:value-type="float">
            <text:p>-0.000805644097111</text:p>
          </table:table-cell>
          <table:table-cell office:value-type="float" office:value="-19.8091072128" calcext:value-type="float">
            <text:p>-19.8091072128</text:p>
          </table:table-cell>
          <table:table-cell office:value-type="float" office:value="-0.000808247921622" calcext:value-type="float">
            <text:p>-0.000808247921622</text:p>
          </table:table-cell>
        </table:table-row>
        <table:table-row table:style-name="ro3">
          <table:table-cell office:value-type="float" office:value="-0.000808078451209" calcext:value-type="float">
            <text:p>-0.000808078451209</text:p>
          </table:table-cell>
          <table:table-cell office:value-type="float" office:value="-8.61857844021" calcext:value-type="float">
            <text:p>-8.61857844021</text:p>
          </table:table-cell>
          <table:table-cell/>
          <table:table-cell office:value-type="float" office:value="0.0113789413074" calcext:value-type="float">
            <text:p>0.0113789413074</text:p>
          </table:table-cell>
          <table:table-cell office:value-type="float" office:value="0.0128219499678" calcext:value-type="float">
            <text:p>0.0128219499678</text:p>
          </table:table-cell>
          <table:table-cell/>
          <table:table-cell office:value-type="float" office:value="-0.00125176659404" calcext:value-type="float">
            <text:p>-0.00125176659404</text:p>
          </table:table-cell>
          <table:table-cell office:value-type="float" office:value="-0.0015877009436" calcext:value-type="float">
            <text:p>-0.0015877009436</text:p>
          </table:table-cell>
          <table:table-cell/>
          <table:table-cell office:value-type="float" office:value="-0.000804718100596" calcext:value-type="float">
            <text:p>-0.000804718100596</text:p>
          </table:table-cell>
          <table:table-cell office:value-type="float" office:value="-19.8209158458" calcext:value-type="float">
            <text:p>-19.8209158458</text:p>
          </table:table-cell>
          <table:table-cell office:value-type="float" office:value="-0.000807275898305" calcext:value-type="float">
            <text:p>-0.000807275898305</text:p>
          </table:table-cell>
        </table:table-row>
        <table:table-row table:style-name="ro3">
          <table:table-cell office:value-type="float" office:value="-0.000807106971012" calcext:value-type="float">
            <text:p>-0.000807106971012</text:p>
          </table:table-cell>
          <table:table-cell office:value-type="float" office:value="-8.3483188435" calcext:value-type="float">
            <text:p>-8.3483188435</text:p>
          </table:table-cell>
          <table:table-cell/>
          <table:table-cell office:value-type="float" office:value="0.0108589851207" calcext:value-type="float">
            <text:p>0.0108589851207</text:p>
          </table:table-cell>
          <table:table-cell office:value-type="float" office:value="0.0107782709653" calcext:value-type="float">
            <text:p>0.0107782709653</text:p>
          </table:table-cell>
          <table:table-cell/>
          <table:table-cell office:value-type="float" office:value="-0.00136430223757" calcext:value-type="float">
            <text:p>-0.00136430223757</text:p>
          </table:table-cell>
          <table:table-cell office:value-type="float" office:value="-0.00146656014267" calcext:value-type="float">
            <text:p>-0.00146656014267</text:p>
          </table:table-cell>
          <table:table-cell/>
          <table:table-cell office:value-type="float" office:value="-0.000803809752895" calcext:value-type="float">
            <text:p>-0.000803809752895</text:p>
          </table:table-cell>
          <table:table-cell office:value-type="float" office:value="-19.8393411463" calcext:value-type="float">
            <text:p>-19.8393411463</text:p>
          </table:table-cell>
          <table:table-cell office:value-type="float" office:value="-0.000806301605785" calcext:value-type="float">
            <text:p>-0.000806301605785</text:p>
          </table:table-cell>
        </table:table-row>
        <table:table-row table:style-name="ro3">
          <table:table-cell office:value-type="float" office:value="-0.000806137544229" calcext:value-type="float">
            <text:p>-0.000806137544229</text:p>
          </table:table-cell>
          <table:table-cell office:value-type="float" office:value="-8.11274685519" calcext:value-type="float">
            <text:p>-8.11274685519</text:p>
          </table:table-cell>
          <table:table-cell/>
          <table:table-cell office:value-type="float" office:value="0.00940648153348" calcext:value-type="float">
            <text:p>0.00940648153348</text:p>
          </table:table-cell>
          <table:table-cell office:value-type="float" office:value="0.0105287947153" calcext:value-type="float">
            <text:p>0.0105287947153</text:p>
          </table:table-cell>
          <table:table-cell/>
          <table:table-cell office:value-type="float" office:value="-0.00153647308324" calcext:value-type="float">
            <text:p>-0.00153647308324</text:p>
          </table:table-cell>
          <table:table-cell office:value-type="float" office:value="-0.00146341307485" calcext:value-type="float">
            <text:p>-0.00146341307485</text:p>
          </table:table-cell>
          <table:table-cell/>
          <table:table-cell office:value-type="float" office:value="-0.000802899179533" calcext:value-type="float">
            <text:p>-0.000802899179533</text:p>
          </table:table-cell>
          <table:table-cell office:value-type="float" office:value="-19.8477886505" calcext:value-type="float">
            <text:p>-19.8477886505</text:p>
          </table:table-cell>
          <table:table-cell office:value-type="float" office:value="-0.000805364624741" calcext:value-type="float">
            <text:p>-0.000805364624741</text:p>
          </table:table-cell>
        </table:table-row>
        <table:table-row table:style-name="ro3">
          <table:table-cell office:value-type="float" office:value="-0.000805220646699" calcext:value-type="float">
            <text:p>-0.000805220646699</text:p>
          </table:table-cell>
          <table:table-cell office:value-type="float" office:value="-7.88640688877" calcext:value-type="float">
            <text:p>-7.88640688877</text:p>
          </table:table-cell>
          <table:table-cell/>
          <table:table-cell office:value-type="float" office:value="0.00857990975095" calcext:value-type="float">
            <text:p>0.00857990975095</text:p>
          </table:table-cell>
          <table:table-cell office:value-type="float" office:value="0.00916359758695" calcext:value-type="float">
            <text:p>0.00916359758695</text:p>
          </table:table-cell>
          <table:table-cell/>
          <table:table-cell office:value-type="float" office:value="-0.00145360064022" calcext:value-type="float">
            <text:p>-0.00145360064022</text:p>
          </table:table-cell>
          <table:table-cell office:value-type="float" office:value="-0.001372314801" calcext:value-type="float">
            <text:p>-0.001372314801</text:p>
          </table:table-cell>
          <table:table-cell/>
          <table:table-cell office:value-type="float" office:value="-0.000802040805105" calcext:value-type="float">
            <text:p>-0.000802040805105</text:p>
          </table:table-cell>
          <table:table-cell office:value-type="float" office:value="-19.8590040898" calcext:value-type="float">
            <text:p>-19.8590040898</text:p>
          </table:table-cell>
          <table:table-cell office:value-type="float" office:value="-0.000804443754525" calcext:value-type="float">
            <text:p>-0.000804443754525</text:p>
          </table:table-cell>
        </table:table-row>
        <table:table-row table:style-name="ro3">
          <table:table-cell office:value-type="float" office:value="-0.000804284796889" calcext:value-type="float">
            <text:p>-0.000804284796889</text:p>
          </table:table-cell>
          <table:table-cell office:value-type="float" office:value="-7.6715528518" calcext:value-type="float">
            <text:p>-7.6715528518</text:p>
          </table:table-cell>
          <table:table-cell/>
          <table:table-cell office:value-type="float" office:value="0.00814118654901" calcext:value-type="float">
            <text:p>0.00814118654901</text:p>
          </table:table-cell>
          <table:table-cell office:value-type="float" office:value="0.0087051151768" calcext:value-type="float">
            <text:p>0.0087051151768</text:p>
          </table:table-cell>
          <table:table-cell/>
          <table:table-cell office:value-type="float" office:value="-0.00168715385589" calcext:value-type="float">
            <text:p>-0.00168715385589</text:p>
          </table:table-cell>
          <table:table-cell office:value-type="float" office:value="-0.0013053934828" calcext:value-type="float">
            <text:p>-0.0013053934828</text:p>
          </table:table-cell>
          <table:table-cell/>
          <table:table-cell office:value-type="float" office:value="-0.000801145667667" calcext:value-type="float">
            <text:p>-0.000801145667667</text:p>
          </table:table-cell>
          <table:table-cell office:value-type="float" office:value="-19.8703013213" calcext:value-type="float">
            <text:p>-19.8703013213</text:p>
          </table:table-cell>
          <table:table-cell office:value-type="float" office:value="-0.000803540290043" calcext:value-type="float">
            <text:p>-0.000803540290043</text:p>
          </table:table-cell>
        </table:table-row>
        <table:table-row table:style-name="ro3">
          <table:table-cell office:value-type="float" office:value="-0.000803419523292" calcext:value-type="float">
            <text:p>-0.000803419523292</text:p>
          </table:table-cell>
          <table:table-cell office:value-type="float" office:value="-7.48110448165" calcext:value-type="float">
            <text:p>-7.48110448165</text:p>
          </table:table-cell>
          <table:table-cell/>
          <table:table-cell office:value-type="float" office:value="0.00708853840782" calcext:value-type="float">
            <text:p>0.00708853840782</text:p>
          </table:table-cell>
          <table:table-cell office:value-type="float" office:value="0.00794498198312" calcext:value-type="float">
            <text:p>0.00794498198312</text:p>
          </table:table-cell>
          <table:table-cell/>
          <table:table-cell office:value-type="float" office:value="-0.00157328659458" calcext:value-type="float">
            <text:p>-0.00157328659458</text:p>
          </table:table-cell>
          <table:table-cell office:value-type="float" office:value="-0.00120689951016" calcext:value-type="float">
            <text:p>-0.00120689951016</text:p>
          </table:table-cell>
          <table:table-cell/>
          <table:table-cell office:value-type="float" office:value="-0.000800318078438" calcext:value-type="float">
            <text:p>-0.000800318078438</text:p>
          </table:table-cell>
          <table:table-cell office:value-type="float" office:value="-19.8793790994" calcext:value-type="float">
            <text:p>-19.8793790994</text:p>
          </table:table-cell>
          <table:table-cell office:value-type="float" office:value="-0.000802652262626" calcext:value-type="float">
            <text:p>-0.000802652262626</text:p>
          </table:table-cell>
        </table:table-row>
        <table:table-row table:style-name="ro3">
          <table:table-cell office:value-type="float" office:value="-0.000802550733079" calcext:value-type="float">
            <text:p>-0.000802550733079</text:p>
          </table:table-cell>
          <table:table-cell office:value-type="float" office:value="-7.30019097219" calcext:value-type="float">
            <text:p>-7.30019097219</text:p>
          </table:table-cell>
          <table:table-cell/>
          <table:table-cell office:value-type="float" office:value="0.00695460806251" calcext:value-type="float">
            <text:p>0.00695460806251</text:p>
          </table:table-cell>
          <table:table-cell office:value-type="float" office:value="0.00746975755971" calcext:value-type="float">
            <text:p>0.00746975755971</text:p>
          </table:table-cell>
          <table:table-cell/>
          <table:table-cell office:value-type="float" office:value="-0.00172701244398" calcext:value-type="float">
            <text:p>-0.00172701244398</text:p>
          </table:table-cell>
          <table:table-cell office:value-type="float" office:value="-0.00112505993183" calcext:value-type="float">
            <text:p>-0.00112505993183</text:p>
          </table:table-cell>
          <table:table-cell/>
          <table:table-cell office:value-type="float" office:value="-0.000799504393946" calcext:value-type="float">
            <text:p>-0.000799504393946</text:p>
          </table:table-cell>
          <table:table-cell office:value-type="float" office:value="-19.8918141081" calcext:value-type="float">
            <text:p>-19.8918141081</text:p>
          </table:table-cell>
          <table:table-cell office:value-type="float" office:value="-0.000801780964226" calcext:value-type="float">
            <text:p>-0.000801780964226</text:p>
          </table:table-cell>
        </table:table-row>
        <table:table-row table:style-name="ro3">
          <table:table-cell office:value-type="float" office:value="-0.00080168138669" calcext:value-type="float">
            <text:p>-0.00080168138669</text:p>
          </table:table-cell>
          <table:table-cell office:value-type="float" office:value="-7.14409475361" calcext:value-type="float">
            <text:p>-7.14409475361</text:p>
          </table:table-cell>
          <table:table-cell/>
          <table:table-cell office:value-type="float" office:value="0.00613535976057" calcext:value-type="float">
            <text:p>0.00613535976057</text:p>
          </table:table-cell>
          <table:table-cell office:value-type="float" office:value="0.00696047148309" calcext:value-type="float">
            <text:p>0.00696047148309</text:p>
          </table:table-cell>
          <table:table-cell/>
          <table:table-cell office:value-type="float" office:value="-0.00162330224976" calcext:value-type="float">
            <text:p>-0.00162330224976</text:p>
          </table:table-cell>
          <table:table-cell office:value-type="float" office:value="-0.00106077268362" calcext:value-type="float">
            <text:p>-0.00106077268362</text:p>
          </table:table-cell>
          <table:table-cell/>
          <table:table-cell office:value-type="float" office:value="-0.000798689424837" calcext:value-type="float">
            <text:p>-0.000798689424837</text:p>
          </table:table-cell>
          <table:table-cell office:value-type="float" office:value="-19.9012362856" calcext:value-type="float">
            <text:p>-19.9012362856</text:p>
          </table:table-cell>
          <table:table-cell office:value-type="float" office:value="-0.000800907620912" calcext:value-type="float">
            <text:p>-0.000800907620912</text:p>
          </table:table-cell>
        </table:table-row>
        <table:table-row table:style-name="ro3">
          <table:table-cell office:value-type="float" office:value="-0.000800809568739" calcext:value-type="float">
            <text:p>-0.000800809568739</text:p>
          </table:table-cell>
          <table:table-cell office:value-type="float" office:value="-6.99466428622" calcext:value-type="float">
            <text:p>-6.99466428622</text:p>
          </table:table-cell>
          <table:table-cell/>
          <table:table-cell office:value-type="float" office:value="0.00618856183316" calcext:value-type="float">
            <text:p>0.00618856183316</text:p>
          </table:table-cell>
          <table:table-cell office:value-type="float" office:value="0.00636549255816" calcext:value-type="float">
            <text:p>0.00636549255816</text:p>
          </table:table-cell>
          <table:table-cell/>
          <table:table-cell office:value-type="float" office:value="-0.00169992110456" calcext:value-type="float">
            <text:p>-0.00169992110456</text:p>
          </table:table-cell>
          <table:table-cell office:value-type="float" office:value="-0.000931069460758" calcext:value-type="float">
            <text:p>-0.000931069460758</text:p>
          </table:table-cell>
          <table:table-cell/>
          <table:table-cell office:value-type="float" office:value="-0.000797888595622" calcext:value-type="float">
            <text:p>-0.000797888595622</text:p>
          </table:table-cell>
          <table:table-cell office:value-type="float" office:value="-19.9087676238" calcext:value-type="float">
            <text:p>-19.9087676238</text:p>
          </table:table-cell>
          <table:table-cell office:value-type="float" office:value="-0.000800084198554" calcext:value-type="float">
            <text:p>-0.000800084198554</text:p>
          </table:table-cell>
        </table:table-row>
        <table:table-row table:style-name="ro3">
          <table:table-cell office:value-type="float" office:value="-0.000799937922938" calcext:value-type="float">
            <text:p>-0.000799937922938</text:p>
          </table:table-cell>
          <table:table-cell office:value-type="float" office:value="-6.86182105737" calcext:value-type="float">
            <text:p>-6.86182105737</text:p>
          </table:table-cell>
          <table:table-cell/>
          <table:table-cell office:value-type="float" office:value="0.00547072419792" calcext:value-type="float">
            <text:p>0.00547072419792</text:p>
          </table:table-cell>
          <table:table-cell office:value-type="float" office:value="0.00642635881464" calcext:value-type="float">
            <text:p>0.00642635881464</text:p>
          </table:table-cell>
          <table:table-cell/>
          <table:table-cell office:value-type="float" office:value="-0.00159511386155" calcext:value-type="float">
            <text:p>-0.00159511386155</text:p>
          </table:table-cell>
          <table:table-cell office:value-type="float" office:value="-0.00085155263292" calcext:value-type="float">
            <text:p>-0.00085155263292</text:p>
          </table:table-cell>
          <table:table-cell/>
          <table:table-cell office:value-type="float" office:value="-0.000797086731819" calcext:value-type="float">
            <text:p>-0.000797086731819</text:p>
          </table:table-cell>
          <table:table-cell office:value-type="float" office:value="-19.917294957" calcext:value-type="float">
            <text:p>-19.917294957</text:p>
          </table:table-cell>
          <table:table-cell office:value-type="float" office:value="-0.000799291393069" calcext:value-type="float">
            <text:p>-0.000799291393069</text:p>
          </table:table-cell>
        </table:table-row>
        <table:table-row table:style-name="ro3">
          <table:table-cell office:value-type="float" office:value="-0.000799114509357" calcext:value-type="float">
            <text:p>-0.000799114509357</text:p>
          </table:table-cell>
          <table:table-cell office:value-type="float" office:value="-6.72877866384" calcext:value-type="float">
            <text:p>-6.72877866384</text:p>
          </table:table-cell>
          <table:table-cell/>
          <table:table-cell office:value-type="float" office:value="0.00562506554078" calcext:value-type="float">
            <text:p>0.00562506554078</text:p>
          </table:table-cell>
          <table:table-cell office:value-type="float" office:value="0.00582822247222" calcext:value-type="float">
            <text:p>0.00582822247222</text:p>
          </table:table-cell>
          <table:table-cell/>
          <table:table-cell office:value-type="float" office:value="-0.00159429894477" calcext:value-type="float">
            <text:p>-0.00159429894477</text:p>
          </table:table-cell>
          <table:table-cell office:value-type="float" office:value="-0.000727975072479" calcext:value-type="float">
            <text:p>-0.000727975072479</text:p>
          </table:table-cell>
          <table:table-cell/>
          <table:table-cell office:value-type="float" office:value="-0.000796314513753" calcext:value-type="float">
            <text:p>-0.000796314513753</text:p>
          </table:table-cell>
          <table:table-cell office:value-type="float" office:value="-19.9228744409" calcext:value-type="float">
            <text:p>-19.9228744409</text:p>
          </table:table-cell>
          <table:table-cell office:value-type="float" office:value="-0.000798463670183" calcext:value-type="float">
            <text:p>-0.000798463670183</text:p>
          </table:table-cell>
        </table:table-row>
        <table:table-row table:style-name="ro3">
          <table:table-cell office:value-type="float" office:value="-0.000798322235845" calcext:value-type="float">
            <text:p>-0.000798322235845</text:p>
          </table:table-cell>
          <table:table-cell office:value-type="float" office:value="-6.61055218528" calcext:value-type="float">
            <text:p>-6.61055218528</text:p>
          </table:table-cell>
          <table:table-cell/>
          <table:table-cell office:value-type="float" office:value="0.00508795084854" calcext:value-type="float">
            <text:p>0.00508795084854</text:p>
          </table:table-cell>
          <table:table-cell office:value-type="float" office:value="0.00594360769262" calcext:value-type="float">
            <text:p>0.00594360769262</text:p>
          </table:table-cell>
          <table:table-cell/>
          <table:table-cell office:value-type="float" office:value="-0.0015331702128" calcext:value-type="float">
            <text:p>-0.0015331702128</text:p>
          </table:table-cell>
          <table:table-cell office:value-type="float" office:value="-0.000653928099656" calcext:value-type="float">
            <text:p>-0.000653928099656</text:p>
          </table:table-cell>
          <table:table-cell/>
          <table:table-cell office:value-type="float" office:value="-0.000795556068709" calcext:value-type="float">
            <text:p>-0.000795556068709</text:p>
          </table:table-cell>
          <table:table-cell office:value-type="float" office:value="-19.9278660503" calcext:value-type="float">
            <text:p>-19.9278660503</text:p>
          </table:table-cell>
          <table:table-cell office:value-type="float" office:value="-0.000797682566901" calcext:value-type="float">
            <text:p>-0.000797682566901</text:p>
          </table:table-cell>
        </table:table-row>
        <table:table-row table:style-name="ro3">
          <table:table-cell office:value-type="float" office:value="-0.000797527888096" calcext:value-type="float">
            <text:p>-0.000797527888096</text:p>
          </table:table-cell>
          <table:table-cell office:value-type="float" office:value="-6.50095224348" calcext:value-type="float">
            <text:p>-6.50095224348</text:p>
          </table:table-cell>
          <table:table-cell/>
          <table:table-cell office:value-type="float" office:value="0.00517535349041" calcext:value-type="float">
            <text:p>0.00517535349041</text:p>
          </table:table-cell>
          <table:table-cell office:value-type="float" office:value="0.00547231628968" calcext:value-type="float">
            <text:p>0.00547231628968</text:p>
          </table:table-cell>
          <table:table-cell/>
          <table:table-cell office:value-type="float" office:value="-0.001464242674" calcext:value-type="float">
            <text:p>-0.001464242674</text:p>
          </table:table-cell>
          <table:table-cell office:value-type="float" office:value="-0.00052111533463" calcext:value-type="float">
            <text:p>-0.00052111533463</text:p>
          </table:table-cell>
          <table:table-cell/>
          <table:table-cell office:value-type="float" office:value="-0.000794811363923" calcext:value-type="float">
            <text:p>-0.000794811363923</text:p>
          </table:table-cell>
          <table:table-cell office:value-type="float" office:value="-19.9348098713" calcext:value-type="float">
            <text:p>-19.9348098713</text:p>
          </table:table-cell>
          <table:table-cell office:value-type="float" office:value="-0.000796884516067" calcext:value-type="float">
            <text:p>-0.000796884516067</text:p>
          </table:table-cell>
        </table:table-row>
        <table:table-row table:style-name="ro3">
          <table:table-cell office:value-type="float" office:value="-0.000796763283413" calcext:value-type="float">
            <text:p>-0.000796763283413</text:p>
          </table:table-cell>
          <table:table-cell office:value-type="float" office:value="-6.39928486504" calcext:value-type="float">
            <text:p>-6.39928486504</text:p>
          </table:table-cell>
          <table:table-cell/>
          <table:table-cell office:value-type="float" office:value="0.00489521010926" calcext:value-type="float">
            <text:p>0.00489521010926</text:p>
          </table:table-cell>
          <table:table-cell office:value-type="float" office:value="-9.47637679536" calcext:value-type="float">
            <text:p>-9.47637679536</text:p>
          </table:table-cell>
          <table:table-cell/>
          <table:table-cell office:value-type="float" office:value="-0.00143615542276" calcext:value-type="float">
            <text:p>-0.00143615542276</text:p>
          </table:table-cell>
          <table:table-cell office:value-type="float" office:value="-0.000435279837211" calcext:value-type="float">
            <text:p>-0.000435279837211</text:p>
          </table:table-cell>
          <table:table-cell/>
          <table:table-cell office:value-type="float" office:value="-0.000794079508777" calcext:value-type="float">
            <text:p>-0.000794079508777</text:p>
          </table:table-cell>
          <table:table-cell office:value-type="float" office:value="-19.9400806394" calcext:value-type="float">
            <text:p>-19.9400806394</text:p>
          </table:table-cell>
          <table:table-cell office:value-type="float" office:value="-0.000796131367112" calcext:value-type="float">
            <text:p>-0.000796131367112</text:p>
          </table:table-cell>
        </table:table-row>
        <table:table-row table:style-name="ro3">
          <table:table-cell office:value-type="float" office:value="-0.000795981533793" calcext:value-type="float">
            <text:p>-0.000795981533793</text:p>
          </table:table-cell>
          <table:table-cell office:value-type="float" office:value="-6.30491808294" calcext:value-type="float">
            <text:p>-6.30491808294</text:p>
          </table:table-cell>
          <table:table-cell/>
          <table:table-cell office:value-type="float" office:value="-9.07568959734" calcext:value-type="float">
            <text:p>-9.07568959734</text:p>
          </table:table-cell>
          <table:table-cell office:value-type="float" office:value="-7.83095067148" calcext:value-type="float">
            <text:p>-7.83095067148</text:p>
          </table:table-cell>
          <table:table-cell/>
          <table:table-cell office:value-type="float" office:value="-0.00130353214168" calcext:value-type="float">
            <text:p>-0.00130353214168</text:p>
          </table:table-cell>
          <table:table-cell office:value-type="float" office:value="-0.000312679452545" calcext:value-type="float">
            <text:p>-0.000312679452545</text:p>
          </table:table-cell>
          <table:table-cell/>
          <table:table-cell office:value-type="float" office:value="-0.000793361079326" calcext:value-type="float">
            <text:p>-0.000793361079326</text:p>
          </table:table-cell>
          <table:table-cell office:value-type="float" office:value="-19.9449359052" calcext:value-type="float">
            <text:p>-19.9449359052</text:p>
          </table:table-cell>
          <table:table-cell office:value-type="float" office:value="-0.000795346134165" calcext:value-type="float">
            <text:p>-0.000795346134165</text:p>
          </table:table-cell>
        </table:table-row>
        <table:table-row table:style-name="ro3">
          <table:table-cell office:value-type="float" office:value="-0.000795229076065" calcext:value-type="float">
            <text:p>-0.000795229076065</text:p>
          </table:table-cell>
          <table:table-cell office:value-type="float" office:value="-6.21727449263" calcext:value-type="float">
            <text:p>-6.21727449263</text:p>
          </table:table-cell>
          <table:table-cell/>
          <table:table-cell office:value-type="float" office:value="-7.80921191946" calcext:value-type="float">
            <text:p>-7.80921191946</text:p>
          </table:table-cell>
          <table:table-cell office:value-type="float" office:value="-7.49291878714" calcext:value-type="float">
            <text:p>-7.49291878714</text:p>
          </table:table-cell>
          <table:table-cell/>
          <table:table-cell office:value-type="float" office:value="-0.00127898504693" calcext:value-type="float">
            <text:p>-0.00127898504693</text:p>
          </table:table-cell>
          <table:table-cell office:value-type="float" office:value="-0.000215381614396" calcext:value-type="float">
            <text:p>-0.000215381614396</text:p>
          </table:table-cell>
          <table:table-cell/>
          <table:table-cell office:value-type="float" office:value="-0.00079265494819" calcext:value-type="float">
            <text:p>-0.00079265494819</text:p>
          </table:table-cell>
          <table:table-cell office:value-type="float" office:value="-19.950869223" calcext:value-type="float">
            <text:p>-19.950869223</text:p>
          </table:table-cell>
          <table:table-cell office:value-type="float" office:value="-0.000794619899789" calcext:value-type="float">
            <text:p>-0.000794619899789</text:p>
          </table:table-cell>
        </table:table-row>
        <table:table-row table:style-name="ro3">
          <table:table-cell office:value-type="float" office:value="-0.000794489698917" calcext:value-type="float">
            <text:p>-0.000794489698917</text:p>
          </table:table-cell>
          <table:table-cell office:value-type="float" office:value="-6.13241183742" calcext:value-type="float">
            <text:p>-6.13241183742</text:p>
          </table:table-cell>
          <table:table-cell/>
          <table:table-cell office:value-type="float" office:value="-7.56183605851" calcext:value-type="float">
            <text:p>-7.56183605851</text:p>
          </table:table-cell>
          <table:table-cell office:value-type="float" office:value="-7.23010284799" calcext:value-type="float">
            <text:p>-7.23010284799</text:p>
          </table:table-cell>
          <table:table-cell/>
          <table:table-cell office:value-type="float" office:value="-0.00114675374563" calcext:value-type="float">
            <text:p>-0.00114675374563</text:p>
          </table:table-cell>
          <table:table-cell office:value-type="float" office:value="-6.92633291066" calcext:value-type="float">
            <text:p>-6.92633291066</text:p>
          </table:table-cell>
          <table:table-cell/>
          <table:table-cell office:value-type="float" office:value="-0.000791961679175" calcext:value-type="float">
            <text:p>-0.000791961679175</text:p>
          </table:table-cell>
          <table:table-cell office:value-type="float" office:value="-19.9536383262" calcext:value-type="float">
            <text:p>-19.9536383262</text:p>
          </table:table-cell>
          <table:table-cell office:value-type="float" office:value="-0.000793891425038" calcext:value-type="float">
            <text:p>-0.000793891425038</text:p>
          </table:table-cell>
        </table:table-row>
        <table:table-row table:style-name="ro3">
          <table:table-cell office:value-type="float" office:value="-0.000793749467306" calcext:value-type="float">
            <text:p>-0.000793749467306</text:p>
          </table:table-cell>
          <table:table-cell office:value-type="float" office:value="-6.06001121745" calcext:value-type="float">
            <text:p>-6.06001121745</text:p>
          </table:table-cell>
          <table:table-cell/>
          <table:table-cell office:value-type="float" office:value="-7.26339010564" calcext:value-type="float">
            <text:p>-7.26339010564</text:p>
          </table:table-cell>
          <table:table-cell office:value-type="float" office:value="-6.9572700311" calcext:value-type="float">
            <text:p>-6.9572700311</text:p>
          </table:table-cell>
          <table:table-cell/>
          <table:table-cell office:value-type="float" office:value="-0.00109132354835" calcext:value-type="float">
            <text:p>-0.00109132354835</text:p>
          </table:table-cell>
          <table:table-cell office:value-type="float" office:value="-5.87173341668" calcext:value-type="float">
            <text:p>-5.87173341668</text:p>
          </table:table-cell>
          <table:table-cell/>
          <table:table-cell office:value-type="float" office:value="-0.000791293970863" calcext:value-type="float">
            <text:p>-0.000791293970863</text:p>
          </table:table-cell>
          <table:table-cell office:value-type="float" office:value="-19.9578059153" calcext:value-type="float">
            <text:p>-19.9578059153</text:p>
          </table:table-cell>
          <table:table-cell office:value-type="float" office:value="-0.000793147976442" calcext:value-type="float">
            <text:p>-0.000793147976442</text:p>
          </table:table-cell>
        </table:table-row>
        <table:table-row table:style-name="ro3">
          <table:table-cell office:value-type="float" office:value="-0.000793036268584" calcext:value-type="float">
            <text:p>-0.000793036268584</text:p>
          </table:table-cell>
          <table:table-cell office:value-type="float" office:value="-5.98981779069" calcext:value-type="float">
            <text:p>-5.98981779069</text:p>
          </table:table-cell>
          <table:table-cell/>
          <table:table-cell office:value-type="float" office:value="-6.98946277804" calcext:value-type="float">
            <text:p>-6.98946277804</text:p>
          </table:table-cell>
          <table:table-cell office:value-type="float" office:value="-6.72849212906" calcext:value-type="float">
            <text:p>-6.72849212906</text:p>
          </table:table-cell>
          <table:table-cell/>
          <table:table-cell office:value-type="float" office:value="-0.00095048929448" calcext:value-type="float">
            <text:p>-0.00095048929448</text:p>
          </table:table-cell>
          <table:table-cell office:value-type="float" office:value="-5.811227538" calcext:value-type="float">
            <text:p>-5.811227538</text:p>
          </table:table-cell>
          <table:table-cell/>
          <table:table-cell office:value-type="float" office:value="-0.000790624514837" calcext:value-type="float">
            <text:p>-0.000790624514837</text:p>
          </table:table-cell>
          <table:table-cell office:value-type="float" office:value="-19.960772583" calcext:value-type="float">
            <text:p>-19.960772583</text:p>
          </table:table-cell>
          <table:table-cell office:value-type="float" office:value="-0.000792459555729" calcext:value-type="float">
            <text:p>-0.000792459555729</text:p>
          </table:table-cell>
        </table:table-row>
        <table:table-row table:style-name="ro3">
          <table:table-cell office:value-type="float" office:value="-0.000792350074761" calcext:value-type="float">
            <text:p>-0.000792350074761</text:p>
          </table:table-cell>
          <table:table-cell office:value-type="float" office:value="-5.92131376119" calcext:value-type="float">
            <text:p>-5.92131376119</text:p>
          </table:table-cell>
          <table:table-cell/>
          <table:table-cell office:value-type="float" office:value="-6.75463318835" calcext:value-type="float">
            <text:p>-6.75463318835</text:p>
          </table:table-cell>
          <table:table-cell office:value-type="float" office:value="-6.5273086409" calcext:value-type="float">
            <text:p>-6.5273086409</text:p>
          </table:table-cell>
          <table:table-cell/>
          <table:table-cell office:value-type="float" office:value="-0.000877448778015" calcext:value-type="float">
            <text:p>-0.000877448778015</text:p>
          </table:table-cell>
          <table:table-cell office:value-type="float" office:value="-5.65995870977" calcext:value-type="float">
            <text:p>-5.65995870977</text:p>
          </table:table-cell>
          <table:table-cell/>
          <table:table-cell office:value-type="float" office:value="-0.000789954016025" calcext:value-type="float">
            <text:p>-0.000789954016025</text:p>
          </table:table-cell>
          <table:table-cell office:value-type="float" office:value="-19.9633911504" calcext:value-type="float">
            <text:p>-19.9633911504</text:p>
          </table:table-cell>
          <table:table-cell office:value-type="float" office:value="-0.000791769703442" calcext:value-type="float">
            <text:p>-0.000791769703442</text:p>
          </table:table-cell>
        </table:table-row>
        <table:table-row table:style-name="ro3">
          <table:table-cell office:value-type="float" office:value="-0.000791661780465" calcext:value-type="float">
            <text:p>-0.000791661780465</text:p>
          </table:table-cell>
          <table:table-cell office:value-type="float" office:value="-5.86037364915" calcext:value-type="float">
            <text:p>-5.86037364915</text:p>
          </table:table-cell>
          <table:table-cell/>
          <table:table-cell office:value-type="float" office:value="-6.54875711156" calcext:value-type="float">
            <text:p>-6.54875711156</text:p>
          </table:table-cell>
          <table:table-cell office:value-type="float" office:value="-6.34777246186" calcext:value-type="float">
            <text:p>-6.34777246186</text:p>
          </table:table-cell>
          <table:table-cell/>
          <table:table-cell office:value-type="float" office:value="-0.000748006136028" calcext:value-type="float">
            <text:p>-0.000748006136028</text:p>
          </table:table-cell>
          <table:table-cell office:value-type="float" office:value="-5.53198372356" calcext:value-type="float">
            <text:p>-5.53198372356</text:p>
          </table:table-cell>
          <table:table-cell/>
          <table:table-cell office:value-type="float" office:value="-0.000789308119744" calcext:value-type="float">
            <text:p>-0.000789308119744</text:p>
          </table:table-cell>
          <table:table-cell office:value-type="float" office:value="-19.9668534292" calcext:value-type="float">
            <text:p>-19.9668534292</text:p>
          </table:table-cell>
          <table:table-cell office:value-type="float" office:value="-0.000791105364321" calcext:value-type="float">
            <text:p>-0.000791105364321</text:p>
          </table:table-cell>
        </table:table-row>
        <table:table-row table:style-name="ro3">
          <table:table-cell office:value-type="float" office:value="-0.000790972460143" calcext:value-type="float">
            <text:p>-0.000790972460143</text:p>
          </table:table-cell>
          <table:table-cell office:value-type="float" office:value="-5.80635833995" calcext:value-type="float">
            <text:p>-5.80635833995</text:p>
          </table:table-cell>
          <table:table-cell/>
          <table:table-cell office:value-type="float" office:value="-6.36970904375" calcext:value-type="float">
            <text:p>-6.36970904375</text:p>
          </table:table-cell>
          <table:table-cell office:value-type="float" office:value="-6.19291385746" calcext:value-type="float">
            <text:p>-6.19291385746</text:p>
          </table:table-cell>
          <table:table-cell/>
          <table:table-cell office:value-type="float" office:value="-0.00067168561513" calcext:value-type="float">
            <text:p>-0.00067168561513</text:p>
          </table:table-cell>
          <table:table-cell office:value-type="float" office:value="-5.4296935329" calcext:value-type="float">
            <text:p>-5.4296935329</text:p>
          </table:table-cell>
          <table:table-cell/>
          <table:table-cell office:value-type="float" office:value="-0.000788673877283" calcext:value-type="float">
            <text:p>-0.000788673877283</text:p>
          </table:table-cell>
          <table:table-cell office:value-type="float" office:value="-19.9705265727" calcext:value-type="float">
            <text:p>-19.9705265727</text:p>
          </table:table-cell>
          <table:table-cell office:value-type="float" office:value="-0.000790426027852" calcext:value-type="float">
            <text:p>-0.000790426027852</text:p>
          </table:table-cell>
        </table:table-row>
        <table:table-row table:style-name="ro3">
          <table:table-cell office:value-type="float" office:value="-0.000790335050786" calcext:value-type="float">
            <text:p>-0.000790335050786</text:p>
          </table:table-cell>
          <table:table-cell office:value-type="float" office:value="-5.75354934534" calcext:value-type="float">
            <text:p>-5.75354934534</text:p>
          </table:table-cell>
          <table:table-cell/>
          <table:table-cell office:value-type="float" office:value="-6.20977507954" calcext:value-type="float">
            <text:p>-6.20977507954</text:p>
          </table:table-cell>
          <table:table-cell office:value-type="float" office:value="-6.05533417945" calcext:value-type="float">
            <text:p>-6.05533417945</text:p>
          </table:table-cell>
          <table:table-cell/>
          <table:table-cell office:value-type="float" office:value="-0.000558185294038" calcext:value-type="float">
            <text:p>-0.000558185294038</text:p>
          </table:table-cell>
          <table:table-cell office:value-type="float" office:value="-5.33976798029" calcext:value-type="float">
            <text:p>-5.33976798029</text:p>
          </table:table-cell>
          <table:table-cell/>
          <table:table-cell office:value-type="float" office:value="-0.00078806283199" calcext:value-type="float">
            <text:p>-0.00078806283199</text:p>
          </table:table-cell>
          <table:table-cell office:value-type="float" office:value="-19.9718316057" calcext:value-type="float">
            <text:p>-19.9718316057</text:p>
          </table:table-cell>
          <table:table-cell office:value-type="float" office:value="-0.000789772059921" calcext:value-type="float">
            <text:p>-0.000789772059921</text:p>
          </table:table-cell>
        </table:table-row>
        <table:table-row table:style-name="ro3">
          <table:table-cell office:value-type="float" office:value="-0.000789656351367" calcext:value-type="float">
            <text:p>-0.000789656351367</text:p>
          </table:table-cell>
          <table:table-cell office:value-type="float" office:value="-5.70641072547" calcext:value-type="float">
            <text:p>-5.70641072547</text:p>
          </table:table-cell>
          <table:table-cell/>
          <table:table-cell office:value-type="float" office:value="-6.07160249328" calcext:value-type="float">
            <text:p>-6.07160249328</text:p>
          </table:table-cell>
          <table:table-cell office:value-type="float" office:value="-5.93449830872" calcext:value-type="float">
            <text:p>-5.93449830872</text:p>
          </table:table-cell>
          <table:table-cell/>
          <table:table-cell office:value-type="float" office:value="-0.00044337186802" calcext:value-type="float">
            <text:p>-0.00044337186802</text:p>
          </table:table-cell>
          <table:table-cell office:value-type="float" office:value="-5.26639575962" calcext:value-type="float">
            <text:p>-5.26639575962</text:p>
          </table:table-cell>
          <table:table-cell/>
          <table:table-cell office:value-type="float" office:value="-0.000787450371744" calcext:value-type="float">
            <text:p>-0.000787450371744</text:p>
          </table:table-cell>
          <table:table-cell office:value-type="float" office:value="-19.9744374001" calcext:value-type="float">
            <text:p>-19.9744374001</text:p>
          </table:table-cell>
          <table:table-cell office:value-type="float" office:value="-0.000789142081654" calcext:value-type="float">
            <text:p>-0.000789142081654</text:p>
          </table:table-cell>
        </table:table-row>
        <table:table-row table:style-name="ro3">
          <table:table-cell office:value-type="float" office:value="-0.499524132629" calcext:value-type="float">
            <text:p>-0.499524132629</text:p>
          </table:table-cell>
          <table:table-cell office:value-type="float" office:value="-5.6581987026" calcext:value-type="float">
            <text:p>-5.6581987026</text:p>
          </table:table-cell>
          <table:table-cell/>
          <table:table-cell office:value-type="float" office:value="-5.94904870669" calcext:value-type="float">
            <text:p>-5.94904870669</text:p>
          </table:table-cell>
          <table:table-cell office:value-type="float" office:value="-5.82835830625" calcext:value-type="float">
            <text:p>-5.82835830625</text:p>
          </table:table-cell>
          <table:table-cell/>
          <table:table-cell office:value-type="float" office:value="-0.000334254736803" calcext:value-type="float">
            <text:p>-0.000334254736803</text:p>
          </table:table-cell>
          <table:table-cell office:value-type="float" office:value="-5.20797622749" calcext:value-type="float">
            <text:p>-5.20797622749</text:p>
          </table:table-cell>
          <table:table-cell/>
          <table:table-cell office:value-type="float" office:value="-0.000786860516815" calcext:value-type="float">
            <text:p>-0.000786860516815</text:p>
          </table:table-cell>
          <table:table-cell office:value-type="float" office:value="-19.9765674474" calcext:value-type="float">
            <text:p>-19.9765674474</text:p>
          </table:table-cell>
          <table:table-cell office:value-type="float" office:value="-0.000788510748155" calcext:value-type="float">
            <text:p>-0.000788510748155</text:p>
          </table:table-cell>
        </table:table-row>
        <table:table-row table:style-name="ro3">
          <table:table-cell office:value-type="float" office:value="-0.750225855224" calcext:value-type="float">
            <text:p>-0.750225855224</text:p>
          </table:table-cell>
          <table:table-cell office:value-type="float" office:value="-5.61510938733" calcext:value-type="float">
            <text:p>-5.61510938733</text:p>
          </table:table-cell>
          <table:table-cell/>
          <table:table-cell office:value-type="float" office:value="-5.84087883907" calcext:value-type="float">
            <text:p>-5.84087883907</text:p>
          </table:table-cell>
          <table:table-cell office:value-type="float" office:value="-5.73507146374" calcext:value-type="float">
            <text:p>-5.73507146374</text:p>
          </table:table-cell>
          <table:table-cell/>
          <table:table-cell office:value-type="float" office:value="-0.000227215063626" calcext:value-type="float">
            <text:p>-0.000227215063626</text:p>
          </table:table-cell>
          <table:table-cell office:value-type="float" office:value="-5.16634010861" calcext:value-type="float">
            <text:p>-5.16634010861</text:p>
          </table:table-cell>
          <table:table-cell/>
          <table:table-cell office:value-type="float" office:value="-0.000786268921855" calcext:value-type="float">
            <text:p>-0.000786268921855</text:p>
          </table:table-cell>
          <table:table-cell office:value-type="float" office:value="-19.9788105854" calcext:value-type="float">
            <text:p>-19.9788105854</text:p>
          </table:table-cell>
          <table:table-cell office:value-type="float" office:value="-0.000787877921056" calcext:value-type="float">
            <text:p>-0.000787877921056</text:p>
          </table:table-cell>
        </table:table-row>
        <table:table-row table:style-name="ro3">
          <table:table-cell office:value-type="float" office:value="2.53906504136" calcext:value-type="float">
            <text:p>2.53906504136</text:p>
          </table:table-cell>
          <table:table-cell office:value-type="float" office:value="-5.57701699278" calcext:value-type="float">
            <text:p>-5.57701699278</text:p>
          </table:table-cell>
          <table:table-cell/>
          <table:table-cell office:value-type="float" office:value="-5.74679771303" calcext:value-type="float">
            <text:p>-5.74679771303</text:p>
          </table:table-cell>
          <table:table-cell office:value-type="float" office:value="-5.65302497482" calcext:value-type="float">
            <text:p>-5.65302497482</text:p>
          </table:table-cell>
          <table:table-cell/>
          <table:table-cell office:value-type="float" office:value="-6.94324789227" calcext:value-type="float">
            <text:p>-6.94324789227</text:p>
          </table:table-cell>
          <table:table-cell office:value-type="float" office:value="-5.12070286717" calcext:value-type="float">
            <text:p>-5.12070286717</text:p>
          </table:table-cell>
          <table:table-cell/>
          <table:table-cell office:value-type="float" office:value="-0.000785676394539" calcext:value-type="float">
            <text:p>-0.000785676394539</text:p>
          </table:table-cell>
          <table:table-cell office:value-type="float" office:value="-19.980584856" calcext:value-type="float">
            <text:p>-19.980584856</text:p>
          </table:table-cell>
          <table:table-cell office:value-type="float" office:value="-0.000787268724237" calcext:value-type="float">
            <text:p>-0.000787268724237</text:p>
          </table:table-cell>
        </table:table-row>
        <table:table-row table:style-name="ro3">
          <table:table-cell office:value-type="float" office:value="-0.455665988928" calcext:value-type="float">
            <text:p>-0.455665988928</text:p>
          </table:table-cell>
          <table:table-cell office:value-type="float" office:value="-5.5414199172" calcext:value-type="float">
            <text:p>-5.5414199172</text:p>
          </table:table-cell>
          <table:table-cell/>
          <table:table-cell office:value-type="float" office:value="-5.66343627205" calcext:value-type="float">
            <text:p>-5.66343627205</text:p>
          </table:table-cell>
          <table:table-cell office:value-type="float" office:value="-5.58080836167" calcext:value-type="float">
            <text:p>-5.58080836167</text:p>
          </table:table-cell>
          <table:table-cell/>
          <table:table-cell office:value-type="float" office:value="-5.78787678" calcext:value-type="float">
            <text:p>-5.78787678</text:p>
          </table:table-cell>
          <table:table-cell office:value-type="float" office:value="-5.08960533338" calcext:value-type="float">
            <text:p>-5.08960533338</text:p>
          </table:table-cell>
          <table:table-cell/>
          <table:table-cell office:value-type="float" office:value="-0.000785116775203" calcext:value-type="float">
            <text:p>-0.000785116775203</text:p>
          </table:table-cell>
          <table:table-cell office:value-type="float" office:value="-19.9819142682" calcext:value-type="float">
            <text:p>-19.9819142682</text:p>
          </table:table-cell>
          <table:table-cell office:value-type="float" office:value="-0.000786670059783" calcext:value-type="float">
            <text:p>-0.000786670059783</text:p>
          </table:table-cell>
        </table:table-row>
        <table:table-row table:style-name="ro3">
          <table:table-cell office:value-type="float" office:value="0.0778201793859" calcext:value-type="float">
            <text:p>0.0778201793859</text:p>
          </table:table-cell>
          <table:table-cell office:value-type="float" office:value="-5.50104291096" calcext:value-type="float">
            <text:p>-5.50104291096</text:p>
          </table:table-cell>
          <table:table-cell/>
          <table:table-cell office:value-type="float" office:value="-5.59031014744" calcext:value-type="float">
            <text:p>-5.59031014744</text:p>
          </table:table-cell>
          <table:table-cell office:value-type="float" office:value="-5.51693321437" calcext:value-type="float">
            <text:p>-5.51693321437</text:p>
          </table:table-cell>
          <table:table-cell/>
          <table:table-cell office:value-type="float" office:value="-5.69441521567" calcext:value-type="float">
            <text:p>-5.69441521567</text:p>
          </table:table-cell>
          <table:table-cell office:value-type="float" office:value="-5.05893524786" calcext:value-type="float">
            <text:p>-5.05893524786</text:p>
          </table:table-cell>
          <table:table-cell/>
          <table:table-cell office:value-type="float" office:value="-0.000784544750774" calcext:value-type="float">
            <text:p>-0.000784544750774</text:p>
          </table:table-cell>
          <table:table-cell office:value-type="float" office:value="-19.9833807753" calcext:value-type="float">
            <text:p>-19.9833807753</text:p>
          </table:table-cell>
          <table:table-cell office:value-type="float" office:value="-0.000786081875482" calcext:value-type="float">
            <text:p>-0.000786081875482</text:p>
          </table:table-cell>
        </table:table-row>
        <table:table-row table:style-name="ro3">
          <table:table-cell office:value-type="float" office:value="-0.0690893806725" calcext:value-type="float">
            <text:p>-0.0690893806725</text:p>
          </table:table-cell>
          <table:table-cell office:value-type="float" office:value="-5.47003557773" calcext:value-type="float">
            <text:p>-5.47003557773</text:p>
          </table:table-cell>
          <table:table-cell/>
          <table:table-cell office:value-type="float" office:value="-5.52573497077" calcext:value-type="float">
            <text:p>-5.52573497077</text:p>
          </table:table-cell>
          <table:table-cell office:value-type="float" office:value="-5.46102056342" calcext:value-type="float">
            <text:p>-5.46102056342</text:p>
          </table:table-cell>
          <table:table-cell/>
          <table:table-cell office:value-type="float" office:value="-5.57966353486" calcext:value-type="float">
            <text:p>-5.57966353486</text:p>
          </table:table-cell>
          <table:table-cell office:value-type="float" office:value="-5.03925672325" calcext:value-type="float">
            <text:p>-5.03925672325</text:p>
          </table:table-cell>
          <table:table-cell/>
          <table:table-cell office:value-type="float" office:value="-0.000783993549692" calcext:value-type="float">
            <text:p>-0.000783993549692</text:p>
          </table:table-cell>
          <table:table-cell office:value-type="float" office:value="-19.984985828" calcext:value-type="float">
            <text:p>-19.984985828</text:p>
          </table:table-cell>
          <table:table-cell office:value-type="float" office:value="-3.22171427054" calcext:value-type="float">
            <text:p>-3.22171427054</text:p>
          </table:table-cell>
        </table:table-row>
        <table:table-row table:style-name="ro3">
          <table:table-cell office:value-type="float" office:value="-0.0900956726415" calcext:value-type="float">
            <text:p>-0.0900956726415</text:p>
          </table:table-cell>
          <table:table-cell office:value-type="float" office:value="-5.43984258833" calcext:value-type="float">
            <text:p>-5.43984258833</text:p>
          </table:table-cell>
          <table:table-cell/>
          <table:table-cell office:value-type="float" office:value="-5.46880107603" calcext:value-type="float">
            <text:p>-5.46880107603</text:p>
          </table:table-cell>
          <table:table-cell office:value-type="float" office:value="-5.4116512743" calcext:value-type="float">
            <text:p>-5.4116512743</text:p>
          </table:table-cell>
          <table:table-cell/>
          <table:table-cell office:value-type="float" office:value="-5.4708010563" calcext:value-type="float">
            <text:p>-5.4708010563</text:p>
          </table:table-cell>
          <table:table-cell office:value-type="float" office:value="-5.02341928729" calcext:value-type="float">
            <text:p>-5.02341928729</text:p>
          </table:table-cell>
          <table:table-cell/>
          <table:table-cell office:value-type="float" office:value="-0.000783441412525" calcext:value-type="float">
            <text:p>-0.000783441412525</text:p>
          </table:table-cell>
          <table:table-cell office:value-type="float" office:value="-19.9860544086" calcext:value-type="float">
            <text:p>-19.9860544086</text:p>
          </table:table-cell>
          <table:table-cell office:value-type="float" office:value="-1.0134854911" calcext:value-type="float">
            <text:p>-1.0134854911</text:p>
          </table:table-cell>
        </table:table-row>
        <table:table-row table:style-name="ro3">
          <table:table-cell office:value-type="float" office:value="-0.0459915843034" calcext:value-type="float">
            <text:p>-0.0459915843034</text:p>
          </table:table-cell>
          <table:table-cell office:value-type="float" office:value="-5.41143718771" calcext:value-type="float">
            <text:p>-5.41143718771</text:p>
          </table:table-cell>
          <table:table-cell/>
          <table:table-cell office:value-type="float" office:value="-5.41854216187" calcext:value-type="float">
            <text:p>-5.41854216187</text:p>
          </table:table-cell>
          <table:table-cell office:value-type="float" office:value="-5.36779259738" calcext:value-type="float">
            <text:p>-5.36779259738</text:p>
          </table:table-cell>
          <table:table-cell/>
          <table:table-cell office:value-type="float" office:value="-5.37062194578" calcext:value-type="float">
            <text:p>-5.37062194578</text:p>
          </table:table-cell>
          <table:table-cell office:value-type="float" office:value="-5.0094188305" calcext:value-type="float">
            <text:p>-5.0094188305</text:p>
          </table:table-cell>
          <table:table-cell/>
          <table:table-cell office:value-type="float" office:value="-0.000782920016984" calcext:value-type="float">
            <text:p>-0.000782920016984</text:p>
          </table:table-cell>
          <table:table-cell office:value-type="float" office:value="-19.9871860929" calcext:value-type="float">
            <text:p>-19.9871860929</text:p>
          </table:table-cell>
          <table:table-cell office:value-type="float" office:value="2.48313063968" calcext:value-type="float">
            <text:p>2.48313063968</text:p>
          </table:table-cell>
        </table:table-row>
        <table:table-row table:style-name="ro3">
          <table:table-cell office:value-type="float" office:value="-0.0091213731811" calcext:value-type="float">
            <text:p>-0.0091213731811</text:p>
          </table:table-cell>
          <table:table-cell office:value-type="float" office:value="-5.38494463182" calcext:value-type="float">
            <text:p>-5.38494463182</text:p>
          </table:table-cell>
          <table:table-cell/>
          <table:table-cell office:value-type="float" office:value="-5.37412950052" calcext:value-type="float">
            <text:p>-5.37412950052</text:p>
          </table:table-cell>
          <table:table-cell office:value-type="float" office:value="-5.32912829469" calcext:value-type="float">
            <text:p>-5.32912829469</text:p>
          </table:table-cell>
          <table:table-cell/>
          <table:table-cell office:value-type="float" office:value="-5.29255311895" calcext:value-type="float">
            <text:p>-5.29255311895</text:p>
          </table:table-cell>
          <table:table-cell office:value-type="float" office:value="-5.00048388912" calcext:value-type="float">
            <text:p>-5.00048388912</text:p>
          </table:table-cell>
          <table:table-cell/>
          <table:table-cell office:value-type="float" office:value="-0.00078239708423" calcext:value-type="float">
            <text:p>-0.00078239708423</text:p>
          </table:table-cell>
          <table:table-cell office:value-type="float" office:value="-19.9882619206" calcext:value-type="float">
            <text:p>-19.9882619206</text:p>
          </table:table-cell>
          <table:table-cell office:value-type="float" office:value="0.858585813088" calcext:value-type="float">
            <text:p>0.858585813088</text:p>
          </table:table-cell>
        </table:table-row>
        <table:table-row table:style-name="ro3">
          <table:table-cell office:value-type="float" office:value="0.0285678696572" calcext:value-type="float">
            <text:p>0.0285678696572</text:p>
          </table:table-cell>
          <table:table-cell office:value-type="float" office:value="-5.36018706441" calcext:value-type="float">
            <text:p>-5.36018706441</text:p>
          </table:table-cell>
          <table:table-cell/>
          <table:table-cell office:value-type="float" office:value="-5.33519471628" calcext:value-type="float">
            <text:p>-5.33519471628</text:p>
          </table:table-cell>
          <table:table-cell office:value-type="float" office:value="-5.29486647902" calcext:value-type="float">
            <text:p>-5.29486647902</text:p>
          </table:table-cell>
          <table:table-cell/>
          <table:table-cell office:value-type="float" office:value="-5.22639142237" calcext:value-type="float">
            <text:p>-5.22639142237</text:p>
          </table:table-cell>
          <table:table-cell office:value-type="float" office:value="-4.99089025255" calcext:value-type="float">
            <text:p>-4.99089025255</text:p>
          </table:table-cell>
          <table:table-cell/>
          <table:table-cell office:value-type="float" office:value="-0.000781883386749" calcext:value-type="float">
            <text:p>-0.000781883386749</text:p>
          </table:table-cell>
          <table:table-cell office:value-type="float" office:value="-19.9892446895" calcext:value-type="float">
            <text:p>-19.9892446895</text:p>
          </table:table-cell>
          <table:table-cell office:value-type="float" office:value="0.373378693702" calcext:value-type="float">
            <text:p>0.373378693702</text:p>
          </table:table-cell>
        </table:table-row>
        <table:table-row table:style-name="ro3">
          <table:table-cell office:value-type="float" office:value="0.0468281209284" calcext:value-type="float">
            <text:p>0.0468281209284</text:p>
          </table:table-cell>
          <table:table-cell office:value-type="float" office:value="-5.33821230023" calcext:value-type="float">
            <text:p>-5.33821230023</text:p>
          </table:table-cell>
          <table:table-cell/>
          <table:table-cell office:value-type="float" office:value="-5.3003866952" calcext:value-type="float">
            <text:p>-5.3003866952</text:p>
          </table:table-cell>
          <table:table-cell office:value-type="float" office:value="-5.26449938665" calcext:value-type="float">
            <text:p>-5.26449938665</text:p>
          </table:table-cell>
          <table:table-cell/>
          <table:table-cell office:value-type="float" office:value="-5.172845116" calcext:value-type="float">
            <text:p>-5.172845116</text:p>
          </table:table-cell>
          <table:table-cell office:value-type="float" office:value="-4.98435387816" calcext:value-type="float">
            <text:p>-4.98435387816</text:p>
          </table:table-cell>
          <table:table-cell/>
          <table:table-cell office:value-type="float" office:value="-0.000781368309694" calcext:value-type="float">
            <text:p>-0.000781368309694</text:p>
          </table:table-cell>
          <table:table-cell office:value-type="float" office:value="-19.9901464209" calcext:value-type="float">
            <text:p>-19.9901464209</text:p>
          </table:table-cell>
          <table:table-cell office:value-type="float" office:value="-0.0373842301463" calcext:value-type="float">
            <text:p>-0.0373842301463</text:p>
          </table:table-cell>
        </table:table-row>
        <table:table-row table:style-name="ro3">
          <table:table-cell office:value-type="float" office:value="0.0620007967555" calcext:value-type="float">
            <text:p>0.0620007967555</text:p>
          </table:table-cell>
          <table:table-cell office:value-type="float" office:value="-5.31438116322" calcext:value-type="float">
            <text:p>-5.31438116322</text:p>
          </table:table-cell>
          <table:table-cell/>
          <table:table-cell office:value-type="float" office:value="-5.2694629636" calcext:value-type="float">
            <text:p>-5.2694629636</text:p>
          </table:table-cell>
          <table:table-cell office:value-type="float" office:value="-5.23754969142" calcext:value-type="float">
            <text:p>-5.23754969142</text:p>
          </table:table-cell>
          <table:table-cell/>
          <table:table-cell office:value-type="float" office:value="-5.12874496741" calcext:value-type="float">
            <text:p>-5.12874496741</text:p>
          </table:table-cell>
          <table:table-cell office:value-type="float" office:value="-4.97975720468" calcext:value-type="float">
            <text:p>-4.97975720468</text:p>
          </table:table-cell>
          <table:table-cell/>
          <table:table-cell office:value-type="float" office:value="-0.000780872423448" calcext:value-type="float">
            <text:p>-0.000780872423448</text:p>
          </table:table-cell>
          <table:table-cell office:value-type="float" office:value="-19.9909735122" calcext:value-type="float">
            <text:p>-19.9909735122</text:p>
          </table:table-cell>
          <table:table-cell office:value-type="float" office:value="-0.0892212322545" calcext:value-type="float">
            <text:p>-0.0892212322545</text:p>
          </table:table-cell>
        </table:table-row>
        <table:table-row table:style-name="ro3">
          <table:table-cell office:value-type="float" office:value="0.0675699507081" calcext:value-type="float">
            <text:p>0.0675699507081</text:p>
          </table:table-cell>
          <table:table-cell office:value-type="float" office:value="-5.29511665497" calcext:value-type="float">
            <text:p>-5.29511665497</text:p>
          </table:table-cell>
          <table:table-cell/>
          <table:table-cell office:value-type="float" office:value="-5.24169353942" calcext:value-type="float">
            <text:p>-5.24169353942</text:p>
          </table:table-cell>
          <table:table-cell office:value-type="float" office:value="-5.213604814" calcext:value-type="float">
            <text:p>-5.213604814</text:p>
          </table:table-cell>
          <table:table-cell/>
          <table:table-cell office:value-type="float" office:value="-5.09281240706" calcext:value-type="float">
            <text:p>-5.09281240706</text:p>
          </table:table-cell>
          <table:table-cell office:value-type="float" office:value="-4.97638894838" calcext:value-type="float">
            <text:p>-4.97638894838</text:p>
          </table:table-cell>
          <table:table-cell/>
          <table:table-cell office:value-type="float" office:value="-0.000780394484133" calcext:value-type="float">
            <text:p>-0.000780394484133</text:p>
          </table:table-cell>
          <table:table-cell office:value-type="float" office:value="-19.9916150859" calcext:value-type="float">
            <text:p>-19.9916150859</text:p>
          </table:table-cell>
          <table:table-cell office:value-type="float" office:value="-0.00201768785237" calcext:value-type="float">
            <text:p>-0.00201768785237</text:p>
          </table:table-cell>
        </table:table-row>
        <table:table-row table:style-name="ro3">
          <table:table-cell office:value-type="float" office:value="0.067346141122" calcext:value-type="float">
            <text:p>0.067346141122</text:p>
          </table:table-cell>
          <table:table-cell office:value-type="float" office:value="-5.27634883581" calcext:value-type="float">
            <text:p>-5.27634883581</text:p>
          </table:table-cell>
          <table:table-cell/>
          <table:table-cell office:value-type="float" office:value="-5.21736711688" calcext:value-type="float">
            <text:p>-5.21736711688</text:p>
          </table:table-cell>
          <table:table-cell office:value-type="float" office:value="-5.19230447332" calcext:value-type="float">
            <text:p>-5.19230447332</text:p>
          </table:table-cell>
          <table:table-cell/>
          <table:table-cell office:value-type="float" office:value="-5.06183027177" calcext:value-type="float">
            <text:p>-5.06183027177</text:p>
          </table:table-cell>
          <table:table-cell office:value-type="float" office:value="-4.97500674522" calcext:value-type="float">
            <text:p>-4.97500674522</text:p>
          </table:table-cell>
          <table:table-cell/>
          <table:table-cell office:value-type="float" office:value="-0.000779905833735" calcext:value-type="float">
            <text:p>-0.000779905833735</text:p>
          </table:table-cell>
          <table:table-cell office:value-type="float" office:value="-19.9923124965" calcext:value-type="float">
            <text:p>-19.9923124965</text:p>
          </table:table-cell>
          <table:table-cell office:value-type="float" office:value="0.0589097030528" calcext:value-type="float">
            <text:p>0.0589097030528</text:p>
          </table:table-cell>
        </table:table-row>
        <table:table-row table:style-name="ro3">
          <table:table-cell office:value-type="float" office:value="0.0671540568057" calcext:value-type="float">
            <text:p>0.0671540568057</text:p>
          </table:table-cell>
          <table:table-cell office:value-type="float" office:value="-5.25955820263" calcext:value-type="float">
            <text:p>-5.25955820263</text:p>
          </table:table-cell>
          <table:table-cell/>
          <table:table-cell office:value-type="float" office:value="-5.19573070858" calcext:value-type="float">
            <text:p>-5.19573070858</text:p>
          </table:table-cell>
          <table:table-cell office:value-type="float" office:value="-5.17333373437" calcext:value-type="float">
            <text:p>-5.17333373437</text:p>
          </table:table-cell>
          <table:table-cell/>
          <table:table-cell office:value-type="float" office:value="-5.04076482467" calcext:value-type="float">
            <text:p>-5.04076482467</text:p>
          </table:table-cell>
          <table:table-cell office:value-type="float" office:value="-4.97269804489" calcext:value-type="float">
            <text:p>-4.97269804489</text:p>
          </table:table-cell>
          <table:table-cell/>
          <table:table-cell office:value-type="float" office:value="-0.000779434924985" calcext:value-type="float">
            <text:p>-0.000779434924985</text:p>
          </table:table-cell>
          <table:table-cell office:value-type="float" office:value="-19.9930699376" calcext:value-type="float">
            <text:p>-19.9930699376</text:p>
          </table:table-cell>
          <table:table-cell office:value-type="float" office:value="0.0872210135043" calcext:value-type="float">
            <text:p>0.0872210135043</text:p>
          </table:table-cell>
        </table:table-row>
        <table:table-row table:style-name="ro3">
          <table:table-cell office:value-type="float" office:value="0.059805034712" calcext:value-type="float">
            <text:p>0.059805034712</text:p>
          </table:table-cell>
          <table:table-cell office:value-type="float" office:value="-5.24218426583" calcext:value-type="float">
            <text:p>-5.24218426583</text:p>
          </table:table-cell>
          <table:table-cell/>
          <table:table-cell office:value-type="float" office:value="-5.17645532959" calcext:value-type="float">
            <text:p>-5.17645532959</text:p>
          </table:table-cell>
          <table:table-cell office:value-type="float" office:value="-5.15679639817" calcext:value-type="float">
            <text:p>-5.15679639817</text:p>
          </table:table-cell>
          <table:table-cell/>
          <table:table-cell office:value-type="float" office:value="-5.02427591735" calcext:value-type="float">
            <text:p>-5.02427591735</text:p>
          </table:table-cell>
          <table:table-cell office:value-type="float" office:value="-4.97250868607" calcext:value-type="float">
            <text:p>-4.97250868607</text:p>
          </table:table-cell>
          <table:table-cell/>
          <table:table-cell office:value-type="float" office:value="-0.00077898131914" calcext:value-type="float">
            <text:p>-0.00077898131914</text:p>
          </table:table-cell>
          <table:table-cell office:value-type="float" office:value="-19.9935773827" calcext:value-type="float">
            <text:p>-19.9935773827</text:p>
          </table:table-cell>
          <table:table-cell office:value-type="float" office:value="0.0853360799691" calcext:value-type="float">
            <text:p>0.0853360799691</text:p>
          </table:table-cell>
        </table:table-row>
        <table:table-row table:style-name="ro3">
          <table:table-cell office:value-type="float" office:value="0.0561627098648" calcext:value-type="float">
            <text:p>0.0561627098648</text:p>
          </table:table-cell>
          <table:table-cell office:value-type="float" office:value="-5.22744874928" calcext:value-type="float">
            <text:p>-5.22744874928</text:p>
          </table:table-cell>
          <table:table-cell/>
          <table:table-cell office:value-type="float" office:value="-5.15926374745" calcext:value-type="float">
            <text:p>-5.15926374745</text:p>
          </table:table-cell>
          <table:table-cell office:value-type="float" office:value="-5.14128822437" calcext:value-type="float">
            <text:p>-5.14128822437</text:p>
          </table:table-cell>
          <table:table-cell/>
          <table:table-cell office:value-type="float" office:value="-5.01135699696" calcext:value-type="float">
            <text:p>-5.01135699696</text:p>
          </table:table-cell>
          <table:table-cell office:value-type="float" office:value="-4.97158562919" calcext:value-type="float">
            <text:p>-4.97158562919</text:p>
          </table:table-cell>
          <table:table-cell/>
          <table:table-cell office:value-type="float" office:value="-0.000778526461099" calcext:value-type="float">
            <text:p>-0.000778526461099</text:p>
          </table:table-cell>
          <table:table-cell office:value-type="float" office:value="-19.9941949695" calcext:value-type="float">
            <text:p>-19.9941949695</text:p>
          </table:table-cell>
          <table:table-cell office:value-type="float" office:value="0.0769473859192" calcext:value-type="float">
            <text:p>0.0769473859192</text:p>
          </table:table-cell>
        </table:table-row>
        <table:table-row table:style-name="ro3">
          <table:table-cell office:value-type="float" office:value="0.0480308185338" calcext:value-type="float">
            <text:p>0.0480308185338</text:p>
          </table:table-cell>
          <table:table-cell office:value-type="float" office:value="-5.21215593135" calcext:value-type="float">
            <text:p>-5.21215593135</text:p>
          </table:table-cell>
          <table:table-cell/>
          <table:table-cell office:value-type="float" office:value="-5.14428964962" calcext:value-type="float">
            <text:p>-5.14428964962</text:p>
          </table:table-cell>
          <table:table-cell office:value-type="float" office:value="-5.12813784695" calcext:value-type="float">
            <text:p>-5.12813784695</text:p>
          </table:table-cell>
          <table:table-cell/>
          <table:table-cell office:value-type="float" office:value="-4.99756956608" calcext:value-type="float">
            <text:p>-4.99756956608</text:p>
          </table:table-cell>
          <table:table-cell office:value-type="float" office:value="-4.97224184795" calcext:value-type="float">
            <text:p>-4.97224184795</text:p>
          </table:table-cell>
          <table:table-cell/>
          <table:table-cell office:value-type="float" office:value="-0.000778070276615" calcext:value-type="float">
            <text:p>-0.000778070276615</text:p>
          </table:table-cell>
          <table:table-cell office:value-type="float" office:value="-19.9947756011" calcext:value-type="float">
            <text:p>-19.9947756011</text:p>
          </table:table-cell>
          <table:table-cell office:value-type="float" office:value="0.070470841143" calcext:value-type="float">
            <text:p>0.070470841143</text:p>
          </table:table-cell>
        </table:table-row>
        <table:table-row table:style-name="ro3">
          <table:table-cell office:value-type="float" office:value="0.0447677629031" calcext:value-type="float">
            <text:p>0.0447677629031</text:p>
          </table:table-cell>
          <table:table-cell office:value-type="float" office:value="-5.19934233849" calcext:value-type="float">
            <text:p>-5.19934233849</text:p>
          </table:table-cell>
          <table:table-cell/>
          <table:table-cell office:value-type="float" office:value="-5.13016615397" calcext:value-type="float">
            <text:p>-5.13016615397</text:p>
          </table:table-cell>
          <table:table-cell office:value-type="float" office:value="-5.11566503196" calcext:value-type="float">
            <text:p>-5.11566503196</text:p>
          </table:table-cell>
          <table:table-cell/>
          <table:table-cell office:value-type="float" office:value="-4.98635468574" calcext:value-type="float">
            <text:p>-4.98635468574</text:p>
          </table:table-cell>
          <table:table-cell office:value-type="float" office:value="-4.97231983387" calcext:value-type="float">
            <text:p>-4.97231983387</text:p>
          </table:table-cell>
          <table:table-cell/>
          <table:table-cell office:value-type="float" office:value="-0.000777631044494" calcext:value-type="float">
            <text:p>-0.000777631044494</text:p>
          </table:table-cell>
          <table:table-cell office:value-type="float" office:value="-19.9950824771" calcext:value-type="float">
            <text:p>-19.9950824771</text:p>
          </table:table-cell>
          <table:table-cell office:value-type="float" office:value="0.062011961962" calcext:value-type="float">
            <text:p>0.062011961962</text:p>
          </table:table-cell>
        </table:table-row>
        <table:table-row table:style-name="ro3">
          <table:table-cell office:value-type="float" office:value="0.0383519935669" calcext:value-type="float">
            <text:p>0.0383519935669</text:p>
          </table:table-cell>
          <table:table-cell office:value-type="float" office:value="-5.18528178283" calcext:value-type="float">
            <text:p>-5.18528178283</text:p>
          </table:table-cell>
          <table:table-cell/>
          <table:table-cell office:value-type="float" office:value="-5.11786792261" calcext:value-type="float">
            <text:p>-5.11786792261</text:p>
          </table:table-cell>
          <table:table-cell office:value-type="float" office:value="-5.1051743649" calcext:value-type="float">
            <text:p>-5.1051743649</text:p>
          </table:table-cell>
          <table:table-cell/>
          <table:table-cell office:value-type="float" office:value="-4.97936145882" calcext:value-type="float">
            <text:p>-4.97936145882</text:p>
          </table:table-cell>
          <table:table-cell office:value-type="float" office:value="-4.97281697113" calcext:value-type="float">
            <text:p>-4.97281697113</text:p>
          </table:table-cell>
          <table:table-cell/>
          <table:table-cell office:value-type="float" office:value="-5.86776803771" calcext:value-type="float">
            <text:p>-5.86776803771</text:p>
          </table:table-cell>
          <table:table-cell office:value-type="float" office:value="-19.9954829452" calcext:value-type="float">
            <text:p>-19.9954829452</text:p>
          </table:table-cell>
          <table:table-cell office:value-type="float" office:value="0.0584957720897" calcext:value-type="float">
            <text:p>0.0584957720897</text:p>
          </table:table-cell>
        </table:table-row>
        <table:table-row table:style-name="ro3">
          <table:table-cell office:value-type="float" office:value="0.0360492730151" calcext:value-type="float">
            <text:p>0.0360492730151</text:p>
          </table:table-cell>
          <table:table-cell office:value-type="float" office:value="-5.17408152334" calcext:value-type="float">
            <text:p>-5.17408152334</text:p>
          </table:table-cell>
          <table:table-cell/>
          <table:table-cell office:value-type="float" office:value="-5.10686180553" calcext:value-type="float">
            <text:p>-5.10686180553</text:p>
          </table:table-cell>
          <table:table-cell office:value-type="float" office:value="-5.095129471" calcext:value-type="float">
            <text:p>-5.095129471</text:p>
          </table:table-cell>
          <table:table-cell/>
          <table:table-cell office:value-type="float" office:value="-4.97438928853" calcext:value-type="float">
            <text:p>-4.97438928853</text:p>
          </table:table-cell>
          <table:table-cell office:value-type="float" office:value="-4.97423268941" calcext:value-type="float">
            <text:p>-4.97423268941</text:p>
          </table:table-cell>
          <table:table-cell/>
          <table:table-cell office:value-type="float" office:value="-1.45044852615" calcext:value-type="float">
            <text:p>-1.45044852615</text:p>
          </table:table-cell>
          <table:table-cell office:value-type="float" office:value="-19.9958754352" calcext:value-type="float">
            <text:p>-19.9958754352</text:p>
          </table:table-cell>
          <table:table-cell office:value-type="float" office:value="0.0503022248869" calcext:value-type="float">
            <text:p>0.0503022248869</text:p>
          </table:table-cell>
        </table:table-row>
        <table:table-row table:style-name="ro3">
          <table:table-cell office:value-type="float" office:value="0.0325176429232" calcext:value-type="float">
            <text:p>0.0325176429232</text:p>
          </table:table-cell>
          <table:table-cell office:value-type="float" office:value="-5.16308443008" calcext:value-type="float">
            <text:p>-5.16308443008</text:p>
          </table:table-cell>
          <table:table-cell/>
          <table:table-cell office:value-type="float" office:value="-5.09730370446" calcext:value-type="float">
            <text:p>-5.09730370446</text:p>
          </table:table-cell>
          <table:table-cell office:value-type="float" office:value="-5.08639206052" calcext:value-type="float">
            <text:p>-5.08639206052</text:p>
          </table:table-cell>
          <table:table-cell/>
          <table:table-cell office:value-type="float" office:value="-4.97080459358" calcext:value-type="float">
            <text:p>-4.97080459358</text:p>
          </table:table-cell>
          <table:table-cell office:value-type="float" office:value="-4.97481664029" calcext:value-type="float">
            <text:p>-4.97481664029</text:p>
          </table:table-cell>
          <table:table-cell/>
          <table:table-cell office:value-type="float" office:value="3.07756007554" calcext:value-type="float">
            <text:p>3.07756007554</text:p>
          </table:table-cell>
          <table:table-cell office:value-type="float" office:value="-19.9962452585" calcext:value-type="float">
            <text:p>-19.9962452585</text:p>
          </table:table-cell>
          <table:table-cell office:value-type="float" office:value="0.0470275327668" calcext:value-type="float">
            <text:p>0.0470275327668</text:p>
          </table:table-cell>
        </table:table-row>
        <table:table-row table:style-name="ro3">
          <table:table-cell office:value-type="float" office:value="0.0315427993519" calcext:value-type="float">
            <text:p>0.0315427993519</text:p>
          </table:table-cell>
          <table:table-cell office:value-type="float" office:value="-5.15271710487" calcext:value-type="float">
            <text:p>-5.15271710487</text:p>
          </table:table-cell>
          <table:table-cell/>
          <table:table-cell office:value-type="float" office:value="-5.08810075791" calcext:value-type="float">
            <text:p>-5.08810075791</text:p>
          </table:table-cell>
          <table:table-cell office:value-type="float" office:value="-5.07884122472" calcext:value-type="float">
            <text:p>-5.07884122472</text:p>
          </table:table-cell>
          <table:table-cell/>
          <table:table-cell office:value-type="float" office:value="-4.96763200529" calcext:value-type="float">
            <text:p>-4.96763200529</text:p>
          </table:table-cell>
          <table:table-cell office:value-type="float" office:value="-4.97625305505" calcext:value-type="float">
            <text:p>-4.97625305505</text:p>
          </table:table-cell>
          <table:table-cell/>
          <table:table-cell office:value-type="float" office:value="-0.0400589943426" calcext:value-type="float">
            <text:p>-0.0400589943426</text:p>
          </table:table-cell>
          <table:table-cell office:value-type="float" office:value="-19.9966114651" calcext:value-type="float">
            <text:p>-19.9966114651</text:p>
          </table:table-cell>
          <table:table-cell office:value-type="float" office:value="0.0394477304464" calcext:value-type="float">
            <text:p>0.0394477304464</text:p>
          </table:table-cell>
        </table:table-row>
        <table:table-row table:style-name="ro3">
          <table:table-cell office:value-type="float" office:value="0.030324699943" calcext:value-type="float">
            <text:p>0.030324699943</text:p>
          </table:table-cell>
          <table:table-cell office:value-type="float" office:value="-5.14302929232" calcext:value-type="float">
            <text:p>-5.14302929232</text:p>
          </table:table-cell>
          <table:table-cell/>
          <table:table-cell office:value-type="float" office:value="-5.08009706888" calcext:value-type="float">
            <text:p>-5.08009706888</text:p>
          </table:table-cell>
          <table:table-cell office:value-type="float" office:value="-5.07146367888" calcext:value-type="float">
            <text:p>-5.07146367888</text:p>
          </table:table-cell>
          <table:table-cell/>
          <table:table-cell office:value-type="float" office:value="-4.96615143743" calcext:value-type="float">
            <text:p>-4.96615143743</text:p>
          </table:table-cell>
          <table:table-cell office:value-type="float" office:value="-4.97742946618" calcext:value-type="float">
            <text:p>-4.97742946618</text:p>
          </table:table-cell>
          <table:table-cell/>
          <table:table-cell office:value-type="float" office:value="0.313612194331" calcext:value-type="float">
            <text:p>0.313612194331</text:p>
          </table:table-cell>
          <table:table-cell office:value-type="float" office:value="-19.996921172" calcext:value-type="float">
            <text:p>-19.996921172</text:p>
          </table:table-cell>
          <table:table-cell office:value-type="float" office:value="0.0358309614351" calcext:value-type="float">
            <text:p>0.0358309614351</text:p>
          </table:table-cell>
        </table:table-row>
        <table:table-row table:style-name="ro3">
          <table:table-cell office:value-type="float" office:value="0.0301985639503" calcext:value-type="float">
            <text:p>0.0301985639503</text:p>
          </table:table-cell>
          <table:table-cell office:value-type="float" office:value="-5.1339600982" calcext:value-type="float">
            <text:p>-5.1339600982</text:p>
          </table:table-cell>
          <table:table-cell/>
          <table:table-cell office:value-type="float" office:value="-5.07291272229" calcext:value-type="float">
            <text:p>-5.07291272229</text:p>
          </table:table-cell>
          <table:table-cell office:value-type="float" office:value="-5.06510249492" calcext:value-type="float">
            <text:p>-5.06510249492</text:p>
          </table:table-cell>
          <table:table-cell/>
          <table:table-cell office:value-type="float" office:value="-4.96541752023" calcext:value-type="float">
            <text:p>-4.96541752023</text:p>
          </table:table-cell>
          <table:table-cell office:value-type="float" office:value="-4.97791207858" calcext:value-type="float">
            <text:p>-4.97791207858</text:p>
          </table:table-cell>
          <table:table-cell/>
          <table:table-cell office:value-type="float" office:value="-0.00463289818032" calcext:value-type="float">
            <text:p>-0.00463289818032</text:p>
          </table:table-cell>
          <table:table-cell office:value-type="float" office:value="-19.9971775847" calcext:value-type="float">
            <text:p>-19.9971775847</text:p>
          </table:table-cell>
          <table:table-cell office:value-type="float" office:value="0.0300892739846" calcext:value-type="float">
            <text:p>0.0300892739846</text:p>
          </table:table-cell>
        </table:table-row>
        <table:table-row table:style-name="ro3">
          <table:table-cell office:value-type="float" office:value="-17.2407557161" calcext:value-type="float">
            <text:p>-17.2407557161</text:p>
          </table:table-cell>
          <table:table-cell office:value-type="float" office:value="-5.12591930112" calcext:value-type="float">
            <text:p>-5.12591930112</text:p>
          </table:table-cell>
          <table:table-cell/>
          <table:table-cell office:value-type="float" office:value="-5.06642988814" calcext:value-type="float">
            <text:p>-5.06642988814</text:p>
          </table:table-cell>
          <table:table-cell office:value-type="float" office:value="-5.0593611175" calcext:value-type="float">
            <text:p>-5.0593611175</text:p>
          </table:table-cell>
          <table:table-cell/>
          <table:table-cell office:value-type="float" office:value="-4.96619477596" calcext:value-type="float">
            <text:p>-4.96619477596</text:p>
          </table:table-cell>
          <table:table-cell office:value-type="float" office:value="-4.97877418427" calcext:value-type="float">
            <text:p>-4.97877418427</text:p>
          </table:table-cell>
          <table:table-cell/>
          <table:table-cell office:value-type="float" office:value="-0.0361876944355" calcext:value-type="float">
            <text:p>-0.0361876944355</text:p>
          </table:table-cell>
          <table:table-cell office:value-type="float" office:value="-19.997422559" calcext:value-type="float">
            <text:p>-19.997422559</text:p>
          </table:table-cell>
          <table:table-cell office:value-type="float" office:value="0.0263700607344" calcext:value-type="float">
            <text:p>0.0263700607344</text:p>
          </table:table-cell>
        </table:table-row>
        <table:table-row table:style-name="ro3">
          <table:table-cell office:value-type="float" office:value="-19.490853288" calcext:value-type="float">
            <text:p>-19.490853288</text:p>
          </table:table-cell>
          <table:table-cell office:value-type="float" office:value="-5.11790880925" calcext:value-type="float">
            <text:p>-5.11790880925</text:p>
          </table:table-cell>
          <table:table-cell/>
          <table:table-cell office:value-type="float" office:value="-5.06082536389" calcext:value-type="float">
            <text:p>-5.06082536389</text:p>
          </table:table-cell>
          <table:table-cell office:value-type="float" office:value="-5.05440109004" calcext:value-type="float">
            <text:p>-5.05440109004</text:p>
          </table:table-cell>
          <table:table-cell/>
          <table:table-cell office:value-type="float" office:value="-4.96657803645" calcext:value-type="float">
            <text:p>-4.96657803645</text:p>
          </table:table-cell>
          <table:table-cell office:value-type="float" office:value="-4.98003518451" calcext:value-type="float">
            <text:p>-4.98003518451</text:p>
          </table:table-cell>
          <table:table-cell/>
          <table:table-cell office:value-type="float" office:value="0.0165293447572" calcext:value-type="float">
            <text:p>0.0165293447572</text:p>
          </table:table-cell>
          <table:table-cell office:value-type="float" office:value="-19.9976552915" calcext:value-type="float">
            <text:p>-19.9976552915</text:p>
          </table:table-cell>
          <table:table-cell office:value-type="float" office:value="0.0221470207554" calcext:value-type="float">
            <text:p>0.0221470207554</text:p>
          </table:table-cell>
        </table:table-row>
        <table:table-row table:style-name="ro3">
          <table:table-cell office:value-type="float" office:value="-17.4527583173" calcext:value-type="float">
            <text:p>-17.4527583173</text:p>
          </table:table-cell>
          <table:table-cell office:value-type="float" office:value="-5.11041315489" calcext:value-type="float">
            <text:p>-5.11041315489</text:p>
          </table:table-cell>
          <table:table-cell/>
          <table:table-cell office:value-type="float" office:value="-5.05529380872" calcext:value-type="float">
            <text:p>-5.05529380872</text:p>
          </table:table-cell>
          <table:table-cell office:value-type="float" office:value="-5.04948355924" calcext:value-type="float">
            <text:p>-5.04948355924</text:p>
          </table:table-cell>
          <table:table-cell/>
          <table:table-cell office:value-type="float" office:value="-4.96653006621" calcext:value-type="float">
            <text:p>-4.96653006621</text:p>
          </table:table-cell>
          <table:table-cell office:value-type="float" office:value="-4.98159373247" calcext:value-type="float">
            <text:p>-4.98159373247</text:p>
          </table:table-cell>
          <table:table-cell/>
          <table:table-cell office:value-type="float" office:value="0.058025336854" calcext:value-type="float">
            <text:p>0.058025336854</text:p>
          </table:table-cell>
          <table:table-cell office:value-type="float" office:value="-19.9978623616" calcext:value-type="float">
            <text:p>-19.9978623616</text:p>
          </table:table-cell>
          <table:table-cell office:value-type="float" office:value="0.0189237198762" calcext:value-type="float">
            <text:p>0.0189237198762</text:p>
          </table:table-cell>
        </table:table-row>
        <table:table-row table:style-name="ro3">
          <table:table-cell office:value-type="float" office:value="-16.6339831117" calcext:value-type="float">
            <text:p>-16.6339831117</text:p>
          </table:table-cell>
          <table:table-cell office:value-type="float" office:value="-5.10302942124" calcext:value-type="float">
            <text:p>-5.10302942124</text:p>
          </table:table-cell>
          <table:table-cell/>
          <table:table-cell office:value-type="float" office:value="-5.05048980412" calcext:value-type="float">
            <text:p>-5.05048980412</text:p>
          </table:table-cell>
          <table:table-cell office:value-type="float" office:value="-5.04521516486" calcext:value-type="float">
            <text:p>-5.04521516486</text:p>
          </table:table-cell>
          <table:table-cell/>
          <table:table-cell office:value-type="float" office:value="-4.96743316595" calcext:value-type="float">
            <text:p>-4.96743316595</text:p>
          </table:table-cell>
          <table:table-cell office:value-type="float" office:value="-4.98297854099" calcext:value-type="float">
            <text:p>-4.98297854099</text:p>
          </table:table-cell>
          <table:table-cell/>
          <table:table-cell office:value-type="float" office:value="0.0899500517926" calcext:value-type="float">
            <text:p>0.0899500517926</text:p>
          </table:table-cell>
          <table:table-cell office:value-type="float" office:value="-19.9980162503" calcext:value-type="float">
            <text:p>-19.9980162503</text:p>
          </table:table-cell>
          <table:table-cell office:value-type="float" office:value="0.0164717855042" calcext:value-type="float">
            <text:p>0.0164717855042</text:p>
          </table:table-cell>
        </table:table-row>
        <table:table-row table:style-name="ro3">
          <table:table-cell office:value-type="float" office:value="-15.6836268625" calcext:value-type="float">
            <text:p>-15.6836268625</text:p>
          </table:table-cell>
          <table:table-cell office:value-type="float" office:value="-5.09651867629" calcext:value-type="float">
            <text:p>-5.09651867629</text:p>
          </table:table-cell>
          <table:table-cell/>
          <table:table-cell office:value-type="float" office:value="-5.04616252412" calcext:value-type="float">
            <text:p>-5.04616252412</text:p>
          </table:table-cell>
          <table:table-cell office:value-type="float" office:value="-5.04136793763" calcext:value-type="float">
            <text:p>-5.04136793763</text:p>
          </table:table-cell>
          <table:table-cell/>
          <table:table-cell office:value-type="float" office:value="-4.96918719912" calcext:value-type="float">
            <text:p>-4.96918719912</text:p>
          </table:table-cell>
          <table:table-cell office:value-type="float" office:value="-4.98388294794" calcext:value-type="float">
            <text:p>-4.98388294794</text:p>
          </table:table-cell>
          <table:table-cell/>
          <table:table-cell office:value-type="float" office:value="0.085091296902" calcext:value-type="float">
            <text:p>0.085091296902</text:p>
          </table:table-cell>
          <table:table-cell office:value-type="float" office:value="-19.9981970164" calcext:value-type="float">
            <text:p>-19.9981970164</text:p>
          </table:table-cell>
          <table:table-cell office:value-type="float" office:value="0.0134138011168" calcext:value-type="float">
            <text:p>0.0134138011168</text:p>
          </table:table-cell>
        </table:table-row>
        <table:table-row table:style-name="ro3">
          <table:table-cell office:value-type="float" office:value="-14.8219934673" calcext:value-type="float">
            <text:p>-14.8219934673</text:p>
          </table:table-cell>
          <table:table-cell office:value-type="float" office:value="-5.09004656571" calcext:value-type="float">
            <text:p>-5.09004656571</text:p>
          </table:table-cell>
          <table:table-cell/>
          <table:table-cell office:value-type="float" office:value="-5.04223433208" calcext:value-type="float">
            <text:p>-5.04223433208</text:p>
          </table:table-cell>
          <table:table-cell office:value-type="float" office:value="-5.03784502823" calcext:value-type="float">
            <text:p>-5.03784502823</text:p>
          </table:table-cell>
          <table:table-cell/>
          <table:table-cell office:value-type="float" office:value="-4.96999126659" calcext:value-type="float">
            <text:p>-4.96999126659</text:p>
          </table:table-cell>
          <table:table-cell office:value-type="float" office:value="-4.98511610098" calcext:value-type="float">
            <text:p>-4.98511610098</text:p>
          </table:table-cell>
          <table:table-cell/>
          <table:table-cell office:value-type="float" office:value="0.0884271612536" calcext:value-type="float">
            <text:p>0.0884271612536</text:p>
          </table:table-cell>
          <table:table-cell office:value-type="float" office:value="-19.9984116998" calcext:value-type="float">
            <text:p>-19.9984116998</text:p>
          </table:table-cell>
          <table:table-cell office:value-type="float" office:value="0.0116715998026" calcext:value-type="float">
            <text:p>0.0116715998026</text:p>
          </table:table-cell>
        </table:table-row>
        <table:table-row table:style-name="ro3">
          <table:table-cell office:value-type="float" office:value="-14.0297699322" calcext:value-type="float">
            <text:p>-14.0297699322</text:p>
          </table:table-cell>
          <table:table-cell office:value-type="float" office:value="-5.08467949499" calcext:value-type="float">
            <text:p>-5.08467949499</text:p>
          </table:table-cell>
          <table:table-cell/>
          <table:table-cell office:value-type="float" office:value="-5.03866973123" calcext:value-type="float">
            <text:p>-5.03866973123</text:p>
          </table:table-cell>
          <table:table-cell office:value-type="float" office:value="-5.03469075393" calcext:value-type="float">
            <text:p>-5.03469075393</text:p>
          </table:table-cell>
          <table:table-cell/>
          <table:table-cell office:value-type="float" office:value="-4.97130004633" calcext:value-type="float">
            <text:p>-4.97130004633</text:p>
          </table:table-cell>
          <table:table-cell office:value-type="float" office:value="-4.98596452068" calcext:value-type="float">
            <text:p>-4.98596452068</text:p>
          </table:table-cell>
          <table:table-cell/>
          <table:table-cell office:value-type="float" office:value="0.0744990647455" calcext:value-type="float">
            <text:p>0.0744990647455</text:p>
          </table:table-cell>
          <table:table-cell office:value-type="float" office:value="-19.9985561628" calcext:value-type="float">
            <text:p>-19.9985561628</text:p>
          </table:table-cell>
          <table:table-cell office:value-type="float" office:value="0.00925153867488" calcext:value-type="float">
            <text:p>0.00925153867488</text:p>
          </table:table-cell>
        </table:table-row>
        <table:table-row table:style-name="ro3">
          <table:table-cell office:value-type="float" office:value="-13.3130856692" calcext:value-type="float">
            <text:p>-13.3130856692</text:p>
          </table:table-cell>
          <table:table-cell office:value-type="float" office:value="-5.07931719758" calcext:value-type="float">
            <text:p>-5.07931719758</text:p>
          </table:table-cell>
          <table:table-cell/>
          <table:table-cell office:value-type="float" office:value="-5.03577008365" calcext:value-type="float">
            <text:p>-5.03577008365</text:p>
          </table:table-cell>
          <table:table-cell office:value-type="float" office:value="-5.03195710636" calcext:value-type="float">
            <text:p>-5.03195710636</text:p>
          </table:table-cell>
          <table:table-cell/>
          <table:table-cell office:value-type="float" office:value="-4.97403091462" calcext:value-type="float">
            <text:p>-4.97403091462</text:p>
          </table:table-cell>
          <table:table-cell office:value-type="float" office:value="-4.98710496872" calcext:value-type="float">
            <text:p>-4.98710496872</text:p>
          </table:table-cell>
          <table:table-cell/>
          <table:table-cell office:value-type="float" office:value="0.0738792107007" calcext:value-type="float">
            <text:p>0.0738792107007</text:p>
          </table:table-cell>
          <table:table-cell office:value-type="float" office:value="-19.9986852478" calcext:value-type="float">
            <text:p>-19.9986852478</text:p>
          </table:table-cell>
          <table:table-cell office:value-type="float" office:value="0.00823500711582" calcext:value-type="float">
            <text:p>0.00823500711582</text:p>
          </table:table-cell>
        </table:table-row>
        <table:table-row table:style-name="ro3">
          <table:table-cell office:value-type="float" office:value="-12.6587287425" calcext:value-type="float">
            <text:p>-12.6587287425</text:p>
          </table:table-cell>
          <table:table-cell office:value-type="float" office:value="-5.07460846954" calcext:value-type="float">
            <text:p>-5.07460846954</text:p>
          </table:table-cell>
          <table:table-cell/>
          <table:table-cell office:value-type="float" office:value="-5.03265810713" calcext:value-type="float">
            <text:p>-5.03265810713</text:p>
          </table:table-cell>
          <table:table-cell office:value-type="float" office:value="-5.0291579008" calcext:value-type="float">
            <text:p>-5.0291579008</text:p>
          </table:table-cell>
          <table:table-cell/>
          <table:table-cell office:value-type="float" office:value="-4.97433606519" calcext:value-type="float">
            <text:p>-4.97433606519</text:p>
          </table:table-cell>
          <table:table-cell office:value-type="float" office:value="-4.98785180179" calcext:value-type="float">
            <text:p>-4.98785180179</text:p>
          </table:table-cell>
          <table:table-cell/>
          <table:table-cell office:value-type="float" office:value="0.0623779111575" calcext:value-type="float">
            <text:p>0.0623779111575</text:p>
          </table:table-cell>
          <table:table-cell office:value-type="float" office:value="-19.9987856547" calcext:value-type="float">
            <text:p>-19.9987856547</text:p>
          </table:table-cell>
          <table:table-cell office:value-type="float" office:value="0.00634254066593" calcext:value-type="float">
            <text:p>0.00634254066593</text:p>
          </table:table-cell>
        </table:table-row>
        <table:table-row table:style-name="ro3">
          <table:table-cell office:value-type="float" office:value="-12.0581264438" calcext:value-type="float">
            <text:p>-12.0581264438</text:p>
          </table:table-cell>
          <table:table-cell office:value-type="float" office:value="-5.06991921668" calcext:value-type="float">
            <text:p>-5.06991921668</text:p>
          </table:table-cell>
          <table:table-cell/>
          <table:table-cell office:value-type="float" office:value="-5.02979076169" calcext:value-type="float">
            <text:p>-5.02979076169</text:p>
          </table:table-cell>
          <table:table-cell office:value-type="float" office:value="-5.02690368421" calcext:value-type="float">
            <text:p>-5.02690368421</text:p>
          </table:table-cell>
          <table:table-cell/>
          <table:table-cell office:value-type="float" office:value="-4.9755873513" calcext:value-type="float">
            <text:p>-4.9755873513</text:p>
          </table:table-cell>
          <table:table-cell office:value-type="float" office:value="-4.98883739469" calcext:value-type="float">
            <text:p>-4.98883739469</text:p>
          </table:table-cell>
          <table:table-cell/>
          <table:table-cell office:value-type="float" office:value="0.0581559132788" calcext:value-type="float">
            <text:p>0.0581559132788</text:p>
          </table:table-cell>
          <table:table-cell office:value-type="float" office:value="-19.9988784878" calcext:value-type="float">
            <text:p>-19.9988784878</text:p>
          </table:table-cell>
          <table:table-cell office:value-type="float" office:value="0.00557619511551" calcext:value-type="float">
            <text:p>0.00557619511551</text:p>
          </table:table-cell>
        </table:table-row>
        <table:table-row table:style-name="ro3">
          <table:table-cell office:value-type="float" office:value="-11.5104166575" calcext:value-type="float">
            <text:p>-11.5104166575</text:p>
          </table:table-cell>
          <table:table-cell office:value-type="float" office:value="-5.06523344844" calcext:value-type="float">
            <text:p>-5.06523344844</text:p>
          </table:table-cell>
          <table:table-cell/>
          <table:table-cell office:value-type="float" office:value="-5.0273421683" calcext:value-type="float">
            <text:p>-5.0273421683</text:p>
          </table:table-cell>
          <table:table-cell office:value-type="float" office:value="-5.02459250967" calcext:value-type="float">
            <text:p>-5.02459250967</text:p>
          </table:table-cell>
          <table:table-cell/>
          <table:table-cell office:value-type="float" office:value="-4.97746435855" calcext:value-type="float">
            <text:p>-4.97746435855</text:p>
          </table:table-cell>
          <table:table-cell office:value-type="float" office:value="-4.9896538288" calcext:value-type="float">
            <text:p>-4.9896538288</text:p>
          </table:table-cell>
          <table:table-cell/>
          <table:table-cell office:value-type="float" office:value="0.0498657321525" calcext:value-type="float">
            <text:p>0.0498657321525</text:p>
          </table:table-cell>
          <table:table-cell office:value-type="float" office:value="-19.9989996588" calcext:value-type="float">
            <text:p>-19.9989996588</text:p>
          </table:table-cell>
          <table:table-cell office:value-type="float" office:value="0.00428569397681" calcext:value-type="float">
            <text:p>0.00428569397681</text:p>
          </table:table-cell>
        </table:table-row>
        <table:table-row table:style-name="ro3">
          <table:table-cell office:value-type="float" office:value="-11.0093442447" calcext:value-type="float">
            <text:p>-11.0093442447</text:p>
          </table:table-cell>
          <table:table-cell office:value-type="float" office:value="-5.06113227195" calcext:value-type="float">
            <text:p>-5.06113227195</text:p>
          </table:table-cell>
          <table:table-cell/>
          <table:table-cell office:value-type="float" office:value="-5.02512005366" calcext:value-type="float">
            <text:p>-5.02512005366</text:p>
          </table:table-cell>
          <table:table-cell office:value-type="float" office:value="-5.02259018046" calcext:value-type="float">
            <text:p>-5.02259018046</text:p>
          </table:table-cell>
          <table:table-cell/>
          <table:table-cell office:value-type="float" office:value="-4.97910137163" calcext:value-type="float">
            <text:p>-4.97910137163</text:p>
          </table:table-cell>
          <table:table-cell office:value-type="float" office:value="-4.99028385531" calcext:value-type="float">
            <text:p>-4.99028385531</text:p>
          </table:table-cell>
          <table:table-cell/>
          <table:table-cell office:value-type="float" office:value="0.0441192352845" calcext:value-type="float">
            <text:p>0.0441192352845</text:p>
          </table:table-cell>
          <table:table-cell office:value-type="float" office:value="-19.9990833909" calcext:value-type="float">
            <text:p>-19.9990833909</text:p>
          </table:table-cell>
          <table:table-cell office:value-type="float" office:value="0.00362505818198" calcext:value-type="float">
            <text:p>0.00362505818198</text:p>
          </table:table-cell>
        </table:table-row>
        <table:table-row table:style-name="ro3">
          <table:table-cell office:value-type="float" office:value="-10.5506943498" calcext:value-type="float">
            <text:p>-10.5506943498</text:p>
          </table:table-cell>
          <table:table-cell office:value-type="float" office:value="-5.05728561535" calcext:value-type="float">
            <text:p>-5.05728561535</text:p>
          </table:table-cell>
          <table:table-cell/>
          <table:table-cell office:value-type="float" office:value="-5.02308951748" calcext:value-type="float">
            <text:p>-5.02308951748</text:p>
          </table:table-cell>
          <table:table-cell office:value-type="float" office:value="-5.02077716239" calcext:value-type="float">
            <text:p>-5.02077716239</text:p>
          </table:table-cell>
          <table:table-cell/>
          <table:table-cell office:value-type="float" office:value="-4.98041787005" calcext:value-type="float">
            <text:p>-4.98041787005</text:p>
          </table:table-cell>
          <table:table-cell office:value-type="float" office:value="-4.99120348265" calcext:value-type="float">
            <text:p>-4.99120348265</text:p>
          </table:table-cell>
          <table:table-cell/>
          <table:table-cell office:value-type="float" office:value="0.0382638884092" calcext:value-type="float">
            <text:p>0.0382638884092</text:p>
          </table:table-cell>
          <table:table-cell office:value-type="float" office:value="-19.9991986415" calcext:value-type="float">
            <text:p>-19.9991986415</text:p>
          </table:table-cell>
          <table:table-cell office:value-type="float" office:value="0.00273871777021" calcext:value-type="float">
            <text:p>0.00273871777021</text:p>
          </table:table-cell>
        </table:table-row>
        <table:table-row table:style-name="ro3">
          <table:table-cell office:value-type="float" office:value="-10.1381321125" calcext:value-type="float">
            <text:p>-10.1381321125</text:p>
          </table:table-cell>
          <table:table-cell office:value-type="float" office:value="-5.05368354593" calcext:value-type="float">
            <text:p>-5.05368354593</text:p>
          </table:table-cell>
          <table:table-cell/>
          <table:table-cell office:value-type="float" office:value="-5.02123533853" calcext:value-type="float">
            <text:p>-5.02123533853</text:p>
          </table:table-cell>
          <table:table-cell office:value-type="float" office:value="-5.01911693594" calcext:value-type="float">
            <text:p>-5.01911693594</text:p>
          </table:table-cell>
          <table:table-cell/>
          <table:table-cell office:value-type="float" office:value="-4.98164790696" calcext:value-type="float">
            <text:p>-4.98164790696</text:p>
          </table:table-cell>
          <table:table-cell office:value-type="float" office:value="-4.99177555456" calcext:value-type="float">
            <text:p>-4.99177555456</text:p>
          </table:table-cell>
          <table:table-cell/>
          <table:table-cell office:value-type="float" office:value="0.0312381926962" calcext:value-type="float">
            <text:p>0.0312381926962</text:p>
          </table:table-cell>
          <table:table-cell office:value-type="float" office:value="-19.9992688448" calcext:value-type="float">
            <text:p>-19.9992688448</text:p>
          </table:table-cell>
          <table:table-cell office:value-type="float" office:value="0.00220083060267" calcext:value-type="float">
            <text:p>0.00220083060267</text:p>
          </table:table-cell>
        </table:table-row>
        <table:table-row table:style-name="ro3">
          <table:table-cell office:value-type="float" office:value="-9.74463621993" calcext:value-type="float">
            <text:p>-9.74463621993</text:p>
          </table:table-cell>
          <table:table-cell office:value-type="float" office:value="-5.05030984442" calcext:value-type="float">
            <text:p>-5.05030984442</text:p>
          </table:table-cell>
          <table:table-cell/>
          <table:table-cell office:value-type="float" office:value="-5.01964608903" calcext:value-type="float">
            <text:p>-5.01964608903</text:p>
          </table:table-cell>
          <table:table-cell office:value-type="float" office:value="-5.01759882328" calcext:value-type="float">
            <text:p>-5.01759882328</text:p>
          </table:table-cell>
          <table:table-cell/>
          <table:table-cell office:value-type="float" office:value="-4.98239806644" calcext:value-type="float">
            <text:p>-4.98239806644</text:p>
          </table:table-cell>
          <table:table-cell office:value-type="float" office:value="-4.99228398965" calcext:value-type="float">
            <text:p>-4.99228398965</text:p>
          </table:table-cell>
          <table:table-cell/>
          <table:table-cell office:value-type="float" office:value="0.0283053830639" calcext:value-type="float">
            <text:p>0.0283053830639</text:p>
          </table:table-cell>
          <table:table-cell office:value-type="float" office:value="-19.9993406039" calcext:value-type="float">
            <text:p>-19.9993406039</text:p>
          </table:table-cell>
          <table:table-cell office:value-type="float" office:value="0.00175456980368" calcext:value-type="float">
            <text:p>0.00175456980368</text:p>
          </table:table-cell>
        </table:table-row>
        <table:table-row table:style-name="ro3">
          <table:table-cell office:value-type="float" office:value="-9.39119310426" calcext:value-type="float">
            <text:p>-9.39119310426</text:p>
          </table:table-cell>
          <table:table-cell office:value-type="float" office:value="-5.04714993516" calcext:value-type="float">
            <text:p>-5.04714993516</text:p>
          </table:table-cell>
          <table:table-cell/>
          <table:table-cell office:value-type="float" office:value="-5.01799490706" calcext:value-type="float">
            <text:p>-5.01799490706</text:p>
          </table:table-cell>
          <table:table-cell office:value-type="float" office:value="-5.01611864227" calcext:value-type="float">
            <text:p>-5.01611864227</text:p>
          </table:table-cell>
          <table:table-cell/>
          <table:table-cell office:value-type="float" office:value="-4.98395601517" calcext:value-type="float">
            <text:p>-4.98395601517</text:p>
          </table:table-cell>
          <table:table-cell office:value-type="float" office:value="-4.99286471348" calcext:value-type="float">
            <text:p>-4.99286471348</text:p>
          </table:table-cell>
          <table:table-cell/>
          <table:table-cell office:value-type="float" office:value="0.0218708542561" calcext:value-type="float">
            <text:p>0.0218708542561</text:p>
          </table:table-cell>
          <table:table-cell office:value-type="float" office:value="-19.9994092279" calcext:value-type="float">
            <text:p>-19.9994092279</text:p>
          </table:table-cell>
          <table:table-cell office:value-type="float" office:value="0.00116358030594" calcext:value-type="float">
            <text:p>0.00116358030594</text:p>
          </table:table-cell>
        </table:table-row>
        <table:table-row table:style-name="ro3">
          <table:table-cell office:value-type="float" office:value="-9.06657994937" calcext:value-type="float">
            <text:p>-9.06657994937</text:p>
          </table:table-cell>
          <table:table-cell office:value-type="float" office:value="-5.04419024285" calcext:value-type="float">
            <text:p>-5.04419024285</text:p>
          </table:table-cell>
          <table:table-cell/>
          <table:table-cell office:value-type="float" office:value="-5.01656492134" calcext:value-type="float">
            <text:p>-5.01656492134</text:p>
          </table:table-cell>
          <table:table-cell office:value-type="float" office:value="-5.01493175723" calcext:value-type="float">
            <text:p>-5.01493175723</text:p>
          </table:table-cell>
          <table:table-cell/>
          <table:table-cell office:value-type="float" office:value="-4.98495715057" calcext:value-type="float">
            <text:p>-4.98495715057</text:p>
          </table:table-cell>
          <table:table-cell office:value-type="float" office:value="-4.9933394828" calcext:value-type="float">
            <text:p>-4.9933394828</text:p>
          </table:table-cell>
          <table:table-cell/>
          <table:table-cell office:value-type="float" office:value="0.0201755084282" calcext:value-type="float">
            <text:p>0.0201755084282</text:p>
          </table:table-cell>
          <table:table-cell office:value-type="float" office:value="-19.9994624662" calcext:value-type="float">
            <text:p>-19.9994624662</text:p>
          </table:table-cell>
          <table:table-cell office:value-type="float" office:value="0.000969857815674" calcext:value-type="float">
            <text:p>0.000969857815674</text:p>
          </table:table-cell>
        </table:table-row>
        <table:table-row table:style-name="ro3">
          <table:table-cell office:value-type="float" office:value="-8.76114339485" calcext:value-type="float">
            <text:p>-8.76114339485</text:p>
          </table:table-cell>
          <table:table-cell office:value-type="float" office:value="-5.04141802975" calcext:value-type="float">
            <text:p>-5.04141802975</text:p>
          </table:table-cell>
          <table:table-cell/>
          <table:table-cell office:value-type="float" office:value="-5.01526790919" calcext:value-type="float">
            <text:p>-5.01526790919</text:p>
          </table:table-cell>
          <table:table-cell office:value-type="float" office:value="-5.01377542226" calcext:value-type="float">
            <text:p>-5.01377542226</text:p>
          </table:table-cell>
          <table:table-cell/>
          <table:table-cell office:value-type="float" office:value="-4.98593900391" calcext:value-type="float">
            <text:p>-4.98593900391</text:p>
          </table:table-cell>
          <table:table-cell office:value-type="float" office:value="-4.9939336638" calcext:value-type="float">
            <text:p>-4.9939336638</text:p>
          </table:table-cell>
          <table:table-cell/>
          <table:table-cell office:value-type="float" office:value="0.0152924102758" calcext:value-type="float">
            <text:p>0.0152924102758</text:p>
          </table:table-cell>
          <table:table-cell office:value-type="float" office:value="-19.9995313699" calcext:value-type="float">
            <text:p>-19.9995313699</text:p>
          </table:table-cell>
          <table:table-cell office:value-type="float" office:value="0.000489912043575" calcext:value-type="float">
            <text:p>0.000489912043575</text:p>
          </table:table-cell>
        </table:table-row>
        <table:table-row table:style-name="ro3">
          <table:table-cell office:value-type="float" office:value="-8.49386595777" calcext:value-type="float">
            <text:p>-8.49386595777</text:p>
          </table:table-cell>
          <table:table-cell office:value-type="float" office:value="-5.03868013987" calcext:value-type="float">
            <text:p>-5.03868013987</text:p>
          </table:table-cell>
          <table:table-cell/>
          <table:table-cell office:value-type="float" office:value="-5.01407659512" calcext:value-type="float">
            <text:p>-5.01407659512</text:p>
          </table:table-cell>
          <table:table-cell office:value-type="float" office:value="-5.01277570509" calcext:value-type="float">
            <text:p>-5.01277570509</text:p>
          </table:table-cell>
          <table:table-cell/>
          <table:table-cell office:value-type="float" office:value="-4.98682738061" calcext:value-type="float">
            <text:p>-4.98682738061</text:p>
          </table:table-cell>
          <table:table-cell office:value-type="float" office:value="-4.99440549305" calcext:value-type="float">
            <text:p>-4.99440549305</text:p>
          </table:table-cell>
          <table:table-cell/>
          <table:table-cell office:value-type="float" office:value="0.0137796029736" calcext:value-type="float">
            <text:p>0.0137796029736</text:p>
          </table:table-cell>
          <table:table-cell office:value-type="float" office:value="-19.9995843485" calcext:value-type="float">
            <text:p>-19.9995843485</text:p>
          </table:table-cell>
          <table:table-cell office:value-type="float" office:value="0.000383175748706" calcext:value-type="float">
            <text:p>0.000383175748706</text:p>
          </table:table-cell>
        </table:table-row>
        <table:table-row table:style-name="ro3">
          <table:table-cell office:value-type="float" office:value="-8.24142432859" calcext:value-type="float">
            <text:p>-8.24142432859</text:p>
          </table:table-cell>
          <table:table-cell office:value-type="float" office:value="-5.03637959185" calcext:value-type="float">
            <text:p>-5.03637959185</text:p>
          </table:table-cell>
          <table:table-cell/>
          <table:table-cell office:value-type="float" office:value="-5.01298435641" calcext:value-type="float">
            <text:p>-5.01298435641</text:p>
          </table:table-cell>
          <table:table-cell office:value-type="float" office:value="-5.01172510403" calcext:value-type="float">
            <text:p>-5.01172510403</text:p>
          </table:table-cell>
          <table:table-cell/>
          <table:table-cell office:value-type="float" office:value="-4.98791231581" calcext:value-type="float">
            <text:p>-4.98791231581</text:p>
          </table:table-cell>
          <table:table-cell office:value-type="float" office:value="-4.99484352914" calcext:value-type="float">
            <text:p>-4.99484352914</text:p>
          </table:table-cell>
          <table:table-cell/>
          <table:table-cell office:value-type="float" office:value="0.0102145613397" calcext:value-type="float">
            <text:p>0.0102145613397</text:p>
          </table:table-cell>
          <table:table-cell office:value-type="float" office:value="-19.9996348707" calcext:value-type="float">
            <text:p>-19.9996348707</text:p>
          </table:table-cell>
          <table:table-cell office:value-type="float" office:value="0.0000283995613852" calcext:value-type="float">
            <text:p>2.83995613852E-05</text:p>
          </table:table-cell>
        </table:table-row>
        <table:table-row table:style-name="ro3">
          <table:table-cell office:value-type="float" office:value="-8.00705049044" calcext:value-type="float">
            <text:p>-8.00705049044</text:p>
          </table:table-cell>
          <table:table-cell office:value-type="float" office:value="-5.03399187447" calcext:value-type="float">
            <text:p>-5.03399187447</text:p>
          </table:table-cell>
          <table:table-cell/>
          <table:table-cell office:value-type="float" office:value="-5.01205086431" calcext:value-type="float">
            <text:p>-5.01205086431</text:p>
          </table:table-cell>
          <table:table-cell office:value-type="float" office:value="-5.01081611446" calcext:value-type="float">
            <text:p>-5.01081611446</text:p>
          </table:table-cell>
          <table:table-cell/>
          <table:table-cell office:value-type="float" office:value="-4.98882301488" calcext:value-type="float">
            <text:p>-4.98882301488</text:p>
          </table:table-cell>
          <table:table-cell office:value-type="float" office:value="-4.99525002861" calcext:value-type="float">
            <text:p>-4.99525002861</text:p>
          </table:table-cell>
          <table:table-cell/>
          <table:table-cell office:value-type="float" office:value="0.00891044689277" calcext:value-type="float">
            <text:p>0.00891044689277</text:p>
          </table:table-cell>
          <table:table-cell office:value-type="float" office:value="-19.9996782892" calcext:value-type="float">
            <text:p>-19.9996782892</text:p>
          </table:table-cell>
          <table:table-cell office:value-type="float" office:value="-0.0000394063469109" calcext:value-type="float">
            <text:p>-3.94063469109E-05</text:p>
          </table:table-cell>
        </table:table-row>
        <table:table-row table:style-name="ro3">
          <table:table-cell office:value-type="float" office:value="-7.79538643498" calcext:value-type="float">
            <text:p>-7.79538643498</text:p>
          </table:table-cell>
          <table:table-cell office:value-type="float" office:value="-5.03208477525" calcext:value-type="float">
            <text:p>-5.03208477525</text:p>
          </table:table-cell>
          <table:table-cell/>
          <table:table-cell office:value-type="float" office:value="-5.01112993068" calcext:value-type="float">
            <text:p>-5.01112993068</text:p>
          </table:table-cell>
          <table:table-cell office:value-type="float" office:value="-5.00999015894" calcext:value-type="float">
            <text:p>-5.00999015894</text:p>
          </table:table-cell>
          <table:table-cell/>
          <table:table-cell office:value-type="float" office:value="-4.98949909684" calcext:value-type="float">
            <text:p>-4.98949909684</text:p>
          </table:table-cell>
          <table:table-cell office:value-type="float" office:value="-4.99567664876" calcext:value-type="float">
            <text:p>-4.99567664876</text:p>
          </table:table-cell>
          <table:table-cell/>
          <table:table-cell office:value-type="float" office:value="0.00653680260388" calcext:value-type="float">
            <text:p>0.00653680260388</text:p>
          </table:table-cell>
          <table:table-cell office:value-type="float" office:value="-19.9997196538" calcext:value-type="float">
            <text:p>-19.9997196538</text:p>
          </table:table-cell>
          <table:table-cell office:value-type="float" office:value="-0.000280644376911" calcext:value-type="float">
            <text:p>-0.000280644376911</text:p>
          </table:table-cell>
        </table:table-row>
        <table:table-row table:style-name="ro3">
          <table:table-cell office:value-type="float" office:value="-7.58894294476" calcext:value-type="float">
            <text:p>-7.58894294476</text:p>
          </table:table-cell>
          <table:table-cell office:value-type="float" office:value="-5.03010064643" calcext:value-type="float">
            <text:p>-5.03010064643</text:p>
          </table:table-cell>
          <table:table-cell/>
          <table:table-cell office:value-type="float" office:value="-5.01020563479" calcext:value-type="float">
            <text:p>-5.01020563479</text:p>
          </table:table-cell>
          <table:table-cell office:value-type="float" office:value="-5.0092293381" calcext:value-type="float">
            <text:p>-5.0092293381</text:p>
          </table:table-cell>
          <table:table-cell/>
          <table:table-cell office:value-type="float" office:value="-4.99005071266" calcext:value-type="float">
            <text:p>-4.99005071266</text:p>
          </table:table-cell>
          <table:table-cell office:value-type="float" office:value="-4.99597903862" calcext:value-type="float">
            <text:p>-4.99597903862</text:p>
          </table:table-cell>
          <table:table-cell/>
          <table:table-cell office:value-type="float" office:value="0.00534462760258" calcext:value-type="float">
            <text:p>0.00534462760258</text:p>
          </table:table-cell>
          <table:table-cell office:value-type="float" office:value="-19.9997576288" calcext:value-type="float">
            <text:p>-19.9997576288</text:p>
          </table:table-cell>
          <table:table-cell office:value-type="float" office:value="-0.000351454924926" calcext:value-type="float">
            <text:p>-0.000351454924926</text:p>
          </table:table-cell>
        </table:table-row>
        <table:table-row table:style-name="ro3">
          <table:table-cell office:value-type="float" office:value="-7.40544743755" calcext:value-type="float">
            <text:p>-7.40544743755</text:p>
          </table:table-cell>
          <table:table-cell office:value-type="float" office:value="-5.02811142056" calcext:value-type="float">
            <text:p>-5.02811142056</text:p>
          </table:table-cell>
          <table:table-cell/>
          <table:table-cell office:value-type="float" office:value="-5.00943149012" calcext:value-type="float">
            <text:p>-5.00943149012</text:p>
          </table:table-cell>
          <table:table-cell office:value-type="float" office:value="-5.00853008227" calcext:value-type="float">
            <text:p>-5.00853008227</text:p>
          </table:table-cell>
          <table:table-cell/>
          <table:table-cell office:value-type="float" office:value="-4.99110512364" calcext:value-type="float">
            <text:p>-4.99110512364</text:p>
          </table:table-cell>
          <table:table-cell office:value-type="float" office:value="-4.99626342163" calcext:value-type="float">
            <text:p>-4.99626342163</text:p>
          </table:table-cell>
          <table:table-cell/>
          <table:table-cell office:value-type="float" office:value="0.00432905365736" calcext:value-type="float">
            <text:p>0.00432905365736</text:p>
          </table:table-cell>
          <table:table-cell office:value-type="float" office:value="-19.9997873686" calcext:value-type="float">
            <text:p>-19.9997873686</text:p>
          </table:table-cell>
          <table:table-cell office:value-type="float" office:value="-0.000486499739329" calcext:value-type="float">
            <text:p>-0.000486499739329</text:p>
          </table:table-cell>
        </table:table-row>
        <table:table-row table:style-name="ro3">
          <table:table-cell office:value-type="float" office:value="-7.23639897053" calcext:value-type="float">
            <text:p>-7.23639897053</text:p>
          </table:table-cell>
          <table:table-cell office:value-type="float" office:value="-5.02644445095" calcext:value-type="float">
            <text:p>-5.02644445095</text:p>
          </table:table-cell>
          <table:table-cell/>
          <table:table-cell office:value-type="float" office:value="-5.00871799394" calcext:value-type="float">
            <text:p>-5.00871799394</text:p>
          </table:table-cell>
          <table:table-cell office:value-type="float" office:value="-5.00788690358" calcext:value-type="float">
            <text:p>-5.00788690358</text:p>
          </table:table-cell>
          <table:table-cell/>
          <table:table-cell office:value-type="float" office:value="-4.99181021557" calcext:value-type="float">
            <text:p>-4.99181021557</text:p>
          </table:table-cell>
          <table:table-cell office:value-type="float" office:value="-4.99664324773" calcext:value-type="float">
            <text:p>-4.99664324773</text:p>
          </table:table-cell>
          <table:table-cell/>
          <table:table-cell office:value-type="float" office:value="0.00283344611184" calcext:value-type="float">
            <text:p>0.00283344611184</text:p>
          </table:table-cell>
          <table:table-cell office:value-type="float" office:value="-19.9998295325" calcext:value-type="float">
            <text:p>-19.9998295325</text:p>
          </table:table-cell>
          <table:table-cell office:value-type="float" office:value="-0.000570595050261" calcext:value-type="float">
            <text:p>-0.000570595050261</text:p>
          </table:table-cell>
        </table:table-row>
        <table:table-row table:style-name="ro3">
          <table:table-cell office:value-type="float" office:value="-7.07507322878" calcext:value-type="float">
            <text:p>-7.07507322878</text:p>
          </table:table-cell>
          <table:table-cell office:value-type="float" office:value="-5.02478959537" calcext:value-type="float">
            <text:p>-5.02478959537</text:p>
          </table:table-cell>
          <table:table-cell/>
          <table:table-cell office:value-type="float" office:value="-5.00810953374" calcext:value-type="float">
            <text:p>-5.00810953374</text:p>
          </table:table-cell>
          <table:table-cell office:value-type="float" office:value="-5.00729506903" calcext:value-type="float">
            <text:p>-5.00729506903</text:p>
          </table:table-cell>
          <table:table-cell/>
          <table:table-cell office:value-type="float" office:value="-4.99242336766" calcext:value-type="float">
            <text:p>-4.99242336766</text:p>
          </table:table-cell>
          <table:table-cell office:value-type="float" office:value="-4.99695468829" calcext:value-type="float">
            <text:p>-4.99695468829</text:p>
          </table:table-cell>
          <table:table-cell/>
          <table:table-cell office:value-type="float" office:value="0.00236789244996" calcext:value-type="float">
            <text:p>0.00236789244996</text:p>
          </table:table-cell>
          <table:table-cell office:value-type="float" office:value="-19.9998554734" calcext:value-type="float">
            <text:p>-19.9998554734</text:p>
          </table:table-cell>
          <table:table-cell office:value-type="float" office:value="-0.00062754022418" calcext:value-type="float">
            <text:p>-0.00062754022418</text:p>
          </table:table-cell>
        </table:table-row>
        <table:table-row table:style-name="ro3">
          <table:table-cell office:value-type="float" office:value="-6.93615699796" calcext:value-type="float">
            <text:p>-6.93615699796</text:p>
          </table:table-cell>
          <table:table-cell office:value-type="float" office:value="-5.02315454667" calcext:value-type="float">
            <text:p>-5.02315454667</text:p>
          </table:table-cell>
          <table:table-cell/>
          <table:table-cell office:value-type="float" office:value="-5.007497114" calcext:value-type="float">
            <text:p>-5.007497114</text:p>
          </table:table-cell>
          <table:table-cell office:value-type="float" office:value="-5.00675028161" calcext:value-type="float">
            <text:p>-5.00675028161</text:p>
          </table:table-cell>
          <table:table-cell/>
          <table:table-cell office:value-type="float" office:value="-4.99300395788" calcext:value-type="float">
            <text:p>-4.99300395788</text:p>
          </table:table-cell>
          <table:table-cell office:value-type="float" office:value="-4.99720305172" calcext:value-type="float">
            <text:p>-4.99720305172</text:p>
          </table:table-cell>
          <table:table-cell/>
          <table:table-cell office:value-type="float" office:value="0.00114117856265" calcext:value-type="float">
            <text:p>0.00114117856265</text:p>
          </table:table-cell>
          <table:table-cell office:value-type="float" office:value="-19.9998789722" calcext:value-type="float">
            <text:p>-19.9998789722</text:p>
          </table:table-cell>
          <table:table-cell office:value-type="float" office:value="-0.000709538038807" calcext:value-type="float">
            <text:p>-0.000709538038807</text:p>
          </table:table-cell>
        </table:table-row>
        <table:table-row table:style-name="ro3">
          <table:table-cell office:value-type="float" office:value="-6.80311526057" calcext:value-type="float">
            <text:p>-6.80311526057</text:p>
          </table:table-cell>
          <table:table-cell office:value-type="float" office:value="-5.02171425311" calcext:value-type="float">
            <text:p>-5.02171425311</text:p>
          </table:table-cell>
          <table:table-cell/>
          <table:table-cell office:value-type="float" office:value="-5.00689992459" calcext:value-type="float">
            <text:p>-5.00689992459</text:p>
          </table:table-cell>
          <table:table-cell office:value-type="float" office:value="-5.00624862331" calcext:value-type="float">
            <text:p>-5.00624862331</text:p>
          </table:table-cell>
          <table:table-cell/>
          <table:table-cell office:value-type="float" office:value="-4.99354287409" calcext:value-type="float">
            <text:p>-4.99354287409</text:p>
          </table:table-cell>
          <table:table-cell office:value-type="float" office:value="-4.9973707503" calcext:value-type="float">
            <text:p>-4.9973707503</text:p>
          </table:table-cell>
          <table:table-cell/>
          <table:table-cell office:value-type="float" office:value="0.00110551143583" calcext:value-type="float">
            <text:p>0.00110551143583</text:p>
          </table:table-cell>
          <table:table-cell office:value-type="float" office:value="-19.9999074486" calcext:value-type="float">
            <text:p>-19.9999074486</text:p>
          </table:table-cell>
          <table:table-cell office:value-type="float" office:value="-0.000729702297406" calcext:value-type="float">
            <text:p>-0.000729702297406</text:p>
          </table:table-cell>
        </table:table-row>
        <table:table-row table:style-name="ro3">
          <table:table-cell office:value-type="float" office:value="-6.68412542597" calcext:value-type="float">
            <text:p>-6.68412542597</text:p>
          </table:table-cell>
          <table:table-cell office:value-type="float" office:value="-5.02036500229" calcext:value-type="float">
            <text:p>-5.02036500229</text:p>
          </table:table-cell>
          <table:table-cell/>
          <table:table-cell office:value-type="float" office:value="-5.00642184265" calcext:value-type="float">
            <text:p>-5.00642184265</text:p>
          </table:table-cell>
          <table:table-cell office:value-type="float" office:value="-5.00578652853" calcext:value-type="float">
            <text:p>-5.00578652853</text:p>
          </table:table-cell>
          <table:table-cell/>
          <table:table-cell office:value-type="float" office:value="-4.99404393673" calcext:value-type="float">
            <text:p>-4.99404393673</text:p>
          </table:table-cell>
          <table:table-cell office:value-type="float" office:value="-4.99761059088" calcext:value-type="float">
            <text:p>-4.99761059088</text:p>
          </table:table-cell>
          <table:table-cell/>
          <table:table-cell office:value-type="float" office:value="0.0000245376224033" calcext:value-type="float">
            <text:p>2.45376224033E-05</text:p>
          </table:table-cell>
          <table:table-cell office:value-type="float" office:value="-19.9999280444" calcext:value-type="float">
            <text:p>-19.9999280444</text:p>
          </table:table-cell>
          <table:table-cell office:value-type="float" office:value="-0.00080941231589" calcext:value-type="float">
            <text:p>-0.00080941231589</text:p>
          </table:table-cell>
        </table:table-row>
        <table:table-row table:style-name="ro3">
          <table:table-cell office:value-type="float" office:value="-6.56954277053" calcext:value-type="float">
            <text:p>-6.56954277053</text:p>
          </table:table-cell>
          <table:table-cell office:value-type="float" office:value="-5.01903185192" calcext:value-type="float">
            <text:p>-5.01903185192</text:p>
          </table:table-cell>
          <table:table-cell/>
          <table:table-cell office:value-type="float" office:value="-5.00591590467" calcext:value-type="float">
            <text:p>-5.00591590467</text:p>
          </table:table-cell>
          <table:table-cell office:value-type="float" office:value="-5.00536074736" calcext:value-type="float">
            <text:p>-5.00536074736</text:p>
          </table:table-cell>
          <table:table-cell/>
          <table:table-cell office:value-type="float" office:value="-4.99450936923" calcext:value-type="float">
            <text:p>-4.99450936923</text:p>
          </table:table-cell>
          <table:table-cell office:value-type="float" office:value="-4.99781435938" calcext:value-type="float">
            <text:p>-4.99781435938</text:p>
          </table:table-cell>
          <table:table-cell/>
          <table:table-cell office:value-type="float" office:value="0.0000408806560319" calcext:value-type="float">
            <text:p>4.08806560319E-05</text:p>
          </table:table-cell>
          <table:table-cell office:value-type="float" office:value="-19.9999527738" calcext:value-type="float">
            <text:p>-19.9999527738</text:p>
          </table:table-cell>
          <table:table-cell office:value-type="float" office:value="-0.000805843499849" calcext:value-type="float">
            <text:p>-0.000805843499849</text:p>
          </table:table-cell>
        </table:table-row>
        <table:table-row table:style-name="ro3">
          <table:table-cell office:value-type="float" office:value="-6.45880547806" calcext:value-type="float">
            <text:p>-6.45880547806</text:p>
          </table:table-cell>
          <table:table-cell office:value-type="float" office:value="-5.01791226991" calcext:value-type="float">
            <text:p>-5.01791226991</text:p>
          </table:table-cell>
          <table:table-cell/>
          <table:table-cell office:value-type="float" office:value="-5.00547133604" calcext:value-type="float">
            <text:p>-5.00547133604</text:p>
          </table:table-cell>
          <table:table-cell office:value-type="float" office:value="-5.00496831524" calcext:value-type="float">
            <text:p>-5.00496831524</text:p>
          </table:table-cell>
          <table:table-cell/>
          <table:table-cell office:value-type="float" office:value="-4.99494133469" calcext:value-type="float">
            <text:p>-4.99494133469</text:p>
          </table:table-cell>
          <table:table-cell office:value-type="float" office:value="-4.99795139046" calcext:value-type="float">
            <text:p>-4.99795139046</text:p>
          </table:table-cell>
          <table:table-cell/>
          <table:table-cell office:value-type="float" office:value="-0.000666737191303" calcext:value-type="float">
            <text:p>-0.000666737191303</text:p>
          </table:table-cell>
          <table:table-cell office:value-type="float" office:value="-19.9999732316" calcext:value-type="float">
            <text:p>-19.9999732316</text:p>
          </table:table-cell>
          <table:table-cell office:value-type="float" office:value="-0.00087002614934" calcext:value-type="float">
            <text:p>-0.00087002614934</text:p>
          </table:table-cell>
        </table:table-row>
        <table:table-row table:style-name="ro3">
          <table:table-cell office:value-type="float" office:value="-6.36406554927" calcext:value-type="float">
            <text:p>-6.36406554927</text:p>
          </table:table-cell>
          <table:table-cell office:value-type="float" office:value="-5.0168103708" calcext:value-type="float">
            <text:p>-5.0168103708</text:p>
          </table:table-cell>
          <table:table-cell/>
          <table:table-cell office:value-type="float" office:value="-5.00507711537" calcext:value-type="float">
            <text:p>-5.00507711537</text:p>
          </table:table-cell>
          <table:table-cell office:value-type="float" office:value="-5.00463431007" calcext:value-type="float">
            <text:p>-5.00463431007</text:p>
          </table:table-cell>
          <table:table-cell/>
          <table:table-cell office:value-type="float" office:value="-4.99544821709" calcext:value-type="float">
            <text:p>-4.99544821709</text:p>
          </table:table-cell>
          <table:table-cell office:value-type="float" office:value="-4.99814838604" calcext:value-type="float">
            <text:p>-4.99814838604</text:p>
          </table:table-cell>
          <table:table-cell/>
          <table:table-cell office:value-type="float" office:value="-0.000701627992074" calcext:value-type="float">
            <text:p>-0.000701627992074</text:p>
          </table:table-cell>
          <table:table-cell office:value-type="float" office:value="-19.9999915923" calcext:value-type="float">
            <text:p>-19.9999915923</text:p>
          </table:table-cell>
          <table:table-cell office:value-type="float" office:value="-0.000869147529333" calcext:value-type="float">
            <text:p>-0.000869147529333</text:p>
          </table:table-cell>
        </table:table-row>
        <table:table-row table:style-name="ro3">
          <table:table-cell office:value-type="float" office:value="-6.2684180164" calcext:value-type="float">
            <text:p>-6.2684180164</text:p>
          </table:table-cell>
          <table:table-cell office:value-type="float" office:value="-5.01576068519" calcext:value-type="float">
            <text:p>-5.01576068519</text:p>
          </table:table-cell>
          <table:table-cell/>
          <table:table-cell office:value-type="float" office:value="-5.00473597341" calcext:value-type="float">
            <text:p>-5.00473597341</text:p>
          </table:table-cell>
          <table:table-cell office:value-type="float" office:value="-5.00430045748" calcext:value-type="float">
            <text:p>-5.00430045748</text:p>
          </table:table-cell>
          <table:table-cell/>
          <table:table-cell office:value-type="float" office:value="-4.99576780154" calcext:value-type="float">
            <text:p>-4.99576780154</text:p>
          </table:table-cell>
          <table:table-cell office:value-type="float" office:value="-4.99833265358" calcext:value-type="float">
            <text:p>-4.99833265358</text:p>
          </table:table-cell>
          <table:table-cell/>
          <table:table-cell office:value-type="float" office:value="-0.00112723144938" calcext:value-type="float">
            <text:p>-0.00112723144938</text:p>
          </table:table-cell>
          <table:table-cell office:value-type="float" office:value="-20.0000086643" calcext:value-type="float">
            <text:p>-20.0000086643</text:p>
          </table:table-cell>
          <table:table-cell office:value-type="float" office:value="-0.000907539262553" calcext:value-type="float">
            <text:p>-0.000907539262553</text:p>
          </table:table-cell>
        </table:table-row>
        <table:table-row table:style-name="ro3">
          <table:table-cell office:value-type="float" office:value="-6.18347735318" calcext:value-type="float">
            <text:p>-6.18347735318</text:p>
          </table:table-cell>
          <table:table-cell office:value-type="float" office:value="-5.01484726855" calcext:value-type="float">
            <text:p>-5.01484726855</text:p>
          </table:table-cell>
          <table:table-cell/>
          <table:table-cell office:value-type="float" office:value="-5.00436953099" calcext:value-type="float">
            <text:p>-5.00436953099</text:p>
          </table:table-cell>
          <table:table-cell office:value-type="float" office:value="-5.00396508853" calcext:value-type="float">
            <text:p>-5.00396508853</text:p>
          </table:table-cell>
          <table:table-cell/>
          <table:table-cell office:value-type="float" office:value="-4.99605225623" calcext:value-type="float">
            <text:p>-4.99605225623</text:p>
          </table:table-cell>
          <table:table-cell office:value-type="float" office:value="-4.99847649571" calcext:value-type="float">
            <text:p>-4.99847649571</text:p>
          </table:table-cell>
          <table:table-cell/>
          <table:table-cell office:value-type="float" office:value="-0.00127121130377" calcext:value-type="float">
            <text:p>-0.00127121130377</text:p>
          </table:table-cell>
          <table:table-cell office:value-type="float" office:value="-20.0000244879" calcext:value-type="float">
            <text:p>-20.0000244879</text:p>
          </table:table-cell>
          <table:table-cell office:value-type="float" office:value="-0.000915228956758" calcext:value-type="float">
            <text:p>-0.000915228956758</text:p>
          </table:table-cell>
        </table:table-row>
        <table:table-row table:style-name="ro3">
          <table:table-cell office:value-type="float" office:value="-6.10786772749" calcext:value-type="float">
            <text:p>-6.10786772749</text:p>
          </table:table-cell>
          <table:table-cell office:value-type="float" office:value="-5.01382723462" calcext:value-type="float">
            <text:p>-5.01382723462</text:p>
          </table:table-cell>
          <table:table-cell/>
          <table:table-cell office:value-type="float" office:value="-5.00405284445" calcext:value-type="float">
            <text:p>-5.00405284445</text:p>
          </table:table-cell>
          <table:table-cell office:value-type="float" office:value="-5.0036791903" calcext:value-type="float">
            <text:p>-5.0036791903</text:p>
          </table:table-cell>
          <table:table-cell/>
          <table:table-cell office:value-type="float" office:value="-4.99636806504" calcext:value-type="float">
            <text:p>-4.99636806504</text:p>
          </table:table-cell>
          <table:table-cell office:value-type="float" office:value="-4.99859355638" calcext:value-type="float">
            <text:p>-4.99859355638</text:p>
          </table:table-cell>
          <table:table-cell/>
          <table:table-cell office:value-type="float" office:value="-0.00144393344311" calcext:value-type="float">
            <text:p>-0.00144393344311</text:p>
          </table:table-cell>
          <table:table-cell office:value-type="float" office:value="-20.0000370836" calcext:value-type="float">
            <text:p>-20.0000370836</text:p>
          </table:table-cell>
          <table:table-cell office:value-type="float" office:value="-0.000931633314989" calcext:value-type="float">
            <text:p>-0.000931633314989</text:p>
          </table:table-cell>
        </table:table-row>
        <table:table-row table:style-name="ro3">
          <table:table-cell office:value-type="float" office:value="-6.03081169619" calcext:value-type="float">
            <text:p>-6.03081169619</text:p>
          </table:table-cell>
          <table:table-cell office:value-type="float" office:value="-5.01302051255" calcext:value-type="float">
            <text:p>-5.01302051255</text:p>
          </table:table-cell>
          <table:table-cell/>
          <table:table-cell office:value-type="float" office:value="-5.00376437547" calcext:value-type="float">
            <text:p>-5.00376437547</text:p>
          </table:table-cell>
          <table:table-cell office:value-type="float" office:value="-5.00341801036" calcext:value-type="float">
            <text:p>-5.00341801036</text:p>
          </table:table-cell>
          <table:table-cell/>
          <table:table-cell office:value-type="float" office:value="-4.99670269405" calcext:value-type="float">
            <text:p>-4.99670269405</text:p>
          </table:table-cell>
          <table:table-cell office:value-type="float" office:value="-4.99873292468" calcext:value-type="float">
            <text:p>-4.99873292468</text:p>
          </table:table-cell>
          <table:table-cell/>
          <table:table-cell office:value-type="float" office:value="-0.00172133039941" calcext:value-type="float">
            <text:p>-0.00172133039941</text:p>
          </table:table-cell>
          <table:table-cell office:value-type="float" office:value="-20.0000507527" calcext:value-type="float">
            <text:p>-20.0000507527</text:p>
          </table:table-cell>
          <table:table-cell office:value-type="float" office:value="-0.000943967702877" calcext:value-type="float">
            <text:p>-0.000943967702877</text:p>
          </table:table-cell>
        </table:table-row>
        <table:table-row table:style-name="ro3">
          <table:table-cell office:value-type="float" office:value="-5.96549410436" calcext:value-type="float">
            <text:p>-5.96549410436</text:p>
          </table:table-cell>
          <table:table-cell office:value-type="float" office:value="-5.01226249997" calcext:value-type="float">
            <text:p>-5.01226249997</text:p>
          </table:table-cell>
          <table:table-cell/>
          <table:table-cell office:value-type="float" office:value="-5.00351840723" calcext:value-type="float">
            <text:p>-5.00351840723</text:p>
          </table:table-cell>
          <table:table-cell office:value-type="float" office:value="-5.00317640353" calcext:value-type="float">
            <text:p>-5.00317640353</text:p>
          </table:table-cell>
          <table:table-cell/>
          <table:table-cell office:value-type="float" office:value="-4.99697497694" calcext:value-type="float">
            <text:p>-4.99697497694</text:p>
          </table:table-cell>
          <table:table-cell office:value-type="float" office:value="-4.99883500377" calcext:value-type="float">
            <text:p>-4.99883500377</text:p>
          </table:table-cell>
          <table:table-cell/>
          <table:table-cell office:value-type="float" office:value="-0.00167941196147" calcext:value-type="float">
            <text:p>-0.00167941196147</text:p>
          </table:table-cell>
          <table:table-cell office:value-type="float" office:value="-20.0000677666" calcext:value-type="float">
            <text:p>-20.0000677666</text:p>
          </table:table-cell>
          <table:table-cell office:value-type="float" office:value="-0.000949366383606" calcext:value-type="float">
            <text:p>-0.000949366383606</text:p>
          </table:table-cell>
        </table:table-row>
        <table:table-row table:style-name="ro3">
          <table:table-cell office:value-type="float" office:value="-5.89900510715" calcext:value-type="float">
            <text:p>-5.89900510715</text:p>
          </table:table-cell>
          <table:table-cell office:value-type="float" office:value="-5.01147101091" calcext:value-type="float">
            <text:p>-5.01147101091</text:p>
          </table:table-cell>
          <table:table-cell/>
          <table:table-cell office:value-type="float" office:value="-5.0032523965" calcext:value-type="float">
            <text:p>-5.0032523965</text:p>
          </table:table-cell>
          <table:table-cell office:value-type="float" office:value="-5.00295348367" calcext:value-type="float">
            <text:p>-5.00295348367</text:p>
          </table:table-cell>
          <table:table-cell/>
          <table:table-cell office:value-type="float" office:value="-4.99719055142" calcext:value-type="float">
            <text:p>-4.99719055142</text:p>
          </table:table-cell>
          <table:table-cell office:value-type="float" office:value="-4.99894021572" calcext:value-type="float">
            <text:p>-4.99894021572</text:p>
          </table:table-cell>
          <table:table-cell/>
          <table:table-cell office:value-type="float" office:value="-0.00196479249755" calcext:value-type="float">
            <text:p>-0.00196479249755</text:p>
          </table:table-cell>
          <table:table-cell office:value-type="float" office:value="-20.0000794267" calcext:value-type="float">
            <text:p>-20.0000794267</text:p>
          </table:table-cell>
          <table:table-cell office:value-type="float" office:value="-0.000966446036577" calcext:value-type="float">
            <text:p>-0.000966446036577</text:p>
          </table:table-cell>
        </table:table-row>
        <table:table-row table:style-name="ro3">
          <table:table-cell office:value-type="float" office:value="-5.83958550694" calcext:value-type="float">
            <text:p>-5.83958550694</text:p>
          </table:table-cell>
          <table:table-cell office:value-type="float" office:value="-5.01076925221" calcext:value-type="float">
            <text:p>-5.01076925221</text:p>
          </table:table-cell>
          <table:table-cell/>
          <table:table-cell office:value-type="float" office:value="-5.00304070492" calcext:value-type="float">
            <text:p>-5.00304070492</text:p>
          </table:table-cell>
          <table:table-cell office:value-type="float" office:value="-5.00274769389" calcext:value-type="float">
            <text:p>-5.00274769389</text:p>
          </table:table-cell>
          <table:table-cell/>
          <table:table-cell office:value-type="float" office:value="-4.99742722811" calcext:value-type="float">
            <text:p>-4.99742722811</text:p>
          </table:table-cell>
          <table:table-cell office:value-type="float" office:value="-4.99904231217" calcext:value-type="float">
            <text:p>-4.99904231217</text:p>
          </table:table-cell>
          <table:table-cell/>
          <table:table-cell office:value-type="float" office:value="-0.00186504804929" calcext:value-type="float">
            <text:p>-0.00186504804929</text:p>
          </table:table-cell>
          <table:table-cell office:value-type="float" office:value="-20.0000900702" calcext:value-type="float">
            <text:p>-20.0000900702</text:p>
          </table:table-cell>
          <table:table-cell office:value-type="float" office:value="-0.000963627310597" calcext:value-type="float">
            <text:p>-0.000963627310597</text:p>
          </table:table-cell>
        </table:table-row>
        <table:table-row table:style-name="ro3">
          <table:table-cell office:value-type="float" office:value="-5.78447852461" calcext:value-type="float">
            <text:p>-5.78447852461</text:p>
          </table:table-cell>
          <table:table-cell office:value-type="float" office:value="-5.01011281007" calcext:value-type="float">
            <text:p>-5.01011281007</text:p>
          </table:table-cell>
          <table:table-cell/>
          <table:table-cell office:value-type="float" office:value="-5.00281448135" calcext:value-type="float">
            <text:p>-5.00281448135</text:p>
          </table:table-cell>
          <table:table-cell office:value-type="float" office:value="-5.00257289218" calcext:value-type="float">
            <text:p>-5.00257289218</text:p>
          </table:table-cell>
          <table:table-cell/>
          <table:table-cell office:value-type="float" office:value="-4.99761285328" calcext:value-type="float">
            <text:p>-4.99761285328</text:p>
          </table:table-cell>
          <table:table-cell office:value-type="float" office:value="-4.9991429218" calcext:value-type="float">
            <text:p>-4.9991429218</text:p>
          </table:table-cell>
          <table:table-cell/>
          <table:table-cell office:value-type="float" office:value="-0.00210011276469" calcext:value-type="float">
            <text:p>-0.00210011276469</text:p>
          </table:table-cell>
          <table:table-cell office:value-type="float" office:value="-20.0000986768" calcext:value-type="float">
            <text:p>-20.0000986768</text:p>
          </table:table-cell>
          <table:table-cell office:value-type="float" office:value="-0.000982016273344" calcext:value-type="float">
            <text:p>-0.000982016273344</text:p>
          </table:table-cell>
        </table:table-row>
        <table:table-row table:style-name="ro3">
          <table:table-cell office:value-type="float" office:value="-5.73306319331" calcext:value-type="float">
            <text:p>-5.73306319331</text:p>
          </table:table-cell>
          <table:table-cell office:value-type="float" office:value="-5.00949779849" calcext:value-type="float">
            <text:p>-5.00949779849</text:p>
          </table:table-cell>
          <table:table-cell/>
          <table:table-cell office:value-type="float" office:value="-5.00261867299" calcext:value-type="float">
            <text:p>-5.00261867299</text:p>
          </table:table-cell>
          <table:table-cell office:value-type="float" office:value="-5.00239736109" calcext:value-type="float">
            <text:p>-5.00239736109</text:p>
          </table:table-cell>
          <table:table-cell/>
          <table:table-cell office:value-type="float" office:value="-4.99781390677" calcext:value-type="float">
            <text:p>-4.99781390677</text:p>
          </table:table-cell>
          <table:table-cell office:value-type="float" office:value="-4.99922725321" calcext:value-type="float">
            <text:p>-4.99922725321</text:p>
          </table:table-cell>
          <table:table-cell/>
          <table:table-cell office:value-type="float" office:value="-0.00201206293469" calcext:value-type="float">
            <text:p>-0.00201206293469</text:p>
          </table:table-cell>
          <table:table-cell office:value-type="float" office:value="-20.0001093435" calcext:value-type="float">
            <text:p>-20.0001093435</text:p>
          </table:table-cell>
          <table:table-cell office:value-type="float" office:value="-0.000975711656674" calcext:value-type="float">
            <text:p>-0.000975711656674</text:p>
          </table:table-cell>
        </table:table-row>
        <table:table-row table:style-name="ro3">
          <table:table-cell office:value-type="float" office:value="-5.6851401698" calcext:value-type="float">
            <text:p>-5.6851401698</text:p>
          </table:table-cell>
          <table:table-cell office:value-type="float" office:value="-5.0089217709" calcext:value-type="float">
            <text:p>-5.0089217709</text:p>
          </table:table-cell>
          <table:table-cell/>
          <table:table-cell office:value-type="float" office:value="-5.00245468389" calcext:value-type="float">
            <text:p>-5.00245468389</text:p>
          </table:table-cell>
          <table:table-cell office:value-type="float" office:value="-5.00223344009" calcext:value-type="float">
            <text:p>-5.00223344009</text:p>
          </table:table-cell>
          <table:table-cell/>
          <table:table-cell office:value-type="float" office:value="-4.99802993338" calcext:value-type="float">
            <text:p>-4.99802993338</text:p>
          </table:table-cell>
          <table:table-cell office:value-type="float" office:value="-4.99930341068" calcext:value-type="float">
            <text:p>-4.99930341068</text:p>
          </table:table-cell>
          <table:table-cell/>
          <table:table-cell office:value-type="float" office:value="-0.00216368767531" calcext:value-type="float">
            <text:p>-0.00216368767531</text:p>
          </table:table-cell>
          <table:table-cell office:value-type="float" office:value="-20.0001159741" calcext:value-type="float">
            <text:p>-20.0001159741</text:p>
          </table:table-cell>
          <table:table-cell office:value-type="float" office:value="-0.000990415340942" calcext:value-type="float">
            <text:p>-0.000990415340942</text:p>
          </table:table-cell>
        </table:table-row>
        <table:table-row table:style-name="ro3">
          <table:table-cell office:value-type="float" office:value="-5.64044963786" calcext:value-type="float">
            <text:p>-5.64044963786</text:p>
          </table:table-cell>
          <table:table-cell office:value-type="float" office:value="-5.00838226192" calcext:value-type="float">
            <text:p>-5.00838226192</text:p>
          </table:table-cell>
          <table:table-cell/>
          <table:table-cell office:value-type="float" office:value="-5.00227603115" calcext:value-type="float">
            <text:p>-5.00227603115</text:p>
          </table:table-cell>
          <table:table-cell office:value-type="float" office:value="-5.00206813988" calcext:value-type="float">
            <text:p>-5.00206813988</text:p>
          </table:table-cell>
          <table:table-cell/>
          <table:table-cell office:value-type="float" office:value="-4.99819886823" calcext:value-type="float">
            <text:p>-4.99819886823</text:p>
          </table:table-cell>
          <table:table-cell office:value-type="float" office:value="-4.99937595614" calcext:value-type="float">
            <text:p>-4.99937595614</text:p>
          </table:table-cell>
          <table:table-cell/>
          <table:table-cell office:value-type="float" office:value="-0.00210270592898" calcext:value-type="float">
            <text:p>-0.00210270592898</text:p>
          </table:table-cell>
          <table:table-cell office:value-type="float" office:value="-20.0001253005" calcext:value-type="float">
            <text:p>-20.0001253005</text:p>
          </table:table-cell>
          <table:table-cell office:value-type="float" office:value="-0.000985828340658" calcext:value-type="float">
            <text:p>-0.000985828340658</text:p>
          </table:table-cell>
        </table:table-row>
        <table:table-row table:style-name="ro3">
          <table:table-cell office:value-type="float" office:value="-5.60073785634" calcext:value-type="float">
            <text:p>-5.60073785634</text:p>
          </table:table-cell>
          <table:table-cell office:value-type="float" office:value="-5.00787697061" calcext:value-type="float">
            <text:p>-5.00787697061</text:p>
          </table:table-cell>
          <table:table-cell/>
          <table:table-cell office:value-type="float" office:value="-5.00212194409" calcext:value-type="float">
            <text:p>-5.00212194409</text:p>
          </table:table-cell>
          <table:table-cell office:value-type="float" office:value="-5.00192846587" calcext:value-type="float">
            <text:p>-5.00192846587</text:p>
          </table:table-cell>
          <table:table-cell/>
          <table:table-cell office:value-type="float" office:value="-4.99837511094" calcext:value-type="float">
            <text:p>-4.99837511094</text:p>
          </table:table-cell>
          <table:table-cell office:value-type="float" office:value="-4.99942415748" calcext:value-type="float">
            <text:p>-4.99942415748</text:p>
          </table:table-cell>
          <table:table-cell/>
          <table:table-cell office:value-type="float" office:value="-0.00218462853716" calcext:value-type="float">
            <text:p>-0.00218462853716</text:p>
          </table:table-cell>
          <table:table-cell office:value-type="float" office:value="-20.0001324017" calcext:value-type="float">
            <text:p>-20.0001324017</text:p>
          </table:table-cell>
          <table:table-cell office:value-type="float" office:value="-0.000994429958853" calcext:value-type="float">
            <text:p>-0.000994429958853</text:p>
          </table:table-cell>
        </table:table-row>
        <table:table-row table:style-name="ro3">
          <table:table-cell office:value-type="float" office:value="-5.55994140517" calcext:value-type="float">
            <text:p>-5.55994140517</text:p>
          </table:table-cell>
          <table:table-cell office:value-type="float" office:value="-5.00737771332" calcext:value-type="float">
            <text:p>-5.00737771332</text:p>
          </table:table-cell>
          <table:table-cell/>
          <table:table-cell office:value-type="float" office:value="-5.00199297122" calcext:value-type="float">
            <text:p>-5.00199297122</text:p>
          </table:table-cell>
          <table:table-cell office:value-type="float" office:value="-5.00180275116" calcext:value-type="float">
            <text:p>-5.00180275116</text:p>
          </table:table-cell>
          <table:table-cell/>
          <table:table-cell office:value-type="float" office:value="-4.99852299665" calcext:value-type="float">
            <text:p>-4.99852299665</text:p>
          </table:table-cell>
          <table:table-cell office:value-type="float" office:value="-4.99949986393" calcext:value-type="float">
            <text:p>-4.99949986393</text:p>
          </table:table-cell>
          <table:table-cell/>
          <table:table-cell office:value-type="float" office:value="-0.00219094156472" calcext:value-type="float">
            <text:p>-0.00219094156472</text:p>
          </table:table-cell>
          <table:table-cell office:value-type="float" office:value="-20.000140761" calcext:value-type="float">
            <text:p>-20.000140761</text:p>
          </table:table-cell>
          <table:table-cell office:value-type="float" office:value="-0.000993084279649" calcext:value-type="float">
            <text:p>-0.000993084279649</text:p>
          </table:table-cell>
        </table:table-row>
        <table:table-row table:style-name="ro3">
          <table:table-cell office:value-type="float" office:value="-5.5234883626" calcext:value-type="float">
            <text:p>-5.5234883626</text:p>
          </table:table-cell>
          <table:table-cell office:value-type="float" office:value="-5.00695876748" calcext:value-type="float">
            <text:p>-5.00695876748</text:p>
          </table:table-cell>
          <table:table-cell/>
          <table:table-cell office:value-type="float" office:value="-5.00185220975" calcext:value-type="float">
            <text:p>-5.00185220975</text:p>
          </table:table-cell>
          <table:table-cell office:value-type="float" office:value="-5.00168496374" calcext:value-type="float">
            <text:p>-5.00168496374</text:p>
          </table:table-cell>
          <table:table-cell/>
          <table:table-cell office:value-type="float" office:value="-4.99865071755" calcext:value-type="float">
            <text:p>-4.99865071755</text:p>
          </table:table-cell>
          <table:table-cell office:value-type="float" office:value="-4.99954411388" calcext:value-type="float">
            <text:p>-4.99954411388</text:p>
          </table:table-cell>
          <table:table-cell/>
          <table:table-cell office:value-type="float" office:value="-0.00218275022801" calcext:value-type="float">
            <text:p>-0.00218275022801</text:p>
          </table:table-cell>
          <table:table-cell office:value-type="float" office:value="-20.0001487707" calcext:value-type="float">
            <text:p>-20.0001487707</text:p>
          </table:table-cell>
          <table:table-cell office:value-type="float" office:value="-0.000999108174717" calcext:value-type="float">
            <text:p>-0.000999108174717</text:p>
          </table:table-cell>
        </table:table-row>
        <table:table-row table:style-name="ro3">
          <table:table-cell office:value-type="float" office:value="-5.48964207919" calcext:value-type="float">
            <text:p>-5.48964207919</text:p>
          </table:table-cell>
          <table:table-cell office:value-type="float" office:value="-5.00656916255" calcext:value-type="float">
            <text:p>-5.00656916255</text:p>
          </table:table-cell>
          <table:table-cell/>
          <table:table-cell office:value-type="float" office:value="-5.00174066825" calcext:value-type="float">
            <text:p>-5.00174066825</text:p>
          </table:table-cell>
          <table:table-cell office:value-type="float" office:value="-5.00157649512" calcext:value-type="float">
            <text:p>-5.00157649512</text:p>
          </table:table-cell>
          <table:table-cell/>
          <table:table-cell office:value-type="float" office:value="-4.99875747818" calcext:value-type="float">
            <text:p>-4.99875747818</text:p>
          </table:table-cell>
          <table:table-cell office:value-type="float" office:value="-4.99960164412" calcext:value-type="float">
            <text:p>-4.99960164412</text:p>
          </table:table-cell>
          <table:table-cell/>
          <table:table-cell office:value-type="float" office:value="-0.00220616887483" calcext:value-type="float">
            <text:p>-0.00220616887483</text:p>
          </table:table-cell>
          <table:table-cell office:value-type="float" office:value="-20.000154715" calcext:value-type="float">
            <text:p>-20.000154715</text:p>
          </table:table-cell>
          <table:table-cell office:value-type="float" office:value="-0.00100073393954" calcext:value-type="float">
            <text:p>-0.00100073393954</text:p>
          </table:table-cell>
        </table:table-row>
        <table:table-row table:style-name="ro3">
          <table:table-cell office:value-type="float" office:value="-5.45799828514" calcext:value-type="float">
            <text:p>-5.45799828514</text:p>
          </table:table-cell>
          <table:table-cell office:value-type="float" office:value="-5.00615864955" calcext:value-type="float">
            <text:p>-5.00615864955</text:p>
          </table:table-cell>
          <table:table-cell/>
          <table:table-cell office:value-type="float" office:value="-5.0016192856" calcext:value-type="float">
            <text:p>-5.0016192856</text:p>
          </table:table-cell>
          <table:table-cell office:value-type="float" office:value="-5.0014762809" calcext:value-type="float">
            <text:p>-5.0014762809</text:p>
          </table:table-cell>
          <table:table-cell/>
          <table:table-cell office:value-type="float" office:value="-4.99888365352" calcext:value-type="float">
            <text:p>-4.99888365352</text:p>
          </table:table-cell>
          <table:table-cell office:value-type="float" office:value="-4.99965805611" calcext:value-type="float">
            <text:p>-4.99965805611</text:p>
          </table:table-cell>
          <table:table-cell/>
          <table:table-cell office:value-type="float" office:value="-0.00218113641792" calcext:value-type="float">
            <text:p>-0.00218113641792</text:p>
          </table:table-cell>
          <table:table-cell office:value-type="float" office:value="-20.0001606574" calcext:value-type="float">
            <text:p>-20.0001606574</text:p>
          </table:table-cell>
          <table:table-cell office:value-type="float" office:value="-0.00100065493507" calcext:value-type="float">
            <text:p>-0.00100065493507</text:p>
          </table:table-cell>
        </table:table-row>
        <table:table-row table:style-name="ro3">
          <table:table-cell office:value-type="float" office:value="-5.42845165697" calcext:value-type="float">
            <text:p>-5.42845165697</text:p>
          </table:table-cell>
          <table:table-cell office:value-type="float" office:value="-5.00581245423" calcext:value-type="float">
            <text:p>-5.00581245423</text:p>
          </table:table-cell>
          <table:table-cell/>
          <table:table-cell office:value-type="float" office:value="-5.00151704684" calcext:value-type="float">
            <text:p>-5.00151704684</text:p>
          </table:table-cell>
          <table:table-cell office:value-type="float" office:value="-5.00138373867" calcext:value-type="float">
            <text:p>-5.00138373867</text:p>
          </table:table-cell>
          <table:table-cell/>
          <table:table-cell office:value-type="float" office:value="-4.9989791729" calcext:value-type="float">
            <text:p>-4.9989791729</text:p>
          </table:table-cell>
          <table:table-cell office:value-type="float" office:value="-4.99970155787" calcext:value-type="float">
            <text:p>-4.99970155787</text:p>
          </table:table-cell>
          <table:table-cell/>
          <table:table-cell office:value-type="float" office:value="-0.00221833749521" calcext:value-type="float">
            <text:p>-0.00221833749521</text:p>
          </table:table-cell>
          <table:table-cell office:value-type="float" office:value="-20.0001658997" calcext:value-type="float">
            <text:p>-20.0001658997</text:p>
          </table:table-cell>
          <table:table-cell office:value-type="float" office:value="-0.00100592538533" calcext:value-type="float">
            <text:p>-0.00100592538533</text:p>
          </table:table-cell>
        </table:table-row>
        <table:table-row table:style-name="ro3">
          <table:table-cell office:value-type="float" office:value="-5.40221926506" calcext:value-type="float">
            <text:p>-5.40221926506</text:p>
          </table:table-cell>
          <table:table-cell office:value-type="float" office:value="-5.00545064292" calcext:value-type="float">
            <text:p>-5.00545064292</text:p>
          </table:table-cell>
          <table:table-cell/>
          <table:table-cell office:value-type="float" office:value="-5.00142117838" calcext:value-type="float">
            <text:p>-5.00142117838</text:p>
          </table:table-cell>
          <table:table-cell office:value-type="float" office:value="-5.00129828917" calcext:value-type="float">
            <text:p>-5.00129828917</text:p>
          </table:table-cell>
          <table:table-cell/>
          <table:table-cell office:value-type="float" office:value="-4.99907228398" calcext:value-type="float">
            <text:p>-4.99907228398</text:p>
          </table:table-cell>
          <table:table-cell office:value-type="float" office:value="-4.99973739153" calcext:value-type="float">
            <text:p>-4.99973739153</text:p>
          </table:table-cell>
          <table:table-cell/>
          <table:table-cell office:value-type="float" office:value="-0.00215079400013" calcext:value-type="float">
            <text:p>-0.00215079400013</text:p>
          </table:table-cell>
          <table:table-cell office:value-type="float" office:value="-20.0001721547" calcext:value-type="float">
            <text:p>-20.0001721547</text:p>
          </table:table-cell>
          <table:table-cell office:value-type="float" office:value="-0.00100380295798" calcext:value-type="float">
            <text:p>-0.00100380295798</text:p>
          </table:table-cell>
        </table:table-row>
        <table:table-row table:style-name="ro3">
          <table:table-cell office:value-type="float" office:value="-5.377514971" calcext:value-type="float">
            <text:p>-5.377514971</text:p>
          </table:table-cell>
          <table:table-cell office:value-type="float" office:value="-5.00511410743" calcext:value-type="float">
            <text:p>-5.00511410743</text:p>
          </table:table-cell>
          <table:table-cell/>
          <table:table-cell office:value-type="float" office:value="-5.00133519324" calcext:value-type="float">
            <text:p>-5.00133519324</text:p>
          </table:table-cell>
          <table:table-cell office:value-type="float" office:value="-5.00121939656" calcext:value-type="float">
            <text:p>-5.00121939656</text:p>
          </table:table-cell>
          <table:table-cell/>
          <table:table-cell office:value-type="float" office:value="-4.99916293451" calcext:value-type="float">
            <text:p>-4.99916293451</text:p>
          </table:table-cell>
          <table:table-cell office:value-type="float" office:value="-4.99977512978" calcext:value-type="float">
            <text:p>-4.99977512978</text:p>
          </table:table-cell>
          <table:table-cell/>
          <table:table-cell office:value-type="float" office:value="-0.00218422569314" calcext:value-type="float">
            <text:p>-0.00218422569314</text:p>
          </table:table-cell>
          <table:table-cell office:value-type="float" office:value="-20.0001775818" calcext:value-type="float">
            <text:p>-20.0001775818</text:p>
          </table:table-cell>
          <table:table-cell office:value-type="float" office:value="-0.00100867532603" calcext:value-type="float">
            <text:p>-0.00100867532603</text:p>
          </table:table-cell>
        </table:table-row>
        <table:table-row table:style-name="ro3">
          <table:table-cell office:value-type="float" office:value="-5.35220491343" calcext:value-type="float">
            <text:p>-5.35220491343</text:p>
          </table:table-cell>
          <table:table-cell office:value-type="float" office:value="-5.00483193824" calcext:value-type="float">
            <text:p>-5.00483193824</text:p>
          </table:table-cell>
          <table:table-cell/>
          <table:table-cell office:value-type="float" office:value="-5.00125459413" calcext:value-type="float">
            <text:p>-5.00125459413</text:p>
          </table:table-cell>
          <table:table-cell office:value-type="float" office:value="-5.0011465681" calcext:value-type="float">
            <text:p>-5.0011465681</text:p>
          </table:table-cell>
          <table:table-cell/>
          <table:table-cell office:value-type="float" office:value="-4.99925580944" calcext:value-type="float">
            <text:p>-4.99925580944</text:p>
          </table:table-cell>
          <table:table-cell office:value-type="float" office:value="-4.99981907024" calcext:value-type="float">
            <text:p>-4.99981907024</text:p>
          </table:table-cell>
          <table:table-cell/>
          <table:table-cell office:value-type="float" office:value="-0.00211352647723" calcext:value-type="float">
            <text:p>-0.00211352647723</text:p>
          </table:table-cell>
          <table:table-cell office:value-type="float" office:value="-20.0001820905" calcext:value-type="float">
            <text:p>-20.0001820905</text:p>
          </table:table-cell>
          <table:table-cell office:value-type="float" office:value="-0.00100716991223" calcext:value-type="float">
            <text:p>-0.00100716991223</text:p>
          </table:table-cell>
        </table:table-row>
        <table:table-row table:style-name="ro3">
          <table:table-cell office:value-type="float" office:value="-5.32832210835" calcext:value-type="float">
            <text:p>-5.32832210835</text:p>
          </table:table-cell>
          <table:table-cell office:value-type="float" office:value="-5.00455428624" calcext:value-type="float">
            <text:p>-5.00455428624</text:p>
          </table:table-cell>
          <table:table-cell/>
          <table:table-cell office:value-type="float" office:value="-5.00118658578" calcext:value-type="float">
            <text:p>-5.00118658578</text:p>
          </table:table-cell>
          <table:table-cell office:value-type="float" office:value="-5.00107368996" calcext:value-type="float">
            <text:p>-5.00107368996</text:p>
          </table:table-cell>
          <table:table-cell/>
          <table:table-cell office:value-type="float" office:value="-4.99933210054" calcext:value-type="float">
            <text:p>-4.99933210054</text:p>
          </table:table-cell>
          <table:table-cell office:value-type="float" office:value="-4.99984777038" calcext:value-type="float">
            <text:p>-4.99984777038</text:p>
          </table:table-cell>
          <table:table-cell/>
          <table:table-cell office:value-type="float" office:value="-0.00212294789295" calcext:value-type="float">
            <text:p>-0.00212294789295</text:p>
          </table:table-cell>
          <table:table-cell office:value-type="float" office:value="-20.0001874712" calcext:value-type="float">
            <text:p>-20.0001874712</text:p>
          </table:table-cell>
          <table:table-cell office:value-type="float" office:value="-0.00101146691774" calcext:value-type="float">
            <text:p>-0.00101146691774</text:p>
          </table:table-cell>
        </table:table-row>
        <table:table-row table:style-name="ro3">
          <table:table-cell office:value-type="float" office:value="-5.30829868042" calcext:value-type="float">
            <text:p>-5.30829868042</text:p>
          </table:table-cell>
          <table:table-cell office:value-type="float" office:value="-5.00429224969" calcext:value-type="float">
            <text:p>-5.00429224969</text:p>
          </table:table-cell>
          <table:table-cell/>
          <table:table-cell office:value-type="float" office:value="-5.00111124505" calcext:value-type="float">
            <text:p>-5.00111124505</text:p>
          </table:table-cell>
          <table:table-cell office:value-type="float" office:value="-5.00101693925" calcext:value-type="float">
            <text:p>-5.00101693925</text:p>
          </table:table-cell>
          <table:table-cell/>
          <table:table-cell office:value-type="float" office:value="-4.99938459276" calcext:value-type="float">
            <text:p>-4.99938459276</text:p>
          </table:table-cell>
          <table:table-cell office:value-type="float" office:value="-4.99987702266" calcext:value-type="float">
            <text:p>-4.99987702266</text:p>
          </table:table-cell>
          <table:table-cell/>
          <table:table-cell office:value-type="float" office:value="-0.00206719344746" calcext:value-type="float">
            <text:p>-0.00206719344746</text:p>
          </table:table-cell>
          <table:table-cell office:value-type="float" office:value="-20.0001926809" calcext:value-type="float">
            <text:p>-20.0001926809</text:p>
          </table:table-cell>
          <table:table-cell office:value-type="float" office:value="-0.00101026928501" calcext:value-type="float">
            <text:p>-0.00101026928501</text:p>
          </table:table-cell>
        </table:table-row>
        <table:table-row table:style-name="ro3">
          <table:table-cell office:value-type="float" office:value="-5.28749862171" calcext:value-type="float">
            <text:p>-5.28749862171</text:p>
          </table:table-cell>
          <table:table-cell office:value-type="float" office:value="-5.004047366" calcext:value-type="float">
            <text:p>-5.004047366</text:p>
          </table:table-cell>
          <table:table-cell/>
          <table:table-cell office:value-type="float" office:value="-5.00104278717" calcext:value-type="float">
            <text:p>-5.00104278717</text:p>
          </table:table-cell>
          <table:table-cell office:value-type="float" office:value="-5.00096039852" calcext:value-type="float">
            <text:p>-5.00096039852</text:p>
          </table:table-cell>
          <table:table-cell/>
          <table:table-cell office:value-type="float" office:value="-4.9994491304" calcext:value-type="float">
            <text:p>-4.9994491304</text:p>
          </table:table-cell>
          <table:table-cell office:value-type="float" office:value="-4.99990169944" calcext:value-type="float">
            <text:p>-4.99990169944</text:p>
          </table:table-cell>
          <table:table-cell/>
          <table:table-cell office:value-type="float" office:value="-0.00205906205306" calcext:value-type="float">
            <text:p>-0.00205906205306</text:p>
          </table:table-cell>
          <table:table-cell office:value-type="float" office:value="-20.0001966646" calcext:value-type="float">
            <text:p>-20.0001966646</text:p>
          </table:table-cell>
          <table:table-cell office:value-type="float" office:value="-0.00101365890651" calcext:value-type="float">
            <text:p>-0.00101365890651</text:p>
          </table:table-cell>
        </table:table-row>
        <table:table-row table:style-name="ro3">
          <table:table-cell office:value-type="float" office:value="-5.26911842279" calcext:value-type="float">
            <text:p>-5.26911842279</text:p>
          </table:table-cell>
          <table:table-cell office:value-type="float" office:value="-5.00381811702" calcext:value-type="float">
            <text:p>-5.00381811702</text:p>
          </table:table-cell>
          <table:table-cell/>
          <table:table-cell office:value-type="float" office:value="-5.00098951878" calcext:value-type="float">
            <text:p>-5.00098951878</text:p>
          </table:table-cell>
          <table:table-cell office:value-type="float" office:value="-5.00090744336" calcext:value-type="float">
            <text:p>-5.00090744336</text:p>
          </table:table-cell>
          <table:table-cell/>
          <table:table-cell office:value-type="float" office:value="-4.9995256423" calcext:value-type="float">
            <text:p>-4.9995256423</text:p>
          </table:table-cell>
          <table:table-cell office:value-type="float" office:value="-4.99993053639" calcext:value-type="float">
            <text:p>-4.99993053639</text:p>
          </table:table-cell>
          <table:table-cell/>
          <table:table-cell office:value-type="float" office:value="-0.00201733435059" calcext:value-type="float">
            <text:p>-0.00201733435059</text:p>
          </table:table-cell>
          <table:table-cell office:value-type="float" office:value="-20.0002004601" calcext:value-type="float">
            <text:p>-20.0002004601</text:p>
          </table:table-cell>
          <table:table-cell office:value-type="float" office:value="-0.0010137289214" calcext:value-type="float">
            <text:p>-0.0010137289214</text:p>
          </table:table-cell>
        </table:table-row>
        <table:table-row table:style-name="ro3">
          <table:table-cell office:value-type="float" office:value="-5.2510454634" calcext:value-type="float">
            <text:p>-5.2510454634</text:p>
          </table:table-cell>
          <table:table-cell office:value-type="float" office:value="-5.00360357289" calcext:value-type="float">
            <text:p>-5.00360357289</text:p>
          </table:table-cell>
          <table:table-cell/>
          <table:table-cell office:value-type="float" office:value="-5.00094099937" calcext:value-type="float">
            <text:p>-5.00094099937</text:p>
          </table:table-cell>
          <table:table-cell office:value-type="float" office:value="-5.0008587664" calcext:value-type="float">
            <text:p>-5.0008587664</text:p>
          </table:table-cell>
          <table:table-cell/>
          <table:table-cell office:value-type="float" office:value="-4.99957526996" calcext:value-type="float">
            <text:p>-4.99957526996</text:p>
          </table:table-cell>
          <table:table-cell office:value-type="float" office:value="-4.99995485341" calcext:value-type="float">
            <text:p>-4.99995485341</text:p>
          </table:table-cell>
          <table:table-cell/>
          <table:table-cell office:value-type="float" office:value="-0.00197679073229" calcext:value-type="float">
            <text:p>-0.00197679073229</text:p>
          </table:table-cell>
          <table:table-cell office:value-type="float" office:value="-20.0002055018" calcext:value-type="float">
            <text:p>-20.0002055018</text:p>
          </table:table-cell>
          <table:table-cell office:value-type="float" office:value="-0.00101555931525" calcext:value-type="float">
            <text:p>-0.00101555931525</text:p>
          </table:table-cell>
        </table:table-row>
        <table:table-row table:style-name="ro3">
          <table:table-cell office:value-type="float" office:value="-5.23580839202" calcext:value-type="float">
            <text:p>-5.23580839202</text:p>
          </table:table-cell>
          <table:table-cell office:value-type="float" office:value="-5.00341383327" calcext:value-type="float">
            <text:p>-5.00341383327</text:p>
          </table:table-cell>
          <table:table-cell/>
          <table:table-cell office:value-type="float" office:value="-5.00089048266" calcext:value-type="float">
            <text:p>-5.00089048266</text:p>
          </table:table-cell>
          <table:table-cell office:value-type="float" office:value="-5.0008138762" calcext:value-type="float">
            <text:p>-5.0008138762</text:p>
          </table:table-cell>
          <table:table-cell/>
          <table:table-cell office:value-type="float" office:value="-4.99961959813" calcext:value-type="float">
            <text:p>-4.99961959813</text:p>
          </table:table-cell>
          <table:table-cell office:value-type="float" office:value="-4.99997698249" calcext:value-type="float">
            <text:p>-4.99997698249</text:p>
          </table:table-cell>
          <table:table-cell/>
          <table:table-cell office:value-type="float" office:value="-0.00194533948018" calcext:value-type="float">
            <text:p>-0.00194533948018</text:p>
          </table:table-cell>
          <table:table-cell office:value-type="float" office:value="-20.0002091159" calcext:value-type="float">
            <text:p>-20.0002091159</text:p>
          </table:table-cell>
          <table:table-cell office:value-type="float" office:value="-0.00101635547172" calcext:value-type="float">
            <text:p>-0.00101635547172</text:p>
          </table:table-cell>
        </table:table-row>
        <table:table-row table:style-name="ro3">
          <table:table-cell office:value-type="float" office:value="-5.22163640703" calcext:value-type="float">
            <text:p>-5.22163640703</text:p>
          </table:table-cell>
          <table:table-cell office:value-type="float" office:value="-5.00320517343" calcext:value-type="float">
            <text:p>-5.00320517343</text:p>
          </table:table-cell>
          <table:table-cell/>
          <table:table-cell office:value-type="float" office:value="-5.00084412107" calcext:value-type="float">
            <text:p>-5.00084412107</text:p>
          </table:table-cell>
          <table:table-cell office:value-type="float" office:value="-5.0007725122" calcext:value-type="float">
            <text:p>-5.0007725122</text:p>
          </table:table-cell>
          <table:table-cell/>
          <table:table-cell office:value-type="float" office:value="-4.9996733154" calcext:value-type="float">
            <text:p>-4.9996733154</text:p>
          </table:table-cell>
          <table:table-cell office:value-type="float" office:value="-4.99999581952" calcext:value-type="float">
            <text:p>-4.99999581952</text:p>
          </table:table-cell>
          <table:table-cell/>
          <table:table-cell office:value-type="float" office:value="-0.00188641803084" calcext:value-type="float">
            <text:p>-0.00188641803084</text:p>
          </table:table-cell>
          <table:table-cell office:value-type="float" office:value="-20.0002132859" calcext:value-type="float">
            <text:p>-20.0002132859</text:p>
          </table:table-cell>
          <table:table-cell office:value-type="float" office:value="-0.00101776283532" calcext:value-type="float">
            <text:p>-0.00101776283532</text:p>
          </table:table-cell>
        </table:table-row>
        <table:table-row table:style-name="ro3">
          <table:table-cell office:value-type="float" office:value="-5.20744002401" calcext:value-type="float">
            <text:p>-5.20744002401</text:p>
          </table:table-cell>
          <table:table-cell office:value-type="float" office:value="-5.00303812826" calcext:value-type="float">
            <text:p>-5.00303812826</text:p>
          </table:table-cell>
          <table:table-cell/>
          <table:table-cell office:value-type="float" office:value="-5.00079785729" calcext:value-type="float">
            <text:p>-5.00079785729</text:p>
          </table:table-cell>
          <table:table-cell office:value-type="float" office:value="-5.00073441284" calcext:value-type="float">
            <text:p>-5.00073441284</text:p>
          </table:table-cell>
          <table:table-cell/>
          <table:table-cell office:value-type="float" office:value="-4.99971813145" calcext:value-type="float">
            <text:p>-4.99971813145</text:p>
          </table:table-cell>
          <table:table-cell office:value-type="float" office:value="-5.00001688068" calcext:value-type="float">
            <text:p>-5.00001688068</text:p>
          </table:table-cell>
          <table:table-cell/>
          <table:table-cell office:value-type="float" office:value="-0.00185767746196" calcext:value-type="float">
            <text:p>-0.00185767746196</text:p>
          </table:table-cell>
          <table:table-cell office:value-type="float" office:value="-20.0002163921" calcext:value-type="float">
            <text:p>-20.0002163921</text:p>
          </table:table-cell>
          <table:table-cell office:value-type="float" office:value="-0.00101898814799" calcext:value-type="float">
            <text:p>-0.00101898814799</text:p>
          </table:table-cell>
        </table:table-row>
        <table:table-row table:style-name="ro3">
          <table:table-cell office:value-type="float" office:value="-5.19428814257" calcext:value-type="float">
            <text:p>-5.19428814257</text:p>
          </table:table-cell>
          <table:table-cell office:value-type="float" office:value="-5.00287506624" calcext:value-type="float">
            <text:p>-5.00287506624</text:p>
          </table:table-cell>
          <table:table-cell/>
          <table:table-cell office:value-type="float" office:value="-5.00075925207" calcext:value-type="float">
            <text:p>-5.00075925207</text:p>
          </table:table-cell>
          <table:table-cell office:value-type="float" office:value="-5.00069933577" calcext:value-type="float">
            <text:p>-5.00069933577</text:p>
          </table:table-cell>
          <table:table-cell/>
          <table:table-cell office:value-type="float" office:value="-4.99975872379" calcext:value-type="float">
            <text:p>-4.99975872379</text:p>
          </table:table-cell>
          <table:table-cell office:value-type="float" office:value="-5.00003511448" calcext:value-type="float">
            <text:p>-5.00003511448</text:p>
          </table:table-cell>
          <table:table-cell/>
          <table:table-cell office:value-type="float" office:value="-0.00178901875305" calcext:value-type="float">
            <text:p>-0.00178901875305</text:p>
          </table:table-cell>
          <table:table-cell office:value-type="float" office:value="-20.0002200103" calcext:value-type="float">
            <text:p>-20.0002200103</text:p>
          </table:table-cell>
          <table:table-cell office:value-type="float" office:value="-0.00101929119508" calcext:value-type="float">
            <text:p>-0.00101929119508</text:p>
          </table:table-cell>
        </table:table-row>
        <table:table-row table:style-name="ro3">
          <table:table-cell office:value-type="float" office:value="-5.18181121063" calcext:value-type="float">
            <text:p>-5.18181121063</text:p>
          </table:table-cell>
          <table:table-cell office:value-type="float" office:value="-5.00272105621" calcext:value-type="float">
            <text:p>-5.00272105621</text:p>
          </table:table-cell>
          <table:table-cell/>
          <table:table-cell office:value-type="float" office:value="-5.00072677073" calcext:value-type="float">
            <text:p>-5.00072677073</text:p>
          </table:table-cell>
          <table:table-cell office:value-type="float" office:value="-5.00066705778" calcext:value-type="float">
            <text:p>-5.00066705778</text:p>
          </table:table-cell>
          <table:table-cell/>
          <table:table-cell office:value-type="float" office:value="-4.99980176214" calcext:value-type="float">
            <text:p>-4.99980176214</text:p>
          </table:table-cell>
          <table:table-cell office:value-type="float" office:value="-5.00004985449" calcext:value-type="float">
            <text:p>-5.00004985449</text:p>
          </table:table-cell>
          <table:table-cell/>
          <table:table-cell office:value-type="float" office:value="-0.00175591987249" calcext:value-type="float">
            <text:p>-0.00175591987249</text:p>
          </table:table-cell>
          <table:table-cell office:value-type="float" office:value="-20.0002242479" calcext:value-type="float">
            <text:p>-20.0002242479</text:p>
          </table:table-cell>
          <table:table-cell office:value-type="float" office:value="-0.00102135238423" calcext:value-type="float">
            <text:p>-0.00102135238423</text:p>
          </table:table-cell>
        </table:table-row>
        <table:table-row table:style-name="ro3">
          <table:table-cell office:value-type="float" office:value="-5.16970892532" calcext:value-type="float">
            <text:p>-5.16970892532</text:p>
          </table:table-cell>
          <table:table-cell office:value-type="float" office:value="-5.00257729294" calcext:value-type="float">
            <text:p>-5.00257729294</text:p>
          </table:table-cell>
          <table:table-cell/>
          <table:table-cell office:value-type="float" office:value="-5.00069688473" calcext:value-type="float">
            <text:p>-5.00069688473</text:p>
          </table:table-cell>
          <table:table-cell office:value-type="float" office:value="-5.00063737232" calcext:value-type="float">
            <text:p>-5.00063737232</text:p>
          </table:table-cell>
          <table:table-cell/>
          <table:table-cell office:value-type="float" office:value="-4.99982784324" calcext:value-type="float">
            <text:p>-4.99982784324</text:p>
          </table:table-cell>
          <table:table-cell office:value-type="float" office:value="-5.00006751288" calcext:value-type="float">
            <text:p>-5.00006751288</text:p>
          </table:table-cell>
          <table:table-cell/>
          <table:table-cell office:value-type="float" office:value="-0.00168455057608" calcext:value-type="float">
            <text:p>-0.00168455057608</text:p>
          </table:table-cell>
          <table:table-cell office:value-type="float" office:value="-20.0002274894" calcext:value-type="float">
            <text:p>-20.0002274894</text:p>
          </table:table-cell>
          <table:table-cell office:value-type="float" office:value="-0.00102153147795" calcext:value-type="float">
            <text:p>-0.00102153147795</text:p>
          </table:table-cell>
        </table:table-row>
        <table:table-row table:style-name="ro3">
          <table:table-cell office:value-type="float" office:value="-5.15887785905" calcext:value-type="float">
            <text:p>-5.15887785905</text:p>
          </table:table-cell>
          <table:table-cell office:value-type="float" office:value="-5.002450255" calcext:value-type="float">
            <text:p>-5.002450255</text:p>
          </table:table-cell>
          <table:table-cell/>
          <table:table-cell office:value-type="float" office:value="-5.00066589136" calcext:value-type="float">
            <text:p>-5.00066589136</text:p>
          </table:table-cell>
          <table:table-cell office:value-type="float" office:value="-5.00061008843" calcext:value-type="float">
            <text:p>-5.00061008843</text:p>
          </table:table-cell>
          <table:table-cell/>
          <table:table-cell office:value-type="float" office:value="-4.99986350307" calcext:value-type="float">
            <text:p>-4.99986350307</text:p>
          </table:table-cell>
          <table:table-cell office:value-type="float" office:value="-5.00008042324" calcext:value-type="float">
            <text:p>-5.00008042324</text:p>
          </table:table-cell>
          <table:table-cell/>
          <table:table-cell office:value-type="float" office:value="-0.00164240585961" calcext:value-type="float">
            <text:p>-0.00164240585961</text:p>
          </table:table-cell>
          <table:table-cell office:value-type="float" office:value="-20.0002308667" calcext:value-type="float">
            <text:p>-20.0002308667</text:p>
          </table:table-cell>
          <table:table-cell office:value-type="float" office:value="-0.00102331549373" calcext:value-type="float">
            <text:p>-0.00102331549373</text:p>
          </table:table-cell>
        </table:table-row>
        <table:table-row table:style-name="ro3">
          <table:table-cell office:value-type="float" office:value="-5.14881120304" calcext:value-type="float">
            <text:p>-5.14881120304</text:p>
          </table:table-cell>
          <table:table-cell office:value-type="float" office:value="-5.0023246056" calcext:value-type="float">
            <text:p>-5.0023246056</text:p>
          </table:table-cell>
          <table:table-cell/>
          <table:table-cell office:value-type="float" office:value="-5.00063800585" calcext:value-type="float">
            <text:p>-5.00063800585</text:p>
          </table:table-cell>
          <table:table-cell office:value-type="float" office:value="-5.00058721761" calcext:value-type="float">
            <text:p>-5.00058721761</text:p>
          </table:table-cell>
          <table:table-cell/>
          <table:table-cell office:value-type="float" office:value="-4.99989408758" calcext:value-type="float">
            <text:p>-4.99989408758</text:p>
          </table:table-cell>
          <table:table-cell office:value-type="float" office:value="-5.00009401555" calcext:value-type="float">
            <text:p>-5.00009401555</text:p>
          </table:table-cell>
          <table:table-cell/>
          <table:table-cell office:value-type="float" office:value="-0.00157271051301" calcext:value-type="float">
            <text:p>-0.00157271051301</text:p>
          </table:table-cell>
          <table:table-cell office:value-type="float" office:value="-20.0002339794" calcext:value-type="float">
            <text:p>-20.0002339794</text:p>
          </table:table-cell>
          <table:table-cell office:value-type="float" office:value="-0.00102376311916" calcext:value-type="float">
            <text:p>-0.00102376311916</text:p>
          </table:table-cell>
        </table:table-row>
        <table:table-row table:style-name="ro3">
          <table:table-cell office:value-type="float" office:value="-5.13937533366" calcext:value-type="float">
            <text:p>-5.13937533366</text:p>
          </table:table-cell>
          <table:table-cell office:value-type="float" office:value="-5.00219983722" calcext:value-type="float">
            <text:p>-5.00219983722</text:p>
          </table:table-cell>
          <table:table-cell/>
          <table:table-cell office:value-type="float" office:value="-5.0006143011" calcext:value-type="float">
            <text:p>-5.0006143011</text:p>
          </table:table-cell>
          <table:table-cell office:value-type="float" office:value="-5.00056216542" calcext:value-type="float">
            <text:p>-5.00056216542</text:p>
          </table:table-cell>
          <table:table-cell/>
          <table:table-cell office:value-type="float" office:value="-4.99992174049" calcext:value-type="float">
            <text:p>-4.99992174049</text:p>
          </table:table-cell>
          <table:table-cell office:value-type="float" office:value="-5.00010970029" calcext:value-type="float">
            <text:p>-5.00010970029</text:p>
          </table:table-cell>
          <table:table-cell/>
          <table:table-cell office:value-type="float" office:value="-0.00151975739886" calcext:value-type="float">
            <text:p>-0.00151975739886</text:p>
          </table:table-cell>
          <table:table-cell office:value-type="float" office:value="-20.0002372887" calcext:value-type="float">
            <text:p>-20.0002372887</text:p>
          </table:table-cell>
          <table:table-cell office:value-type="float" office:value="-0.00102511980404" calcext:value-type="float">
            <text:p>-0.00102511980404</text:p>
          </table:table-cell>
        </table:table-row>
        <table:table-row table:style-name="ro3">
          <table:table-cell office:value-type="float" office:value="-5.13101134705" calcext:value-type="float">
            <text:p>-5.13101134705</text:p>
          </table:table-cell>
          <table:table-cell office:value-type="float" office:value="-5.00208954116" calcext:value-type="float">
            <text:p>-5.00208954116</text:p>
          </table:table-cell>
          <table:table-cell/>
          <table:table-cell office:value-type="float" office:value="-5.00058849986" calcext:value-type="float">
            <text:p>-5.00058849986</text:p>
          </table:table-cell>
          <table:table-cell office:value-type="float" office:value="-5.00054083124" calcext:value-type="float">
            <text:p>-5.00054083124</text:p>
          </table:table-cell>
          <table:table-cell/>
          <table:table-cell office:value-type="float" office:value="-4.99994753903" calcext:value-type="float">
            <text:p>-4.99994753903</text:p>
          </table:table-cell>
          <table:table-cell office:value-type="float" office:value="-5.00011916713" calcext:value-type="float">
            <text:p>-5.00011916713</text:p>
          </table:table-cell>
          <table:table-cell/>
          <table:table-cell office:value-type="float" office:value="-0.00144984280988" calcext:value-type="float">
            <text:p>-0.00144984280988</text:p>
          </table:table-cell>
          <table:table-cell office:value-type="float" office:value="-20.0002405825" calcext:value-type="float">
            <text:p>-20.0002405825</text:p>
          </table:table-cell>
          <table:table-cell office:value-type="float" office:value="-0.00102589203056" calcext:value-type="float">
            <text:p>-0.00102589203056</text:p>
          </table:table-cell>
        </table:table-row>
        <table:table-row table:style-name="ro3">
          <table:table-cell office:value-type="float" office:value="-5.12224043002" calcext:value-type="float">
            <text:p>-5.12224043002</text:p>
          </table:table-cell>
          <table:table-cell office:value-type="float" office:value="-5.00198138769" calcext:value-type="float">
            <text:p>-5.00198138769</text:p>
          </table:table-cell>
          <table:table-cell/>
          <table:table-cell office:value-type="float" office:value="-5.00056841263" calcext:value-type="float">
            <text:p>-5.00056841263</text:p>
          </table:table-cell>
          <table:table-cell office:value-type="float" office:value="-5.00052157923" calcext:value-type="float">
            <text:p>-5.00052157923</text:p>
          </table:table-cell>
          <table:table-cell/>
          <table:table-cell office:value-type="float" office:value="-4.99997148047" calcext:value-type="float">
            <text:p>-4.99997148047</text:p>
          </table:table-cell>
          <table:table-cell office:value-type="float" office:value="-5.00013036522" calcext:value-type="float">
            <text:p>-5.00013036522</text:p>
          </table:table-cell>
          <table:table-cell/>
          <table:table-cell office:value-type="float" office:value="-0.00139044615067" calcext:value-type="float">
            <text:p>-0.00139044615067</text:p>
          </table:table-cell>
          <table:table-cell office:value-type="float" office:value="-20.0002443197" calcext:value-type="float">
            <text:p>-20.0002443197</text:p>
          </table:table-cell>
          <table:table-cell office:value-type="float" office:value="-0.00102684823569" calcext:value-type="float">
            <text:p>-0.00102684823569</text:p>
          </table:table-cell>
        </table:table-row>
        <table:table-row table:style-name="ro3">
          <table:table-cell office:value-type="float" office:value="-5.11491591376" calcext:value-type="float">
            <text:p>-5.11491591376</text:p>
          </table:table-cell>
          <table:table-cell office:value-type="float" office:value="-5.00189090914" calcext:value-type="float">
            <text:p>-5.00189090914</text:p>
          </table:table-cell>
          <table:table-cell/>
          <table:table-cell office:value-type="float" office:value="-5.00054858849" calcext:value-type="float">
            <text:p>-5.00054858849</text:p>
          </table:table-cell>
          <table:table-cell office:value-type="float" office:value="-5.00050390554" calcext:value-type="float">
            <text:p>-5.00050390554</text:p>
          </table:table-cell>
          <table:table-cell/>
          <table:table-cell office:value-type="float" office:value="-4.99999624975" calcext:value-type="float">
            <text:p>-4.99999624975</text:p>
          </table:table-cell>
          <table:table-cell office:value-type="float" office:value="-5.00014311514" calcext:value-type="float">
            <text:p>-5.00014311514</text:p>
          </table:table-cell>
          <table:table-cell/>
          <table:table-cell office:value-type="float" office:value="-0.00132666325904" calcext:value-type="float">
            <text:p>-0.00132666325904</text:p>
          </table:table-cell>
          <table:table-cell office:value-type="float" office:value="-20.0002470497" calcext:value-type="float">
            <text:p>-20.0002470497</text:p>
          </table:table-cell>
          <table:table-cell office:value-type="float" office:value="-0.00102792038038" calcext:value-type="float">
            <text:p>-0.00102792038038</text:p>
          </table:table-cell>
        </table:table-row>
        <table:table-row table:style-name="ro3">
          <table:table-cell office:value-type="float" office:value="-5.10723074563" calcext:value-type="float">
            <text:p>-5.10723074563</text:p>
          </table:table-cell>
          <table:table-cell office:value-type="float" office:value="-5.0018020682" calcext:value-type="float">
            <text:p>-5.0018020682</text:p>
          </table:table-cell>
          <table:table-cell/>
          <table:table-cell office:value-type="float" office:value="-5.00052985067" calcext:value-type="float">
            <text:p>-5.00052985067</text:p>
          </table:table-cell>
          <table:table-cell office:value-type="float" office:value="-5.00048892132" calcext:value-type="float">
            <text:p>-5.00048892132</text:p>
          </table:table-cell>
          <table:table-cell/>
          <table:table-cell office:value-type="float" office:value="-5.00001228413" calcext:value-type="float">
            <text:p>-5.00001228413</text:p>
          </table:table-cell>
          <table:table-cell office:value-type="float" office:value="-5.00015129763" calcext:value-type="float">
            <text:p>-5.00015129763</text:p>
          </table:table-cell>
          <table:table-cell/>
          <table:table-cell office:value-type="float" office:value="-0.00125656885439" calcext:value-type="float">
            <text:p>-0.00125656885439</text:p>
          </table:table-cell>
          <table:table-cell office:value-type="float" office:value="-20.0002495375" calcext:value-type="float">
            <text:p>-20.0002495375</text:p>
          </table:table-cell>
          <table:table-cell office:value-type="float" office:value="-0.00102841713015" calcext:value-type="float">
            <text:p>-0.00102841713015</text:p>
          </table:table-cell>
        </table:table-row>
        <table:table-row table:style-name="ro3">
          <table:table-cell office:value-type="float" office:value="-5.1004539889" calcext:value-type="float">
            <text:p>-5.1004539889</text:p>
          </table:table-cell>
          <table:table-cell office:value-type="float" office:value="-5.00171843602" calcext:value-type="float">
            <text:p>-5.00171843602</text:p>
          </table:table-cell>
          <table:table-cell/>
          <table:table-cell office:value-type="float" office:value="-5.00051452319" calcext:value-type="float">
            <text:p>-5.00051452319</text:p>
          </table:table-cell>
          <table:table-cell office:value-type="float" office:value="-5.00047305414" calcext:value-type="float">
            <text:p>-5.00047305414</text:p>
          </table:table-cell>
          <table:table-cell/>
          <table:table-cell office:value-type="float" office:value="-5.00003380748" calcext:value-type="float">
            <text:p>-5.00003380748</text:p>
          </table:table-cell>
          <table:table-cell office:value-type="float" office:value="-5.00016408982" calcext:value-type="float">
            <text:p>-5.00016408982</text:p>
          </table:table-cell>
          <table:table-cell/>
          <table:table-cell office:value-type="float" office:value="-0.00119399716823" calcext:value-type="float">
            <text:p>-0.00119399716823</text:p>
          </table:table-cell>
          <table:table-cell office:value-type="float" office:value="-20.0002528883" calcext:value-type="float">
            <text:p>-20.0002528883</text:p>
          </table:table-cell>
          <table:table-cell office:value-type="float" office:value="-0.00102963522002" calcext:value-type="float">
            <text:p>-0.00102963522002</text:p>
          </table:table-cell>
        </table:table-row>
        <table:table-row table:style-name="ro3">
          <table:table-cell office:value-type="float" office:value="-5.09410906075" calcext:value-type="float">
            <text:p>-5.09410906075</text:p>
          </table:table-cell>
          <table:table-cell office:value-type="float" office:value="-5.00164485597" calcext:value-type="float">
            <text:p>-5.00164485597</text:p>
          </table:table-cell>
          <table:table-cell/>
          <table:table-cell office:value-type="float" office:value="-5.00049806833" calcext:value-type="float">
            <text:p>-5.00049806833</text:p>
          </table:table-cell>
          <table:table-cell office:value-type="float" office:value="-5.00045943331" calcext:value-type="float">
            <text:p>-5.00045943331</text:p>
          </table:table-cell>
          <table:table-cell/>
          <table:table-cell office:value-type="float" office:value="-5.00004833352" calcext:value-type="float">
            <text:p>-5.00004833352</text:p>
          </table:table-cell>
          <table:table-cell office:value-type="float" office:value="-5.0001729116" calcext:value-type="float">
            <text:p>-5.0001729116</text:p>
          </table:table-cell>
          <table:table-cell/>
          <table:table-cell office:value-type="float" office:value="-0.00111985717539" calcext:value-type="float">
            <text:p>-0.00111985717539</text:p>
          </table:table-cell>
          <table:table-cell office:value-type="float" office:value="-20.0002553084" calcext:value-type="float">
            <text:p>-20.0002553084</text:p>
          </table:table-cell>
          <table:table-cell office:value-type="float" office:value="-0.00103016650618" calcext:value-type="float">
            <text:p>-0.00103016650618</text:p>
          </table:table-cell>
        </table:table-row>
        <table:table-row table:style-name="ro3">
          <table:table-cell office:value-type="float" office:value="-5.08816771469" calcext:value-type="float">
            <text:p>-5.08816771469</text:p>
          </table:table-cell>
          <table:table-cell office:value-type="float" office:value="-5.00157216564" calcext:value-type="float">
            <text:p>-5.00157216564</text:p>
          </table:table-cell>
          <table:table-cell/>
          <table:table-cell office:value-type="float" office:value="-5.00048271717" calcext:value-type="float">
            <text:p>-5.00048271717</text:p>
          </table:table-cell>
          <table:table-cell office:value-type="float" office:value="-5.00044841928" calcext:value-type="float">
            <text:p>-5.00044841928</text:p>
          </table:table-cell>
          <table:table-cell/>
          <table:table-cell office:value-type="float" office:value="-5.00007062874" calcext:value-type="float">
            <text:p>-5.00007062874</text:p>
          </table:table-cell>
          <table:table-cell office:value-type="float" office:value="-5.0001784081" calcext:value-type="float">
            <text:p>-5.0001784081</text:p>
          </table:table-cell>
          <table:table-cell/>
          <table:table-cell office:value-type="float" office:value="-0.00105694733053" calcext:value-type="float">
            <text:p>-0.00105694733053</text:p>
          </table:table-cell>
          <table:table-cell office:value-type="float" office:value="-20.0002588186" calcext:value-type="float">
            <text:p>-20.0002588186</text:p>
          </table:table-cell>
          <table:table-cell office:value-type="float" office:value="-0.00103121436541" calcext:value-type="float">
            <text:p>-0.00103121436541</text:p>
          </table:table-cell>
        </table:table-row>
        <table:table-row table:style-name="ro3">
          <table:table-cell office:value-type="float" office:value="-5.08260437556" calcext:value-type="float">
            <text:p>-5.08260437556</text:p>
          </table:table-cell>
          <table:table-cell office:value-type="float" office:value="-5.00148060655" calcext:value-type="float">
            <text:p>-5.00148060655</text:p>
          </table:table-cell>
          <table:table-cell/>
          <table:table-cell office:value-type="float" office:value="-5.00047134781" calcext:value-type="float">
            <text:p>-5.00047134781</text:p>
          </table:table-cell>
          <table:table-cell office:value-type="float" office:value="-5.00043627735" calcext:value-type="float">
            <text:p>-5.00043627735</text:p>
          </table:table-cell>
          <table:table-cell/>
          <table:table-cell office:value-type="float" office:value="-5.00008471825" calcext:value-type="float">
            <text:p>-5.00008471825</text:p>
          </table:table-cell>
          <table:table-cell office:value-type="float" office:value="-5.00018605563" calcext:value-type="float">
            <text:p>-5.00018605563</text:p>
          </table:table-cell>
          <table:table-cell/>
          <table:table-cell office:value-type="float" office:value="-0.00098065655923" calcext:value-type="float">
            <text:p>-0.00098065655923</text:p>
          </table:table-cell>
          <table:table-cell office:value-type="float" office:value="-20.0002618356" calcext:value-type="float">
            <text:p>-20.0002618356</text:p>
          </table:table-cell>
          <table:table-cell office:value-type="float" office:value="-0.00103169641424" calcext:value-type="float">
            <text:p>-0.00103169641424</text:p>
          </table:table-cell>
        </table:table-row>
        <table:table-row table:style-name="ro3">
          <table:table-cell office:value-type="float" office:value="-5.07767350068" calcext:value-type="float">
            <text:p>-5.07767350068</text:p>
          </table:table-cell>
          <table:table-cell office:value-type="float" office:value="-5.00142460267" calcext:value-type="float">
            <text:p>-5.00142460267</text:p>
          </table:table-cell>
          <table:table-cell/>
          <table:table-cell office:value-type="float" office:value="-5.00045881476" calcext:value-type="float">
            <text:p>-5.00045881476</text:p>
          </table:table-cell>
          <table:table-cell office:value-type="float" office:value="-5.00042612043" calcext:value-type="float">
            <text:p>-5.00042612043</text:p>
          </table:table-cell>
          <table:table-cell/>
          <table:table-cell office:value-type="float" office:value="-5.00009895446" calcext:value-type="float">
            <text:p>-5.00009895446</text:p>
          </table:table-cell>
          <table:table-cell office:value-type="float" office:value="-5.00019296382" calcext:value-type="float">
            <text:p>-5.00019296382</text:p>
          </table:table-cell>
          <table:table-cell/>
          <table:table-cell office:value-type="float" office:value="-0.000917578206929" calcext:value-type="float">
            <text:p>-0.000917578206929</text:p>
          </table:table-cell>
          <table:table-cell office:value-type="float" office:value="-20.0002649558" calcext:value-type="float">
            <text:p>-20.0002649558</text:p>
          </table:table-cell>
          <table:table-cell office:value-type="float" office:value="-0.00103264856859" calcext:value-type="float">
            <text:p>-0.00103264856859</text:p>
          </table:table-cell>
        </table:table-row>
        <table:table-row table:style-name="ro3">
          <table:table-cell office:value-type="float" office:value="-5.07253259469" calcext:value-type="float">
            <text:p>-5.07253259469</text:p>
          </table:table-cell>
          <table:table-cell office:value-type="float" office:value="-5.0013743499" calcext:value-type="float">
            <text:p>-5.0013743499</text:p>
          </table:table-cell>
          <table:table-cell/>
          <table:table-cell office:value-type="float" office:value="-5.00044961235" calcext:value-type="float">
            <text:p>-5.00044961235</text:p>
          </table:table-cell>
          <table:table-cell office:value-type="float" office:value="-5.0004162074" calcext:value-type="float">
            <text:p>-5.0004162074</text:p>
          </table:table-cell>
          <table:table-cell/>
          <table:table-cell office:value-type="float" office:value="-5.00011119596" calcext:value-type="float">
            <text:p>-5.00011119596</text:p>
          </table:table-cell>
          <table:table-cell office:value-type="float" office:value="-5.00020027768" calcext:value-type="float">
            <text:p>-5.00020027768</text:p>
          </table:table-cell>
          <table:table-cell/>
          <table:table-cell office:value-type="float" office:value="-0.000843767550624" calcext:value-type="float">
            <text:p>-0.000843767550624</text:p>
          </table:table-cell>
          <table:table-cell office:value-type="float" office:value="-20.0002681162" calcext:value-type="float">
            <text:p>-20.0002681162</text:p>
          </table:table-cell>
          <table:table-cell office:value-type="float" office:value="-0.00103311441446" calcext:value-type="float">
            <text:p>-0.00103311441446</text:p>
          </table:table-cell>
        </table:table-row>
        <table:table-row table:style-name="ro3">
          <table:table-cell office:value-type="float" office:value="-5.06793758811" calcext:value-type="float">
            <text:p>-5.06793758811</text:p>
          </table:table-cell>
          <table:table-cell office:value-type="float" office:value="-5.00132327923" calcext:value-type="float">
            <text:p>-5.00132327923</text:p>
          </table:table-cell>
          <table:table-cell/>
          <table:table-cell office:value-type="float" office:value="-5.00044024996" calcext:value-type="float">
            <text:p>-5.00044024996</text:p>
          </table:table-cell>
          <table:table-cell office:value-type="float" office:value="-5.00040887561" calcext:value-type="float">
            <text:p>-5.00040887561</text:p>
          </table:table-cell>
          <table:table-cell/>
          <table:table-cell office:value-type="float" office:value="-5.0001269569" calcext:value-type="float">
            <text:p>-5.0001269569</text:p>
          </table:table-cell>
          <table:table-cell office:value-type="float" office:value="-5.00020712857" calcext:value-type="float">
            <text:p>-5.00020712857</text:p>
          </table:table-cell>
          <table:table-cell/>
          <table:table-cell office:value-type="float" office:value="-0.000778136223351" calcext:value-type="float">
            <text:p>-0.000778136223351</text:p>
          </table:table-cell>
          <table:table-cell office:value-type="float" office:value="-20.0002712315" calcext:value-type="float">
            <text:p>-20.0002712315</text:p>
          </table:table-cell>
          <table:table-cell office:value-type="float" office:value="-0.00103384762612" calcext:value-type="float">
            <text:p>-0.00103384762612</text:p>
          </table:table-cell>
        </table:table-row>
        <table:table-row table:style-name="ro3">
          <table:table-cell office:value-type="float" office:value="-5.06366505716" calcext:value-type="float">
            <text:p>-5.06366505716</text:p>
          </table:table-cell>
          <table:table-cell office:value-type="float" office:value="-5.00126898444" calcext:value-type="float">
            <text:p>-5.00126898444</text:p>
          </table:table-cell>
          <table:table-cell/>
          <table:table-cell office:value-type="float" office:value="-5.000431019" calcext:value-type="float">
            <text:p>-5.000431019</text:p>
          </table:table-cell>
          <table:table-cell office:value-type="float" office:value="-5.00040167299" calcext:value-type="float">
            <text:p>-5.00040167299</text:p>
          </table:table-cell>
          <table:table-cell/>
          <table:table-cell office:value-type="float" office:value="-5.00013763877" calcext:value-type="float">
            <text:p>-5.00013763877</text:p>
          </table:table-cell>
          <table:table-cell office:value-type="float" office:value="-5.000213755" calcext:value-type="float">
            <text:p>-5.000213755</text:p>
          </table:table-cell>
          <table:table-cell/>
          <table:table-cell office:value-type="float" office:value="-0.000707148514813" calcext:value-type="float">
            <text:p>-0.000707148514813</text:p>
          </table:table-cell>
          <table:table-cell office:value-type="float" office:value="-20.000274478" calcext:value-type="float">
            <text:p>-20.000274478</text:p>
          </table:table-cell>
          <table:table-cell office:value-type="float" office:value="-0.00103435138245" calcext:value-type="float">
            <text:p>-0.00103435138245</text:p>
          </table:table-cell>
        </table:table-row>
        <table:table-row table:style-name="ro3">
          <table:table-cell office:value-type="float" office:value="-5.05965761204" calcext:value-type="float">
            <text:p>-5.05965761204</text:p>
          </table:table-cell>
          <table:table-cell office:value-type="float" office:value="-5.00122440926" calcext:value-type="float">
            <text:p>-5.00122440926</text:p>
          </table:table-cell>
          <table:table-cell/>
          <table:table-cell office:value-type="float" office:value="-5.00042365769" calcext:value-type="float">
            <text:p>-5.00042365769</text:p>
          </table:table-cell>
          <table:table-cell office:value-type="float" office:value="-5.00039510713" calcext:value-type="float">
            <text:p>-5.00039510713</text:p>
          </table:table-cell>
          <table:table-cell/>
          <table:table-cell office:value-type="float" office:value="-5.00014780655" calcext:value-type="float">
            <text:p>-5.00014780655</text:p>
          </table:table-cell>
          <table:table-cell office:value-type="float" office:value="-5.00022007717" calcext:value-type="float">
            <text:p>-5.00022007717</text:p>
          </table:table-cell>
          <table:table-cell/>
          <table:table-cell office:value-type="float" office:value="-0.000640769391227" calcext:value-type="float">
            <text:p>-0.000640769391227</text:p>
          </table:table-cell>
          <table:table-cell office:value-type="float" office:value="-20.0002775668" calcext:value-type="float">
            <text:p>-20.0002775668</text:p>
          </table:table-cell>
          <table:table-cell office:value-type="float" office:value="-0.00103492055579" calcext:value-type="float">
            <text:p>-0.00103492055579</text:p>
          </table:table-cell>
        </table:table-row>
        <table:table-row table:style-name="ro3">
          <table:table-cell office:value-type="float" office:value="-5.05590518636" calcext:value-type="float">
            <text:p>-5.05590518636</text:p>
          </table:table-cell>
          <table:table-cell office:value-type="float" office:value="-5.00118296726" calcext:value-type="float">
            <text:p>-5.00118296726</text:p>
          </table:table-cell>
          <table:table-cell/>
          <table:table-cell office:value-type="float" office:value="-5.0004170953" calcext:value-type="float">
            <text:p>-5.0004170953</text:p>
          </table:table-cell>
          <table:table-cell office:value-type="float" office:value="-5.00038990905" calcext:value-type="float">
            <text:p>-5.00038990905</text:p>
          </table:table-cell>
          <table:table-cell/>
          <table:table-cell office:value-type="float" office:value="-5.00016044984" calcext:value-type="float">
            <text:p>-5.00016044984</text:p>
          </table:table-cell>
          <table:table-cell office:value-type="float" office:value="-5.00022665261" calcext:value-type="float">
            <text:p>-5.00022665261</text:p>
          </table:table-cell>
          <table:table-cell/>
          <table:table-cell office:value-type="float" office:value="-0.000573479920583" calcext:value-type="float">
            <text:p>-0.000573479920583</text:p>
          </table:table-cell>
          <table:table-cell office:value-type="float" office:value="-20.0002806333" calcext:value-type="float">
            <text:p>-20.0002806333</text:p>
          </table:table-cell>
          <table:table-cell office:value-type="float" office:value="-0.00103542455829" calcext:value-type="float">
            <text:p>-0.00103542455829</text:p>
          </table:table-cell>
        </table:table-row>
        <table:table-row table:style-name="ro3">
          <table:table-cell office:value-type="float" office:value="-5.0523906771" calcext:value-type="float">
            <text:p>-5.0523906771</text:p>
          </table:table-cell>
          <table:table-cell office:value-type="float" office:value="-5.00113948761" calcext:value-type="float">
            <text:p>-5.00113948761</text:p>
          </table:table-cell>
          <table:table-cell/>
          <table:table-cell office:value-type="float" office:value="-5.0004112756" calcext:value-type="float">
            <text:p>-5.0004112756</text:p>
          </table:table-cell>
          <table:table-cell office:value-type="float" office:value="-5.00038418505" calcext:value-type="float">
            <text:p>-5.00038418505</text:p>
          </table:table-cell>
          <table:table-cell/>
          <table:table-cell office:value-type="float" office:value="-5.0001695667" calcext:value-type="float">
            <text:p>-5.0001695667</text:p>
          </table:table-cell>
          <table:table-cell office:value-type="float" office:value="-5.00023294546" calcext:value-type="float">
            <text:p>-5.00023294546</text:p>
          </table:table-cell>
          <table:table-cell/>
          <table:table-cell office:value-type="float" office:value="-0.000507557240464" calcext:value-type="float">
            <text:p>-0.000507557240464</text:p>
          </table:table-cell>
          <table:table-cell office:value-type="float" office:value="-20.0002837063" calcext:value-type="float">
            <text:p>-20.0002837063</text:p>
          </table:table-cell>
          <table:table-cell office:value-type="float" office:value="-0.00103582973573" calcext:value-type="float">
            <text:p>-0.00103582973573</text:p>
          </table:table-cell>
        </table:table-row>
        <table:table-row table:style-name="ro3">
          <table:table-cell office:value-type="float" office:value="-5.04892033095" calcext:value-type="float">
            <text:p>-5.04892033095</text:p>
          </table:table-cell>
          <table:table-cell office:value-type="float" office:value="-5.00110111349" calcext:value-type="float">
            <text:p>-5.00110111349</text:p>
          </table:table-cell>
          <table:table-cell/>
          <table:table-cell office:value-type="float" office:value="-5.00040671935" calcext:value-type="float">
            <text:p>-5.00040671935</text:p>
          </table:table-cell>
          <table:table-cell office:value-type="float" office:value="-5.00038010146" calcext:value-type="float">
            <text:p>-5.00038010146</text:p>
          </table:table-cell>
          <table:table-cell/>
          <table:table-cell office:value-type="float" office:value="-5.00017901321" calcext:value-type="float">
            <text:p>-5.00017901321</text:p>
          </table:table-cell>
          <table:table-cell office:value-type="float" office:value="-5.00023758564" calcext:value-type="float">
            <text:p>-5.00023758564</text:p>
          </table:table-cell>
          <table:table-cell/>
          <table:table-cell office:value-type="float" office:value="-0.000444306723196" calcext:value-type="float">
            <text:p>-0.000444306723196</text:p>
          </table:table-cell>
          <table:table-cell office:value-type="float" office:value="-20.0002866252" calcext:value-type="float">
            <text:p>-20.0002866252</text:p>
          </table:table-cell>
          <table:table-cell office:value-type="float" office:value="-0.0010363134129" calcext:value-type="float">
            <text:p>-0.0010363134129</text:p>
          </table:table-cell>
        </table:table-row>
        <table:table-row table:style-name="ro3">
          <table:table-cell office:value-type="float" office:value="-5.04600380051" calcext:value-type="float">
            <text:p>-5.04600380051</text:p>
          </table:table-cell>
          <table:table-cell office:value-type="float" office:value="-5.00106579193" calcext:value-type="float">
            <text:p>-5.00106579193</text:p>
          </table:table-cell>
          <table:table-cell/>
          <table:table-cell office:value-type="float" office:value="-5.00040170468" calcext:value-type="float">
            <text:p>-5.00040170468</text:p>
          </table:table-cell>
          <table:table-cell office:value-type="float" office:value="-5.00037570226" calcext:value-type="float">
            <text:p>-5.00037570226</text:p>
          </table:table-cell>
          <table:table-cell/>
          <table:table-cell office:value-type="float" office:value="-5.00018784032" calcext:value-type="float">
            <text:p>-5.00018784032</text:p>
          </table:table-cell>
          <table:table-cell office:value-type="float" office:value="-5.00024290703" calcext:value-type="float">
            <text:p>-5.00024290703</text:p>
          </table:table-cell>
          <table:table-cell/>
          <table:table-cell office:value-type="float" office:value="-2.17757051084" calcext:value-type="float">
            <text:p>-2.17757051084</text:p>
          </table:table-cell>
          <table:table-cell office:value-type="float" office:value="-20.0002897141" calcext:value-type="float">
            <text:p>-20.0002897141</text:p>
          </table:table-cell>
          <table:table-cell office:value-type="float" office:value="-0.00103656842641" calcext:value-type="float">
            <text:p>-0.00103656842641</text:p>
          </table:table-cell>
        </table:table-row>
        <table:table-row table:style-name="ro3">
          <table:table-cell office:value-type="float" office:value="-5.04329035847" calcext:value-type="float">
            <text:p>-5.04329035847</text:p>
          </table:table-cell>
          <table:table-cell office:value-type="float" office:value="-5.00103300212" calcext:value-type="float">
            <text:p>-5.00103300212</text:p>
          </table:table-cell>
          <table:table-cell/>
          <table:table-cell office:value-type="float" office:value="-5.00039821982" calcext:value-type="float">
            <text:p>-5.00039821982</text:p>
          </table:table-cell>
          <table:table-cell office:value-type="float" office:value="-5.00037223994" calcext:value-type="float">
            <text:p>-5.00037223994</text:p>
          </table:table-cell>
          <table:table-cell/>
          <table:table-cell office:value-type="float" office:value="-5.0001971408" calcext:value-type="float">
            <text:p>-5.0001971408</text:p>
          </table:table-cell>
          <table:table-cell office:value-type="float" office:value="-5.00024818829" calcext:value-type="float">
            <text:p>-5.00024818829</text:p>
          </table:table-cell>
          <table:table-cell/>
          <table:table-cell office:value-type="float" office:value="-5.84204092051" calcext:value-type="float">
            <text:p>-5.84204092051</text:p>
          </table:table-cell>
          <table:table-cell office:value-type="float" office:value="-20.0002928313" calcext:value-type="float">
            <text:p>-20.0002928313</text:p>
          </table:table-cell>
          <table:table-cell office:value-type="float" office:value="-0.00103696480954" calcext:value-type="float">
            <text:p>-0.00103696480954</text:p>
          </table:table-cell>
        </table:table-row>
        <table:table-row table:style-name="ro3">
          <table:table-cell office:value-type="float" office:value="-5.0402656361" calcext:value-type="float">
            <text:p>-5.0402656361</text:p>
          </table:table-cell>
          <table:table-cell office:value-type="float" office:value="-5.00100410261" calcext:value-type="float">
            <text:p>-5.00100410261</text:p>
          </table:table-cell>
          <table:table-cell/>
          <table:table-cell office:value-type="float" office:value="-5.00039447343" calcext:value-type="float">
            <text:p>-5.00039447343</text:p>
          </table:table-cell>
          <table:table-cell office:value-type="float" office:value="-5.00036927977" calcext:value-type="float">
            <text:p>-5.00036927977</text:p>
          </table:table-cell>
          <table:table-cell/>
          <table:table-cell office:value-type="float" office:value="-5.00020515953" calcext:value-type="float">
            <text:p>-5.00020515953</text:p>
          </table:table-cell>
          <table:table-cell office:value-type="float" office:value="-5.00025366539" calcext:value-type="float">
            <text:p>-5.00025366539</text:p>
          </table:table-cell>
          <table:table-cell/>
          <table:table-cell office:value-type="float" office:value="-5.26479292049" calcext:value-type="float">
            <text:p>-5.26479292049</text:p>
          </table:table-cell>
          <table:table-cell office:value-type="float" office:value="-20.000296114" calcext:value-type="float">
            <text:p>-20.000296114</text:p>
          </table:table-cell>
          <table:table-cell office:value-type="float" office:value="-0.00103712809485" calcext:value-type="float">
            <text:p>-0.00103712809485</text:p>
          </table:table-cell>
        </table:table-row>
        <table:table-row table:style-name="ro3">
          <table:table-cell office:value-type="float" office:value="-5.038006201" calcext:value-type="float">
            <text:p>-5.038006201</text:p>
          </table:table-cell>
          <table:table-cell office:value-type="float" office:value="-5.00097462225" calcext:value-type="float">
            <text:p>-5.00097462225</text:p>
          </table:table-cell>
          <table:table-cell/>
          <table:table-cell office:value-type="float" office:value="-5.00039199088" calcext:value-type="float">
            <text:p>-5.00039199088</text:p>
          </table:table-cell>
          <table:table-cell office:value-type="float" office:value="-5.00036691827" calcext:value-type="float">
            <text:p>-5.00036691827</text:p>
          </table:table-cell>
          <table:table-cell/>
          <table:table-cell office:value-type="float" office:value="-5.00021270612" calcext:value-type="float">
            <text:p>-5.00021270612</text:p>
          </table:table-cell>
          <table:table-cell office:value-type="float" office:value="-5.00025825039" calcext:value-type="float">
            <text:p>-5.00025825039</text:p>
          </table:table-cell>
          <table:table-cell/>
          <table:table-cell office:value-type="float" office:value="-5.25212249973" calcext:value-type="float">
            <text:p>-5.25212249973</text:p>
          </table:table-cell>
          <table:table-cell office:value-type="float" office:value="-20.0002990953" calcext:value-type="float">
            <text:p>-20.0002990953</text:p>
          </table:table-cell>
          <table:table-cell office:value-type="float" office:value="-0.0010373963791" calcext:value-type="float">
            <text:p>-0.0010373963791</text:p>
          </table:table-cell>
        </table:table-row>
        <table:table-row table:style-name="ro3">
          <table:table-cell office:value-type="float" office:value="-5.03565122334" calcext:value-type="float">
            <text:p>-5.03565122334</text:p>
          </table:table-cell>
          <table:table-cell office:value-type="float" office:value="-5.00094848948" calcext:value-type="float">
            <text:p>-5.00094848948</text:p>
          </table:table-cell>
          <table:table-cell/>
          <table:table-cell office:value-type="float" office:value="-5.00038932873" calcext:value-type="float">
            <text:p>-5.00038932873</text:p>
          </table:table-cell>
          <table:table-cell office:value-type="float" office:value="-5.00036492564" calcext:value-type="float">
            <text:p>-5.00036492564</text:p>
          </table:table-cell>
          <table:table-cell/>
          <table:table-cell office:value-type="float" office:value="-5.00021863383" calcext:value-type="float">
            <text:p>-5.00021863383</text:p>
          </table:table-cell>
          <table:table-cell office:value-type="float" office:value="-5.00026309379" calcext:value-type="float">
            <text:p>-5.00026309379</text:p>
          </table:table-cell>
          <table:table-cell/>
          <table:table-cell office:value-type="float" office:value="-5.1518330093" calcext:value-type="float">
            <text:p>-5.1518330093</text:p>
          </table:table-cell>
          <table:table-cell office:value-type="float" office:value="-20.0003025673" calcext:value-type="float">
            <text:p>-20.0003025673</text:p>
          </table:table-cell>
          <table:table-cell office:value-type="float" office:value="-0.00103747088124" calcext:value-type="float">
            <text:p>-0.00103747088124</text:p>
          </table:table-cell>
        </table:table-row>
        <table:table-row table:style-name="ro3">
          <table:table-cell office:value-type="float" office:value="-5.03327245799" calcext:value-type="float">
            <text:p>-5.03327245799</text:p>
          </table:table-cell>
          <table:table-cell office:value-type="float" office:value="-5.00092462578" calcext:value-type="float">
            <text:p>-5.00092462578</text:p>
          </table:table-cell>
          <table:table-cell/>
          <table:table-cell office:value-type="float" office:value="-5.00038740832" calcext:value-type="float">
            <text:p>-5.00038740832</text:p>
          </table:table-cell>
          <table:table-cell office:value-type="float" office:value="-5.00036356603" calcext:value-type="float">
            <text:p>-5.00036356603</text:p>
          </table:table-cell>
          <table:table-cell/>
          <table:table-cell office:value-type="float" office:value="-5.00022618511" calcext:value-type="float">
            <text:p>-5.00022618511</text:p>
          </table:table-cell>
          <table:table-cell office:value-type="float" office:value="-5.00026777064" calcext:value-type="float">
            <text:p>-5.00026777064</text:p>
          </table:table-cell>
          <table:table-cell/>
          <table:table-cell office:value-type="float" office:value="-5.08127408721" calcext:value-type="float">
            <text:p>-5.08127408721</text:p>
          </table:table-cell>
          <table:table-cell office:value-type="float" office:value="-20.0003054124" calcext:value-type="float">
            <text:p>-20.0003054124</text:p>
          </table:table-cell>
          <table:table-cell office:value-type="float" office:value="-0.00103760190987" calcext:value-type="float">
            <text:p>-0.00103760190987</text:p>
          </table:table-cell>
        </table:table-row>
        <table:table-row table:style-name="ro3">
          <table:table-cell office:value-type="float" office:value="-5.03119495556" calcext:value-type="float">
            <text:p>-5.03119495556</text:p>
          </table:table-cell>
          <table:table-cell office:value-type="float" office:value="-5.00090260288" calcext:value-type="float">
            <text:p>-5.00090260288</text:p>
          </table:table-cell>
          <table:table-cell/>
          <table:table-cell office:value-type="float" office:value="-5.00038625079" calcext:value-type="float">
            <text:p>-5.00038625079</text:p>
          </table:table-cell>
          <table:table-cell office:value-type="float" office:value="-5.00036236476" calcext:value-type="float">
            <text:p>-5.00036236476</text:p>
          </table:table-cell>
          <table:table-cell/>
          <table:table-cell office:value-type="float" office:value="-5.00023298252" calcext:value-type="float">
            <text:p>-5.00023298252</text:p>
          </table:table-cell>
          <table:table-cell office:value-type="float" office:value="-5.00027238651" calcext:value-type="float">
            <text:p>-5.00027238651</text:p>
          </table:table-cell>
          <table:table-cell/>
          <table:table-cell office:value-type="float" office:value="-5.02873901497" calcext:value-type="float">
            <text:p>-5.02873901497</text:p>
          </table:table-cell>
          <table:table-cell office:value-type="float" office:value="-20.0003085941" calcext:value-type="float">
            <text:p>-20.0003085941</text:p>
          </table:table-cell>
          <table:table-cell office:value-type="float" office:value="-0.00103760154143" calcext:value-type="float">
            <text:p>-0.00103760154143</text:p>
          </table:table-cell>
        </table:table-row>
        <table:table-row table:style-name="ro3">
          <table:table-cell office:value-type="float" office:value="-5.02924555315" calcext:value-type="float">
            <text:p>-5.02924555315</text:p>
          </table:table-cell>
          <table:table-cell office:value-type="float" office:value="-5.00088235924" calcext:value-type="float">
            <text:p>-5.00088235924</text:p>
          </table:table-cell>
          <table:table-cell/>
          <table:table-cell office:value-type="float" office:value="-5.00038513548" calcext:value-type="float">
            <text:p>-5.00038513548</text:p>
          </table:table-cell>
          <table:table-cell office:value-type="float" office:value="-5.00036125074" calcext:value-type="float">
            <text:p>-5.00036125074</text:p>
          </table:table-cell>
          <table:table-cell/>
          <table:table-cell office:value-type="float" office:value="-5.0002393965" calcext:value-type="float">
            <text:p>-5.0002393965</text:p>
          </table:table-cell>
          <table:table-cell office:value-type="float" office:value="-5.00027720289" calcext:value-type="float">
            <text:p>-5.00027720289</text:p>
          </table:table-cell>
          <table:table-cell/>
          <table:table-cell office:value-type="float" office:value="-4.98738930564" calcext:value-type="float">
            <text:p>-4.98738930564</text:p>
          </table:table-cell>
          <table:table-cell office:value-type="float" office:value="-20.0003117925" calcext:value-type="float">
            <text:p>-20.0003117925</text:p>
          </table:table-cell>
          <table:table-cell office:value-type="float" office:value="-0.00103758899478" calcext:value-type="float">
            <text:p>-0.00103758899478</text:p>
          </table:table-cell>
        </table:table-row>
        <table:table-row table:style-name="ro3">
          <table:table-cell office:value-type="float" office:value="-5.02741979704" calcext:value-type="float">
            <text:p>-5.02741979704</text:p>
          </table:table-cell>
          <table:table-cell office:value-type="float" office:value="-5.00086378173" calcext:value-type="float">
            <text:p>-5.00086378173</text:p>
          </table:table-cell>
          <table:table-cell/>
          <table:table-cell office:value-type="float" office:value="-5.0003842303" calcext:value-type="float">
            <text:p>-5.0003842303</text:p>
          </table:table-cell>
          <table:table-cell office:value-type="float" office:value="-5.00036075679" calcext:value-type="float">
            <text:p>-5.00036075679</text:p>
          </table:table-cell>
          <table:table-cell/>
          <table:table-cell office:value-type="float" office:value="-5.00024558801" calcext:value-type="float">
            <text:p>-5.00024558801</text:p>
          </table:table-cell>
          <table:table-cell office:value-type="float" office:value="-5.00028163225" calcext:value-type="float">
            <text:p>-5.00028163225</text:p>
          </table:table-cell>
          <table:table-cell/>
          <table:table-cell office:value-type="float" office:value="-4.95620758435" calcext:value-type="float">
            <text:p>-4.95620758435</text:p>
          </table:table-cell>
          <table:table-cell office:value-type="float" office:value="-20.0003150505" calcext:value-type="float">
            <text:p>-20.0003150505</text:p>
          </table:table-cell>
          <table:table-cell office:value-type="float" office:value="-0.00103749390051" calcext:value-type="float">
            <text:p>-0.00103749390051</text:p>
          </table:table-cell>
        </table:table-row>
        <table:table-row table:style-name="ro3">
          <table:table-cell office:value-type="float" office:value="-5.02570954911" calcext:value-type="float">
            <text:p>-5.02570954911</text:p>
          </table:table-cell>
          <table:table-cell office:value-type="float" office:value="-5.0008476254" calcext:value-type="float">
            <text:p>-5.0008476254</text:p>
          </table:table-cell>
          <table:table-cell/>
          <table:table-cell office:value-type="float" office:value="-5.00038404998" calcext:value-type="float">
            <text:p>-5.00038404998</text:p>
          </table:table-cell>
          <table:table-cell office:value-type="float" office:value="-5.00036057161" calcext:value-type="float">
            <text:p>-5.00036057161</text:p>
          </table:table-cell>
          <table:table-cell/>
          <table:table-cell office:value-type="float" office:value="-5.0002520373" calcext:value-type="float">
            <text:p>-5.0002520373</text:p>
          </table:table-cell>
          <table:table-cell office:value-type="float" office:value="-5.00028573623" calcext:value-type="float">
            <text:p>-5.00028573623</text:p>
          </table:table-cell>
          <table:table-cell/>
          <table:table-cell office:value-type="float" office:value="-4.93316383894" calcext:value-type="float">
            <text:p>-4.93316383894</text:p>
          </table:table-cell>
          <table:table-cell office:value-type="float" office:value="-20.0003182871" calcext:value-type="float">
            <text:p>-20.0003182871</text:p>
          </table:table-cell>
          <table:table-cell office:value-type="float" office:value="-0.0010373229456" calcext:value-type="float">
            <text:p>-0.0010373229456</text:p>
          </table:table-cell>
        </table:table-row>
        <table:table-row table:style-name="ro3">
          <table:table-cell office:value-type="float" office:value="-5.02410746353" calcext:value-type="float">
            <text:p>-5.02410746353</text:p>
          </table:table-cell>
          <table:table-cell office:value-type="float" office:value="-5.00083206519" calcext:value-type="float">
            <text:p>-5.00083206519</text:p>
          </table:table-cell>
          <table:table-cell/>
          <table:table-cell office:value-type="float" office:value="-5.0003838299" calcext:value-type="float">
            <text:p>-5.0003838299</text:p>
          </table:table-cell>
          <table:table-cell office:value-type="float" office:value="-5.00036067686" calcext:value-type="float">
            <text:p>-5.00036067686</text:p>
          </table:table-cell>
          <table:table-cell/>
          <table:table-cell office:value-type="float" office:value="-5.00025824488" calcext:value-type="float">
            <text:p>-5.00025824488</text:p>
          </table:table-cell>
          <table:table-cell office:value-type="float" office:value="-5.00028998206" calcext:value-type="float">
            <text:p>-5.00028998206</text:p>
          </table:table-cell>
          <table:table-cell/>
          <table:table-cell office:value-type="float" office:value="-4.92134285811" calcext:value-type="float">
            <text:p>-4.92134285811</text:p>
          </table:table-cell>
          <table:table-cell office:value-type="float" office:value="-20.0003217216" calcext:value-type="float">
            <text:p>-20.0003217216</text:p>
          </table:table-cell>
          <table:table-cell office:value-type="float" office:value="-0.0010371350209" calcext:value-type="float">
            <text:p>-0.0010371350209</text:p>
          </table:table-cell>
        </table:table-row>
        <table:table-row table:style-name="ro3">
          <table:table-cell office:value-type="float" office:value="-5.02260671511" calcext:value-type="float">
            <text:p>-5.02260671511</text:p>
          </table:table-cell>
          <table:table-cell office:value-type="float" office:value="-5.00081774411" calcext:value-type="float">
            <text:p>-5.00081774411</text:p>
          </table:table-cell>
          <table:table-cell/>
          <table:table-cell office:value-type="float" office:value="-5.00038407888" calcext:value-type="float">
            <text:p>-5.00038407888</text:p>
          </table:table-cell>
          <table:table-cell office:value-type="float" office:value="-5.00036105452" calcext:value-type="float">
            <text:p>-5.00036105452</text:p>
          </table:table-cell>
          <table:table-cell/>
          <table:table-cell office:value-type="float" office:value="-5.00026248746" calcext:value-type="float">
            <text:p>-5.00026248746</text:p>
          </table:table-cell>
          <table:table-cell office:value-type="float" office:value="-5.00029424883" calcext:value-type="float">
            <text:p>-5.00029424883</text:p>
          </table:table-cell>
          <table:table-cell/>
          <table:table-cell office:value-type="float" office:value="-4.90992229191" calcext:value-type="float">
            <text:p>-4.90992229191</text:p>
          </table:table-cell>
          <table:table-cell office:value-type="float" office:value="-20.000325023" calcext:value-type="float">
            <text:p>-20.000325023</text:p>
          </table:table-cell>
          <table:table-cell office:value-type="float" office:value="-0.00103682498061" calcext:value-type="float">
            <text:p>-0.00103682498061</text:p>
          </table:table-cell>
        </table:table-row>
        <table:table-row table:style-name="ro3">
          <table:table-cell office:value-type="float" office:value="-5.02120089075" calcext:value-type="float">
            <text:p>-5.02120089075</text:p>
          </table:table-cell>
          <table:table-cell office:value-type="float" office:value="-5.00080408365" calcext:value-type="float">
            <text:p>-5.00080408365</text:p>
          </table:table-cell>
          <table:table-cell/>
          <table:table-cell office:value-type="float" office:value="-5.0003846798" calcext:value-type="float">
            <text:p>-5.0003846798</text:p>
          </table:table-cell>
          <table:table-cell office:value-type="float" office:value="-5.00036179316" calcext:value-type="float">
            <text:p>-5.00036179316</text:p>
          </table:table-cell>
          <table:table-cell/>
          <table:table-cell office:value-type="float" office:value="-5.00026780915" calcext:value-type="float">
            <text:p>-5.00026780915</text:p>
          </table:table-cell>
          <table:table-cell office:value-type="float" office:value="-5.00029874078" calcext:value-type="float">
            <text:p>-5.00029874078</text:p>
          </table:table-cell>
          <table:table-cell/>
          <table:table-cell office:value-type="float" office:value="-4.8981627478" calcext:value-type="float">
            <text:p>-4.8981627478</text:p>
          </table:table-cell>
          <table:table-cell office:value-type="float" office:value="-20.0003283366" calcext:value-type="float">
            <text:p>-20.0003283366</text:p>
          </table:table-cell>
          <table:table-cell office:value-type="float" office:value="-0.00103650593544" calcext:value-type="float">
            <text:p>-0.00103650593544</text:p>
          </table:table-cell>
        </table:table-row>
        <table:table-row table:style-name="ro3">
          <table:table-cell office:value-type="float" office:value="-5.01988398868" calcext:value-type="float">
            <text:p>-5.01988398868</text:p>
          </table:table-cell>
          <table:table-cell office:value-type="float" office:value="-5.00079237831" calcext:value-type="float">
            <text:p>-5.00079237831</text:p>
          </table:table-cell>
          <table:table-cell/>
          <table:table-cell office:value-type="float" office:value="-5.00038551216" calcext:value-type="float">
            <text:p>-5.00038551216</text:p>
          </table:table-cell>
          <table:table-cell office:value-type="float" office:value="-5.00036266344" calcext:value-type="float">
            <text:p>-5.00036266344</text:p>
          </table:table-cell>
          <table:table-cell/>
          <table:table-cell office:value-type="float" office:value="-5.00027362311" calcext:value-type="float">
            <text:p>-5.00027362311</text:p>
          </table:table-cell>
          <table:table-cell office:value-type="float" office:value="-5.00030263714" calcext:value-type="float">
            <text:p>-5.00030263714</text:p>
          </table:table-cell>
          <table:table-cell/>
          <table:table-cell office:value-type="float" office:value="-4.8937990361" calcext:value-type="float">
            <text:p>-4.8937990361</text:p>
          </table:table-cell>
          <table:table-cell office:value-type="float" office:value="-20.0003316817" calcext:value-type="float">
            <text:p>-20.0003316817</text:p>
          </table:table-cell>
          <table:table-cell office:value-type="float" office:value="-0.00103607793716" calcext:value-type="float">
            <text:p>-0.00103607793716</text:p>
          </table:table-cell>
        </table:table-row>
        <table:table-row table:style-name="ro3">
          <table:table-cell office:value-type="float" office:value="-5.01871739407" calcext:value-type="float">
            <text:p>-5.01871739407</text:p>
          </table:table-cell>
          <table:table-cell office:value-type="float" office:value="-5.00078193545" calcext:value-type="float">
            <text:p>-5.00078193545</text:p>
          </table:table-cell>
          <table:table-cell/>
          <table:table-cell office:value-type="float" office:value="-5.00038659963" calcext:value-type="float">
            <text:p>-5.00038659963</text:p>
          </table:table-cell>
          <table:table-cell office:value-type="float" office:value="-5.00036374009" calcext:value-type="float">
            <text:p>-5.00036374009</text:p>
          </table:table-cell>
          <table:table-cell/>
          <table:table-cell office:value-type="float" office:value="-5.00027874701" calcext:value-type="float">
            <text:p>-5.00027874701</text:p>
          </table:table-cell>
          <table:table-cell office:value-type="float" office:value="-5.00030698769" calcext:value-type="float">
            <text:p>-5.00030698769</text:p>
          </table:table-cell>
          <table:table-cell/>
          <table:table-cell office:value-type="float" office:value="-4.89262811254" calcext:value-type="float">
            <text:p>-4.89262811254</text:p>
          </table:table-cell>
          <table:table-cell office:value-type="float" office:value="-20.0003350569" calcext:value-type="float">
            <text:p>-20.0003350569</text:p>
          </table:table-cell>
          <table:table-cell office:value-type="float" office:value="-0.0010356279431" calcext:value-type="float">
            <text:p>-0.0010356279431</text:p>
          </table:table-cell>
        </table:table-row>
        <table:table-row table:style-name="ro3">
          <table:table-cell office:value-type="float" office:value="-5.01748931486" calcext:value-type="float">
            <text:p>-5.01748931486</text:p>
          </table:table-cell>
          <table:table-cell office:value-type="float" office:value="-5.00077319249" calcext:value-type="float">
            <text:p>-5.00077319249</text:p>
          </table:table-cell>
          <table:table-cell/>
          <table:table-cell office:value-type="float" office:value="-5.00038798533" calcext:value-type="float">
            <text:p>-5.00038798533</text:p>
          </table:table-cell>
          <table:table-cell office:value-type="float" office:value="-5.00036498008" calcext:value-type="float">
            <text:p>-5.00036498008</text:p>
          </table:table-cell>
          <table:table-cell/>
          <table:table-cell office:value-type="float" office:value="-5.00028342009" calcext:value-type="float">
            <text:p>-5.00028342009</text:p>
          </table:table-cell>
          <table:table-cell office:value-type="float" office:value="-5.00031109912" calcext:value-type="float">
            <text:p>-5.00031109912</text:p>
          </table:table-cell>
          <table:table-cell/>
          <table:table-cell office:value-type="float" office:value="-4.8903871206" calcext:value-type="float">
            <text:p>-4.8903871206</text:p>
          </table:table-cell>
          <table:table-cell office:value-type="float" office:value="-20.0003386431" calcext:value-type="float">
            <text:p>-20.0003386431</text:p>
          </table:table-cell>
          <table:table-cell office:value-type="float" office:value="-0.0010350522464" calcext:value-type="float">
            <text:p>-0.0010350522464</text:p>
          </table:table-cell>
        </table:table-row>
        <table:table-row table:style-name="ro3">
          <table:table-cell office:value-type="float" office:value="-5.01646619363" calcext:value-type="float">
            <text:p>-5.01646619363</text:p>
          </table:table-cell>
          <table:table-cell office:value-type="float" office:value="-5.0007636494" calcext:value-type="float">
            <text:p>-5.0007636494</text:p>
          </table:table-cell>
          <table:table-cell/>
          <table:table-cell office:value-type="float" office:value="-5.00038945541" calcext:value-type="float">
            <text:p>-5.00038945541</text:p>
          </table:table-cell>
          <table:table-cell office:value-type="float" office:value="-5.00036648" calcext:value-type="float">
            <text:p>-5.00036648</text:p>
          </table:table-cell>
          <table:table-cell/>
          <table:table-cell office:value-type="float" office:value="-5.00028872786" calcext:value-type="float">
            <text:p>-5.00028872786</text:p>
          </table:table-cell>
          <table:table-cell office:value-type="float" office:value="-5.00031516456" calcext:value-type="float">
            <text:p>-5.00031516456</text:p>
          </table:table-cell>
          <table:table-cell/>
          <table:table-cell office:value-type="float" office:value="-4.89510388973" calcext:value-type="float">
            <text:p>-4.89510388973</text:p>
          </table:table-cell>
          <table:table-cell office:value-type="float" office:value="-20.0003419045" calcext:value-type="float">
            <text:p>-20.0003419045</text:p>
          </table:table-cell>
          <table:table-cell office:value-type="float" office:value="-0.00103445795954" calcext:value-type="float">
            <text:p>-0.00103445795954</text:p>
          </table:table-cell>
        </table:table-row>
        <table:table-row table:style-name="ro3">
          <table:table-cell office:value-type="float" office:value="-5.01538903214" calcext:value-type="float">
            <text:p>-5.01538903214</text:p>
          </table:table-cell>
          <table:table-cell office:value-type="float" office:value="-5.00075672641" calcext:value-type="float">
            <text:p>-5.00075672641</text:p>
          </table:table-cell>
          <table:table-cell/>
          <table:table-cell office:value-type="float" office:value="-5.00039123916" calcext:value-type="float">
            <text:p>-5.00039123916</text:p>
          </table:table-cell>
          <table:table-cell office:value-type="float" office:value="-5.00036815617" calcext:value-type="float">
            <text:p>-5.00036815617</text:p>
          </table:table-cell>
          <table:table-cell/>
          <table:table-cell office:value-type="float" office:value="-5.00029322292" calcext:value-type="float">
            <text:p>-5.00029322292</text:p>
          </table:table-cell>
          <table:table-cell office:value-type="float" office:value="-5.00031922397" calcext:value-type="float">
            <text:p>-5.00031922397</text:p>
          </table:table-cell>
          <table:table-cell/>
          <table:table-cell office:value-type="float" office:value="-4.89858246175" calcext:value-type="float">
            <text:p>-4.89858246175</text:p>
          </table:table-cell>
          <table:table-cell office:value-type="float" office:value="-20.0003453598" calcext:value-type="float">
            <text:p>-20.0003453598</text:p>
          </table:table-cell>
          <table:table-cell office:value-type="float" office:value="-0.00103376014478" calcext:value-type="float">
            <text:p>-0.00103376014478</text:p>
          </table:table-cell>
        </table:table-row>
        <table:table-row table:style-name="ro3">
          <table:table-cell office:value-type="float" office:value="-5.01449172365" calcext:value-type="float">
            <text:p>-5.01449172365</text:p>
          </table:table-cell>
          <table:table-cell office:value-type="float" office:value="-5.00075031661" calcext:value-type="float">
            <text:p>-5.00075031661</text:p>
          </table:table-cell>
          <table:table-cell/>
          <table:table-cell office:value-type="float" office:value="-5.00039320298" calcext:value-type="float">
            <text:p>-5.00039320298</text:p>
          </table:table-cell>
          <table:table-cell office:value-type="float" office:value="-5.00037004894" calcext:value-type="float">
            <text:p>-5.00037004894</text:p>
          </table:table-cell>
          <table:table-cell/>
          <table:table-cell office:value-type="float" office:value="-5.00029862079" calcext:value-type="float">
            <text:p>-5.00029862079</text:p>
          </table:table-cell>
          <table:table-cell office:value-type="float" office:value="-5.00032327492" calcext:value-type="float">
            <text:p>-5.00032327492</text:p>
          </table:table-cell>
          <table:table-cell/>
          <table:table-cell office:value-type="float" office:value="-4.90228309252" calcext:value-type="float">
            <text:p>-4.90228309252</text:p>
          </table:table-cell>
          <table:table-cell office:value-type="float" office:value="-20.0003490259" calcext:value-type="float">
            <text:p>-20.0003490259</text:p>
          </table:table-cell>
          <table:table-cell office:value-type="float" office:value="-0.00103301524886" calcext:value-type="float">
            <text:p>-0.00103301524886</text:p>
          </table:table-cell>
        </table:table-row>
        <table:table-row table:style-name="ro3">
          <table:table-cell office:value-type="float" office:value="-5.0135469134" calcext:value-type="float">
            <text:p>-5.0135469134</text:p>
          </table:table-cell>
          <table:table-cell office:value-type="float" office:value="-5.00074457636" calcext:value-type="float">
            <text:p>-5.00074457636</text:p>
          </table:table-cell>
          <table:table-cell/>
          <table:table-cell office:value-type="float" office:value="-5.00039530789" calcext:value-type="float">
            <text:p>-5.00039530789</text:p>
          </table:table-cell>
          <table:table-cell office:value-type="float" office:value="-5.00037210529" calcext:value-type="float">
            <text:p>-5.00037210529</text:p>
          </table:table-cell>
          <table:table-cell/>
          <table:table-cell office:value-type="float" office:value="-5.00030326622" calcext:value-type="float">
            <text:p>-5.00030326622</text:p>
          </table:table-cell>
          <table:table-cell office:value-type="float" office:value="-5.00032711494" calcext:value-type="float">
            <text:p>-5.00032711494</text:p>
          </table:table-cell>
          <table:table-cell/>
          <table:table-cell office:value-type="float" office:value="-4.90660319596" calcext:value-type="float">
            <text:p>-4.90660319596</text:p>
          </table:table-cell>
          <table:table-cell office:value-type="float" office:value="-20.0003522421" calcext:value-type="float">
            <text:p>-20.0003522421</text:p>
          </table:table-cell>
          <table:table-cell office:value-type="float" office:value="-0.00103220421484" calcext:value-type="float">
            <text:p>-0.00103220421484</text:p>
          </table:table-cell>
        </table:table-row>
        <table:table-row table:style-name="ro3">
          <table:table-cell office:value-type="float" office:value="-5.01275223456" calcext:value-type="float">
            <text:p>-5.01275223456</text:p>
          </table:table-cell>
          <table:table-cell office:value-type="float" office:value="-5.00074020381" calcext:value-type="float">
            <text:p>-5.00074020381</text:p>
          </table:table-cell>
          <table:table-cell/>
          <table:table-cell office:value-type="float" office:value="-5.00039760186" calcext:value-type="float">
            <text:p>-5.00039760186</text:p>
          </table:table-cell>
          <table:table-cell office:value-type="float" office:value="-5.00037430975" calcext:value-type="float">
            <text:p>-5.00037430975</text:p>
          </table:table-cell>
          <table:table-cell/>
          <table:table-cell office:value-type="float" office:value="-5.0003075387" calcext:value-type="float">
            <text:p>-5.0003075387</text:p>
          </table:table-cell>
          <table:table-cell office:value-type="float" office:value="-5.00033116529" calcext:value-type="float">
            <text:p>-5.00033116529</text:p>
          </table:table-cell>
          <table:table-cell/>
          <table:table-cell office:value-type="float" office:value="-4.91123066926" calcext:value-type="float">
            <text:p>-4.91123066926</text:p>
          </table:table-cell>
          <table:table-cell office:value-type="float" office:value="-20.0003559595" calcext:value-type="float">
            <text:p>-20.0003559595</text:p>
          </table:table-cell>
          <table:table-cell office:value-type="float" office:value="-0.00103128514063" calcext:value-type="float">
            <text:p>-0.00103128514063</text:p>
          </table:table-cell>
        </table:table-row>
        <table:table-row table:style-name="ro3">
          <table:table-cell office:value-type="float" office:value="-5.01193594234" calcext:value-type="float">
            <text:p>-5.01193594234</text:p>
          </table:table-cell>
          <table:table-cell office:value-type="float" office:value="-5.00073575625" calcext:value-type="float">
            <text:p>-5.00073575625</text:p>
          </table:table-cell>
          <table:table-cell/>
          <table:table-cell office:value-type="float" office:value="-5.00040008063" calcext:value-type="float">
            <text:p>-5.00040008063</text:p>
          </table:table-cell>
          <table:table-cell office:value-type="float" office:value="-5.00037664578" calcext:value-type="float">
            <text:p>-5.00037664578</text:p>
          </table:table-cell>
          <table:table-cell/>
          <table:table-cell office:value-type="float" office:value="-5.00031205513" calcext:value-type="float">
            <text:p>-5.00031205513</text:p>
          </table:table-cell>
          <table:table-cell office:value-type="float" office:value="-5.00033526701" calcext:value-type="float">
            <text:p>-5.00033526701</text:p>
          </table:table-cell>
          <table:table-cell/>
          <table:table-cell office:value-type="float" office:value="-4.91603314074" calcext:value-type="float">
            <text:p>-4.91603314074</text:p>
          </table:table-cell>
          <table:table-cell office:value-type="float" office:value="-20.0003595837" calcext:value-type="float">
            <text:p>-20.0003595837</text:p>
          </table:table-cell>
          <table:table-cell office:value-type="float" office:value="-0.00103031426421" calcext:value-type="float">
            <text:p>-0.00103031426421</text:p>
          </table:table-cell>
        </table:table-row>
        <table:table-row table:style-name="ro3">
          <table:table-cell office:value-type="float" office:value="-5.01120050131" calcext:value-type="float">
            <text:p>-5.01120050131</text:p>
          </table:table-cell>
          <table:table-cell office:value-type="float" office:value="-5.00073267645" calcext:value-type="float">
            <text:p>-5.00073267645</text:p>
          </table:table-cell>
          <table:table-cell/>
          <table:table-cell office:value-type="float" office:value="-5.00040268409" calcext:value-type="float">
            <text:p>-5.00040268409</text:p>
          </table:table-cell>
          <table:table-cell office:value-type="float" office:value="-5.00037914534" calcext:value-type="float">
            <text:p>-5.00037914534</text:p>
          </table:table-cell>
          <table:table-cell/>
          <table:table-cell office:value-type="float" office:value="-5.00031655793" calcext:value-type="float">
            <text:p>-5.00031655793</text:p>
          </table:table-cell>
          <table:table-cell office:value-type="float" office:value="-5.0003393185" calcext:value-type="float">
            <text:p>-5.0003393185</text:p>
          </table:table-cell>
          <table:table-cell/>
          <table:table-cell office:value-type="float" office:value="-4.91941791353" calcext:value-type="float">
            <text:p>-4.91941791353</text:p>
          </table:table-cell>
          <table:table-cell office:value-type="float" office:value="-20.0003633869" calcext:value-type="float">
            <text:p>-20.0003633869</text:p>
          </table:table-cell>
          <table:table-cell office:value-type="float" office:value="-0.00102926083704" calcext:value-type="float">
            <text:p>-0.00102926083704</text:p>
          </table:table-cell>
        </table:table-row>
        <table:table-row table:style-name="ro3">
          <table:table-cell office:value-type="float" office:value="-5.010517776" calcext:value-type="float">
            <text:p>-5.010517776</text:p>
          </table:table-cell>
          <table:table-cell office:value-type="float" office:value="-5.00073000617" calcext:value-type="float">
            <text:p>-5.00073000617</text:p>
          </table:table-cell>
          <table:table-cell/>
          <table:table-cell office:value-type="float" office:value="-5.00040546738" calcext:value-type="float">
            <text:p>-5.00040546738</text:p>
          </table:table-cell>
          <table:table-cell office:value-type="float" office:value="-5.0003818153" calcext:value-type="float">
            <text:p>-5.0003818153</text:p>
          </table:table-cell>
          <table:table-cell/>
          <table:table-cell office:value-type="float" office:value="-5.00032101493" calcext:value-type="float">
            <text:p>-5.00032101493</text:p>
          </table:table-cell>
          <table:table-cell office:value-type="float" office:value="-5.00034340445" calcext:value-type="float">
            <text:p>-5.00034340445</text:p>
          </table:table-cell>
          <table:table-cell/>
          <table:table-cell office:value-type="float" office:value="-4.92597250192" calcext:value-type="float">
            <text:p>-4.92597250192</text:p>
          </table:table-cell>
          <table:table-cell office:value-type="float" office:value="-20.000366897" calcext:value-type="float">
            <text:p>-20.000366897</text:p>
          </table:table-cell>
          <table:table-cell office:value-type="float" office:value="-0.00102814330951" calcext:value-type="float">
            <text:p>-0.00102814330951</text:p>
          </table:table-cell>
        </table:table-row>
        <table:table-row table:style-name="ro3">
          <table:table-cell office:value-type="float" office:value="-5.0099121172" calcext:value-type="float">
            <text:p>-5.0099121172</text:p>
          </table:table-cell>
          <table:table-cell office:value-type="float" office:value="-5.00072766856" calcext:value-type="float">
            <text:p>-5.00072766856</text:p>
          </table:table-cell>
          <table:table-cell/>
          <table:table-cell office:value-type="float" office:value="-5.00040838748" calcext:value-type="float">
            <text:p>-5.00040838748</text:p>
          </table:table-cell>
          <table:table-cell office:value-type="float" office:value="-5.00038458456" calcext:value-type="float">
            <text:p>-5.00038458456</text:p>
          </table:table-cell>
          <table:table-cell/>
          <table:table-cell office:value-type="float" office:value="-5.0003254408" calcext:value-type="float">
            <text:p>-5.0003254408</text:p>
          </table:table-cell>
          <table:table-cell office:value-type="float" office:value="-5.00034769381" calcext:value-type="float">
            <text:p>-5.00034769381</text:p>
          </table:table-cell>
          <table:table-cell/>
          <table:table-cell office:value-type="float" office:value="-4.93318358032" calcext:value-type="float">
            <text:p>-4.93318358032</text:p>
          </table:table-cell>
          <table:table-cell office:value-type="float" office:value="-20.0003704279" calcext:value-type="float">
            <text:p>-20.0003704279</text:p>
          </table:table-cell>
          <table:table-cell office:value-type="float" office:value="-0.00102693534441" calcext:value-type="float">
            <text:p>-0.00102693534441</text:p>
          </table:table-cell>
        </table:table-row>
        <table:table-row table:style-name="ro3">
          <table:table-cell office:value-type="float" office:value="-5.00927942947" calcext:value-type="float">
            <text:p>-5.00927942947</text:p>
          </table:table-cell>
          <table:table-cell office:value-type="float" office:value="-5.00072642969" calcext:value-type="float">
            <text:p>-5.00072642969</text:p>
          </table:table-cell>
          <table:table-cell/>
          <table:table-cell office:value-type="float" office:value="-5.00041151183" calcext:value-type="float">
            <text:p>-5.00041151183</text:p>
          </table:table-cell>
          <table:table-cell office:value-type="float" office:value="-5.00038747785" calcext:value-type="float">
            <text:p>-5.00038747785</text:p>
          </table:table-cell>
          <table:table-cell/>
          <table:table-cell office:value-type="float" office:value="-5.00033008423" calcext:value-type="float">
            <text:p>-5.00033008423</text:p>
          </table:table-cell>
          <table:table-cell office:value-type="float" office:value="-5.00035160685" calcext:value-type="float">
            <text:p>-5.00035160685</text:p>
          </table:table-cell>
          <table:table-cell/>
          <table:table-cell office:value-type="float" office:value="-4.935369376" calcext:value-type="float">
            <text:p>-4.935369376</text:p>
          </table:table-cell>
          <table:table-cell office:value-type="float" office:value="-20.0003745435" calcext:value-type="float">
            <text:p>-20.0003745435</text:p>
          </table:table-cell>
          <table:table-cell office:value-type="float" office:value="-0.00102566462543" calcext:value-type="float">
            <text:p>-0.00102566462543</text:p>
          </table:table-cell>
        </table:table-row>
        <table:table-row table:style-name="ro3">
          <table:table-cell office:value-type="float" office:value="-5.00871416694" calcext:value-type="float">
            <text:p>-5.00871416694</text:p>
          </table:table-cell>
          <table:table-cell office:value-type="float" office:value="-5.00072557507" calcext:value-type="float">
            <text:p>-5.00072557507</text:p>
          </table:table-cell>
          <table:table-cell/>
          <table:table-cell office:value-type="float" office:value="-5.00041470772" calcext:value-type="float">
            <text:p>-5.00041470772</text:p>
          </table:table-cell>
          <table:table-cell office:value-type="float" office:value="-5.00039049134" calcext:value-type="float">
            <text:p>-5.00039049134</text:p>
          </table:table-cell>
          <table:table-cell/>
          <table:table-cell office:value-type="float" office:value="-5.00033399038" calcext:value-type="float">
            <text:p>-5.00033399038</text:p>
          </table:table-cell>
          <table:table-cell office:value-type="float" office:value="-5.00035591087" calcext:value-type="float">
            <text:p>-5.00035591087</text:p>
          </table:table-cell>
          <table:table-cell/>
          <table:table-cell office:value-type="float" office:value="-4.93964297277" calcext:value-type="float">
            <text:p>-4.93964297277</text:p>
          </table:table-cell>
          <table:table-cell office:value-type="float" office:value="-20.0003781589" calcext:value-type="float">
            <text:p>-20.0003781589</text:p>
          </table:table-cell>
          <table:table-cell office:value-type="float" office:value="-0.00102430172018" calcext:value-type="float">
            <text:p>-0.00102430172018</text:p>
          </table:table-cell>
        </table:table-row>
        <table:table-row table:style-name="ro3">
          <table:table-cell office:value-type="float" office:value="-5.00824592969" calcext:value-type="float">
            <text:p>-5.00824592969</text:p>
          </table:table-cell>
          <table:table-cell office:value-type="float" office:value="-5.00072522408" calcext:value-type="float">
            <text:p>-5.00072522408</text:p>
          </table:table-cell>
          <table:table-cell/>
          <table:table-cell office:value-type="float" office:value="-5.0004180312" calcext:value-type="float">
            <text:p>-5.0004180312</text:p>
          </table:table-cell>
          <table:table-cell office:value-type="float" office:value="-5.00039361837" calcext:value-type="float">
            <text:p>-5.00039361837</text:p>
          </table:table-cell>
          <table:table-cell/>
          <table:table-cell office:value-type="float" office:value="-5.0003383325" calcext:value-type="float">
            <text:p>-5.0003383325</text:p>
          </table:table-cell>
          <table:table-cell office:value-type="float" office:value="-5.00035989809" calcext:value-type="float">
            <text:p>-5.00035989809</text:p>
          </table:table-cell>
          <table:table-cell/>
          <table:table-cell office:value-type="float" office:value="-4.94378122846" calcext:value-type="float">
            <text:p>-4.94378122846</text:p>
          </table:table-cell>
          <table:table-cell office:value-type="float" office:value="-20.0003821388" calcext:value-type="float">
            <text:p>-20.0003821388</text:p>
          </table:table-cell>
          <table:table-cell office:value-type="float" office:value="-0.00102287269944" calcext:value-type="float">
            <text:p>-0.00102287269944</text:p>
          </table:table-cell>
        </table:table-row>
        <table:table-row table:style-name="ro3">
          <table:table-cell office:value-type="float" office:value="-5.00775364043" calcext:value-type="float">
            <text:p>-5.00775364043</text:p>
          </table:table-cell>
          <table:table-cell office:value-type="float" office:value="-5.00072525953" calcext:value-type="float">
            <text:p>-5.00072525953</text:p>
          </table:table-cell>
          <table:table-cell/>
          <table:table-cell office:value-type="float" office:value="-5.00042147573" calcext:value-type="float">
            <text:p>-5.00042147573</text:p>
          </table:table-cell>
          <table:table-cell office:value-type="float" office:value="-5.00039685893" calcext:value-type="float">
            <text:p>-5.00039685893</text:p>
          </table:table-cell>
          <table:table-cell/>
          <table:table-cell office:value-type="float" office:value="-5.00034320911" calcext:value-type="float">
            <text:p>-5.00034320911</text:p>
          </table:table-cell>
          <table:table-cell office:value-type="float" office:value="-5.00036403347" calcext:value-type="float">
            <text:p>-5.00036403347</text:p>
          </table:table-cell>
          <table:table-cell/>
          <table:table-cell office:value-type="float" office:value="-4.94782610531" calcext:value-type="float">
            <text:p>-4.94782610531</text:p>
          </table:table-cell>
          <table:table-cell office:value-type="float" office:value="-20.0003858592" calcext:value-type="float">
            <text:p>-20.0003858592</text:p>
          </table:table-cell>
          <table:table-cell office:value-type="float" office:value="-0.0010213855311" calcext:value-type="float">
            <text:p>-0.0010213855311</text:p>
          </table:table-cell>
        </table:table-row>
        <table:table-row table:style-name="ro3">
          <table:table-cell office:value-type="float" office:value="-5.0072353366" calcext:value-type="float">
            <text:p>-5.0072353366</text:p>
          </table:table-cell>
          <table:table-cell office:value-type="float" office:value="-5.00072603892" calcext:value-type="float">
            <text:p>-5.00072603892</text:p>
          </table:table-cell>
          <table:table-cell/>
          <table:table-cell office:value-type="float" office:value="-5.00042503692" calcext:value-type="float">
            <text:p>-5.00042503692</text:p>
          </table:table-cell>
          <table:table-cell office:value-type="float" office:value="-5.00040019992" calcext:value-type="float">
            <text:p>-5.00040019992</text:p>
          </table:table-cell>
          <table:table-cell/>
          <table:table-cell office:value-type="float" office:value="-5.00034754689" calcext:value-type="float">
            <text:p>-5.00034754689</text:p>
          </table:table-cell>
          <table:table-cell office:value-type="float" office:value="-5.00036824136" calcext:value-type="float">
            <text:p>-5.00036824136</text:p>
          </table:table-cell>
          <table:table-cell/>
          <table:table-cell office:value-type="float" office:value="-4.95162573444" calcext:value-type="float">
            <text:p>-4.95162573444</text:p>
          </table:table-cell>
          <table:table-cell office:value-type="float" office:value="-20.0003899026" calcext:value-type="float">
            <text:p>-20.0003899026</text:p>
          </table:table-cell>
          <table:table-cell office:value-type="float" office:value="-0.00101979447609" calcext:value-type="float">
            <text:p>-0.00101979447609</text:p>
          </table:table-cell>
        </table:table-row>
        <table:table-row table:style-name="ro3">
          <table:table-cell office:value-type="float" office:value="-5.00679937018" calcext:value-type="float">
            <text:p>-5.00679937018</text:p>
          </table:table-cell>
          <table:table-cell office:value-type="float" office:value="-5.00072719075" calcext:value-type="float">
            <text:p>-5.00072719075</text:p>
          </table:table-cell>
          <table:table-cell/>
          <table:table-cell office:value-type="float" office:value="-5.00042861158" calcext:value-type="float">
            <text:p>-5.00042861158</text:p>
          </table:table-cell>
          <table:table-cell office:value-type="float" office:value="-5.00040364561" calcext:value-type="float">
            <text:p>-5.00040364561</text:p>
          </table:table-cell>
          <table:table-cell/>
          <table:table-cell office:value-type="float" office:value="-5.00035165424" calcext:value-type="float">
            <text:p>-5.00035165424</text:p>
          </table:table-cell>
          <table:table-cell office:value-type="float" office:value="-5.00037268204" calcext:value-type="float">
            <text:p>-5.00037268204</text:p>
          </table:table-cell>
          <table:table-cell/>
          <table:table-cell office:value-type="float" office:value="-4.95521008827" calcext:value-type="float">
            <text:p>-4.95521008827</text:p>
          </table:table-cell>
          <table:table-cell office:value-type="float" office:value="-20.0003938524" calcext:value-type="float">
            <text:p>-20.0003938524</text:p>
          </table:table-cell>
          <table:table-cell office:value-type="float" office:value="-0.0010180856772" calcext:value-type="float">
            <text:p>-0.0010180856772</text:p>
          </table:table-cell>
        </table:table-row>
        <table:table-row table:style-name="ro3">
          <table:table-cell office:value-type="float" office:value="-5.00639569138" calcext:value-type="float">
            <text:p>-5.00639569138</text:p>
          </table:table-cell>
          <table:table-cell office:value-type="float" office:value="-5.00072873091" calcext:value-type="float">
            <text:p>-5.00072873091</text:p>
          </table:table-cell>
          <table:table-cell/>
          <table:table-cell office:value-type="float" office:value="-5.00043239792" calcext:value-type="float">
            <text:p>-5.00043239792</text:p>
          </table:table-cell>
          <table:table-cell office:value-type="float" office:value="-5.00040718945" calcext:value-type="float">
            <text:p>-5.00040718945</text:p>
          </table:table-cell>
          <table:table-cell/>
          <table:table-cell office:value-type="float" office:value="-5.00035599371" calcext:value-type="float">
            <text:p>-5.00035599371</text:p>
          </table:table-cell>
          <table:table-cell office:value-type="float" office:value="-5.00037673047" calcext:value-type="float">
            <text:p>-5.00037673047</text:p>
          </table:table-cell>
          <table:table-cell/>
          <table:table-cell office:value-type="float" office:value="-4.95924450753" calcext:value-type="float">
            <text:p>-4.95924450753</text:p>
          </table:table-cell>
          <table:table-cell office:value-type="float" office:value="-20.0003976463" calcext:value-type="float">
            <text:p>-20.0003976463</text:p>
          </table:table-cell>
          <table:table-cell office:value-type="float" office:value="-0.0010163649473" calcext:value-type="float">
            <text:p>-0.0010163649473</text:p>
          </table:table-cell>
        </table:table-row>
        <table:table-row table:style-name="ro3">
          <table:table-cell office:value-type="float" office:value="-5.00603742969" calcext:value-type="float">
            <text:p>-5.00603742969</text:p>
          </table:table-cell>
          <table:table-cell office:value-type="float" office:value="-5.00073074208" calcext:value-type="float">
            <text:p>-5.00073074208</text:p>
          </table:table-cell>
          <table:table-cell/>
          <table:table-cell office:value-type="float" office:value="-5.00043639411" calcext:value-type="float">
            <text:p>-5.00043639411</text:p>
          </table:table-cell>
          <table:table-cell office:value-type="float" office:value="-5.00041082883" calcext:value-type="float">
            <text:p>-5.00041082883</text:p>
          </table:table-cell>
          <table:table-cell/>
          <table:table-cell office:value-type="float" office:value="-5.00036036344" calcext:value-type="float">
            <text:p>-5.00036036344</text:p>
          </table:table-cell>
          <table:table-cell office:value-type="float" office:value="-5.00038100769" calcext:value-type="float">
            <text:p>-5.00038100769</text:p>
          </table:table-cell>
          <table:table-cell/>
          <table:table-cell office:value-type="float" office:value="-4.96235600098" calcext:value-type="float">
            <text:p>-4.96235600098</text:p>
          </table:table-cell>
          <table:table-cell office:value-type="float" office:value="-20.0004016637" calcext:value-type="float">
            <text:p>-20.0004016637</text:p>
          </table:table-cell>
          <table:table-cell office:value-type="float" office:value="-0.00101449232358" calcext:value-type="float">
            <text:p>-0.00101449232358</text:p>
          </table:table-cell>
        </table:table-row>
        <table:table-row table:style-name="ro3">
          <table:table-cell office:value-type="float" office:value="-5.00567967027" calcext:value-type="float">
            <text:p>-5.00567967027</text:p>
          </table:table-cell>
          <table:table-cell office:value-type="float" office:value="-5.00073307897" calcext:value-type="float">
            <text:p>-5.00073307897</text:p>
          </table:table-cell>
          <table:table-cell/>
          <table:table-cell office:value-type="float" office:value="-5.00044026812" calcext:value-type="float">
            <text:p>-5.00044026812</text:p>
          </table:table-cell>
          <table:table-cell office:value-type="float" office:value="-5.00041456082" calcext:value-type="float">
            <text:p>-5.00041456082</text:p>
          </table:table-cell>
          <table:table-cell/>
          <table:table-cell office:value-type="float" office:value="-5.00036495185" calcext:value-type="float">
            <text:p>-5.00036495185</text:p>
          </table:table-cell>
          <table:table-cell office:value-type="float" office:value="-5.00038571873" calcext:value-type="float">
            <text:p>-5.00038571873</text:p>
          </table:table-cell>
          <table:table-cell/>
          <table:table-cell office:value-type="float" office:value="-4.96462579183" calcext:value-type="float">
            <text:p>-4.96462579183</text:p>
          </table:table-cell>
          <table:table-cell office:value-type="float" office:value="-20.0004057415" calcext:value-type="float">
            <text:p>-20.0004057415</text:p>
          </table:table-cell>
          <table:table-cell office:value-type="float" office:value="-0.00101261020155" calcext:value-type="float">
            <text:p>-0.00101261020155</text:p>
          </table:table-cell>
        </table:table-row>
        <table:table-row table:style-name="ro3">
          <table:table-cell office:value-type="float" office:value="-5.0053294259" calcext:value-type="float">
            <text:p>-5.0053294259</text:p>
          </table:table-cell>
          <table:table-cell office:value-type="float" office:value="-5.00073586942" calcext:value-type="float">
            <text:p>-5.00073586942</text:p>
          </table:table-cell>
          <table:table-cell table:number-columns-repeated="2"/>
          <table:table-cell office:value-type="float" office:value="-5.00041838283" calcext:value-type="float">
            <text:p>-5.00041838283</text:p>
          </table:table-cell>
          <table:table-cell/>
          <table:table-cell office:value-type="float" office:value="-5.0003693409" calcext:value-type="float">
            <text:p>-5.0003693409</text:p>
          </table:table-cell>
          <table:table-cell office:value-type="float" office:value="-5.0003896942" calcext:value-type="float">
            <text:p>-5.0003896942</text:p>
          </table:table-cell>
          <table:table-cell/>
          <table:table-cell office:value-type="float" office:value="-4.96793427377" calcext:value-type="float">
            <text:p>-4.96793427377</text:p>
          </table:table-cell>
          <table:table-cell office:value-type="float" office:value="-20.0004098588" calcext:value-type="float">
            <text:p>-20.0004098588</text:p>
          </table:table-cell>
          <table:table-cell office:value-type="float" office:value="-0.0010106115692" calcext:value-type="float">
            <text:p>-0.0010106115692</text:p>
          </table:table-cell>
        </table:table-row>
        <table:table-row table:style-name="ro3">
          <table:table-cell office:value-type="float" office:value="-5.0050337131" calcext:value-type="float">
            <text:p>-5.0050337131</text:p>
          </table:table-cell>
          <table:table-cell office:value-type="float" office:value="-5.00073904727" calcext:value-type="float">
            <text:p>-5.00073904727</text:p>
          </table:table-cell>
          <table:table-cell table:number-columns-repeated="2"/>
          <table:table-cell office:value-type="float" office:value="-5.0004222925" calcext:value-type="float">
            <text:p>-5.0004222925</text:p>
          </table:table-cell>
          <table:table-cell/>
          <table:table-cell office:value-type="float" office:value="-5.00037331953" calcext:value-type="float">
            <text:p>-5.00037331953</text:p>
          </table:table-cell>
          <table:table-cell office:value-type="float" office:value="-5.00039406103" calcext:value-type="float">
            <text:p>-5.00039406103</text:p>
          </table:table-cell>
          <table:table-cell/>
          <table:table-cell office:value-type="float" office:value="-4.96993406416" calcext:value-type="float">
            <text:p>-4.96993406416</text:p>
          </table:table-cell>
          <table:table-cell office:value-type="float" office:value="-20.0004140189" calcext:value-type="float">
            <text:p>-20.0004140189</text:p>
          </table:table-cell>
          <table:table-cell office:value-type="float" office:value="-0.00100852596034" calcext:value-type="float">
            <text:p>-0.00100852596034</text:p>
          </table:table-cell>
        </table:table-row>
        <table:table-row table:style-name="ro3">
          <table:table-cell office:value-type="float" office:value="-5.00474320671" calcext:value-type="float">
            <text:p>-5.00474320671</text:p>
          </table:table-cell>
          <table:table-cell office:value-type="float" office:value="-5.00074248902" calcext:value-type="float">
            <text:p>-5.00074248902</text:p>
          </table:table-cell>
          <table:table-cell table:number-columns-repeated="2"/>
          <table:table-cell office:value-type="float" office:value="-5.00042641479" calcext:value-type="float">
            <text:p>-5.00042641479</text:p>
          </table:table-cell>
          <table:table-cell/>
          <table:table-cell office:value-type="float" office:value="-5.00037794588" calcext:value-type="float">
            <text:p>-5.00037794588</text:p>
          </table:table-cell>
          <table:table-cell office:value-type="float" office:value="-5.00039851032" calcext:value-type="float">
            <text:p>-5.00039851032</text:p>
          </table:table-cell>
          <table:table-cell/>
          <table:table-cell office:value-type="float" office:value="-4.97234598537" calcext:value-type="float">
            <text:p>-4.97234598537</text:p>
          </table:table-cell>
          <table:table-cell office:value-type="float" office:value="-20.0004182222" calcext:value-type="float">
            <text:p>-20.0004182222</text:p>
          </table:table-cell>
          <table:table-cell office:value-type="float" office:value="-0.001006361725" calcext:value-type="float">
            <text:p>-0.001006361725</text:p>
          </table:table-cell>
        </table:table-row>
        <table:table-row table:style-name="ro3">
          <table:table-cell office:value-type="float" office:value="-5.00445394533" calcext:value-type="float">
            <text:p>-5.00445394533</text:p>
          </table:table-cell>
          <table:table-cell office:value-type="float" office:value="-5.00074636919" calcext:value-type="float">
            <text:p>-5.00074636919</text:p>
          </table:table-cell>
          <table:table-cell table:number-columns-repeated="2"/>
          <table:table-cell office:value-type="float" office:value="-5.00043023349" calcext:value-type="float">
            <text:p>-5.00043023349</text:p>
          </table:table-cell>
          <table:table-cell/>
          <table:table-cell office:value-type="float" office:value="-5.00038222103" calcext:value-type="float">
            <text:p>-5.00038222103</text:p>
          </table:table-cell>
          <table:table-cell office:value-type="float" office:value="-5.00040279947" calcext:value-type="float">
            <text:p>-5.00040279947</text:p>
          </table:table-cell>
          <table:table-cell/>
          <table:table-cell office:value-type="float" office:value="-4.97449107921" calcext:value-type="float">
            <text:p>-4.97449107921</text:p>
          </table:table-cell>
          <table:table-cell office:value-type="float" office:value="-20.0004226583" calcext:value-type="float">
            <text:p>-20.0004226583</text:p>
          </table:table-cell>
          <table:table-cell office:value-type="float" office:value="-0.00100410985709" calcext:value-type="float">
            <text:p>-0.00100410985709</text:p>
          </table:table-cell>
        </table:table-row>
        <table:table-row table:style-name="ro3">
          <table:table-cell office:value-type="float" office:value="-5.00418364737" calcext:value-type="float">
            <text:p>-5.00418364737</text:p>
          </table:table-cell>
          <table:table-cell office:value-type="float" office:value="-5.00075050832" calcext:value-type="float">
            <text:p>-5.00075050832</text:p>
          </table:table-cell>
          <table:table-cell table:number-columns-repeated="2"/>
          <table:table-cell office:value-type="float" office:value="-5.00043453203" calcext:value-type="float">
            <text:p>-5.00043453203</text:p>
          </table:table-cell>
          <table:table-cell/>
          <table:table-cell office:value-type="float" office:value="-5.00038690633" calcext:value-type="float">
            <text:p>-5.00038690633</text:p>
          </table:table-cell>
          <table:table-cell office:value-type="float" office:value="-5.00040773593" calcext:value-type="float">
            <text:p>-5.00040773593</text:p>
          </table:table-cell>
          <table:table-cell/>
          <table:table-cell office:value-type="float" office:value="-4.97654014348" calcext:value-type="float">
            <text:p>-4.97654014348</text:p>
          </table:table-cell>
          <table:table-cell office:value-type="float" office:value="-20.0004267592" calcext:value-type="float">
            <text:p>-20.0004267592</text:p>
          </table:table-cell>
          <table:table-cell office:value-type="float" office:value="-0.0010017315751" calcext:value-type="float">
            <text:p>-0.0010017315751</text:p>
          </table:table-cell>
        </table:table-row>
        <table:table-row table:style-name="ro3">
          <table:table-cell office:value-type="float" office:value="-5.00395837099" calcext:value-type="float">
            <text:p>-5.00395837099</text:p>
          </table:table-cell>
          <table:table-cell office:value-type="float" office:value="-5.00075488546" calcext:value-type="float">
            <text:p>-5.00075488546</text:p>
          </table:table-cell>
          <table:table-cell table:number-columns-repeated="2"/>
          <table:table-cell office:value-type="float" office:value="-5.00043877412" calcext:value-type="float">
            <text:p>-5.00043877412</text:p>
          </table:table-cell>
          <table:table-cell/>
          <table:table-cell office:value-type="float" office:value="-5.00039123231" calcext:value-type="float">
            <text:p>-5.00039123231</text:p>
          </table:table-cell>
          <table:table-cell office:value-type="float" office:value="-5.00041232101" calcext:value-type="float">
            <text:p>-5.00041232101</text:p>
          </table:table-cell>
          <table:table-cell/>
          <table:table-cell office:value-type="float" office:value="-4.97842221058" calcext:value-type="float">
            <text:p>-4.97842221058</text:p>
          </table:table-cell>
          <table:table-cell office:value-type="float" office:value="-20.0004310794" calcext:value-type="float">
            <text:p>-20.0004310794</text:p>
          </table:table-cell>
          <table:table-cell office:value-type="float" office:value="-0.000999361278915" calcext:value-type="float">
            <text:p>-0.000999361278915</text:p>
          </table:table-cell>
        </table:table-row>
        <table:table-row table:style-name="ro3">
          <table:table-cell office:value-type="float" office:value="-5.00373643075" calcext:value-type="float">
            <text:p>-5.00373643075</text:p>
          </table:table-cell>
          <table:table-cell office:value-type="float" office:value="-5.00075962033" calcext:value-type="float">
            <text:p>-5.00075962033</text:p>
          </table:table-cell>
          <table:table-cell table:number-columns-repeated="2"/>
          <table:table-cell office:value-type="float" office:value="-5.00044309344" calcext:value-type="float">
            <text:p>-5.00044309344</text:p>
          </table:table-cell>
          <table:table-cell/>
          <table:table-cell office:value-type="float" office:value="-5.00039597578" calcext:value-type="float">
            <text:p>-5.00039597578</text:p>
          </table:table-cell>
          <table:table-cell office:value-type="float" office:value="-5.00041670021" calcext:value-type="float">
            <text:p>-5.00041670021</text:p>
          </table:table-cell>
          <table:table-cell/>
          <table:table-cell office:value-type="float" office:value="-4.9804672973" calcext:value-type="float">
            <text:p>-4.9804672973</text:p>
          </table:table-cell>
          <table:table-cell office:value-type="float" office:value="-20.0004356628" calcext:value-type="float">
            <text:p>-20.0004356628</text:p>
          </table:table-cell>
          <table:table-cell office:value-type="float" office:value="-0.000996812080734" calcext:value-type="float">
            <text:p>-0.000996812080734</text:p>
          </table:table-cell>
        </table:table-row>
        <table:table-row table:style-name="ro3">
          <table:table-cell office:value-type="float" office:value="-5.00353855424" calcext:value-type="float">
            <text:p>-5.00353855424</text:p>
          </table:table-cell>
          <table:table-cell office:value-type="float" office:value="-5.0007648433" calcext:value-type="float">
            <text:p>-5.0007648433</text:p>
          </table:table-cell>
          <table:table-cell table:number-columns-repeated="2"/>
          <table:table-cell office:value-type="float" office:value="-5.00044749108" calcext:value-type="float">
            <text:p>-5.00044749108</text:p>
          </table:table-cell>
          <table:table-cell/>
          <table:table-cell office:value-type="float" office:value="-5.00040056773" calcext:value-type="float">
            <text:p>-5.00040056773</text:p>
          </table:table-cell>
          <table:table-cell office:value-type="float" office:value="-5.00042117857" calcext:value-type="float">
            <text:p>-5.00042117857</text:p>
          </table:table-cell>
          <table:table-cell/>
          <table:table-cell office:value-type="float" office:value="-4.9817800377" calcext:value-type="float">
            <text:p>-4.9817800377</text:p>
          </table:table-cell>
          <table:table-cell office:value-type="float" office:value="-20.0004398986" calcext:value-type="float">
            <text:p>-20.0004398986</text:p>
          </table:table-cell>
          <table:table-cell office:value-type="float" office:value="-0.000994226751821" calcext:value-type="float">
            <text:p>-0.000994226751821</text:p>
          </table:table-cell>
        </table:table-row>
        <table:table-row table:style-name="ro3">
          <table:table-cell office:value-type="float" office:value="-5.00334301771" calcext:value-type="float">
            <text:p>-5.00334301771</text:p>
          </table:table-cell>
          <table:table-cell office:value-type="float" office:value="-5.00077002433" calcext:value-type="float">
            <text:p>-5.00077002433</text:p>
          </table:table-cell>
          <table:table-cell table:number-columns-repeated="2"/>
          <table:table-cell office:value-type="float" office:value="-5.00045196556" calcext:value-type="float">
            <text:p>-5.00045196556</text:p>
          </table:table-cell>
          <table:table-cell/>
          <table:table-cell office:value-type="float" office:value="-5.00040517408" calcext:value-type="float">
            <text:p>-5.00040517408</text:p>
          </table:table-cell>
          <table:table-cell office:value-type="float" office:value="-5.00042609191" calcext:value-type="float">
            <text:p>-5.00042609191</text:p>
          </table:table-cell>
          <table:table-cell/>
          <table:table-cell office:value-type="float" office:value="-4.98322286904" calcext:value-type="float">
            <text:p>-4.98322286904</text:p>
          </table:table-cell>
          <table:table-cell office:value-type="float" office:value="-20.0004443612" calcext:value-type="float">
            <text:p>-20.0004443612</text:p>
          </table:table-cell>
          <table:table-cell office:value-type="float" office:value="-0.000991558909588" calcext:value-type="float">
            <text:p>-0.000991558909588</text:p>
          </table:table-cell>
        </table:table-row>
        <table:table-row table:style-name="ro3">
          <table:table-cell office:value-type="float" office:value="-5.00315717055" calcext:value-type="float">
            <text:p>-5.00315717055</text:p>
          </table:table-cell>
          <table:table-cell office:value-type="float" office:value="-5.00077557735" calcext:value-type="float">
            <text:p>-5.00077557735</text:p>
          </table:table-cell>
          <table:table-cell table:number-columns-repeated="2"/>
          <table:table-cell office:value-type="float" office:value="-5.00045667221" calcext:value-type="float">
            <text:p>-5.00045667221</text:p>
          </table:table-cell>
          <table:table-cell/>
          <table:table-cell office:value-type="float" office:value="-5.00040984946" calcext:value-type="float">
            <text:p>-5.00040984946</text:p>
          </table:table-cell>
          <table:table-cell office:value-type="float" office:value="-5.00043084676" calcext:value-type="float">
            <text:p>-5.00043084676</text:p>
          </table:table-cell>
          <table:table-cell/>
          <table:table-cell office:value-type="float" office:value="-4.98460275911" calcext:value-type="float">
            <text:p>-4.98460275911</text:p>
          </table:table-cell>
          <table:table-cell office:value-type="float" office:value="-20.0004489233" calcext:value-type="float">
            <text:p>-20.0004489233</text:p>
          </table:table-cell>
          <table:table-cell office:value-type="float" office:value="-0.000988809432682" calcext:value-type="float">
            <text:p>-0.000988809432682</text:p>
          </table:table-cell>
        </table:table-row>
        <table:table-row table:style-name="ro3">
          <table:table-cell office:value-type="float" office:value="-5.00298477496" calcext:value-type="float">
            <text:p>-5.00298477496</text:p>
          </table:table-cell>
          <table:table-cell office:value-type="float" office:value="-5.00078110518" calcext:value-type="float">
            <text:p>-5.00078110518</text:p>
          </table:table-cell>
          <table:table-cell table:number-columns-repeated="2"/>
          <table:table-cell office:value-type="float" office:value="-5.00046113991" calcext:value-type="float">
            <text:p>-5.00046113991</text:p>
          </table:table-cell>
          <table:table-cell/>
          <table:table-cell office:value-type="float" office:value="-5.00041472334" calcext:value-type="float">
            <text:p>-5.00041472334</text:p>
          </table:table-cell>
          <table:table-cell office:value-type="float" office:value="-5.00043564938" calcext:value-type="float">
            <text:p>-5.00043564938</text:p>
          </table:table-cell>
          <table:table-cell/>
          <table:table-cell office:value-type="float" office:value="-4.9858636684" calcext:value-type="float">
            <text:p>-4.9858636684</text:p>
          </table:table-cell>
          <table:table-cell office:value-type="float" office:value="-20.0004532787" calcext:value-type="float">
            <text:p>-20.0004532787</text:p>
          </table:table-cell>
          <table:table-cell office:value-type="float" office:value="-0.000986031858099" calcext:value-type="float">
            <text:p>-0.000986031858099</text:p>
          </table:table-cell>
        </table:table-row>
        <table:table-row table:style-name="ro3">
          <table:table-cell office:value-type="float" office:value="-5.00282476916" calcext:value-type="float">
            <text:p>-5.00282476916</text:p>
          </table:table-cell>
          <table:table-cell office:value-type="float" office:value="-5.00078729198" calcext:value-type="float">
            <text:p>-5.00078729198</text:p>
          </table:table-cell>
          <table:table-cell table:number-columns-repeated="2"/>
          <table:table-cell office:value-type="float" office:value="-5.00046566808" calcext:value-type="float">
            <text:p>-5.00046566808</text:p>
          </table:table-cell>
          <table:table-cell/>
          <table:table-cell office:value-type="float" office:value="-5.0004192502" calcext:value-type="float">
            <text:p>-5.0004192502</text:p>
          </table:table-cell>
          <table:table-cell office:value-type="float" office:value="-5.0004405295" calcext:value-type="float">
            <text:p>-5.0004405295</text:p>
          </table:table-cell>
          <table:table-cell/>
          <table:table-cell office:value-type="float" office:value="-4.98702599198" calcext:value-type="float">
            <text:p>-4.98702599198</text:p>
          </table:table-cell>
          <table:table-cell office:value-type="float" office:value="-20.0004581415" calcext:value-type="float">
            <text:p>-20.0004581415</text:p>
          </table:table-cell>
          <table:table-cell office:value-type="float" office:value="-0.000983120955835" calcext:value-type="float">
            <text:p>-0.000983120955835</text:p>
          </table:table-cell>
        </table:table-row>
        <table:table-row table:style-name="ro3">
          <table:table-cell office:value-type="float" office:value="-5.00266582038" calcext:value-type="float">
            <text:p>-5.00266582038</text:p>
          </table:table-cell>
          <table:table-cell office:value-type="float" office:value="-5.00079357513" calcext:value-type="float">
            <text:p>-5.00079357513</text:p>
          </table:table-cell>
          <table:table-cell table:number-columns-repeated="2"/>
          <table:table-cell office:value-type="float" office:value="-5.0004704439" calcext:value-type="float">
            <text:p>-5.0004704439</text:p>
          </table:table-cell>
          <table:table-cell/>
          <table:table-cell office:value-type="float" office:value="-5.00042380231" calcext:value-type="float">
            <text:p>-5.00042380231</text:p>
          </table:table-cell>
          <table:table-cell office:value-type="float" office:value="-5.00044562564" calcext:value-type="float">
            <text:p>-5.00044562564</text:p>
          </table:table-cell>
          <table:table-cell/>
          <table:table-cell office:value-type="float" office:value="-4.98809565764" calcext:value-type="float">
            <text:p>-4.98809565764</text:p>
          </table:table-cell>
          <table:table-cell office:value-type="float" office:value="-20.000462844" calcext:value-type="float">
            <text:p>-20.000462844</text:p>
          </table:table-cell>
          <table:table-cell office:value-type="float" office:value="-0.000980122139877" calcext:value-type="float">
            <text:p>-0.000980122139877</text:p>
          </table:table-cell>
        </table:table-row>
        <table:table-row table:style-name="ro3">
          <table:table-cell/>
          <table:table-cell office:value-type="float" office:value="-5.00080008158" calcext:value-type="float">
            <text:p>-5.00080008158</text:p>
          </table:table-cell>
          <table:table-cell table:number-columns-repeated="2"/>
          <table:table-cell office:value-type="float" office:value="-5.00047530067" calcext:value-type="float">
            <text:p>-5.00047530067</text:p>
          </table:table-cell>
          <table:table-cell/>
          <table:table-cell office:value-type="float" office:value="-5.00042886166" calcext:value-type="float">
            <text:p>-5.00042886166</text:p>
          </table:table-cell>
          <table:table-cell office:value-type="float" office:value="-5.00045079715" calcext:value-type="float">
            <text:p>-5.00045079715</text:p>
          </table:table-cell>
          <table:table-cell/>
          <table:table-cell office:value-type="float" office:value="-4.98907970631" calcext:value-type="float">
            <text:p>-4.98907970631</text:p>
          </table:table-cell>
          <table:table-cell office:value-type="float" office:value="-20.0004673367" calcext:value-type="float">
            <text:p>-20.0004673367</text:p>
          </table:table-cell>
          <table:table-cell office:value-type="float" office:value="-0.000976985591709" calcext:value-type="float">
            <text:p>-0.000976985591709</text:p>
          </table:table-cell>
        </table:table-row>
        <table:table-row table:style-name="ro3">
          <table:table-cell/>
          <table:table-cell office:value-type="float" office:value="-5.00080717338" calcext:value-type="float">
            <text:p>-5.00080717338</text:p>
          </table:table-cell>
          <table:table-cell table:number-columns-repeated="2"/>
          <table:table-cell office:value-type="float" office:value="-5.00048057584" calcext:value-type="float">
            <text:p>-5.00048057584</text:p>
          </table:table-cell>
          <table:table-cell/>
          <table:table-cell office:value-type="float" office:value="-5.00043372648" calcext:value-type="float">
            <text:p>-5.00043372648</text:p>
          </table:table-cell>
          <table:table-cell office:value-type="float" office:value="-5.00045538119" calcext:value-type="float">
            <text:p>-5.00045538119</text:p>
          </table:table-cell>
          <table:table-cell/>
          <table:table-cell office:value-type="float" office:value="-4.99013655597" calcext:value-type="float">
            <text:p>-4.99013655597</text:p>
          </table:table-cell>
          <table:table-cell office:value-type="float" office:value="-20.0004721444" calcext:value-type="float">
            <text:p>-20.0004721444</text:p>
          </table:table-cell>
          <table:table-cell office:value-type="float" office:value="-0.000973822855455" calcext:value-type="float">
            <text:p>-0.000973822855455</text:p>
          </table:table-cell>
        </table:table-row>
        <table:table-row table:style-name="ro3">
          <table:table-cell/>
          <table:table-cell office:value-type="float" office:value="-5.00081393718" calcext:value-type="float">
            <text:p>-5.00081393718</text:p>
          </table:table-cell>
          <table:table-cell table:number-columns-repeated="2"/>
          <table:table-cell office:value-type="float" office:value="-5.00048540023" calcext:value-type="float">
            <text:p>-5.00048540023</text:p>
          </table:table-cell>
          <table:table-cell/>
          <table:table-cell office:value-type="float" office:value="-5.00043885108" calcext:value-type="float">
            <text:p>-5.00043885108</text:p>
          </table:table-cell>
          <table:table-cell office:value-type="float" office:value="-5.00046043057" calcext:value-type="float">
            <text:p>-5.00046043057</text:p>
          </table:table-cell>
          <table:table-cell/>
          <table:table-cell office:value-type="float" office:value="-4.99082167435" calcext:value-type="float">
            <text:p>-4.99082167435</text:p>
          </table:table-cell>
          <table:table-cell office:value-type="float" office:value="-20.0004769689" calcext:value-type="float">
            <text:p>-20.0004769689</text:p>
          </table:table-cell>
          <table:table-cell office:value-type="float" office:value="-0.000970586287776" calcext:value-type="float">
            <text:p>-0.000970586287776</text:p>
          </table:table-cell>
        </table:table-row>
        <table:table-row table:style-name="ro3">
          <table:table-cell/>
          <table:table-cell office:value-type="float" office:value="-5.00082108379" calcext:value-type="float">
            <text:p>-5.00082108379</text:p>
          </table:table-cell>
          <table:table-cell table:number-columns-repeated="2"/>
          <table:table-cell office:value-type="float" office:value="-5.00049045167" calcext:value-type="float">
            <text:p>-5.00049045167</text:p>
          </table:table-cell>
          <table:table-cell/>
          <table:table-cell office:value-type="float" office:value="-5.00044339588" calcext:value-type="float">
            <text:p>-5.00044339588</text:p>
          </table:table-cell>
          <table:table-cell office:value-type="float" office:value="-5.00046557841" calcext:value-type="float">
            <text:p>-5.00046557841</text:p>
          </table:table-cell>
          <table:table-cell/>
          <table:table-cell office:value-type="float" office:value="-4.99156704675" calcext:value-type="float">
            <text:p>-4.99156704675</text:p>
          </table:table-cell>
          <table:table-cell office:value-type="float" office:value="-20.0004821122" calcext:value-type="float">
            <text:p>-20.0004821122</text:p>
          </table:table-cell>
          <table:table-cell office:value-type="float" office:value="-0.000967266579288" calcext:value-type="float">
            <text:p>-0.000967266579288</text:p>
          </table:table-cell>
        </table:table-row>
        <table:table-row table:style-name="ro3">
          <table:table-cell/>
          <table:table-cell office:value-type="float" office:value="-5.00082844612" calcext:value-type="float">
            <text:p>-5.00082844612</text:p>
          </table:table-cell>
          <table:table-cell table:number-columns-repeated="2"/>
          <table:table-cell office:value-type="float" office:value="-5.00049559352" calcext:value-type="float">
            <text:p>-5.00049559352</text:p>
          </table:table-cell>
          <table:table-cell/>
          <table:table-cell office:value-type="float" office:value="-5.00044860904" calcext:value-type="float">
            <text:p>-5.00044860904</text:p>
          </table:table-cell>
          <table:table-cell office:value-type="float" office:value="-5.0004709924" calcext:value-type="float">
            <text:p>-5.0004709924</text:p>
          </table:table-cell>
          <table:table-cell/>
          <table:table-cell office:value-type="float" office:value="-4.99230115787" calcext:value-type="float">
            <text:p>-4.99230115787</text:p>
          </table:table-cell>
          <table:table-cell office:value-type="float" office:value="-20.0004870356" calcext:value-type="float">
            <text:p>-20.0004870356</text:p>
          </table:table-cell>
          <table:table-cell office:value-type="float" office:value="-0.00096386889561" calcext:value-type="float">
            <text:p>-0.00096386889561</text:p>
          </table:table-cell>
        </table:table-row>
        <table:table-row table:style-name="ro3">
          <table:table-cell/>
          <table:table-cell office:value-type="float" office:value="-5.00083579044" calcext:value-type="float">
            <text:p>-5.00083579044</text:p>
          </table:table-cell>
          <table:table-cell table:number-columns-repeated="2"/>
          <table:table-cell office:value-type="float" office:value="-5.00050080502" calcext:value-type="float">
            <text:p>-5.00050080502</text:p>
          </table:table-cell>
          <table:table-cell/>
          <table:table-cell office:value-type="float" office:value="-5.0004539401" calcext:value-type="float">
            <text:p>-5.0004539401</text:p>
          </table:table-cell>
          <table:table-cell office:value-type="float" office:value="-5.00047581659" calcext:value-type="float">
            <text:p>-5.00047581659</text:p>
          </table:table-cell>
          <table:table-cell/>
          <table:table-cell office:value-type="float" office:value="-4.99292797027" calcext:value-type="float">
            <text:p>-4.99292797027</text:p>
          </table:table-cell>
          <table:table-cell office:value-type="float" office:value="-20.0004924615" calcext:value-type="float">
            <text:p>-20.0004924615</text:p>
          </table:table-cell>
          <table:table-cell office:value-type="float" office:value="-0.000960395459659" calcext:value-type="float">
            <text:p>-0.000960395459659</text:p>
          </table:table-cell>
        </table:table-row>
        <table:table-row table:style-name="ro3">
          <table:table-cell/>
          <table:table-cell office:value-type="float" office:value="-5.00084355717" calcext:value-type="float">
            <text:p>-5.00084355717</text:p>
          </table:table-cell>
          <table:table-cell table:number-columns-repeated="2"/>
          <table:table-cell office:value-type="float" office:value="-5.00050590135" calcext:value-type="float">
            <text:p>-5.00050590135</text:p>
          </table:table-cell>
          <table:table-cell/>
          <table:table-cell office:value-type="float" office:value="-5.00045904031" calcext:value-type="float">
            <text:p>-5.00045904031</text:p>
          </table:table-cell>
          <table:table-cell office:value-type="float" office:value="-5.00048136489" calcext:value-type="float">
            <text:p>-5.00048136489</text:p>
          </table:table-cell>
          <table:table-cell/>
          <table:table-cell office:value-type="float" office:value="-4.99352517589" calcext:value-type="float">
            <text:p>-4.99352517589</text:p>
          </table:table-cell>
          <table:table-cell office:value-type="float" office:value="-20.0004970536" calcext:value-type="float">
            <text:p>-20.0004970536</text:p>
          </table:table-cell>
          <table:table-cell office:value-type="float" office:value="-0.000956913499717" calcext:value-type="float">
            <text:p>-0.000956913499717</text:p>
          </table:table-cell>
        </table:table-row>
        <table:table-row table:style-name="ro3">
          <table:table-cell/>
          <table:table-cell office:value-type="float" office:value="-5.00085174843" calcext:value-type="float">
            <text:p>-5.00085174843</text:p>
          </table:table-cell>
          <table:table-cell table:number-columns-repeated="2"/>
          <table:table-cell office:value-type="float" office:value="-5.00051145034" calcext:value-type="float">
            <text:p>-5.00051145034</text:p>
          </table:table-cell>
          <table:table-cell/>
          <table:table-cell office:value-type="float" office:value="-5.00046420812" calcext:value-type="float">
            <text:p>-5.00046420812</text:p>
          </table:table-cell>
          <table:table-cell office:value-type="float" office:value="-5.00048674863" calcext:value-type="float">
            <text:p>-5.00048674863</text:p>
          </table:table-cell>
          <table:table-cell/>
          <table:table-cell office:value-type="float" office:value="-4.99406964635" calcext:value-type="float">
            <text:p>-4.99406964635</text:p>
          </table:table-cell>
          <table:table-cell office:value-type="float" office:value="-20.0005023361" calcext:value-type="float">
            <text:p>-20.0005023361</text:p>
          </table:table-cell>
          <table:table-cell office:value-type="float" office:value="-0.000953291403741" calcext:value-type="float">
            <text:p>-0.000953291403741</text:p>
          </table:table-cell>
        </table:table-row>
        <table:table-row table:style-name="ro3">
          <table:table-cell/>
          <table:table-cell office:value-type="float" office:value="-5.00085964307" calcext:value-type="float">
            <text:p>-5.00085964307</text:p>
          </table:table-cell>
          <table:table-cell table:number-columns-repeated="2"/>
          <table:table-cell office:value-type="float" office:value="-5.00051669822" calcext:value-type="float">
            <text:p>-5.00051669822</text:p>
          </table:table-cell>
          <table:table-cell/>
          <table:table-cell office:value-type="float" office:value="-5.00046921664" calcext:value-type="float">
            <text:p>-5.00046921664</text:p>
          </table:table-cell>
          <table:table-cell office:value-type="float" office:value="-5.00049219145" calcext:value-type="float">
            <text:p>-5.00049219145</text:p>
          </table:table-cell>
          <table:table-cell/>
          <table:table-cell office:value-type="float" office:value="-4.99465294597" calcext:value-type="float">
            <text:p>-4.99465294597</text:p>
          </table:table-cell>
          <table:table-cell office:value-type="float" office:value="-20.0005072765" calcext:value-type="float">
            <text:p>-20.0005072765</text:p>
          </table:table-cell>
          <table:table-cell office:value-type="float" office:value="-0.000949587739935" calcext:value-type="float">
            <text:p>-0.000949587739935</text:p>
          </table:table-cell>
        </table:table-row>
        <table:table-row table:style-name="ro3">
          <table:table-cell/>
          <table:table-cell office:value-type="float" office:value="-5.00086820722" calcext:value-type="float">
            <text:p>-5.00086820722</text:p>
          </table:table-cell>
          <table:table-cell table:number-columns-repeated="2"/>
          <table:table-cell office:value-type="float" office:value="-5.00052239627" calcext:value-type="float">
            <text:p>-5.00052239627</text:p>
          </table:table-cell>
          <table:table-cell/>
          <table:table-cell office:value-type="float" office:value="-5.0004742851" calcext:value-type="float">
            <text:p>-5.0004742851</text:p>
          </table:table-cell>
          <table:table-cell office:value-type="float" office:value="-5.00049769984" calcext:value-type="float">
            <text:p>-5.00049769984</text:p>
          </table:table-cell>
          <table:table-cell/>
          <table:table-cell office:value-type="float" office:value="-4.99510745335" calcext:value-type="float">
            <text:p>-4.99510745335</text:p>
          </table:table-cell>
          <table:table-cell office:value-type="float" office:value="-20.0005122486" calcext:value-type="float">
            <text:p>-20.0005122486</text:p>
          </table:table-cell>
          <table:table-cell office:value-type="float" office:value="-0.000945741536206" calcext:value-type="float">
            <text:p>-0.000945741536206</text:p>
          </table:table-cell>
        </table:table-row>
        <table:table-row table:style-name="ro3">
          <table:table-cell/>
          <table:table-cell office:value-type="float" office:value="-5.00087674196" calcext:value-type="float">
            <text:p>-5.00087674196</text:p>
          </table:table-cell>
          <table:table-cell table:number-columns-repeated="2"/>
          <table:table-cell office:value-type="float" office:value="-5.0005279863" calcext:value-type="float">
            <text:p>-5.0005279863</text:p>
          </table:table-cell>
          <table:table-cell/>
          <table:table-cell office:value-type="float" office:value="-5.00048012639" calcext:value-type="float">
            <text:p>-5.00048012639</text:p>
          </table:table-cell>
          <table:table-cell office:value-type="float" office:value="-5.00050327398" calcext:value-type="float">
            <text:p>-5.00050327398</text:p>
          </table:table-cell>
          <table:table-cell/>
          <table:table-cell office:value-type="float" office:value="-4.99544638152" calcext:value-type="float">
            <text:p>-4.99544638152</text:p>
          </table:table-cell>
          <table:table-cell/>
          <table:table-cell office:value-type="float" office:value="-0.000941891228761" calcext:value-type="float">
            <text:p>-0.000941891228761</text:p>
          </table:table-cell>
        </table:table-row>
        <table:table-row table:style-name="ro3">
          <table:table-cell/>
          <table:table-cell office:value-type="float" office:value="-5.00088540952" calcext:value-type="float">
            <text:p>-5.00088540952</text:p>
          </table:table-cell>
          <table:table-cell table:number-columns-repeated="2"/>
          <table:table-cell office:value-type="float" office:value="-5.00053363472" calcext:value-type="float">
            <text:p>-5.00053363472</text:p>
          </table:table-cell>
          <table:table-cell/>
          <table:table-cell office:value-type="float" office:value="-5.00048531928" calcext:value-type="float">
            <text:p>-5.00048531928</text:p>
          </table:table-cell>
          <table:table-cell office:value-type="float" office:value="-5.00050891509" calcext:value-type="float">
            <text:p>-5.00050891509</text:p>
          </table:table-cell>
          <table:table-cell/>
          <table:table-cell office:value-type="float" office:value="-4.99582775149" calcext:value-type="float">
            <text:p>-4.99582775149</text:p>
          </table:table-cell>
          <table:table-cell/>
          <table:table-cell office:value-type="float" office:value="-0.00093805587702" calcext:value-type="float">
            <text:p>-0.00093805587702</text:p>
          </table:table-cell>
        </table:table-row>
        <table:table-row table:style-name="ro3">
          <table:table-cell/>
          <table:table-cell office:value-type="float" office:value="-5.0008945459" calcext:value-type="float">
            <text:p>-5.0008945459</text:p>
          </table:table-cell>
          <table:table-cell table:number-columns-repeated="2"/>
          <table:table-cell office:value-type="float" office:value="-5.00053936158" calcext:value-type="float">
            <text:p>-5.00053936158</text:p>
          </table:table-cell>
          <table:table-cell/>
          <table:table-cell office:value-type="float" office:value="-5.00049055873" calcext:value-type="float">
            <text:p>-5.00049055873</text:p>
          </table:table-cell>
          <table:table-cell office:value-type="float" office:value="-5.00051488599" calcext:value-type="float">
            <text:p>-5.00051488599</text:p>
          </table:table-cell>
          <table:table-cell/>
          <table:table-cell office:value-type="float" office:value="-4.99624572638" calcext:value-type="float">
            <text:p>-4.99624572638</text:p>
          </table:table-cell>
          <table:table-cell/>
          <table:table-cell office:value-type="float" office:value="-0.000933992787836" calcext:value-type="float">
            <text:p>-0.000933992787836</text:p>
          </table:table-cell>
        </table:table-row>
        <table:table-row table:style-name="ro3">
          <table:table-cell/>
          <table:table-cell office:value-type="float" office:value="-5.00090303756" calcext:value-type="float">
            <text:p>-5.00090303756</text:p>
          </table:table-cell>
          <table:table-cell table:number-columns-repeated="2"/>
          <table:table-cell office:value-type="float" office:value="-5.00054495363" calcext:value-type="float">
            <text:p>-5.00054495363</text:p>
          </table:table-cell>
          <table:table-cell/>
          <table:table-cell office:value-type="float" office:value="-5.00049611344" calcext:value-type="float">
            <text:p>-5.00049611344</text:p>
          </table:table-cell>
          <table:table-cell office:value-type="float" office:value="-5.00052016992" calcext:value-type="float">
            <text:p>-5.00052016992</text:p>
          </table:table-cell>
          <table:table-cell/>
          <table:table-cell office:value-type="float" office:value="-4.99651675669" calcext:value-type="float">
            <text:p>-4.99651675669</text:p>
          </table:table-cell>
          <table:table-cell/>
          <table:table-cell office:value-type="float" office:value="-0.000930017287624" calcext:value-type="float">
            <text:p>-0.000930017287624</text:p>
          </table:table-cell>
        </table:table-row>
        <table:table-row table:style-name="ro3">
          <table:table-cell/>
          <table:table-cell office:value-type="float" office:value="-5.0009122292" calcext:value-type="float">
            <text:p>-5.0009122292</text:p>
          </table:table-cell>
          <table:table-cell table:number-columns-repeated="2"/>
          <table:table-cell office:value-type="float" office:value="-5.00055082971" calcext:value-type="float">
            <text:p>-5.00055082971</text:p>
          </table:table-cell>
          <table:table-cell/>
          <table:table-cell office:value-type="float" office:value="-5.00050244753" calcext:value-type="float">
            <text:p>-5.00050244753</text:p>
          </table:table-cell>
          <table:table-cell office:value-type="float" office:value="-5.00052627153" calcext:value-type="float">
            <text:p>-5.00052627153</text:p>
          </table:table-cell>
          <table:table-cell/>
          <table:table-cell office:value-type="float" office:value="-4.99681035101" calcext:value-type="float">
            <text:p>-4.99681035101</text:p>
          </table:table-cell>
          <table:table-cell/>
          <table:table-cell office:value-type="float" office:value="-0.000925904231799" calcext:value-type="float">
            <text:p>-0.000925904231799</text:p>
          </table:table-cell>
        </table:table-row>
        <table:table-row table:style-name="ro3">
          <table:table-cell/>
          <table:table-cell office:value-type="float" office:value="-5.00092162873" calcext:value-type="float">
            <text:p>-5.00092162873</text:p>
          </table:table-cell>
          <table:table-cell table:number-columns-repeated="2"/>
          <table:table-cell office:value-type="float" office:value="-5.00055703472" calcext:value-type="float">
            <text:p>-5.00055703472</text:p>
          </table:table-cell>
          <table:table-cell/>
          <table:table-cell office:value-type="float" office:value="-5.00050743169" calcext:value-type="float">
            <text:p>-5.00050743169</text:p>
          </table:table-cell>
          <table:table-cell office:value-type="float" office:value="-5.00053219249" calcext:value-type="float">
            <text:p>-5.00053219249</text:p>
          </table:table-cell>
          <table:table-cell/>
          <table:table-cell office:value-type="float" office:value="-4.99708910459" calcext:value-type="float">
            <text:p>-4.99708910459</text:p>
          </table:table-cell>
          <table:table-cell/>
          <table:table-cell office:value-type="float" office:value="-0.000921719034512" calcext:value-type="float">
            <text:p>-0.000921719034512</text:p>
          </table:table-cell>
        </table:table-row>
        <table:table-row table:style-name="ro3">
          <table:table-cell/>
          <table:table-cell office:value-type="float" office:value="-5.00093062841" calcext:value-type="float">
            <text:p>-5.00093062841</text:p>
          </table:table-cell>
          <table:table-cell table:number-columns-repeated="2"/>
          <table:table-cell office:value-type="float" office:value="-5.00056305959" calcext:value-type="float">
            <text:p>-5.00056305959</text:p>
          </table:table-cell>
          <table:table-cell/>
          <table:table-cell office:value-type="float" office:value="-5.00051339627" calcext:value-type="float">
            <text:p>-5.00051339627</text:p>
          </table:table-cell>
          <table:table-cell office:value-type="float" office:value="-5.00053821114" calcext:value-type="float">
            <text:p>-5.00053821114</text:p>
          </table:table-cell>
          <table:table-cell/>
          <table:table-cell office:value-type="float" office:value="-4.9973428926" calcext:value-type="float">
            <text:p>-4.9973428926</text:p>
          </table:table-cell>
          <table:table-cell/>
          <table:table-cell office:value-type="float" office:value="-0.00091747571963" calcext:value-type="float">
            <text:p>-0.00091747571963</text:p>
          </table:table-cell>
        </table:table-row>
        <table:table-row table:style-name="ro3">
          <table:table-cell/>
          <table:table-cell office:value-type="float" office:value="-5.00094093811" calcext:value-type="float">
            <text:p>-5.00094093811</text:p>
          </table:table-cell>
          <table:table-cell table:number-columns-repeated="2"/>
          <table:table-cell office:value-type="float" office:value="-5.00056894437" calcext:value-type="float">
            <text:p>-5.00056894437</text:p>
          </table:table-cell>
          <table:table-cell/>
          <table:table-cell office:value-type="float" office:value="-5.0005192188" calcext:value-type="float">
            <text:p>-5.0005192188</text:p>
          </table:table-cell>
          <table:table-cell office:value-type="float" office:value="-5.00054425397" calcext:value-type="float">
            <text:p>-5.00054425397</text:p>
          </table:table-cell>
          <table:table-cell/>
          <table:table-cell office:value-type="float" office:value="-4.99757599652" calcext:value-type="float">
            <text:p>-4.99757599652</text:p>
          </table:table-cell>
          <table:table-cell/>
          <table:table-cell office:value-type="float" office:value="-0.000913173850311" calcext:value-type="float">
            <text:p>-0.000913173850311</text:p>
          </table:table-cell>
        </table:table-row>
        <table:table-row table:style-name="ro3">
          <table:table-cell/>
          <table:table-cell office:value-type="float" office:value="-5.00095025681" calcext:value-type="float">
            <text:p>-5.00095025681</text:p>
          </table:table-cell>
          <table:table-cell table:number-columns-repeated="2"/>
          <table:table-cell office:value-type="float" office:value="-5.00057537643" calcext:value-type="float">
            <text:p>-5.00057537643</text:p>
          </table:table-cell>
          <table:table-cell/>
          <table:table-cell office:value-type="float" office:value="-5.00052510133" calcext:value-type="float">
            <text:p>-5.00052510133</text:p>
          </table:table-cell>
          <table:table-cell office:value-type="float" office:value="-5.00055039732" calcext:value-type="float">
            <text:p>-5.00055039732</text:p>
          </table:table-cell>
          <table:table-cell/>
          <table:table-cell office:value-type="float" office:value="-4.99779713392" calcext:value-type="float">
            <text:p>-4.99779713392</text:p>
          </table:table-cell>
          <table:table-cell/>
          <table:table-cell office:value-type="float" office:value="-0.000908808091902" calcext:value-type="float">
            <text:p>-0.000908808091902</text:p>
          </table:table-cell>
        </table:table-row>
        <table:table-row table:style-name="ro3">
          <table:table-cell/>
          <table:table-cell office:value-type="float" office:value="-5.00096094137" calcext:value-type="float">
            <text:p>-5.00096094137</text:p>
          </table:table-cell>
          <table:table-cell table:number-columns-repeated="2"/>
          <table:table-cell office:value-type="float" office:value="-5.00058163901" calcext:value-type="float">
            <text:p>-5.00058163901</text:p>
          </table:table-cell>
          <table:table-cell/>
          <table:table-cell office:value-type="float" office:value="-5.00053157648" calcext:value-type="float">
            <text:p>-5.00053157648</text:p>
          </table:table-cell>
          <table:table-cell office:value-type="float" office:value="-5.00055712568" calcext:value-type="float">
            <text:p>-5.00055712568</text:p>
          </table:table-cell>
          <table:table-cell/>
          <table:table-cell office:value-type="float" office:value="-4.99798747571" calcext:value-type="float">
            <text:p>-4.99798747571</text:p>
          </table:table-cell>
          <table:table-cell/>
          <table:table-cell office:value-type="float" office:value="-0.000904391111957" calcext:value-type="float">
            <text:p>-0.000904391111957</text:p>
          </table:table-cell>
        </table:table-row>
        <table:table-row table:style-name="ro3">
          <table:table-cell/>
          <table:table-cell office:value-type="float" office:value="-5.00097121315" calcext:value-type="float">
            <text:p>-5.00097121315</text:p>
          </table:table-cell>
          <table:table-cell table:number-columns-repeated="2"/>
          <table:table-cell office:value-type="float" office:value="-5.00058798249" calcext:value-type="float">
            <text:p>-5.00058798249</text:p>
          </table:table-cell>
          <table:table-cell/>
          <table:table-cell office:value-type="float" office:value="-5.00053733181" calcext:value-type="float">
            <text:p>-5.00053733181</text:p>
          </table:table-cell>
          <table:table-cell office:value-type="float" office:value="-5.00056315461" calcext:value-type="float">
            <text:p>-5.00056315461</text:p>
          </table:table-cell>
          <table:table-cell/>
          <table:table-cell office:value-type="float" office:value="-4.99817440917" calcext:value-type="float">
            <text:p>-4.99817440917</text:p>
          </table:table-cell>
          <table:table-cell/>
          <table:table-cell office:value-type="float" office:value="-0.000899826557323" calcext:value-type="float">
            <text:p>-0.000899826557323</text:p>
          </table:table-cell>
        </table:table-row>
        <table:table-row table:style-name="ro3">
          <table:table-cell/>
          <table:table-cell office:value-type="float" office:value="-5.00098161475" calcext:value-type="float">
            <text:p>-5.00098161475</text:p>
          </table:table-cell>
          <table:table-cell table:number-columns-repeated="2"/>
          <table:table-cell office:value-type="float" office:value="-5.00059443223" calcext:value-type="float">
            <text:p>-5.00059443223</text:p>
          </table:table-cell>
          <table:table-cell/>
          <table:table-cell office:value-type="float" office:value="-5.00054314983" calcext:value-type="float">
            <text:p>-5.00054314983</text:p>
          </table:table-cell>
          <table:table-cell office:value-type="float" office:value="-5.00056922931" calcext:value-type="float">
            <text:p>-5.00056922931</text:p>
          </table:table-cell>
          <table:table-cell/>
          <table:table-cell office:value-type="float" office:value="-4.99833423023" calcext:value-type="float">
            <text:p>-4.99833423023</text:p>
          </table:table-cell>
          <table:table-cell/>
          <table:table-cell office:value-type="float" office:value="-0.000895391602842" calcext:value-type="float">
            <text:p>-0.000895391602842</text:p>
          </table:table-cell>
        </table:table-row>
        <table:table-row table:style-name="ro3">
          <table:table-cell/>
          <table:table-cell office:value-type="float" office:value="-5.00099152656" calcext:value-type="float">
            <text:p>-5.00099152656</text:p>
          </table:table-cell>
          <table:table-cell table:number-columns-repeated="2"/>
          <table:table-cell office:value-type="float" office:value="-5.00060068391" calcext:value-type="float">
            <text:p>-5.00060068391</text:p>
          </table:table-cell>
          <table:table-cell/>
          <table:table-cell office:value-type="float" office:value="-5.0005495763" calcext:value-type="float">
            <text:p>-5.0005495763</text:p>
          </table:table-cell>
          <table:table-cell office:value-type="float" office:value="-5.00057567898" calcext:value-type="float">
            <text:p>-5.00057567898</text:p>
          </table:table-cell>
          <table:table-cell/>
          <table:table-cell office:value-type="float" office:value="-4.99851091081" calcext:value-type="float">
            <text:p>-4.99851091081</text:p>
          </table:table-cell>
          <table:table-cell/>
          <table:table-cell office:value-type="float" office:value="-0.000890818289244" calcext:value-type="float">
            <text:p>-0.000890818289244</text:p>
          </table:table-cell>
        </table:table-row>
        <table:table-row table:style-name="ro3">
          <table:table-cell/>
          <table:table-cell office:value-type="float" office:value="-5.00100191708" calcext:value-type="float">
            <text:p>-5.00100191708</text:p>
          </table:table-cell>
          <table:table-cell table:number-columns-repeated="2"/>
          <table:table-cell office:value-type="float" office:value="-5.00060727522" calcext:value-type="float">
            <text:p>-5.00060727522</text:p>
          </table:table-cell>
          <table:table-cell/>
          <table:table-cell office:value-type="float" office:value="-5.00055558193" calcext:value-type="float">
            <text:p>-5.00055558193</text:p>
          </table:table-cell>
          <table:table-cell office:value-type="float" office:value="-5.0005822556" calcext:value-type="float">
            <text:p>-5.0005822556</text:p>
          </table:table-cell>
          <table:table-cell/>
          <table:table-cell office:value-type="float" office:value="-4.99862560439" calcext:value-type="float">
            <text:p>-4.99862560439</text:p>
          </table:table-cell>
          <table:table-cell/>
          <table:table-cell office:value-type="float" office:value="-0.000886194129345" calcext:value-type="float">
            <text:p>-0.000886194129345</text:p>
          </table:table-cell>
        </table:table-row>
        <table:table-row table:style-name="ro3">
          <table:table-cell/>
          <table:table-cell office:value-type="float" office:value="-5.00101319764" calcext:value-type="float">
            <text:p>-5.00101319764</text:p>
          </table:table-cell>
          <table:table-cell table:number-columns-repeated="2"/>
          <table:table-cell office:value-type="float" office:value="-5.00061398796" calcext:value-type="float">
            <text:p>-5.00061398796</text:p>
          </table:table-cell>
          <table:table-cell/>
          <table:table-cell office:value-type="float" office:value="-5.0005619004" calcext:value-type="float">
            <text:p>-5.0005619004</text:p>
          </table:table-cell>
          <table:table-cell office:value-type="float" office:value="-5.000588855" calcext:value-type="float">
            <text:p>-5.000588855</text:p>
          </table:table-cell>
          <table:table-cell/>
          <table:table-cell office:value-type="float" office:value="-4.99877061843" calcext:value-type="float">
            <text:p>-4.99877061843</text:p>
          </table:table-cell>
          <table:table-cell/>
          <table:table-cell office:value-type="float" office:value="-0.000881342024787" calcext:value-type="float">
            <text:p>-0.000881342024787</text:p>
          </table:table-cell>
        </table:table-row>
        <table:table-row table:style-name="ro3">
          <table:table-cell/>
          <table:table-cell office:value-type="float" office:value="-5.00102431544" calcext:value-type="float">
            <text:p>-5.00102431544</text:p>
          </table:table-cell>
          <table:table-cell table:number-columns-repeated="2"/>
          <table:table-cell office:value-type="float" office:value="-5.00062098532" calcext:value-type="float">
            <text:p>-5.00062098532</text:p>
          </table:table-cell>
          <table:table-cell/>
          <table:table-cell office:value-type="float" office:value="-5.00056832388" calcext:value-type="float">
            <text:p>-5.00056832388</text:p>
          </table:table-cell>
          <table:table-cell office:value-type="float" office:value="-5.00059556531" calcext:value-type="float">
            <text:p>-5.00059556531</text:p>
          </table:table-cell>
          <table:table-cell/>
          <table:table-cell office:value-type="float" office:value="-4.99886853718" calcext:value-type="float">
            <text:p>-4.99886853718</text:p>
          </table:table-cell>
          <table:table-cell/>
          <table:table-cell office:value-type="float" office:value="-0.000876818706791" calcext:value-type="float">
            <text:p>-0.000876818706791</text:p>
          </table:table-cell>
        </table:table-row>
        <table:table-row table:style-name="ro3">
          <table:table-cell/>
          <table:table-cell office:value-type="float" office:value="-5.00103561222" calcext:value-type="float">
            <text:p>-5.00103561222</text:p>
          </table:table-cell>
          <table:table-cell table:number-columns-repeated="4"/>
          <table:table-cell office:value-type="float" office:value="-5.00057508792" calcext:value-type="float">
            <text:p>-5.00057508792</text:p>
          </table:table-cell>
          <table:table-cell office:value-type="float" office:value="-5.00060235514" calcext:value-type="float">
            <text:p>-5.00060235514</text:p>
          </table:table-cell>
          <table:table-cell/>
          <table:table-cell office:value-type="float" office:value="-4.99895619314" calcext:value-type="float">
            <text:p>-4.99895619314</text:p>
          </table:table-cell>
          <table:table-cell/>
          <table:table-cell office:value-type="float" office:value="-0.000872066682003" calcext:value-type="float">
            <text:p>-0.000872066682003</text:p>
          </table:table-cell>
        </table:table-row>
        <table:table-row table:style-name="ro3">
          <table:table-cell/>
          <table:table-cell office:value-type="float" office:value="-5.00104666575" calcext:value-type="float">
            <text:p>-5.00104666575</text:p>
          </table:table-cell>
          <table:table-cell table:number-columns-repeated="4"/>
          <table:table-cell office:value-type="float" office:value="-5.00058139607" calcext:value-type="float">
            <text:p>-5.00058139607</text:p>
          </table:table-cell>
          <table:table-cell office:value-type="float" office:value="-5.00060923176" calcext:value-type="float">
            <text:p>-5.00060923176</text:p>
          </table:table-cell>
          <table:table-cell/>
          <table:table-cell office:value-type="float" office:value="-4.99907608248" calcext:value-type="float">
            <text:p>-4.99907608248</text:p>
          </table:table-cell>
          <table:table-cell/>
          <table:table-cell office:value-type="float" office:value="-0.000867180336554" calcext:value-type="float">
            <text:p>-0.000867180336554</text:p>
          </table:table-cell>
        </table:table-row>
        <table:table-row table:style-name="ro3">
          <table:table-cell/>
          <table:table-cell office:value-type="float" office:value="-5.00105864504" calcext:value-type="float">
            <text:p>-5.00105864504</text:p>
          </table:table-cell>
          <table:table-cell table:number-columns-repeated="4"/>
          <table:table-cell office:value-type="float" office:value="-5.00058834116" calcext:value-type="float">
            <text:p>-5.00058834116</text:p>
          </table:table-cell>
          <table:table-cell office:value-type="float" office:value="-5.00061619586" calcext:value-type="float">
            <text:p>-5.00061619586</text:p>
          </table:table-cell>
          <table:table-cell/>
          <table:table-cell office:value-type="float" office:value="-4.99918121931" calcext:value-type="float">
            <text:p>-4.99918121931</text:p>
          </table:table-cell>
          <table:table-cell/>
          <table:table-cell office:value-type="float" office:value="-0.0008624525485" calcext:value-type="float">
            <text:p>-0.0008624525485</text:p>
          </table:table-cell>
        </table:table-row>
        <table:table-row table:style-name="ro3">
          <table:table-cell/>
          <table:table-cell office:value-type="float" office:value="-5.00107044669" calcext:value-type="float">
            <text:p>-5.00107044669</text:p>
          </table:table-cell>
          <table:table-cell table:number-columns-repeated="4"/>
          <table:table-cell office:value-type="float" office:value="-5.00059479275" calcext:value-type="float">
            <text:p>-5.00059479275</text:p>
          </table:table-cell>
          <table:table-cell office:value-type="float" office:value="-5.00062324888" calcext:value-type="float">
            <text:p>-5.00062324888</text:p>
          </table:table-cell>
          <table:table-cell/>
          <table:table-cell office:value-type="float" office:value="-4.99923700071" calcext:value-type="float">
            <text:p>-4.99923700071</text:p>
          </table:table-cell>
          <table:table-cell/>
          <table:table-cell office:value-type="float" office:value="-0.0008575068904" calcext:value-type="float">
            <text:p>-0.0008575068904</text:p>
          </table:table-cell>
        </table:table-row>
        <table:table-row table:style-name="ro3">
          <table:table-cell/>
          <table:table-cell office:value-type="float" office:value="-5.00108201589" calcext:value-type="float">
            <text:p>-5.00108201589</text:p>
          </table:table-cell>
          <table:table-cell table:number-columns-repeated="4"/>
          <table:table-cell office:value-type="float" office:value="-5.00060191845" calcext:value-type="float">
            <text:p>-5.00060191845</text:p>
          </table:table-cell>
          <table:table-cell office:value-type="float" office:value="-5.00063068501" calcext:value-type="float">
            <text:p>-5.00063068501</text:p>
          </table:table-cell>
          <table:table-cell/>
          <table:table-cell office:value-type="float" office:value="-4.9993269465" calcext:value-type="float">
            <text:p>-4.9993269465</text:p>
          </table:table-cell>
          <table:table-cell/>
          <table:table-cell office:value-type="float" office:value="-0.000852614965174" calcext:value-type="float">
            <text:p>-0.000852614965174</text:p>
          </table:table-cell>
        </table:table-row>
        <table:table-row table:style-name="ro3">
          <table:table-cell/>
          <table:table-cell office:value-type="float" office:value="-5.00109414018" calcext:value-type="float">
            <text:p>-5.00109414018</text:p>
          </table:table-cell>
          <table:table-cell table:number-columns-repeated="4"/>
          <table:table-cell office:value-type="float" office:value="-5.00060853477" calcext:value-type="float">
            <text:p>-5.00060853477</text:p>
          </table:table-cell>
          <table:table-cell office:value-type="float" office:value="-5.00063762204" calcext:value-type="float">
            <text:p>-5.00063762204</text:p>
          </table:table-cell>
          <table:table-cell/>
          <table:table-cell office:value-type="float" office:value="-4.9993974967" calcext:value-type="float">
            <text:p>-4.9993974967</text:p>
          </table:table-cell>
          <table:table-cell/>
          <table:table-cell office:value-type="float" office:value="-0.000847713089568" calcext:value-type="float">
            <text:p>-0.000847713089568</text:p>
          </table:table-cell>
        </table:table-row>
        <table:table-row table:style-name="ro3">
          <table:table-cell/>
          <table:table-cell office:value-type="float" office:value="-5.0011068596" calcext:value-type="float">
            <text:p>-5.0011068596</text:p>
          </table:table-cell>
          <table:table-cell table:number-columns-repeated="4"/>
          <table:table-cell office:value-type="float" office:value="-5.00061552459" calcext:value-type="float">
            <text:p>-5.00061552459</text:p>
          </table:table-cell>
          <table:table-cell office:value-type="float" office:value="-5.00064492982" calcext:value-type="float">
            <text:p>-5.00064492982</text:p>
          </table:table-cell>
          <table:table-cell/>
          <table:table-cell office:value-type="float" office:value="-4.99946188932" calcext:value-type="float">
            <text:p>-4.99946188932</text:p>
          </table:table-cell>
          <table:table-cell/>
          <table:table-cell office:value-type="float" office:value="-0.000842767061048" calcext:value-type="float">
            <text:p>-0.000842767061048</text:p>
          </table:table-cell>
        </table:table-row>
        <table:table-row table:style-name="ro3">
          <table:table-cell/>
          <table:table-cell office:value-type="float" office:value="-5.00111936182" calcext:value-type="float">
            <text:p>-5.00111936182</text:p>
          </table:table-cell>
          <table:table-cell table:number-columns-repeated="4"/>
          <table:table-cell office:value-type="float" office:value="-5.00062291786" calcext:value-type="float">
            <text:p>-5.00062291786</text:p>
          </table:table-cell>
          <table:table-cell office:value-type="float" office:value="-5.00065236149" calcext:value-type="float">
            <text:p>-5.00065236149</text:p>
          </table:table-cell>
          <table:table-cell/>
          <table:table-cell office:value-type="float" office:value="-4.99953074616" calcext:value-type="float">
            <text:p>-4.99953074616</text:p>
          </table:table-cell>
          <table:table-cell/>
          <table:table-cell office:value-type="float" office:value="-0.000837822182149" calcext:value-type="float">
            <text:p>-0.000837822182149</text:p>
          </table:table-cell>
        </table:table-row>
        <table:table-row table:style-name="ro3">
          <table:table-cell/>
          <table:table-cell office:value-type="float" office:value="-5.00113202388" calcext:value-type="float">
            <text:p>-5.00113202388</text:p>
          </table:table-cell>
          <table:table-cell table:number-columns-repeated="4"/>
          <table:table-cell office:value-type="float" office:value="-5.00063013736" calcext:value-type="float">
            <text:p>-5.00063013736</text:p>
          </table:table-cell>
          <table:table-cell office:value-type="float" office:value="-5.00065988306" calcext:value-type="float">
            <text:p>-5.00065988306</text:p>
          </table:table-cell>
          <table:table-cell/>
          <table:table-cell office:value-type="float" office:value="-4.99956744558" calcext:value-type="float">
            <text:p>-4.99956744558</text:p>
          </table:table-cell>
          <table:table-cell/>
          <table:table-cell office:value-type="float" office:value="-0.000832938576119" calcext:value-type="float">
            <text:p>-0.000832938576119</text:p>
          </table:table-cell>
        </table:table-row>
        <table:table-row table:style-name="ro3">
          <table:table-cell/>
          <table:table-cell office:value-type="float" office:value="-5.00114487309" calcext:value-type="float">
            <text:p>-5.00114487309</text:p>
          </table:table-cell>
          <table:table-cell table:number-columns-repeated="4"/>
          <table:table-cell office:value-type="float" office:value="-5.00063707313" calcext:value-type="float">
            <text:p>-5.00063707313</text:p>
          </table:table-cell>
          <table:table-cell office:value-type="float" office:value="-5.00066781486" calcext:value-type="float">
            <text:p>-5.00066781486</text:p>
          </table:table-cell>
          <table:table-cell/>
          <table:table-cell office:value-type="float" office:value="-4.999624812" calcext:value-type="float">
            <text:p>-4.999624812</text:p>
          </table:table-cell>
          <table:table-cell/>
          <table:table-cell office:value-type="float" office:value="-0.000827860168819" calcext:value-type="float">
            <text:p>-0.000827860168819</text:p>
          </table:table-cell>
        </table:table-row>
        <table:table-row table:style-name="ro3">
          <table:table-cell/>
          <table:table-cell office:value-type="float" office:value="-5.00115836343" calcext:value-type="float">
            <text:p>-5.00115836343</text:p>
          </table:table-cell>
          <table:table-cell table:number-columns-repeated="4"/>
          <table:table-cell office:value-type="float" office:value="-5.00064443772" calcext:value-type="float">
            <text:p>-5.00064443772</text:p>
          </table:table-cell>
          <table:table-cell office:value-type="float" office:value="-5.0006755298" calcext:value-type="float">
            <text:p>-5.0006755298</text:p>
          </table:table-cell>
          <table:table-cell/>
          <table:table-cell office:value-type="float" office:value="-4.99967241262" calcext:value-type="float">
            <text:p>-4.99967241262</text:p>
          </table:table-cell>
          <table:table-cell/>
          <table:table-cell office:value-type="float" office:value="-0.000822845424013" calcext:value-type="float">
            <text:p>-0.000822845424013</text:p>
          </table:table-cell>
        </table:table-row>
        <table:table-row table:style-name="ro3">
          <table:table-cell/>
          <table:table-cell office:value-type="float" office:value="-5.00117071468" calcext:value-type="float">
            <text:p>-5.00117071468</text:p>
          </table:table-cell>
          <table:table-cell table:number-columns-repeated="4"/>
          <table:table-cell office:value-type="float" office:value="-5.00065252787" calcext:value-type="float">
            <text:p>-5.00065252787</text:p>
          </table:table-cell>
          <table:table-cell office:value-type="float" office:value="-5.00068269182" calcext:value-type="float">
            <text:p>-5.00068269182</text:p>
          </table:table-cell>
          <table:table-cell/>
          <table:table-cell office:value-type="float" office:value="-4.99971463013" calcext:value-type="float">
            <text:p>-4.99971463013</text:p>
          </table:table-cell>
          <table:table-cell/>
          <table:table-cell office:value-type="float" office:value="-0.000817845513975" calcext:value-type="float">
            <text:p>-0.000817845513975</text:p>
          </table:table-cell>
        </table:table-row>
        <table:table-row table:style-name="ro3">
          <table:table-cell/>
          <table:table-cell office:value-type="float" office:value="-5.00118452613" calcext:value-type="float">
            <text:p>-5.00118452613</text:p>
          </table:table-cell>
          <table:table-cell table:number-columns-repeated="4"/>
          <table:table-cell office:value-type="float" office:value="-5.00065947597" calcext:value-type="float">
            <text:p>-5.00065947597</text:p>
          </table:table-cell>
          <table:table-cell office:value-type="float" office:value="-5.00069063677" calcext:value-type="float">
            <text:p>-5.00069063677</text:p>
          </table:table-cell>
          <table:table-cell/>
          <table:table-cell office:value-type="float" office:value="-4.99975383272" calcext:value-type="float">
            <text:p>-4.99975383272</text:p>
          </table:table-cell>
          <table:table-cell/>
          <table:table-cell office:value-type="float" office:value="-0.000813033627672" calcext:value-type="float">
            <text:p>-0.000813033627672</text:p>
          </table:table-cell>
        </table:table-row>
        <table:table-row table:style-name="ro3">
          <table:table-cell/>
          <table:table-cell office:value-type="float" office:value="-5.00119771383" calcext:value-type="float">
            <text:p>-5.00119771383</text:p>
          </table:table-cell>
          <table:table-cell table:number-columns-repeated="4"/>
          <table:table-cell office:value-type="float" office:value="-5.00066678546" calcext:value-type="float">
            <text:p>-5.00066678546</text:p>
          </table:table-cell>
          <table:table-cell office:value-type="float" office:value="-5.00069903337" calcext:value-type="float">
            <text:p>-5.00069903337</text:p>
          </table:table-cell>
          <table:table-cell/>
          <table:table-cell office:value-type="float" office:value="-4.99978990787" calcext:value-type="float">
            <text:p>-4.99978990787</text:p>
          </table:table-cell>
          <table:table-cell/>
          <table:table-cell office:value-type="float" office:value="-0.000807904600659" calcext:value-type="float">
            <text:p>-0.000807904600659</text:p>
          </table:table-cell>
        </table:table-row>
        <table:table-row table:style-name="ro3">
          <table:table-cell/>
          <table:table-cell office:value-type="float" office:value="-5.00121152927" calcext:value-type="float">
            <text:p>-5.00121152927</text:p>
          </table:table-cell>
          <table:table-cell table:number-columns-repeated="4"/>
          <table:table-cell office:value-type="float" office:value="-5.00067488894" calcext:value-type="float">
            <text:p>-5.00067488894</text:p>
          </table:table-cell>
          <table:table-cell office:value-type="float" office:value="-5.00070749051" calcext:value-type="float">
            <text:p>-5.00070749051</text:p>
          </table:table-cell>
          <table:table-cell/>
          <table:table-cell office:value-type="float" office:value="-4.99982315873" calcext:value-type="float">
            <text:p>-4.99982315873</text:p>
          </table:table-cell>
          <table:table-cell/>
          <table:table-cell office:value-type="float" office:value="-0.000802889914471" calcext:value-type="float">
            <text:p>-0.000802889914471</text:p>
          </table:table-cell>
        </table:table-row>
        <table:table-row table:style-name="ro3">
          <table:table-cell/>
          <table:table-cell office:value-type="float" office:value="-5.00122599681" calcext:value-type="float">
            <text:p>-5.00122599681</text:p>
          </table:table-cell>
          <table:table-cell table:number-columns-repeated="4"/>
          <table:table-cell office:value-type="float" office:value="-5.00068310257" calcext:value-type="float">
            <text:p>-5.00068310257</text:p>
          </table:table-cell>
          <table:table-cell office:value-type="float" office:value="-5.00071538537" calcext:value-type="float">
            <text:p>-5.00071538537</text:p>
          </table:table-cell>
          <table:table-cell/>
          <table:table-cell office:value-type="float" office:value="-4.99985382047" calcext:value-type="float">
            <text:p>-4.99985382047</text:p>
          </table:table-cell>
          <table:table-cell/>
          <table:table-cell office:value-type="float" office:value="-0.00079776701577" calcext:value-type="float">
            <text:p>-0.00079776701577</text:p>
          </table:table-cell>
        </table:table-row>
        <table:table-row table:style-name="ro3">
          <table:table-cell/>
          <table:table-cell office:value-type="float" office:value="-5.00124017621" calcext:value-type="float">
            <text:p>-5.00124017621</text:p>
          </table:table-cell>
          <table:table-cell table:number-columns-repeated="4"/>
          <table:table-cell office:value-type="float" office:value="-5.00069106674" calcext:value-type="float">
            <text:p>-5.00069106674</text:p>
          </table:table-cell>
          <table:table-cell office:value-type="float" office:value="-5.00072370612" calcext:value-type="float">
            <text:p>-5.00072370612</text:p>
          </table:table-cell>
          <table:table-cell/>
          <table:table-cell office:value-type="float" office:value="-4.99988210751" calcext:value-type="float">
            <text:p>-4.99988210751</text:p>
          </table:table-cell>
          <table:table-cell/>
          <table:table-cell office:value-type="float" office:value="-0.000792759954207" calcext:value-type="float">
            <text:p>-0.000792759954207</text:p>
          </table:table-cell>
        </table:table-row>
        <table:table-row table:style-name="ro3">
          <table:table-cell/>
          <table:table-cell office:value-type="float" office:value="-5.00125455741" calcext:value-type="float">
            <text:p>-5.00125455741</text:p>
          </table:table-cell>
          <table:table-cell table:number-columns-repeated="4"/>
          <table:table-cell office:value-type="float" office:value="-5.00069846691" calcext:value-type="float">
            <text:p>-5.00069846691</text:p>
          </table:table-cell>
          <table:table-cell office:value-type="float" office:value="-5.00073217121" calcext:value-type="float">
            <text:p>-5.00073217121</text:p>
          </table:table-cell>
          <table:table-cell/>
          <table:table-cell office:value-type="float" office:value="-4.99990905978" calcext:value-type="float">
            <text:p>-4.99990905978</text:p>
          </table:table-cell>
          <table:table-cell/>
          <table:table-cell office:value-type="float" office:value="-0.00078775388929" calcext:value-type="float">
            <text:p>-0.00078775388929</text:p>
          </table:table-cell>
        </table:table-row>
        <table:table-row table:style-name="ro3">
          <table:table-cell/>
          <table:table-cell office:value-type="float" office:value="-5.00126867091" calcext:value-type="float">
            <text:p>-5.00126867091</text:p>
          </table:table-cell>
          <table:table-cell table:number-columns-repeated="4"/>
          <table:table-cell office:value-type="float" office:value="-5.00070667308" calcext:value-type="float">
            <text:p>-5.00070667308</text:p>
          </table:table-cell>
          <table:table-cell office:value-type="float" office:value="-5.00074074239" calcext:value-type="float">
            <text:p>-5.00074074239</text:p>
          </table:table-cell>
          <table:table-cell/>
          <table:table-cell office:value-type="float" office:value="-4.99993249758" calcext:value-type="float">
            <text:p>-4.99993249758</text:p>
          </table:table-cell>
          <table:table-cell/>
          <table:table-cell office:value-type="float" office:value="-0.000782771620502" calcext:value-type="float">
            <text:p>-0.000782771620502</text:p>
          </table:table-cell>
        </table:table-row>
        <table:table-row table:style-name="ro3">
          <table:table-cell/>
          <table:table-cell office:value-type="float" office:value="-5.00128345332" calcext:value-type="float">
            <text:p>-5.00128345332</text:p>
          </table:table-cell>
          <table:table-cell table:number-columns-repeated="4"/>
          <table:table-cell office:value-type="float" office:value="-5.00071497085" calcext:value-type="float">
            <text:p>-5.00071497085</text:p>
          </table:table-cell>
          <table:table-cell office:value-type="float" office:value="-5.00074942919" calcext:value-type="float">
            <text:p>-5.00074942919</text:p>
          </table:table-cell>
          <table:table-cell/>
          <table:table-cell office:value-type="float" office:value="-4.9999548732" calcext:value-type="float">
            <text:p>-4.9999548732</text:p>
          </table:table-cell>
          <table:table-cell/>
          <table:table-cell office:value-type="float" office:value="-0.000777788641839" calcext:value-type="float">
            <text:p>-0.000777788641839</text:p>
          </table:table-cell>
        </table:table-row>
        <table:table-row table:style-name="ro3">
          <table:table-cell/>
          <table:table-cell office:value-type="float" office:value="-5.00129847247" calcext:value-type="float">
            <text:p>-5.00129847247</text:p>
          </table:table-cell>
          <table:table-cell table:number-columns-repeated="4"/>
          <table:table-cell office:value-type="float" office:value="-5.00072377668" calcext:value-type="float">
            <text:p>-5.00072377668</text:p>
          </table:table-cell>
          <table:table-cell office:value-type="float" office:value="-5.00075827348" calcext:value-type="float">
            <text:p>-5.00075827348</text:p>
          </table:table-cell>
          <table:table-cell/>
          <table:table-cell office:value-type="float" office:value="-4.99997543241" calcext:value-type="float">
            <text:p>-4.99997543241</text:p>
          </table:table-cell>
          <table:table-cell/>
          <table:table-cell office:value-type="float" office:value="-0.000772940785087" calcext:value-type="float">
            <text:p>-0.000772940785087</text:p>
          </table:table-cell>
        </table:table-row>
        <table:table-row table:style-name="ro3">
          <table:table-cell/>
          <table:table-cell office:value-type="float" office:value="-5.00131423334" calcext:value-type="float">
            <text:p>-5.00131423334</text:p>
          </table:table-cell>
          <table:table-cell table:number-columns-repeated="4"/>
          <table:table-cell office:value-type="float" office:value="-5.0007322738" calcext:value-type="float">
            <text:p>-5.0007322738</text:p>
          </table:table-cell>
          <table:table-cell office:value-type="float" office:value="-5.00076720495" calcext:value-type="float">
            <text:p>-5.00076720495</text:p>
          </table:table-cell>
          <table:table-cell/>
          <table:table-cell office:value-type="float" office:value="-4.99999448406" calcext:value-type="float">
            <text:p>-4.99999448406</text:p>
          </table:table-cell>
          <table:table-cell/>
          <table:table-cell office:value-type="float" office:value="-0.000767899608084" calcext:value-type="float">
            <text:p>-0.000767899608084</text:p>
          </table:table-cell>
        </table:table-row>
        <table:table-row table:style-name="ro3">
          <table:table-cell/>
          <table:table-cell office:value-type="float" office:value="-5.00132915244" calcext:value-type="float">
            <text:p>-5.00132915244</text:p>
          </table:table-cell>
          <table:table-cell table:number-columns-repeated="4"/>
          <table:table-cell office:value-type="float" office:value="-5.0007405424" calcext:value-type="float">
            <text:p>-5.0007405424</text:p>
          </table:table-cell>
          <table:table-cell office:value-type="float" office:value="-5.00077621878" calcext:value-type="float">
            <text:p>-5.00077621878</text:p>
          </table:table-cell>
          <table:table-cell/>
          <table:table-cell office:value-type="float" office:value="-5.00001268459" calcext:value-type="float">
            <text:p>-5.00001268459</text:p>
          </table:table-cell>
          <table:table-cell/>
          <table:table-cell office:value-type="float" office:value="-0.000762989612749" calcext:value-type="float">
            <text:p>-0.000762989612749</text:p>
          </table:table-cell>
        </table:table-row>
        <table:table-row table:style-name="ro3">
          <table:table-cell/>
          <table:table-cell office:value-type="float" office:value="-5.00134533803" calcext:value-type="float">
            <text:p>-5.00134533803</text:p>
          </table:table-cell>
          <table:table-cell table:number-columns-repeated="4"/>
          <table:table-cell office:value-type="float" office:value="-5.00074999414" calcext:value-type="float">
            <text:p>-5.00074999414</text:p>
          </table:table-cell>
          <table:table-cell office:value-type="float" office:value="-5.00078538472" calcext:value-type="float">
            <text:p>-5.00078538472</text:p>
          </table:table-cell>
          <table:table-cell/>
          <table:table-cell office:value-type="float" office:value="-5.00002860959" calcext:value-type="float">
            <text:p>-5.00002860959</text:p>
          </table:table-cell>
          <table:table-cell/>
          <table:table-cell office:value-type="float" office:value="-0.000758008074753" calcext:value-type="float">
            <text:p>-0.000758008074753</text:p>
          </table:table-cell>
        </table:table-row>
        <table:table-row table:style-name="ro3">
          <table:table-cell/>
          <table:table-cell office:value-type="float" office:value="-5.00136120079" calcext:value-type="float">
            <text:p>-5.00136120079</text:p>
          </table:table-cell>
          <table:table-cell table:number-columns-repeated="4"/>
          <table:table-cell office:value-type="float" office:value="-5.00075886288" calcext:value-type="float">
            <text:p>-5.00075886288</text:p>
          </table:table-cell>
          <table:table-cell office:value-type="float" office:value="-5.00079504928" calcext:value-type="float">
            <text:p>-5.00079504928</text:p>
          </table:table-cell>
          <table:table-cell/>
          <table:table-cell office:value-type="float" office:value="-5.00004612211" calcext:value-type="float">
            <text:p>-5.00004612211</text:p>
          </table:table-cell>
          <table:table-cell/>
          <table:table-cell office:value-type="float" office:value="-0.000753353047145" calcext:value-type="float">
            <text:p>-0.000753353047145</text:p>
          </table:table-cell>
        </table:table-row>
        <table:table-row table:style-name="ro3">
          <table:table-cell/>
          <table:table-cell office:value-type="float" office:value="-5.00137733619" calcext:value-type="float">
            <text:p>-5.00137733619</text:p>
          </table:table-cell>
          <table:table-cell table:number-columns-repeated="4"/>
          <table:table-cell office:value-type="float" office:value="-5.00076743537" calcext:value-type="float">
            <text:p>-5.00076743537</text:p>
          </table:table-cell>
          <table:table-cell office:value-type="float" office:value="-5.00080407478" calcext:value-type="float">
            <text:p>-5.00080407478</text:p>
          </table:table-cell>
          <table:table-cell/>
          <table:table-cell office:value-type="float" office:value="-5.0000600625" calcext:value-type="float">
            <text:p>-5.0000600625</text:p>
          </table:table-cell>
          <table:table-cell/>
          <table:table-cell office:value-type="float" office:value="-0.000748524387218" calcext:value-type="float">
            <text:p>-0.000748524387218</text:p>
          </table:table-cell>
        </table:table-row>
        <table:table-row table:style-name="ro3">
          <table:table-cell/>
          <table:table-cell office:value-type="float" office:value="-5.00139415478" calcext:value-type="float">
            <text:p>-5.00139415478</text:p>
          </table:table-cell>
          <table:table-cell table:number-columns-repeated="4"/>
          <table:table-cell office:value-type="float" office:value="-5.00077688378" calcext:value-type="float">
            <text:p>-5.00077688378</text:p>
          </table:table-cell>
          <table:table-cell office:value-type="float" office:value="-5.00081363431" calcext:value-type="float">
            <text:p>-5.00081363431</text:p>
          </table:table-cell>
          <table:table-cell/>
          <table:table-cell office:value-type="float" office:value="-5.00007130954" calcext:value-type="float">
            <text:p>-5.00007130954</text:p>
          </table:table-cell>
          <table:table-cell/>
          <table:table-cell office:value-type="float" office:value="-0.000743741090238" calcext:value-type="float">
            <text:p>-0.000743741090238</text:p>
          </table:table-cell>
        </table:table-row>
        <table:table-row table:style-name="ro3">
          <table:table-cell/>
          <table:table-cell office:value-type="float" office:value="-5.00140964975" calcext:value-type="float">
            <text:p>-5.00140964975</text:p>
          </table:table-cell>
          <table:table-cell table:number-columns-repeated="4"/>
          <table:table-cell office:value-type="float" office:value="-5.00078648444" calcext:value-type="float">
            <text:p>-5.00078648444</text:p>
          </table:table-cell>
          <table:table-cell office:value-type="float" office:value="-5.00082332824" calcext:value-type="float">
            <text:p>-5.00082332824</text:p>
          </table:table-cell>
          <table:table-cell/>
          <table:table-cell office:value-type="float" office:value="-5.00008302046" calcext:value-type="float">
            <text:p>-5.00008302046</text:p>
          </table:table-cell>
          <table:table-cell/>
          <table:table-cell office:value-type="float" office:value="-0.000738986367443" calcext:value-type="float">
            <text:p>-0.000738986367443</text:p>
          </table:table-cell>
        </table:table-row>
        <table:table-row table:style-name="ro3">
          <table:table-cell/>
          <table:table-cell office:value-type="float" office:value="-5.00142639303" calcext:value-type="float">
            <text:p>-5.00142639303</text:p>
          </table:table-cell>
          <table:table-cell table:number-columns-repeated="4"/>
          <table:table-cell office:value-type="float" office:value="-5.00079504483" calcext:value-type="float">
            <text:p>-5.00079504483</text:p>
          </table:table-cell>
          <table:table-cell office:value-type="float" office:value="-5.00083310604" calcext:value-type="float">
            <text:p>-5.00083310604</text:p>
          </table:table-cell>
          <table:table-cell/>
          <table:table-cell office:value-type="float" office:value="-5.00009455819" calcext:value-type="float">
            <text:p>-5.00009455819</text:p>
          </table:table-cell>
          <table:table-cell/>
          <table:table-cell office:value-type="float" office:value="-0.000734187153418" calcext:value-type="float">
            <text:p>-0.000734187153418</text:p>
          </table:table-cell>
        </table:table-row>
        <table:table-row table:style-name="ro3">
          <table:table-cell/>
          <table:table-cell office:value-type="float" office:value="-5.00144400568" calcext:value-type="float">
            <text:p>-5.00144400568</text:p>
          </table:table-cell>
          <table:table-cell table:number-columns-repeated="4"/>
          <table:table-cell office:value-type="float" office:value="-5.00080447443" calcext:value-type="float">
            <text:p>-5.00080447443</text:p>
          </table:table-cell>
          <table:table-cell office:value-type="float" office:value="-5.00084269713" calcext:value-type="float">
            <text:p>-5.00084269713</text:p>
          </table:table-cell>
          <table:table-cell/>
          <table:table-cell office:value-type="float" office:value="-5.00010520537" calcext:value-type="float">
            <text:p>-5.00010520537</text:p>
          </table:table-cell>
          <table:table-cell/>
          <table:table-cell office:value-type="float" office:value="-0.000729522108129" calcext:value-type="float">
            <text:p>-0.000729522108129</text:p>
          </table:table-cell>
        </table:table-row>
        <table:table-row table:style-name="ro3">
          <table:table-cell/>
          <table:table-cell office:value-type="float" office:value="-5.0014607409" calcext:value-type="float">
            <text:p>-5.0014607409</text:p>
          </table:table-cell>
          <table:table-cell table:number-columns-repeated="4"/>
          <table:table-cell office:value-type="float" office:value="-5.00081371483" calcext:value-type="float">
            <text:p>-5.00081371483</text:p>
          </table:table-cell>
          <table:table-cell office:value-type="float" office:value="-5.0008536058" calcext:value-type="float">
            <text:p>-5.0008536058</text:p>
          </table:table-cell>
          <table:table-cell/>
          <table:table-cell office:value-type="float" office:value="-5.00011517941" calcext:value-type="float">
            <text:p>-5.00011517941</text:p>
          </table:table-cell>
          <table:table-cell/>
          <table:table-cell office:value-type="float" office:value="-0.000724911789108" calcext:value-type="float">
            <text:p>-0.000724911789108</text:p>
          </table:table-cell>
        </table:table-row>
        <table:table-row table:style-name="ro3">
          <table:table-cell/>
          <table:table-cell office:value-type="float" office:value="-5.00147886342" calcext:value-type="float">
            <text:p>-5.00147886342</text:p>
          </table:table-cell>
          <table:table-cell table:number-columns-repeated="4"/>
          <table:table-cell office:value-type="float" office:value="-5.00082350692" calcext:value-type="float">
            <text:p>-5.00082350692</text:p>
          </table:table-cell>
          <table:table-cell office:value-type="float" office:value="-5.00086344993" calcext:value-type="float">
            <text:p>-5.00086344993</text:p>
          </table:table-cell>
          <table:table-cell/>
          <table:table-cell office:value-type="float" office:value="-5.00012451985" calcext:value-type="float">
            <text:p>-5.00012451985</text:p>
          </table:table-cell>
          <table:table-cell/>
          <table:table-cell office:value-type="float" office:value="-0.000720424878205" calcext:value-type="float">
            <text:p>-0.000720424878205</text:p>
          </table:table-cell>
        </table:table-row>
        <table:table-row table:style-name="ro3">
          <table:table-cell/>
          <table:table-cell office:value-type="float" office:value="-5.00149663459" calcext:value-type="float">
            <text:p>-5.00149663459</text:p>
          </table:table-cell>
          <table:table-cell table:number-columns-repeated="4"/>
          <table:table-cell office:value-type="float" office:value="-5.00083378274" calcext:value-type="float">
            <text:p>-5.00083378274</text:p>
          </table:table-cell>
          <table:table-cell office:value-type="float" office:value="-5.00087373232" calcext:value-type="float">
            <text:p>-5.00087373232</text:p>
          </table:table-cell>
          <table:table-cell/>
          <table:table-cell office:value-type="float" office:value="-5.00013351999" calcext:value-type="float">
            <text:p>-5.00013351999</text:p>
          </table:table-cell>
          <table:table-cell/>
          <table:table-cell office:value-type="float" office:value="-0.000715920373985" calcext:value-type="float">
            <text:p>-0.000715920373985</text:p>
          </table:table-cell>
        </table:table-row>
        <table:table-row table:style-name="ro3">
          <table:table-cell/>
          <table:table-cell office:value-type="float" office:value="-5.00151466239" calcext:value-type="float">
            <text:p>-5.00151466239</text:p>
          </table:table-cell>
          <table:table-cell table:number-columns-repeated="4"/>
          <table:table-cell office:value-type="float" office:value="-5.00084386203" calcext:value-type="float">
            <text:p>-5.00084386203</text:p>
          </table:table-cell>
          <table:table-cell office:value-type="float" office:value="-5.00088467571" calcext:value-type="float">
            <text:p>-5.00088467571</text:p>
          </table:table-cell>
          <table:table-cell/>
          <table:table-cell office:value-type="float" office:value="-5.00014156283" calcext:value-type="float">
            <text:p>-5.00014156283</text:p>
          </table:table-cell>
          <table:table-cell/>
          <table:table-cell office:value-type="float" office:value="-0.000711356450214" calcext:value-type="float">
            <text:p>-0.000711356450214</text:p>
          </table:table-cell>
        </table:table-row>
        <table:table-row table:style-name="ro3">
          <table:table-cell/>
          <table:table-cell office:value-type="float" office:value="-5.00153295255" calcext:value-type="float">
            <text:p>-5.00153295255</text:p>
          </table:table-cell>
          <table:table-cell table:number-columns-repeated="4"/>
          <table:table-cell office:value-type="float" office:value="-5.00085354965" calcext:value-type="float">
            <text:p>-5.00085354965</text:p>
          </table:table-cell>
          <table:table-cell office:value-type="float" office:value="-5.00089531594" calcext:value-type="float">
            <text:p>-5.00089531594</text:p>
          </table:table-cell>
          <table:table-cell/>
          <table:table-cell office:value-type="float" office:value="-5.00014954257" calcext:value-type="float">
            <text:p>-5.00014954257</text:p>
          </table:table-cell>
          <table:table-cell/>
          <table:table-cell office:value-type="float" office:value="-0.000706955185674" calcext:value-type="float">
            <text:p>-0.000706955185674</text:p>
          </table:table-cell>
        </table:table-row>
        <table:table-row table:style-name="ro3">
          <table:table-cell/>
          <table:table-cell office:value-type="float" office:value="-5.00155150897" calcext:value-type="float">
            <text:p>-5.00155150897</text:p>
          </table:table-cell>
          <table:table-cell table:number-columns-repeated="4"/>
          <table:table-cell office:value-type="float" office:value="-5.00086425917" calcext:value-type="float">
            <text:p>-5.00086425917</text:p>
          </table:table-cell>
          <table:table-cell office:value-type="float" office:value="-5.00090564445" calcext:value-type="float">
            <text:p>-5.00090564445</text:p>
          </table:table-cell>
          <table:table-cell/>
          <table:table-cell office:value-type="float" office:value="-5.00015667763" calcext:value-type="float">
            <text:p>-5.00015667763</text:p>
          </table:table-cell>
          <table:table-cell/>
          <table:table-cell office:value-type="float" office:value="-0.000702688976039" calcext:value-type="float">
            <text:p>-0.000702688976039</text:p>
          </table:table-cell>
        </table:table-row>
        <table:table-row table:style-name="ro3">
          <table:table-cell/>
          <table:table-cell office:value-type="float" office:value="-5.00156972559" calcext:value-type="float">
            <text:p>-5.00156972559</text:p>
          </table:table-cell>
          <table:table-cell table:number-columns-repeated="4"/>
          <table:table-cell office:value-type="float" office:value="-5.00087470844" calcext:value-type="float">
            <text:p>-5.00087470844</text:p>
          </table:table-cell>
          <table:table-cell office:value-type="float" office:value="-5.00091613378" calcext:value-type="float">
            <text:p>-5.00091613378</text:p>
          </table:table-cell>
          <table:table-cell/>
          <table:table-cell office:value-type="float" office:value="-5.0001636034" calcext:value-type="float">
            <text:p>-5.0001636034</text:p>
          </table:table-cell>
          <table:table-cell/>
          <table:table-cell office:value-type="float" office:value="-0.000698407278561" calcext:value-type="float">
            <text:p>-0.000698407278561</text:p>
          </table:table-cell>
        </table:table-row>
        <table:table-row table:style-name="ro3">
          <table:table-cell/>
          <table:table-cell office:value-type="float" office:value="-5.00158881561" calcext:value-type="float">
            <text:p>-5.00158881561</text:p>
          </table:table-cell>
          <table:table-cell table:number-columns-repeated="4"/>
          <table:table-cell office:value-type="float" office:value="-5.00088526774" calcext:value-type="float">
            <text:p>-5.00088526774</text:p>
          </table:table-cell>
          <table:table-cell office:value-type="float" office:value="-5.00092821301" calcext:value-type="float">
            <text:p>-5.00092821301</text:p>
          </table:table-cell>
          <table:table-cell/>
          <table:table-cell office:value-type="float" office:value="-5.00017013138" calcext:value-type="float">
            <text:p>-5.00017013138</text:p>
          </table:table-cell>
          <table:table-cell/>
          <table:table-cell office:value-type="float" office:value="-0.000694173187195" calcext:value-type="float">
            <text:p>-0.000694173187195</text:p>
          </table:table-cell>
        </table:table-row>
        <table:table-row table:style-name="ro3">
          <table:table-cell/>
          <table:table-cell office:value-type="float" office:value="-4.99677352487" calcext:value-type="float">
            <text:p>-4.99677352487</text:p>
          </table:table-cell>
          <table:table-cell table:number-columns-repeated="4"/>
          <table:table-cell office:value-type="float" office:value="-5.0008959841" calcext:value-type="float">
            <text:p>-5.0008959841</text:p>
          </table:table-cell>
          <table:table-cell office:value-type="float" office:value="-5.00093901187" calcext:value-type="float">
            <text:p>-5.00093901187</text:p>
          </table:table-cell>
          <table:table-cell/>
          <table:table-cell office:value-type="float" office:value="-5.00017633455" calcext:value-type="float">
            <text:p>-5.00017633455</text:p>
          </table:table-cell>
          <table:table-cell/>
          <table:table-cell office:value-type="float" office:value="-0.000690099545212" calcext:value-type="float">
            <text:p>-0.000690099545212</text:p>
          </table:table-cell>
        </table:table-row>
        <table:table-row table:style-name="ro3">
          <table:table-cell/>
          <table:table-cell office:value-type="float" office:value="-5.01294171167" calcext:value-type="float">
            <text:p>-5.01294171167</text:p>
          </table:table-cell>
          <table:table-cell table:number-columns-repeated="4"/>
          <table:table-cell office:value-type="float" office:value="-5.00090685075" calcext:value-type="float">
            <text:p>-5.00090685075</text:p>
          </table:table-cell>
          <table:table-cell office:value-type="float" office:value="-5.00095087127" calcext:value-type="float">
            <text:p>-5.00095087127</text:p>
          </table:table-cell>
          <table:table-cell/>
          <table:table-cell office:value-type="float" office:value="-5.00018293446" calcext:value-type="float">
            <text:p>-5.00018293446</text:p>
          </table:table-cell>
          <table:table-cell/>
          <table:table-cell office:value-type="float" office:value="-0.000685837015482" calcext:value-type="float">
            <text:p>-0.000685837015482</text:p>
          </table:table-cell>
        </table:table-row>
        <table:table-row table:style-name="ro3">
          <table:table-cell/>
          <table:table-cell office:value-type="float" office:value="-5.01015017113" calcext:value-type="float">
            <text:p>-5.01015017113</text:p>
          </table:table-cell>
          <table:table-cell table:number-columns-repeated="4"/>
          <table:table-cell office:value-type="float" office:value="-5.00091787145" calcext:value-type="float">
            <text:p>-5.00091787145</text:p>
          </table:table-cell>
          <table:table-cell office:value-type="float" office:value="-5.00096199563" calcext:value-type="float">
            <text:p>-5.00096199563</text:p>
          </table:table-cell>
          <table:table-cell/>
          <table:table-cell office:value-type="float" office:value="-5.00018788099" calcext:value-type="float">
            <text:p>-5.00018788099</text:p>
          </table:table-cell>
          <table:table-cell/>
          <table:table-cell office:value-type="float" office:value="-0.000681895385624" calcext:value-type="float">
            <text:p>-0.000681895385624</text:p>
          </table:table-cell>
        </table:table-row>
        <table:table-row table:style-name="ro3">
          <table:table-cell/>
          <table:table-cell office:value-type="float" office:value="-5.000099615" calcext:value-type="float">
            <text:p>-5.000099615</text:p>
          </table:table-cell>
          <table:table-cell table:number-columns-repeated="4"/>
          <table:table-cell office:value-type="float" office:value="-5.00092910072" calcext:value-type="float">
            <text:p>-5.00092910072</text:p>
          </table:table-cell>
          <table:table-cell office:value-type="float" office:value="-5.00097372102" calcext:value-type="float">
            <text:p>-5.00097372102</text:p>
          </table:table-cell>
          <table:table-cell/>
          <table:table-cell office:value-type="float" office:value="-5.00019318107" calcext:value-type="float">
            <text:p>-5.00019318107</text:p>
          </table:table-cell>
          <table:table-cell/>
          <table:table-cell office:value-type="float" office:value="-0.000677861827979" calcext:value-type="float">
            <text:p>-0.000677861827979</text:p>
          </table:table-cell>
        </table:table-row>
        <table:table-row table:style-name="ro3">
          <table:table-cell/>
          <table:table-cell office:value-type="float" office:value="-4.99998519955" calcext:value-type="float">
            <text:p>-4.99998519955</text:p>
          </table:table-cell>
          <table:table-cell table:number-columns-repeated="4"/>
          <table:table-cell office:value-type="float" office:value="-5.00094085866" calcext:value-type="float">
            <text:p>-5.00094085866</text:p>
          </table:table-cell>
          <table:table-cell office:value-type="float" office:value="-5.00098566119" calcext:value-type="float">
            <text:p>-5.00098566119</text:p>
          </table:table-cell>
          <table:table-cell/>
          <table:table-cell office:value-type="float" office:value="-5.00019893199" calcext:value-type="float">
            <text:p>-5.00019893199</text:p>
          </table:table-cell>
          <table:table-cell/>
          <table:table-cell office:value-type="float" office:value="-0.000674057478413" calcext:value-type="float">
            <text:p>-0.000674057478413</text:p>
          </table:table-cell>
        </table:table-row>
        <table:table-row table:style-name="ro3">
          <table:table-cell/>
          <table:table-cell office:value-type="float" office:value="-4.99763217149" calcext:value-type="float">
            <text:p>-4.99763217149</text:p>
          </table:table-cell>
          <table:table-cell table:number-columns-repeated="4"/>
          <table:table-cell office:value-type="float" office:value="-5.00095142855" calcext:value-type="float">
            <text:p>-5.00095142855</text:p>
          </table:table-cell>
          <table:table-cell office:value-type="float" office:value="-5.00099825612" calcext:value-type="float">
            <text:p>-5.00099825612</text:p>
          </table:table-cell>
          <table:table-cell/>
          <table:table-cell office:value-type="float" office:value="-5.000203334" calcext:value-type="float">
            <text:p>-5.000203334</text:p>
          </table:table-cell>
          <table:table-cell/>
          <table:table-cell office:value-type="float" office:value="-0.000670249659214" calcext:value-type="float">
            <text:p>-0.000670249659214</text:p>
          </table:table-cell>
        </table:table-row>
        <table:table-row table:style-name="ro3">
          <table:table-cell/>
          <table:table-cell office:value-type="float" office:value="-5.00273927242" calcext:value-type="float">
            <text:p>-5.00273927242</text:p>
          </table:table-cell>
          <table:table-cell table:number-columns-repeated="4"/>
          <table:table-cell office:value-type="float" office:value="-5.00096405542" calcext:value-type="float">
            <text:p>-5.00096405542</text:p>
          </table:table-cell>
          <table:table-cell office:value-type="float" office:value="-5.00101002982" calcext:value-type="float">
            <text:p>-5.00101002982</text:p>
          </table:table-cell>
          <table:table-cell/>
          <table:table-cell office:value-type="float" office:value="-5.00020804381" calcext:value-type="float">
            <text:p>-5.00020804381</text:p>
          </table:table-cell>
          <table:table-cell/>
          <table:table-cell office:value-type="float" office:value="-0.000666512849852" calcext:value-type="float">
            <text:p>-0.000666512849852</text:p>
          </table:table-cell>
        </table:table-row>
        <table:table-row table:style-name="ro3">
          <table:table-cell/>
          <table:table-cell office:value-type="float" office:value="-5.0004072807" calcext:value-type="float">
            <text:p>-5.0004072807</text:p>
          </table:table-cell>
          <table:table-cell table:number-columns-repeated="4"/>
          <table:table-cell office:value-type="float" office:value="-5.00097540239" calcext:value-type="float">
            <text:p>-5.00097540239</text:p>
          </table:table-cell>
          <table:table-cell office:value-type="float" office:value="-5.00102194712" calcext:value-type="float">
            <text:p>-5.00102194712</text:p>
          </table:table-cell>
          <table:table-cell/>
          <table:table-cell office:value-type="float" office:value="-5.0002122147" calcext:value-type="float">
            <text:p>-5.0002122147</text:p>
          </table:table-cell>
          <table:table-cell/>
          <table:table-cell office:value-type="float" office:value="-0.000662858656071" calcext:value-type="float">
            <text:p>-0.000662858656071</text:p>
          </table:table-cell>
        </table:table-row>
        <table:table-row table:style-name="ro3">
          <table:table-cell/>
          <table:table-cell office:value-type="float" office:value="-5.00055504277" calcext:value-type="float">
            <text:p>-5.00055504277</text:p>
          </table:table-cell>
          <table:table-cell table:number-columns-repeated="4"/>
          <table:table-cell office:value-type="float" office:value="-5.00098736265" calcext:value-type="float">
            <text:p>-5.00098736265</text:p>
          </table:table-cell>
          <table:table-cell office:value-type="float" office:value="-5.00103516924" calcext:value-type="float">
            <text:p>-5.00103516924</text:p>
          </table:table-cell>
          <table:table-cell/>
          <table:table-cell office:value-type="float" office:value="-5.00021764399" calcext:value-type="float">
            <text:p>-5.00021764399</text:p>
          </table:table-cell>
          <table:table-cell/>
          <table:table-cell office:value-type="float" office:value="-0.000659207759462" calcext:value-type="float">
            <text:p>-0.000659207759462</text:p>
          </table:table-cell>
        </table:table-row>
        <table:table-row table:style-name="ro3">
          <table:table-cell/>
          <table:table-cell office:value-type="float" office:value="-5.00082815658" calcext:value-type="float">
            <text:p>-5.00082815658</text:p>
          </table:table-cell>
          <table:table-cell table:number-columns-repeated="4"/>
          <table:table-cell office:value-type="float" office:value="-5.00099905285" calcext:value-type="float">
            <text:p>-5.00099905285</text:p>
          </table:table-cell>
          <table:table-cell office:value-type="float" office:value="-5.00104798214" calcext:value-type="float">
            <text:p>-5.00104798214</text:p>
          </table:table-cell>
          <table:table-cell/>
          <table:table-cell office:value-type="float" office:value="-5.00022193115" calcext:value-type="float">
            <text:p>-5.00022193115</text:p>
          </table:table-cell>
          <table:table-cell/>
          <table:table-cell office:value-type="float" office:value="-0.000655777624992" calcext:value-type="float">
            <text:p>-0.000655777624992</text:p>
          </table:table-cell>
        </table:table-row>
        <table:table-row table:style-name="ro3">
          <table:table-cell/>
          <table:table-cell office:value-type="float" office:value="-5.00103345068" calcext:value-type="float">
            <text:p>-5.00103345068</text:p>
          </table:table-cell>
          <table:table-cell table:number-columns-repeated="4"/>
          <table:table-cell office:value-type="float" office:value="-5.00101190628" calcext:value-type="float">
            <text:p>-5.00101190628</text:p>
          </table:table-cell>
          <table:table-cell office:value-type="float" office:value="-5.00106098531" calcext:value-type="float">
            <text:p>-5.00106098531</text:p>
          </table:table-cell>
          <table:table-cell/>
          <table:table-cell office:value-type="float" office:value="-5.00022567261" calcext:value-type="float">
            <text:p>-5.00022567261</text:p>
          </table:table-cell>
          <table:table-cell/>
          <table:table-cell office:value-type="float" office:value="-1.58842191061" calcext:value-type="float">
            <text:p>-1.58842191061</text:p>
          </table:table-cell>
        </table:table-row>
        <table:table-row table:style-name="ro3">
          <table:table-cell/>
          <table:table-cell office:value-type="float" office:value="-5.00118471938" calcext:value-type="float">
            <text:p>-5.00118471938</text:p>
          </table:table-cell>
          <table:table-cell table:number-columns-repeated="4"/>
          <table:table-cell office:value-type="float" office:value="-5.00102446579" calcext:value-type="float">
            <text:p>-5.00102446579</text:p>
          </table:table-cell>
          <table:table-cell office:value-type="float" office:value="-5.00107525941" calcext:value-type="float">
            <text:p>-5.00107525941</text:p>
          </table:table-cell>
          <table:table-cell/>
          <table:table-cell office:value-type="float" office:value="-5.00023009465" calcext:value-type="float">
            <text:p>-5.00023009465</text:p>
          </table:table-cell>
          <table:table-cell/>
          <table:table-cell office:value-type="float" office:value="-2.24249324095" calcext:value-type="float">
            <text:p>-2.24249324095</text:p>
          </table:table-cell>
        </table:table-row>
        <table:table-row table:style-name="ro3">
          <table:table-cell/>
          <table:table-cell office:value-type="float" office:value="-5.00130217629" calcext:value-type="float">
            <text:p>-5.00130217629</text:p>
          </table:table-cell>
          <table:table-cell table:number-columns-repeated="4"/>
          <table:table-cell office:value-type="float" office:value="-5.00103664985" calcext:value-type="float">
            <text:p>-5.00103664985</text:p>
          </table:table-cell>
          <table:table-cell office:value-type="float" office:value="-5.00108755141" calcext:value-type="float">
            <text:p>-5.00108755141</text:p>
          </table:table-cell>
          <table:table-cell/>
          <table:table-cell office:value-type="float" office:value="-5.00023373823" calcext:value-type="float">
            <text:p>-5.00023373823</text:p>
          </table:table-cell>
          <table:table-cell/>
          <table:table-cell office:value-type="float" office:value="-2.09209680113" calcext:value-type="float">
            <text:p>-2.09209680113</text:p>
          </table:table-cell>
        </table:table-row>
        <table:table-row table:style-name="ro3">
          <table:table-cell/>
          <table:table-cell office:value-type="float" office:value="-5.00139741872" calcext:value-type="float">
            <text:p>-5.00139741872</text:p>
          </table:table-cell>
          <table:table-cell table:number-columns-repeated="4"/>
          <table:table-cell office:value-type="float" office:value="-5.00104902493" calcext:value-type="float">
            <text:p>-5.00104902493</text:p>
          </table:table-cell>
          <table:table-cell office:value-type="float" office:value="-5.00110106455" calcext:value-type="float">
            <text:p>-5.00110106455</text:p>
          </table:table-cell>
          <table:table-cell/>
          <table:table-cell office:value-type="float" office:value="-5.00023793568" calcext:value-type="float">
            <text:p>-5.00023793568</text:p>
          </table:table-cell>
          <table:table-cell/>
          <table:table-cell office:value-type="float" office:value="-2.07077731422" calcext:value-type="float">
            <text:p>-2.07077731422</text:p>
          </table:table-cell>
        </table:table-row>
        <table:table-row table:style-name="ro3">
          <table:table-cell/>
          <table:table-cell office:value-type="float" office:value="-5.00147651037" calcext:value-type="float">
            <text:p>-5.00147651037</text:p>
          </table:table-cell>
          <table:table-cell table:number-columns-repeated="4"/>
          <table:table-cell office:value-type="float" office:value="-5.00106273638" calcext:value-type="float">
            <text:p>-5.00106273638</text:p>
          </table:table-cell>
          <table:table-cell office:value-type="float" office:value="-5.00111488745" calcext:value-type="float">
            <text:p>-5.00111488745</text:p>
          </table:table-cell>
          <table:table-cell/>
          <table:table-cell office:value-type="float" office:value="-5.0002414559" calcext:value-type="float">
            <text:p>-5.0002414559</text:p>
          </table:table-cell>
          <table:table-cell/>
          <table:table-cell office:value-type="float" office:value="-2.03790109704" calcext:value-type="float">
            <text:p>-2.03790109704</text:p>
          </table:table-cell>
        </table:table-row>
        <table:table-row table:style-name="ro3">
          <table:table-cell/>
          <table:table-cell office:value-type="float" office:value="-5.00154721132" calcext:value-type="float">
            <text:p>-5.00154721132</text:p>
          </table:table-cell>
          <table:table-cell table:number-columns-repeated="4"/>
          <table:table-cell office:value-type="float" office:value="-5.00107602485" calcext:value-type="float">
            <text:p>-5.00107602485</text:p>
          </table:table-cell>
          <table:table-cell office:value-type="float" office:value="-5.00112889349" calcext:value-type="float">
            <text:p>-5.00112889349</text:p>
          </table:table-cell>
          <table:table-cell/>
          <table:table-cell office:value-type="float" office:value="-5.00024518827" calcext:value-type="float">
            <text:p>-5.00024518827</text:p>
          </table:table-cell>
          <table:table-cell/>
          <table:table-cell office:value-type="float" office:value="-2.01418953226" calcext:value-type="float">
            <text:p>-2.01418953226</text:p>
          </table:table-cell>
        </table:table-row>
        <table:table-row table:style-name="ro3">
          <table:table-cell/>
          <table:table-cell office:value-type="float" office:value="-5.00161089415" calcext:value-type="float">
            <text:p>-5.00161089415</text:p>
          </table:table-cell>
          <table:table-cell table:number-columns-repeated="4"/>
          <table:table-cell office:value-type="float" office:value="-5.00108896425" calcext:value-type="float">
            <text:p>-5.00108896425</text:p>
          </table:table-cell>
          <table:table-cell office:value-type="float" office:value="-5.00114369012" calcext:value-type="float">
            <text:p>-5.00114369012</text:p>
          </table:table-cell>
          <table:table-cell/>
          <table:table-cell office:value-type="float" office:value="-5.00024891023" calcext:value-type="float">
            <text:p>-5.00024891023</text:p>
          </table:table-cell>
          <table:table-cell/>
          <table:table-cell office:value-type="float" office:value="-1.99943219314" calcext:value-type="float">
            <text:p>-1.99943219314</text:p>
          </table:table-cell>
        </table:table-row>
        <table:table-row table:style-name="ro3">
          <table:table-cell/>
          <table:table-cell office:value-type="float" office:value="-5.00167222954" calcext:value-type="float">
            <text:p>-5.00167222954</text:p>
          </table:table-cell>
          <table:table-cell table:number-columns-repeated="4"/>
          <table:table-cell office:value-type="float" office:value="-5.00110264815" calcext:value-type="float">
            <text:p>-5.00110264815</text:p>
          </table:table-cell>
          <table:table-cell office:value-type="float" office:value="-5.00115752998" calcext:value-type="float">
            <text:p>-5.00115752998</text:p>
          </table:table-cell>
          <table:table-cell/>
          <table:table-cell office:value-type="float" office:value="-5.0002528419" calcext:value-type="float">
            <text:p>-5.0002528419</text:p>
          </table:table-cell>
          <table:table-cell/>
          <table:table-cell office:value-type="float" office:value="-1.98684168996" calcext:value-type="float">
            <text:p>-1.98684168996</text:p>
          </table:table-cell>
        </table:table-row>
        <table:table-row table:style-name="ro3">
          <table:table-cell/>
          <table:table-cell office:value-type="float" office:value="-5.00172564327" calcext:value-type="float">
            <text:p>-5.00172564327</text:p>
          </table:table-cell>
          <table:table-cell table:number-columns-repeated="4"/>
          <table:table-cell office:value-type="float" office:value="-5.00111657066" calcext:value-type="float">
            <text:p>-5.00111657066</text:p>
          </table:table-cell>
          <table:table-cell office:value-type="float" office:value="-5.00117214011" calcext:value-type="float">
            <text:p>-5.00117214011</text:p>
          </table:table-cell>
          <table:table-cell/>
          <table:table-cell office:value-type="float" office:value="-5.00025644341" calcext:value-type="float">
            <text:p>-5.00025644341</text:p>
          </table:table-cell>
          <table:table-cell/>
          <table:table-cell office:value-type="float" office:value="-1.97360070439" calcext:value-type="float">
            <text:p>-1.97360070439</text:p>
          </table:table-cell>
        </table:table-row>
        <table:table-row table:style-name="ro3">
          <table:table-cell/>
          <table:table-cell office:value-type="float" office:value="-5.00177756953" calcext:value-type="float">
            <text:p>-5.00177756953</text:p>
          </table:table-cell>
          <table:table-cell table:number-columns-repeated="4"/>
          <table:table-cell office:value-type="float" office:value="-5.00113183142" calcext:value-type="float">
            <text:p>-5.00113183142</text:p>
          </table:table-cell>
          <table:table-cell office:value-type="float" office:value="-5.00118702643" calcext:value-type="float">
            <text:p>-5.00118702643</text:p>
          </table:table-cell>
          <table:table-cell/>
          <table:table-cell office:value-type="float" office:value="-5.00025973284" calcext:value-type="float">
            <text:p>-5.00025973284</text:p>
          </table:table-cell>
          <table:table-cell/>
          <table:table-cell office:value-type="float" office:value="-1.96800304946" calcext:value-type="float">
            <text:p>-1.96800304946</text:p>
          </table:table-cell>
        </table:table-row>
        <table:table-row table:style-name="ro3">
          <table:table-cell/>
          <table:table-cell office:value-type="float" office:value="-5.00182728984" calcext:value-type="float">
            <text:p>-5.00182728984</text:p>
          </table:table-cell>
          <table:table-cell table:number-columns-repeated="4"/>
          <table:table-cell office:value-type="float" office:value="-5.00114555592" calcext:value-type="float">
            <text:p>-5.00114555592</text:p>
          </table:table-cell>
          <table:table-cell office:value-type="float" office:value="-5.00120212666" calcext:value-type="float">
            <text:p>-5.00120212666</text:p>
          </table:table-cell>
          <table:table-cell/>
          <table:table-cell office:value-type="float" office:value="-5.00026326234" calcext:value-type="float">
            <text:p>-5.00026326234</text:p>
          </table:table-cell>
          <table:table-cell/>
          <table:table-cell office:value-type="float" office:value="-1.96147084025" calcext:value-type="float">
            <text:p>-1.96147084025</text:p>
          </table:table-cell>
        </table:table-row>
        <table:table-row table:style-name="ro3">
          <table:table-cell/>
          <table:table-cell office:value-type="float" office:value="-5.00187519264" calcext:value-type="float">
            <text:p>-5.00187519264</text:p>
          </table:table-cell>
          <table:table-cell table:number-columns-repeated="4"/>
          <table:table-cell office:value-type="float" office:value="-5.00115941755" calcext:value-type="float">
            <text:p>-5.00115941755</text:p>
          </table:table-cell>
          <table:table-cell office:value-type="float" office:value="-5.00121745859" calcext:value-type="float">
            <text:p>-5.00121745859</text:p>
          </table:table-cell>
          <table:table-cell/>
          <table:table-cell office:value-type="float" office:value="-5.00026679328" calcext:value-type="float">
            <text:p>-5.00026679328</text:p>
          </table:table-cell>
          <table:table-cell/>
          <table:table-cell office:value-type="float" office:value="-1.95788179733" calcext:value-type="float">
            <text:p>-1.95788179733</text:p>
          </table:table-cell>
        </table:table-row>
        <table:table-row table:style-name="ro3">
          <table:table-cell/>
          <table:table-cell office:value-type="float" office:value="-5.00192029187" calcext:value-type="float">
            <text:p>-5.00192029187</text:p>
          </table:table-cell>
          <table:table-cell table:number-columns-repeated="4"/>
          <table:table-cell office:value-type="float" office:value="-5.00117475083" calcext:value-type="float">
            <text:p>-5.00117475083</text:p>
          </table:table-cell>
          <table:table-cell office:value-type="float" office:value="-5.00123365772" calcext:value-type="float">
            <text:p>-5.00123365772</text:p>
          </table:table-cell>
          <table:table-cell/>
          <table:table-cell office:value-type="float" office:value="-5.00027006971" calcext:value-type="float">
            <text:p>-5.00027006971</text:p>
          </table:table-cell>
          <table:table-cell/>
          <table:table-cell office:value-type="float" office:value="-1.95664313409" calcext:value-type="float">
            <text:p>-1.95664313409</text:p>
          </table:table-cell>
        </table:table-row>
        <table:table-row table:style-name="ro3">
          <table:table-cell/>
          <table:table-cell office:value-type="float" office:value="-5.00196683815" calcext:value-type="float">
            <text:p>-5.00196683815</text:p>
          </table:table-cell>
          <table:table-cell table:number-columns-repeated="4"/>
          <table:table-cell office:value-type="float" office:value="-5.00118912533" calcext:value-type="float">
            <text:p>-5.00118912533</text:p>
          </table:table-cell>
          <table:table-cell office:value-type="float" office:value="-5.0012488164" calcext:value-type="float">
            <text:p>-5.0012488164</text:p>
          </table:table-cell>
          <table:table-cell/>
          <table:table-cell office:value-type="float" office:value="-5.00027381915" calcext:value-type="float">
            <text:p>-5.00027381915</text:p>
          </table:table-cell>
          <table:table-cell/>
          <table:table-cell office:value-type="float" office:value="-1.95558140783" calcext:value-type="float">
            <text:p>-1.95558140783</text:p>
          </table:table-cell>
        </table:table-row>
        <table:table-row table:style-name="ro3">
          <table:table-cell/>
          <table:table-cell office:value-type="float" office:value="-5.00200974343" calcext:value-type="float">
            <text:p>-5.00200974343</text:p>
          </table:table-cell>
          <table:table-cell table:number-columns-repeated="4"/>
          <table:table-cell office:value-type="float" office:value="-5.00120489931" calcext:value-type="float">
            <text:p>-5.00120489931</text:p>
          </table:table-cell>
          <table:table-cell office:value-type="float" office:value="-5.00126547755" calcext:value-type="float">
            <text:p>-5.00126547755</text:p>
          </table:table-cell>
          <table:table-cell/>
          <table:table-cell office:value-type="float" office:value="-5.00027750307" calcext:value-type="float">
            <text:p>-5.00027750307</text:p>
          </table:table-cell>
          <table:table-cell/>
          <table:table-cell office:value-type="float" office:value="-1.95693982755" calcext:value-type="float">
            <text:p>-1.95693982755</text:p>
          </table:table-cell>
        </table:table-row>
        <table:table-row table:style-name="ro3">
          <table:table-cell/>
          <table:table-cell office:value-type="float" office:value="-5.00205439568" calcext:value-type="float">
            <text:p>-5.00205439568</text:p>
          </table:table-cell>
          <table:table-cell table:number-columns-repeated="4"/>
          <table:table-cell office:value-type="float" office:value="-5.00122033403" calcext:value-type="float">
            <text:p>-5.00122033403</text:p>
          </table:table-cell>
          <table:table-cell office:value-type="float" office:value="-5.00128112697" calcext:value-type="float">
            <text:p>-5.00128112697</text:p>
          </table:table-cell>
          <table:table-cell/>
          <table:table-cell office:value-type="float" office:value="-5.00028095521" calcext:value-type="float">
            <text:p>-5.00028095521</text:p>
          </table:table-cell>
          <table:table-cell/>
          <table:table-cell office:value-type="float" office:value="-1.9576908163" calcext:value-type="float">
            <text:p>-1.9576908163</text:p>
          </table:table-cell>
        </table:table-row>
        <table:table-row table:style-name="ro3">
          <table:table-cell/>
          <table:table-cell office:value-type="float" office:value="-5.00209718164" calcext:value-type="float">
            <text:p>-5.00209718164</text:p>
          </table:table-cell>
          <table:table-cell table:number-columns-repeated="4"/>
          <table:table-cell office:value-type="float" office:value="-5.00123595073" calcext:value-type="float">
            <text:p>-5.00123595073</text:p>
          </table:table-cell>
          <table:table-cell office:value-type="float" office:value="-5.00129831522" calcext:value-type="float">
            <text:p>-5.00129831522</text:p>
          </table:table-cell>
          <table:table-cell/>
          <table:table-cell office:value-type="float" office:value="-5.00028438767" calcext:value-type="float">
            <text:p>-5.00028438767</text:p>
          </table:table-cell>
          <table:table-cell/>
          <table:table-cell office:value-type="float" office:value="-1.95771864274" calcext:value-type="float">
            <text:p>-1.95771864274</text:p>
          </table:table-cell>
        </table:table-row>
        <table:table-row table:style-name="ro3">
          <table:table-cell/>
          <table:table-cell office:value-type="float" office:value="-5.00213912436" calcext:value-type="float">
            <text:p>-5.00213912436</text:p>
          </table:table-cell>
          <table:table-cell table:number-columns-repeated="4"/>
          <table:table-cell office:value-type="float" office:value="-5.00125311474" calcext:value-type="float">
            <text:p>-5.00125311474</text:p>
          </table:table-cell>
          <table:table-cell office:value-type="float" office:value="-5.0013158252" calcext:value-type="float">
            <text:p>-5.0013158252</text:p>
          </table:table-cell>
          <table:table-cell/>
          <table:table-cell office:value-type="float" office:value="-5.00028762962" calcext:value-type="float">
            <text:p>-5.00028762962</text:p>
          </table:table-cell>
          <table:table-cell/>
          <table:table-cell office:value-type="float" office:value="-1.95934607606" calcext:value-type="float">
            <text:p>-1.95934607606</text:p>
          </table:table-cell>
        </table:table-row>
        <table:table-row table:style-name="ro3">
          <table:table-cell/>
          <table:table-cell office:value-type="float" office:value="-5.00217936809" calcext:value-type="float">
            <text:p>-5.00217936809</text:p>
          </table:table-cell>
          <table:table-cell table:number-columns-repeated="4"/>
          <table:table-cell office:value-type="float" office:value="-5.00126855853" calcext:value-type="float">
            <text:p>-5.00126855853</text:p>
          </table:table-cell>
          <table:table-cell office:value-type="float" office:value="-5.00133148075" calcext:value-type="float">
            <text:p>-5.00133148075</text:p>
          </table:table-cell>
          <table:table-cell/>
          <table:table-cell office:value-type="float" office:value="-5.00029131135" calcext:value-type="float">
            <text:p>-5.00029131135</text:p>
          </table:table-cell>
          <table:table-cell/>
          <table:table-cell office:value-type="float" office:value="-1.96117414826" calcext:value-type="float">
            <text:p>-1.96117414826</text:p>
          </table:table-cell>
        </table:table-row>
        <table:table-row table:style-name="ro3">
          <table:table-cell/>
          <table:table-cell office:value-type="float" office:value="-5.00222054212" calcext:value-type="float">
            <text:p>-5.00222054212</text:p>
          </table:table-cell>
          <table:table-cell table:number-columns-repeated="4"/>
          <table:table-cell office:value-type="float" office:value="-5.0012835166" calcext:value-type="float">
            <text:p>-5.0012835166</text:p>
          </table:table-cell>
          <table:table-cell office:value-type="float" office:value="-5.00134806272" calcext:value-type="float">
            <text:p>-5.00134806272</text:p>
          </table:table-cell>
          <table:table-cell/>
          <table:table-cell office:value-type="float" office:value="-5.00029457085" calcext:value-type="float">
            <text:p>-5.00029457085</text:p>
          </table:table-cell>
          <table:table-cell/>
          <table:table-cell office:value-type="float" office:value="-1.96291761687" calcext:value-type="float">
            <text:p>-1.96291761687</text:p>
          </table:table-cell>
        </table:table-row>
        <table:table-row table:style-name="ro3">
          <table:table-cell/>
          <table:table-cell office:value-type="float" office:value="-5.00226283811" calcext:value-type="float">
            <text:p>-5.00226283811</text:p>
          </table:table-cell>
          <table:table-cell table:number-columns-repeated="4"/>
          <table:table-cell office:value-type="float" office:value="-5.00129879387" calcext:value-type="float">
            <text:p>-5.00129879387</text:p>
          </table:table-cell>
          <table:table-cell office:value-type="float" office:value="-5.00136653338" calcext:value-type="float">
            <text:p>-5.00136653338</text:p>
          </table:table-cell>
          <table:table-cell/>
          <table:table-cell office:value-type="float" office:value="-5.00029804378" calcext:value-type="float">
            <text:p>-5.00029804378</text:p>
          </table:table-cell>
          <table:table-cell/>
          <table:table-cell office:value-type="float" office:value="-1.96492863581" calcext:value-type="float">
            <text:p>-1.96492863581</text:p>
          </table:table-cell>
        </table:table-row>
        <table:table-row table:style-name="ro3">
          <table:table-cell/>
          <table:table-cell office:value-type="float" office:value="-5.00230223205" calcext:value-type="float">
            <text:p>-5.00230223205</text:p>
          </table:table-cell>
          <table:table-cell table:number-columns-repeated="4"/>
          <table:table-cell office:value-type="float" office:value="-5.0013164396" calcext:value-type="float">
            <text:p>-5.0013164396</text:p>
          </table:table-cell>
          <table:table-cell office:value-type="float" office:value="-5.00138444711" calcext:value-type="float">
            <text:p>-5.00138444711</text:p>
          </table:table-cell>
          <table:table-cell/>
          <table:table-cell office:value-type="float" office:value="-5.00030154901" calcext:value-type="float">
            <text:p>-5.00030154901</text:p>
          </table:table-cell>
          <table:table-cell/>
          <table:table-cell office:value-type="float" office:value="-1.96694481764" calcext:value-type="float">
            <text:p>-1.96694481764</text:p>
          </table:table-cell>
        </table:table-row>
        <table:table-row table:style-name="ro3">
          <table:table-cell/>
          <table:table-cell office:value-type="float" office:value="-5.00234420398" calcext:value-type="float">
            <text:p>-5.00234420398</text:p>
          </table:table-cell>
          <table:table-cell table:number-columns-repeated="4"/>
          <table:table-cell office:value-type="float" office:value="-5.00133303131" calcext:value-type="float">
            <text:p>-5.00133303131</text:p>
          </table:table-cell>
          <table:table-cell office:value-type="float" office:value="-5.00140339001" calcext:value-type="float">
            <text:p>-5.00140339001</text:p>
          </table:table-cell>
          <table:table-cell/>
          <table:table-cell office:value-type="float" office:value="-5.00030506373" calcext:value-type="float">
            <text:p>-5.00030506373</text:p>
          </table:table-cell>
          <table:table-cell/>
          <table:table-cell office:value-type="float" office:value="-1.96895817636" calcext:value-type="float">
            <text:p>-1.96895817636</text:p>
          </table:table-cell>
        </table:table-row>
        <table:table-row table:style-name="ro3">
          <table:table-cell/>
          <table:table-cell office:value-type="float" office:value="-5.00238466742" calcext:value-type="float">
            <text:p>-5.00238466742</text:p>
          </table:table-cell>
          <table:table-cell table:number-columns-repeated="4"/>
          <table:table-cell office:value-type="float" office:value="-5.00135263726" calcext:value-type="float">
            <text:p>-5.00135263726</text:p>
          </table:table-cell>
          <table:table-cell office:value-type="float" office:value="-5.00142113118" calcext:value-type="float">
            <text:p>-5.00142113118</text:p>
          </table:table-cell>
          <table:table-cell/>
          <table:table-cell office:value-type="float" office:value="-5.00030878246" calcext:value-type="float">
            <text:p>-5.00030878246</text:p>
          </table:table-cell>
          <table:table-cell/>
          <table:table-cell office:value-type="float" office:value="-1.97107913669" calcext:value-type="float">
            <text:p>-1.97107913669</text:p>
          </table:table-cell>
        </table:table-row>
        <table:table-row table:style-name="ro3">
          <table:table-cell/>
          <table:table-cell office:value-type="float" office:value="-5.00242512351" calcext:value-type="float">
            <text:p>-5.00242512351</text:p>
          </table:table-cell>
          <table:table-cell table:number-columns-repeated="4"/>
          <table:table-cell office:value-type="float" office:value="-5.00137039591" calcext:value-type="float">
            <text:p>-5.00137039591</text:p>
          </table:table-cell>
          <table:table-cell office:value-type="float" office:value="-5.00143987927" calcext:value-type="float">
            <text:p>-5.00143987927</text:p>
          </table:table-cell>
          <table:table-cell/>
          <table:table-cell office:value-type="float" office:value="-5.00031214245" calcext:value-type="float">
            <text:p>-5.00031214245</text:p>
          </table:table-cell>
          <table:table-cell/>
          <table:table-cell office:value-type="float" office:value="-1.97335132684" calcext:value-type="float">
            <text:p>-1.97335132684</text:p>
          </table:table-cell>
        </table:table-row>
        <table:table-row table:style-name="ro3">
          <table:table-cell/>
          <table:table-cell office:value-type="float" office:value="-5.00246563255" calcext:value-type="float">
            <text:p>-5.00246563255</text:p>
          </table:table-cell>
          <table:table-cell table:number-columns-repeated="4"/>
          <table:table-cell office:value-type="float" office:value="-5.00138902666" calcext:value-type="float">
            <text:p>-5.00138902666</text:p>
          </table:table-cell>
          <table:table-cell office:value-type="float" office:value="-5.00145900051" calcext:value-type="float">
            <text:p>-5.00145900051</text:p>
          </table:table-cell>
          <table:table-cell/>
          <table:table-cell office:value-type="float" office:value="-5.00031569958" calcext:value-type="float">
            <text:p>-5.00031569958</text:p>
          </table:table-cell>
          <table:table-cell/>
          <table:table-cell office:value-type="float" office:value="-1.97521246293" calcext:value-type="float">
            <text:p>-1.97521246293</text:p>
          </table:table-cell>
        </table:table-row>
        <table:table-row table:style-name="ro3">
          <table:table-cell/>
          <table:table-cell office:value-type="float" office:value="-5.0025062472" calcext:value-type="float">
            <text:p>-5.0025062472</text:p>
          </table:table-cell>
          <table:table-cell table:number-columns-repeated="4"/>
          <table:table-cell office:value-type="float" office:value="-5.00140724557" calcext:value-type="float">
            <text:p>-5.00140724557</text:p>
          </table:table-cell>
          <table:table-cell office:value-type="float" office:value="-5.00147841828" calcext:value-type="float">
            <text:p>-5.00147841828</text:p>
          </table:table-cell>
          <table:table-cell/>
          <table:table-cell office:value-type="float" office:value="-5.00031930229" calcext:value-type="float">
            <text:p>-5.00031930229</text:p>
          </table:table-cell>
          <table:table-cell/>
          <table:table-cell office:value-type="float" office:value="-1.97689536452" calcext:value-type="float">
            <text:p>-1.97689536452</text:p>
          </table:table-cell>
        </table:table-row>
        <table:table-row table:style-name="ro3">
          <table:table-cell/>
          <table:table-cell office:value-type="float" office:value="-5.0025470181" calcext:value-type="float">
            <text:p>-5.0025470181</text:p>
          </table:table-cell>
          <table:table-cell table:number-columns-repeated="4"/>
          <table:table-cell office:value-type="float" office:value="-5.0014242235" calcext:value-type="float">
            <text:p>-5.0014242235</text:p>
          </table:table-cell>
          <table:table-cell office:value-type="float" office:value="-5.0014981561" calcext:value-type="float">
            <text:p>-5.0014981561</text:p>
          </table:table-cell>
          <table:table-cell/>
          <table:table-cell office:value-type="float" office:value="-5.00032274352" calcext:value-type="float">
            <text:p>-5.00032274352</text:p>
          </table:table-cell>
          <table:table-cell/>
          <table:table-cell office:value-type="float" office:value="-1.97816760061" calcext:value-type="float">
            <text:p>-1.97816760061</text:p>
          </table:table-cell>
        </table:table-row>
        <table:table-row table:style-name="ro3">
          <table:table-cell/>
          <table:table-cell office:value-type="float" office:value="-5.0025866234" calcext:value-type="float">
            <text:p>-5.0025866234</text:p>
          </table:table-cell>
          <table:table-cell table:number-columns-repeated="4"/>
          <table:table-cell office:value-type="float" office:value="-5.00144378169" calcext:value-type="float">
            <text:p>-5.00144378169</text:p>
          </table:table-cell>
          <table:table-cell office:value-type="float" office:value="-5.00151741138" calcext:value-type="float">
            <text:p>-5.00151741138</text:p>
          </table:table-cell>
          <table:table-cell/>
          <table:table-cell office:value-type="float" office:value="-5.00032660454" calcext:value-type="float">
            <text:p>-5.00032660454</text:p>
          </table:table-cell>
          <table:table-cell/>
          <table:table-cell office:value-type="float" office:value="-1.97970978079" calcext:value-type="float">
            <text:p>-1.97970978079</text:p>
          </table:table-cell>
        </table:table-row>
        <table:table-row table:style-name="ro3">
          <table:table-cell/>
          <table:table-cell office:value-type="float" office:value="-5.00262795117" calcext:value-type="float">
            <text:p>-5.00262795117</text:p>
          </table:table-cell>
          <table:table-cell table:number-columns-repeated="4"/>
          <table:table-cell office:value-type="float" office:value="-5.00146298439" calcext:value-type="float">
            <text:p>-5.00146298439</text:p>
          </table:table-cell>
          <table:table-cell office:value-type="float" office:value="-5.00153790208" calcext:value-type="float">
            <text:p>-5.00153790208</text:p>
          </table:table-cell>
          <table:table-cell/>
          <table:table-cell office:value-type="float" office:value="-5.00033027792" calcext:value-type="float">
            <text:p>-5.00033027792</text:p>
          </table:table-cell>
          <table:table-cell/>
          <table:table-cell office:value-type="float" office:value="-1.98153684334" calcext:value-type="float">
            <text:p>-1.98153684334</text:p>
          </table:table-cell>
        </table:table-row>
        <table:table-row table:style-name="ro3">
          <table:table-cell/>
          <table:table-cell office:value-type="float" office:value="-5.00266943689" calcext:value-type="float">
            <text:p>-5.00266943689</text:p>
          </table:table-cell>
          <table:table-cell table:number-columns-repeated="4"/>
          <table:table-cell office:value-type="float" office:value="-5.00148242333" calcext:value-type="float">
            <text:p>-5.00148242333</text:p>
          </table:table-cell>
          <table:table-cell office:value-type="float" office:value="-5.00156031089" calcext:value-type="float">
            <text:p>-5.00156031089</text:p>
          </table:table-cell>
          <table:table-cell/>
          <table:table-cell office:value-type="float" office:value="-5.0003339824" calcext:value-type="float">
            <text:p>-5.0003339824</text:p>
          </table:table-cell>
          <table:table-cell/>
          <table:table-cell office:value-type="float" office:value="-1.98295552314" calcext:value-type="float">
            <text:p>-1.98295552314</text:p>
          </table:table-cell>
        </table:table-row>
        <table:table-row table:style-name="ro3">
          <table:table-cell/>
          <table:table-cell office:value-type="float" office:value="-5.00271273461" calcext:value-type="float">
            <text:p>-5.00271273461</text:p>
          </table:table-cell>
          <table:table-cell table:number-columns-repeated="4"/>
          <table:table-cell office:value-type="float" office:value="-5.00150219797" calcext:value-type="float">
            <text:p>-5.00150219797</text:p>
          </table:table-cell>
          <table:table-cell office:value-type="float" office:value="-5.00158055855" calcext:value-type="float">
            <text:p>-5.00158055855</text:p>
          </table:table-cell>
          <table:table-cell/>
          <table:table-cell office:value-type="float" office:value="-5.00033756347" calcext:value-type="float">
            <text:p>-5.00033756347</text:p>
          </table:table-cell>
          <table:table-cell/>
          <table:table-cell office:value-type="float" office:value="-1.98423370394" calcext:value-type="float">
            <text:p>-1.98423370394</text:p>
          </table:table-cell>
        </table:table-row>
        <table:table-row table:style-name="ro3">
          <table:table-cell/>
          <table:table-cell office:value-type="float" office:value="-5.00275640666" calcext:value-type="float">
            <text:p>-5.00275640666</text:p>
          </table:table-cell>
          <table:table-cell table:number-columns-repeated="4"/>
          <table:table-cell office:value-type="float" office:value="-5.00152229606" calcext:value-type="float">
            <text:p>-5.00152229606</text:p>
          </table:table-cell>
          <table:table-cell office:value-type="float" office:value="-5.00160190908" calcext:value-type="float">
            <text:p>-5.00160190908</text:p>
          </table:table-cell>
          <table:table-cell/>
          <table:table-cell office:value-type="float" office:value="-5.00034150191" calcext:value-type="float">
            <text:p>-5.00034150191</text:p>
          </table:table-cell>
          <table:table-cell/>
          <table:table-cell office:value-type="float" office:value="-1.98544028492" calcext:value-type="float">
            <text:p>-1.98544028492</text:p>
          </table:table-cell>
        </table:table-row>
        <table:table-row table:style-name="ro3">
          <table:table-cell/>
          <table:table-cell office:value-type="float" office:value="-5.00279618325" calcext:value-type="float">
            <text:p>-5.00279618325</text:p>
          </table:table-cell>
          <table:table-cell table:number-columns-repeated="4"/>
          <table:table-cell office:value-type="float" office:value="-5.00154364097" calcext:value-type="float">
            <text:p>-5.00154364097</text:p>
          </table:table-cell>
          <table:table-cell office:value-type="float" office:value="-5.00162371651" calcext:value-type="float">
            <text:p>-5.00162371651</text:p>
          </table:table-cell>
          <table:table-cell/>
          <table:table-cell office:value-type="float" office:value="-5.00034514057" calcext:value-type="float">
            <text:p>-5.00034514057</text:p>
          </table:table-cell>
          <table:table-cell/>
          <table:table-cell office:value-type="float" office:value="-1.98656690171" calcext:value-type="float">
            <text:p>-1.98656690171</text:p>
          </table:table-cell>
        </table:table-row>
        <table:table-row table:style-name="ro3">
          <table:table-cell/>
          <table:table-cell office:value-type="float" office:value="-5.00284069612" calcext:value-type="float">
            <text:p>-5.00284069612</text:p>
          </table:table-cell>
          <table:table-cell table:number-columns-repeated="4"/>
          <table:table-cell office:value-type="float" office:value="-5.00156267051" calcext:value-type="float">
            <text:p>-5.00156267051</text:p>
          </table:table-cell>
          <table:table-cell office:value-type="float" office:value="-5.0016450895" calcext:value-type="float">
            <text:p>-5.0016450895</text:p>
          </table:table-cell>
          <table:table-cell/>
          <table:table-cell office:value-type="float" office:value="-5.0003491868" calcext:value-type="float">
            <text:p>-5.0003491868</text:p>
          </table:table-cell>
          <table:table-cell/>
          <table:table-cell office:value-type="float" office:value="-1.98742716635" calcext:value-type="float">
            <text:p>-1.98742716635</text:p>
          </table:table-cell>
        </table:table-row>
        <table:table-row table:style-name="ro3">
          <table:table-cell/>
          <table:table-cell office:value-type="float" office:value="-5.00288279759" calcext:value-type="float">
            <text:p>-5.00288279759</text:p>
          </table:table-cell>
          <table:table-cell table:number-columns-repeated="4"/>
          <table:table-cell office:value-type="float" office:value="-5.00158373936" calcext:value-type="float">
            <text:p>-5.00158373936</text:p>
          </table:table-cell>
          <table:table-cell office:value-type="float" office:value="-5.00166756082" calcext:value-type="float">
            <text:p>-5.00166756082</text:p>
          </table:table-cell>
          <table:table-cell/>
          <table:table-cell office:value-type="float" office:value="-5.00035305927" calcext:value-type="float">
            <text:p>-5.00035305927</text:p>
          </table:table-cell>
          <table:table-cell/>
          <table:table-cell office:value-type="float" office:value="-1.98840457973" calcext:value-type="float">
            <text:p>-1.98840457973</text:p>
          </table:table-cell>
        </table:table-row>
        <table:table-row table:style-name="ro3">
          <table:table-cell/>
          <table:table-cell office:value-type="float" office:value="-5.00292829088" calcext:value-type="float">
            <text:p>-5.00292829088</text:p>
          </table:table-cell>
          <table:table-cell table:number-columns-repeated="4"/>
          <table:table-cell office:value-type="float" office:value="-5.00160528623" calcext:value-type="float">
            <text:p>-5.00160528623</text:p>
          </table:table-cell>
          <table:table-cell office:value-type="float" office:value="-5.00169149447" calcext:value-type="float">
            <text:p>-5.00169149447</text:p>
          </table:table-cell>
          <table:table-cell/>
          <table:table-cell office:value-type="float" office:value="-5.0003569714" calcext:value-type="float">
            <text:p>-5.0003569714</text:p>
          </table:table-cell>
          <table:table-cell/>
          <table:table-cell office:value-type="float" office:value="-1.98951000442" calcext:value-type="float">
            <text:p>-1.98951000442</text:p>
          </table:table-cell>
        </table:table-row>
        <table:table-row table:style-name="ro3">
          <table:table-cell/>
          <table:table-cell office:value-type="float" office:value="-5.00297148023" calcext:value-type="float">
            <text:p>-5.00297148023</text:p>
          </table:table-cell>
          <table:table-cell table:number-columns-repeated="4"/>
          <table:table-cell office:value-type="float" office:value="-5.00162892733" calcext:value-type="float">
            <text:p>-5.00162892733</text:p>
          </table:table-cell>
          <table:table-cell office:value-type="float" office:value="-5.00171484574" calcext:value-type="float">
            <text:p>-5.00171484574</text:p>
          </table:table-cell>
          <table:table-cell/>
          <table:table-cell office:value-type="float" office:value="-5.00036092494" calcext:value-type="float">
            <text:p>-5.00036092494</text:p>
          </table:table-cell>
          <table:table-cell/>
          <table:table-cell office:value-type="float" office:value="-1.99037447204" calcext:value-type="float">
            <text:p>-1.99037447204</text:p>
          </table:table-cell>
        </table:table-row>
        <table:table-row table:style-name="ro3">
          <table:table-cell/>
          <table:table-cell office:value-type="float" office:value="-5.0030166138" calcext:value-type="float">
            <text:p>-5.0030166138</text:p>
          </table:table-cell>
          <table:table-cell table:number-columns-repeated="4"/>
          <table:table-cell office:value-type="float" office:value="-5.00165024243" calcext:value-type="float">
            <text:p>-5.00165024243</text:p>
          </table:table-cell>
          <table:table-cell office:value-type="float" office:value="-5.00173855078" calcext:value-type="float">
            <text:p>-5.00173855078</text:p>
          </table:table-cell>
          <table:table-cell/>
          <table:table-cell office:value-type="float" office:value="-5.00036492049" calcext:value-type="float">
            <text:p>-5.00036492049</text:p>
          </table:table-cell>
          <table:table-cell/>
          <table:table-cell office:value-type="float" office:value="-1.99114697707" calcext:value-type="float">
            <text:p>-1.99114697707</text:p>
          </table:table-cell>
        </table:table-row>
        <table:table-row table:style-name="ro3">
          <table:table-cell/>
          <table:table-cell office:value-type="float" office:value="-5.00306398006" calcext:value-type="float">
            <text:p>-5.00306398006</text:p>
          </table:table-cell>
          <table:table-cell table:number-columns-repeated="4"/>
          <table:table-cell office:value-type="float" office:value="-5.00167272753" calcext:value-type="float">
            <text:p>-5.00167272753</text:p>
          </table:table-cell>
          <table:table-cell office:value-type="float" office:value="-5.00176268845" calcext:value-type="float">
            <text:p>-5.00176268845</text:p>
          </table:table-cell>
          <table:table-cell/>
          <table:table-cell office:value-type="float" office:value="-5.00036895905" calcext:value-type="float">
            <text:p>-5.00036895905</text:p>
          </table:table-cell>
          <table:table-cell/>
          <table:table-cell office:value-type="float" office:value="-1.99174403902" calcext:value-type="float">
            <text:p>-1.99174403902</text:p>
          </table:table-cell>
        </table:table-row>
        <table:table-row table:style-name="ro3">
          <table:table-cell/>
          <table:table-cell office:value-type="float" office:value="-5.00311046127" calcext:value-type="float">
            <text:p>-5.00311046127</text:p>
          </table:table-cell>
          <table:table-cell table:number-columns-repeated="4"/>
          <table:table-cell office:value-type="float" office:value="-5.00169477336" calcext:value-type="float">
            <text:p>-5.00169477336</text:p>
          </table:table-cell>
          <table:table-cell office:value-type="float" office:value="-5.00178735872" calcext:value-type="float">
            <text:p>-5.00178735872</text:p>
          </table:table-cell>
          <table:table-cell/>
          <table:table-cell office:value-type="float" office:value="-5.00037323261" calcext:value-type="float">
            <text:p>-5.00037323261</text:p>
          </table:table-cell>
          <table:table-cell/>
          <table:table-cell office:value-type="float" office:value="-1.99252343154" calcext:value-type="float">
            <text:p>-1.99252343154</text:p>
          </table:table-cell>
        </table:table-row>
        <table:table-row table:style-name="ro3">
          <table:table-cell/>
          <table:table-cell office:value-type="float" office:value="-5.00315599509" calcext:value-type="float">
            <text:p>-5.00315599509</text:p>
          </table:table-cell>
          <table:table-cell table:number-columns-repeated="4"/>
          <table:table-cell office:value-type="float" office:value="-5.00172010613" calcext:value-type="float">
            <text:p>-5.00172010613</text:p>
          </table:table-cell>
          <table:table-cell office:value-type="float" office:value="-5.00181329033" calcext:value-type="float">
            <text:p>-5.00181329033</text:p>
          </table:table-cell>
          <table:table-cell/>
          <table:table-cell office:value-type="float" office:value="-5.0003773534" calcext:value-type="float">
            <text:p>-5.0003773534</text:p>
          </table:table-cell>
          <table:table-cell/>
          <table:table-cell office:value-type="float" office:value="-1.99315894571" calcext:value-type="float">
            <text:p>-1.99315894571</text:p>
          </table:table-cell>
        </table:table-row>
        <table:table-row table:style-name="ro3">
          <table:table-cell/>
          <table:table-cell office:value-type="float" office:value="-5.00320391365" calcext:value-type="float">
            <text:p>-5.00320391365</text:p>
          </table:table-cell>
          <table:table-cell table:number-columns-repeated="4"/>
          <table:table-cell office:value-type="float" office:value="-5.00174382161" calcext:value-type="float">
            <text:p>-5.00174382161</text:p>
          </table:table-cell>
          <table:table-cell office:value-type="float" office:value="-5.00183669667" calcext:value-type="float">
            <text:p>-5.00183669667</text:p>
          </table:table-cell>
          <table:table-cell/>
          <table:table-cell office:value-type="float" office:value="-5.0003813148" calcext:value-type="float">
            <text:p>-5.0003813148</text:p>
          </table:table-cell>
          <table:table-cell/>
          <table:table-cell office:value-type="float" office:value="-1.99362719883" calcext:value-type="float">
            <text:p>-1.99362719883</text:p>
          </table:table-cell>
        </table:table-row>
        <table:table-row table:style-name="ro3">
          <table:table-cell/>
          <table:table-cell office:value-type="float" office:value="-5.00325402519" calcext:value-type="float">
            <text:p>-5.00325402519</text:p>
          </table:table-cell>
          <table:table-cell table:number-columns-repeated="4"/>
          <table:table-cell office:value-type="float" office:value="-5.00176596468" calcext:value-type="float">
            <text:p>-5.00176596468</text:p>
          </table:table-cell>
          <table:table-cell office:value-type="float" office:value="-5.00186357937" calcext:value-type="float">
            <text:p>-5.00186357937</text:p>
          </table:table-cell>
          <table:table-cell/>
          <table:table-cell office:value-type="float" office:value="-5.0003855275" calcext:value-type="float">
            <text:p>-5.0003855275</text:p>
          </table:table-cell>
          <table:table-cell/>
          <table:table-cell office:value-type="float" office:value="-1.99415024004" calcext:value-type="float">
            <text:p>-1.99415024004</text:p>
          </table:table-cell>
        </table:table-row>
        <table:table-row table:style-name="ro3">
          <table:table-cell/>
          <table:table-cell office:value-type="float" office:value="-5.00330178582" calcext:value-type="float">
            <text:p>-5.00330178582</text:p>
          </table:table-cell>
          <table:table-cell table:number-columns-repeated="4"/>
          <table:table-cell office:value-type="float" office:value="-5.00179148525" calcext:value-type="float">
            <text:p>-5.00179148525</text:p>
          </table:table-cell>
          <table:table-cell office:value-type="float" office:value="-5.00189003189" calcext:value-type="float">
            <text:p>-5.00189003189</text:p>
          </table:table-cell>
          <table:table-cell/>
          <table:table-cell office:value-type="float" office:value="-5.00038980375" calcext:value-type="float">
            <text:p>-5.00038980375</text:p>
          </table:table-cell>
          <table:table-cell/>
          <table:table-cell office:value-type="float" office:value="-1.99473004735" calcext:value-type="float">
            <text:p>-1.99473004735</text:p>
          </table:table-cell>
        </table:table-row>
        <table:table-row table:style-name="ro3">
          <table:table-cell/>
          <table:table-cell office:value-type="float" office:value="-5.00335349246" calcext:value-type="float">
            <text:p>-5.00335349246</text:p>
          </table:table-cell>
          <table:table-cell table:number-columns-repeated="4"/>
          <table:table-cell office:value-type="float" office:value="-5.00181656841" calcext:value-type="float">
            <text:p>-5.00181656841</text:p>
          </table:table-cell>
          <table:table-cell office:value-type="float" office:value="-5.00191903598" calcext:value-type="float">
            <text:p>-5.00191903598</text:p>
          </table:table-cell>
          <table:table-cell/>
          <table:table-cell office:value-type="float" office:value="-5.00039412373" calcext:value-type="float">
            <text:p>-5.00039412373</text:p>
          </table:table-cell>
          <table:table-cell/>
          <table:table-cell office:value-type="float" office:value="-1.9951849959" calcext:value-type="float">
            <text:p>-1.9951849959</text:p>
          </table:table-cell>
        </table:table-row>
        <table:table-row table:style-name="ro3">
          <table:table-cell/>
          <table:table-cell office:value-type="float" office:value="-5.00340450337" calcext:value-type="float">
            <text:p>-5.00340450337</text:p>
          </table:table-cell>
          <table:table-cell table:number-columns-repeated="4"/>
          <table:table-cell office:value-type="float" office:value="-5.00184199373" calcext:value-type="float">
            <text:p>-5.00184199373</text:p>
          </table:table-cell>
          <table:table-cell office:value-type="float" office:value="-5.0019463374" calcext:value-type="float">
            <text:p>-5.0019463374</text:p>
          </table:table-cell>
          <table:table-cell/>
          <table:table-cell office:value-type="float" office:value="-5.00039849308" calcext:value-type="float">
            <text:p>-5.00039849308</text:p>
          </table:table-cell>
          <table:table-cell/>
          <table:table-cell office:value-type="float" office:value="-1.99559025801" calcext:value-type="float">
            <text:p>-1.99559025801</text:p>
          </table:table-cell>
        </table:table-row>
        <table:table-row table:style-name="ro3">
          <table:table-cell/>
          <table:table-cell office:value-type="float" office:value="-5.003456277" calcext:value-type="float">
            <text:p>-5.003456277</text:p>
          </table:table-cell>
          <table:table-cell table:number-columns-repeated="4"/>
          <table:table-cell office:value-type="float" office:value="-5.00186788864" calcext:value-type="float">
            <text:p>-5.00186788864</text:p>
          </table:table-cell>
          <table:table-cell office:value-type="float" office:value="-5.00197291116" calcext:value-type="float">
            <text:p>-5.00197291116</text:p>
          </table:table-cell>
          <table:table-cell/>
          <table:table-cell office:value-type="float" office:value="-5.00040291214" calcext:value-type="float">
            <text:p>-5.00040291214</text:p>
          </table:table-cell>
          <table:table-cell/>
          <table:table-cell office:value-type="float" office:value="-1.99596592704" calcext:value-type="float">
            <text:p>-1.99596592704</text:p>
          </table:table-cell>
        </table:table-row>
        <table:table-row table:style-name="ro3">
          <table:table-cell table:number-columns-repeated="6"/>
          <table:table-cell office:value-type="float" office:value="-5.00189530257" calcext:value-type="float">
            <text:p>-5.00189530257</text:p>
          </table:table-cell>
          <table:table-cell office:value-type="float" office:value="-5.00200004194" calcext:value-type="float">
            <text:p>-5.00200004194</text:p>
          </table:table-cell>
          <table:table-cell/>
          <table:table-cell office:value-type="float" office:value="-5.00040738201" calcext:value-type="float">
            <text:p>-5.00040738201</text:p>
          </table:table-cell>
          <table:table-cell/>
          <table:table-cell office:value-type="float" office:value="-1.99631163677" calcext:value-type="float">
            <text:p>-1.99631163677</text:p>
          </table:table-cell>
        </table:table-row>
        <table:table-row table:style-name="ro3">
          <table:table-cell table:number-columns-repeated="6"/>
          <table:table-cell office:value-type="float" office:value="-5.00192103446" calcext:value-type="float">
            <text:p>-5.00192103446</text:p>
          </table:table-cell>
          <table:table-cell office:value-type="float" office:value="-5.002028927" calcext:value-type="float">
            <text:p>-5.002028927</text:p>
          </table:table-cell>
          <table:table-cell/>
          <table:table-cell office:value-type="float" office:value="-5.00041190371" calcext:value-type="float">
            <text:p>-5.00041190371</text:p>
          </table:table-cell>
          <table:table-cell/>
          <table:table-cell office:value-type="float" office:value="-1.99657857193" calcext:value-type="float">
            <text:p>-1.99657857193</text:p>
          </table:table-cell>
        </table:table-row>
        <table:table-row table:style-name="ro3">
          <table:table-cell table:number-columns-repeated="6"/>
          <table:table-cell office:value-type="float" office:value="-5.0019460892" calcext:value-type="float">
            <text:p>-5.0019460892</text:p>
          </table:table-cell>
          <table:table-cell office:value-type="float" office:value="-5.00205840711" calcext:value-type="float">
            <text:p>-5.00205840711</text:p>
          </table:table-cell>
          <table:table-cell/>
          <table:table-cell office:value-type="float" office:value="-5.00041650407" calcext:value-type="float">
            <text:p>-5.00041650407</text:p>
          </table:table-cell>
          <table:table-cell/>
          <table:table-cell office:value-type="float" office:value="-1.99687155232" calcext:value-type="float">
            <text:p>-1.99687155232</text:p>
          </table:table-cell>
        </table:table-row>
        <table:table-row table:style-name="ro3">
          <table:table-cell table:number-columns-repeated="6"/>
          <table:table-cell office:value-type="float" office:value="-5.00197280788" calcext:value-type="float">
            <text:p>-5.00197280788</text:p>
          </table:table-cell>
          <table:table-cell office:value-type="float" office:value="-5.00208841738" calcext:value-type="float">
            <text:p>-5.00208841738</text:p>
          </table:table-cell>
          <table:table-cell/>
          <table:table-cell office:value-type="float" office:value="-5.00042111184" calcext:value-type="float">
            <text:p>-5.00042111184</text:p>
          </table:table-cell>
          <table:table-cell/>
          <table:table-cell office:value-type="float" office:value="-1.99715046469" calcext:value-type="float">
            <text:p>-1.99715046469</text:p>
          </table:table-cell>
        </table:table-row>
        <table:table-row table:style-name="ro3">
          <table:table-cell table:number-columns-repeated="6"/>
          <table:table-cell office:value-type="float" office:value="-5.0020025271" calcext:value-type="float">
            <text:p>-5.0020025271</text:p>
          </table:table-cell>
          <table:table-cell office:value-type="float" office:value="-5.00211805256" calcext:value-type="float">
            <text:p>-5.00211805256</text:p>
          </table:table-cell>
          <table:table-cell/>
          <table:table-cell office:value-type="float" office:value="-5.00042579763" calcext:value-type="float">
            <text:p>-5.00042579763</text:p>
          </table:table-cell>
          <table:table-cell/>
          <table:table-cell office:value-type="float" office:value="-1.99741525999" calcext:value-type="float">
            <text:p>-1.99741525999</text:p>
          </table:table-cell>
        </table:table-row>
        <table:table-row table:style-name="ro3">
          <table:table-cell table:number-columns-repeated="6"/>
          <table:table-cell office:value-type="float" office:value="-5.00203142114" calcext:value-type="float">
            <text:p>-5.00203142114</text:p>
          </table:table-cell>
          <table:table-cell office:value-type="float" office:value="-5.00215023907" calcext:value-type="float">
            <text:p>-5.00215023907</text:p>
          </table:table-cell>
          <table:table-cell/>
          <table:table-cell office:value-type="float" office:value="-5.00043053487" calcext:value-type="float">
            <text:p>-5.00043053487</text:p>
          </table:table-cell>
          <table:table-cell/>
          <table:table-cell office:value-type="float" office:value="-1.99767674269" calcext:value-type="float">
            <text:p>-1.99767674269</text:p>
          </table:table-cell>
        </table:table-row>
        <table:table-row table:style-name="ro3">
          <table:table-cell table:number-columns-repeated="7"/>
          <table:table-cell office:value-type="float" office:value="-5.00218333808" calcext:value-type="float">
            <text:p>-5.00218333808</text:p>
          </table:table-cell>
          <table:table-cell/>
          <table:table-cell office:value-type="float" office:value="-5.00043532971" calcext:value-type="float">
            <text:p>-5.00043532971</text:p>
          </table:table-cell>
          <table:table-cell/>
          <table:table-cell office:value-type="float" office:value="-1.99785795367" calcext:value-type="float">
            <text:p>-1.99785795367</text:p>
          </table:table-cell>
        </table:table-row>
        <table:table-row table:style-name="ro3">
          <table:table-cell table:number-columns-repeated="7"/>
          <table:table-cell office:value-type="float" office:value="-5.02393683656" calcext:value-type="float">
            <text:p>-5.02393683656</text:p>
          </table:table-cell>
          <table:table-cell/>
          <table:table-cell office:value-type="float" office:value="-5.00044018243" calcext:value-type="float">
            <text:p>-5.00044018243</text:p>
          </table:table-cell>
          <table:table-cell/>
          <table:table-cell office:value-type="float" office:value="-1.99805558006" calcext:value-type="float">
            <text:p>-1.99805558006</text:p>
          </table:table-cell>
        </table:table-row>
        <table:table-row table:style-name="ro3">
          <table:table-cell table:number-columns-repeated="9"/>
          <table:table-cell office:value-type="float" office:value="-5.00044509399" calcext:value-type="float">
            <text:p>-5.00044509399</text:p>
          </table:table-cell>
          <table:table-cell/>
          <table:table-cell office:value-type="float" office:value="-1.99826582685" calcext:value-type="float">
            <text:p>-1.99826582685</text:p>
          </table:table-cell>
        </table:table-row>
        <table:table-row table:style-name="ro3">
          <table:table-cell table:number-columns-repeated="9"/>
          <table:table-cell office:value-type="float" office:value="-5.0004502915" calcext:value-type="float">
            <text:p>-5.0004502915</text:p>
          </table:table-cell>
          <table:table-cell/>
          <table:table-cell office:value-type="float" office:value="-1.99840015078" calcext:value-type="float">
            <text:p>-1.99840015078</text:p>
          </table:table-cell>
        </table:table-row>
        <table:table-row table:style-name="ro3">
          <table:table-cell table:number-columns-repeated="9"/>
          <table:table-cell office:value-type="float" office:value="-5.00045531605" calcext:value-type="float">
            <text:p>-5.00045531605</text:p>
          </table:table-cell>
          <table:table-cell/>
          <table:table-cell office:value-type="float" office:value="-1.99853042465" calcext:value-type="float">
            <text:p>-1.99853042465</text:p>
          </table:table-cell>
        </table:table-row>
        <table:table-row table:style-name="ro3">
          <table:table-cell table:number-columns-repeated="9"/>
          <table:table-cell office:value-type="float" office:value="-5.00046015842" calcext:value-type="float">
            <text:p>-5.00046015842</text:p>
          </table:table-cell>
          <table:table-cell/>
          <table:table-cell office:value-type="float" office:value="-1.9986924128" calcext:value-type="float">
            <text:p>-1.9986924128</text:p>
          </table:table-cell>
        </table:table-row>
        <table:table-row table:style-name="ro3">
          <table:table-cell table:number-columns-repeated="9"/>
          <table:table-cell office:value-type="float" office:value="-5.00046530705" calcext:value-type="float">
            <text:p>-5.00046530705</text:p>
          </table:table-cell>
          <table:table-cell/>
          <table:table-cell office:value-type="float" office:value="-1.99882561121" calcext:value-type="float">
            <text:p>-1.99882561121</text:p>
          </table:table-cell>
        </table:table-row>
        <table:table-row table:style-name="ro3">
          <table:table-cell table:number-columns-repeated="9"/>
          <table:table-cell office:value-type="float" office:value="-5.00047056656" calcext:value-type="float">
            <text:p>-5.00047056656</text:p>
          </table:table-cell>
          <table:table-cell/>
          <table:table-cell office:value-type="float" office:value="-1.9989428541" calcext:value-type="float">
            <text:p>-1.9989428541</text:p>
          </table:table-cell>
        </table:table-row>
        <table:table-row table:style-name="ro3">
          <table:table-cell table:number-columns-repeated="9"/>
          <table:table-cell office:value-type="float" office:value="-5.00047583342" calcext:value-type="float">
            <text:p>-5.00047583342</text:p>
          </table:table-cell>
          <table:table-cell/>
          <table:table-cell office:value-type="float" office:value="-1.9990677732" calcext:value-type="float">
            <text:p>-1.9990677732</text:p>
          </table:table-cell>
        </table:table-row>
        <table:table-row table:style-name="ro3">
          <table:table-cell table:number-columns-repeated="9"/>
          <table:table-cell office:value-type="float" office:value="-5.0004811917" calcext:value-type="float">
            <text:p>-5.0004811917</text:p>
          </table:table-cell>
          <table:table-cell/>
          <table:table-cell office:value-type="float" office:value="-1.99916300633" calcext:value-type="float">
            <text:p>-1.99916300633</text:p>
          </table:table-cell>
        </table:table-row>
        <table:table-row table:style-name="ro3">
          <table:table-cell table:number-columns-repeated="9"/>
          <table:table-cell office:value-type="float" office:value="-5.00048661109" calcext:value-type="float">
            <text:p>-5.00048661109</text:p>
          </table:table-cell>
          <table:table-cell/>
          <table:table-cell office:value-type="float" office:value="-1.99923685294" calcext:value-type="float">
            <text:p>-1.99923685294</text:p>
          </table:table-cell>
        </table:table-row>
        <table:table-row table:style-name="ro3">
          <table:table-cell table:number-columns-repeated="9"/>
          <table:table-cell office:value-type="float" office:value="-5.00049209861" calcext:value-type="float">
            <text:p>-5.00049209861</text:p>
          </table:table-cell>
          <table:table-cell/>
          <table:table-cell office:value-type="float" office:value="-1.99933095443" calcext:value-type="float">
            <text:p>-1.99933095443</text:p>
          </table:table-cell>
        </table:table-row>
        <table:table-row table:style-name="ro3">
          <table:table-cell table:number-columns-repeated="9"/>
          <table:table-cell office:value-type="float" office:value="-5.00049790621" calcext:value-type="float">
            <text:p>-5.00049790621</text:p>
          </table:table-cell>
          <table:table-cell/>
          <table:table-cell office:value-type="float" office:value="-1.99939626845" calcext:value-type="float">
            <text:p>-1.99939626845</text:p>
          </table:table-cell>
        </table:table-row>
        <table:table-row table:style-name="ro3">
          <table:table-cell table:number-columns-repeated="9"/>
          <table:table-cell office:value-type="float" office:value="-5.00050327064" calcext:value-type="float">
            <text:p>-5.00050327064</text:p>
          </table:table-cell>
          <table:table-cell/>
          <table:table-cell office:value-type="float" office:value="-1.99946466512" calcext:value-type="float">
            <text:p>-1.99946466512</text:p>
          </table:table-cell>
        </table:table-row>
        <table:table-row table:style-name="ro3">
          <table:table-cell table:number-columns-repeated="9"/>
          <table:table-cell office:value-type="float" office:value="-5.0005089498" calcext:value-type="float">
            <text:p>-5.0005089498</text:p>
          </table:table-cell>
          <table:table-cell/>
          <table:table-cell office:value-type="float" office:value="-1.99954038504" calcext:value-type="float">
            <text:p>-1.99954038504</text:p>
          </table:table-cell>
        </table:table-row>
        <table:table-row table:style-name="ro3">
          <table:table-cell table:number-columns-repeated="9"/>
          <table:table-cell office:value-type="float" office:value="-5.00051472732" calcext:value-type="float">
            <text:p>-5.00051472732</text:p>
          </table:table-cell>
          <table:table-cell/>
          <table:table-cell office:value-type="float" office:value="-1.99960025439" calcext:value-type="float">
            <text:p>-1.99960025439</text:p>
          </table:table-cell>
        </table:table-row>
        <table:table-row table:style-name="ro3">
          <table:table-cell table:number-columns-repeated="9"/>
          <table:table-cell office:value-type="float" office:value="-5.00052057151" calcext:value-type="float">
            <text:p>-5.00052057151</text:p>
          </table:table-cell>
          <table:table-cell/>
          <table:table-cell office:value-type="float" office:value="-1.99965378659" calcext:value-type="float">
            <text:p>-1.99965378659</text:p>
          </table:table-cell>
        </table:table-row>
        <table:table-row table:style-name="ro3">
          <table:table-cell table:number-columns-repeated="9"/>
          <table:table-cell office:value-type="float" office:value="-5.00052649036" calcext:value-type="float">
            <text:p>-5.00052649036</text:p>
          </table:table-cell>
          <table:table-cell/>
          <table:table-cell office:value-type="float" office:value="-1.99970350516" calcext:value-type="float">
            <text:p>-1.99970350516</text:p>
          </table:table-cell>
        </table:table-row>
        <table:table-row table:style-name="ro3">
          <table:table-cell table:number-columns-repeated="9"/>
          <table:table-cell office:value-type="float" office:value="-5.00053248419" calcext:value-type="float">
            <text:p>-5.00053248419</text:p>
          </table:table-cell>
          <table:table-cell/>
          <table:table-cell office:value-type="float" office:value="-1.99974939445" calcext:value-type="float">
            <text:p>-1.99974939445</text:p>
          </table:table-cell>
        </table:table-row>
        <table:table-row table:style-name="ro3">
          <table:table-cell table:number-columns-repeated="9"/>
          <table:table-cell office:value-type="float" office:value="-5.00053886001" calcext:value-type="float">
            <text:p>-5.00053886001</text:p>
          </table:table-cell>
          <table:table-cell/>
          <table:table-cell office:value-type="float" office:value="-1.9997853351" calcext:value-type="float">
            <text:p>-1.9997853351</text:p>
          </table:table-cell>
        </table:table-row>
        <table:table-row table:style-name="ro3">
          <table:table-cell table:number-columns-repeated="9"/>
          <table:table-cell office:value-type="float" office:value="-5.00054469848" calcext:value-type="float">
            <text:p>-5.00054469848</text:p>
          </table:table-cell>
          <table:table-cell/>
          <table:table-cell office:value-type="float" office:value="-1.99982453728" calcext:value-type="float">
            <text:p>-1.99982453728</text:p>
          </table:table-cell>
        </table:table-row>
        <table:table-row table:style-name="ro3">
          <table:table-cell table:number-columns-repeated="9"/>
          <table:table-cell office:value-type="float" office:value="-5.00055090961" calcext:value-type="float">
            <text:p>-5.00055090961</text:p>
          </table:table-cell>
          <table:table-cell/>
          <table:table-cell office:value-type="float" office:value="-1.99986194988" calcext:value-type="float">
            <text:p>-1.99986194988</text:p>
          </table:table-cell>
        </table:table-row>
        <table:table-row table:style-name="ro3">
          <table:table-cell table:number-columns-repeated="9"/>
          <table:table-cell office:value-type="float" office:value="-5.00055722397" calcext:value-type="float">
            <text:p>-5.00055722397</text:p>
          </table:table-cell>
          <table:table-cell/>
          <table:table-cell office:value-type="float" office:value="-1.99989628503" calcext:value-type="float">
            <text:p>-1.99989628503</text:p>
          </table:table-cell>
        </table:table-row>
        <table:table-row table:style-name="ro3">
          <table:table-cell table:number-columns-repeated="9"/>
          <table:table-cell office:value-type="float" office:value="-5.00056361395" calcext:value-type="float">
            <text:p>-5.00056361395</text:p>
          </table:table-cell>
          <table:table-cell/>
          <table:table-cell office:value-type="float" office:value="-1.99992801818" calcext:value-type="float">
            <text:p>-1.99992801818</text:p>
          </table:table-cell>
        </table:table-row>
        <table:table-row table:style-name="ro3">
          <table:table-cell table:number-columns-repeated="9"/>
          <table:table-cell office:value-type="float" office:value="-5.00057008733" calcext:value-type="float">
            <text:p>-5.00057008733</text:p>
          </table:table-cell>
          <table:table-cell/>
          <table:table-cell office:value-type="float" office:value="-1.99996164213" calcext:value-type="float">
            <text:p>-1.99996164213</text:p>
          </table:table-cell>
        </table:table-row>
        <table:table-row table:style-name="ro3">
          <table:table-cell table:number-columns-repeated="9"/>
          <table:table-cell office:value-type="float" office:value="-5.00057664451" calcext:value-type="float">
            <text:p>-5.00057664451</text:p>
          </table:table-cell>
          <table:table-cell/>
          <table:table-cell office:value-type="float" office:value="-1.99998871137" calcext:value-type="float">
            <text:p>-1.99998871137</text:p>
          </table:table-cell>
        </table:table-row>
        <table:table-row table:style-name="ro3">
          <table:table-cell table:number-columns-repeated="9"/>
          <table:table-cell office:value-type="float" office:value="-5.00058358673" calcext:value-type="float">
            <text:p>-5.00058358673</text:p>
          </table:table-cell>
          <table:table-cell/>
          <table:table-cell office:value-type="float" office:value="-2.00001402556" calcext:value-type="float">
            <text:p>-2.00001402556</text:p>
          </table:table-cell>
        </table:table-row>
        <table:table-row table:style-name="ro3">
          <table:table-cell table:number-columns-repeated="9"/>
          <table:table-cell office:value-type="float" office:value="-5.00059030579" calcext:value-type="float">
            <text:p>-5.00059030579</text:p>
          </table:table-cell>
          <table:table-cell/>
          <table:table-cell office:value-type="float" office:value="-2.00003602139" calcext:value-type="float">
            <text:p>-2.00003602139</text:p>
          </table:table-cell>
        </table:table-row>
        <table:table-row table:style-name="ro3">
          <table:table-cell table:number-columns-repeated="9"/>
          <table:table-cell office:value-type="float" office:value="-5.00059678946" calcext:value-type="float">
            <text:p>-5.00059678946</text:p>
          </table:table-cell>
          <table:table-cell/>
          <table:table-cell office:value-type="float" office:value="-2.00005425337" calcext:value-type="float">
            <text:p>-2.00005425337</text:p>
          </table:table-cell>
        </table:table-row>
        <table:table-row table:style-name="ro3">
          <table:table-cell table:number-columns-repeated="9"/>
          <table:table-cell office:value-type="float" office:value="-5.00060372383" calcext:value-type="float">
            <text:p>-5.00060372383</text:p>
          </table:table-cell>
          <table:table-cell/>
          <table:table-cell office:value-type="float" office:value="-2.00007395577" calcext:value-type="float">
            <text:p>-2.00007395577</text:p>
          </table:table-cell>
        </table:table-row>
        <table:table-row table:style-name="ro3">
          <table:table-cell table:number-columns-repeated="9"/>
          <table:table-cell office:value-type="float" office:value="-5.00061070611" calcext:value-type="float">
            <text:p>-5.00061070611</text:p>
          </table:table-cell>
          <table:table-cell/>
          <table:table-cell office:value-type="float" office:value="-2.00009288306" calcext:value-type="float">
            <text:p>-2.00009288306</text:p>
          </table:table-cell>
        </table:table-row>
        <table:table-row table:style-name="ro3">
          <table:table-cell table:number-columns-repeated="9"/>
          <table:table-cell office:value-type="float" office:value="-5.00061780699" calcext:value-type="float">
            <text:p>-5.00061780699</text:p>
          </table:table-cell>
          <table:table-cell/>
          <table:table-cell office:value-type="float" office:value="-2.00011103071" calcext:value-type="float">
            <text:p>-2.00011103071</text:p>
          </table:table-cell>
        </table:table-row>
        <table:table-row table:style-name="ro3">
          <table:table-cell table:number-columns-repeated="9"/>
          <table:table-cell office:value-type="float" office:value="-5.00062499557" calcext:value-type="float">
            <text:p>-5.00062499557</text:p>
          </table:table-cell>
          <table:table-cell/>
          <table:table-cell office:value-type="float" office:value="-2.00013184724" calcext:value-type="float">
            <text:p>-2.00013184724</text:p>
          </table:table-cell>
        </table:table-row>
        <table:table-row table:style-name="ro3">
          <table:table-cell table:number-columns-repeated="9"/>
          <table:table-cell office:value-type="float" office:value="-5.00063260827" calcext:value-type="float">
            <text:p>-5.00063260827</text:p>
          </table:table-cell>
          <table:table-cell/>
          <table:table-cell office:value-type="float" office:value="-2.00014466214" calcext:value-type="float">
            <text:p>-2.00014466214</text:p>
          </table:table-cell>
        </table:table-row>
        <table:table-row table:style-name="ro3">
          <table:table-cell table:number-columns-repeated="9"/>
          <table:table-cell office:value-type="float" office:value="-5.00063997818" calcext:value-type="float">
            <text:p>-5.00063997818</text:p>
          </table:table-cell>
          <table:table-cell/>
          <table:table-cell office:value-type="float" office:value="-2.00015822411" calcext:value-type="float">
            <text:p>-2.00015822411</text:p>
          </table:table-cell>
        </table:table-row>
        <table:table-row table:style-name="ro3">
          <table:table-cell table:number-columns-repeated="9"/>
          <table:table-cell office:value-type="float" office:value="-5.00064742701" calcext:value-type="float">
            <text:p>-5.00064742701</text:p>
          </table:table-cell>
          <table:table-cell/>
          <table:table-cell office:value-type="float" office:value="-2.00016971763" calcext:value-type="float">
            <text:p>-2.00016971763</text:p>
          </table:table-cell>
        </table:table-row>
        <table:table-row table:style-name="ro3">
          <table:table-cell table:number-columns-repeated="9"/>
          <table:table-cell office:value-type="float" office:value="-5.00065464763" calcext:value-type="float">
            <text:p>-5.00065464763</text:p>
          </table:table-cell>
          <table:table-cell/>
          <table:table-cell office:value-type="float" office:value="-2.00018209645" calcext:value-type="float">
            <text:p>-2.00018209645</text:p>
          </table:table-cell>
        </table:table-row>
        <table:table-row table:style-name="ro3">
          <table:table-cell table:number-columns-repeated="9"/>
          <table:table-cell office:value-type="float" office:value="-5.00066232144" calcext:value-type="float">
            <text:p>-5.00066232144</text:p>
          </table:table-cell>
          <table:table-cell/>
          <table:table-cell office:value-type="float" office:value="-2.00019408298" calcext:value-type="float">
            <text:p>-2.00019408298</text:p>
          </table:table-cell>
        </table:table-row>
        <table:table-row table:style-name="ro3">
          <table:table-cell table:number-columns-repeated="9"/>
          <table:table-cell office:value-type="float" office:value="-5.00067012541" calcext:value-type="float">
            <text:p>-5.00067012541</text:p>
          </table:table-cell>
          <table:table-cell/>
          <table:table-cell office:value-type="float" office:value="-2.0002053345" calcext:value-type="float">
            <text:p>-2.0002053345</text:p>
          </table:table-cell>
        </table:table-row>
        <table:table-row table:style-name="ro3">
          <table:table-cell table:number-columns-repeated="9"/>
          <table:table-cell office:value-type="float" office:value="-5.00067802606" calcext:value-type="float">
            <text:p>-5.00067802606</text:p>
          </table:table-cell>
          <table:table-cell/>
          <table:table-cell office:value-type="float" office:value="-2.00021470735" calcext:value-type="float">
            <text:p>-2.00021470735</text:p>
          </table:table-cell>
        </table:table-row>
        <table:table-row table:style-name="ro3">
          <table:table-cell table:number-columns-repeated="9"/>
          <table:table-cell office:value-type="float" office:value="-5.00068603324" calcext:value-type="float">
            <text:p>-5.00068603324</text:p>
          </table:table-cell>
          <table:table-cell/>
          <table:table-cell office:value-type="float" office:value="-2.00022743823" calcext:value-type="float">
            <text:p>-2.00022743823</text:p>
          </table:table-cell>
        </table:table-row>
        <table:table-row table:style-name="ro3">
          <table:table-cell table:number-columns-repeated="9"/>
          <table:table-cell office:value-type="float" office:value="-5.00069414791" calcext:value-type="float">
            <text:p>-5.00069414791</text:p>
          </table:table-cell>
          <table:table-cell/>
          <table:table-cell office:value-type="float" office:value="-2.00023586308" calcext:value-type="float">
            <text:p>-2.00023586308</text:p>
          </table:table-cell>
        </table:table-row>
        <table:table-row table:style-name="ro3">
          <table:table-cell table:number-columns-repeated="9"/>
          <table:table-cell office:value-type="float" office:value="-5.00070237232" calcext:value-type="float">
            <text:p>-5.00070237232</text:p>
          </table:table-cell>
          <table:table-cell/>
          <table:table-cell office:value-type="float" office:value="-2.00024576478" calcext:value-type="float">
            <text:p>-2.00024576478</text:p>
          </table:table-cell>
        </table:table-row>
        <table:table-row table:style-name="ro3">
          <table:table-cell table:number-columns-repeated="9"/>
          <table:table-cell office:value-type="float" office:value="-5.00071108369" calcext:value-type="float">
            <text:p>-5.00071108369</text:p>
          </table:table-cell>
          <table:table-cell/>
          <table:table-cell office:value-type="float" office:value="-2.00025351618" calcext:value-type="float">
            <text:p>-2.00025351618</text:p>
          </table:table-cell>
        </table:table-row>
        <table:table-row table:style-name="ro3">
          <table:table-cell table:number-columns-repeated="9"/>
          <table:table-cell office:value-type="float" office:value="-5.00071914345" calcext:value-type="float">
            <text:p>-5.00071914345</text:p>
          </table:table-cell>
          <table:table-cell/>
          <table:table-cell office:value-type="float" office:value="-2.00026273844" calcext:value-type="float">
            <text:p>-2.00026273844</text:p>
          </table:table-cell>
        </table:table-row>
        <table:table-row table:style-name="ro3">
          <table:table-cell table:number-columns-repeated="9"/>
          <table:table-cell office:value-type="float" office:value="-5.00072768494" calcext:value-type="float">
            <text:p>-5.00072768494</text:p>
          </table:table-cell>
          <table:table-cell/>
          <table:table-cell office:value-type="float" office:value="-2.00026973746" calcext:value-type="float">
            <text:p>-2.00026973746</text:p>
          </table:table-cell>
        </table:table-row>
        <table:table-row table:style-name="ro3">
          <table:table-cell table:number-columns-repeated="9"/>
          <table:table-cell office:value-type="float" office:value="-5.00073638281" calcext:value-type="float">
            <text:p>-5.00073638281</text:p>
          </table:table-cell>
          <table:table-cell/>
          <table:table-cell office:value-type="float" office:value="-2.00027727073" calcext:value-type="float">
            <text:p>-2.00027727073</text:p>
          </table:table-cell>
        </table:table-row>
        <table:table-row table:style-name="ro3">
          <table:table-cell table:number-columns-repeated="9"/>
          <table:table-cell office:value-type="float" office:value="-5.00074519168" calcext:value-type="float">
            <text:p>-5.00074519168</text:p>
          </table:table-cell>
          <table:table-cell/>
          <table:table-cell office:value-type="float" office:value="-2.00028468688" calcext:value-type="float">
            <text:p>-2.00028468688</text:p>
          </table:table-cell>
        </table:table-row>
        <table:table-row table:style-name="ro3">
          <table:table-cell table:number-columns-repeated="9"/>
          <table:table-cell office:value-type="float" office:value="-5.00075412372" calcext:value-type="float">
            <text:p>-5.00075412372</text:p>
          </table:table-cell>
          <table:table-cell/>
          <table:table-cell office:value-type="float" office:value="-2.00029251483" calcext:value-type="float">
            <text:p>-2.00029251483</text:p>
          </table:table-cell>
        </table:table-row>
        <table:table-row table:style-name="ro3">
          <table:table-cell table:number-columns-repeated="9"/>
          <table:table-cell office:value-type="float" office:value="-5.00076358702" calcext:value-type="float">
            <text:p>-5.00076358702</text:p>
          </table:table-cell>
          <table:table-cell/>
          <table:table-cell office:value-type="float" office:value="-2.00029942705" calcext:value-type="float">
            <text:p>-2.00029942705</text:p>
          </table:table-cell>
        </table:table-row>
        <table:table-row table:style-name="ro3">
          <table:table-cell table:number-columns-repeated="9"/>
          <table:table-cell office:value-type="float" office:value="-5.00077234561" calcext:value-type="float">
            <text:p>-5.00077234561</text:p>
          </table:table-cell>
          <table:table-cell/>
          <table:table-cell office:value-type="float" office:value="-2.00030604041" calcext:value-type="float">
            <text:p>-2.00030604041</text:p>
          </table:table-cell>
        </table:table-row>
        <table:table-row table:style-name="ro3">
          <table:table-cell table:number-columns-repeated="9"/>
          <table:table-cell office:value-type="float" office:value="-5.00078163042" calcext:value-type="float">
            <text:p>-5.00078163042</text:p>
          </table:table-cell>
          <table:table-cell/>
          <table:table-cell office:value-type="float" office:value="-2.00031194323" calcext:value-type="float">
            <text:p>-2.00031194323</text:p>
          </table:table-cell>
        </table:table-row>
        <table:table-row table:style-name="ro3">
          <table:table-cell table:number-columns-repeated="9"/>
          <table:table-cell office:value-type="float" office:value="-5.00079113791" calcext:value-type="float">
            <text:p>-5.00079113791</text:p>
          </table:table-cell>
          <table:table-cell/>
          <table:table-cell office:value-type="float" office:value="-2.00031826568" calcext:value-type="float">
            <text:p>-2.00031826568</text:p>
          </table:table-cell>
        </table:table-row>
        <table:table-row table:style-name="ro3">
          <table:table-cell table:number-columns-repeated="9"/>
          <table:table-cell office:value-type="float" office:value="-5.00080067936" calcext:value-type="float">
            <text:p>-5.00080067936</text:p>
          </table:table-cell>
          <table:table-cell/>
          <table:table-cell office:value-type="float" office:value="-2.00032454968" calcext:value-type="float">
            <text:p>-2.00032454968</text:p>
          </table:table-cell>
        </table:table-row>
        <table:table-row table:style-name="ro3">
          <table:table-cell table:number-columns-repeated="9"/>
          <table:table-cell office:value-type="float" office:value="-5.00081040206" calcext:value-type="float">
            <text:p>-5.00081040206</text:p>
          </table:table-cell>
          <table:table-cell/>
          <table:table-cell office:value-type="float" office:value="-2.00033069301" calcext:value-type="float">
            <text:p>-2.00033069301</text:p>
          </table:table-cell>
        </table:table-row>
        <table:table-row table:style-name="ro3">
          <table:table-cell table:number-columns-repeated="9"/>
          <table:table-cell office:value-type="float" office:value="-5.00082025436" calcext:value-type="float">
            <text:p>-5.00082025436</text:p>
          </table:table-cell>
          <table:table-cell/>
          <table:table-cell office:value-type="float" office:value="-2.00033729129" calcext:value-type="float">
            <text:p>-2.00033729129</text:p>
          </table:table-cell>
        </table:table-row>
        <table:table-row table:style-name="ro3">
          <table:table-cell table:number-columns-repeated="9"/>
          <table:table-cell office:value-type="float" office:value="-5.0008302492" calcext:value-type="float">
            <text:p>-5.0008302492</text:p>
          </table:table-cell>
          <table:table-cell/>
          <table:table-cell office:value-type="float" office:value="-2.00034314933" calcext:value-type="float">
            <text:p>-2.00034314933</text:p>
          </table:table-cell>
        </table:table-row>
        <table:table-row table:style-name="ro3">
          <table:table-cell table:number-columns-repeated="9"/>
          <table:table-cell office:value-type="float" office:value="-5.00084084325" calcext:value-type="float">
            <text:p>-5.00084084325</text:p>
          </table:table-cell>
          <table:table-cell/>
          <table:table-cell office:value-type="float" office:value="-2.00034852953" calcext:value-type="float">
            <text:p>-2.00034852953</text:p>
          </table:table-cell>
        </table:table-row>
        <table:table-row table:style-name="ro3">
          <table:table-cell table:number-columns-repeated="9"/>
          <table:table-cell office:value-type="float" office:value="-5.00085065378" calcext:value-type="float">
            <text:p>-5.00085065378</text:p>
          </table:table-cell>
          <table:table-cell/>
          <table:table-cell office:value-type="float" office:value="-2.00035468282" calcext:value-type="float">
            <text:p>-2.00035468282</text:p>
          </table:table-cell>
        </table:table-row>
        <table:table-row table:style-name="ro3">
          <table:table-cell table:number-columns-repeated="9"/>
          <table:table-cell office:value-type="float" office:value="-5.00086152748" calcext:value-type="float">
            <text:p>-5.00086152748</text:p>
          </table:table-cell>
          <table:table-cell/>
          <table:table-cell office:value-type="float" office:value="-2.0003600475" calcext:value-type="float">
            <text:p>-2.0003600475</text:p>
          </table:table-cell>
        </table:table-row>
        <table:table-row table:style-name="ro3">
          <table:table-cell table:number-columns-repeated="9"/>
          <table:table-cell office:value-type="float" office:value="-5.00087164123" calcext:value-type="float">
            <text:p>-5.00087164123</text:p>
          </table:table-cell>
          <table:table-cell/>
          <table:table-cell office:value-type="float" office:value="-2.00036569077" calcext:value-type="float">
            <text:p>-2.00036569077</text:p>
          </table:table-cell>
        </table:table-row>
        <table:table-row table:style-name="ro3">
          <table:table-cell table:number-columns-repeated="9"/>
          <table:table-cell office:value-type="float" office:value="-5.00088235703" calcext:value-type="float">
            <text:p>-5.00088235703</text:p>
          </table:table-cell>
          <table:table-cell/>
          <table:table-cell office:value-type="float" office:value="-2.00037137363" calcext:value-type="float">
            <text:p>-2.00037137363</text:p>
          </table:table-cell>
        </table:table-row>
        <table:table-row table:style-name="ro3">
          <table:table-cell table:number-columns-repeated="9"/>
          <table:table-cell office:value-type="float" office:value="-4.99269585138" calcext:value-type="float">
            <text:p>-4.99269585138</text:p>
          </table:table-cell>
          <table:table-cell/>
          <table:table-cell office:value-type="float" office:value="-2.00037708778" calcext:value-type="float">
            <text:p>-2.00037708778</text:p>
          </table:table-cell>
        </table:table-row>
        <table:table-row table:style-name="ro3">
          <table:table-cell table:number-columns-repeated="9"/>
          <table:table-cell office:value-type="float" office:value="-5.02344104965" calcext:value-type="float">
            <text:p>-5.02344104965</text:p>
          </table:table-cell>
          <table:table-cell/>
          <table:table-cell office:value-type="float" office:value="-2.00038300164" calcext:value-type="float">
            <text:p>-2.00038300164</text:p>
          </table:table-cell>
        </table:table-row>
        <table:table-row table:style-name="ro3">
          <table:table-cell table:number-columns-repeated="9"/>
          <table:table-cell office:value-type="float" office:value="-5.00266866198" calcext:value-type="float">
            <text:p>-5.00266866198</text:p>
          </table:table-cell>
          <table:table-cell/>
          <table:table-cell office:value-type="float" office:value="-2.00038862002" calcext:value-type="float">
            <text:p>-2.00038862002</text:p>
          </table:table-cell>
        </table:table-row>
        <table:table-row table:style-name="ro3">
          <table:table-cell table:number-columns-repeated="9"/>
          <table:table-cell office:value-type="float" office:value="-4.9979125849" calcext:value-type="float">
            <text:p>-4.9979125849</text:p>
          </table:table-cell>
          <table:table-cell/>
          <table:table-cell office:value-type="float" office:value="-2.00039385848" calcext:value-type="float">
            <text:p>-2.00039385848</text:p>
          </table:table-cell>
        </table:table-row>
        <table:table-row table:style-name="ro3">
          <table:table-cell table:number-columns-repeated="9"/>
          <table:table-cell office:value-type="float" office:value="-4.99824654597" calcext:value-type="float">
            <text:p>-4.99824654597</text:p>
          </table:table-cell>
          <table:table-cell/>
          <table:table-cell office:value-type="float" office:value="-2.00039976531" calcext:value-type="float">
            <text:p>-2.00039976531</text:p>
          </table:table-cell>
        </table:table-row>
        <table:table-row table:style-name="ro3">
          <table:table-cell table:number-columns-repeated="9"/>
          <table:table-cell office:value-type="float" office:value="-4.99103645458" calcext:value-type="float">
            <text:p>-4.99103645458</text:p>
          </table:table-cell>
          <table:table-cell/>
          <table:table-cell office:value-type="float" office:value="-2.00040509093" calcext:value-type="float">
            <text:p>-2.00040509093</text:p>
          </table:table-cell>
        </table:table-row>
        <table:table-row table:style-name="ro3">
          <table:table-cell table:number-columns-repeated="9"/>
          <table:table-cell office:value-type="float" office:value="-5.00395399563" calcext:value-type="float">
            <text:p>-5.00395399563</text:p>
          </table:table-cell>
          <table:table-cell/>
          <table:table-cell office:value-type="float" office:value="-2.00041069903" calcext:value-type="float">
            <text:p>-2.00041069903</text:p>
          </table:table-cell>
        </table:table-row>
        <table:table-row table:style-name="ro3">
          <table:table-cell table:number-columns-repeated="9"/>
          <table:table-cell office:value-type="float" office:value="-4.99976455036" calcext:value-type="float">
            <text:p>-4.99976455036</text:p>
          </table:table-cell>
          <table:table-cell/>
          <table:table-cell office:value-type="float" office:value="-2.00041577736" calcext:value-type="float">
            <text:p>-2.00041577736</text:p>
          </table:table-cell>
        </table:table-row>
        <table:table-row table:style-name="ro3">
          <table:table-cell table:number-columns-repeated="9"/>
          <table:table-cell office:value-type="float" office:value="-4.99999316954" calcext:value-type="float">
            <text:p>-4.99999316954</text:p>
          </table:table-cell>
          <table:table-cell/>
          <table:table-cell office:value-type="float" office:value="-2.00042182615" calcext:value-type="float">
            <text:p>-2.00042182615</text:p>
          </table:table-cell>
        </table:table-row>
        <table:table-row table:style-name="ro3">
          <table:table-cell table:number-columns-repeated="9"/>
          <table:table-cell office:value-type="float" office:value="-5.00032147237" calcext:value-type="float">
            <text:p>-5.00032147237</text:p>
          </table:table-cell>
          <table:table-cell/>
          <table:table-cell office:value-type="float" office:value="-2.00042819121" calcext:value-type="float">
            <text:p>-2.00042819121</text:p>
          </table:table-cell>
        </table:table-row>
        <table:table-row table:style-name="ro3">
          <table:table-cell table:number-columns-repeated="9"/>
          <table:table-cell office:value-type="float" office:value="-5.00054048331" calcext:value-type="float">
            <text:p>-5.00054048331</text:p>
          </table:table-cell>
          <table:table-cell/>
          <table:table-cell office:value-type="float" office:value="-2.00043367618" calcext:value-type="float">
            <text:p>-2.00043367618</text:p>
          </table:table-cell>
        </table:table-row>
        <table:table-row table:style-name="ro3">
          <table:table-cell table:number-columns-repeated="9"/>
          <table:table-cell office:value-type="float" office:value="-5.00069485592" calcext:value-type="float">
            <text:p>-5.00069485592</text:p>
          </table:table-cell>
          <table:table-cell/>
          <table:table-cell office:value-type="float" office:value="-2.00043972554" calcext:value-type="float">
            <text:p>-2.00043972554</text:p>
          </table:table-cell>
        </table:table-row>
        <table:table-row table:style-name="ro3">
          <table:table-cell table:number-columns-repeated="9"/>
          <table:table-cell office:value-type="float" office:value="-5.00080434975" calcext:value-type="float">
            <text:p>-5.00080434975</text:p>
          </table:table-cell>
          <table:table-cell/>
          <table:table-cell office:value-type="float" office:value="-2.00044557782" calcext:value-type="float">
            <text:p>-2.00044557782</text:p>
          </table:table-cell>
        </table:table-row>
        <table:table-row table:style-name="ro3">
          <table:table-cell table:number-columns-repeated="9"/>
          <table:table-cell office:value-type="float" office:value="-5.00088477117" calcext:value-type="float">
            <text:p>-5.00088477117</text:p>
          </table:table-cell>
          <table:table-cell/>
          <table:table-cell office:value-type="float" office:value="-2.00045115031" calcext:value-type="float">
            <text:p>-2.00045115031</text:p>
          </table:table-cell>
        </table:table-row>
        <table:table-row table:style-name="ro3">
          <table:table-cell table:number-columns-repeated="9"/>
          <table:table-cell office:value-type="float" office:value="-5.00094632274" calcext:value-type="float">
            <text:p>-5.00094632274</text:p>
          </table:table-cell>
          <table:table-cell/>
          <table:table-cell office:value-type="float" office:value="-2.0004570766" calcext:value-type="float">
            <text:p>-2.0004570766</text:p>
          </table:table-cell>
        </table:table-row>
        <table:table-row table:style-name="ro3">
          <table:table-cell table:number-columns-repeated="9"/>
          <table:table-cell office:value-type="float" office:value="-5.00099537238" calcext:value-type="float">
            <text:p>-5.00099537238</text:p>
          </table:table-cell>
          <table:table-cell/>
          <table:table-cell office:value-type="float" office:value="-2.00046338906" calcext:value-type="float">
            <text:p>-2.00046338906</text:p>
          </table:table-cell>
        </table:table-row>
        <table:table-row table:style-name="ro3">
          <table:table-cell table:number-columns-repeated="9"/>
          <table:table-cell office:value-type="float" office:value="-5.00103602928" calcext:value-type="float">
            <text:p>-5.00103602928</text:p>
          </table:table-cell>
          <table:table-cell/>
          <table:table-cell office:value-type="float" office:value="-2.00046917189" calcext:value-type="float">
            <text:p>-2.00046917189</text:p>
          </table:table-cell>
        </table:table-row>
        <table:table-row table:style-name="ro3">
          <table:table-cell table:number-columns-repeated="9"/>
          <table:table-cell office:value-type="float" office:value="-5.00107093894" calcext:value-type="float">
            <text:p>-5.00107093894</text:p>
          </table:table-cell>
          <table:table-cell/>
          <table:table-cell office:value-type="float" office:value="-2.00047527466" calcext:value-type="float">
            <text:p>-2.00047527466</text:p>
          </table:table-cell>
        </table:table-row>
        <table:table-row table:style-name="ro3">
          <table:table-cell table:number-columns-repeated="9"/>
          <table:table-cell office:value-type="float" office:value="-5.00110036526" calcext:value-type="float">
            <text:p>-5.00110036526</text:p>
          </table:table-cell>
          <table:table-cell/>
          <table:table-cell office:value-type="float" office:value="-2.00048177955" calcext:value-type="float">
            <text:p>-2.00048177955</text:p>
          </table:table-cell>
        </table:table-row>
        <table:table-row table:style-name="ro3">
          <table:table-cell table:number-columns-repeated="9"/>
          <table:table-cell office:value-type="float" office:value="-5.0011272999" calcext:value-type="float">
            <text:p>-5.0011272999</text:p>
          </table:table-cell>
          <table:table-cell/>
          <table:table-cell office:value-type="float" office:value="-2.00048775972" calcext:value-type="float">
            <text:p>-2.00048775972</text:p>
          </table:table-cell>
        </table:table-row>
        <table:table-row table:style-name="ro3">
          <table:table-cell table:number-columns-repeated="9"/>
          <table:table-cell office:value-type="float" office:value="-5.00115479916" calcext:value-type="float">
            <text:p>-5.00115479916</text:p>
          </table:table-cell>
          <table:table-cell/>
          <table:table-cell office:value-type="float" office:value="-2.00049441131" calcext:value-type="float">
            <text:p>-2.00049441131</text:p>
          </table:table-cell>
        </table:table-row>
        <table:table-row table:style-name="ro3">
          <table:table-cell table:number-columns-repeated="11"/>
          <table:table-cell office:value-type="float" office:value="-2.00050050682" calcext:value-type="float">
            <text:p>-2.00050050682</text:p>
          </table:table-cell>
        </table:table-row>
        <table:table-row table:style-name="ro3">
          <table:table-cell table:number-columns-repeated="11"/>
          <table:table-cell office:value-type="float" office:value="-2.00050697504" calcext:value-type="float">
            <text:p>-2.00050697504</text:p>
          </table:table-cell>
        </table:table-row>
        <table:table-row table:style-name="ro3">
          <table:table-cell table:number-columns-repeated="11"/>
          <table:table-cell office:value-type="float" office:value="-2.00051386096" calcext:value-type="float">
            <text:p>-2.00051386096</text:p>
          </table:table-cell>
        </table:table-row>
        <table:table-row table:style-name="ro3">
          <table:table-cell table:number-columns-repeated="11"/>
          <table:table-cell office:value-type="float" office:value="-2.00052021932" calcext:value-type="float">
            <text:p>-2.00052021932</text:p>
          </table:table-cell>
        </table:table-row>
        <table:table-row table:style-name="ro3">
          <table:table-cell table:number-columns-repeated="11"/>
          <table:table-cell office:value-type="float" office:value="-2.00052754537" calcext:value-type="float">
            <text:p>-2.00052754537</text:p>
          </table:table-cell>
        </table:table-row>
        <table:table-row table:style-name="ro3">
          <table:table-cell table:number-columns-repeated="11"/>
          <table:table-cell office:value-type="float" office:value="-2.00053407555" calcext:value-type="float">
            <text:p>-2.00053407555</text:p>
          </table:table-cell>
        </table:table-row>
        <table:table-row table:style-name="ro3">
          <table:table-cell table:number-columns-repeated="11"/>
          <table:table-cell office:value-type="float" office:value="-2.00054093441" calcext:value-type="float">
            <text:p>-2.00054093441</text:p>
          </table:table-cell>
        </table:table-row>
        <table:table-row table:style-name="ro3">
          <table:table-cell table:number-columns-repeated="11"/>
          <table:table-cell office:value-type="float" office:value="-2.0005479873" calcext:value-type="float">
            <text:p>-2.0005479873</text:p>
          </table:table-cell>
        </table:table-row>
        <table:table-row table:style-name="ro3">
          <table:table-cell table:number-columns-repeated="11"/>
          <table:table-cell office:value-type="float" office:value="-2.00055508834" calcext:value-type="float">
            <text:p>-2.00055508834</text:p>
          </table:table-cell>
        </table:table-row>
        <table:table-row table:style-name="ro3">
          <table:table-cell table:number-columns-repeated="11"/>
          <table:table-cell office:value-type="float" office:value="-2.00056261122" calcext:value-type="float">
            <text:p>-2.00056261122</text:p>
          </table:table-cell>
        </table:table-row>
        <table:table-row table:style-name="ro3">
          <table:table-cell table:number-columns-repeated="11"/>
          <table:table-cell office:value-type="float" office:value="-2.00056922501" calcext:value-type="float">
            <text:p>-2.00056922501</text:p>
          </table:table-cell>
        </table:table-row>
        <table:table-row table:style-name="ro3">
          <table:table-cell table:number-columns-repeated="11"/>
          <table:table-cell office:value-type="float" office:value="-2.00057658085" calcext:value-type="float">
            <text:p>-2.00057658085</text:p>
          </table:table-cell>
        </table:table-row>
        <table:table-row table:style-name="ro3">
          <table:table-cell table:number-columns-repeated="11"/>
          <table:table-cell office:value-type="float" office:value="-2.00058411976" calcext:value-type="float">
            <text:p>-2.00058411976</text:p>
          </table:table-cell>
        </table:table-row>
        <table:table-row table:style-name="ro3">
          <table:table-cell table:number-columns-repeated="11"/>
          <table:table-cell office:value-type="float" office:value="-2.00059208425" calcext:value-type="float">
            <text:p>-2.00059208425</text:p>
          </table:table-cell>
        </table:table-row>
        <table:table-row table:style-name="ro3">
          <table:table-cell table:number-columns-repeated="11"/>
          <table:table-cell office:value-type="float" office:value="-2.00059948022" calcext:value-type="float">
            <text:p>-2.00059948022</text:p>
          </table:table-cell>
        </table:table-row>
        <table:table-row table:style-name="ro3">
          <table:table-cell table:number-columns-repeated="11"/>
          <table:table-cell office:value-type="float" office:value="-2.00060797997" calcext:value-type="float">
            <text:p>-2.00060797997</text:p>
          </table:table-cell>
        </table:table-row>
        <table:table-row table:style-name="ro3">
          <table:table-cell table:number-columns-repeated="11"/>
          <table:table-cell office:value-type="float" office:value="-2.00061524935" calcext:value-type="float">
            <text:p>-2.00061524935</text:p>
          </table:table-cell>
        </table:table-row>
        <table:table-row table:style-name="ro3">
          <table:table-cell table:number-columns-repeated="11"/>
          <table:table-cell office:value-type="float" office:value="-2.00062359707" calcext:value-type="float">
            <text:p>-2.00062359707</text:p>
          </table:table-cell>
        </table:table-row>
        <table:table-row table:style-name="ro3">
          <table:table-cell table:number-columns-repeated="11"/>
          <table:table-cell office:value-type="float" office:value="-2.00063109783" calcext:value-type="float">
            <text:p>-2.00063109783</text:p>
          </table:table-cell>
        </table:table-row>
        <table:table-row table:style-name="ro3">
          <table:table-cell table:number-columns-repeated="11"/>
          <table:table-cell office:value-type="float" office:value="-2.00064009599" calcext:value-type="float">
            <text:p>-2.00064009599</text:p>
          </table:table-cell>
        </table:table-row>
        <table:table-row table:style-name="ro3">
          <table:table-cell table:number-columns-repeated="11"/>
          <table:table-cell office:value-type="float" office:value="-2.00064893784" calcext:value-type="float">
            <text:p>-2.00064893784</text:p>
          </table:table-cell>
        </table:table-row>
        <table:table-row table:style-name="ro3">
          <table:table-cell table:number-columns-repeated="11"/>
          <table:table-cell office:value-type="float" office:value="-2.00065744945" calcext:value-type="float">
            <text:p>-2.00065744945</text:p>
          </table:table-cell>
        </table:table-row>
        <table:table-row table:style-name="ro3">
          <table:table-cell table:number-columns-repeated="11"/>
          <table:table-cell office:value-type="float" office:value="-2.00066607112" calcext:value-type="float">
            <text:p>-2.00066607112</text:p>
          </table:table-cell>
        </table:table-row>
        <table:table-row table:style-name="ro3">
          <table:table-cell table:number-columns-repeated="11"/>
          <table:table-cell office:value-type="float" office:value="-2.00067489326" calcext:value-type="float">
            <text:p>-2.00067489326</text:p>
          </table:table-cell>
        </table:table-row>
        <table:table-row table:style-name="ro3">
          <table:table-cell table:number-columns-repeated="11"/>
          <table:table-cell office:value-type="float" office:value="-2.00068297746" calcext:value-type="float">
            <text:p>-2.00068297746</text:p>
          </table:table-cell>
        </table:table-row>
        <table:table-row table:style-name="ro3">
          <table:table-cell table:number-columns-repeated="11"/>
          <table:table-cell office:value-type="float" office:value="-2.00069168618" calcext:value-type="float">
            <text:p>-2.00069168618</text:p>
          </table:table-cell>
        </table:table-row>
        <table:table-row table:style-name="ro3">
          <table:table-cell table:number-columns-repeated="11"/>
          <table:table-cell office:value-type="float" office:value="-2.00070128972" calcext:value-type="float">
            <text:p>-2.00070128972</text:p>
          </table:table-cell>
        </table:table-row>
        <table:table-row table:style-name="ro3">
          <table:table-cell table:number-columns-repeated="11"/>
          <table:table-cell office:value-type="float" office:value="-2.00071070842" calcext:value-type="float">
            <text:p>-2.00071070842</text:p>
          </table:table-cell>
        </table:table-row>
        <table:table-row table:style-name="ro3">
          <table:table-cell table:number-columns-repeated="11"/>
          <table:table-cell office:value-type="float" office:value="-2.00072020916" calcext:value-type="float">
            <text:p>-2.00072020916</text:p>
          </table:table-cell>
        </table:table-row>
        <table:table-row table:style-name="ro3">
          <table:table-cell table:number-columns-repeated="11"/>
          <table:table-cell office:value-type="float" office:value="-2.00073199037" calcext:value-type="float">
            <text:p>-2.00073199037</text:p>
          </table:table-cell>
        </table:table-row>
        <table:table-row table:style-name="ro3">
          <table:table-cell table:number-columns-repeated="11"/>
          <table:table-cell office:value-type="float" office:value="-2.00074049269" calcext:value-type="float">
            <text:p>-2.00074049269</text:p>
          </table:table-cell>
        </table:table-row>
        <table:table-row table:style-name="ro3">
          <table:table-cell table:number-columns-repeated="11"/>
          <table:table-cell office:value-type="float" office:value="-2.00074985307" calcext:value-type="float">
            <text:p>-2.00074985307</text:p>
          </table:table-cell>
        </table:table-row>
        <table:table-row table:style-name="ro3">
          <table:table-cell table:number-columns-repeated="11"/>
          <table:table-cell office:value-type="float" office:value="-2.00075944738" calcext:value-type="float">
            <text:p>-2.00075944738</text:p>
          </table:table-cell>
        </table:table-row>
        <table:table-row table:style-name="ro3">
          <table:table-cell table:number-columns-repeated="11"/>
          <table:table-cell office:value-type="float" office:value="-2.00076971466" calcext:value-type="float">
            <text:p>-2.00076971466</text:p>
          </table:table-cell>
        </table:table-row>
        <table:table-row table:style-name="ro3">
          <table:table-cell table:number-columns-repeated="11"/>
          <table:table-cell office:value-type="float" office:value="-2.00077979448" calcext:value-type="float">
            <text:p>-2.00077979448</text:p>
          </table:table-cell>
        </table:table-row>
        <table:table-row table:style-name="ro3">
          <table:table-cell table:number-columns-repeated="11"/>
          <table:table-cell office:value-type="float" office:value="-2.00078988233" calcext:value-type="float">
            <text:p>-2.00078988233</text:p>
          </table:table-cell>
        </table:table-row>
        <table:table-row table:style-name="ro3">
          <table:table-cell table:number-columns-repeated="11"/>
          <table:table-cell office:value-type="float" office:value="-2.00080162908" calcext:value-type="float">
            <text:p>-2.00080162908</text:p>
          </table:table-cell>
        </table:table-row>
        <table:table-row table:style-name="ro3">
          <table:table-cell table:number-columns-repeated="11"/>
          <table:table-cell office:value-type="float" office:value="-2.00081168878" calcext:value-type="float">
            <text:p>-2.00081168878</text:p>
          </table:table-cell>
        </table:table-row>
        <table:table-row table:style-name="ro3">
          <table:table-cell table:number-columns-repeated="11"/>
          <table:table-cell office:value-type="float" office:value="-2.00082226332" calcext:value-type="float">
            <text:p>-2.00082226332</text:p>
          </table:table-cell>
        </table:table-row>
        <table:table-row table:style-name="ro3">
          <table:table-cell table:number-columns-repeated="11"/>
          <table:table-cell office:value-type="float" office:value="-2.00083409375" calcext:value-type="float">
            <text:p>-2.00083409375</text:p>
          </table:table-cell>
        </table:table-row>
        <table:table-row table:style-name="ro3">
          <table:table-cell table:number-columns-repeated="11"/>
          <table:table-cell office:value-type="float" office:value="-2.00084562941" calcext:value-type="float">
            <text:p>-2.00084562941</text:p>
          </table:table-cell>
        </table:table-row>
        <table:table-row table:style-name="ro3">
          <table:table-cell table:number-columns-repeated="11"/>
          <table:table-cell office:value-type="float" office:value="-2.00085728015" calcext:value-type="float">
            <text:p>-2.00085728015</text:p>
          </table:table-cell>
        </table:table-row>
        <table:table-row table:style-name="ro3">
          <table:table-cell table:number-columns-repeated="11"/>
          <table:table-cell office:value-type="float" office:value="-2.00086911896" calcext:value-type="float">
            <text:p>-2.00086911896</text:p>
          </table:table-cell>
        </table:table-row>
        <table:table-row table:style-name="ro3">
          <table:table-cell table:number-columns-repeated="11"/>
          <table:table-cell office:value-type="float" office:value="-2.0008811403" calcext:value-type="float">
            <text:p>-2.0008811403</text:p>
          </table:table-cell>
        </table:table-row>
        <table:table-row table:style-name="ro3">
          <table:table-cell table:number-columns-repeated="11"/>
          <table:table-cell office:value-type="float" office:value="-2.00089335064" calcext:value-type="float">
            <text:p>-2.00089335064</text:p>
          </table:table-cell>
        </table:table-row>
        <table:table-row table:style-name="ro3">
          <table:table-cell table:number-columns-repeated="11"/>
          <table:table-cell office:value-type="float" office:value="-2.00090583345" calcext:value-type="float">
            <text:p>-2.00090583345</text:p>
          </table:table-cell>
        </table:table-row>
        <table:table-row table:style-name="ro3">
          <table:table-cell table:number-columns-repeated="11"/>
          <table:table-cell office:value-type="float" office:value="-2.00091891398" calcext:value-type="float">
            <text:p>-2.00091891398</text:p>
          </table:table-cell>
        </table:table-row>
        <table:table-row table:style-name="ro3">
          <table:table-cell table:number-columns-repeated="11"/>
          <table:table-cell office:value-type="float" office:value="-2.00093227772" calcext:value-type="float">
            <text:p>-2.00093227772</text:p>
          </table:table-cell>
        </table:table-row>
        <table:table-row table:style-name="ro3">
          <table:table-cell table:number-columns-repeated="11"/>
          <table:table-cell office:value-type="float" office:value="-2.00094476638" calcext:value-type="float">
            <text:p>-2.00094476638</text:p>
          </table:table-cell>
        </table:table-row>
        <table:table-row table:style-name="ro3">
          <table:table-cell table:number-columns-repeated="11"/>
          <table:table-cell office:value-type="float" office:value="-2.00095782423" calcext:value-type="float">
            <text:p>-2.00095782423</text:p>
          </table:table-cell>
        </table:table-row>
        <table:table-row table:style-name="ro3">
          <table:table-cell table:number-columns-repeated="11"/>
          <table:table-cell office:value-type="float" office:value="-2.00097184433" calcext:value-type="float">
            <text:p>-2.00097184433</text:p>
          </table:table-cell>
        </table:table-row>
        <table:table-row table:style-name="ro3">
          <table:table-cell table:number-columns-repeated="11"/>
          <table:table-cell office:value-type="float" office:value="-2.00098374752" calcext:value-type="float">
            <text:p>-2.00098374752</text:p>
          </table:table-cell>
        </table:table-row>
        <table:table-row table:style-name="ro3">
          <table:table-cell table:number-columns-repeated="11"/>
          <table:table-cell office:value-type="float" office:value="-2.00099577101" calcext:value-type="float">
            <text:p>-2.00099577101</text:p>
          </table:table-cell>
        </table:table-row>
        <table:table-row table:style-name="ro3">
          <table:table-cell table:number-columns-repeated="11"/>
          <table:table-cell office:value-type="float" office:value="-2.00101120909" calcext:value-type="float">
            <text:p>-2.00101120909</text:p>
          </table:table-cell>
        </table:table-row>
        <table:table-row table:style-name="ro3">
          <table:table-cell table:number-columns-repeated="11"/>
          <table:table-cell office:value-type="float" office:value="-2.00102518115" calcext:value-type="float">
            <text:p>-2.00102518115</text:p>
          </table:table-cell>
        </table:table-row>
        <table:table-row table:style-name="ro3">
          <table:table-cell table:number-columns-repeated="11"/>
          <table:table-cell office:value-type="float" office:value="-2.00103921103" calcext:value-type="float">
            <text:p>-2.00103921103</text:p>
          </table:table-cell>
        </table:table-row>
        <table:table-row table:style-name="ro3">
          <table:table-cell table:number-columns-repeated="11"/>
          <table:table-cell office:value-type="float" office:value="-2.00105354451" calcext:value-type="float">
            <text:p>-2.00105354451</text:p>
          </table:table-cell>
        </table:table-row>
        <table:table-row table:style-name="ro3">
          <table:table-cell table:number-columns-repeated="11"/>
          <table:table-cell office:value-type="float" office:value="-2.00106878578" calcext:value-type="float">
            <text:p>-2.00106878578</text:p>
          </table:table-cell>
        </table:table-row>
        <table:table-row table:style-name="ro3">
          <table:table-cell table:number-columns-repeated="11"/>
          <table:table-cell office:value-type="float" office:value="-2.00108236351" calcext:value-type="float">
            <text:p>-2.00108236351</text:p>
          </table:table-cell>
        </table:table-row>
        <table:table-row table:style-name="ro3">
          <table:table-cell table:number-columns-repeated="11"/>
          <table:table-cell office:value-type="float" office:value="-2.00109817227" calcext:value-type="float">
            <text:p>-2.00109817227</text:p>
          </table:table-cell>
        </table:table-row>
        <table:table-row table:style-name="ro3">
          <table:table-cell table:number-columns-repeated="11"/>
          <table:table-cell office:value-type="float" office:value="-2.00111503867" calcext:value-type="float">
            <text:p>-2.00111503867</text:p>
          </table:table-cell>
        </table:table-row>
        <table:table-row table:style-name="ro3">
          <table:table-cell table:number-columns-repeated="11"/>
          <table:table-cell office:value-type="float" office:value="-2.0011313257" calcext:value-type="float">
            <text:p>-2.0011313257</text:p>
          </table:table-cell>
        </table:table-row>
        <table:table-row table:style-name="ro3">
          <table:table-cell table:number-columns-repeated="11"/>
          <table:table-cell office:value-type="float" office:value="-2.00114786624" calcext:value-type="float">
            <text:p>-2.00114786624</text:p>
          </table:table-cell>
        </table:table-row>
        <table:table-row table:style-name="ro3">
          <table:table-cell table:number-columns-repeated="11"/>
          <table:table-cell office:value-type="float" office:value="-2.00116466864" calcext:value-type="float">
            <text:p>-2.00116466864</text:p>
          </table:table-cell>
        </table:table-row>
        <table:table-row table:style-name="ro3">
          <table:table-cell table:number-columns-repeated="11"/>
          <table:table-cell office:value-type="float" office:value="-2.00118029865" calcext:value-type="float">
            <text:p>-2.00118029865</text:p>
          </table:table-cell>
        </table:table-row>
        <table:table-row table:style-name="ro3">
          <table:table-cell table:number-columns-repeated="11"/>
          <table:table-cell office:value-type="float" office:value="-2.00119838086" calcext:value-type="float">
            <text:p>-2.00119838086</text:p>
          </table:table-cell>
        </table:table-row>
        <table:table-row table:style-name="ro3">
          <table:table-cell table:number-columns-repeated="11"/>
          <table:table-cell office:value-type="float" office:value="-2.00121615928" calcext:value-type="float">
            <text:p>-2.00121615928</text:p>
          </table:table-cell>
        </table:table-row>
        <table:table-row table:style-name="ro3">
          <table:table-cell table:number-columns-repeated="11"/>
          <table:table-cell office:value-type="float" office:value="-2.00123412513" calcext:value-type="float">
            <text:p>-2.00123412513</text:p>
          </table:table-cell>
        </table:table-row>
        <table:table-row table:style-name="ro3">
          <table:table-cell table:number-columns-repeated="11"/>
          <table:table-cell office:value-type="float" office:value="-2.0012531923" calcext:value-type="float">
            <text:p>-2.0012531923</text:p>
          </table:table-cell>
        </table:table-row>
        <table:table-row table:style-name="ro3">
          <table:table-cell table:number-columns-repeated="11"/>
          <table:table-cell office:value-type="float" office:value="-2.00127178263" calcext:value-type="float">
            <text:p>-2.00127178263</text:p>
          </table:table-cell>
        </table:table-row>
        <table:table-row table:style-name="ro3">
          <table:table-cell table:number-columns-repeated="11"/>
          <table:table-cell office:value-type="float" office:value="-2.001290624" calcext:value-type="float">
            <text:p>-2.001290624</text:p>
          </table:table-cell>
        </table:table-row>
        <table:table-row table:style-name="ro3">
          <table:table-cell table:number-columns-repeated="11"/>
          <table:table-cell office:value-type="float" office:value="-2.00130981989" calcext:value-type="float">
            <text:p>-2.00130981989</text:p>
          </table:table-cell>
        </table:table-row>
        <table:table-row table:style-name="ro3">
          <table:table-cell table:number-columns-repeated="11"/>
          <table:table-cell office:value-type="float" office:value="-2.00132852854" calcext:value-type="float">
            <text:p>-2.00132852854</text:p>
          </table:table-cell>
        </table:table-row>
        <table:table-row table:style-name="ro3">
          <table:table-cell table:number-columns-repeated="11"/>
          <table:table-cell office:value-type="float" office:value="-2.00134927662" calcext:value-type="float">
            <text:p>-2.00134927662</text:p>
          </table:table-cell>
        </table:table-row>
        <table:table-row table:style-name="ro3">
          <table:table-cell table:number-columns-repeated="11"/>
          <table:table-cell office:value-type="float" office:value="-2.00136961335" calcext:value-type="float">
            <text:p>-2.00136961335</text:p>
          </table:table-cell>
        </table:table-row>
        <table:table-row table:style-name="ro3">
          <table:table-cell table:number-columns-repeated="11"/>
          <table:table-cell office:value-type="float" office:value="-2.00139021949" calcext:value-type="float">
            <text:p>-2.00139021949</text:p>
          </table:table-cell>
        </table:table-row>
        <table:table-row table:style-name="ro3">
          <table:table-cell table:number-columns-repeated="11"/>
          <table:table-cell office:value-type="float" office:value="-2.001410329" calcext:value-type="float">
            <text:p>-2.001410329</text:p>
          </table:table-cell>
        </table:table-row>
        <table:table-row table:style-name="ro3">
          <table:table-cell table:number-columns-repeated="11"/>
          <table:table-cell office:value-type="float" office:value="-2.00142553307" calcext:value-type="float">
            <text:p>-2.00142553307</text:p>
          </table:table-cell>
        </table:table-row>
        <table:table-row table:style-name="ro3">
          <table:table-cell table:number-columns-repeated="11"/>
          <table:table-cell office:value-type="float" office:value="-2.00144715905" calcext:value-type="float">
            <text:p>-2.00144715905</text:p>
          </table:table-cell>
        </table:table-row>
        <table:table-row table:style-name="ro3">
          <table:table-cell table:number-columns-repeated="11"/>
          <table:table-cell office:value-type="float" office:value="-2.00147000593" calcext:value-type="float">
            <text:p>-2.00147000593</text:p>
          </table:table-cell>
        </table:table-row>
        <table:table-row table:style-name="ro3">
          <table:table-cell table:number-columns-repeated="11"/>
          <table:table-cell office:value-type="float" office:value="-2.00149208642" calcext:value-type="float">
            <text:p>-2.00149208642</text:p>
          </table:table-cell>
        </table:table-row>
        <table:table-row table:style-name="ro3">
          <table:table-cell table:number-columns-repeated="11"/>
          <table:table-cell office:value-type="float" office:value="-2.00151561154" calcext:value-type="float">
            <text:p>-2.00151561154</text:p>
          </table:table-cell>
        </table:table-row>
        <table:table-row table:style-name="ro3">
          <table:table-cell table:number-columns-repeated="11"/>
          <table:table-cell office:value-type="float" office:value="-2.00153933401" calcext:value-type="float">
            <text:p>-2.00153933401</text:p>
          </table:table-cell>
        </table:table-row>
        <table:table-row table:style-name="ro3">
          <table:table-cell table:number-columns-repeated="11"/>
          <table:table-cell office:value-type="float" office:value="-2.00156353833" calcext:value-type="float">
            <text:p>-2.00156353833</text:p>
          </table:table-cell>
        </table:table-row>
        <table:table-row table:style-name="ro3">
          <table:table-cell table:number-columns-repeated="11"/>
          <table:table-cell office:value-type="float" office:value="-2.00158812215" calcext:value-type="float">
            <text:p>-2.00158812215</text:p>
          </table:table-cell>
        </table:table-row>
        <table:table-row table:style-name="ro3">
          <table:table-cell table:number-columns-repeated="11"/>
          <table:table-cell office:value-type="float" office:value="-2.00161418526" calcext:value-type="float">
            <text:p>-2.00161418526</text:p>
          </table:table-cell>
        </table:table-row>
        <table:table-row table:style-name="ro3">
          <table:table-cell table:number-columns-repeated="11"/>
          <table:table-cell office:value-type="float" office:value="-2.00163961934" calcext:value-type="float">
            <text:p>-2.00163961934</text:p>
          </table:table-cell>
        </table:table-row>
        <table:table-row table:style-name="ro3">
          <table:table-cell table:number-columns-repeated="11"/>
          <table:table-cell office:value-type="float" office:value="-2.00166651805" calcext:value-type="float">
            <text:p>-2.00166651805</text:p>
          </table:table-cell>
        </table:table-row>
        <table:table-row table:style-name="ro3">
          <table:table-cell table:number-columns-repeated="11"/>
          <table:table-cell office:value-type="float" office:value="-2.00169059732" calcext:value-type="float">
            <text:p>-2.00169059732</text:p>
          </table:table-cell>
        </table:table-row>
        <table:table-row table:style-name="ro3">
          <table:table-cell table:number-columns-repeated="11"/>
          <table:table-cell office:value-type="float" office:value="-2.00171956749" calcext:value-type="float">
            <text:p>-2.00171956749</text:p>
          </table:table-cell>
        </table:table-row>
        <table:table-row table:style-name="ro3">
          <table:table-cell table:number-columns-repeated="11"/>
          <table:table-cell office:value-type="float" office:value="-2.00174584461" calcext:value-type="float">
            <text:p>-2.00174584461</text:p>
          </table:table-cell>
        </table:table-row>
        <table:table-row table:style-name="ro3">
          <table:table-cell table:number-columns-repeated="11"/>
          <table:table-cell office:value-type="float" office:value="-2.00177474175" calcext:value-type="float">
            <text:p>-2.00177474175</text:p>
          </table:table-cell>
        </table:table-row>
        <table:table-row table:style-name="ro3">
          <table:table-cell table:number-columns-repeated="11"/>
          <table:table-cell office:value-type="float" office:value="-2.00180333887" calcext:value-type="float">
            <text:p>-2.00180333887</text:p>
          </table:table-cell>
        </table:table-row>
        <table:table-row table:style-name="ro3">
          <table:table-cell table:number-columns-repeated="11"/>
          <table:table-cell office:value-type="float" office:value="-2.00183221896" calcext:value-type="float">
            <text:p>-2.00183221896</text:p>
          </table:table-cell>
        </table:table-row>
        <table:table-row table:style-name="ro3">
          <table:table-cell table:number-columns-repeated="11"/>
          <table:table-cell office:value-type="float" office:value="-2.00186154239" calcext:value-type="float">
            <text:p>-2.00186154239</text:p>
          </table:table-cell>
        </table:table-row>
        <table:table-row table:style-name="ro3">
          <table:table-cell table:number-columns-repeated="11"/>
          <table:table-cell office:value-type="float" office:value="-2.00189160413" calcext:value-type="float">
            <text:p>-2.00189160413</text:p>
          </table:table-cell>
        </table:table-row>
        <table:table-row table:style-name="ro3">
          <table:table-cell table:number-columns-repeated="11"/>
          <table:table-cell office:value-type="float" office:value="-2.00191967639" calcext:value-type="float">
            <text:p>-2.00191967639</text:p>
          </table:table-cell>
        </table:table-row>
        <table:table-row table:style-name="ro3">
          <table:table-cell table:number-columns-repeated="11"/>
          <table:table-cell office:value-type="float" office:value="-2.00195227066" calcext:value-type="float">
            <text:p>-2.00195227066</text:p>
          </table:table-cell>
        </table:table-row>
        <table:table-row table:style-name="ro3">
          <table:table-cell table:number-columns-repeated="11"/>
          <table:table-cell office:value-type="float" office:value="-2.00198308468" calcext:value-type="float">
            <text:p>-2.00198308468</text:p>
          </table:table-cell>
        </table:table-row>
        <table:table-row table:style-name="ro3">
          <table:table-cell table:number-columns-repeated="11"/>
          <table:table-cell office:value-type="float" office:value="-2.00201570126" calcext:value-type="float">
            <text:p>-2.00201570126</text:p>
          </table:table-cell>
        </table:table-row>
        <table:table-row table:style-name="ro3">
          <table:table-cell table:number-columns-repeated="11"/>
          <table:table-cell office:value-type="float" office:value="-2.00205055777" calcext:value-type="float">
            <text:p>-2.00205055777</text:p>
          </table:table-cell>
        </table:table-row>
        <table:table-row table:style-name="ro3">
          <table:table-cell table:number-columns-repeated="11"/>
          <table:table-cell office:value-type="float" office:value="-2.00208319445" calcext:value-type="float">
            <text:p>-2.00208319445</text:p>
          </table:table-cell>
        </table:table-row>
        <table:table-row table:style-name="ro3">
          <table:table-cell table:number-columns-repeated="11"/>
          <table:table-cell office:value-type="float" office:value="-2.00211949387" calcext:value-type="float">
            <text:p>-2.00211949387</text:p>
          </table:table-cell>
        </table:table-row>
        <table:table-row table:style-name="ro3">
          <table:table-cell table:number-columns-repeated="11"/>
          <table:table-cell office:value-type="float" office:value="-2.00215634955" calcext:value-type="float">
            <text:p>-2.00215634955</text:p>
          </table:table-cell>
        </table:table-row>
        <table:table-row table:style-name="ro3">
          <table:table-cell table:number-columns-repeated="11"/>
          <table:table-cell office:value-type="float" office:value="-2.0021924417" calcext:value-type="float">
            <text:p>-2.0021924417</text:p>
          </table:table-cell>
        </table:table-row>
        <table:table-row table:style-name="ro3">
          <table:table-cell table:number-columns-repeated="11"/>
          <table:table-cell office:value-type="float" office:value="-2.00222607666" calcext:value-type="float">
            <text:p>-2.00222607666</text:p>
          </table:table-cell>
        </table:table-row>
        <table:table-row table:style-name="ro3">
          <table:table-cell table:number-columns-repeated="11"/>
          <table:table-cell office:value-type="float" office:value="-2.0022652069" calcext:value-type="float">
            <text:p>-2.0022652069</text:p>
          </table:table-cell>
        </table:table-row>
        <table:table-row table:style-name="ro3">
          <table:table-cell table:number-columns-repeated="11"/>
          <table:table-cell office:value-type="float" office:value="-2.00230224808" calcext:value-type="float">
            <text:p>-2.00230224808</text:p>
          </table:table-cell>
        </table:table-row>
        <table:table-row table:style-name="ro3">
          <table:table-cell table:number-columns-repeated="11"/>
          <table:table-cell office:value-type="float" office:value="-2.00234339969" calcext:value-type="float">
            <text:p>-2.00234339969</text:p>
          </table:table-cell>
        </table:table-row>
        <table:table-row table:style-name="ro3">
          <table:table-cell table:number-columns-repeated="11"/>
          <table:table-cell office:value-type="float" office:value="-2.00238693801" calcext:value-type="float">
            <text:p>-2.00238693801</text:p>
          </table:table-cell>
        </table:table-row>
        <table:table-row table:style-name="ro3">
          <table:table-cell table:number-columns-repeated="11"/>
          <table:table-cell office:value-type="float" office:value="-2.00242643667" calcext:value-type="float">
            <text:p>-2.00242643667</text:p>
          </table:table-cell>
        </table:table-row>
        <table:table-row table:style-name="ro3">
          <table:table-cell table:number-columns-repeated="11"/>
          <table:table-cell office:value-type="float" office:value="-2.00246778544" calcext:value-type="float">
            <text:p>-2.00246778544</text:p>
          </table:table-cell>
        </table:table-row>
        <table:table-row table:style-name="ro3">
          <table:table-cell table:number-columns-repeated="11"/>
          <table:table-cell office:value-type="float" office:value="-2.00250877169" calcext:value-type="float">
            <text:p>-2.00250877169</text:p>
          </table:table-cell>
        </table:table-row>
        <table:table-row table:style-name="ro3">
          <table:table-cell table:number-columns-repeated="11"/>
          <table:table-cell office:value-type="float" office:value="-2.00254877611" calcext:value-type="float">
            <text:p>-2.00254877611</text:p>
          </table:table-cell>
        </table:table-row>
        <table:table-row table:style-name="ro3">
          <table:table-cell table:number-columns-repeated="11"/>
          <table:table-cell office:value-type="float" office:value="-2.00259737109" calcext:value-type="float">
            <text:p>-2.00259737109</text:p>
          </table:table-cell>
        </table:table-row>
        <table:table-row table:style-name="ro3">
          <table:table-cell table:number-columns-repeated="11"/>
          <table:table-cell office:value-type="float" office:value="-2.0026340486" calcext:value-type="float">
            <text:p>-2.0026340486</text:p>
          </table:table-cell>
        </table:table-row>
        <table:table-row table:style-name="ro3">
          <table:table-cell table:number-columns-repeated="11"/>
          <table:table-cell office:value-type="float" office:value="-2.00268268246" calcext:value-type="float">
            <text:p>-2.00268268246</text:p>
          </table:table-cell>
        </table:table-row>
        <table:table-row table:style-name="ro3">
          <table:table-cell table:number-columns-repeated="11"/>
          <table:table-cell office:value-type="float" office:value="-2.00273111748" calcext:value-type="float">
            <text:p>-2.00273111748</text:p>
          </table:table-cell>
        </table:table-row>
        <table:table-row table:style-name="ro3">
          <table:table-cell table:number-columns-repeated="11"/>
          <table:table-cell office:value-type="float" office:value="-2.00278478109" calcext:value-type="float">
            <text:p>-2.00278478109</text:p>
          </table:table-cell>
        </table:table-row>
        <table:table-row table:style-name="ro3">
          <table:table-cell table:number-columns-repeated="11"/>
          <table:table-cell office:value-type="float" office:value="-2.00283103203" calcext:value-type="float">
            <text:p>-2.00283103203</text:p>
          </table:table-cell>
        </table:table-row>
        <table:table-row table:style-name="ro3">
          <table:table-cell table:number-columns-repeated="11"/>
          <table:table-cell office:value-type="float" office:value="-2.00287959363" calcext:value-type="float">
            <text:p>-2.00287959363</text:p>
          </table:table-cell>
        </table:table-row>
        <table:table-row table:style-name="ro3">
          <table:table-cell table:number-columns-repeated="11"/>
          <table:table-cell office:value-type="float" office:value="-2.00293252852" calcext:value-type="float">
            <text:p>-2.00293252852</text:p>
          </table:table-cell>
        </table:table-row>
        <table:table-row table:style-name="ro3">
          <table:table-cell table:number-columns-repeated="11"/>
          <table:table-cell office:value-type="float" office:value="-2.00298613006" calcext:value-type="float">
            <text:p>-2.00298613006</text:p>
          </table:table-cell>
        </table:table-row>
        <table:table-row table:style-name="ro3">
          <table:table-cell table:number-columns-repeated="11"/>
          <table:table-cell office:value-type="float" office:value="-2.00304345812" calcext:value-type="float">
            <text:p>-2.00304345812</text:p>
          </table:table-cell>
        </table:table-row>
        <table:table-row table:style-name="ro3">
          <table:table-cell table:number-columns-repeated="11"/>
          <table:table-cell office:value-type="float" office:value="-2.00310706756" calcext:value-type="float">
            <text:p>-2.00310706756</text:p>
          </table:table-cell>
        </table:table-row>
        <table:table-row table:style-name="ro3">
          <table:table-cell table:number-columns-repeated="11"/>
          <table:table-cell office:value-type="float" office:value="-2.00315693452" calcext:value-type="float">
            <text:p>-2.00315693452</text:p>
          </table:table-cell>
        </table:table-row>
        <table:table-row table:style-name="ro3">
          <table:table-cell table:number-columns-repeated="11"/>
          <table:table-cell office:value-type="float" office:value="-2.00320757193" calcext:value-type="float">
            <text:p>-2.00320757193</text:p>
          </table:table-cell>
        </table:table-row>
        <table:table-row table:style-name="ro3">
          <table:table-cell table:number-columns-repeated="11"/>
          <table:table-cell office:value-type="float" office:value="-2.00327532746" calcext:value-type="float">
            <text:p>-2.00327532746</text:p>
          </table:table-cell>
        </table:table-row>
        <table:table-row table:style-name="ro3">
          <table:table-cell table:number-columns-repeated="11"/>
          <table:table-cell office:value-type="float" office:value="-2.00332974725" calcext:value-type="float">
            <text:p>-2.00332974725</text:p>
          </table:table-cell>
        </table:table-row>
        <table:table-row table:style-name="ro3">
          <table:table-cell table:number-columns-repeated="11"/>
          <table:table-cell office:value-type="float" office:value="-2.00338712191" calcext:value-type="float">
            <text:p>-2.00338712191</text:p>
          </table:table-cell>
        </table:table-row>
        <table:table-row table:style-name="ro3">
          <table:table-cell table:number-columns-repeated="11"/>
          <table:table-cell office:value-type="float" office:value="-2.00345248264" calcext:value-type="float">
            <text:p>-2.00345248264</text:p>
          </table:table-cell>
        </table:table-row>
        <table:table-row table:style-name="ro3">
          <table:table-cell table:number-columns-repeated="11"/>
          <table:table-cell office:value-type="float" office:value="-2.00351125935" calcext:value-type="float">
            <text:p>-2.00351125935</text:p>
          </table:table-cell>
        </table:table-row>
        <table:table-row table:style-name="ro3">
          <table:table-cell table:number-columns-repeated="11"/>
          <table:table-cell office:value-type="float" office:value="-2.00358173462" calcext:value-type="float">
            <text:p>-2.00358173462</text:p>
          </table:table-cell>
        </table:table-row>
        <table:table-row table:style-name="ro3">
          <table:table-cell table:number-columns-repeated="11"/>
          <table:table-cell office:value-type="float" office:value="-2.0036579097" calcext:value-type="float">
            <text:p>-2.0036579097</text:p>
          </table:table-cell>
        </table:table-row>
        <table:table-row table:style-name="ro3">
          <table:table-cell table:number-columns-repeated="11"/>
          <table:table-cell office:value-type="float" office:value="-2.00372930487" calcext:value-type="float">
            <text:p>-2.00372930487</text:p>
          </table:table-cell>
        </table:table-row>
        <table:table-row table:style-name="ro3">
          <table:table-cell table:number-columns-repeated="11"/>
          <table:table-cell office:value-type="float" office:value="-2.00380193124" calcext:value-type="float">
            <text:p>-2.00380193124</text:p>
          </table:table-cell>
        </table:table-row>
        <table:table-row table:style-name="ro3">
          <table:table-cell table:number-columns-repeated="11"/>
          <table:table-cell office:value-type="float" office:value="-2.00384601733" calcext:value-type="float">
            <text:p>-2.00384601733</text:p>
          </table:table-cell>
        </table:table-row>
        <table:table-row table:style-name="ro3">
          <table:table-cell table:number-columns-repeated="11"/>
          <table:table-cell office:value-type="float" office:value="-2.0036432651" calcext:value-type="float">
            <text:p>-2.0036432651</text:p>
          </table:table-cell>
        </table:table-row>
        <table:table-row table:style-name="ro3">
          <table:table-cell table:number-columns-repeated="11"/>
          <table:table-cell office:value-type="float" office:value="-2.00391116096" calcext:value-type="float">
            <text:p>-2.00391116096</text:p>
          </table:table-cell>
        </table:table-row>
        <table:table-row table:style-name="ro3">
          <table:table-cell table:number-columns-repeated="11"/>
          <table:table-cell office:value-type="float" office:value="-2.00410475768" calcext:value-type="float">
            <text:p>-2.00410475768</text:p>
          </table:table-cell>
        </table:table-row>
        <table:table-row table:style-name="ro3">
          <table:table-cell table:number-columns-repeated="11"/>
          <table:table-cell office:value-type="float" office:value="-2.00423845509" calcext:value-type="float">
            <text:p>-2.00423845509</text:p>
          </table:table-cell>
        </table:table-row>
        <table:table-row table:style-name="ro3">
          <table:table-cell table:number-columns-repeated="11"/>
          <table:table-cell office:value-type="float" office:value="-2.00434203222" calcext:value-type="float">
            <text:p>-2.00434203222</text:p>
          </table:table-cell>
        </table:table-row>
        <table:table-row table:style-name="ro3">
          <table:table-cell table:number-columns-repeated="11"/>
          <table:table-cell office:value-type="float" office:value="-2.00444501977" calcext:value-type="float">
            <text:p>-2.00444501977</text:p>
          </table:table-cell>
        </table:table-row>
        <table:table-row table:style-name="ro3">
          <table:table-cell table:number-columns-repeated="11"/>
          <table:table-cell office:value-type="float" office:value="-2.00453883793" calcext:value-type="float">
            <text:p>-2.00453883793</text:p>
          </table:table-cell>
        </table:table-row>
        <table:table-row table:style-name="ro3">
          <table:table-cell table:number-columns-repeated="11"/>
          <table:table-cell office:value-type="float" office:value="-2.0046292051" calcext:value-type="float">
            <text:p>-2.0046292051</text:p>
          </table:table-cell>
        </table:table-row>
        <table:table-row table:style-name="ro3">
          <table:table-cell table:number-columns-repeated="11"/>
          <table:table-cell office:value-type="float" office:value="-2.0047329044" calcext:value-type="float">
            <text:p>-2.0047329044</text:p>
          </table:table-cell>
        </table:table-row>
        <table:table-row table:style-name="ro3">
          <table:table-cell table:number-columns-repeated="11"/>
          <table:table-cell office:value-type="float" office:value="-2.00480957998" calcext:value-type="float">
            <text:p>-2.00480957998</text:p>
          </table:table-cell>
        </table:table-row>
        <table:table-row table:style-name="ro3">
          <table:table-cell table:number-columns-repeated="11"/>
          <table:table-cell office:value-type="float" office:value="-2.00491198518" calcext:value-type="float">
            <text:p>-2.00491198518</text:p>
          </table:table-cell>
        </table:table-row>
        <table:table-row table:style-name="ro3">
          <table:table-cell table:number-columns-repeated="11"/>
          <table:table-cell office:value-type="float" office:value="-2.00501080604" calcext:value-type="float">
            <text:p>-2.00501080604</text:p>
          </table:table-cell>
        </table:table-row>
        <table:table-row table:style-name="ro3">
          <table:table-cell table:number-columns-repeated="11"/>
          <table:table-cell office:value-type="float" office:value="-2.00510719654" calcext:value-type="float">
            <text:p>-2.00510719654</text:p>
          </table:table-cell>
        </table:table-row>
        <table:table-row table:style-name="ro3">
          <table:table-cell table:number-columns-repeated="11"/>
          <table:table-cell office:value-type="float" office:value="-2.00520674829" calcext:value-type="float">
            <text:p>-2.00520674829</text:p>
          </table:table-cell>
        </table:table-row>
        <table:table-row table:style-name="ro3">
          <table:table-cell table:number-columns-repeated="11"/>
          <table:table-cell office:value-type="float" office:value="-2.00530970245" calcext:value-type="float">
            <text:p>-2.00530970245</text:p>
          </table:table-cell>
        </table:table-row>
        <table:table-row table:style-name="ro3">
          <table:table-cell table:number-columns-repeated="11"/>
          <table:table-cell office:value-type="float" office:value="-2.00542130875" calcext:value-type="float">
            <text:p>-2.00542130875</text:p>
          </table:table-cell>
        </table:table-row>
        <table:table-row table:style-name="ro3">
          <table:table-cell table:number-columns-repeated="11"/>
          <table:table-cell office:value-type="float" office:value="-2.00553590589" calcext:value-type="float">
            <text:p>-2.00553590589</text:p>
          </table:table-cell>
        </table:table-row>
        <table:table-row table:style-name="ro3">
          <table:table-cell table:number-columns-repeated="11"/>
          <table:table-cell office:value-type="float" office:value="-2.00563842736" calcext:value-type="float">
            <text:p>-2.00563842736</text:p>
          </table:table-cell>
        </table:table-row>
        <table:table-row table:style-name="ro3">
          <table:table-cell table:number-columns-repeated="11"/>
          <table:table-cell office:value-type="float" office:value="-2.00577435887" calcext:value-type="float">
            <text:p>-2.00577435887</text:p>
          </table:table-cell>
        </table:table-row>
        <table:table-row table:style-name="ro3">
          <table:table-cell table:number-columns-repeated="11"/>
          <table:table-cell office:value-type="float" office:value="-2.00589427123" calcext:value-type="float">
            <text:p>-2.00589427123</text:p>
          </table:table-cell>
        </table:table-row>
        <table:table-row table:style-name="ro3">
          <table:table-cell table:number-columns-repeated="11"/>
          <table:table-cell office:value-type="float" office:value="-2.00601082504" calcext:value-type="float">
            <text:p>-2.00601082504</text:p>
          </table:table-cell>
        </table:table-row>
        <table:table-row table:style-name="ro3">
          <table:table-cell table:number-columns-repeated="11"/>
          <table:table-cell office:value-type="float" office:value="-2.0061420742" calcext:value-type="float">
            <text:p>-2.0061420742</text:p>
          </table:table-cell>
        </table:table-row>
        <table:table-row table:style-name="ro3">
          <table:table-cell table:number-columns-repeated="11"/>
          <table:table-cell office:value-type="float" office:value="-2.00627215218" calcext:value-type="float">
            <text:p>-2.00627215218</text:p>
          </table:table-cell>
        </table:table-row>
        <table:table-row table:style-name="ro3">
          <table:table-cell table:number-columns-repeated="11"/>
          <table:table-cell office:value-type="float" office:value="-2.00641192401" calcext:value-type="float">
            <text:p>-2.00641192401</text:p>
          </table:table-cell>
        </table:table-row>
        <table:table-row table:style-name="ro3">
          <table:table-cell table:number-columns-repeated="11"/>
          <table:table-cell office:value-type="float" office:value="-2.00655450973" calcext:value-type="float">
            <text:p>-2.00655450973</text:p>
          </table:table-cell>
        </table:table-row>
        <table:table-row table:style-name="ro3">
          <table:table-cell table:number-columns-repeated="11"/>
          <table:table-cell office:value-type="float" office:value="-2.0067014124" calcext:value-type="float">
            <text:p>-2.0067014124</text:p>
          </table:table-cell>
        </table:table-row>
        <table:table-row table:style-name="ro3">
          <table:table-cell table:number-columns-repeated="11"/>
          <table:table-cell office:value-type="float" office:value="-2.00685213325" calcext:value-type="float">
            <text:p>-2.00685213325</text:p>
          </table:table-cell>
        </table:table-row>
        <table:table-row table:style-name="ro3">
          <table:table-cell table:number-columns-repeated="11"/>
          <table:table-cell office:value-type="float" office:value="-2.00702631366" calcext:value-type="float">
            <text:p>-2.00702631366</text:p>
          </table:table-cell>
        </table:table-row>
        <table:table-row table:style-name="ro3">
          <table:table-cell table:number-columns-repeated="11"/>
          <table:table-cell office:value-type="float" office:value="-2.00717202647" calcext:value-type="float">
            <text:p>-2.00717202647</text:p>
          </table:table-cell>
        </table:table-row>
        <table:table-row table:style-name="ro3">
          <table:table-cell table:number-columns-repeated="11"/>
          <table:table-cell office:value-type="float" office:value="-2.00733373245" calcext:value-type="float">
            <text:p>-2.00733373245</text:p>
          </table:table-cell>
        </table:table-row>
        <table:table-row table:style-name="ro3">
          <table:table-cell table:number-columns-repeated="11"/>
          <table:table-cell office:value-type="float" office:value="-2.00750859388" calcext:value-type="float">
            <text:p>-2.00750859388</text:p>
          </table:table-cell>
        </table:table-row>
        <table:table-row table:style-name="ro3">
          <table:table-cell table:number-columns-repeated="11"/>
          <table:table-cell office:value-type="float" office:value="-2.00766677926" calcext:value-type="float">
            <text:p>-2.00766677926</text:p>
          </table:table-cell>
        </table:table-row>
        <table:table-row table:style-name="ro3">
          <table:table-cell table:number-columns-repeated="11"/>
          <table:table-cell office:value-type="float" office:value="-2.00785807322" calcext:value-type="float">
            <text:p>-2.00785807322</text:p>
          </table:table-cell>
        </table:table-row>
        <table:table-row table:style-name="ro3">
          <table:table-cell table:number-columns-repeated="11"/>
          <table:table-cell office:value-type="float" office:value="-2.00803338264" calcext:value-type="float">
            <text:p>-2.00803338264</text:p>
          </table:table-cell>
        </table:table-row>
        <table:table-row table:style-name="ro3">
          <table:table-cell table:number-columns-repeated="11"/>
          <table:table-cell office:value-type="float" office:value="-2.00821229155" calcext:value-type="float">
            <text:p>-2.00821229155</text:p>
          </table:table-cell>
        </table:table-row>
        <table:table-row table:style-name="ro3">
          <table:table-cell table:number-columns-repeated="11"/>
          <table:table-cell office:value-type="float" office:value="-2.00841311395" calcext:value-type="float">
            <text:p>-2.00841311395</text:p>
          </table:table-cell>
        </table:table-row>
        <table:table-row table:style-name="ro3">
          <table:table-cell table:number-columns-repeated="11"/>
          <table:table-cell office:value-type="float" office:value="-2.00861287463" calcext:value-type="float">
            <text:p>-2.00861287463</text:p>
          </table:table-cell>
        </table:table-row>
        <table:table-row table:style-name="ro3">
          <table:table-cell table:number-columns-repeated="11"/>
          <table:table-cell office:value-type="float" office:value="-2.00881561654" calcext:value-type="float">
            <text:p>-2.00881561654</text:p>
          </table:table-cell>
        </table:table-row>
        <table:table-row table:style-name="ro3">
          <table:table-cell table:number-columns-repeated="11"/>
          <table:table-cell office:value-type="float" office:value="-2.00902521248" calcext:value-type="float">
            <text:p>-2.00902521248</text:p>
          </table:table-cell>
        </table:table-row>
        <table:table-row table:style-name="ro3">
          <table:table-cell table:number-columns-repeated="11"/>
          <table:table-cell office:value-type="float" office:value="-2.00923179561" calcext:value-type="float">
            <text:p>-2.00923179561</text:p>
          </table:table-cell>
        </table:table-row>
        <table:table-row table:style-name="ro3">
          <table:table-cell table:number-columns-repeated="11"/>
          <table:table-cell office:value-type="float" office:value="-2.00945338238" calcext:value-type="float">
            <text:p>-2.00945338238</text:p>
          </table:table-cell>
        </table:table-row>
        <table:table-row table:style-name="ro3">
          <table:table-cell table:number-columns-repeated="11"/>
          <table:table-cell office:value-type="float" office:value="-2.00968201637" calcext:value-type="float">
            <text:p>-2.00968201637</text:p>
          </table:table-cell>
        </table:table-row>
        <table:table-row table:style-name="ro3">
          <table:table-cell table:number-columns-repeated="11"/>
          <table:table-cell office:value-type="float" office:value="-2.00992663315" calcext:value-type="float">
            <text:p>-2.00992663315</text:p>
          </table:table-cell>
        </table:table-row>
        <table:table-row table:style-name="ro3">
          <table:table-cell table:number-columns-repeated="11"/>
          <table:table-cell office:value-type="float" office:value="-2.0101681674" calcext:value-type="float">
            <text:p>-2.0101681674</text:p>
          </table:table-cell>
        </table:table-row>
        <table:table-row table:style-name="ro3">
          <table:table-cell table:number-columns-repeated="11"/>
          <table:table-cell office:value-type="float" office:value="-2.01041588461" calcext:value-type="float">
            <text:p>-2.01041588461</text:p>
          </table:table-cell>
        </table:table-row>
        <table:table-row table:style-name="ro3">
          <table:table-cell table:number-columns-repeated="11"/>
          <table:table-cell office:value-type="float" office:value="-2.0106604533" calcext:value-type="float">
            <text:p>-2.0106604533</text:p>
          </table:table-cell>
        </table:table-row>
        <table:table-row table:style-name="ro3">
          <table:table-cell table:number-columns-repeated="11"/>
          <table:table-cell office:value-type="float" office:value="-2.01094576567" calcext:value-type="float">
            <text:p>-2.01094576567</text:p>
          </table:table-cell>
        </table:table-row>
        <table:table-row table:style-name="ro3">
          <table:table-cell table:number-columns-repeated="11"/>
          <table:table-cell office:value-type="float" office:value="-2.01121533773" calcext:value-type="float">
            <text:p>-2.01121533773</text:p>
          </table:table-cell>
        </table:table-row>
        <table:table-row table:style-name="ro3">
          <table:table-cell table:number-columns-repeated="11"/>
          <table:table-cell office:value-type="float" office:value="-2.01148064327" calcext:value-type="float">
            <text:p>-2.01148064327</text:p>
          </table:table-cell>
        </table:table-row>
        <table:table-row table:style-name="ro3">
          <table:table-cell table:number-columns-repeated="11"/>
          <table:table-cell office:value-type="float" office:value="-2.01175389076" calcext:value-type="float">
            <text:p>-2.01175389076</text:p>
          </table:table-cell>
        </table:table-row>
        <table:table-row table:style-name="ro3">
          <table:table-cell table:number-columns-repeated="11"/>
          <table:table-cell office:value-type="float" office:value="-2.01204798827" calcext:value-type="float">
            <text:p>-2.01204798827</text:p>
          </table:table-cell>
        </table:table-row>
        <table:table-row table:style-name="ro3">
          <table:table-cell table:number-columns-repeated="11"/>
          <table:table-cell office:value-type="float" office:value="-2.01236513105" calcext:value-type="float">
            <text:p>-2.01236513105</text:p>
          </table:table-cell>
        </table:table-row>
        <table:table-row table:style-name="ro3">
          <table:table-cell table:number-columns-repeated="11"/>
          <table:table-cell office:value-type="float" office:value="-2.01266448037" calcext:value-type="float">
            <text:p>-2.01266448037</text:p>
          </table:table-cell>
        </table:table-row>
        <table:table-row table:style-name="ro3">
          <table:table-cell table:number-columns-repeated="11"/>
          <table:table-cell office:value-type="float" office:value="-2.01299568792" calcext:value-type="float">
            <text:p>-2.01299568792</text:p>
          </table:table-cell>
        </table:table-row>
        <table:table-row table:style-name="ro3">
          <table:table-cell table:number-columns-repeated="11"/>
          <table:table-cell office:value-type="float" office:value="-2.0133386718" calcext:value-type="float">
            <text:p>-2.0133386718</text:p>
          </table:table-cell>
        </table:table-row>
        <table:table-row table:style-name="ro3">
          <table:table-cell table:number-columns-repeated="11"/>
          <table:table-cell office:value-type="float" office:value="-2.01364841134" calcext:value-type="float">
            <text:p>-2.01364841134</text:p>
          </table:table-cell>
        </table:table-row>
        <table:table-row table:style-name="ro3">
          <table:table-cell table:number-columns-repeated="11"/>
          <table:table-cell office:value-type="float" office:value="-2.01398018626" calcext:value-type="float">
            <text:p>-2.01398018626</text:p>
          </table:table-cell>
        </table:table-row>
        <table:table-row table:style-name="ro3">
          <table:table-cell table:number-columns-repeated="11"/>
          <table:table-cell office:value-type="float" office:value="-2.01431154999" calcext:value-type="float">
            <text:p>-2.01431154999</text:p>
          </table:table-cell>
        </table:table-row>
        <table:table-row table:style-name="ro3">
          <table:table-cell table:number-columns-repeated="11"/>
          <table:table-cell office:value-type="float" office:value="-2.014663345" calcext:value-type="float">
            <text:p>-2.014663345</text:p>
          </table:table-cell>
        </table:table-row>
        <table:table-row table:style-name="ro3">
          <table:table-cell table:number-columns-repeated="11"/>
          <table:table-cell office:value-type="float" office:value="-2.01506136645" calcext:value-type="float">
            <text:p>-2.01506136645</text:p>
          </table:table-cell>
        </table:table-row>
        <table:table-row table:style-name="ro3">
          <table:table-cell table:number-columns-repeated="11"/>
          <table:table-cell office:value-type="float" office:value="-2.01546668705" calcext:value-type="float">
            <text:p>-2.015466687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1T21:09:47.827105637</dc:date>
    <meta:editing-duration>PT26M22S</meta:editing-duration>
    <meta:editing-cycles>7</meta:editing-cycles>
    <meta:generator>LibreOffice/6.0.7.3$Linux_X86_64 LibreOffice_project/00m0$Build-3</meta:generator>
    <meta:document-statistic meta:table-count="1" meta:cell-count="339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1" chart:style-name="ch1">
        <chart:legend chart:legend-position="end" svg:x="11.481cm" svg:y="2.458cm" style:legend-expansion="high" chart:style-name="ch2"/>
        <chart:plot-area chart:style-name="ch3" table:cell-range-address="file.A3:file.A264 file.B2:file.B501 file.D3:file.E501 file.G4:file.G502 file.H3:file.H502 file.J3:file.J502 file.L3:file.L502" chart:data-source-has-labels="row" svg:x="0.32cm" svg:y="0.18cm" svg:width="10.841cm" svg:height="8.64cm">
          <chartooo:coordinate-region svg:x="1.047cm" svg:y="0.379cm" svg:width="10.114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ile.A3:file.A264" chart:label-cell-address="file.A3:file.A3" chart:class="chart:line">
            <chart:data-point chart:repeated="262"/>
          </chart:series>
          <chart:series chart:style-name="ch7" chart:values-cell-range-address="file.B2:file.B501" chart:class="chart:line">
            <chart:data-point chart:repeated="500"/>
          </chart:series>
          <chart:series chart:style-name="ch8" chart:values-cell-range-address="file.D3:file.D501" chart:class="chart:line">
            <chart:data-point chart:repeated="499"/>
          </chart:series>
          <chart:series chart:style-name="ch9" chart:values-cell-range-address="file.E3:file.E501" chart:class="chart:line">
            <chart:data-point chart:repeated="499"/>
          </chart:series>
          <chart:series chart:style-name="ch10" chart:values-cell-range-address="file.G4:file.G502" chart:class="chart:line">
            <chart:data-point chart:repeated="499"/>
          </chart:series>
          <chart:series chart:style-name="ch11" chart:values-cell-range-address="file.H3:file.H502" chart:class="chart:line">
            <chart:data-point chart:repeated="500"/>
          </chart:series>
          <chart:series chart:style-name="ch12" chart:values-cell-range-address="file.J3:file.J502" chart:class="chart:line">
            <chart:data-point chart:repeated="500"/>
          </chart:series>
          <chart:series chart:style-name="ch13" chart:values-cell-range-address="file.L3:file.L502" chart:class="chart:line">
            <chart:data-point chart:repeated="500"/>
          </chart:series>
          <chart:series chart:style-name="ch14" chart:values-cell-range-address="" chart:class="chart:line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0.000721163910113</text:p>
                <draw:g>
                  <svg:desc>file.A3:file.A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J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0721163910113">
                <text:p>-0.000721163910113</text:p>
                <draw:g>
                  <svg:desc>file.A3:file.A264</svg:desc>
                </draw:g>
              </table:table-cell>
              <table:table-cell office:value-type="float" office:value="NaN">
                <text:p>NaN</text:p>
                <draw:g>
                  <svg:desc>file.B2:file.B501</svg:desc>
                </draw:g>
              </table:table-cell>
              <table:table-cell office:value-type="float" office:value="-0.000983442985632">
                <text:p>-0.000983442985632</text:p>
                <draw:g>
                  <svg:desc>file.D3:file.D501</svg:desc>
                </draw:g>
              </table:table-cell>
              <table:table-cell office:value-type="float" office:value="-0.000783582875364">
                <text:p>-0.000783582875364</text:p>
                <draw:g>
                  <svg:desc>file.E3:file.E501</svg:desc>
                </draw:g>
              </table:table-cell>
              <table:table-cell office:value-type="float" office:value="-0.00109381414659">
                <text:p>-0.00109381414659</text:p>
                <draw:g>
                  <svg:desc>file.G4:file.G502</svg:desc>
                </draw:g>
              </table:table-cell>
              <table:table-cell office:value-type="float" office:value="-0.00076495208196">
                <text:p>-0.00076495208196</text:p>
                <draw:g>
                  <svg:desc>file.H3:file.H502</svg:desc>
                </draw:g>
              </table:table-cell>
              <table:table-cell office:value-type="float" office:value="-0.000967553293282">
                <text:p>-0.000967553293282</text:p>
                <draw:g>
                  <svg:desc>file.J3:file.J502</svg:desc>
                </draw:g>
              </table:table-cell>
              <table:table-cell office:value-type="float" office:value="-0.000915174046121">
                <text:p>-0.000915174046121</text:p>
                <draw:g>
                  <svg:desc>file.L3:file.L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0794893054527">
                <text:p>-0.000794893054527</text:p>
              </table:table-cell>
              <table:table-cell office:value-type="float" office:value="-0.000460045805699">
                <text:p>-0.000460045805699</text:p>
              </table:table-cell>
              <table:table-cell office:value-type="float" office:value="-0.000910986712668">
                <text:p>-0.000910986712668</text:p>
              </table:table-cell>
              <table:table-cell office:value-type="float" office:value="-0.000783047879418">
                <text:p>-0.000783047879418</text:p>
              </table:table-cell>
              <table:table-cell office:value-type="float" office:value="-0.00106068584268">
                <text:p>-0.00106068584268</text:p>
              </table:table-cell>
              <table:table-cell office:value-type="float" office:value="-0.000764629353085">
                <text:p>-0.000764629353085</text:p>
              </table:table-cell>
              <table:table-cell office:value-type="float" office:value="-0.000919859461986">
                <text:p>-0.000919859461986</text:p>
              </table:table-cell>
              <table:table-cell office:value-type="float" office:value="-0.000964843537529">
                <text:p>-0.0009648435375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121562310308">
                <text:p>-0.00121562310308</text:p>
              </table:table-cell>
              <table:table-cell office:value-type="float" office:value="-0.00013730887423">
                <text:p>-0.00013730887423</text:p>
              </table:table-cell>
              <table:table-cell office:value-type="float" office:value="-0.00105318275383">
                <text:p>-0.00105318275383</text:p>
              </table:table-cell>
              <table:table-cell office:value-type="float" office:value="-0.00078252276769">
                <text:p>-0.00078252276769</text:p>
              </table:table-cell>
              <table:table-cell office:value-type="float" office:value="-0.00100635727579">
                <text:p>-0.00100635727579</text:p>
              </table:table-cell>
              <table:table-cell office:value-type="float" office:value="-0.000764588130483">
                <text:p>-0.000764588130483</text:p>
              </table:table-cell>
              <table:table-cell office:value-type="float" office:value="-0.001029594315">
                <text:p>-0.001029594315</text:p>
              </table:table-cell>
              <table:table-cell office:value-type="float" office:value="-0.00102978406518">
                <text:p>-0.001029784065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114697152402">
                <text:p>-0.00114697152402</text:p>
              </table:table-cell>
              <table:table-cell office:value-type="float" office:value="-0.00149203585044">
                <text:p>-0.00149203585044</text:p>
              </table:table-cell>
              <table:table-cell office:value-type="float" office:value="-0.000923320183791">
                <text:p>-0.000923320183791</text:p>
              </table:table-cell>
              <table:table-cell office:value-type="float" office:value="-0.000782006719414">
                <text:p>-0.000782006719414</text:p>
              </table:table-cell>
              <table:table-cell office:value-type="float" office:value="-0.000986120534817">
                <text:p>-0.000986120534817</text:p>
              </table:table-cell>
              <table:table-cell office:value-type="float" office:value="-0.000764186975097">
                <text:p>-0.000764186975097</text:p>
              </table:table-cell>
              <table:table-cell office:value-type="float" office:value="-0.00102792685232">
                <text:p>-0.00102792685232</text:p>
              </table:table-cell>
              <table:table-cell office:value-type="float" office:value="-0.000930749143389">
                <text:p>-0.0009307491433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0822408534992">
                <text:p>-0.000822408534992</text:p>
              </table:table-cell>
              <table:table-cell office:value-type="float" office:value="-0.00107110167205">
                <text:p>-0.00107110167205</text:p>
              </table:table-cell>
              <table:table-cell office:value-type="float" office:value="-0.00102064804611">
                <text:p>-0.00102064804611</text:p>
              </table:table-cell>
              <table:table-cell office:value-type="float" office:value="-0.000781509051041">
                <text:p>-0.000781509051041</text:p>
              </table:table-cell>
              <table:table-cell office:value-type="float" office:value="-0.00100907501094">
                <text:p>-0.00100907501094</text:p>
              </table:table-cell>
              <table:table-cell office:value-type="float" office:value="-0.000764127741071">
                <text:p>-0.000764127741071</text:p>
              </table:table-cell>
              <table:table-cell office:value-type="float" office:value="-0.000921396121948">
                <text:p>-0.000921396121948</text:p>
              </table:table-cell>
              <table:table-cell office:value-type="float" office:value="-0.00106583975941">
                <text:p>-0.001065839759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114991225741">
                <text:p>-0.00114991225741</text:p>
              </table:table-cell>
              <table:table-cell office:value-type="float" office:value="-0.000575199299545">
                <text:p>-0.000575199299545</text:p>
              </table:table-cell>
              <table:table-cell office:value-type="float" office:value="-0.000923385672714">
                <text:p>-0.000923385672714</text:p>
              </table:table-cell>
              <table:table-cell office:value-type="float" office:value="-0.000781011082212">
                <text:p>-0.000781011082212</text:p>
              </table:table-cell>
              <table:table-cell office:value-type="float" office:value="-0.000968602698613">
                <text:p>-0.000968602698613</text:p>
              </table:table-cell>
              <table:table-cell office:value-type="float" office:value="-0.00076377743642">
                <text:p>-0.00076377743642</text:p>
              </table:table-cell>
              <table:table-cell office:value-type="float" office:value="-0.0010159018055">
                <text:p>-0.0010159018055</text:p>
              </table:table-cell>
              <table:table-cell office:value-type="float" office:value="-0.000913262143843">
                <text:p>-0.0009132621438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100177394133">
                <text:p>-0.00100177394133</text:p>
              </table:table-cell>
              <table:table-cell office:value-type="float" office:value="-0.00126042406723">
                <text:p>-0.00126042406723</text:p>
              </table:table-cell>
              <table:table-cell office:value-type="float" office:value="-0.00100966752354">
                <text:p>-0.00100966752354</text:p>
              </table:table-cell>
              <table:table-cell office:value-type="float" office:value="-0.000780510626166">
                <text:p>-0.000780510626166</text:p>
              </table:table-cell>
              <table:table-cell office:value-type="float" office:value="-0.000928759532671">
                <text:p>-0.000928759532671</text:p>
              </table:table-cell>
              <table:table-cell office:value-type="float" office:value="-0.000763631616209">
                <text:p>-0.000763631616209</text:p>
              </table:table-cell>
              <table:table-cell office:value-type="float" office:value="-0.000927976568487">
                <text:p>-0.000927976568487</text:p>
              </table:table-cell>
              <table:table-cell office:value-type="float" office:value="-0.00103692301091">
                <text:p>-0.001036923010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110168314177">
                <text:p>-0.00110168314177</text:p>
              </table:table-cell>
              <table:table-cell office:value-type="float" office:value="-0.00156078882924">
                <text:p>-0.00156078882924</text:p>
              </table:table-cell>
              <table:table-cell office:value-type="float" office:value="-0.000947543083489">
                <text:p>-0.000947543083489</text:p>
              </table:table-cell>
              <table:table-cell office:value-type="float" office:value="-0.000780029824126">
                <text:p>-0.000780029824126</text:p>
              </table:table-cell>
              <table:table-cell office:value-type="float" office:value="-0.0010173447459">
                <text:p>-0.0010173447459</text:p>
              </table:table-cell>
              <table:table-cell office:value-type="float" office:value="-0.000763481737019">
                <text:p>-0.000763481737019</text:p>
              </table:table-cell>
              <table:table-cell office:value-type="float" office:value="-0.000959076121999">
                <text:p>-0.000959076121999</text:p>
              </table:table-cell>
              <table:table-cell office:value-type="float" office:value="-0.000946531329753">
                <text:p>-0.0009465313297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0869145637578">
                <text:p>-0.000869145637578</text:p>
              </table:table-cell>
              <table:table-cell office:value-type="float" office:value="-0.00124718646874">
                <text:p>-0.00124718646874</text:p>
              </table:table-cell>
              <table:table-cell office:value-type="float" office:value="-0.000969601298307">
                <text:p>-0.000969601298307</text:p>
              </table:table-cell>
              <table:table-cell office:value-type="float" office:value="-0.000779556218127">
                <text:p>-0.000779556218127</text:p>
              </table:table-cell>
              <table:table-cell office:value-type="float" office:value="-0.000991835187163">
                <text:p>-0.000991835187163</text:p>
              </table:table-cell>
              <table:table-cell office:value-type="float" office:value="-0.000763144004273">
                <text:p>-0.000763144004273</text:p>
              </table:table-cell>
              <table:table-cell office:value-type="float" office:value="-0.000929480325281">
                <text:p>-0.000929480325281</text:p>
              </table:table-cell>
              <table:table-cell office:value-type="float" office:value="-0.000986191488064">
                <text:p>-0.0009861914880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10521118096">
                <text:p>-0.0010521118096</text:p>
              </table:table-cell>
              <table:table-cell office:value-type="float" office:value="-0.000649515297034">
                <text:p>-0.000649515297034</text:p>
              </table:table-cell>
              <table:table-cell office:value-type="float" office:value="-0.000931218334463">
                <text:p>-0.000931218334463</text:p>
              </table:table-cell>
              <table:table-cell office:value-type="float" office:value="-0.000779091398101">
                <text:p>-0.000779091398101</text:p>
              </table:table-cell>
              <table:table-cell office:value-type="float" office:value="-0.000935676866213">
                <text:p>-0.000935676866213</text:p>
              </table:table-cell>
              <table:table-cell office:value-type="float" office:value="-0.000763126505472">
                <text:p>-0.000763126505472</text:p>
              </table:table-cell>
              <table:table-cell office:value-type="float" office:value="-0.000974266849273">
                <text:p>-0.000974266849273</text:p>
              </table:table-cell>
              <table:table-cell office:value-type="float" office:value="-0.000940927021542">
                <text:p>-0.0009409270215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0906448587394">
                <text:p>-0.000906448587394</text:p>
              </table:table-cell>
              <table:table-cell office:value-type="float" office:value="-0.00131015376115">
                <text:p>-0.00131015376115</text:p>
              </table:table-cell>
              <table:table-cell office:value-type="float" office:value="-0.000970725425583">
                <text:p>-0.000970725425583</text:p>
              </table:table-cell>
              <table:table-cell office:value-type="float" office:value="-0.000778643652927">
                <text:p>-0.000778643652927</text:p>
              </table:table-cell>
              <table:table-cell office:value-type="float" office:value="-0.000988545043313">
                <text:p>-0.000988545043313</text:p>
              </table:table-cell>
              <table:table-cell office:value-type="float" office:value="-0.000762748570461">
                <text:p>-0.000762748570461</text:p>
              </table:table-cell>
              <table:table-cell office:value-type="float" office:value="-0.000938364141668">
                <text:p>-0.000938364141668</text:p>
              </table:table-cell>
              <table:table-cell office:value-type="float" office:value="-0.00098558768248">
                <text:p>-0.000985587682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0995804995373">
                <text:p>-0.000995804995373</text:p>
              </table:table-cell>
              <table:table-cell office:value-type="float" office:value="-0.000650377376406">
                <text:p>-0.000650377376406</text:p>
              </table:table-cell>
              <table:table-cell office:value-type="float" office:value="-0.000944718689736">
                <text:p>-0.000944718689736</text:p>
              </table:table-cell>
              <table:table-cell office:value-type="float" office:value="-0.000778184884473">
                <text:p>-0.000778184884473</text:p>
              </table:table-cell>
              <table:table-cell office:value-type="float" office:value="-0.000931218334463">
                <text:p>-0.000931218334463</text:p>
              </table:table-cell>
              <table:table-cell office:value-type="float" office:value="-0.000762651342271">
                <text:p>-0.000762651342271</text:p>
              </table:table-cell>
              <table:table-cell office:value-type="float" office:value="-0.000959844778906">
                <text:p>-0.000959844778906</text:p>
              </table:table-cell>
              <table:table-cell office:value-type="float" office:value="-0.000953922281626">
                <text:p>-0.0009539222816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094296856496">
                <text:p>-0.00094296856496</text:p>
              </table:table-cell>
              <table:table-cell office:value-type="float" office:value="-0.00123447130433">
                <text:p>-0.00123447130433</text:p>
              </table:table-cell>
              <table:table-cell office:value-type="float" office:value="-0.000943782511863">
                <text:p>-0.000943782511863</text:p>
              </table:table-cell>
              <table:table-cell office:value-type="float" office:value="-0.000777752725867">
                <text:p>-0.000777752725867</text:p>
              </table:table-cell>
              <table:table-cell office:value-type="float" office:value="-0.000963411594">
                <text:p>-0.000963411594</text:p>
              </table:table-cell>
              <table:table-cell office:value-type="float" office:value="-0.000762506902742">
                <text:p>-0.000762506902742</text:p>
              </table:table-cell>
              <table:table-cell office:value-type="float" office:value="-0.000942935365162">
                <text:p>-0.000942935365162</text:p>
              </table:table-cell>
              <table:table-cell office:value-type="float" office:value="-0.000968994983641">
                <text:p>-0.0009689949836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097233263492">
                <text:p>-0.00097233263492</text:p>
              </table:table-cell>
              <table:table-cell office:value-type="float" office:value="-0.000724057083133">
                <text:p>-0.000724057083133</text:p>
              </table:table-cell>
              <table:table-cell office:value-type="float" office:value="-0.000940647446981">
                <text:p>-0.000940647446981</text:p>
              </table:table-cell>
              <table:table-cell office:value-type="float" office:value="-0.000777317971918">
                <text:p>-0.000777317971918</text:p>
              </table:table-cell>
              <table:table-cell office:value-type="float" office:value="-0.000930381663659">
                <text:p>-0.000930381663659</text:p>
              </table:table-cell>
              <table:table-cell office:value-type="float" office:value="-0.000762265934949">
                <text:p>-0.000762265934949</text:p>
              </table:table-cell>
              <table:table-cell office:value-type="float" office:value="-0.000936732725808">
                <text:p>-0.000936732725808</text:p>
              </table:table-cell>
              <table:table-cell office:value-type="float" office:value="-0.000950278364533">
                <text:p>-0.0009502783645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098023811997">
                <text:p>-0.00098023811997</text:p>
              </table:table-cell>
              <table:table-cell office:value-type="float" office:value="-0.00114786756997">
                <text:p>-0.00114786756997</text:p>
              </table:table-cell>
              <table:table-cell office:value-type="float" office:value="-0.000930442410949">
                <text:p>-0.000930442410949</text:p>
              </table:table-cell>
              <table:table-cell office:value-type="float" office:value="-0.000776891743572">
                <text:p>-0.000776891743572</text:p>
              </table:table-cell>
              <table:table-cell office:value-type="float" office:value="-0.000956934146579">
                <text:p>-0.000956934146579</text:p>
              </table:table-cell>
              <table:table-cell office:value-type="float" office:value="-0.000762166271715">
                <text:p>-0.000762166271715</text:p>
              </table:table-cell>
              <table:table-cell office:value-type="float" office:value="-0.000942635684021">
                <text:p>-0.000942635684021</text:p>
              </table:table-cell>
              <table:table-cell office:value-type="float" office:value="-0.000940857134026">
                <text:p>-0.0009408571340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0923965661261">
                <text:p>-0.000923965661261</text:p>
              </table:table-cell>
              <table:table-cell office:value-type="float" office:value="-0.000808620038935">
                <text:p>-0.000808620038935</text:p>
              </table:table-cell>
              <table:table-cell office:value-type="float" office:value="-0.000939973409402">
                <text:p>-0.000939973409402</text:p>
              </table:table-cell>
              <table:table-cell office:value-type="float" office:value="-0.000776463629185">
                <text:p>-0.000776463629185</text:p>
              </table:table-cell>
              <table:table-cell office:value-type="float" office:value="-0.000934588257222">
                <text:p>-0.000934588257222</text:p>
              </table:table-cell>
              <table:table-cell office:value-type="float" office:value="-0.000761831708186">
                <text:p>-0.000761831708186</text:p>
              </table:table-cell>
              <table:table-cell office:value-type="float" office:value="-0.00092582013824">
                <text:p>-0.00092582013824</text:p>
              </table:table-cell>
              <table:table-cell office:value-type="float" office:value="-0.000951267372791">
                <text:p>-0.0009512673727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0968075333841">
                <text:p>-0.000968075333841</text:p>
              </table:table-cell>
              <table:table-cell office:value-type="float" office:value="-0.000983834283968">
                <text:p>-0.000983834283968</text:p>
              </table:table-cell>
              <table:table-cell office:value-type="float" office:value="-0.000924637133567">
                <text:p>-0.000924637133567</text:p>
              </table:table-cell>
              <table:table-cell office:value-type="float" office:value="-0.000776051691336">
                <text:p>-0.000776051691336</text:p>
              </table:table-cell>
              <table:table-cell office:value-type="float" office:value="-0.000940549705183">
                <text:p>-0.000940549705183</text:p>
              </table:table-cell>
              <table:table-cell office:value-type="float" office:value="-0.000761728076586">
                <text:p>-0.000761728076586</text:p>
              </table:table-cell>
              <table:table-cell office:value-type="float" office:value="-0.000937720572434">
                <text:p>-0.000937720572434</text:p>
              </table:table-cell>
              <table:table-cell office:value-type="float" office:value="-0.000929002156717">
                <text:p>-0.0009290021567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0913000046969">
                <text:p>-0.000913000046969</text:p>
              </table:table-cell>
              <table:table-cell office:value-type="float" office:value="-0.000896456326425">
                <text:p>-0.000896456326425</text:p>
              </table:table-cell>
              <table:table-cell office:value-type="float" office:value="-0.000935099890011">
                <text:p>-0.000935099890011</text:p>
              </table:table-cell>
              <table:table-cell office:value-type="float" office:value="-0.000775646623005">
                <text:p>-0.000775646623005</text:p>
              </table:table-cell>
              <table:table-cell office:value-type="float" office:value="-0.0009354867866">
                <text:p>-0.0009354867866</text:p>
              </table:table-cell>
              <table:table-cell office:value-type="float" office:value="-0.000761497381218">
                <text:p>-0.000761497381218</text:p>
              </table:table-cell>
              <table:table-cell office:value-type="float" office:value="-0.000919313661935">
                <text:p>-0.000919313661935</text:p>
              </table:table-cell>
              <table:table-cell office:value-type="float" office:value="-0.000947103590342">
                <text:p>-0.0009471035903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0956253298266">
                <text:p>-0.000956253298266</text:p>
              </table:table-cell>
              <table:table-cell office:value-type="float" office:value="-0.000950713881437">
                <text:p>-0.000950713881437</text:p>
              </table:table-cell>
              <table:table-cell office:value-type="float" office:value="-0.000918237786459">
                <text:p>-0.000918237786459</text:p>
              </table:table-cell>
              <table:table-cell office:value-type="float" office:value="-0.000775255808458">
                <text:p>-0.000775255808458</text:p>
              </table:table-cell>
              <table:table-cell office:value-type="float" office:value="-0.000927883679909">
                <text:p>-0.000927883679909</text:p>
              </table:table-cell>
              <table:table-cell office:value-type="float" office:value="-0.000761455491576">
                <text:p>-0.000761455491576</text:p>
              </table:table-cell>
              <table:table-cell office:value-type="float" office:value="-0.000929836392006">
                <text:p>-0.000929836392006</text:p>
              </table:table-cell>
              <table:table-cell office:value-type="float" office:value="-0.000922734441898">
                <text:p>-0.0009227344418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0915846293463">
                <text:p>-0.000915846293463</text:p>
              </table:table-cell>
              <table:table-cell office:value-type="float" office:value="-0.000956282445721">
                <text:p>-0.000956282445721</text:p>
              </table:table-cell>
              <table:table-cell office:value-type="float" office:value="-0.000927493881054">
                <text:p>-0.000927493881054</text:p>
              </table:table-cell>
              <table:table-cell office:value-type="float" office:value="-0.000774864819151">
                <text:p>-0.000774864819151</text:p>
              </table:table-cell>
              <table:table-cell office:value-type="float" office:value="-0.000926238194571">
                <text:p>-0.000926238194571</text:p>
              </table:table-cell>
              <table:table-cell office:value-type="float" office:value="-0.000761176164565">
                <text:p>-0.000761176164565</text:p>
              </table:table-cell>
              <table:table-cell office:value-type="float" office:value="-0.000915304003797">
                <text:p>-0.000915304003797</text:p>
              </table:table-cell>
              <table:table-cell office:value-type="float" office:value="-0.000929946059918">
                <text:p>-0.0009299460599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0944284649758">
                <text:p>-0.000944284649758</text:p>
              </table:table-cell>
              <table:table-cell office:value-type="float" office:value="-0.000868722233845">
                <text:p>-0.000868722233845</text:p>
              </table:table-cell>
              <table:table-cell office:value-type="float" office:value="-0.000913896501313">
                <text:p>-0.000913896501313</text:p>
              </table:table-cell>
              <table:table-cell office:value-type="float" office:value="-0.000774479146591">
                <text:p>-0.000774479146591</text:p>
              </table:table-cell>
              <table:table-cell office:value-type="float" office:value="-0.000918237786459">
                <text:p>-0.000918237786459</text:p>
              </table:table-cell>
              <table:table-cell office:value-type="float" office:value="-0.00076104681802">
                <text:p>-0.00076104681802</text:p>
              </table:table-cell>
              <table:table-cell office:value-type="float" office:value="-0.000919314467595">
                <text:p>-0.000919314467595</text:p>
              </table:table-cell>
              <table:table-cell office:value-type="float" office:value="-0.000921497784406">
                <text:p>-0.0009214977844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0911408184932">
                <text:p>-0.000911408184932</text:p>
              </table:table-cell>
              <table:table-cell office:value-type="float" office:value="-0.000996318531625">
                <text:p>-0.000996318531625</text:p>
              </table:table-cell>
              <table:table-cell office:value-type="float" office:value="-0.000918877683157">
                <text:p>-0.000918877683157</text:p>
              </table:table-cell>
              <table:table-cell office:value-type="float" office:value="-0.000774101111851">
                <text:p>-0.000774101111851</text:p>
              </table:table-cell>
              <table:table-cell office:value-type="float" office:value="-0.000926766286797">
                <text:p>-0.000926766286797</text:p>
              </table:table-cell>
              <table:table-cell office:value-type="float" office:value="-0.000760884603883">
                <text:p>-0.000760884603883</text:p>
              </table:table-cell>
              <table:table-cell office:value-type="float" office:value="-0.000912046616198">
                <text:p>-0.000912046616198</text:p>
              </table:table-cell>
              <table:table-cell office:value-type="float" office:value="-0.000924947666876">
                <text:p>-0.0009249476668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0932719564471">
                <text:p>-0.000932719564471</text:p>
              </table:table-cell>
              <table:table-cell office:value-type="float" office:value="-0.000874409017406">
                <text:p>-0.000874409017406</text:p>
              </table:table-cell>
              <table:table-cell office:value-type="float" office:value="-0.00091044739939">
                <text:p>-0.00091044739939</text:p>
              </table:table-cell>
              <table:table-cell office:value-type="float" office:value="-0.000773728729474">
                <text:p>-0.000773728729474</text:p>
              </table:table-cell>
              <table:table-cell office:value-type="float" office:value="-0.000913896501313">
                <text:p>-0.000913896501313</text:p>
              </table:table-cell>
              <table:table-cell office:value-type="float" office:value="-0.000760677679194">
                <text:p>-0.000760677679194</text:p>
              </table:table-cell>
              <table:table-cell office:value-type="float" office:value="-0.000912285233845">
                <text:p>-0.000912285233845</text:p>
              </table:table-cell>
              <table:table-cell office:value-type="float" office:value="-0.000921520116739">
                <text:p>-0.0009215201167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0917177352463">
                <text:p>-0.000917177352463</text:p>
              </table:table-cell>
              <table:table-cell office:value-type="float" office:value="-0.000947576631612">
                <text:p>-0.000947576631612</text:p>
              </table:table-cell>
              <table:table-cell office:value-type="float" office:value="-0.000908002641392">
                <text:p>-0.000908002641392</text:p>
              </table:table-cell>
              <table:table-cell office:value-type="float" office:value="-0.000773355703577">
                <text:p>-0.000773355703577</text:p>
              </table:table-cell>
              <table:table-cell office:value-type="float" office:value="-0.000918877683157">
                <text:p>-0.000918877683157</text:p>
              </table:table-cell>
              <table:table-cell office:value-type="float" office:value="-0.000760660099123">
                <text:p>-0.000760660099123</text:p>
              </table:table-cell>
              <table:table-cell office:value-type="float" office:value="-0.000909753666091">
                <text:p>-0.000909753666091</text:p>
              </table:table-cell>
              <table:table-cell office:value-type="float" office:value="-0.000912608540355">
                <text:p>-0.0009126085403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0915348071572">
                <text:p>-0.000915348071572</text:p>
              </table:table-cell>
              <table:table-cell office:value-type="float" office:value="-0.000913310672322">
                <text:p>-0.000913310672322</text:p>
              </table:table-cell>
              <table:table-cell office:value-type="float" office:value="-0.000906708845726">
                <text:p>-0.000906708845726</text:p>
              </table:table-cell>
              <table:table-cell office:value-type="float" office:value="-0.000772996170916">
                <text:p>-0.000772996170916</text:p>
              </table:table-cell>
              <table:table-cell office:value-type="float" office:value="-0.00091044739939">
                <text:p>-0.00091044739939</text:p>
              </table:table-cell>
              <table:table-cell office:value-type="float" office:value="-0.000760314396421">
                <text:p>-0.000760314396421</text:p>
              </table:table-cell>
              <table:table-cell office:value-type="float" office:value="-0.000905857987801">
                <text:p>-0.000905857987801</text:p>
              </table:table-cell>
              <table:table-cell office:value-type="float" office:value="-0.000917585832378">
                <text:p>-0.0009175858323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0919441801022">
                <text:p>-0.000919441801022</text:p>
              </table:table-cell>
              <table:table-cell office:value-type="float" office:value="-0.00095548304389">
                <text:p>-0.00095548304389</text:p>
              </table:table-cell>
              <table:table-cell office:value-type="float" office:value="-0.000903288296897">
                <text:p>-0.000903288296897</text:p>
              </table:table-cell>
              <table:table-cell office:value-type="float" office:value="-0.000772642275562">
                <text:p>-0.000772642275562</text:p>
              </table:table-cell>
              <table:table-cell office:value-type="float" office:value="-0.000910576730275">
                <text:p>-0.000910576730275</text:p>
              </table:table-cell>
              <table:table-cell office:value-type="float" office:value="-0.000760329273511">
                <text:p>-0.000760329273511</text:p>
              </table:table-cell>
              <table:table-cell office:value-type="float" office:value="-0.000904006537628">
                <text:p>-0.000904006537628</text:p>
              </table:table-cell>
              <table:table-cell office:value-type="float" office:value="-0.000907819886637">
                <text:p>-0.0009078198866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0905875072277">
                <text:p>-0.000905875072277</text:p>
              </table:table-cell>
              <table:table-cell office:value-type="float" office:value="-0.000900341140342">
                <text:p>-0.000900341140342</text:p>
              </table:table-cell>
              <table:table-cell office:value-type="float" office:value="-0.000902274477435">
                <text:p>-0.000902274477435</text:p>
              </table:table-cell>
              <table:table-cell office:value-type="float" office:value="-0.000772295212832">
                <text:p>-0.000772295212832</text:p>
              </table:table-cell>
              <table:table-cell office:value-type="float" office:value="-0.000905496731196">
                <text:p>-0.000905496731196</text:p>
              </table:table-cell>
              <table:table-cell office:value-type="float" office:value="-0.000760062984268">
                <text:p>-0.000760062984268</text:p>
              </table:table-cell>
              <table:table-cell office:value-type="float" office:value="-0.000898559659991">
                <text:p>-0.000898559659991</text:p>
              </table:table-cell>
              <table:table-cell office:value-type="float" office:value="-0.000909910476267">
                <text:p>-0.0009099104762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0912525307696">
                <text:p>-0.000912525307696</text:p>
              </table:table-cell>
              <table:table-cell office:value-type="float" office:value="-0.000927504700584">
                <text:p>-0.000927504700584</text:p>
              </table:table-cell>
              <table:table-cell office:value-type="float" office:value="-0.000897143042096">
                <text:p>-0.000897143042096</text:p>
              </table:table-cell>
              <table:table-cell office:value-type="float" office:value="-0.000771959563879">
                <text:p>-0.000771959563879</text:p>
              </table:table-cell>
              <table:table-cell office:value-type="float" office:value="-0.000905143617702">
                <text:p>-0.000905143617702</text:p>
              </table:table-cell>
              <table:table-cell office:value-type="float" office:value="-0.000759993189142">
                <text:p>-0.000759993189142</text:p>
              </table:table-cell>
              <table:table-cell office:value-type="float" office:value="-0.000898867850038">
                <text:p>-0.000898867850038</text:p>
              </table:table-cell>
              <table:table-cell office:value-type="float" office:value="-0.000903914934344">
                <text:p>-0.0009039149343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0899616350699">
                <text:p>-0.000899616350699</text:p>
              </table:table-cell>
              <table:table-cell office:value-type="float" office:value="-0.000884829004717">
                <text:p>-0.000884829004717</text:p>
              </table:table-cell>
              <table:table-cell office:value-type="float" office:value="-0.000897194922553">
                <text:p>-0.000897194922553</text:p>
              </table:table-cell>
              <table:table-cell office:value-type="float" office:value="-0.000771623871461">
                <text:p>-0.000771623871461</text:p>
              </table:table-cell>
              <table:table-cell office:value-type="float" office:value="-0.000901391684236">
                <text:p>-0.000901391684236</text:p>
              </table:table-cell>
              <table:table-cell office:value-type="float" office:value="-0.000759883229819">
                <text:p>-0.000759883229819</text:p>
              </table:table-cell>
              <table:table-cell office:value-type="float" office:value="-0.000893306454094">
                <text:p>-0.000893306454094</text:p>
              </table:table-cell>
              <table:table-cell office:value-type="float" office:value="-0.000902659628233">
                <text:p>-0.0009026596282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0906412388384">
                <text:p>-0.000906412388384</text:p>
              </table:table-cell>
              <table:table-cell office:value-type="float" office:value="-0.000925767778966">
                <text:p>-0.000925767778966</text:p>
              </table:table-cell>
              <table:table-cell office:value-type="float" office:value="-0.000891923449045">
                <text:p>-0.000891923449045</text:p>
              </table:table-cell>
              <table:table-cell office:value-type="float" office:value="-0.000771293019781">
                <text:p>-0.000771293019781</text:p>
              </table:table-cell>
              <table:table-cell office:value-type="float" office:value="-0.000898384887277">
                <text:p>-0.000898384887277</text:p>
              </table:table-cell>
              <table:table-cell office:value-type="float" office:value="-0.000759577525972">
                <text:p>-0.000759577525972</text:p>
              </table:table-cell>
              <table:table-cell office:value-type="float" office:value="-0.000893335729893">
                <text:p>-0.000893335729893</text:p>
              </table:table-cell>
              <table:table-cell office:value-type="float" office:value="-0.000899756242282">
                <text:p>-0.0008997562422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089537975467">
                <text:p>-0.00089537975467</text:p>
              </table:table-cell>
              <table:table-cell office:value-type="float" office:value="-0.000914784226831">
                <text:p>-0.000914784226831</text:p>
              </table:table-cell>
              <table:table-cell office:value-type="float" office:value="-0.000891763031149">
                <text:p>-0.000891763031149</text:p>
              </table:table-cell>
              <table:table-cell office:value-type="float" office:value="-0.000770967916962">
                <text:p>-0.000770967916962</text:p>
              </table:table-cell>
              <table:table-cell office:value-type="float" office:value="-0.000896124398869">
                <text:p>-0.000896124398869</text:p>
              </table:table-cell>
              <table:table-cell office:value-type="float" office:value="-0.00075959300599">
                <text:p>-0.00075959300599</text:p>
              </table:table-cell>
              <table:table-cell office:value-type="float" office:value="-0.000888660996235">
                <text:p>-0.000888660996235</text:p>
              </table:table-cell>
              <table:table-cell office:value-type="float" office:value="-0.000896244058657">
                <text:p>-0.0008962440586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08997553422">
                <text:p>-0.0008997553422</text:p>
              </table:table-cell>
              <table:table-cell office:value-type="float" office:value="-0.000887530350532">
                <text:p>-0.000887530350532</text:p>
              </table:table-cell>
              <table:table-cell office:value-type="float" office:value="-0.000887283173077">
                <text:p>-0.000887283173077</text:p>
              </table:table-cell>
              <table:table-cell office:value-type="float" office:value="-0.000770642098427">
                <text:p>-0.000770642098427</text:p>
              </table:table-cell>
              <table:table-cell office:value-type="float" office:value="-0.000892413571988">
                <text:p>-0.000892413571988</text:p>
              </table:table-cell>
              <table:table-cell office:value-type="float" office:value="-0.0441723467728">
                <text:p>-0.0441723467728</text:p>
              </table:table-cell>
              <table:table-cell office:value-type="float" office:value="-0.000887918086946">
                <text:p>-0.000887918086946</text:p>
              </table:table-cell>
              <table:table-cell office:value-type="float" office:value="-0.00089512974853">
                <text:p>-0.000895129748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0891949792358">
                <text:p>-0.000891949792358</text:p>
              </table:table-cell>
              <table:table-cell office:value-type="float" office:value="-0.000910319341882">
                <text:p>-0.000910319341882</text:p>
              </table:table-cell>
              <table:table-cell office:value-type="float" office:value="-0.000886065661948">
                <text:p>-0.000886065661948</text:p>
              </table:table-cell>
              <table:table-cell office:value-type="float" office:value="-0.000770327528343">
                <text:p>-0.000770327528343</text:p>
              </table:table-cell>
              <table:table-cell office:value-type="float" office:value="-0.000891679572081">
                <text:p>-0.000891679572081</text:p>
              </table:table-cell>
              <table:table-cell office:value-type="float" office:value="-0.732213486367">
                <text:p>-0.732213486367</text:p>
              </table:table-cell>
              <table:table-cell office:value-type="float" office:value="-0.00088428468073">
                <text:p>-0.00088428468073</text:p>
              </table:table-cell>
              <table:table-cell office:value-type="float" office:value="-0.000890685590832">
                <text:p>-0.0008906855908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0891348729215">
                <text:p>-0.000891348729215</text:p>
              </table:table-cell>
              <table:table-cell office:value-type="float" office:value="-0.000884722708694">
                <text:p>-0.000884722708694</text:p>
              </table:table-cell>
              <table:table-cell office:value-type="float" office:value="-0.000883917154987">
                <text:p>-0.000883917154987</text:p>
              </table:table-cell>
              <table:table-cell office:value-type="float" office:value="-0.000770019044028">
                <text:p>-0.000770019044028</text:p>
              </table:table-cell>
              <table:table-cell office:value-type="float" office:value="-0.000887378010221">
                <text:p>-0.000887378010221</text:p>
              </table:table-cell>
              <table:table-cell office:value-type="float" office:value="2.85395400086">
                <text:p>2.85395400086</text:p>
              </table:table-cell>
              <table:table-cell office:value-type="float" office:value="-0.000882196051894">
                <text:p>-0.000882196051894</text:p>
              </table:table-cell>
              <table:table-cell office:value-type="float" office:value="-0.000890124963728">
                <text:p>-0.0008901249637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0888472186638">
                <text:p>-0.000888472186638</text:p>
              </table:table-cell>
              <table:table-cell office:value-type="float" office:value="-0.000901952633621">
                <text:p>-0.000901952633621</text:p>
              </table:table-cell>
              <table:table-cell office:value-type="float" office:value="-0.000880653676413">
                <text:p>-0.000880653676413</text:p>
              </table:table-cell>
              <table:table-cell office:value-type="float" office:value="-0.000769714465889">
                <text:p>-0.000769714465889</text:p>
              </table:table-cell>
              <table:table-cell office:value-type="float" office:value="-0.000886238685416">
                <text:p>-0.000886238685416</text:p>
              </table:table-cell>
              <table:table-cell office:value-type="float" office:value="-0.0646573872834">
                <text:p>-0.0646573872834</text:p>
              </table:table-cell>
              <table:table-cell office:value-type="float" office:value="-0.000879675126912">
                <text:p>-0.000879675126912</text:p>
              </table:table-cell>
              <table:table-cell office:value-type="float" office:value="-0.000885916527558">
                <text:p>-0.0008859165275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0886779928583">
                <text:p>-0.000886779928583</text:p>
              </table:table-cell>
              <table:table-cell office:value-type="float" office:value="-0.000883003702183">
                <text:p>-0.000883003702183</text:p>
              </table:table-cell>
              <table:table-cell office:value-type="float" office:value="-0.000878610666936">
                <text:p>-0.000878610666936</text:p>
              </table:table-cell>
              <table:table-cell office:value-type="float" office:value="-0.00076942786761">
                <text:p>-0.00076942786761</text:p>
              </table:table-cell>
              <table:table-cell office:value-type="float" office:value="-0.00088264374811">
                <text:p>-0.00088264374811</text:p>
              </table:table-cell>
              <table:table-cell office:value-type="float" office:value="0.224640497945">
                <text:p>0.224640497945</text:p>
              </table:table-cell>
              <table:table-cell office:value-type="float" office:value="-0.000877463230518">
                <text:p>-0.000877463230518</text:p>
              </table:table-cell>
              <table:table-cell office:value-type="float" office:value="-0.000884860541204">
                <text:p>-0.0008848605412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0883839588196">
                <text:p>-0.000883839588196</text:p>
              </table:table-cell>
              <table:table-cell office:value-type="float" office:value="-0.000891865676511">
                <text:p>-0.000891865676511</text:p>
              </table:table-cell>
              <table:table-cell office:value-type="float" office:value="-0.000875981413111">
                <text:p>-0.000875981413111</text:p>
              </table:table-cell>
              <table:table-cell office:value-type="float" office:value="-0.000769133717386">
                <text:p>-0.000769133717386</text:p>
              </table:table-cell>
              <table:table-cell office:value-type="float" office:value="-0.000881255383446">
                <text:p>-0.000881255383446</text:p>
              </table:table-cell>
              <table:table-cell office:value-type="float" office:value="-0.0205799028946">
                <text:p>-0.0205799028946</text:p>
              </table:table-cell>
              <table:table-cell office:value-type="float" office:value="-0.000875622860757">
                <text:p>-0.000875622860757</text:p>
              </table:table-cell>
              <table:table-cell office:value-type="float" office:value="-0.000881553024428">
                <text:p>-0.0008815530244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00880602439828">
                <text:p>-0.000880602439828</text:p>
              </table:table-cell>
              <table:table-cell office:value-type="float" office:value="-0.000885220956997">
                <text:p>-0.000885220956997</text:p>
              </table:table-cell>
              <table:table-cell office:value-type="float" office:value="-0.000874558585174">
                <text:p>-0.000874558585174</text:p>
              </table:table-cell>
              <table:table-cell office:value-type="float" office:value="-0.0007688497814">
                <text:p>-0.0007688497814</text:p>
              </table:table-cell>
              <table:table-cell office:value-type="float" office:value="-0.00087834233026">
                <text:p>-0.00087834233026</text:p>
              </table:table-cell>
              <table:table-cell office:value-type="float" office:value="-0.023516082465">
                <text:p>-0.023516082465</text:p>
              </table:table-cell>
              <table:table-cell office:value-type="float" office:value="-0.000872839149404">
                <text:p>-0.000872839149404</text:p>
              </table:table-cell>
              <table:table-cell office:value-type="float" office:value="-0.000879976850712">
                <text:p>-0.0008799768507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0879768367472">
                <text:p>-0.000879768367472</text:p>
              </table:table-cell>
              <table:table-cell office:value-type="float" office:value="-0.000883012836754">
                <text:p>-0.000883012836754</text:p>
              </table:table-cell>
              <table:table-cell office:value-type="float" office:value="-0.000871603524114">
                <text:p>-0.000871603524114</text:p>
              </table:table-cell>
              <table:table-cell office:value-type="float" office:value="-0.000768560130531">
                <text:p>-0.000768560130531</text:p>
              </table:table-cell>
              <table:table-cell office:value-type="float" office:value="-0.000876318654491">
                <text:p>-0.000876318654491</text:p>
              </table:table-cell>
              <table:table-cell office:value-type="float" office:value="0.0108059726197">
                <text:p>0.0108059726197</text:p>
              </table:table-cell>
              <table:table-cell office:value-type="float" office:value="-0.000871335999202">
                <text:p>-0.000871335999202</text:p>
              </table:table-cell>
              <table:table-cell office:value-type="float" office:value="-0.000877024529675">
                <text:p>-0.0008770245296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087591231706">
                <text:p>-0.00087591231706</text:p>
              </table:table-cell>
              <table:table-cell office:value-type="float" office:value="-0.000880982828891">
                <text:p>-0.000880982828891</text:p>
              </table:table-cell>
              <table:table-cell office:value-type="float" office:value="-0.000870066824259">
                <text:p>-0.000870066824259</text:p>
              </table:table-cell>
              <table:table-cell office:value-type="float" office:value="-0.000768268649409">
                <text:p>-0.000768268649409</text:p>
              </table:table-cell>
              <table:table-cell office:value-type="float" office:value="-0.000876318654491">
                <text:p>-0.000876318654491</text:p>
              </table:table-cell>
              <table:table-cell office:value-type="float" office:value="0.0651526141484">
                <text:p>0.0651526141484</text:p>
              </table:table-cell>
              <table:table-cell office:value-type="float" office:value="-0.00086873978443">
                <text:p>-0.00086873978443</text:p>
              </table:table-cell>
              <table:table-cell office:value-type="float" office:value="-0.000875021981155">
                <text:p>-0.0008750219811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0875503361511">
                <text:p>-0.000875503361511</text:p>
              </table:table-cell>
              <table:table-cell office:value-type="float" office:value="-0.00087597757361">
                <text:p>-0.00087597757361</text:p>
              </table:table-cell>
              <table:table-cell office:value-type="float" office:value="-0.000867378056901">
                <text:p>-0.000867378056901</text:p>
              </table:table-cell>
              <table:table-cell office:value-type="float" office:value="-0.000767999596247">
                <text:p>-0.000767999596247</text:p>
              </table:table-cell>
              <table:table-cell office:value-type="float" office:value="-0.000891679572081">
                <text:p>-0.000891679572081</text:p>
              </table:table-cell>
              <table:table-cell office:value-type="float" office:value="0.0761874070925">
                <text:p>0.0761874070925</text:p>
              </table:table-cell>
              <table:table-cell office:value-type="float" office:value="-0.000866976310695">
                <text:p>-0.000866976310695</text:p>
              </table:table-cell>
              <table:table-cell office:value-type="float" office:value="-0.00087281593507">
                <text:p>-0.000872815935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0871726989221">
                <text:p>-0.000871726989221</text:p>
              </table:table-cell>
              <table:table-cell office:value-type="float" office:value="-0.000876587292456">
                <text:p>-0.000876587292456</text:p>
              </table:table-cell>
              <table:table-cell office:value-type="float" office:value="-0.000865762532406">
                <text:p>-0.000865762532406</text:p>
              </table:table-cell>
              <table:table-cell office:value-type="float" office:value="-0.000767722873908">
                <text:p>-0.000767722873908</text:p>
              </table:table-cell>
              <table:table-cell office:value-type="float" office:value="-0.000887378010221">
                <text:p>-0.000887378010221</text:p>
              </table:table-cell>
              <table:table-cell office:value-type="float" office:value="0.0917249050389">
                <text:p>0.0917249050389</text:p>
              </table:table-cell>
              <table:table-cell office:value-type="float" office:value="-0.000864619335209">
                <text:p>-0.000864619335209</text:p>
              </table:table-cell>
              <table:table-cell office:value-type="float" office:value="-0.000870396879369">
                <text:p>-0.0008703968793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0870798983149">
                <text:p>-0.000870798983149</text:p>
              </table:table-cell>
              <table:table-cell office:value-type="float" office:value="-0.000870729989124">
                <text:p>-0.000870729989124</text:p>
              </table:table-cell>
              <table:table-cell office:value-type="float" office:value="-0.000863360295293">
                <text:p>-0.000863360295293</text:p>
              </table:table-cell>
              <table:table-cell office:value-type="float" office:value="-0.000767462579198">
                <text:p>-0.000767462579198</text:p>
              </table:table-cell>
              <table:table-cell office:value-type="float" office:value="-0.000886238685416">
                <text:p>-0.000886238685416</text:p>
              </table:table-cell>
              <table:table-cell office:value-type="float" office:value="0.0858337132245">
                <text:p>0.0858337132245</text:p>
              </table:table-cell>
              <table:table-cell office:value-type="float" office:value="-0.00086277593554">
                <text:p>-0.00086277593554</text:p>
              </table:table-cell>
              <table:table-cell office:value-type="float" office:value="-0.000868641959007">
                <text:p>-0.0008686419590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0867807662981">
                <text:p>-0.000867807662981</text:p>
              </table:table-cell>
              <table:table-cell office:value-type="float" office:value="-7.54920197984">
                <text:p>-7.54920197984</text:p>
              </table:table-cell>
              <table:table-cell office:value-type="float" office:value="-0.000861621917247">
                <text:p>-0.000861621917247</text:p>
              </table:table-cell>
              <table:table-cell office:value-type="float" office:value="-0.000767200387754">
                <text:p>-0.000767200387754</text:p>
              </table:table-cell>
              <table:table-cell office:value-type="float" office:value="-0.00088264374811">
                <text:p>-0.00088264374811</text:p>
              </table:table-cell>
              <table:table-cell office:value-type="float" office:value="0.0834588212026">
                <text:p>0.0834588212026</text:p>
              </table:table-cell>
              <table:table-cell office:value-type="float" office:value="-0.00086083664277">
                <text:p>-0.00086083664277</text:p>
              </table:table-cell>
              <table:table-cell office:value-type="float" office:value="-0.000866193148942">
                <text:p>-0.0008661931489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0866373898374">
                <text:p>-0.000866373898374</text:p>
              </table:table-cell>
              <table:table-cell office:value-type="float" office:value="1.39624991639">
                <text:p>1.39624991639</text:p>
              </table:table-cell>
              <table:table-cell office:value-type="float" office:value="-0.000859506516331">
                <text:p>-0.000859506516331</text:p>
              </table:table-cell>
              <table:table-cell office:value-type="float" office:value="-0.000766937834841">
                <text:p>-0.000766937834841</text:p>
              </table:table-cell>
              <table:table-cell office:value-type="float" office:value="-0.000881255383446">
                <text:p>-0.000881255383446</text:p>
              </table:table-cell>
              <table:table-cell office:value-type="float" office:value="0.0793541198671">
                <text:p>0.0793541198671</text:p>
              </table:table-cell>
              <table:table-cell office:value-type="float" office:value="-0.000858756737511">
                <text:p>-0.000858756737511</text:p>
              </table:table-cell>
              <table:table-cell office:value-type="float" office:value="-0.000864562491461">
                <text:p>-0.0008645624914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00863783206137">
                <text:p>-0.000863783206137</text:p>
              </table:table-cell>
              <table:table-cell office:value-type="float" office:value="1.52963774028">
                <text:p>1.52963774028</text:p>
              </table:table-cell>
              <table:table-cell office:value-type="float" office:value="-0.000857675346397">
                <text:p>-0.000857675346397</text:p>
              </table:table-cell>
              <table:table-cell office:value-type="float" office:value="-0.000766689650737">
                <text:p>-0.000766689650737</text:p>
              </table:table-cell>
              <table:table-cell office:value-type="float" office:value="-0.0491728937778">
                <text:p>-0.0491728937778</text:p>
              </table:table-cell>
              <table:table-cell office:value-type="float" office:value="0.0714227071233">
                <text:p>0.0714227071233</text:p>
              </table:table-cell>
              <table:table-cell office:value-type="float" office:value="-0.00085694968549">
                <text:p>-0.00085694968549</text:p>
              </table:table-cell>
              <table:table-cell office:value-type="float" office:value="-0.000862153466439">
                <text:p>-0.0008621534664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0862067294294">
                <text:p>-0.000862067294294</text:p>
              </table:table-cell>
              <table:table-cell office:value-type="float" office:value="0.0647427001475">
                <text:p>0.0647427001475</text:p>
              </table:table-cell>
              <table:table-cell office:value-type="float" office:value="-0.000855775737618">
                <text:p>-0.000855775737618</text:p>
              </table:table-cell>
              <table:table-cell office:value-type="float" office:value="-0.000766434989734">
                <text:p>-0.000766434989734</text:p>
              </table:table-cell>
              <table:table-cell office:value-type="float" office:value="0.00193938285212">
                <text:p>0.00193938285212</text:p>
              </table:table-cell>
              <table:table-cell office:value-type="float" office:value="0.0685654262005">
                <text:p>0.0685654262005</text:p>
              </table:table-cell>
              <table:table-cell office:value-type="float" office:value="-0.000854954325385">
                <text:p>-0.000854954325385</text:p>
              </table:table-cell>
              <table:table-cell office:value-type="float" office:value="-0.000860453115777">
                <text:p>-0.0008604531157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0860035257615">
                <text:p>-0.000860035257615</text:p>
              </table:table-cell>
              <table:table-cell office:value-type="float" office:value="-0.0106676647473">
                <text:p>-0.0106676647473</text:p>
              </table:table-cell>
              <table:table-cell office:value-type="float" office:value="-0.000853887449377">
                <text:p>-0.000853887449377</text:p>
              </table:table-cell>
              <table:table-cell office:value-type="float" office:value="-0.000766190334636">
                <text:p>-0.000766190334636</text:p>
              </table:table-cell>
              <table:table-cell office:value-type="float" office:value="0.0358238949066">
                <text:p>0.0358238949066</text:p>
              </table:table-cell>
              <table:table-cell office:value-type="float" office:value="0.0579832465226">
                <text:p>0.0579832465226</text:p>
              </table:table-cell>
              <table:table-cell office:value-type="float" office:value="-0.000853262140701">
                <text:p>-0.000853262140701</text:p>
              </table:table-cell>
              <table:table-cell office:value-type="float" office:value="-0.000858314048713">
                <text:p>-0.0008583140487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0857947798938">
                <text:p>-0.000857947798938</text:p>
              </table:table-cell>
              <table:table-cell office:value-type="float" office:value="-0.0871010764269">
                <text:p>-0.0871010764269</text:p>
              </table:table-cell>
              <table:table-cell office:value-type="float" office:value="-0.000852150457574">
                <text:p>-0.000852150457574</text:p>
              </table:table-cell>
              <table:table-cell office:value-type="float" office:value="-0.000765948477602">
                <text:p>-0.000765948477602</text:p>
              </table:table-cell>
              <table:table-cell office:value-type="float" office:value="0.0800323579343">
                <text:p>0.0800323579343</text:p>
              </table:table-cell>
              <table:table-cell office:value-type="float" office:value="0.0548835153323">
                <text:p>0.0548835153323</text:p>
              </table:table-cell>
              <table:table-cell office:value-type="float" office:value="-0.000851356827951">
                <text:p>-0.000851356827951</text:p>
              </table:table-cell>
              <table:table-cell office:value-type="float" office:value="-0.000856582215054">
                <text:p>-0.0008565822150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0856496764181">
                <text:p>-0.000856496764181</text:p>
              </table:table-cell>
              <table:table-cell office:value-type="float" office:value="-0.0697771966284">
                <text:p>-0.0697771966284</text:p>
              </table:table-cell>
              <table:table-cell office:value-type="float" office:value="-0.0008502726433">
                <text:p>-0.0008502726433</text:p>
              </table:table-cell>
              <table:table-cell office:value-type="float" office:value="-0.00076571184259">
                <text:p>-0.00076571184259</text:p>
              </table:table-cell>
              <table:table-cell office:value-type="float" office:value="0.0840844669229">
                <text:p>0.0840844669229</text:p>
              </table:table-cell>
              <table:table-cell office:value-type="float" office:value="0.0451551671028">
                <text:p>0.0451551671028</text:p>
              </table:table-cell>
              <table:table-cell office:value-type="float" office:value="-0.000849708074115">
                <text:p>-0.000849708074115</text:p>
              </table:table-cell>
              <table:table-cell office:value-type="float" office:value="-0.000854620808477">
                <text:p>-0.0008546208084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0085419145349">
                <text:p>-0.00085419145349</text:p>
              </table:table-cell>
              <table:table-cell office:value-type="float" office:value="-0.0254482599986">
                <text:p>-0.0254482599986</text:p>
              </table:table-cell>
              <table:table-cell office:value-type="float" office:value="-0.000848629754497">
                <text:p>-0.000848629754497</text:p>
              </table:table-cell>
              <table:table-cell office:value-type="float" office:value="-0.000765477827693">
                <text:p>-0.000765477827693</text:p>
              </table:table-cell>
              <table:table-cell office:value-type="float" office:value="0.0896705362202">
                <text:p>0.0896705362202</text:p>
              </table:table-cell>
              <table:table-cell office:value-type="float" office:value="0.042048449139">
                <text:p>0.042048449139</text:p>
              </table:table-cell>
              <table:table-cell office:value-type="float" office:value="-0.000847888240761">
                <text:p>-0.000847888240761</text:p>
              </table:table-cell>
              <table:table-cell office:value-type="float" office:value="-0.000852832777072">
                <text:p>-0.0008528327770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00852720162007">
                <text:p>-0.000852720162007</text:p>
              </table:table-cell>
              <table:table-cell office:value-type="float" office:value="0.0149628203834">
                <text:p>0.0149628203834</text:p>
              </table:table-cell>
              <table:table-cell office:value-type="float" office:value="-0.000846853639091">
                <text:p>-0.000846853639091</text:p>
              </table:table-cell>
              <table:table-cell office:value-type="float" office:value="-0.000765248444484">
                <text:p>-0.000765248444484</text:p>
              </table:table-cell>
              <table:table-cell office:value-type="float" office:value="0.0891103116557">
                <text:p>0.0891103116557</text:p>
              </table:table-cell>
              <table:table-cell office:value-type="float" office:value="0.0345108536493">
                <text:p>0.0345108536493</text:p>
              </table:table-cell>
              <table:table-cell office:value-type="float" office:value="-0.000846220569452">
                <text:p>-0.000846220569452</text:p>
              </table:table-cell>
              <table:table-cell office:value-type="float" office:value="-0.000851046697081">
                <text:p>-0.0008510466970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00850634742605">
                <text:p>-0.000850634742605</text:p>
              </table:table-cell>
              <table:table-cell office:value-type="float" office:value="0.034974785749">
                <text:p>0.034974785749</text:p>
              </table:table-cell>
              <table:table-cell office:value-type="float" office:value="-0.000845220446001">
                <text:p>-0.000845220446001</text:p>
              </table:table-cell>
              <table:table-cell office:value-type="float" office:value="-0.00076502702391">
                <text:p>-0.00076502702391</text:p>
              </table:table-cell>
              <table:table-cell office:value-type="float" office:value="0.0806639119104">
                <text:p>0.0806639119104</text:p>
              </table:table-cell>
              <table:table-cell office:value-type="float" office:value="0.0315040510724">
                <text:p>0.0315040510724</text:p>
              </table:table-cell>
              <table:table-cell office:value-type="float" office:value="-0.000844544566357">
                <text:p>-0.000844544566357</text:p>
              </table:table-cell>
              <table:table-cell office:value-type="float" office:value="-0.000849244718301">
                <text:p>-0.0008492447183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00849108263481">
                <text:p>-0.000849108263481</text:p>
              </table:table-cell>
              <table:table-cell office:value-type="float" office:value="0.0588440358231">
                <text:p>0.0588440358231</text:p>
              </table:table-cell>
              <table:table-cell office:value-type="float" office:value="-11.1045">
                <text:p>-11.1045</text:p>
              </table:table-cell>
              <table:table-cell office:value-type="float" office:value="-0.000764804077331">
                <text:p>-0.000764804077331</text:p>
              </table:table-cell>
              <table:table-cell office:value-type="float" office:value="0.0785443107757">
                <text:p>0.0785443107757</text:p>
              </table:table-cell>
              <table:table-cell office:value-type="float" office:value="0.0260564782206">
                <text:p>0.0260564782206</text:p>
              </table:table-cell>
              <table:table-cell office:value-type="float" office:value="-0.000842887478775">
                <text:p>-0.000842887478775</text:p>
              </table:table-cell>
              <table:table-cell office:value-type="float" office:value="-0.000847580864692">
                <text:p>-0.0008475808646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00847163860238">
                <text:p>-0.000847163860238</text:p>
              </table:table-cell>
              <table:table-cell office:value-type="float" office:value="0.0616583524312">
                <text:p>0.0616583524312</text:p>
              </table:table-cell>
              <table:table-cell office:value-type="float" office:value="-8.52662871406">
                <text:p>-8.52662871406</text:p>
              </table:table-cell>
              <table:table-cell office:value-type="float" office:value="1.13257548081">
                <text:p>1.13257548081</text:p>
              </table:table-cell>
              <table:table-cell office:value-type="float" office:value="0.0671268917853">
                <text:p>0.0671268917853</text:p>
              </table:table-cell>
              <table:table-cell office:value-type="float" office:value="0.0224454736601">
                <text:p>0.0224454736601</text:p>
              </table:table-cell>
              <table:table-cell office:value-type="float" office:value="-0.000841270080063">
                <text:p>-0.000841270080063</text:p>
              </table:table-cell>
              <table:table-cell office:value-type="float" office:value="-0.000845840549042">
                <text:p>-0.0008458405490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00845627538888">
                <text:p>-0.000845627538888</text:p>
              </table:table-cell>
              <table:table-cell office:value-type="float" office:value="0.0711213982755">
                <text:p>0.0711213982755</text:p>
              </table:table-cell>
              <table:table-cell office:value-type="float" office:value="1.420953688">
                <text:p>1.420953688</text:p>
              </table:table-cell>
              <table:table-cell office:value-type="float" office:value="-0.490951243306">
                <text:p>-0.490951243306</text:p>
              </table:table-cell>
              <table:table-cell office:value-type="float" office:value="0.0657049434591">
                <text:p>0.0657049434591</text:p>
              </table:table-cell>
              <table:table-cell office:value-type="float" office:value="0.0186163615418">
                <text:p>0.0186163615418</text:p>
              </table:table-cell>
              <table:table-cell office:value-type="float" office:value="-0.000839706565927">
                <text:p>-0.000839706565927</text:p>
              </table:table-cell>
              <table:table-cell office:value-type="float" office:value="-0.000844223090935">
                <text:p>-0.0008442230909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0084393598911">
                <text:p>-0.00084393598911</text:p>
              </table:table-cell>
              <table:table-cell office:value-type="float" office:value="0.0652334754435">
                <text:p>0.0652334754435</text:p>
              </table:table-cell>
              <table:table-cell office:value-type="float" office:value="1.56239582136">
                <text:p>1.56239582136</text:p>
              </table:table-cell>
              <table:table-cell office:value-type="float" office:value="2.59970230655">
                <text:p>2.59970230655</text:p>
              </table:table-cell>
              <table:table-cell office:value-type="float" office:value="0.0543009933059">
                <text:p>0.0543009933059</text:p>
              </table:table-cell>
              <table:table-cell office:value-type="float" office:value="0.0160499096657">
                <text:p>0.0160499096657</text:p>
              </table:table-cell>
              <table:table-cell office:value-type="float" office:value="-0.000838154120032">
                <text:p>-0.000838154120032</text:p>
              </table:table-cell>
              <table:table-cell office:value-type="float" office:value="-0.000842522261042">
                <text:p>-0.0008425222610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00842295226086">
                <text:p>-0.000842295226086</text:p>
              </table:table-cell>
              <table:table-cell office:value-type="float" office:value="0.0652335169393">
                <text:p>0.0652335169393</text:p>
              </table:table-cell>
              <table:table-cell office:value-type="float" office:value="0.275307458628">
                <text:p>0.275307458628</text:p>
              </table:table-cell>
              <table:table-cell office:value-type="float" office:value="-0.174181818981">
                <text:p>-0.174181818981</text:p>
              </table:table-cell>
              <table:table-cell office:value-type="float" office:value="0.0516198015018">
                <text:p>0.0516198015018</text:p>
              </table:table-cell>
              <table:table-cell office:value-type="float" office:value="0.0142055033182">
                <text:p>0.0142055033182</text:p>
              </table:table-cell>
              <table:table-cell office:value-type="float" office:value="-0.000836608279451">
                <text:p>-0.000836608279451</text:p>
              </table:table-cell>
              <table:table-cell office:value-type="float" office:value="-0.000840977509412">
                <text:p>-0.0008409775094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00840742577285">
                <text:p>-0.000840742577285</text:p>
              </table:table-cell>
              <table:table-cell office:value-type="float" office:value="0.0565596550246">
                <text:p>0.0565596550246</text:p>
              </table:table-cell>
              <table:table-cell office:value-type="float" office:value="0.0426099525005">
                <text:p>0.0426099525005</text:p>
              </table:table-cell>
              <table:table-cell office:value-type="float" office:value="0.143726816586">
                <text:p>0.143726816586</text:p>
              </table:table-cell>
              <table:table-cell office:value-type="float" office:value="0.0420768940839">
                <text:p>0.0420768940839</text:p>
              </table:table-cell>
              <table:table-cell office:value-type="float" office:value="0.0112178116035">
                <text:p>0.0112178116035</text:p>
              </table:table-cell>
              <table:table-cell office:value-type="float" office:value="-0.000835175160836">
                <text:p>-0.000835175160836</text:p>
              </table:table-cell>
              <table:table-cell office:value-type="float" office:value="-0.000839360834137">
                <text:p>-0.0008393608341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00839109062994">
                <text:p>-0.000839109062994</text:p>
              </table:table-cell>
              <table:table-cell office:value-type="float" office:value="0.0527936009944">
                <text:p>0.0527936009944</text:p>
              </table:table-cell>
              <table:table-cell office:value-type="float" office:value="-0.0412480617046">
                <text:p>-0.0412480617046</text:p>
              </table:table-cell>
              <table:table-cell office:value-type="float" office:value="-0.0425687502782">
                <text:p>-0.0425687502782</text:p>
              </table:table-cell>
              <table:table-cell office:value-type="float" office:value="0.0385206503822">
                <text:p>0.0385206503822</text:p>
              </table:table-cell>
              <table:table-cell office:value-type="float" office:value="0.00977694084867">
                <text:p>0.00977694084867</text:p>
              </table:table-cell>
              <table:table-cell office:value-type="float" office:value="-0.000833652080638">
                <text:p>-0.000833652080638</text:p>
              </table:table-cell>
              <table:table-cell office:value-type="float" office:value="-0.000837870409979">
                <text:p>-0.0008378704099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00837602081067">
                <text:p>-0.000837602081067</text:p>
              </table:table-cell>
              <table:table-cell office:value-type="float" office:value="0.04597120855">
                <text:p>0.04597120855</text:p>
              </table:table-cell>
              <table:table-cell office:value-type="float" office:value="-0.0382836424224">
                <text:p>-0.0382836424224</text:p>
              </table:table-cell>
              <table:table-cell office:value-type="float" office:value="-0.0361429845459">
                <text:p>-0.0361429845459</text:p>
              </table:table-cell>
              <table:table-cell office:value-type="float" office:value="0.0336985714676">
                <text:p>0.0336985714676</text:p>
              </table:table-cell>
              <table:table-cell office:value-type="float" office:value="0.00742906175294">
                <text:p>0.00742906175294</text:p>
              </table:table-cell>
              <table:table-cell office:value-type="float" office:value="-0.000832265864473">
                <text:p>-0.000832265864473</text:p>
              </table:table-cell>
              <table:table-cell office:value-type="float" office:value="-0.000836353456982">
                <text:p>-0.0008363534569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0083603558825">
                <text:p>-0.00083603558825</text:p>
              </table:table-cell>
              <table:table-cell office:value-type="float" office:value="0.0411172436554">
                <text:p>0.0411172436554</text:p>
              </table:table-cell>
              <table:table-cell office:value-type="float" office:value="0.0227521555771">
                <text:p>0.0227521555771</text:p>
              </table:table-cell>
              <table:table-cell office:value-type="float" office:value="-0.00798461456171">
                <text:p>-0.00798461456171</text:p>
              </table:table-cell>
              <table:table-cell office:value-type="float" office:value="0.0280931722302">
                <text:p>0.0280931722302</text:p>
              </table:table-cell>
              <table:table-cell office:value-type="float" office:value="0.00685215427686">
                <text:p>0.00685215427686</text:p>
              </table:table-cell>
              <table:table-cell office:value-type="float" office:value="-0.000830808079991">
                <text:p>-0.000830808079991</text:p>
              </table:table-cell>
              <table:table-cell office:value-type="float" office:value="-0.00083483536217">
                <text:p>-0.000834835362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00834613173089">
                <text:p>-0.000834613173089</text:p>
              </table:table-cell>
              <table:table-cell office:value-type="float" office:value="0.0385655526037">
                <text:p>0.0385655526037</text:p>
              </table:table-cell>
              <table:table-cell office:value-type="float" office:value="0.0494154989564">
                <text:p>0.0494154989564</text:p>
              </table:table-cell>
              <table:table-cell office:value-type="float" office:value="0.0447129443326">
                <text:p>0.0447129443326</text:p>
              </table:table-cell>
              <table:table-cell office:value-type="float" office:value="0.0250363263952">
                <text:p>0.0250363263952</text:p>
              </table:table-cell>
              <table:table-cell office:value-type="float" office:value="0.0048149917628">
                <text:p>0.0048149917628</text:p>
              </table:table-cell>
              <table:table-cell office:value-type="float" office:value="-0.000829438220244">
                <text:p>-0.000829438220244</text:p>
              </table:table-cell>
              <table:table-cell office:value-type="float" office:value="-0.000833379072009">
                <text:p>-0.0008333790720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00833132830424">
                <text:p>-0.000833132830424</text:p>
              </table:table-cell>
              <table:table-cell office:value-type="float" office:value="0.0331334287887">
                <text:p>0.0331334287887</text:p>
              </table:table-cell>
              <table:table-cell office:value-type="float" office:value="0.0747740158801">
                <text:p>0.0747740158801</text:p>
              </table:table-cell>
              <table:table-cell office:value-type="float" office:value="0.0606910592669">
                <text:p>0.0606910592669</text:p>
              </table:table-cell>
              <table:table-cell office:value-type="float" office:value="0.0201000533886">
                <text:p>0.0201000533886</text:p>
              </table:table-cell>
              <table:table-cell office:value-type="float" office:value="0.00439809942777">
                <text:p>0.00439809942777</text:p>
              </table:table-cell>
              <table:table-cell office:value-type="float" office:value="-0.000828039725162">
                <text:p>-0.000828039725162</text:p>
              </table:table-cell>
              <table:table-cell office:value-type="float" office:value="-0.000831937749847">
                <text:p>-0.0008319377498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00831747082486">
                <text:p>-0.000831747082486</text:p>
              </table:table-cell>
              <table:table-cell office:value-type="float" office:value="0.0326619422922">
                <text:p>0.0326619422922</text:p>
              </table:table-cell>
              <table:table-cell office:value-type="float" office:value="0.0805632420876">
                <text:p>0.0805632420876</text:p>
              </table:table-cell>
              <table:table-cell office:value-type="float" office:value="0.0822706805549">
                <text:p>0.0822706805549</text:p>
              </table:table-cell>
              <table:table-cell office:value-type="float" office:value="0.0182780102519">
                <text:p>0.0182780102519</text:p>
              </table:table-cell>
              <table:table-cell office:value-type="float" office:value="0.00327293288533">
                <text:p>0.00327293288533</text:p>
              </table:table-cell>
              <table:table-cell office:value-type="float" office:value="-0.000826763408764">
                <text:p>-0.000826763408764</text:p>
              </table:table-cell>
              <table:table-cell office:value-type="float" office:value="-0.000830574999725">
                <text:p>-0.0008305749997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00830316304116">
                <text:p>-0.000830316304116</text:p>
              </table:table-cell>
              <table:table-cell office:value-type="float" office:value="0.0292220370445">
                <text:p>0.0292220370445</text:p>
              </table:table-cell>
              <table:table-cell office:value-type="float" office:value="0.0828240459444">
                <text:p>0.0828240459444</text:p>
              </table:table-cell>
              <table:table-cell office:value-type="float" office:value="0.0818339544198">
                <text:p>0.0818339544198</text:p>
              </table:table-cell>
              <table:table-cell office:value-type="float" office:value="0.0142894088935">
                <text:p>0.0142894088935</text:p>
              </table:table-cell>
              <table:table-cell office:value-type="float" office:value="0.0024009408324">
                <text:p>0.0024009408324</text:p>
              </table:table-cell>
              <table:table-cell office:value-type="float" office:value="-0.000825428827797">
                <text:p>-0.000825428827797</text:p>
              </table:table-cell>
              <table:table-cell office:value-type="float" office:value="-0.000829150606249">
                <text:p>-0.0008291506062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00828935444305">
                <text:p>-0.000828935444305</text:p>
              </table:table-cell>
              <table:table-cell office:value-type="float" office:value="0.0303575923849">
                <text:p>0.0303575923849</text:p>
              </table:table-cell>
              <table:table-cell office:value-type="float" office:value="0.0851823656192">
                <text:p>0.0851823656192</text:p>
              </table:table-cell>
              <table:table-cell office:value-type="float" office:value="0.0860263204899">
                <text:p>0.0860263204899</text:p>
              </table:table-cell>
              <table:table-cell office:value-type="float" office:value="0.0133679522334">
                <text:p>0.0133679522334</text:p>
              </table:table-cell>
              <table:table-cell office:value-type="float" office:value="0.0017864123615">
                <text:p>0.0017864123615</text:p>
              </table:table-cell>
              <table:table-cell office:value-type="float" office:value="-0.000824141077429">
                <text:p>-0.000824141077429</text:p>
              </table:table-cell>
              <table:table-cell office:value-type="float" office:value="-0.00082781083683">
                <text:p>-0.000827810836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00827600435441">
                <text:p>-0.000827600435441</text:p>
              </table:table-cell>
              <table:table-cell office:value-type="float" office:value="0.028609291461">
                <text:p>0.028609291461</text:p>
              </table:table-cell>
              <table:table-cell office:value-type="float" office:value="0.0787257138465">
                <text:p>0.0787257138465</text:p>
              </table:table-cell>
              <table:table-cell office:value-type="float" office:value="0.0820638638141">
                <text:p>0.0820638638141</text:p>
              </table:table-cell>
              <table:table-cell office:value-type="float" office:value="0.00997544066392">
                <text:p>0.00997544066392</text:p>
              </table:table-cell>
              <table:table-cell office:value-type="float" office:value="0.00100105402407">
                <text:p>0.00100105402407</text:p>
              </table:table-cell>
              <table:table-cell office:value-type="float" office:value="-0.000822909174891">
                <text:p>-0.000822909174891</text:p>
              </table:table-cell>
              <table:table-cell office:value-type="float" office:value="-0.000826468288794">
                <text:p>-0.0008264682887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00826250329814">
                <text:p>-0.000826250329814</text:p>
              </table:table-cell>
              <table:table-cell office:value-type="float" office:value="-21.9456169061">
                <text:p>-21.9456169061</text:p>
              </table:table-cell>
              <table:table-cell office:value-type="float" office:value="0.0777086713238">
                <text:p>0.0777086713238</text:p>
              </table:table-cell>
              <table:table-cell office:value-type="float" office:value="0.0770261467421">
                <text:p>0.0770261467421</text:p>
              </table:table-cell>
              <table:table-cell office:value-type="float" office:value="0.00922993139403">
                <text:p>0.00922993139403</text:p>
              </table:table-cell>
              <table:table-cell office:value-type="float" office:value="0.000694579820584">
                <text:p>0.000694579820584</text:p>
              </table:table-cell>
              <table:table-cell office:value-type="float" office:value="-0.000821662769239">
                <text:p>-0.000821662769239</text:p>
              </table:table-cell>
              <table:table-cell office:value-type="float" office:value="-0.000825198668952">
                <text:p>-0.0008251986689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00824979179161">
                <text:p>-0.000824979179161</text:p>
              </table:table-cell>
              <table:table-cell office:value-type="float" office:value="-18.5556032074">
                <text:p>-18.5556032074</text:p>
              </table:table-cell>
              <table:table-cell office:value-type="float" office:value="0.0671693867328">
                <text:p>0.0671693867328</text:p>
              </table:table-cell>
              <table:table-cell office:value-type="float" office:value="0.0728974411544">
                <text:p>0.0728974411544</text:p>
              </table:table-cell>
              <table:table-cell office:value-type="float" office:value="0.00693230222393">
                <text:p>0.00693230222393</text:p>
              </table:table-cell>
              <table:table-cell office:value-type="float" office:value="0.0000186867688488">
                <text:p>0.0000186867688488</text:p>
              </table:table-cell>
              <table:table-cell office:value-type="float" office:value="-0.000820452380168">
                <text:p>-0.000820452380168</text:p>
              </table:table-cell>
              <table:table-cell office:value-type="float" office:value="-0.000823912024069">
                <text:p>-0.0008239120240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00823688395615">
                <text:p>-0.000823688395615</text:p>
              </table:table-cell>
              <table:table-cell office:value-type="float" office:value="-16.9245607909">
                <text:p>-16.9245607909</text:p>
              </table:table-cell>
              <table:table-cell office:value-type="float" office:value="0.0652616845094">
                <text:p>0.0652616845094</text:p>
              </table:table-cell>
              <table:table-cell office:value-type="float" office:value="0.0637797988655">
                <text:p>0.0637797988655</text:p>
              </table:table-cell>
              <table:table-cell office:value-type="float" office:value="0.00583890590469">
                <text:p>0.00583890590469</text:p>
              </table:table-cell>
              <table:table-cell office:value-type="float" office:value="-0.0000433853332442">
                <text:p>-0.0000433853332442</text:p>
              </table:table-cell>
              <table:table-cell office:value-type="float" office:value="-0.000819228778429">
                <text:p>-0.000819228778429</text:p>
              </table:table-cell>
              <table:table-cell office:value-type="float" office:value="-0.000822632975929">
                <text:p>-0.0008226329759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00822449048464">
                <text:p>-0.000822449048464</text:p>
              </table:table-cell>
              <table:table-cell office:value-type="float" office:value="-16.1080319261">
                <text:p>-16.1080319261</text:p>
              </table:table-cell>
              <table:table-cell office:value-type="float" office:value="0.0547586430887">
                <text:p>0.0547586430887</text:p>
              </table:table-cell>
              <table:table-cell office:value-type="float" office:value="0.060817403523">
                <text:p>0.060817403523</text:p>
              </table:table-cell>
              <table:table-cell office:value-type="float" office:value="0.00470332354064">
                <text:p>0.00470332354064</text:p>
              </table:table-cell>
              <table:table-cell office:value-type="float" office:value="-0.000639612632675">
                <text:p>-0.000639612632675</text:p>
              </table:table-cell>
              <table:table-cell office:value-type="float" office:value="-0.000818084022324">
                <text:p>-0.000818084022324</text:p>
              </table:table-cell>
              <table:table-cell office:value-type="float" office:value="-0.000821369989193">
                <text:p>-0.0008213699891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00821203343408">
                <text:p>-0.000821203343408</text:p>
              </table:table-cell>
              <table:table-cell office:value-type="float" office:value="-15.2064875349">
                <text:p>-15.2064875349</text:p>
              </table:table-cell>
              <table:table-cell office:value-type="float" office:value="0.0521289484903">
                <text:p>0.0521289484903</text:p>
              </table:table-cell>
              <table:table-cell office:value-type="float" office:value="0.0508210379096">
                <text:p>0.0508210379096</text:p>
              </table:table-cell>
              <table:table-cell office:value-type="float" office:value="0.00360416033387">
                <text:p>0.00360416033387</text:p>
              </table:table-cell>
              <table:table-cell office:value-type="float" office:value="-0.000619148620684">
                <text:p>-0.000619148620684</text:p>
              </table:table-cell>
              <table:table-cell office:value-type="float" office:value="-0.000816953691013">
                <text:p>-0.000816953691013</text:p>
              </table:table-cell>
              <table:table-cell office:value-type="float" office:value="-0.000820161833506">
                <text:p>-0.0008201618335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00820007907688">
                <text:p>-0.000820007907688</text:p>
              </table:table-cell>
              <table:table-cell office:value-type="float" office:value="-14.3812456136">
                <text:p>-14.3812456136</text:p>
              </table:table-cell>
              <table:table-cell office:value-type="float" office:value="0.0444365989208">
                <text:p>0.0444365989208</text:p>
              </table:table-cell>
              <table:table-cell office:value-type="float" office:value="0.0481415387295">
                <text:p>0.0481415387295</text:p>
              </table:table-cell>
              <table:table-cell office:value-type="float" office:value="0.00301631534064">
                <text:p>0.00301631534064</text:p>
              </table:table-cell>
              <table:table-cell office:value-type="float" office:value="-0.00101650210506">
                <text:p>-0.00101650210506</text:p>
              </table:table-cell>
              <table:table-cell office:value-type="float" office:value="-0.000815801414467">
                <text:p>-0.000815801414467</text:p>
              </table:table-cell>
              <table:table-cell office:value-type="float" office:value="-0.000819020429805">
                <text:p>-0.0008190204298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00818810610639">
                <text:p>-0.000818810610639</text:p>
              </table:table-cell>
              <table:table-cell office:value-type="float" office:value="-13.631470981">
                <text:p>-13.631470981</text:p>
              </table:table-cell>
              <table:table-cell office:value-type="float" office:value="0.0404216695498">
                <text:p>0.0404216695498</text:p>
              </table:table-cell>
              <table:table-cell office:value-type="float" office:value="0.0397828802377">
                <text:p>0.0397828802377</text:p>
              </table:table-cell>
              <table:table-cell office:value-type="float" office:value="0.00180331064823">
                <text:p>0.00180331064823</text:p>
              </table:table-cell>
              <table:table-cell office:value-type="float" office:value="-0.00103590556792">
                <text:p>-0.00103590556792</text:p>
              </table:table-cell>
              <table:table-cell office:value-type="float" office:value="-0.000814691367218">
                <text:p>-0.000814691367218</text:p>
              </table:table-cell>
              <table:table-cell office:value-type="float" office:value="-0.00081784857241">
                <text:p>-0.000817848572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0081765398145">
                <text:p>-0.00081765398145</text:p>
              </table:table-cell>
              <table:table-cell office:value-type="float" office:value="-12.946241516">
                <text:p>-12.946241516</text:p>
              </table:table-cell>
              <table:table-cell office:value-type="float" office:value="0.0347670825095">
                <text:p>0.0347670825095</text:p>
              </table:table-cell>
              <table:table-cell office:value-type="float" office:value="0.0374232577241">
                <text:p>0.0374232577241</text:p>
              </table:table-cell>
              <table:table-cell office:value-type="float" office:value="0.00173868909533">
                <text:p>0.00173868909533</text:p>
              </table:table-cell>
              <table:table-cell office:value-type="float" office:value="-0.00132170420976">
                <text:p>-0.00132170420976</text:p>
              </table:table-cell>
              <table:table-cell office:value-type="float" office:value="-0.000813622818336">
                <text:p>-0.000813622818336</text:p>
              </table:table-cell>
              <table:table-cell office:value-type="float" office:value="-0.000816705200759">
                <text:p>-0.0008167052007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0081648122589">
                <text:p>-0.00081648122589</text:p>
              </table:table-cell>
              <table:table-cell office:value-type="float" office:value="-12.3136116816">
                <text:p>-12.3136116816</text:p>
              </table:table-cell>
              <table:table-cell office:value-type="float" office:value="0.0308779030831">
                <text:p>0.0308779030831</text:p>
              </table:table-cell>
              <table:table-cell office:value-type="float" office:value="0.031449605689">
                <text:p>0.031449605689</text:p>
              </table:table-cell>
              <table:table-cell office:value-type="float" office:value="0.000640770278139">
                <text:p>0.000640770278139</text:p>
              </table:table-cell>
              <table:table-cell office:value-type="float" office:value="-0.00139251864259">
                <text:p>-0.00139251864259</text:p>
              </table:table-cell>
              <table:table-cell office:value-type="float" office:value="-0.000812532935663">
                <text:p>-0.000812532935663</text:p>
              </table:table-cell>
              <table:table-cell office:value-type="float" office:value="-0.00081557588349">
                <text:p>-0.000815575883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00815385255171">
                <text:p>-0.000815385255171</text:p>
              </table:table-cell>
              <table:table-cell office:value-type="float" office:value="-11.7432818936">
                <text:p>-11.7432818936</text:p>
              </table:table-cell>
              <table:table-cell office:value-type="float" office:value="0.027585415144">
                <text:p>0.027585415144</text:p>
              </table:table-cell>
              <table:table-cell office:value-type="float" office:value="0.0283664980334">
                <text:p>0.0283664980334</text:p>
              </table:table-cell>
              <table:table-cell office:value-type="float" office:value="0.000646119255389">
                <text:p>0.000646119255389</text:p>
              </table:table-cell>
              <table:table-cell office:value-type="float" office:value="-0.00147098159887">
                <text:p>-0.00147098159887</text:p>
              </table:table-cell>
              <table:table-cell office:value-type="float" office:value="-0.000811502303428">
                <text:p>-0.000811502303428</text:p>
              </table:table-cell>
              <table:table-cell office:value-type="float" office:value="-0.00081449470151">
                <text:p>-0.000814494701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00814282542741">
                <text:p>-0.000814282542741</text:p>
              </table:table-cell>
              <table:table-cell office:value-type="float" office:value="-11.2282202108">
                <text:p>-11.2282202108</text:p>
              </table:table-cell>
              <table:table-cell office:value-type="float" office:value="0.0233072851238">
                <text:p>0.0233072851238</text:p>
              </table:table-cell>
              <table:table-cell office:value-type="float" office:value="0.0249232385783">
                <text:p>0.0249232385783</text:p>
              </table:table-cell>
              <table:table-cell office:value-type="float" office:value="-0.00012261567997">
                <text:p>-0.00012261567997</text:p>
              </table:table-cell>
              <table:table-cell office:value-type="float" office:value="-0.00158532086388">
                <text:p>-0.00158532086388</text:p>
              </table:table-cell>
              <table:table-cell office:value-type="float" office:value="-0.000810451824503">
                <text:p>-0.000810451824503</text:p>
              </table:table-cell>
              <table:table-cell office:value-type="float" office:value="-0.000813407500116">
                <text:p>-0.0008134075001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00813199245599">
                <text:p>-0.000813199245599</text:p>
              </table:table-cell>
              <table:table-cell office:value-type="float" office:value="-10.7492825383">
                <text:p>-10.7492825383</text:p>
              </table:table-cell>
              <table:table-cell office:value-type="float" office:value="0.0218690780174">
                <text:p>0.0218690780174</text:p>
              </table:table-cell>
              <table:table-cell office:value-type="float" office:value="0.0219785343657">
                <text:p>0.0219785343657</text:p>
              </table:table-cell>
              <table:table-cell office:value-type="float" office:value="-0.000179164050898">
                <text:p>-0.000179164050898</text:p>
              </table:table-cell>
              <table:table-cell office:value-type="float" office:value="-0.00160221984429">
                <text:p>-0.00160221984429</text:p>
              </table:table-cell>
              <table:table-cell office:value-type="float" office:value="-0.000809438247913">
                <text:p>-0.000809438247913</text:p>
              </table:table-cell>
              <table:table-cell office:value-type="float" office:value="-0.000812321386656">
                <text:p>-0.0008123213866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00812139166595">
                <text:p>-0.000812139166595</text:p>
              </table:table-cell>
              <table:table-cell office:value-type="float" office:value="-10.3113382944">
                <text:p>-10.3113382944</text:p>
              </table:table-cell>
              <table:table-cell office:value-type="float" office:value="0.0180808540926">
                <text:p>0.0180808540926</text:p>
              </table:table-cell>
              <table:table-cell office:value-type="float" office:value="0.0199005625266">
                <text:p>0.0199005625266</text:p>
              </table:table-cell>
              <table:table-cell office:value-type="float" office:value="-0.000649954577947">
                <text:p>-0.000649954577947</text:p>
              </table:table-cell>
              <table:table-cell office:value-type="float" office:value="-0.00165014865435">
                <text:p>-0.00165014865435</text:p>
              </table:table-cell>
              <table:table-cell office:value-type="float" office:value="-0.000808503986782">
                <text:p>-0.000808503986782</text:p>
              </table:table-cell>
              <table:table-cell office:value-type="float" office:value="-0.000811253266294">
                <text:p>-0.0008112532662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00811093025225">
                <text:p>-0.000811093025225</text:p>
              </table:table-cell>
              <table:table-cell office:value-type="float" office:value="-9.92479774257">
                <text:p>-9.92479774257</text:p>
              </table:table-cell>
              <table:table-cell office:value-type="float" office:value="0.017328726951">
                <text:p>0.017328726951</text:p>
              </table:table-cell>
              <table:table-cell office:value-type="float" office:value="0.0169563557515">
                <text:p>0.0169563557515</text:p>
              </table:table-cell>
              <table:table-cell office:value-type="float" office:value="-0.00086712012286">
                <text:p>-0.00086712012286</text:p>
              </table:table-cell>
              <table:table-cell office:value-type="float" office:value="-0.00157766160924">
                <text:p>-0.00157766160924</text:p>
              </table:table-cell>
              <table:table-cell office:value-type="float" office:value="-0.000807526819948">
                <text:p>-0.000807526819948</text:p>
              </table:table-cell>
              <table:table-cell office:value-type="float" office:value="-0.000810227202271">
                <text:p>-0.0008102272022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00810071997352">
                <text:p>-0.000810071997352</text:p>
              </table:table-cell>
              <table:table-cell office:value-type="float" office:value="-9.55540177705">
                <text:p>-9.55540177705</text:p>
              </table:table-cell>
              <table:table-cell office:value-type="float" office:value="0.0142819525708">
                <text:p>0.0142819525708</text:p>
              </table:table-cell>
              <table:table-cell office:value-type="float" office:value="0.0159899848958">
                <text:p>0.0159899848958</text:p>
              </table:table-cell>
              <table:table-cell office:value-type="float" office:value="-0.00107844462493">
                <text:p>-0.00107844462493</text:p>
              </table:table-cell>
              <table:table-cell office:value-type="float" office:value="-0.00166220898766">
                <text:p>-0.00166220898766</text:p>
              </table:table-cell>
              <table:table-cell office:value-type="float" office:value="-0.000806586081199">
                <text:p>-0.000806586081199</text:p>
              </table:table-cell>
              <table:table-cell office:value-type="float" office:value="-0.000809238671952">
                <text:p>-0.0008092386719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00809063368994">
                <text:p>-0.000809063368994</text:p>
              </table:table-cell>
              <table:table-cell office:value-type="float" office:value="-9.22357149675">
                <text:p>-9.22357149675</text:p>
              </table:table-cell>
              <table:table-cell office:value-type="float" office:value="0.0135771370851">
                <text:p>0.0135771370851</text:p>
              </table:table-cell>
              <table:table-cell office:value-type="float" office:value="0.0134436859572">
                <text:p>0.0134436859572</text:p>
              </table:table-cell>
              <table:table-cell office:value-type="float" office:value="-0.00125176659404">
                <text:p>-0.00125176659404</text:p>
              </table:table-cell>
              <table:table-cell office:value-type="float" office:value="-0.00154059060991">
                <text:p>-0.00154059060991</text:p>
              </table:table-cell>
              <table:table-cell office:value-type="float" office:value="-0.000805644097111">
                <text:p>-0.000805644097111</text:p>
              </table:table-cell>
              <table:table-cell office:value-type="float" office:value="-0.000808247921622">
                <text:p>-0.0008082479216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00808078451209">
                <text:p>-0.000808078451209</text:p>
              </table:table-cell>
              <table:table-cell office:value-type="float" office:value="-8.90487822866">
                <text:p>-8.90487822866</text:p>
              </table:table-cell>
              <table:table-cell office:value-type="float" office:value="0.0113789413074">
                <text:p>0.0113789413074</text:p>
              </table:table-cell>
              <table:table-cell office:value-type="float" office:value="0.0128219499678">
                <text:p>0.0128219499678</text:p>
              </table:table-cell>
              <table:table-cell office:value-type="float" office:value="-0.00136430223757">
                <text:p>-0.00136430223757</text:p>
              </table:table-cell>
              <table:table-cell office:value-type="float" office:value="-0.0015877009436">
                <text:p>-0.0015877009436</text:p>
              </table:table-cell>
              <table:table-cell office:value-type="float" office:value="-0.000804718100596">
                <text:p>-0.000804718100596</text:p>
              </table:table-cell>
              <table:table-cell office:value-type="float" office:value="-0.000807275898305">
                <text:p>-0.0008072758983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00807106971012">
                <text:p>-0.000807106971012</text:p>
              </table:table-cell>
              <table:table-cell office:value-type="float" office:value="-8.61857844021">
                <text:p>-8.61857844021</text:p>
              </table:table-cell>
              <table:table-cell office:value-type="float" office:value="0.0108589851207">
                <text:p>0.0108589851207</text:p>
              </table:table-cell>
              <table:table-cell office:value-type="float" office:value="0.0107782709653">
                <text:p>0.0107782709653</text:p>
              </table:table-cell>
              <table:table-cell office:value-type="float" office:value="-0.00153647308324">
                <text:p>-0.00153647308324</text:p>
              </table:table-cell>
              <table:table-cell office:value-type="float" office:value="-0.00146656014267">
                <text:p>-0.00146656014267</text:p>
              </table:table-cell>
              <table:table-cell office:value-type="float" office:value="-0.000803809752895">
                <text:p>-0.000803809752895</text:p>
              </table:table-cell>
              <table:table-cell office:value-type="float" office:value="-0.000806301605785">
                <text:p>-0.0008063016057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00806137544229">
                <text:p>-0.000806137544229</text:p>
              </table:table-cell>
              <table:table-cell office:value-type="float" office:value="-8.3483188435">
                <text:p>-8.3483188435</text:p>
              </table:table-cell>
              <table:table-cell office:value-type="float" office:value="0.00940648153348">
                <text:p>0.00940648153348</text:p>
              </table:table-cell>
              <table:table-cell office:value-type="float" office:value="0.0105287947153">
                <text:p>0.0105287947153</text:p>
              </table:table-cell>
              <table:table-cell office:value-type="float" office:value="-0.00145360064022">
                <text:p>-0.00145360064022</text:p>
              </table:table-cell>
              <table:table-cell office:value-type="float" office:value="-0.00146341307485">
                <text:p>-0.00146341307485</text:p>
              </table:table-cell>
              <table:table-cell office:value-type="float" office:value="-0.000802899179533">
                <text:p>-0.000802899179533</text:p>
              </table:table-cell>
              <table:table-cell office:value-type="float" office:value="-0.000805364624741">
                <text:p>-0.0008053646247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00805220646699">
                <text:p>-0.000805220646699</text:p>
              </table:table-cell>
              <table:table-cell office:value-type="float" office:value="-8.11274685519">
                <text:p>-8.11274685519</text:p>
              </table:table-cell>
              <table:table-cell office:value-type="float" office:value="0.00857990975095">
                <text:p>0.00857990975095</text:p>
              </table:table-cell>
              <table:table-cell office:value-type="float" office:value="0.00916359758695">
                <text:p>0.00916359758695</text:p>
              </table:table-cell>
              <table:table-cell office:value-type="float" office:value="-0.00168715385589">
                <text:p>-0.00168715385589</text:p>
              </table:table-cell>
              <table:table-cell office:value-type="float" office:value="-0.001372314801">
                <text:p>-0.001372314801</text:p>
              </table:table-cell>
              <table:table-cell office:value-type="float" office:value="-0.000802040805105">
                <text:p>-0.000802040805105</text:p>
              </table:table-cell>
              <table:table-cell office:value-type="float" office:value="-0.000804443754525">
                <text:p>-0.0008044437545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00804284796889">
                <text:p>-0.000804284796889</text:p>
              </table:table-cell>
              <table:table-cell office:value-type="float" office:value="-7.88640688877">
                <text:p>-7.88640688877</text:p>
              </table:table-cell>
              <table:table-cell office:value-type="float" office:value="0.00814118654901">
                <text:p>0.00814118654901</text:p>
              </table:table-cell>
              <table:table-cell office:value-type="float" office:value="0.0087051151768">
                <text:p>0.0087051151768</text:p>
              </table:table-cell>
              <table:table-cell office:value-type="float" office:value="-0.00157328659458">
                <text:p>-0.00157328659458</text:p>
              </table:table-cell>
              <table:table-cell office:value-type="float" office:value="-0.0013053934828">
                <text:p>-0.0013053934828</text:p>
              </table:table-cell>
              <table:table-cell office:value-type="float" office:value="-0.000801145667667">
                <text:p>-0.000801145667667</text:p>
              </table:table-cell>
              <table:table-cell office:value-type="float" office:value="-0.000803540290043">
                <text:p>-0.0008035402900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00803419523292">
                <text:p>-0.000803419523292</text:p>
              </table:table-cell>
              <table:table-cell office:value-type="float" office:value="-7.6715528518">
                <text:p>-7.6715528518</text:p>
              </table:table-cell>
              <table:table-cell office:value-type="float" office:value="0.00708853840782">
                <text:p>0.00708853840782</text:p>
              </table:table-cell>
              <table:table-cell office:value-type="float" office:value="0.00794498198312">
                <text:p>0.00794498198312</text:p>
              </table:table-cell>
              <table:table-cell office:value-type="float" office:value="-0.00172701244398">
                <text:p>-0.00172701244398</text:p>
              </table:table-cell>
              <table:table-cell office:value-type="float" office:value="-0.00120689951016">
                <text:p>-0.00120689951016</text:p>
              </table:table-cell>
              <table:table-cell office:value-type="float" office:value="-0.000800318078438">
                <text:p>-0.000800318078438</text:p>
              </table:table-cell>
              <table:table-cell office:value-type="float" office:value="-0.000802652262626">
                <text:p>-0.0008026522626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00802550733079">
                <text:p>-0.000802550733079</text:p>
              </table:table-cell>
              <table:table-cell office:value-type="float" office:value="-7.48110448165">
                <text:p>-7.48110448165</text:p>
              </table:table-cell>
              <table:table-cell office:value-type="float" office:value="0.00695460806251">
                <text:p>0.00695460806251</text:p>
              </table:table-cell>
              <table:table-cell office:value-type="float" office:value="0.00746975755971">
                <text:p>0.00746975755971</text:p>
              </table:table-cell>
              <table:table-cell office:value-type="float" office:value="-0.00162330224976">
                <text:p>-0.00162330224976</text:p>
              </table:table-cell>
              <table:table-cell office:value-type="float" office:value="-0.00112505993183">
                <text:p>-0.00112505993183</text:p>
              </table:table-cell>
              <table:table-cell office:value-type="float" office:value="-0.000799504393946">
                <text:p>-0.000799504393946</text:p>
              </table:table-cell>
              <table:table-cell office:value-type="float" office:value="-0.000801780964226">
                <text:p>-0.0008017809642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0080168138669">
                <text:p>-0.00080168138669</text:p>
              </table:table-cell>
              <table:table-cell office:value-type="float" office:value="-7.30019097219">
                <text:p>-7.30019097219</text:p>
              </table:table-cell>
              <table:table-cell office:value-type="float" office:value="0.00613535976057">
                <text:p>0.00613535976057</text:p>
              </table:table-cell>
              <table:table-cell office:value-type="float" office:value="0.00696047148309">
                <text:p>0.00696047148309</text:p>
              </table:table-cell>
              <table:table-cell office:value-type="float" office:value="-0.00169992110456">
                <text:p>-0.00169992110456</text:p>
              </table:table-cell>
              <table:table-cell office:value-type="float" office:value="-0.00106077268362">
                <text:p>-0.00106077268362</text:p>
              </table:table-cell>
              <table:table-cell office:value-type="float" office:value="-0.000798689424837">
                <text:p>-0.000798689424837</text:p>
              </table:table-cell>
              <table:table-cell office:value-type="float" office:value="-0.000800907620912">
                <text:p>-0.0008009076209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00800809568739">
                <text:p>-0.000800809568739</text:p>
              </table:table-cell>
              <table:table-cell office:value-type="float" office:value="-7.14409475361">
                <text:p>-7.14409475361</text:p>
              </table:table-cell>
              <table:table-cell office:value-type="float" office:value="0.00618856183316">
                <text:p>0.00618856183316</text:p>
              </table:table-cell>
              <table:table-cell office:value-type="float" office:value="0.00636549255816">
                <text:p>0.00636549255816</text:p>
              </table:table-cell>
              <table:table-cell office:value-type="float" office:value="-0.00159511386155">
                <text:p>-0.00159511386155</text:p>
              </table:table-cell>
              <table:table-cell office:value-type="float" office:value="-0.000931069460758">
                <text:p>-0.000931069460758</text:p>
              </table:table-cell>
              <table:table-cell office:value-type="float" office:value="-0.000797888595622">
                <text:p>-0.000797888595622</text:p>
              </table:table-cell>
              <table:table-cell office:value-type="float" office:value="-0.000800084198554">
                <text:p>-0.0008000841985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00799937922938">
                <text:p>-0.000799937922938</text:p>
              </table:table-cell>
              <table:table-cell office:value-type="float" office:value="-6.99466428622">
                <text:p>-6.99466428622</text:p>
              </table:table-cell>
              <table:table-cell office:value-type="float" office:value="0.00547072419792">
                <text:p>0.00547072419792</text:p>
              </table:table-cell>
              <table:table-cell office:value-type="float" office:value="0.00642635881464">
                <text:p>0.00642635881464</text:p>
              </table:table-cell>
              <table:table-cell office:value-type="float" office:value="-0.00159429894477">
                <text:p>-0.00159429894477</text:p>
              </table:table-cell>
              <table:table-cell office:value-type="float" office:value="-0.00085155263292">
                <text:p>-0.00085155263292</text:p>
              </table:table-cell>
              <table:table-cell office:value-type="float" office:value="-0.000797086731819">
                <text:p>-0.000797086731819</text:p>
              </table:table-cell>
              <table:table-cell office:value-type="float" office:value="-0.000799291393069">
                <text:p>-0.0007992913930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00799114509357">
                <text:p>-0.000799114509357</text:p>
              </table:table-cell>
              <table:table-cell office:value-type="float" office:value="-6.86182105737">
                <text:p>-6.86182105737</text:p>
              </table:table-cell>
              <table:table-cell office:value-type="float" office:value="0.00562506554078">
                <text:p>0.00562506554078</text:p>
              </table:table-cell>
              <table:table-cell office:value-type="float" office:value="0.00582822247222">
                <text:p>0.00582822247222</text:p>
              </table:table-cell>
              <table:table-cell office:value-type="float" office:value="-0.0015331702128">
                <text:p>-0.0015331702128</text:p>
              </table:table-cell>
              <table:table-cell office:value-type="float" office:value="-0.000727975072479">
                <text:p>-0.000727975072479</text:p>
              </table:table-cell>
              <table:table-cell office:value-type="float" office:value="-0.000796314513753">
                <text:p>-0.000796314513753</text:p>
              </table:table-cell>
              <table:table-cell office:value-type="float" office:value="-0.000798463670183">
                <text:p>-0.0007984636701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00798322235845">
                <text:p>-0.000798322235845</text:p>
              </table:table-cell>
              <table:table-cell office:value-type="float" office:value="-6.72877866384">
                <text:p>-6.72877866384</text:p>
              </table:table-cell>
              <table:table-cell office:value-type="float" office:value="0.00508795084854">
                <text:p>0.00508795084854</text:p>
              </table:table-cell>
              <table:table-cell office:value-type="float" office:value="0.00594360769262">
                <text:p>0.00594360769262</text:p>
              </table:table-cell>
              <table:table-cell office:value-type="float" office:value="-0.001464242674">
                <text:p>-0.001464242674</text:p>
              </table:table-cell>
              <table:table-cell office:value-type="float" office:value="-0.000653928099656">
                <text:p>-0.000653928099656</text:p>
              </table:table-cell>
              <table:table-cell office:value-type="float" office:value="-0.000795556068709">
                <text:p>-0.000795556068709</text:p>
              </table:table-cell>
              <table:table-cell office:value-type="float" office:value="-0.000797682566901">
                <text:p>-0.0007976825669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00797527888096">
                <text:p>-0.000797527888096</text:p>
              </table:table-cell>
              <table:table-cell office:value-type="float" office:value="-6.61055218528">
                <text:p>-6.61055218528</text:p>
              </table:table-cell>
              <table:table-cell office:value-type="float" office:value="0.00517535349041">
                <text:p>0.00517535349041</text:p>
              </table:table-cell>
              <table:table-cell office:value-type="float" office:value="0.00547231628968">
                <text:p>0.00547231628968</text:p>
              </table:table-cell>
              <table:table-cell office:value-type="float" office:value="-0.00143615542276">
                <text:p>-0.00143615542276</text:p>
              </table:table-cell>
              <table:table-cell office:value-type="float" office:value="-0.00052111533463">
                <text:p>-0.00052111533463</text:p>
              </table:table-cell>
              <table:table-cell office:value-type="float" office:value="-0.000794811363923">
                <text:p>-0.000794811363923</text:p>
              </table:table-cell>
              <table:table-cell office:value-type="float" office:value="-0.000796884516067">
                <text:p>-0.0007968845160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00796763283413">
                <text:p>-0.000796763283413</text:p>
              </table:table-cell>
              <table:table-cell office:value-type="float" office:value="-6.50095224348">
                <text:p>-6.50095224348</text:p>
              </table:table-cell>
              <table:table-cell office:value-type="float" office:value="0.00489521010926">
                <text:p>0.00489521010926</text:p>
              </table:table-cell>
              <table:table-cell office:value-type="float" office:value="-9.47637679536">
                <text:p>-9.47637679536</text:p>
              </table:table-cell>
              <table:table-cell office:value-type="float" office:value="-0.00130353214168">
                <text:p>-0.00130353214168</text:p>
              </table:table-cell>
              <table:table-cell office:value-type="float" office:value="-0.000435279837211">
                <text:p>-0.000435279837211</text:p>
              </table:table-cell>
              <table:table-cell office:value-type="float" office:value="-0.000794079508777">
                <text:p>-0.000794079508777</text:p>
              </table:table-cell>
              <table:table-cell office:value-type="float" office:value="-0.000796131367112">
                <text:p>-0.0007961313671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00795981533793">
                <text:p>-0.000795981533793</text:p>
              </table:table-cell>
              <table:table-cell office:value-type="float" office:value="-6.39928486504">
                <text:p>-6.39928486504</text:p>
              </table:table-cell>
              <table:table-cell office:value-type="float" office:value="-9.07568959734">
                <text:p>-9.07568959734</text:p>
              </table:table-cell>
              <table:table-cell office:value-type="float" office:value="-7.83095067148">
                <text:p>-7.83095067148</text:p>
              </table:table-cell>
              <table:table-cell office:value-type="float" office:value="-0.00127898504693">
                <text:p>-0.00127898504693</text:p>
              </table:table-cell>
              <table:table-cell office:value-type="float" office:value="-0.000312679452545">
                <text:p>-0.000312679452545</text:p>
              </table:table-cell>
              <table:table-cell office:value-type="float" office:value="-0.000793361079326">
                <text:p>-0.000793361079326</text:p>
              </table:table-cell>
              <table:table-cell office:value-type="float" office:value="-0.000795346134165">
                <text:p>-0.0007953461341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0795229076065">
                <text:p>-0.000795229076065</text:p>
              </table:table-cell>
              <table:table-cell office:value-type="float" office:value="-6.30491808294">
                <text:p>-6.30491808294</text:p>
              </table:table-cell>
              <table:table-cell office:value-type="float" office:value="-7.80921191946">
                <text:p>-7.80921191946</text:p>
              </table:table-cell>
              <table:table-cell office:value-type="float" office:value="-7.49291878714">
                <text:p>-7.49291878714</text:p>
              </table:table-cell>
              <table:table-cell office:value-type="float" office:value="-0.00114675374563">
                <text:p>-0.00114675374563</text:p>
              </table:table-cell>
              <table:table-cell office:value-type="float" office:value="-0.000215381614396">
                <text:p>-0.000215381614396</text:p>
              </table:table-cell>
              <table:table-cell office:value-type="float" office:value="-0.00079265494819">
                <text:p>-0.00079265494819</text:p>
              </table:table-cell>
              <table:table-cell office:value-type="float" office:value="-0.000794619899789">
                <text:p>-0.0007946198997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00794489698917">
                <text:p>-0.000794489698917</text:p>
              </table:table-cell>
              <table:table-cell office:value-type="float" office:value="-6.21727449263">
                <text:p>-6.21727449263</text:p>
              </table:table-cell>
              <table:table-cell office:value-type="float" office:value="-7.56183605851">
                <text:p>-7.56183605851</text:p>
              </table:table-cell>
              <table:table-cell office:value-type="float" office:value="-7.23010284799">
                <text:p>-7.23010284799</text:p>
              </table:table-cell>
              <table:table-cell office:value-type="float" office:value="-0.00109132354835">
                <text:p>-0.00109132354835</text:p>
              </table:table-cell>
              <table:table-cell office:value-type="float" office:value="-6.92633291066">
                <text:p>-6.92633291066</text:p>
              </table:table-cell>
              <table:table-cell office:value-type="float" office:value="-0.000791961679175">
                <text:p>-0.000791961679175</text:p>
              </table:table-cell>
              <table:table-cell office:value-type="float" office:value="-0.000793891425038">
                <text:p>-0.0007938914250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00793749467306">
                <text:p>-0.000793749467306</text:p>
              </table:table-cell>
              <table:table-cell office:value-type="float" office:value="-6.13241183742">
                <text:p>-6.13241183742</text:p>
              </table:table-cell>
              <table:table-cell office:value-type="float" office:value="-7.26339010564">
                <text:p>-7.26339010564</text:p>
              </table:table-cell>
              <table:table-cell office:value-type="float" office:value="-6.9572700311">
                <text:p>-6.9572700311</text:p>
              </table:table-cell>
              <table:table-cell office:value-type="float" office:value="-0.00095048929448">
                <text:p>-0.00095048929448</text:p>
              </table:table-cell>
              <table:table-cell office:value-type="float" office:value="-5.87173341668">
                <text:p>-5.87173341668</text:p>
              </table:table-cell>
              <table:table-cell office:value-type="float" office:value="-0.000791293970863">
                <text:p>-0.000791293970863</text:p>
              </table:table-cell>
              <table:table-cell office:value-type="float" office:value="-0.000793147976442">
                <text:p>-0.0007931479764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00793036268584">
                <text:p>-0.000793036268584</text:p>
              </table:table-cell>
              <table:table-cell office:value-type="float" office:value="-6.06001121745">
                <text:p>-6.06001121745</text:p>
              </table:table-cell>
              <table:table-cell office:value-type="float" office:value="-6.98946277804">
                <text:p>-6.98946277804</text:p>
              </table:table-cell>
              <table:table-cell office:value-type="float" office:value="-6.72849212906">
                <text:p>-6.72849212906</text:p>
              </table:table-cell>
              <table:table-cell office:value-type="float" office:value="-0.000877448778015">
                <text:p>-0.000877448778015</text:p>
              </table:table-cell>
              <table:table-cell office:value-type="float" office:value="-5.811227538">
                <text:p>-5.811227538</text:p>
              </table:table-cell>
              <table:table-cell office:value-type="float" office:value="-0.000790624514837">
                <text:p>-0.000790624514837</text:p>
              </table:table-cell>
              <table:table-cell office:value-type="float" office:value="-0.000792459555729">
                <text:p>-0.0007924595557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00792350074761">
                <text:p>-0.000792350074761</text:p>
              </table:table-cell>
              <table:table-cell office:value-type="float" office:value="-5.98981779069">
                <text:p>-5.98981779069</text:p>
              </table:table-cell>
              <table:table-cell office:value-type="float" office:value="-6.75463318835">
                <text:p>-6.75463318835</text:p>
              </table:table-cell>
              <table:table-cell office:value-type="float" office:value="-6.5273086409">
                <text:p>-6.5273086409</text:p>
              </table:table-cell>
              <table:table-cell office:value-type="float" office:value="-0.000748006136028">
                <text:p>-0.000748006136028</text:p>
              </table:table-cell>
              <table:table-cell office:value-type="float" office:value="-5.65995870977">
                <text:p>-5.65995870977</text:p>
              </table:table-cell>
              <table:table-cell office:value-type="float" office:value="-0.000789954016025">
                <text:p>-0.000789954016025</text:p>
              </table:table-cell>
              <table:table-cell office:value-type="float" office:value="-0.000791769703442">
                <text:p>-0.0007917697034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00791661780465">
                <text:p>-0.000791661780465</text:p>
              </table:table-cell>
              <table:table-cell office:value-type="float" office:value="-5.92131376119">
                <text:p>-5.92131376119</text:p>
              </table:table-cell>
              <table:table-cell office:value-type="float" office:value="-6.54875711156">
                <text:p>-6.54875711156</text:p>
              </table:table-cell>
              <table:table-cell office:value-type="float" office:value="-6.34777246186">
                <text:p>-6.34777246186</text:p>
              </table:table-cell>
              <table:table-cell office:value-type="float" office:value="-0.00067168561513">
                <text:p>-0.00067168561513</text:p>
              </table:table-cell>
              <table:table-cell office:value-type="float" office:value="-5.53198372356">
                <text:p>-5.53198372356</text:p>
              </table:table-cell>
              <table:table-cell office:value-type="float" office:value="-0.000789308119744">
                <text:p>-0.000789308119744</text:p>
              </table:table-cell>
              <table:table-cell office:value-type="float" office:value="-0.000791105364321">
                <text:p>-0.00079110536432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00790972460143">
                <text:p>-0.000790972460143</text:p>
              </table:table-cell>
              <table:table-cell office:value-type="float" office:value="-5.86037364915">
                <text:p>-5.86037364915</text:p>
              </table:table-cell>
              <table:table-cell office:value-type="float" office:value="-6.36970904375">
                <text:p>-6.36970904375</text:p>
              </table:table-cell>
              <table:table-cell office:value-type="float" office:value="-6.19291385746">
                <text:p>-6.19291385746</text:p>
              </table:table-cell>
              <table:table-cell office:value-type="float" office:value="-0.000558185294038">
                <text:p>-0.000558185294038</text:p>
              </table:table-cell>
              <table:table-cell office:value-type="float" office:value="-5.4296935329">
                <text:p>-5.4296935329</text:p>
              </table:table-cell>
              <table:table-cell office:value-type="float" office:value="-0.000788673877283">
                <text:p>-0.000788673877283</text:p>
              </table:table-cell>
              <table:table-cell office:value-type="float" office:value="-0.000790426027852">
                <text:p>-0.0007904260278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00790335050786">
                <text:p>-0.000790335050786</text:p>
              </table:table-cell>
              <table:table-cell office:value-type="float" office:value="-5.80635833995">
                <text:p>-5.80635833995</text:p>
              </table:table-cell>
              <table:table-cell office:value-type="float" office:value="-6.20977507954">
                <text:p>-6.20977507954</text:p>
              </table:table-cell>
              <table:table-cell office:value-type="float" office:value="-6.05533417945">
                <text:p>-6.05533417945</text:p>
              </table:table-cell>
              <table:table-cell office:value-type="float" office:value="-0.00044337186802">
                <text:p>-0.00044337186802</text:p>
              </table:table-cell>
              <table:table-cell office:value-type="float" office:value="-5.33976798029">
                <text:p>-5.33976798029</text:p>
              </table:table-cell>
              <table:table-cell office:value-type="float" office:value="-0.00078806283199">
                <text:p>-0.00078806283199</text:p>
              </table:table-cell>
              <table:table-cell office:value-type="float" office:value="-0.000789772059921">
                <text:p>-0.0007897720599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00789656351367">
                <text:p>-0.000789656351367</text:p>
              </table:table-cell>
              <table:table-cell office:value-type="float" office:value="-5.75354934534">
                <text:p>-5.75354934534</text:p>
              </table:table-cell>
              <table:table-cell office:value-type="float" office:value="-6.07160249328">
                <text:p>-6.07160249328</text:p>
              </table:table-cell>
              <table:table-cell office:value-type="float" office:value="-5.93449830872">
                <text:p>-5.93449830872</text:p>
              </table:table-cell>
              <table:table-cell office:value-type="float" office:value="-0.000334254736803">
                <text:p>-0.000334254736803</text:p>
              </table:table-cell>
              <table:table-cell office:value-type="float" office:value="-5.26639575962">
                <text:p>-5.26639575962</text:p>
              </table:table-cell>
              <table:table-cell office:value-type="float" office:value="-0.000787450371744">
                <text:p>-0.000787450371744</text:p>
              </table:table-cell>
              <table:table-cell office:value-type="float" office:value="-0.000789142081654">
                <text:p>-0.0007891420816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499524132629">
                <text:p>-0.499524132629</text:p>
              </table:table-cell>
              <table:table-cell office:value-type="float" office:value="-5.70641072547">
                <text:p>-5.70641072547</text:p>
              </table:table-cell>
              <table:table-cell office:value-type="float" office:value="-5.94904870669">
                <text:p>-5.94904870669</text:p>
              </table:table-cell>
              <table:table-cell office:value-type="float" office:value="-5.82835830625">
                <text:p>-5.82835830625</text:p>
              </table:table-cell>
              <table:table-cell office:value-type="float" office:value="-0.000227215063626">
                <text:p>-0.000227215063626</text:p>
              </table:table-cell>
              <table:table-cell office:value-type="float" office:value="-5.20797622749">
                <text:p>-5.20797622749</text:p>
              </table:table-cell>
              <table:table-cell office:value-type="float" office:value="-0.000786860516815">
                <text:p>-0.000786860516815</text:p>
              </table:table-cell>
              <table:table-cell office:value-type="float" office:value="-0.000788510748155">
                <text:p>-0.0007885107481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750225855224">
                <text:p>-0.750225855224</text:p>
              </table:table-cell>
              <table:table-cell office:value-type="float" office:value="-5.6581987026">
                <text:p>-5.6581987026</text:p>
              </table:table-cell>
              <table:table-cell office:value-type="float" office:value="-5.84087883907">
                <text:p>-5.84087883907</text:p>
              </table:table-cell>
              <table:table-cell office:value-type="float" office:value="-5.73507146374">
                <text:p>-5.73507146374</text:p>
              </table:table-cell>
              <table:table-cell office:value-type="float" office:value="-6.94324789227">
                <text:p>-6.94324789227</text:p>
              </table:table-cell>
              <table:table-cell office:value-type="float" office:value="-5.16634010861">
                <text:p>-5.16634010861</text:p>
              </table:table-cell>
              <table:table-cell office:value-type="float" office:value="-0.000786268921855">
                <text:p>-0.000786268921855</text:p>
              </table:table-cell>
              <table:table-cell office:value-type="float" office:value="-0.000787877921056">
                <text:p>-0.0007878779210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53906504136">
                <text:p>2.53906504136</text:p>
              </table:table-cell>
              <table:table-cell office:value-type="float" office:value="-5.61510938733">
                <text:p>-5.61510938733</text:p>
              </table:table-cell>
              <table:table-cell office:value-type="float" office:value="-5.74679771303">
                <text:p>-5.74679771303</text:p>
              </table:table-cell>
              <table:table-cell office:value-type="float" office:value="-5.65302497482">
                <text:p>-5.65302497482</text:p>
              </table:table-cell>
              <table:table-cell office:value-type="float" office:value="-5.78787678">
                <text:p>-5.78787678</text:p>
              </table:table-cell>
              <table:table-cell office:value-type="float" office:value="-5.12070286717">
                <text:p>-5.12070286717</text:p>
              </table:table-cell>
              <table:table-cell office:value-type="float" office:value="-0.000785676394539">
                <text:p>-0.000785676394539</text:p>
              </table:table-cell>
              <table:table-cell office:value-type="float" office:value="-0.000787268724237">
                <text:p>-0.0007872687242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455665988928">
                <text:p>-0.455665988928</text:p>
              </table:table-cell>
              <table:table-cell office:value-type="float" office:value="-5.57701699278">
                <text:p>-5.57701699278</text:p>
              </table:table-cell>
              <table:table-cell office:value-type="float" office:value="-5.66343627205">
                <text:p>-5.66343627205</text:p>
              </table:table-cell>
              <table:table-cell office:value-type="float" office:value="-5.58080836167">
                <text:p>-5.58080836167</text:p>
              </table:table-cell>
              <table:table-cell office:value-type="float" office:value="-5.69441521567">
                <text:p>-5.69441521567</text:p>
              </table:table-cell>
              <table:table-cell office:value-type="float" office:value="-5.08960533338">
                <text:p>-5.08960533338</text:p>
              </table:table-cell>
              <table:table-cell office:value-type="float" office:value="-0.000785116775203">
                <text:p>-0.000785116775203</text:p>
              </table:table-cell>
              <table:table-cell office:value-type="float" office:value="-0.000786670059783">
                <text:p>-0.00078667005978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778201793859">
                <text:p>0.0778201793859</text:p>
              </table:table-cell>
              <table:table-cell office:value-type="float" office:value="-5.5414199172">
                <text:p>-5.5414199172</text:p>
              </table:table-cell>
              <table:table-cell office:value-type="float" office:value="-5.59031014744">
                <text:p>-5.59031014744</text:p>
              </table:table-cell>
              <table:table-cell office:value-type="float" office:value="-5.51693321437">
                <text:p>-5.51693321437</text:p>
              </table:table-cell>
              <table:table-cell office:value-type="float" office:value="-5.57966353486">
                <text:p>-5.57966353486</text:p>
              </table:table-cell>
              <table:table-cell office:value-type="float" office:value="-5.05893524786">
                <text:p>-5.05893524786</text:p>
              </table:table-cell>
              <table:table-cell office:value-type="float" office:value="-0.000784544750774">
                <text:p>-0.000784544750774</text:p>
              </table:table-cell>
              <table:table-cell office:value-type="float" office:value="-0.000786081875482">
                <text:p>-0.00078608187548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690893806725">
                <text:p>-0.0690893806725</text:p>
              </table:table-cell>
              <table:table-cell office:value-type="float" office:value="-5.50104291096">
                <text:p>-5.50104291096</text:p>
              </table:table-cell>
              <table:table-cell office:value-type="float" office:value="-5.52573497077">
                <text:p>-5.52573497077</text:p>
              </table:table-cell>
              <table:table-cell office:value-type="float" office:value="-5.46102056342">
                <text:p>-5.46102056342</text:p>
              </table:table-cell>
              <table:table-cell office:value-type="float" office:value="-5.4708010563">
                <text:p>-5.4708010563</text:p>
              </table:table-cell>
              <table:table-cell office:value-type="float" office:value="-5.03925672325">
                <text:p>-5.03925672325</text:p>
              </table:table-cell>
              <table:table-cell office:value-type="float" office:value="-0.000783993549692">
                <text:p>-0.000783993549692</text:p>
              </table:table-cell>
              <table:table-cell office:value-type="float" office:value="-3.22171427054">
                <text:p>-3.221714270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900956726415">
                <text:p>-0.0900956726415</text:p>
              </table:table-cell>
              <table:table-cell office:value-type="float" office:value="-5.47003557773">
                <text:p>-5.47003557773</text:p>
              </table:table-cell>
              <table:table-cell office:value-type="float" office:value="-5.46880107603">
                <text:p>-5.46880107603</text:p>
              </table:table-cell>
              <table:table-cell office:value-type="float" office:value="-5.4116512743">
                <text:p>-5.4116512743</text:p>
              </table:table-cell>
              <table:table-cell office:value-type="float" office:value="-5.37062194578">
                <text:p>-5.37062194578</text:p>
              </table:table-cell>
              <table:table-cell office:value-type="float" office:value="-5.02341928729">
                <text:p>-5.02341928729</text:p>
              </table:table-cell>
              <table:table-cell office:value-type="float" office:value="-0.000783441412525">
                <text:p>-0.000783441412525</text:p>
              </table:table-cell>
              <table:table-cell office:value-type="float" office:value="-1.0134854911">
                <text:p>-1.013485491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459915843034">
                <text:p>-0.0459915843034</text:p>
              </table:table-cell>
              <table:table-cell office:value-type="float" office:value="-5.43984258833">
                <text:p>-5.43984258833</text:p>
              </table:table-cell>
              <table:table-cell office:value-type="float" office:value="-5.41854216187">
                <text:p>-5.41854216187</text:p>
              </table:table-cell>
              <table:table-cell office:value-type="float" office:value="-5.36779259738">
                <text:p>-5.36779259738</text:p>
              </table:table-cell>
              <table:table-cell office:value-type="float" office:value="-5.29255311895">
                <text:p>-5.29255311895</text:p>
              </table:table-cell>
              <table:table-cell office:value-type="float" office:value="-5.0094188305">
                <text:p>-5.0094188305</text:p>
              </table:table-cell>
              <table:table-cell office:value-type="float" office:value="-0.000782920016984">
                <text:p>-0.000782920016984</text:p>
              </table:table-cell>
              <table:table-cell office:value-type="float" office:value="2.48313063968">
                <text:p>2.4831306396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091213731811">
                <text:p>-0.0091213731811</text:p>
              </table:table-cell>
              <table:table-cell office:value-type="float" office:value="-5.41143718771">
                <text:p>-5.41143718771</text:p>
              </table:table-cell>
              <table:table-cell office:value-type="float" office:value="-5.37412950052">
                <text:p>-5.37412950052</text:p>
              </table:table-cell>
              <table:table-cell office:value-type="float" office:value="-5.32912829469">
                <text:p>-5.32912829469</text:p>
              </table:table-cell>
              <table:table-cell office:value-type="float" office:value="-5.22639142237">
                <text:p>-5.22639142237</text:p>
              </table:table-cell>
              <table:table-cell office:value-type="float" office:value="-5.00048388912">
                <text:p>-5.00048388912</text:p>
              </table:table-cell>
              <table:table-cell office:value-type="float" office:value="-0.00078239708423">
                <text:p>-0.00078239708423</text:p>
              </table:table-cell>
              <table:table-cell office:value-type="float" office:value="0.858585813088">
                <text:p>0.8585858130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285678696572">
                <text:p>0.0285678696572</text:p>
              </table:table-cell>
              <table:table-cell office:value-type="float" office:value="-5.38494463182">
                <text:p>-5.38494463182</text:p>
              </table:table-cell>
              <table:table-cell office:value-type="float" office:value="-5.33519471628">
                <text:p>-5.33519471628</text:p>
              </table:table-cell>
              <table:table-cell office:value-type="float" office:value="-5.29486647902">
                <text:p>-5.29486647902</text:p>
              </table:table-cell>
              <table:table-cell office:value-type="float" office:value="-5.172845116">
                <text:p>-5.172845116</text:p>
              </table:table-cell>
              <table:table-cell office:value-type="float" office:value="-4.99089025255">
                <text:p>-4.99089025255</text:p>
              </table:table-cell>
              <table:table-cell office:value-type="float" office:value="-0.000781883386749">
                <text:p>-0.000781883386749</text:p>
              </table:table-cell>
              <table:table-cell office:value-type="float" office:value="0.373378693702">
                <text:p>0.3733786937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468281209284">
                <text:p>0.0468281209284</text:p>
              </table:table-cell>
              <table:table-cell office:value-type="float" office:value="-5.36018706441">
                <text:p>-5.36018706441</text:p>
              </table:table-cell>
              <table:table-cell office:value-type="float" office:value="-5.3003866952">
                <text:p>-5.3003866952</text:p>
              </table:table-cell>
              <table:table-cell office:value-type="float" office:value="-5.26449938665">
                <text:p>-5.26449938665</text:p>
              </table:table-cell>
              <table:table-cell office:value-type="float" office:value="-5.12874496741">
                <text:p>-5.12874496741</text:p>
              </table:table-cell>
              <table:table-cell office:value-type="float" office:value="-4.98435387816">
                <text:p>-4.98435387816</text:p>
              </table:table-cell>
              <table:table-cell office:value-type="float" office:value="-0.000781368309694">
                <text:p>-0.000781368309694</text:p>
              </table:table-cell>
              <table:table-cell office:value-type="float" office:value="-0.0373842301463">
                <text:p>-0.037384230146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620007967555">
                <text:p>0.0620007967555</text:p>
              </table:table-cell>
              <table:table-cell office:value-type="float" office:value="-5.33821230023">
                <text:p>-5.33821230023</text:p>
              </table:table-cell>
              <table:table-cell office:value-type="float" office:value="-5.2694629636">
                <text:p>-5.2694629636</text:p>
              </table:table-cell>
              <table:table-cell office:value-type="float" office:value="-5.23754969142">
                <text:p>-5.23754969142</text:p>
              </table:table-cell>
              <table:table-cell office:value-type="float" office:value="-5.09281240706">
                <text:p>-5.09281240706</text:p>
              </table:table-cell>
              <table:table-cell office:value-type="float" office:value="-4.97975720468">
                <text:p>-4.97975720468</text:p>
              </table:table-cell>
              <table:table-cell office:value-type="float" office:value="-0.000780872423448">
                <text:p>-0.000780872423448</text:p>
              </table:table-cell>
              <table:table-cell office:value-type="float" office:value="-0.0892212322545">
                <text:p>-0.08922123225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675699507081">
                <text:p>0.0675699507081</text:p>
              </table:table-cell>
              <table:table-cell office:value-type="float" office:value="-5.31438116322">
                <text:p>-5.31438116322</text:p>
              </table:table-cell>
              <table:table-cell office:value-type="float" office:value="-5.24169353942">
                <text:p>-5.24169353942</text:p>
              </table:table-cell>
              <table:table-cell office:value-type="float" office:value="-5.213604814">
                <text:p>-5.213604814</text:p>
              </table:table-cell>
              <table:table-cell office:value-type="float" office:value="-5.06183027177">
                <text:p>-5.06183027177</text:p>
              </table:table-cell>
              <table:table-cell office:value-type="float" office:value="-4.97638894838">
                <text:p>-4.97638894838</text:p>
              </table:table-cell>
              <table:table-cell office:value-type="float" office:value="-0.000780394484133">
                <text:p>-0.000780394484133</text:p>
              </table:table-cell>
              <table:table-cell office:value-type="float" office:value="-0.00201768785237">
                <text:p>-0.002017687852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67346141122">
                <text:p>0.067346141122</text:p>
              </table:table-cell>
              <table:table-cell office:value-type="float" office:value="-5.29511665497">
                <text:p>-5.29511665497</text:p>
              </table:table-cell>
              <table:table-cell office:value-type="float" office:value="-5.21736711688">
                <text:p>-5.21736711688</text:p>
              </table:table-cell>
              <table:table-cell office:value-type="float" office:value="-5.19230447332">
                <text:p>-5.19230447332</text:p>
              </table:table-cell>
              <table:table-cell office:value-type="float" office:value="-5.04076482467">
                <text:p>-5.04076482467</text:p>
              </table:table-cell>
              <table:table-cell office:value-type="float" office:value="-4.97500674522">
                <text:p>-4.97500674522</text:p>
              </table:table-cell>
              <table:table-cell office:value-type="float" office:value="-0.000779905833735">
                <text:p>-0.000779905833735</text:p>
              </table:table-cell>
              <table:table-cell office:value-type="float" office:value="0.0589097030528">
                <text:p>0.05890970305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671540568057">
                <text:p>0.0671540568057</text:p>
              </table:table-cell>
              <table:table-cell office:value-type="float" office:value="-5.27634883581">
                <text:p>-5.27634883581</text:p>
              </table:table-cell>
              <table:table-cell office:value-type="float" office:value="-5.19573070858">
                <text:p>-5.19573070858</text:p>
              </table:table-cell>
              <table:table-cell office:value-type="float" office:value="-5.17333373437">
                <text:p>-5.17333373437</text:p>
              </table:table-cell>
              <table:table-cell office:value-type="float" office:value="-5.02427591735">
                <text:p>-5.02427591735</text:p>
              </table:table-cell>
              <table:table-cell office:value-type="float" office:value="-4.97269804489">
                <text:p>-4.97269804489</text:p>
              </table:table-cell>
              <table:table-cell office:value-type="float" office:value="-0.000779434924985">
                <text:p>-0.000779434924985</text:p>
              </table:table-cell>
              <table:table-cell office:value-type="float" office:value="0.0872210135043">
                <text:p>0.087221013504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59805034712">
                <text:p>0.059805034712</text:p>
              </table:table-cell>
              <table:table-cell office:value-type="float" office:value="-5.25955820263">
                <text:p>-5.25955820263</text:p>
              </table:table-cell>
              <table:table-cell office:value-type="float" office:value="-5.17645532959">
                <text:p>-5.17645532959</text:p>
              </table:table-cell>
              <table:table-cell office:value-type="float" office:value="-5.15679639817">
                <text:p>-5.15679639817</text:p>
              </table:table-cell>
              <table:table-cell office:value-type="float" office:value="-5.01135699696">
                <text:p>-5.01135699696</text:p>
              </table:table-cell>
              <table:table-cell office:value-type="float" office:value="-4.97250868607">
                <text:p>-4.97250868607</text:p>
              </table:table-cell>
              <table:table-cell office:value-type="float" office:value="-0.00077898131914">
                <text:p>-0.00077898131914</text:p>
              </table:table-cell>
              <table:table-cell office:value-type="float" office:value="0.0853360799691">
                <text:p>0.085336079969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561627098648">
                <text:p>0.0561627098648</text:p>
              </table:table-cell>
              <table:table-cell office:value-type="float" office:value="-5.24218426583">
                <text:p>-5.24218426583</text:p>
              </table:table-cell>
              <table:table-cell office:value-type="float" office:value="-5.15926374745">
                <text:p>-5.15926374745</text:p>
              </table:table-cell>
              <table:table-cell office:value-type="float" office:value="-5.14128822437">
                <text:p>-5.14128822437</text:p>
              </table:table-cell>
              <table:table-cell office:value-type="float" office:value="-4.99756956608">
                <text:p>-4.99756956608</text:p>
              </table:table-cell>
              <table:table-cell office:value-type="float" office:value="-4.97158562919">
                <text:p>-4.97158562919</text:p>
              </table:table-cell>
              <table:table-cell office:value-type="float" office:value="-0.000778526461099">
                <text:p>-0.000778526461099</text:p>
              </table:table-cell>
              <table:table-cell office:value-type="float" office:value="0.0769473859192">
                <text:p>0.076947385919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480308185338">
                <text:p>0.0480308185338</text:p>
              </table:table-cell>
              <table:table-cell office:value-type="float" office:value="-5.22744874928">
                <text:p>-5.22744874928</text:p>
              </table:table-cell>
              <table:table-cell office:value-type="float" office:value="-5.14428964962">
                <text:p>-5.14428964962</text:p>
              </table:table-cell>
              <table:table-cell office:value-type="float" office:value="-5.12813784695">
                <text:p>-5.12813784695</text:p>
              </table:table-cell>
              <table:table-cell office:value-type="float" office:value="-4.98635468574">
                <text:p>-4.98635468574</text:p>
              </table:table-cell>
              <table:table-cell office:value-type="float" office:value="-4.97224184795">
                <text:p>-4.97224184795</text:p>
              </table:table-cell>
              <table:table-cell office:value-type="float" office:value="-0.000778070276615">
                <text:p>-0.000778070276615</text:p>
              </table:table-cell>
              <table:table-cell office:value-type="float" office:value="0.070470841143">
                <text:p>0.0704708411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447677629031">
                <text:p>0.0447677629031</text:p>
              </table:table-cell>
              <table:table-cell office:value-type="float" office:value="-5.21215593135">
                <text:p>-5.21215593135</text:p>
              </table:table-cell>
              <table:table-cell office:value-type="float" office:value="-5.13016615397">
                <text:p>-5.13016615397</text:p>
              </table:table-cell>
              <table:table-cell office:value-type="float" office:value="-5.11566503196">
                <text:p>-5.11566503196</text:p>
              </table:table-cell>
              <table:table-cell office:value-type="float" office:value="-4.97936145882">
                <text:p>-4.97936145882</text:p>
              </table:table-cell>
              <table:table-cell office:value-type="float" office:value="-4.97231983387">
                <text:p>-4.97231983387</text:p>
              </table:table-cell>
              <table:table-cell office:value-type="float" office:value="-0.000777631044494">
                <text:p>-0.000777631044494</text:p>
              </table:table-cell>
              <table:table-cell office:value-type="float" office:value="0.062011961962">
                <text:p>0.06201196196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383519935669">
                <text:p>0.0383519935669</text:p>
              </table:table-cell>
              <table:table-cell office:value-type="float" office:value="-5.19934233849">
                <text:p>-5.19934233849</text:p>
              </table:table-cell>
              <table:table-cell office:value-type="float" office:value="-5.11786792261">
                <text:p>-5.11786792261</text:p>
              </table:table-cell>
              <table:table-cell office:value-type="float" office:value="-5.1051743649">
                <text:p>-5.1051743649</text:p>
              </table:table-cell>
              <table:table-cell office:value-type="float" office:value="-4.97438928853">
                <text:p>-4.97438928853</text:p>
              </table:table-cell>
              <table:table-cell office:value-type="float" office:value="-4.97281697113">
                <text:p>-4.97281697113</text:p>
              </table:table-cell>
              <table:table-cell office:value-type="float" office:value="-5.86776803771">
                <text:p>-5.86776803771</text:p>
              </table:table-cell>
              <table:table-cell office:value-type="float" office:value="0.0584957720897">
                <text:p>0.058495772089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360492730151">
                <text:p>0.0360492730151</text:p>
              </table:table-cell>
              <table:table-cell office:value-type="float" office:value="-5.18528178283">
                <text:p>-5.18528178283</text:p>
              </table:table-cell>
              <table:table-cell office:value-type="float" office:value="-5.10686180553">
                <text:p>-5.10686180553</text:p>
              </table:table-cell>
              <table:table-cell office:value-type="float" office:value="-5.095129471">
                <text:p>-5.095129471</text:p>
              </table:table-cell>
              <table:table-cell office:value-type="float" office:value="-4.97080459358">
                <text:p>-4.97080459358</text:p>
              </table:table-cell>
              <table:table-cell office:value-type="float" office:value="-4.97423268941">
                <text:p>-4.97423268941</text:p>
              </table:table-cell>
              <table:table-cell office:value-type="float" office:value="-1.45044852615">
                <text:p>-1.45044852615</text:p>
              </table:table-cell>
              <table:table-cell office:value-type="float" office:value="0.0503022248869">
                <text:p>0.050302224886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325176429232">
                <text:p>0.0325176429232</text:p>
              </table:table-cell>
              <table:table-cell office:value-type="float" office:value="-5.17408152334">
                <text:p>-5.17408152334</text:p>
              </table:table-cell>
              <table:table-cell office:value-type="float" office:value="-5.09730370446">
                <text:p>-5.09730370446</text:p>
              </table:table-cell>
              <table:table-cell office:value-type="float" office:value="-5.08639206052">
                <text:p>-5.08639206052</text:p>
              </table:table-cell>
              <table:table-cell office:value-type="float" office:value="-4.96763200529">
                <text:p>-4.96763200529</text:p>
              </table:table-cell>
              <table:table-cell office:value-type="float" office:value="-4.97481664029">
                <text:p>-4.97481664029</text:p>
              </table:table-cell>
              <table:table-cell office:value-type="float" office:value="3.07756007554">
                <text:p>3.07756007554</text:p>
              </table:table-cell>
              <table:table-cell office:value-type="float" office:value="0.0470275327668">
                <text:p>0.04702753276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315427993519">
                <text:p>0.0315427993519</text:p>
              </table:table-cell>
              <table:table-cell office:value-type="float" office:value="-5.16308443008">
                <text:p>-5.16308443008</text:p>
              </table:table-cell>
              <table:table-cell office:value-type="float" office:value="-5.08810075791">
                <text:p>-5.08810075791</text:p>
              </table:table-cell>
              <table:table-cell office:value-type="float" office:value="-5.07884122472">
                <text:p>-5.07884122472</text:p>
              </table:table-cell>
              <table:table-cell office:value-type="float" office:value="-4.96615143743">
                <text:p>-4.96615143743</text:p>
              </table:table-cell>
              <table:table-cell office:value-type="float" office:value="-4.97625305505">
                <text:p>-4.97625305505</text:p>
              </table:table-cell>
              <table:table-cell office:value-type="float" office:value="-0.0400589943426">
                <text:p>-0.0400589943426</text:p>
              </table:table-cell>
              <table:table-cell office:value-type="float" office:value="0.0394477304464">
                <text:p>0.03944773044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30324699943">
                <text:p>0.030324699943</text:p>
              </table:table-cell>
              <table:table-cell office:value-type="float" office:value="-5.15271710487">
                <text:p>-5.15271710487</text:p>
              </table:table-cell>
              <table:table-cell office:value-type="float" office:value="-5.08009706888">
                <text:p>-5.08009706888</text:p>
              </table:table-cell>
              <table:table-cell office:value-type="float" office:value="-5.07146367888">
                <text:p>-5.07146367888</text:p>
              </table:table-cell>
              <table:table-cell office:value-type="float" office:value="-4.96541752023">
                <text:p>-4.96541752023</text:p>
              </table:table-cell>
              <table:table-cell office:value-type="float" office:value="-4.97742946618">
                <text:p>-4.97742946618</text:p>
              </table:table-cell>
              <table:table-cell office:value-type="float" office:value="0.313612194331">
                <text:p>0.313612194331</text:p>
              </table:table-cell>
              <table:table-cell office:value-type="float" office:value="0.0358309614351">
                <text:p>0.035830961435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301985639503">
                <text:p>0.0301985639503</text:p>
              </table:table-cell>
              <table:table-cell office:value-type="float" office:value="-5.14302929232">
                <text:p>-5.14302929232</text:p>
              </table:table-cell>
              <table:table-cell office:value-type="float" office:value="-5.07291272229">
                <text:p>-5.07291272229</text:p>
              </table:table-cell>
              <table:table-cell office:value-type="float" office:value="-5.06510249492">
                <text:p>-5.06510249492</text:p>
              </table:table-cell>
              <table:table-cell office:value-type="float" office:value="-4.96619477596">
                <text:p>-4.96619477596</text:p>
              </table:table-cell>
              <table:table-cell office:value-type="float" office:value="-4.97791207858">
                <text:p>-4.97791207858</text:p>
              </table:table-cell>
              <table:table-cell office:value-type="float" office:value="-0.00463289818032">
                <text:p>-0.00463289818032</text:p>
              </table:table-cell>
              <table:table-cell office:value-type="float" office:value="0.0300892739846">
                <text:p>0.030089273984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7.2407557161">
                <text:p>-17.2407557161</text:p>
              </table:table-cell>
              <table:table-cell office:value-type="float" office:value="-5.1339600982">
                <text:p>-5.1339600982</text:p>
              </table:table-cell>
              <table:table-cell office:value-type="float" office:value="-5.06642988814">
                <text:p>-5.06642988814</text:p>
              </table:table-cell>
              <table:table-cell office:value-type="float" office:value="-5.0593611175">
                <text:p>-5.0593611175</text:p>
              </table:table-cell>
              <table:table-cell office:value-type="float" office:value="-4.96657803645">
                <text:p>-4.96657803645</text:p>
              </table:table-cell>
              <table:table-cell office:value-type="float" office:value="-4.97877418427">
                <text:p>-4.97877418427</text:p>
              </table:table-cell>
              <table:table-cell office:value-type="float" office:value="-0.0361876944355">
                <text:p>-0.0361876944355</text:p>
              </table:table-cell>
              <table:table-cell office:value-type="float" office:value="0.0263700607344">
                <text:p>0.02637006073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9.490853288">
                <text:p>-19.490853288</text:p>
              </table:table-cell>
              <table:table-cell office:value-type="float" office:value="-5.12591930112">
                <text:p>-5.12591930112</text:p>
              </table:table-cell>
              <table:table-cell office:value-type="float" office:value="-5.06082536389">
                <text:p>-5.06082536389</text:p>
              </table:table-cell>
              <table:table-cell office:value-type="float" office:value="-5.05440109004">
                <text:p>-5.05440109004</text:p>
              </table:table-cell>
              <table:table-cell office:value-type="float" office:value="-4.96653006621">
                <text:p>-4.96653006621</text:p>
              </table:table-cell>
              <table:table-cell office:value-type="float" office:value="-4.98003518451">
                <text:p>-4.98003518451</text:p>
              </table:table-cell>
              <table:table-cell office:value-type="float" office:value="0.0165293447572">
                <text:p>0.0165293447572</text:p>
              </table:table-cell>
              <table:table-cell office:value-type="float" office:value="0.0221470207554">
                <text:p>0.02214702075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7.4527583173">
                <text:p>-17.4527583173</text:p>
              </table:table-cell>
              <table:table-cell office:value-type="float" office:value="-5.11790880925">
                <text:p>-5.11790880925</text:p>
              </table:table-cell>
              <table:table-cell office:value-type="float" office:value="-5.05529380872">
                <text:p>-5.05529380872</text:p>
              </table:table-cell>
              <table:table-cell office:value-type="float" office:value="-5.04948355924">
                <text:p>-5.04948355924</text:p>
              </table:table-cell>
              <table:table-cell office:value-type="float" office:value="-4.96743316595">
                <text:p>-4.96743316595</text:p>
              </table:table-cell>
              <table:table-cell office:value-type="float" office:value="-4.98159373247">
                <text:p>-4.98159373247</text:p>
              </table:table-cell>
              <table:table-cell office:value-type="float" office:value="0.058025336854">
                <text:p>0.058025336854</text:p>
              </table:table-cell>
              <table:table-cell office:value-type="float" office:value="0.0189237198762">
                <text:p>0.018923719876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6.6339831117">
                <text:p>-16.6339831117</text:p>
              </table:table-cell>
              <table:table-cell office:value-type="float" office:value="-5.11041315489">
                <text:p>-5.11041315489</text:p>
              </table:table-cell>
              <table:table-cell office:value-type="float" office:value="-5.05048980412">
                <text:p>-5.05048980412</text:p>
              </table:table-cell>
              <table:table-cell office:value-type="float" office:value="-5.04521516486">
                <text:p>-5.04521516486</text:p>
              </table:table-cell>
              <table:table-cell office:value-type="float" office:value="-4.96918719912">
                <text:p>-4.96918719912</text:p>
              </table:table-cell>
              <table:table-cell office:value-type="float" office:value="-4.98297854099">
                <text:p>-4.98297854099</text:p>
              </table:table-cell>
              <table:table-cell office:value-type="float" office:value="0.0899500517926">
                <text:p>0.0899500517926</text:p>
              </table:table-cell>
              <table:table-cell office:value-type="float" office:value="0.0164717855042">
                <text:p>0.01647178550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5.6836268625">
                <text:p>-15.6836268625</text:p>
              </table:table-cell>
              <table:table-cell office:value-type="float" office:value="-5.10302942124">
                <text:p>-5.10302942124</text:p>
              </table:table-cell>
              <table:table-cell office:value-type="float" office:value="-5.04616252412">
                <text:p>-5.04616252412</text:p>
              </table:table-cell>
              <table:table-cell office:value-type="float" office:value="-5.04136793763">
                <text:p>-5.04136793763</text:p>
              </table:table-cell>
              <table:table-cell office:value-type="float" office:value="-4.96999126659">
                <text:p>-4.96999126659</text:p>
              </table:table-cell>
              <table:table-cell office:value-type="float" office:value="-4.98388294794">
                <text:p>-4.98388294794</text:p>
              </table:table-cell>
              <table:table-cell office:value-type="float" office:value="0.085091296902">
                <text:p>0.085091296902</text:p>
              </table:table-cell>
              <table:table-cell office:value-type="float" office:value="0.0134138011168">
                <text:p>0.013413801116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4.8219934673">
                <text:p>-14.8219934673</text:p>
              </table:table-cell>
              <table:table-cell office:value-type="float" office:value="-5.09651867629">
                <text:p>-5.09651867629</text:p>
              </table:table-cell>
              <table:table-cell office:value-type="float" office:value="-5.04223433208">
                <text:p>-5.04223433208</text:p>
              </table:table-cell>
              <table:table-cell office:value-type="float" office:value="-5.03784502823">
                <text:p>-5.03784502823</text:p>
              </table:table-cell>
              <table:table-cell office:value-type="float" office:value="-4.97130004633">
                <text:p>-4.97130004633</text:p>
              </table:table-cell>
              <table:table-cell office:value-type="float" office:value="-4.98511610098">
                <text:p>-4.98511610098</text:p>
              </table:table-cell>
              <table:table-cell office:value-type="float" office:value="0.0884271612536">
                <text:p>0.0884271612536</text:p>
              </table:table-cell>
              <table:table-cell office:value-type="float" office:value="0.0116715998026">
                <text:p>0.01167159980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4.0297699322">
                <text:p>-14.0297699322</text:p>
              </table:table-cell>
              <table:table-cell office:value-type="float" office:value="-5.09004656571">
                <text:p>-5.09004656571</text:p>
              </table:table-cell>
              <table:table-cell office:value-type="float" office:value="-5.03866973123">
                <text:p>-5.03866973123</text:p>
              </table:table-cell>
              <table:table-cell office:value-type="float" office:value="-5.03469075393">
                <text:p>-5.03469075393</text:p>
              </table:table-cell>
              <table:table-cell office:value-type="float" office:value="-4.97403091462">
                <text:p>-4.97403091462</text:p>
              </table:table-cell>
              <table:table-cell office:value-type="float" office:value="-4.98596452068">
                <text:p>-4.98596452068</text:p>
              </table:table-cell>
              <table:table-cell office:value-type="float" office:value="0.0744990647455">
                <text:p>0.0744990647455</text:p>
              </table:table-cell>
              <table:table-cell office:value-type="float" office:value="0.00925153867488">
                <text:p>0.009251538674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3.3130856692">
                <text:p>-13.3130856692</text:p>
              </table:table-cell>
              <table:table-cell office:value-type="float" office:value="-5.08467949499">
                <text:p>-5.08467949499</text:p>
              </table:table-cell>
              <table:table-cell office:value-type="float" office:value="-5.03577008365">
                <text:p>-5.03577008365</text:p>
              </table:table-cell>
              <table:table-cell office:value-type="float" office:value="-5.03195710636">
                <text:p>-5.03195710636</text:p>
              </table:table-cell>
              <table:table-cell office:value-type="float" office:value="-4.97433606519">
                <text:p>-4.97433606519</text:p>
              </table:table-cell>
              <table:table-cell office:value-type="float" office:value="-4.98710496872">
                <text:p>-4.98710496872</text:p>
              </table:table-cell>
              <table:table-cell office:value-type="float" office:value="0.0738792107007">
                <text:p>0.0738792107007</text:p>
              </table:table-cell>
              <table:table-cell office:value-type="float" office:value="0.00823500711582">
                <text:p>0.0082350071158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2.6587287425">
                <text:p>-12.6587287425</text:p>
              </table:table-cell>
              <table:table-cell office:value-type="float" office:value="-5.07931719758">
                <text:p>-5.07931719758</text:p>
              </table:table-cell>
              <table:table-cell office:value-type="float" office:value="-5.03265810713">
                <text:p>-5.03265810713</text:p>
              </table:table-cell>
              <table:table-cell office:value-type="float" office:value="-5.0291579008">
                <text:p>-5.0291579008</text:p>
              </table:table-cell>
              <table:table-cell office:value-type="float" office:value="-4.9755873513">
                <text:p>-4.9755873513</text:p>
              </table:table-cell>
              <table:table-cell office:value-type="float" office:value="-4.98785180179">
                <text:p>-4.98785180179</text:p>
              </table:table-cell>
              <table:table-cell office:value-type="float" office:value="0.0623779111575">
                <text:p>0.0623779111575</text:p>
              </table:table-cell>
              <table:table-cell office:value-type="float" office:value="0.00634254066593">
                <text:p>0.0063425406659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2.0581264438">
                <text:p>-12.0581264438</text:p>
              </table:table-cell>
              <table:table-cell office:value-type="float" office:value="-5.07460846954">
                <text:p>-5.07460846954</text:p>
              </table:table-cell>
              <table:table-cell office:value-type="float" office:value="-5.02979076169">
                <text:p>-5.02979076169</text:p>
              </table:table-cell>
              <table:table-cell office:value-type="float" office:value="-5.02690368421">
                <text:p>-5.02690368421</text:p>
              </table:table-cell>
              <table:table-cell office:value-type="float" office:value="-4.97746435855">
                <text:p>-4.97746435855</text:p>
              </table:table-cell>
              <table:table-cell office:value-type="float" office:value="-4.98883739469">
                <text:p>-4.98883739469</text:p>
              </table:table-cell>
              <table:table-cell office:value-type="float" office:value="0.0581559132788">
                <text:p>0.0581559132788</text:p>
              </table:table-cell>
              <table:table-cell office:value-type="float" office:value="0.00557619511551">
                <text:p>0.0055761951155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1.5104166575">
                <text:p>-11.5104166575</text:p>
              </table:table-cell>
              <table:table-cell office:value-type="float" office:value="-5.06991921668">
                <text:p>-5.06991921668</text:p>
              </table:table-cell>
              <table:table-cell office:value-type="float" office:value="-5.0273421683">
                <text:p>-5.0273421683</text:p>
              </table:table-cell>
              <table:table-cell office:value-type="float" office:value="-5.02459250967">
                <text:p>-5.02459250967</text:p>
              </table:table-cell>
              <table:table-cell office:value-type="float" office:value="-4.97910137163">
                <text:p>-4.97910137163</text:p>
              </table:table-cell>
              <table:table-cell office:value-type="float" office:value="-4.9896538288">
                <text:p>-4.9896538288</text:p>
              </table:table-cell>
              <table:table-cell office:value-type="float" office:value="0.0498657321525">
                <text:p>0.0498657321525</text:p>
              </table:table-cell>
              <table:table-cell office:value-type="float" office:value="0.00428569397681">
                <text:p>0.004285693976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1.0093442447">
                <text:p>-11.0093442447</text:p>
              </table:table-cell>
              <table:table-cell office:value-type="float" office:value="-5.06523344844">
                <text:p>-5.06523344844</text:p>
              </table:table-cell>
              <table:table-cell office:value-type="float" office:value="-5.02512005366">
                <text:p>-5.02512005366</text:p>
              </table:table-cell>
              <table:table-cell office:value-type="float" office:value="-5.02259018046">
                <text:p>-5.02259018046</text:p>
              </table:table-cell>
              <table:table-cell office:value-type="float" office:value="-4.98041787005">
                <text:p>-4.98041787005</text:p>
              </table:table-cell>
              <table:table-cell office:value-type="float" office:value="-4.99028385531">
                <text:p>-4.99028385531</text:p>
              </table:table-cell>
              <table:table-cell office:value-type="float" office:value="0.0441192352845">
                <text:p>0.0441192352845</text:p>
              </table:table-cell>
              <table:table-cell office:value-type="float" office:value="0.00362505818198">
                <text:p>0.0036250581819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0.5506943498">
                <text:p>-10.5506943498</text:p>
              </table:table-cell>
              <table:table-cell office:value-type="float" office:value="-5.06113227195">
                <text:p>-5.06113227195</text:p>
              </table:table-cell>
              <table:table-cell office:value-type="float" office:value="-5.02308951748">
                <text:p>-5.02308951748</text:p>
              </table:table-cell>
              <table:table-cell office:value-type="float" office:value="-5.02077716239">
                <text:p>-5.02077716239</text:p>
              </table:table-cell>
              <table:table-cell office:value-type="float" office:value="-4.98164790696">
                <text:p>-4.98164790696</text:p>
              </table:table-cell>
              <table:table-cell office:value-type="float" office:value="-4.99120348265">
                <text:p>-4.99120348265</text:p>
              </table:table-cell>
              <table:table-cell office:value-type="float" office:value="0.0382638884092">
                <text:p>0.0382638884092</text:p>
              </table:table-cell>
              <table:table-cell office:value-type="float" office:value="0.00273871777021">
                <text:p>0.0027387177702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0.1381321125">
                <text:p>-10.1381321125</text:p>
              </table:table-cell>
              <table:table-cell office:value-type="float" office:value="-5.05728561535">
                <text:p>-5.05728561535</text:p>
              </table:table-cell>
              <table:table-cell office:value-type="float" office:value="-5.02123533853">
                <text:p>-5.02123533853</text:p>
              </table:table-cell>
              <table:table-cell office:value-type="float" office:value="-5.01911693594">
                <text:p>-5.01911693594</text:p>
              </table:table-cell>
              <table:table-cell office:value-type="float" office:value="-4.98239806644">
                <text:p>-4.98239806644</text:p>
              </table:table-cell>
              <table:table-cell office:value-type="float" office:value="-4.99177555456">
                <text:p>-4.99177555456</text:p>
              </table:table-cell>
              <table:table-cell office:value-type="float" office:value="0.0312381926962">
                <text:p>0.0312381926962</text:p>
              </table:table-cell>
              <table:table-cell office:value-type="float" office:value="0.00220083060267">
                <text:p>0.002200830602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9.74463621993">
                <text:p>-9.74463621993</text:p>
              </table:table-cell>
              <table:table-cell office:value-type="float" office:value="-5.05368354593">
                <text:p>-5.05368354593</text:p>
              </table:table-cell>
              <table:table-cell office:value-type="float" office:value="-5.01964608903">
                <text:p>-5.01964608903</text:p>
              </table:table-cell>
              <table:table-cell office:value-type="float" office:value="-5.01759882328">
                <text:p>-5.01759882328</text:p>
              </table:table-cell>
              <table:table-cell office:value-type="float" office:value="-4.98395601517">
                <text:p>-4.98395601517</text:p>
              </table:table-cell>
              <table:table-cell office:value-type="float" office:value="-4.99228398965">
                <text:p>-4.99228398965</text:p>
              </table:table-cell>
              <table:table-cell office:value-type="float" office:value="0.0283053830639">
                <text:p>0.0283053830639</text:p>
              </table:table-cell>
              <table:table-cell office:value-type="float" office:value="0.00175456980368">
                <text:p>0.0017545698036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9.39119310426">
                <text:p>-9.39119310426</text:p>
              </table:table-cell>
              <table:table-cell office:value-type="float" office:value="-5.05030984442">
                <text:p>-5.05030984442</text:p>
              </table:table-cell>
              <table:table-cell office:value-type="float" office:value="-5.01799490706">
                <text:p>-5.01799490706</text:p>
              </table:table-cell>
              <table:table-cell office:value-type="float" office:value="-5.01611864227">
                <text:p>-5.01611864227</text:p>
              </table:table-cell>
              <table:table-cell office:value-type="float" office:value="-4.98495715057">
                <text:p>-4.98495715057</text:p>
              </table:table-cell>
              <table:table-cell office:value-type="float" office:value="-4.99286471348">
                <text:p>-4.99286471348</text:p>
              </table:table-cell>
              <table:table-cell office:value-type="float" office:value="0.0218708542561">
                <text:p>0.0218708542561</text:p>
              </table:table-cell>
              <table:table-cell office:value-type="float" office:value="0.00116358030594">
                <text:p>0.0011635803059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9.06657994937">
                <text:p>-9.06657994937</text:p>
              </table:table-cell>
              <table:table-cell office:value-type="float" office:value="-5.04714993516">
                <text:p>-5.04714993516</text:p>
              </table:table-cell>
              <table:table-cell office:value-type="float" office:value="-5.01656492134">
                <text:p>-5.01656492134</text:p>
              </table:table-cell>
              <table:table-cell office:value-type="float" office:value="-5.01493175723">
                <text:p>-5.01493175723</text:p>
              </table:table-cell>
              <table:table-cell office:value-type="float" office:value="-4.98593900391">
                <text:p>-4.98593900391</text:p>
              </table:table-cell>
              <table:table-cell office:value-type="float" office:value="-4.9933394828">
                <text:p>-4.9933394828</text:p>
              </table:table-cell>
              <table:table-cell office:value-type="float" office:value="0.0201755084282">
                <text:p>0.0201755084282</text:p>
              </table:table-cell>
              <table:table-cell office:value-type="float" office:value="0.000969857815674">
                <text:p>0.00096985781567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8.76114339485">
                <text:p>-8.76114339485</text:p>
              </table:table-cell>
              <table:table-cell office:value-type="float" office:value="-5.04419024285">
                <text:p>-5.04419024285</text:p>
              </table:table-cell>
              <table:table-cell office:value-type="float" office:value="-5.01526790919">
                <text:p>-5.01526790919</text:p>
              </table:table-cell>
              <table:table-cell office:value-type="float" office:value="-5.01377542226">
                <text:p>-5.01377542226</text:p>
              </table:table-cell>
              <table:table-cell office:value-type="float" office:value="-4.98682738061">
                <text:p>-4.98682738061</text:p>
              </table:table-cell>
              <table:table-cell office:value-type="float" office:value="-4.9939336638">
                <text:p>-4.9939336638</text:p>
              </table:table-cell>
              <table:table-cell office:value-type="float" office:value="0.0152924102758">
                <text:p>0.0152924102758</text:p>
              </table:table-cell>
              <table:table-cell office:value-type="float" office:value="0.000489912043575">
                <text:p>0.0004899120435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8.49386595777">
                <text:p>-8.49386595777</text:p>
              </table:table-cell>
              <table:table-cell office:value-type="float" office:value="-5.04141802975">
                <text:p>-5.04141802975</text:p>
              </table:table-cell>
              <table:table-cell office:value-type="float" office:value="-5.01407659512">
                <text:p>-5.01407659512</text:p>
              </table:table-cell>
              <table:table-cell office:value-type="float" office:value="-5.01277570509">
                <text:p>-5.01277570509</text:p>
              </table:table-cell>
              <table:table-cell office:value-type="float" office:value="-4.98791231581">
                <text:p>-4.98791231581</text:p>
              </table:table-cell>
              <table:table-cell office:value-type="float" office:value="-4.99440549305">
                <text:p>-4.99440549305</text:p>
              </table:table-cell>
              <table:table-cell office:value-type="float" office:value="0.0137796029736">
                <text:p>0.0137796029736</text:p>
              </table:table-cell>
              <table:table-cell office:value-type="float" office:value="0.000383175748706">
                <text:p>0.0003831757487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8.24142432859">
                <text:p>-8.24142432859</text:p>
              </table:table-cell>
              <table:table-cell office:value-type="float" office:value="-5.03868013987">
                <text:p>-5.03868013987</text:p>
              </table:table-cell>
              <table:table-cell office:value-type="float" office:value="-5.01298435641">
                <text:p>-5.01298435641</text:p>
              </table:table-cell>
              <table:table-cell office:value-type="float" office:value="-5.01172510403">
                <text:p>-5.01172510403</text:p>
              </table:table-cell>
              <table:table-cell office:value-type="float" office:value="-4.98882301488">
                <text:p>-4.98882301488</text:p>
              </table:table-cell>
              <table:table-cell office:value-type="float" office:value="-4.99484352914">
                <text:p>-4.99484352914</text:p>
              </table:table-cell>
              <table:table-cell office:value-type="float" office:value="0.0102145613397">
                <text:p>0.0102145613397</text:p>
              </table:table-cell>
              <table:table-cell office:value-type="float" office:value="0.0000283995613852">
                <text:p>0.000028399561385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8.00705049044">
                <text:p>-8.00705049044</text:p>
              </table:table-cell>
              <table:table-cell office:value-type="float" office:value="-5.03637959185">
                <text:p>-5.03637959185</text:p>
              </table:table-cell>
              <table:table-cell office:value-type="float" office:value="-5.01205086431">
                <text:p>-5.01205086431</text:p>
              </table:table-cell>
              <table:table-cell office:value-type="float" office:value="-5.01081611446">
                <text:p>-5.01081611446</text:p>
              </table:table-cell>
              <table:table-cell office:value-type="float" office:value="-4.98949909684">
                <text:p>-4.98949909684</text:p>
              </table:table-cell>
              <table:table-cell office:value-type="float" office:value="-4.99525002861">
                <text:p>-4.99525002861</text:p>
              </table:table-cell>
              <table:table-cell office:value-type="float" office:value="0.00891044689277">
                <text:p>0.00891044689277</text:p>
              </table:table-cell>
              <table:table-cell office:value-type="float" office:value="-0.0000394063469109">
                <text:p>-0.000039406346910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7.79538643498">
                <text:p>-7.79538643498</text:p>
              </table:table-cell>
              <table:table-cell office:value-type="float" office:value="-5.03399187447">
                <text:p>-5.03399187447</text:p>
              </table:table-cell>
              <table:table-cell office:value-type="float" office:value="-5.01112993068">
                <text:p>-5.01112993068</text:p>
              </table:table-cell>
              <table:table-cell office:value-type="float" office:value="-5.00999015894">
                <text:p>-5.00999015894</text:p>
              </table:table-cell>
              <table:table-cell office:value-type="float" office:value="-4.99005071266">
                <text:p>-4.99005071266</text:p>
              </table:table-cell>
              <table:table-cell office:value-type="float" office:value="-4.99567664876">
                <text:p>-4.99567664876</text:p>
              </table:table-cell>
              <table:table-cell office:value-type="float" office:value="0.00653680260388">
                <text:p>0.00653680260388</text:p>
              </table:table-cell>
              <table:table-cell office:value-type="float" office:value="-0.000280644376911">
                <text:p>-0.00028064437691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7.58894294476">
                <text:p>-7.58894294476</text:p>
              </table:table-cell>
              <table:table-cell office:value-type="float" office:value="-5.03208477525">
                <text:p>-5.03208477525</text:p>
              </table:table-cell>
              <table:table-cell office:value-type="float" office:value="-5.01020563479">
                <text:p>-5.01020563479</text:p>
              </table:table-cell>
              <table:table-cell office:value-type="float" office:value="-5.0092293381">
                <text:p>-5.0092293381</text:p>
              </table:table-cell>
              <table:table-cell office:value-type="float" office:value="-4.99110512364">
                <text:p>-4.99110512364</text:p>
              </table:table-cell>
              <table:table-cell office:value-type="float" office:value="-4.99597903862">
                <text:p>-4.99597903862</text:p>
              </table:table-cell>
              <table:table-cell office:value-type="float" office:value="0.00534462760258">
                <text:p>0.00534462760258</text:p>
              </table:table-cell>
              <table:table-cell office:value-type="float" office:value="-0.000351454924926">
                <text:p>-0.0003514549249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7.40544743755">
                <text:p>-7.40544743755</text:p>
              </table:table-cell>
              <table:table-cell office:value-type="float" office:value="-5.03010064643">
                <text:p>-5.03010064643</text:p>
              </table:table-cell>
              <table:table-cell office:value-type="float" office:value="-5.00943149012">
                <text:p>-5.00943149012</text:p>
              </table:table-cell>
              <table:table-cell office:value-type="float" office:value="-5.00853008227">
                <text:p>-5.00853008227</text:p>
              </table:table-cell>
              <table:table-cell office:value-type="float" office:value="-4.99181021557">
                <text:p>-4.99181021557</text:p>
              </table:table-cell>
              <table:table-cell office:value-type="float" office:value="-4.99626342163">
                <text:p>-4.99626342163</text:p>
              </table:table-cell>
              <table:table-cell office:value-type="float" office:value="0.00432905365736">
                <text:p>0.00432905365736</text:p>
              </table:table-cell>
              <table:table-cell office:value-type="float" office:value="-0.000486499739329">
                <text:p>-0.00048649973932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7.23639897053">
                <text:p>-7.23639897053</text:p>
              </table:table-cell>
              <table:table-cell office:value-type="float" office:value="-5.02811142056">
                <text:p>-5.02811142056</text:p>
              </table:table-cell>
              <table:table-cell office:value-type="float" office:value="-5.00871799394">
                <text:p>-5.00871799394</text:p>
              </table:table-cell>
              <table:table-cell office:value-type="float" office:value="-5.00788690358">
                <text:p>-5.00788690358</text:p>
              </table:table-cell>
              <table:table-cell office:value-type="float" office:value="-4.99242336766">
                <text:p>-4.99242336766</text:p>
              </table:table-cell>
              <table:table-cell office:value-type="float" office:value="-4.99664324773">
                <text:p>-4.99664324773</text:p>
              </table:table-cell>
              <table:table-cell office:value-type="float" office:value="0.00283344611184">
                <text:p>0.00283344611184</text:p>
              </table:table-cell>
              <table:table-cell office:value-type="float" office:value="-0.000570595050261">
                <text:p>-0.00057059505026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7.07507322878">
                <text:p>-7.07507322878</text:p>
              </table:table-cell>
              <table:table-cell office:value-type="float" office:value="-5.02644445095">
                <text:p>-5.02644445095</text:p>
              </table:table-cell>
              <table:table-cell office:value-type="float" office:value="-5.00810953374">
                <text:p>-5.00810953374</text:p>
              </table:table-cell>
              <table:table-cell office:value-type="float" office:value="-5.00729506903">
                <text:p>-5.00729506903</text:p>
              </table:table-cell>
              <table:table-cell office:value-type="float" office:value="-4.99300395788">
                <text:p>-4.99300395788</text:p>
              </table:table-cell>
              <table:table-cell office:value-type="float" office:value="-4.99695468829">
                <text:p>-4.99695468829</text:p>
              </table:table-cell>
              <table:table-cell office:value-type="float" office:value="0.00236789244996">
                <text:p>0.00236789244996</text:p>
              </table:table-cell>
              <table:table-cell office:value-type="float" office:value="-0.00062754022418">
                <text:p>-0.000627540224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6.93615699796">
                <text:p>-6.93615699796</text:p>
              </table:table-cell>
              <table:table-cell office:value-type="float" office:value="-5.02478959537">
                <text:p>-5.02478959537</text:p>
              </table:table-cell>
              <table:table-cell office:value-type="float" office:value="-5.007497114">
                <text:p>-5.007497114</text:p>
              </table:table-cell>
              <table:table-cell office:value-type="float" office:value="-5.00675028161">
                <text:p>-5.00675028161</text:p>
              </table:table-cell>
              <table:table-cell office:value-type="float" office:value="-4.99354287409">
                <text:p>-4.99354287409</text:p>
              </table:table-cell>
              <table:table-cell office:value-type="float" office:value="-4.99720305172">
                <text:p>-4.99720305172</text:p>
              </table:table-cell>
              <table:table-cell office:value-type="float" office:value="0.00114117856265">
                <text:p>0.00114117856265</text:p>
              </table:table-cell>
              <table:table-cell office:value-type="float" office:value="-0.000709538038807">
                <text:p>-0.00070953803880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6.80311526057">
                <text:p>-6.80311526057</text:p>
              </table:table-cell>
              <table:table-cell office:value-type="float" office:value="-5.02315454667">
                <text:p>-5.02315454667</text:p>
              </table:table-cell>
              <table:table-cell office:value-type="float" office:value="-5.00689992459">
                <text:p>-5.00689992459</text:p>
              </table:table-cell>
              <table:table-cell office:value-type="float" office:value="-5.00624862331">
                <text:p>-5.00624862331</text:p>
              </table:table-cell>
              <table:table-cell office:value-type="float" office:value="-4.99404393673">
                <text:p>-4.99404393673</text:p>
              </table:table-cell>
              <table:table-cell office:value-type="float" office:value="-4.9973707503">
                <text:p>-4.9973707503</text:p>
              </table:table-cell>
              <table:table-cell office:value-type="float" office:value="0.00110551143583">
                <text:p>0.00110551143583</text:p>
              </table:table-cell>
              <table:table-cell office:value-type="float" office:value="-0.000729702297406">
                <text:p>-0.00072970229740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6.68412542597">
                <text:p>-6.68412542597</text:p>
              </table:table-cell>
              <table:table-cell office:value-type="float" office:value="-5.02171425311">
                <text:p>-5.02171425311</text:p>
              </table:table-cell>
              <table:table-cell office:value-type="float" office:value="-5.00642184265">
                <text:p>-5.00642184265</text:p>
              </table:table-cell>
              <table:table-cell office:value-type="float" office:value="-5.00578652853">
                <text:p>-5.00578652853</text:p>
              </table:table-cell>
              <table:table-cell office:value-type="float" office:value="-4.99450936923">
                <text:p>-4.99450936923</text:p>
              </table:table-cell>
              <table:table-cell office:value-type="float" office:value="-4.99761059088">
                <text:p>-4.99761059088</text:p>
              </table:table-cell>
              <table:table-cell office:value-type="float" office:value="0.0000245376224033">
                <text:p>0.0000245376224033</text:p>
              </table:table-cell>
              <table:table-cell office:value-type="float" office:value="-0.00080941231589">
                <text:p>-0.0008094123158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6.56954277053">
                <text:p>-6.56954277053</text:p>
              </table:table-cell>
              <table:table-cell office:value-type="float" office:value="-5.02036500229">
                <text:p>-5.02036500229</text:p>
              </table:table-cell>
              <table:table-cell office:value-type="float" office:value="-5.00591590467">
                <text:p>-5.00591590467</text:p>
              </table:table-cell>
              <table:table-cell office:value-type="float" office:value="-5.00536074736">
                <text:p>-5.00536074736</text:p>
              </table:table-cell>
              <table:table-cell office:value-type="float" office:value="-4.99494133469">
                <text:p>-4.99494133469</text:p>
              </table:table-cell>
              <table:table-cell office:value-type="float" office:value="-4.99781435938">
                <text:p>-4.99781435938</text:p>
              </table:table-cell>
              <table:table-cell office:value-type="float" office:value="0.0000408806560319">
                <text:p>0.0000408806560319</text:p>
              </table:table-cell>
              <table:table-cell office:value-type="float" office:value="-0.000805843499849">
                <text:p>-0.00080584349984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6.45880547806">
                <text:p>-6.45880547806</text:p>
              </table:table-cell>
              <table:table-cell office:value-type="float" office:value="-5.01903185192">
                <text:p>-5.01903185192</text:p>
              </table:table-cell>
              <table:table-cell office:value-type="float" office:value="-5.00547133604">
                <text:p>-5.00547133604</text:p>
              </table:table-cell>
              <table:table-cell office:value-type="float" office:value="-5.00496831524">
                <text:p>-5.00496831524</text:p>
              </table:table-cell>
              <table:table-cell office:value-type="float" office:value="-4.99544821709">
                <text:p>-4.99544821709</text:p>
              </table:table-cell>
              <table:table-cell office:value-type="float" office:value="-4.99795139046">
                <text:p>-4.99795139046</text:p>
              </table:table-cell>
              <table:table-cell office:value-type="float" office:value="-0.000666737191303">
                <text:p>-0.000666737191303</text:p>
              </table:table-cell>
              <table:table-cell office:value-type="float" office:value="-0.00087002614934">
                <text:p>-0.000870026149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6.36406554927">
                <text:p>-6.36406554927</text:p>
              </table:table-cell>
              <table:table-cell office:value-type="float" office:value="-5.01791226991">
                <text:p>-5.01791226991</text:p>
              </table:table-cell>
              <table:table-cell office:value-type="float" office:value="-5.00507711537">
                <text:p>-5.00507711537</text:p>
              </table:table-cell>
              <table:table-cell office:value-type="float" office:value="-5.00463431007">
                <text:p>-5.00463431007</text:p>
              </table:table-cell>
              <table:table-cell office:value-type="float" office:value="-4.99576780154">
                <text:p>-4.99576780154</text:p>
              </table:table-cell>
              <table:table-cell office:value-type="float" office:value="-4.99814838604">
                <text:p>-4.99814838604</text:p>
              </table:table-cell>
              <table:table-cell office:value-type="float" office:value="-0.000701627992074">
                <text:p>-0.000701627992074</text:p>
              </table:table-cell>
              <table:table-cell office:value-type="float" office:value="-0.000869147529333">
                <text:p>-0.0008691475293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6.2684180164">
                <text:p>-6.2684180164</text:p>
              </table:table-cell>
              <table:table-cell office:value-type="float" office:value="-5.0168103708">
                <text:p>-5.0168103708</text:p>
              </table:table-cell>
              <table:table-cell office:value-type="float" office:value="-5.00473597341">
                <text:p>-5.00473597341</text:p>
              </table:table-cell>
              <table:table-cell office:value-type="float" office:value="-5.00430045748">
                <text:p>-5.00430045748</text:p>
              </table:table-cell>
              <table:table-cell office:value-type="float" office:value="-4.99605225623">
                <text:p>-4.99605225623</text:p>
              </table:table-cell>
              <table:table-cell office:value-type="float" office:value="-4.99833265358">
                <text:p>-4.99833265358</text:p>
              </table:table-cell>
              <table:table-cell office:value-type="float" office:value="-0.00112723144938">
                <text:p>-0.00112723144938</text:p>
              </table:table-cell>
              <table:table-cell office:value-type="float" office:value="-0.000907539262553">
                <text:p>-0.00090753926255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6.18347735318">
                <text:p>-6.18347735318</text:p>
              </table:table-cell>
              <table:table-cell office:value-type="float" office:value="-5.01576068519">
                <text:p>-5.01576068519</text:p>
              </table:table-cell>
              <table:table-cell office:value-type="float" office:value="-5.00436953099">
                <text:p>-5.00436953099</text:p>
              </table:table-cell>
              <table:table-cell office:value-type="float" office:value="-5.00396508853">
                <text:p>-5.00396508853</text:p>
              </table:table-cell>
              <table:table-cell office:value-type="float" office:value="-4.99636806504">
                <text:p>-4.99636806504</text:p>
              </table:table-cell>
              <table:table-cell office:value-type="float" office:value="-4.99847649571">
                <text:p>-4.99847649571</text:p>
              </table:table-cell>
              <table:table-cell office:value-type="float" office:value="-0.00127121130377">
                <text:p>-0.00127121130377</text:p>
              </table:table-cell>
              <table:table-cell office:value-type="float" office:value="-0.000915228956758">
                <text:p>-0.00091522895675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6.10786772749">
                <text:p>-6.10786772749</text:p>
              </table:table-cell>
              <table:table-cell office:value-type="float" office:value="-5.01484726855">
                <text:p>-5.01484726855</text:p>
              </table:table-cell>
              <table:table-cell office:value-type="float" office:value="-5.00405284445">
                <text:p>-5.00405284445</text:p>
              </table:table-cell>
              <table:table-cell office:value-type="float" office:value="-5.0036791903">
                <text:p>-5.0036791903</text:p>
              </table:table-cell>
              <table:table-cell office:value-type="float" office:value="-4.99670269405">
                <text:p>-4.99670269405</text:p>
              </table:table-cell>
              <table:table-cell office:value-type="float" office:value="-4.99859355638">
                <text:p>-4.99859355638</text:p>
              </table:table-cell>
              <table:table-cell office:value-type="float" office:value="-0.00144393344311">
                <text:p>-0.00144393344311</text:p>
              </table:table-cell>
              <table:table-cell office:value-type="float" office:value="-0.000931633314989">
                <text:p>-0.00093163331498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6.03081169619">
                <text:p>-6.03081169619</text:p>
              </table:table-cell>
              <table:table-cell office:value-type="float" office:value="-5.01382723462">
                <text:p>-5.01382723462</text:p>
              </table:table-cell>
              <table:table-cell office:value-type="float" office:value="-5.00376437547">
                <text:p>-5.00376437547</text:p>
              </table:table-cell>
              <table:table-cell office:value-type="float" office:value="-5.00341801036">
                <text:p>-5.00341801036</text:p>
              </table:table-cell>
              <table:table-cell office:value-type="float" office:value="-4.99697497694">
                <text:p>-4.99697497694</text:p>
              </table:table-cell>
              <table:table-cell office:value-type="float" office:value="-4.99873292468">
                <text:p>-4.99873292468</text:p>
              </table:table-cell>
              <table:table-cell office:value-type="float" office:value="-0.00172133039941">
                <text:p>-0.00172133039941</text:p>
              </table:table-cell>
              <table:table-cell office:value-type="float" office:value="-0.000943967702877">
                <text:p>-0.0009439677028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5.96549410436">
                <text:p>-5.96549410436</text:p>
              </table:table-cell>
              <table:table-cell office:value-type="float" office:value="-5.01302051255">
                <text:p>-5.01302051255</text:p>
              </table:table-cell>
              <table:table-cell office:value-type="float" office:value="-5.00351840723">
                <text:p>-5.00351840723</text:p>
              </table:table-cell>
              <table:table-cell office:value-type="float" office:value="-5.00317640353">
                <text:p>-5.00317640353</text:p>
              </table:table-cell>
              <table:table-cell office:value-type="float" office:value="-4.99719055142">
                <text:p>-4.99719055142</text:p>
              </table:table-cell>
              <table:table-cell office:value-type="float" office:value="-4.99883500377">
                <text:p>-4.99883500377</text:p>
              </table:table-cell>
              <table:table-cell office:value-type="float" office:value="-0.00167941196147">
                <text:p>-0.00167941196147</text:p>
              </table:table-cell>
              <table:table-cell office:value-type="float" office:value="-0.000949366383606">
                <text:p>-0.0009493663836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5.89900510715">
                <text:p>-5.89900510715</text:p>
              </table:table-cell>
              <table:table-cell office:value-type="float" office:value="-5.01226249997">
                <text:p>-5.01226249997</text:p>
              </table:table-cell>
              <table:table-cell office:value-type="float" office:value="-5.0032523965">
                <text:p>-5.0032523965</text:p>
              </table:table-cell>
              <table:table-cell office:value-type="float" office:value="-5.00295348367">
                <text:p>-5.00295348367</text:p>
              </table:table-cell>
              <table:table-cell office:value-type="float" office:value="-4.99742722811">
                <text:p>-4.99742722811</text:p>
              </table:table-cell>
              <table:table-cell office:value-type="float" office:value="-4.99894021572">
                <text:p>-4.99894021572</text:p>
              </table:table-cell>
              <table:table-cell office:value-type="float" office:value="-0.00196479249755">
                <text:p>-0.00196479249755</text:p>
              </table:table-cell>
              <table:table-cell office:value-type="float" office:value="-0.000966446036577">
                <text:p>-0.00096644603657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5.83958550694">
                <text:p>-5.83958550694</text:p>
              </table:table-cell>
              <table:table-cell office:value-type="float" office:value="-5.01147101091">
                <text:p>-5.01147101091</text:p>
              </table:table-cell>
              <table:table-cell office:value-type="float" office:value="-5.00304070492">
                <text:p>-5.00304070492</text:p>
              </table:table-cell>
              <table:table-cell office:value-type="float" office:value="-5.00274769389">
                <text:p>-5.00274769389</text:p>
              </table:table-cell>
              <table:table-cell office:value-type="float" office:value="-4.99761285328">
                <text:p>-4.99761285328</text:p>
              </table:table-cell>
              <table:table-cell office:value-type="float" office:value="-4.99904231217">
                <text:p>-4.99904231217</text:p>
              </table:table-cell>
              <table:table-cell office:value-type="float" office:value="-0.00186504804929">
                <text:p>-0.00186504804929</text:p>
              </table:table-cell>
              <table:table-cell office:value-type="float" office:value="-0.000963627310597">
                <text:p>-0.00096362731059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5.78447852461">
                <text:p>-5.78447852461</text:p>
              </table:table-cell>
              <table:table-cell office:value-type="float" office:value="-5.01076925221">
                <text:p>-5.01076925221</text:p>
              </table:table-cell>
              <table:table-cell office:value-type="float" office:value="-5.00281448135">
                <text:p>-5.00281448135</text:p>
              </table:table-cell>
              <table:table-cell office:value-type="float" office:value="-5.00257289218">
                <text:p>-5.00257289218</text:p>
              </table:table-cell>
              <table:table-cell office:value-type="float" office:value="-4.99781390677">
                <text:p>-4.99781390677</text:p>
              </table:table-cell>
              <table:table-cell office:value-type="float" office:value="-4.9991429218">
                <text:p>-4.9991429218</text:p>
              </table:table-cell>
              <table:table-cell office:value-type="float" office:value="-0.00210011276469">
                <text:p>-0.00210011276469</text:p>
              </table:table-cell>
              <table:table-cell office:value-type="float" office:value="-0.000982016273344">
                <text:p>-0.00098201627334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5.73306319331">
                <text:p>-5.73306319331</text:p>
              </table:table-cell>
              <table:table-cell office:value-type="float" office:value="-5.01011281007">
                <text:p>-5.01011281007</text:p>
              </table:table-cell>
              <table:table-cell office:value-type="float" office:value="-5.00261867299">
                <text:p>-5.00261867299</text:p>
              </table:table-cell>
              <table:table-cell office:value-type="float" office:value="-5.00239736109">
                <text:p>-5.00239736109</text:p>
              </table:table-cell>
              <table:table-cell office:value-type="float" office:value="-4.99802993338">
                <text:p>-4.99802993338</text:p>
              </table:table-cell>
              <table:table-cell office:value-type="float" office:value="-4.99922725321">
                <text:p>-4.99922725321</text:p>
              </table:table-cell>
              <table:table-cell office:value-type="float" office:value="-0.00201206293469">
                <text:p>-0.00201206293469</text:p>
              </table:table-cell>
              <table:table-cell office:value-type="float" office:value="-0.000975711656674">
                <text:p>-0.0009757116566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5.6851401698">
                <text:p>-5.6851401698</text:p>
              </table:table-cell>
              <table:table-cell office:value-type="float" office:value="-5.00949779849">
                <text:p>-5.00949779849</text:p>
              </table:table-cell>
              <table:table-cell office:value-type="float" office:value="-5.00245468389">
                <text:p>-5.00245468389</text:p>
              </table:table-cell>
              <table:table-cell office:value-type="float" office:value="-5.00223344009">
                <text:p>-5.00223344009</text:p>
              </table:table-cell>
              <table:table-cell office:value-type="float" office:value="-4.99819886823">
                <text:p>-4.99819886823</text:p>
              </table:table-cell>
              <table:table-cell office:value-type="float" office:value="-4.99930341068">
                <text:p>-4.99930341068</text:p>
              </table:table-cell>
              <table:table-cell office:value-type="float" office:value="-0.00216368767531">
                <text:p>-0.00216368767531</text:p>
              </table:table-cell>
              <table:table-cell office:value-type="float" office:value="-0.000990415340942">
                <text:p>-0.00099041534094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5.64044963786">
                <text:p>-5.64044963786</text:p>
              </table:table-cell>
              <table:table-cell office:value-type="float" office:value="-5.0089217709">
                <text:p>-5.0089217709</text:p>
              </table:table-cell>
              <table:table-cell office:value-type="float" office:value="-5.00227603115">
                <text:p>-5.00227603115</text:p>
              </table:table-cell>
              <table:table-cell office:value-type="float" office:value="-5.00206813988">
                <text:p>-5.00206813988</text:p>
              </table:table-cell>
              <table:table-cell office:value-type="float" office:value="-4.99837511094">
                <text:p>-4.99837511094</text:p>
              </table:table-cell>
              <table:table-cell office:value-type="float" office:value="-4.99937595614">
                <text:p>-4.99937595614</text:p>
              </table:table-cell>
              <table:table-cell office:value-type="float" office:value="-0.00210270592898">
                <text:p>-0.00210270592898</text:p>
              </table:table-cell>
              <table:table-cell office:value-type="float" office:value="-0.000985828340658">
                <text:p>-0.00098582834065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5.60073785634">
                <text:p>-5.60073785634</text:p>
              </table:table-cell>
              <table:table-cell office:value-type="float" office:value="-5.00838226192">
                <text:p>-5.00838226192</text:p>
              </table:table-cell>
              <table:table-cell office:value-type="float" office:value="-5.00212194409">
                <text:p>-5.00212194409</text:p>
              </table:table-cell>
              <table:table-cell office:value-type="float" office:value="-5.00192846587">
                <text:p>-5.00192846587</text:p>
              </table:table-cell>
              <table:table-cell office:value-type="float" office:value="-4.99852299665">
                <text:p>-4.99852299665</text:p>
              </table:table-cell>
              <table:table-cell office:value-type="float" office:value="-4.99942415748">
                <text:p>-4.99942415748</text:p>
              </table:table-cell>
              <table:table-cell office:value-type="float" office:value="-0.00218462853716">
                <text:p>-0.00218462853716</text:p>
              </table:table-cell>
              <table:table-cell office:value-type="float" office:value="-0.000994429958853">
                <text:p>-0.00099442995885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5.55994140517">
                <text:p>-5.55994140517</text:p>
              </table:table-cell>
              <table:table-cell office:value-type="float" office:value="-5.00787697061">
                <text:p>-5.00787697061</text:p>
              </table:table-cell>
              <table:table-cell office:value-type="float" office:value="-5.00199297122">
                <text:p>-5.00199297122</text:p>
              </table:table-cell>
              <table:table-cell office:value-type="float" office:value="-5.00180275116">
                <text:p>-5.00180275116</text:p>
              </table:table-cell>
              <table:table-cell office:value-type="float" office:value="-4.99865071755">
                <text:p>-4.99865071755</text:p>
              </table:table-cell>
              <table:table-cell office:value-type="float" office:value="-4.99949986393">
                <text:p>-4.99949986393</text:p>
              </table:table-cell>
              <table:table-cell office:value-type="float" office:value="-0.00219094156472">
                <text:p>-0.00219094156472</text:p>
              </table:table-cell>
              <table:table-cell office:value-type="float" office:value="-0.000993084279649">
                <text:p>-0.00099308427964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5.5234883626">
                <text:p>-5.5234883626</text:p>
              </table:table-cell>
              <table:table-cell office:value-type="float" office:value="-5.00737771332">
                <text:p>-5.00737771332</text:p>
              </table:table-cell>
              <table:table-cell office:value-type="float" office:value="-5.00185220975">
                <text:p>-5.00185220975</text:p>
              </table:table-cell>
              <table:table-cell office:value-type="float" office:value="-5.00168496374">
                <text:p>-5.00168496374</text:p>
              </table:table-cell>
              <table:table-cell office:value-type="float" office:value="-4.99875747818">
                <text:p>-4.99875747818</text:p>
              </table:table-cell>
              <table:table-cell office:value-type="float" office:value="-4.99954411388">
                <text:p>-4.99954411388</text:p>
              </table:table-cell>
              <table:table-cell office:value-type="float" office:value="-0.00218275022801">
                <text:p>-0.00218275022801</text:p>
              </table:table-cell>
              <table:table-cell office:value-type="float" office:value="-0.000999108174717">
                <text:p>-0.00099910817471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5.48964207919">
                <text:p>-5.48964207919</text:p>
              </table:table-cell>
              <table:table-cell office:value-type="float" office:value="-5.00695876748">
                <text:p>-5.00695876748</text:p>
              </table:table-cell>
              <table:table-cell office:value-type="float" office:value="-5.00174066825">
                <text:p>-5.00174066825</text:p>
              </table:table-cell>
              <table:table-cell office:value-type="float" office:value="-5.00157649512">
                <text:p>-5.00157649512</text:p>
              </table:table-cell>
              <table:table-cell office:value-type="float" office:value="-4.99888365352">
                <text:p>-4.99888365352</text:p>
              </table:table-cell>
              <table:table-cell office:value-type="float" office:value="-4.99960164412">
                <text:p>-4.99960164412</text:p>
              </table:table-cell>
              <table:table-cell office:value-type="float" office:value="-0.00220616887483">
                <text:p>-0.00220616887483</text:p>
              </table:table-cell>
              <table:table-cell office:value-type="float" office:value="-0.00100073393954">
                <text:p>-0.0010007339395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5.45799828514">
                <text:p>-5.45799828514</text:p>
              </table:table-cell>
              <table:table-cell office:value-type="float" office:value="-5.00656916255">
                <text:p>-5.00656916255</text:p>
              </table:table-cell>
              <table:table-cell office:value-type="float" office:value="-5.0016192856">
                <text:p>-5.0016192856</text:p>
              </table:table-cell>
              <table:table-cell office:value-type="float" office:value="-5.0014762809">
                <text:p>-5.0014762809</text:p>
              </table:table-cell>
              <table:table-cell office:value-type="float" office:value="-4.9989791729">
                <text:p>-4.9989791729</text:p>
              </table:table-cell>
              <table:table-cell office:value-type="float" office:value="-4.99965805611">
                <text:p>-4.99965805611</text:p>
              </table:table-cell>
              <table:table-cell office:value-type="float" office:value="-0.00218113641792">
                <text:p>-0.00218113641792</text:p>
              </table:table-cell>
              <table:table-cell office:value-type="float" office:value="-0.00100065493507">
                <text:p>-0.001000654935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5.42845165697">
                <text:p>-5.42845165697</text:p>
              </table:table-cell>
              <table:table-cell office:value-type="float" office:value="-5.00615864955">
                <text:p>-5.00615864955</text:p>
              </table:table-cell>
              <table:table-cell office:value-type="float" office:value="-5.00151704684">
                <text:p>-5.00151704684</text:p>
              </table:table-cell>
              <table:table-cell office:value-type="float" office:value="-5.00138373867">
                <text:p>-5.00138373867</text:p>
              </table:table-cell>
              <table:table-cell office:value-type="float" office:value="-4.99907228398">
                <text:p>-4.99907228398</text:p>
              </table:table-cell>
              <table:table-cell office:value-type="float" office:value="-4.99970155787">
                <text:p>-4.99970155787</text:p>
              </table:table-cell>
              <table:table-cell office:value-type="float" office:value="-0.00221833749521">
                <text:p>-0.00221833749521</text:p>
              </table:table-cell>
              <table:table-cell office:value-type="float" office:value="-0.00100592538533">
                <text:p>-0.0010059253853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5.40221926506">
                <text:p>-5.40221926506</text:p>
              </table:table-cell>
              <table:table-cell office:value-type="float" office:value="-5.00581245423">
                <text:p>-5.00581245423</text:p>
              </table:table-cell>
              <table:table-cell office:value-type="float" office:value="-5.00142117838">
                <text:p>-5.00142117838</text:p>
              </table:table-cell>
              <table:table-cell office:value-type="float" office:value="-5.00129828917">
                <text:p>-5.00129828917</text:p>
              </table:table-cell>
              <table:table-cell office:value-type="float" office:value="-4.99916293451">
                <text:p>-4.99916293451</text:p>
              </table:table-cell>
              <table:table-cell office:value-type="float" office:value="-4.99973739153">
                <text:p>-4.99973739153</text:p>
              </table:table-cell>
              <table:table-cell office:value-type="float" office:value="-0.00215079400013">
                <text:p>-0.00215079400013</text:p>
              </table:table-cell>
              <table:table-cell office:value-type="float" office:value="-0.00100380295798">
                <text:p>-0.0010038029579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5.377514971">
                <text:p>-5.377514971</text:p>
              </table:table-cell>
              <table:table-cell office:value-type="float" office:value="-5.00545064292">
                <text:p>-5.00545064292</text:p>
              </table:table-cell>
              <table:table-cell office:value-type="float" office:value="-5.00133519324">
                <text:p>-5.00133519324</text:p>
              </table:table-cell>
              <table:table-cell office:value-type="float" office:value="-5.00121939656">
                <text:p>-5.00121939656</text:p>
              </table:table-cell>
              <table:table-cell office:value-type="float" office:value="-4.99925580944">
                <text:p>-4.99925580944</text:p>
              </table:table-cell>
              <table:table-cell office:value-type="float" office:value="-4.99977512978">
                <text:p>-4.99977512978</text:p>
              </table:table-cell>
              <table:table-cell office:value-type="float" office:value="-0.00218422569314">
                <text:p>-0.00218422569314</text:p>
              </table:table-cell>
              <table:table-cell office:value-type="float" office:value="-0.00100867532603">
                <text:p>-0.001008675326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5.35220491343">
                <text:p>-5.35220491343</text:p>
              </table:table-cell>
              <table:table-cell office:value-type="float" office:value="-5.00511410743">
                <text:p>-5.00511410743</text:p>
              </table:table-cell>
              <table:table-cell office:value-type="float" office:value="-5.00125459413">
                <text:p>-5.00125459413</text:p>
              </table:table-cell>
              <table:table-cell office:value-type="float" office:value="-5.0011465681">
                <text:p>-5.0011465681</text:p>
              </table:table-cell>
              <table:table-cell office:value-type="float" office:value="-4.99933210054">
                <text:p>-4.99933210054</text:p>
              </table:table-cell>
              <table:table-cell office:value-type="float" office:value="-4.99981907024">
                <text:p>-4.99981907024</text:p>
              </table:table-cell>
              <table:table-cell office:value-type="float" office:value="-0.00211352647723">
                <text:p>-0.00211352647723</text:p>
              </table:table-cell>
              <table:table-cell office:value-type="float" office:value="-0.00100716991223">
                <text:p>-0.001007169912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5.32832210835">
                <text:p>-5.32832210835</text:p>
              </table:table-cell>
              <table:table-cell office:value-type="float" office:value="-5.00483193824">
                <text:p>-5.00483193824</text:p>
              </table:table-cell>
              <table:table-cell office:value-type="float" office:value="-5.00118658578">
                <text:p>-5.00118658578</text:p>
              </table:table-cell>
              <table:table-cell office:value-type="float" office:value="-5.00107368996">
                <text:p>-5.00107368996</text:p>
              </table:table-cell>
              <table:table-cell office:value-type="float" office:value="-4.99938459276">
                <text:p>-4.99938459276</text:p>
              </table:table-cell>
              <table:table-cell office:value-type="float" office:value="-4.99984777038">
                <text:p>-4.99984777038</text:p>
              </table:table-cell>
              <table:table-cell office:value-type="float" office:value="-0.00212294789295">
                <text:p>-0.00212294789295</text:p>
              </table:table-cell>
              <table:table-cell office:value-type="float" office:value="-0.00101146691774">
                <text:p>-0.0010114669177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5.30829868042">
                <text:p>-5.30829868042</text:p>
              </table:table-cell>
              <table:table-cell office:value-type="float" office:value="-5.00455428624">
                <text:p>-5.00455428624</text:p>
              </table:table-cell>
              <table:table-cell office:value-type="float" office:value="-5.00111124505">
                <text:p>-5.00111124505</text:p>
              </table:table-cell>
              <table:table-cell office:value-type="float" office:value="-5.00101693925">
                <text:p>-5.00101693925</text:p>
              </table:table-cell>
              <table:table-cell office:value-type="float" office:value="-4.9994491304">
                <text:p>-4.9994491304</text:p>
              </table:table-cell>
              <table:table-cell office:value-type="float" office:value="-4.99987702266">
                <text:p>-4.99987702266</text:p>
              </table:table-cell>
              <table:table-cell office:value-type="float" office:value="-0.00206719344746">
                <text:p>-0.00206719344746</text:p>
              </table:table-cell>
              <table:table-cell office:value-type="float" office:value="-0.00101026928501">
                <text:p>-0.001010269285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5.28749862171">
                <text:p>-5.28749862171</text:p>
              </table:table-cell>
              <table:table-cell office:value-type="float" office:value="-5.00429224969">
                <text:p>-5.00429224969</text:p>
              </table:table-cell>
              <table:table-cell office:value-type="float" office:value="-5.00104278717">
                <text:p>-5.00104278717</text:p>
              </table:table-cell>
              <table:table-cell office:value-type="float" office:value="-5.00096039852">
                <text:p>-5.00096039852</text:p>
              </table:table-cell>
              <table:table-cell office:value-type="float" office:value="-4.9995256423">
                <text:p>-4.9995256423</text:p>
              </table:table-cell>
              <table:table-cell office:value-type="float" office:value="-4.99990169944">
                <text:p>-4.99990169944</text:p>
              </table:table-cell>
              <table:table-cell office:value-type="float" office:value="-0.00205906205306">
                <text:p>-0.00205906205306</text:p>
              </table:table-cell>
              <table:table-cell office:value-type="float" office:value="-0.00101365890651">
                <text:p>-0.0010136589065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5.26911842279">
                <text:p>-5.26911842279</text:p>
              </table:table-cell>
              <table:table-cell office:value-type="float" office:value="-5.004047366">
                <text:p>-5.004047366</text:p>
              </table:table-cell>
              <table:table-cell office:value-type="float" office:value="-5.00098951878">
                <text:p>-5.00098951878</text:p>
              </table:table-cell>
              <table:table-cell office:value-type="float" office:value="-5.00090744336">
                <text:p>-5.00090744336</text:p>
              </table:table-cell>
              <table:table-cell office:value-type="float" office:value="-4.99957526996">
                <text:p>-4.99957526996</text:p>
              </table:table-cell>
              <table:table-cell office:value-type="float" office:value="-4.99993053639">
                <text:p>-4.99993053639</text:p>
              </table:table-cell>
              <table:table-cell office:value-type="float" office:value="-0.00201733435059">
                <text:p>-0.00201733435059</text:p>
              </table:table-cell>
              <table:table-cell office:value-type="float" office:value="-0.0010137289214">
                <text:p>-0.00101372892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5.2510454634">
                <text:p>-5.2510454634</text:p>
              </table:table-cell>
              <table:table-cell office:value-type="float" office:value="-5.00381811702">
                <text:p>-5.00381811702</text:p>
              </table:table-cell>
              <table:table-cell office:value-type="float" office:value="-5.00094099937">
                <text:p>-5.00094099937</text:p>
              </table:table-cell>
              <table:table-cell office:value-type="float" office:value="-5.0008587664">
                <text:p>-5.0008587664</text:p>
              </table:table-cell>
              <table:table-cell office:value-type="float" office:value="-4.99961959813">
                <text:p>-4.99961959813</text:p>
              </table:table-cell>
              <table:table-cell office:value-type="float" office:value="-4.99995485341">
                <text:p>-4.99995485341</text:p>
              </table:table-cell>
              <table:table-cell office:value-type="float" office:value="-0.00197679073229">
                <text:p>-0.00197679073229</text:p>
              </table:table-cell>
              <table:table-cell office:value-type="float" office:value="-0.00101555931525">
                <text:p>-0.001015559315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5.23580839202">
                <text:p>-5.23580839202</text:p>
              </table:table-cell>
              <table:table-cell office:value-type="float" office:value="-5.00360357289">
                <text:p>-5.00360357289</text:p>
              </table:table-cell>
              <table:table-cell office:value-type="float" office:value="-5.00089048266">
                <text:p>-5.00089048266</text:p>
              </table:table-cell>
              <table:table-cell office:value-type="float" office:value="-5.0008138762">
                <text:p>-5.0008138762</text:p>
              </table:table-cell>
              <table:table-cell office:value-type="float" office:value="-4.9996733154">
                <text:p>-4.9996733154</text:p>
              </table:table-cell>
              <table:table-cell office:value-type="float" office:value="-4.99997698249">
                <text:p>-4.99997698249</text:p>
              </table:table-cell>
              <table:table-cell office:value-type="float" office:value="-0.00194533948018">
                <text:p>-0.00194533948018</text:p>
              </table:table-cell>
              <table:table-cell office:value-type="float" office:value="-0.00101635547172">
                <text:p>-0.0010163554717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5.22163640703">
                <text:p>-5.22163640703</text:p>
              </table:table-cell>
              <table:table-cell office:value-type="float" office:value="-5.00341383327">
                <text:p>-5.00341383327</text:p>
              </table:table-cell>
              <table:table-cell office:value-type="float" office:value="-5.00084412107">
                <text:p>-5.00084412107</text:p>
              </table:table-cell>
              <table:table-cell office:value-type="float" office:value="-5.0007725122">
                <text:p>-5.0007725122</text:p>
              </table:table-cell>
              <table:table-cell office:value-type="float" office:value="-4.99971813145">
                <text:p>-4.99971813145</text:p>
              </table:table-cell>
              <table:table-cell office:value-type="float" office:value="-4.99999581952">
                <text:p>-4.99999581952</text:p>
              </table:table-cell>
              <table:table-cell office:value-type="float" office:value="-0.00188641803084">
                <text:p>-0.00188641803084</text:p>
              </table:table-cell>
              <table:table-cell office:value-type="float" office:value="-0.00101776283532">
                <text:p>-0.001017762835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5.20744002401">
                <text:p>-5.20744002401</text:p>
              </table:table-cell>
              <table:table-cell office:value-type="float" office:value="-5.00320517343">
                <text:p>-5.00320517343</text:p>
              </table:table-cell>
              <table:table-cell office:value-type="float" office:value="-5.00079785729">
                <text:p>-5.00079785729</text:p>
              </table:table-cell>
              <table:table-cell office:value-type="float" office:value="-5.00073441284">
                <text:p>-5.00073441284</text:p>
              </table:table-cell>
              <table:table-cell office:value-type="float" office:value="-4.99975872379">
                <text:p>-4.99975872379</text:p>
              </table:table-cell>
              <table:table-cell office:value-type="float" office:value="-5.00001688068">
                <text:p>-5.00001688068</text:p>
              </table:table-cell>
              <table:table-cell office:value-type="float" office:value="-0.00185767746196">
                <text:p>-0.00185767746196</text:p>
              </table:table-cell>
              <table:table-cell office:value-type="float" office:value="-0.00101898814799">
                <text:p>-0.0010189881479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5.19428814257">
                <text:p>-5.19428814257</text:p>
              </table:table-cell>
              <table:table-cell office:value-type="float" office:value="-5.00303812826">
                <text:p>-5.00303812826</text:p>
              </table:table-cell>
              <table:table-cell office:value-type="float" office:value="-5.00075925207">
                <text:p>-5.00075925207</text:p>
              </table:table-cell>
              <table:table-cell office:value-type="float" office:value="-5.00069933577">
                <text:p>-5.00069933577</text:p>
              </table:table-cell>
              <table:table-cell office:value-type="float" office:value="-4.99980176214">
                <text:p>-4.99980176214</text:p>
              </table:table-cell>
              <table:table-cell office:value-type="float" office:value="-5.00003511448">
                <text:p>-5.00003511448</text:p>
              </table:table-cell>
              <table:table-cell office:value-type="float" office:value="-0.00178901875305">
                <text:p>-0.00178901875305</text:p>
              </table:table-cell>
              <table:table-cell office:value-type="float" office:value="-0.00101929119508">
                <text:p>-0.0010192911950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5.18181121063">
                <text:p>-5.18181121063</text:p>
              </table:table-cell>
              <table:table-cell office:value-type="float" office:value="-5.00287506624">
                <text:p>-5.00287506624</text:p>
              </table:table-cell>
              <table:table-cell office:value-type="float" office:value="-5.00072677073">
                <text:p>-5.00072677073</text:p>
              </table:table-cell>
              <table:table-cell office:value-type="float" office:value="-5.00066705778">
                <text:p>-5.00066705778</text:p>
              </table:table-cell>
              <table:table-cell office:value-type="float" office:value="-4.99982784324">
                <text:p>-4.99982784324</text:p>
              </table:table-cell>
              <table:table-cell office:value-type="float" office:value="-5.00004985449">
                <text:p>-5.00004985449</text:p>
              </table:table-cell>
              <table:table-cell office:value-type="float" office:value="-0.00175591987249">
                <text:p>-0.00175591987249</text:p>
              </table:table-cell>
              <table:table-cell office:value-type="float" office:value="-0.00102135238423">
                <text:p>-0.0010213523842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5.16970892532">
                <text:p>-5.16970892532</text:p>
              </table:table-cell>
              <table:table-cell office:value-type="float" office:value="-5.00272105621">
                <text:p>-5.00272105621</text:p>
              </table:table-cell>
              <table:table-cell office:value-type="float" office:value="-5.00069688473">
                <text:p>-5.00069688473</text:p>
              </table:table-cell>
              <table:table-cell office:value-type="float" office:value="-5.00063737232">
                <text:p>-5.00063737232</text:p>
              </table:table-cell>
              <table:table-cell office:value-type="float" office:value="-4.99986350307">
                <text:p>-4.99986350307</text:p>
              </table:table-cell>
              <table:table-cell office:value-type="float" office:value="-5.00006751288">
                <text:p>-5.00006751288</text:p>
              </table:table-cell>
              <table:table-cell office:value-type="float" office:value="-0.00168455057608">
                <text:p>-0.00168455057608</text:p>
              </table:table-cell>
              <table:table-cell office:value-type="float" office:value="-0.00102153147795">
                <text:p>-0.001021531477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5.15887785905">
                <text:p>-5.15887785905</text:p>
              </table:table-cell>
              <table:table-cell office:value-type="float" office:value="-5.00257729294">
                <text:p>-5.00257729294</text:p>
              </table:table-cell>
              <table:table-cell office:value-type="float" office:value="-5.00066589136">
                <text:p>-5.00066589136</text:p>
              </table:table-cell>
              <table:table-cell office:value-type="float" office:value="-5.00061008843">
                <text:p>-5.00061008843</text:p>
              </table:table-cell>
              <table:table-cell office:value-type="float" office:value="-4.99989408758">
                <text:p>-4.99989408758</text:p>
              </table:table-cell>
              <table:table-cell office:value-type="float" office:value="-5.00008042324">
                <text:p>-5.00008042324</text:p>
              </table:table-cell>
              <table:table-cell office:value-type="float" office:value="-0.00164240585961">
                <text:p>-0.00164240585961</text:p>
              </table:table-cell>
              <table:table-cell office:value-type="float" office:value="-0.00102331549373">
                <text:p>-0.0010233154937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5.14881120304">
                <text:p>-5.14881120304</text:p>
              </table:table-cell>
              <table:table-cell office:value-type="float" office:value="-5.002450255">
                <text:p>-5.002450255</text:p>
              </table:table-cell>
              <table:table-cell office:value-type="float" office:value="-5.00063800585">
                <text:p>-5.00063800585</text:p>
              </table:table-cell>
              <table:table-cell office:value-type="float" office:value="-5.00058721761">
                <text:p>-5.00058721761</text:p>
              </table:table-cell>
              <table:table-cell office:value-type="float" office:value="-4.99992174049">
                <text:p>-4.99992174049</text:p>
              </table:table-cell>
              <table:table-cell office:value-type="float" office:value="-5.00009401555">
                <text:p>-5.00009401555</text:p>
              </table:table-cell>
              <table:table-cell office:value-type="float" office:value="-0.00157271051301">
                <text:p>-0.00157271051301</text:p>
              </table:table-cell>
              <table:table-cell office:value-type="float" office:value="-0.00102376311916">
                <text:p>-0.001023763119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5.13937533366">
                <text:p>-5.13937533366</text:p>
              </table:table-cell>
              <table:table-cell office:value-type="float" office:value="-5.0023246056">
                <text:p>-5.0023246056</text:p>
              </table:table-cell>
              <table:table-cell office:value-type="float" office:value="-5.0006143011">
                <text:p>-5.0006143011</text:p>
              </table:table-cell>
              <table:table-cell office:value-type="float" office:value="-5.00056216542">
                <text:p>-5.00056216542</text:p>
              </table:table-cell>
              <table:table-cell office:value-type="float" office:value="-4.99994753903">
                <text:p>-4.99994753903</text:p>
              </table:table-cell>
              <table:table-cell office:value-type="float" office:value="-5.00010970029">
                <text:p>-5.00010970029</text:p>
              </table:table-cell>
              <table:table-cell office:value-type="float" office:value="-0.00151975739886">
                <text:p>-0.00151975739886</text:p>
              </table:table-cell>
              <table:table-cell office:value-type="float" office:value="-0.00102511980404">
                <text:p>-0.0010251198040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5.13101134705">
                <text:p>-5.13101134705</text:p>
              </table:table-cell>
              <table:table-cell office:value-type="float" office:value="-5.00219983722">
                <text:p>-5.00219983722</text:p>
              </table:table-cell>
              <table:table-cell office:value-type="float" office:value="-5.00058849986">
                <text:p>-5.00058849986</text:p>
              </table:table-cell>
              <table:table-cell office:value-type="float" office:value="-5.00054083124">
                <text:p>-5.00054083124</text:p>
              </table:table-cell>
              <table:table-cell office:value-type="float" office:value="-4.99997148047">
                <text:p>-4.99997148047</text:p>
              </table:table-cell>
              <table:table-cell office:value-type="float" office:value="-5.00011916713">
                <text:p>-5.00011916713</text:p>
              </table:table-cell>
              <table:table-cell office:value-type="float" office:value="-0.00144984280988">
                <text:p>-0.00144984280988</text:p>
              </table:table-cell>
              <table:table-cell office:value-type="float" office:value="-0.00102589203056">
                <text:p>-0.0010258920305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5.12224043002">
                <text:p>-5.12224043002</text:p>
              </table:table-cell>
              <table:table-cell office:value-type="float" office:value="-5.00208954116">
                <text:p>-5.00208954116</text:p>
              </table:table-cell>
              <table:table-cell office:value-type="float" office:value="-5.00056841263">
                <text:p>-5.00056841263</text:p>
              </table:table-cell>
              <table:table-cell office:value-type="float" office:value="-5.00052157923">
                <text:p>-5.00052157923</text:p>
              </table:table-cell>
              <table:table-cell office:value-type="float" office:value="-4.99999624975">
                <text:p>-4.99999624975</text:p>
              </table:table-cell>
              <table:table-cell office:value-type="float" office:value="-5.00013036522">
                <text:p>-5.00013036522</text:p>
              </table:table-cell>
              <table:table-cell office:value-type="float" office:value="-0.00139044615067">
                <text:p>-0.00139044615067</text:p>
              </table:table-cell>
              <table:table-cell office:value-type="float" office:value="-0.00102684823569">
                <text:p>-0.0010268482356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5.11491591376">
                <text:p>-5.11491591376</text:p>
              </table:table-cell>
              <table:table-cell office:value-type="float" office:value="-5.00198138769">
                <text:p>-5.00198138769</text:p>
              </table:table-cell>
              <table:table-cell office:value-type="float" office:value="-5.00054858849">
                <text:p>-5.00054858849</text:p>
              </table:table-cell>
              <table:table-cell office:value-type="float" office:value="-5.00050390554">
                <text:p>-5.00050390554</text:p>
              </table:table-cell>
              <table:table-cell office:value-type="float" office:value="-5.00001228413">
                <text:p>-5.00001228413</text:p>
              </table:table-cell>
              <table:table-cell office:value-type="float" office:value="-5.00014311514">
                <text:p>-5.00014311514</text:p>
              </table:table-cell>
              <table:table-cell office:value-type="float" office:value="-0.00132666325904">
                <text:p>-0.00132666325904</text:p>
              </table:table-cell>
              <table:table-cell office:value-type="float" office:value="-0.00102792038038">
                <text:p>-0.0010279203803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5.10723074563">
                <text:p>-5.10723074563</text:p>
              </table:table-cell>
              <table:table-cell office:value-type="float" office:value="-5.00189090914">
                <text:p>-5.00189090914</text:p>
              </table:table-cell>
              <table:table-cell office:value-type="float" office:value="-5.00052985067">
                <text:p>-5.00052985067</text:p>
              </table:table-cell>
              <table:table-cell office:value-type="float" office:value="-5.00048892132">
                <text:p>-5.00048892132</text:p>
              </table:table-cell>
              <table:table-cell office:value-type="float" office:value="-5.00003380748">
                <text:p>-5.00003380748</text:p>
              </table:table-cell>
              <table:table-cell office:value-type="float" office:value="-5.00015129763">
                <text:p>-5.00015129763</text:p>
              </table:table-cell>
              <table:table-cell office:value-type="float" office:value="-0.00125656885439">
                <text:p>-0.00125656885439</text:p>
              </table:table-cell>
              <table:table-cell office:value-type="float" office:value="-0.00102841713015">
                <text:p>-0.0010284171301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5.1004539889">
                <text:p>-5.1004539889</text:p>
              </table:table-cell>
              <table:table-cell office:value-type="float" office:value="-5.0018020682">
                <text:p>-5.0018020682</text:p>
              </table:table-cell>
              <table:table-cell office:value-type="float" office:value="-5.00051452319">
                <text:p>-5.00051452319</text:p>
              </table:table-cell>
              <table:table-cell office:value-type="float" office:value="-5.00047305414">
                <text:p>-5.00047305414</text:p>
              </table:table-cell>
              <table:table-cell office:value-type="float" office:value="-5.00004833352">
                <text:p>-5.00004833352</text:p>
              </table:table-cell>
              <table:table-cell office:value-type="float" office:value="-5.00016408982">
                <text:p>-5.00016408982</text:p>
              </table:table-cell>
              <table:table-cell office:value-type="float" office:value="-0.00119399716823">
                <text:p>-0.00119399716823</text:p>
              </table:table-cell>
              <table:table-cell office:value-type="float" office:value="-0.00102963522002">
                <text:p>-0.0010296352200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5.09410906075">
                <text:p>-5.09410906075</text:p>
              </table:table-cell>
              <table:table-cell office:value-type="float" office:value="-5.00171843602">
                <text:p>-5.00171843602</text:p>
              </table:table-cell>
              <table:table-cell office:value-type="float" office:value="-5.00049806833">
                <text:p>-5.00049806833</text:p>
              </table:table-cell>
              <table:table-cell office:value-type="float" office:value="-5.00045943331">
                <text:p>-5.00045943331</text:p>
              </table:table-cell>
              <table:table-cell office:value-type="float" office:value="-5.00007062874">
                <text:p>-5.00007062874</text:p>
              </table:table-cell>
              <table:table-cell office:value-type="float" office:value="-5.0001729116">
                <text:p>-5.0001729116</text:p>
              </table:table-cell>
              <table:table-cell office:value-type="float" office:value="-0.00111985717539">
                <text:p>-0.00111985717539</text:p>
              </table:table-cell>
              <table:table-cell office:value-type="float" office:value="-0.00103016650618">
                <text:p>-0.0010301665061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5.08816771469">
                <text:p>-5.08816771469</text:p>
              </table:table-cell>
              <table:table-cell office:value-type="float" office:value="-5.00164485597">
                <text:p>-5.00164485597</text:p>
              </table:table-cell>
              <table:table-cell office:value-type="float" office:value="-5.00048271717">
                <text:p>-5.00048271717</text:p>
              </table:table-cell>
              <table:table-cell office:value-type="float" office:value="-5.00044841928">
                <text:p>-5.00044841928</text:p>
              </table:table-cell>
              <table:table-cell office:value-type="float" office:value="-5.00008471825">
                <text:p>-5.00008471825</text:p>
              </table:table-cell>
              <table:table-cell office:value-type="float" office:value="-5.0001784081">
                <text:p>-5.0001784081</text:p>
              </table:table-cell>
              <table:table-cell office:value-type="float" office:value="-0.00105694733053">
                <text:p>-0.00105694733053</text:p>
              </table:table-cell>
              <table:table-cell office:value-type="float" office:value="-0.00103121436541">
                <text:p>-0.0010312143654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5.08260437556">
                <text:p>-5.08260437556</text:p>
              </table:table-cell>
              <table:table-cell office:value-type="float" office:value="-5.00157216564">
                <text:p>-5.00157216564</text:p>
              </table:table-cell>
              <table:table-cell office:value-type="float" office:value="-5.00047134781">
                <text:p>-5.00047134781</text:p>
              </table:table-cell>
              <table:table-cell office:value-type="float" office:value="-5.00043627735">
                <text:p>-5.00043627735</text:p>
              </table:table-cell>
              <table:table-cell office:value-type="float" office:value="-5.00009895446">
                <text:p>-5.00009895446</text:p>
              </table:table-cell>
              <table:table-cell office:value-type="float" office:value="-5.00018605563">
                <text:p>-5.00018605563</text:p>
              </table:table-cell>
              <table:table-cell office:value-type="float" office:value="-0.00098065655923">
                <text:p>-0.00098065655923</text:p>
              </table:table-cell>
              <table:table-cell office:value-type="float" office:value="-0.00103169641424">
                <text:p>-0.0010316964142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5.07767350068">
                <text:p>-5.07767350068</text:p>
              </table:table-cell>
              <table:table-cell office:value-type="float" office:value="-5.00148060655">
                <text:p>-5.00148060655</text:p>
              </table:table-cell>
              <table:table-cell office:value-type="float" office:value="-5.00045881476">
                <text:p>-5.00045881476</text:p>
              </table:table-cell>
              <table:table-cell office:value-type="float" office:value="-5.00042612043">
                <text:p>-5.00042612043</text:p>
              </table:table-cell>
              <table:table-cell office:value-type="float" office:value="-5.00011119596">
                <text:p>-5.00011119596</text:p>
              </table:table-cell>
              <table:table-cell office:value-type="float" office:value="-5.00019296382">
                <text:p>-5.00019296382</text:p>
              </table:table-cell>
              <table:table-cell office:value-type="float" office:value="-0.000917578206929">
                <text:p>-0.000917578206929</text:p>
              </table:table-cell>
              <table:table-cell office:value-type="float" office:value="-0.00103264856859">
                <text:p>-0.0010326485685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5.07253259469">
                <text:p>-5.07253259469</text:p>
              </table:table-cell>
              <table:table-cell office:value-type="float" office:value="-5.00142460267">
                <text:p>-5.00142460267</text:p>
              </table:table-cell>
              <table:table-cell office:value-type="float" office:value="-5.00044961235">
                <text:p>-5.00044961235</text:p>
              </table:table-cell>
              <table:table-cell office:value-type="float" office:value="-5.0004162074">
                <text:p>-5.0004162074</text:p>
              </table:table-cell>
              <table:table-cell office:value-type="float" office:value="-5.0001269569">
                <text:p>-5.0001269569</text:p>
              </table:table-cell>
              <table:table-cell office:value-type="float" office:value="-5.00020027768">
                <text:p>-5.00020027768</text:p>
              </table:table-cell>
              <table:table-cell office:value-type="float" office:value="-0.000843767550624">
                <text:p>-0.000843767550624</text:p>
              </table:table-cell>
              <table:table-cell office:value-type="float" office:value="-0.00103311441446">
                <text:p>-0.0010331144144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5.06793758811">
                <text:p>-5.06793758811</text:p>
              </table:table-cell>
              <table:table-cell office:value-type="float" office:value="-5.0013743499">
                <text:p>-5.0013743499</text:p>
              </table:table-cell>
              <table:table-cell office:value-type="float" office:value="-5.00044024996">
                <text:p>-5.00044024996</text:p>
              </table:table-cell>
              <table:table-cell office:value-type="float" office:value="-5.00040887561">
                <text:p>-5.00040887561</text:p>
              </table:table-cell>
              <table:table-cell office:value-type="float" office:value="-5.00013763877">
                <text:p>-5.00013763877</text:p>
              </table:table-cell>
              <table:table-cell office:value-type="float" office:value="-5.00020712857">
                <text:p>-5.00020712857</text:p>
              </table:table-cell>
              <table:table-cell office:value-type="float" office:value="-0.000778136223351">
                <text:p>-0.000778136223351</text:p>
              </table:table-cell>
              <table:table-cell office:value-type="float" office:value="-0.00103384762612">
                <text:p>-0.0010338476261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5.06366505716">
                <text:p>-5.06366505716</text:p>
              </table:table-cell>
              <table:table-cell office:value-type="float" office:value="-5.00132327923">
                <text:p>-5.00132327923</text:p>
              </table:table-cell>
              <table:table-cell office:value-type="float" office:value="-5.000431019">
                <text:p>-5.000431019</text:p>
              </table:table-cell>
              <table:table-cell office:value-type="float" office:value="-5.00040167299">
                <text:p>-5.00040167299</text:p>
              </table:table-cell>
              <table:table-cell office:value-type="float" office:value="-5.00014780655">
                <text:p>-5.00014780655</text:p>
              </table:table-cell>
              <table:table-cell office:value-type="float" office:value="-5.000213755">
                <text:p>-5.000213755</text:p>
              </table:table-cell>
              <table:table-cell office:value-type="float" office:value="-0.000707148514813">
                <text:p>-0.000707148514813</text:p>
              </table:table-cell>
              <table:table-cell office:value-type="float" office:value="-0.00103435138245">
                <text:p>-0.0010343513824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5.05965761204">
                <text:p>-5.05965761204</text:p>
              </table:table-cell>
              <table:table-cell office:value-type="float" office:value="-5.00126898444">
                <text:p>-5.00126898444</text:p>
              </table:table-cell>
              <table:table-cell office:value-type="float" office:value="-5.00042365769">
                <text:p>-5.00042365769</text:p>
              </table:table-cell>
              <table:table-cell office:value-type="float" office:value="-5.00039510713">
                <text:p>-5.00039510713</text:p>
              </table:table-cell>
              <table:table-cell office:value-type="float" office:value="-5.00016044984">
                <text:p>-5.00016044984</text:p>
              </table:table-cell>
              <table:table-cell office:value-type="float" office:value="-5.00022007717">
                <text:p>-5.00022007717</text:p>
              </table:table-cell>
              <table:table-cell office:value-type="float" office:value="-0.000640769391227">
                <text:p>-0.000640769391227</text:p>
              </table:table-cell>
              <table:table-cell office:value-type="float" office:value="-0.00103492055579">
                <text:p>-0.0010349205557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5.05590518636">
                <text:p>-5.05590518636</text:p>
              </table:table-cell>
              <table:table-cell office:value-type="float" office:value="-5.00122440926">
                <text:p>-5.00122440926</text:p>
              </table:table-cell>
              <table:table-cell office:value-type="float" office:value="-5.0004170953">
                <text:p>-5.0004170953</text:p>
              </table:table-cell>
              <table:table-cell office:value-type="float" office:value="-5.00038990905">
                <text:p>-5.00038990905</text:p>
              </table:table-cell>
              <table:table-cell office:value-type="float" office:value="-5.0001695667">
                <text:p>-5.0001695667</text:p>
              </table:table-cell>
              <table:table-cell office:value-type="float" office:value="-5.00022665261">
                <text:p>-5.00022665261</text:p>
              </table:table-cell>
              <table:table-cell office:value-type="float" office:value="-0.000573479920583">
                <text:p>-0.000573479920583</text:p>
              </table:table-cell>
              <table:table-cell office:value-type="float" office:value="-0.00103542455829">
                <text:p>-0.0010354245582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5.0523906771">
                <text:p>-5.0523906771</text:p>
              </table:table-cell>
              <table:table-cell office:value-type="float" office:value="-5.00118296726">
                <text:p>-5.00118296726</text:p>
              </table:table-cell>
              <table:table-cell office:value-type="float" office:value="-5.0004112756">
                <text:p>-5.0004112756</text:p>
              </table:table-cell>
              <table:table-cell office:value-type="float" office:value="-5.00038418505">
                <text:p>-5.00038418505</text:p>
              </table:table-cell>
              <table:table-cell office:value-type="float" office:value="-5.00017901321">
                <text:p>-5.00017901321</text:p>
              </table:table-cell>
              <table:table-cell office:value-type="float" office:value="-5.00023294546">
                <text:p>-5.00023294546</text:p>
              </table:table-cell>
              <table:table-cell office:value-type="float" office:value="-0.000507557240464">
                <text:p>-0.000507557240464</text:p>
              </table:table-cell>
              <table:table-cell office:value-type="float" office:value="-0.00103582973573">
                <text:p>-0.0010358297357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5.04892033095">
                <text:p>-5.04892033095</text:p>
              </table:table-cell>
              <table:table-cell office:value-type="float" office:value="-5.00113948761">
                <text:p>-5.00113948761</text:p>
              </table:table-cell>
              <table:table-cell office:value-type="float" office:value="-5.00040671935">
                <text:p>-5.00040671935</text:p>
              </table:table-cell>
              <table:table-cell office:value-type="float" office:value="-5.00038010146">
                <text:p>-5.00038010146</text:p>
              </table:table-cell>
              <table:table-cell office:value-type="float" office:value="-5.00018784032">
                <text:p>-5.00018784032</text:p>
              </table:table-cell>
              <table:table-cell office:value-type="float" office:value="-5.00023758564">
                <text:p>-5.00023758564</text:p>
              </table:table-cell>
              <table:table-cell office:value-type="float" office:value="-0.000444306723196">
                <text:p>-0.000444306723196</text:p>
              </table:table-cell>
              <table:table-cell office:value-type="float" office:value="-0.0010363134129">
                <text:p>-0.001036313412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5.04600380051">
                <text:p>-5.04600380051</text:p>
              </table:table-cell>
              <table:table-cell office:value-type="float" office:value="-5.00110111349">
                <text:p>-5.00110111349</text:p>
              </table:table-cell>
              <table:table-cell office:value-type="float" office:value="-5.00040170468">
                <text:p>-5.00040170468</text:p>
              </table:table-cell>
              <table:table-cell office:value-type="float" office:value="-5.00037570226">
                <text:p>-5.00037570226</text:p>
              </table:table-cell>
              <table:table-cell office:value-type="float" office:value="-5.0001971408">
                <text:p>-5.0001971408</text:p>
              </table:table-cell>
              <table:table-cell office:value-type="float" office:value="-5.00024290703">
                <text:p>-5.00024290703</text:p>
              </table:table-cell>
              <table:table-cell office:value-type="float" office:value="-2.17757051084">
                <text:p>-2.17757051084</text:p>
              </table:table-cell>
              <table:table-cell office:value-type="float" office:value="-0.00103656842641">
                <text:p>-0.0010365684264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5.04329035847">
                <text:p>-5.04329035847</text:p>
              </table:table-cell>
              <table:table-cell office:value-type="float" office:value="-5.00106579193">
                <text:p>-5.00106579193</text:p>
              </table:table-cell>
              <table:table-cell office:value-type="float" office:value="-5.00039821982">
                <text:p>-5.00039821982</text:p>
              </table:table-cell>
              <table:table-cell office:value-type="float" office:value="-5.00037223994">
                <text:p>-5.00037223994</text:p>
              </table:table-cell>
              <table:table-cell office:value-type="float" office:value="-5.00020515953">
                <text:p>-5.00020515953</text:p>
              </table:table-cell>
              <table:table-cell office:value-type="float" office:value="-5.00024818829">
                <text:p>-5.00024818829</text:p>
              </table:table-cell>
              <table:table-cell office:value-type="float" office:value="-5.84204092051">
                <text:p>-5.84204092051</text:p>
              </table:table-cell>
              <table:table-cell office:value-type="float" office:value="-0.00103696480954">
                <text:p>-0.0010369648095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5.0402656361">
                <text:p>-5.0402656361</text:p>
              </table:table-cell>
              <table:table-cell office:value-type="float" office:value="-5.00103300212">
                <text:p>-5.00103300212</text:p>
              </table:table-cell>
              <table:table-cell office:value-type="float" office:value="-5.00039447343">
                <text:p>-5.00039447343</text:p>
              </table:table-cell>
              <table:table-cell office:value-type="float" office:value="-5.00036927977">
                <text:p>-5.00036927977</text:p>
              </table:table-cell>
              <table:table-cell office:value-type="float" office:value="-5.00021270612">
                <text:p>-5.00021270612</text:p>
              </table:table-cell>
              <table:table-cell office:value-type="float" office:value="-5.00025366539">
                <text:p>-5.00025366539</text:p>
              </table:table-cell>
              <table:table-cell office:value-type="float" office:value="-5.26479292049">
                <text:p>-5.26479292049</text:p>
              </table:table-cell>
              <table:table-cell office:value-type="float" office:value="-0.00103712809485">
                <text:p>-0.0010371280948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5.038006201">
                <text:p>-5.038006201</text:p>
              </table:table-cell>
              <table:table-cell office:value-type="float" office:value="-5.00100410261">
                <text:p>-5.00100410261</text:p>
              </table:table-cell>
              <table:table-cell office:value-type="float" office:value="-5.00039199088">
                <text:p>-5.00039199088</text:p>
              </table:table-cell>
              <table:table-cell office:value-type="float" office:value="-5.00036691827">
                <text:p>-5.00036691827</text:p>
              </table:table-cell>
              <table:table-cell office:value-type="float" office:value="-5.00021863383">
                <text:p>-5.00021863383</text:p>
              </table:table-cell>
              <table:table-cell office:value-type="float" office:value="-5.00025825039">
                <text:p>-5.00025825039</text:p>
              </table:table-cell>
              <table:table-cell office:value-type="float" office:value="-5.25212249973">
                <text:p>-5.25212249973</text:p>
              </table:table-cell>
              <table:table-cell office:value-type="float" office:value="-0.0010373963791">
                <text:p>-0.001037396379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5.03565122334">
                <text:p>-5.03565122334</text:p>
              </table:table-cell>
              <table:table-cell office:value-type="float" office:value="-5.00097462225">
                <text:p>-5.00097462225</text:p>
              </table:table-cell>
              <table:table-cell office:value-type="float" office:value="-5.00038932873">
                <text:p>-5.00038932873</text:p>
              </table:table-cell>
              <table:table-cell office:value-type="float" office:value="-5.00036492564">
                <text:p>-5.00036492564</text:p>
              </table:table-cell>
              <table:table-cell office:value-type="float" office:value="-5.00022618511">
                <text:p>-5.00022618511</text:p>
              </table:table-cell>
              <table:table-cell office:value-type="float" office:value="-5.00026309379">
                <text:p>-5.00026309379</text:p>
              </table:table-cell>
              <table:table-cell office:value-type="float" office:value="-5.1518330093">
                <text:p>-5.1518330093</text:p>
              </table:table-cell>
              <table:table-cell office:value-type="float" office:value="-0.00103747088124">
                <text:p>-0.0010374708812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5.03327245799">
                <text:p>-5.03327245799</text:p>
              </table:table-cell>
              <table:table-cell office:value-type="float" office:value="-5.00094848948">
                <text:p>-5.00094848948</text:p>
              </table:table-cell>
              <table:table-cell office:value-type="float" office:value="-5.00038740832">
                <text:p>-5.00038740832</text:p>
              </table:table-cell>
              <table:table-cell office:value-type="float" office:value="-5.00036356603">
                <text:p>-5.00036356603</text:p>
              </table:table-cell>
              <table:table-cell office:value-type="float" office:value="-5.00023298252">
                <text:p>-5.00023298252</text:p>
              </table:table-cell>
              <table:table-cell office:value-type="float" office:value="-5.00026777064">
                <text:p>-5.00026777064</text:p>
              </table:table-cell>
              <table:table-cell office:value-type="float" office:value="-5.08127408721">
                <text:p>-5.08127408721</text:p>
              </table:table-cell>
              <table:table-cell office:value-type="float" office:value="-0.00103760190987">
                <text:p>-0.0010376019098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5.03119495556">
                <text:p>-5.03119495556</text:p>
              </table:table-cell>
              <table:table-cell office:value-type="float" office:value="-5.00092462578">
                <text:p>-5.00092462578</text:p>
              </table:table-cell>
              <table:table-cell office:value-type="float" office:value="-5.00038625079">
                <text:p>-5.00038625079</text:p>
              </table:table-cell>
              <table:table-cell office:value-type="float" office:value="-5.00036236476">
                <text:p>-5.00036236476</text:p>
              </table:table-cell>
              <table:table-cell office:value-type="float" office:value="-5.0002393965">
                <text:p>-5.0002393965</text:p>
              </table:table-cell>
              <table:table-cell office:value-type="float" office:value="-5.00027238651">
                <text:p>-5.00027238651</text:p>
              </table:table-cell>
              <table:table-cell office:value-type="float" office:value="-5.02873901497">
                <text:p>-5.02873901497</text:p>
              </table:table-cell>
              <table:table-cell office:value-type="float" office:value="-0.00103760154143">
                <text:p>-0.0010376015414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5.02924555315">
                <text:p>-5.02924555315</text:p>
              </table:table-cell>
              <table:table-cell office:value-type="float" office:value="-5.00090260288">
                <text:p>-5.00090260288</text:p>
              </table:table-cell>
              <table:table-cell office:value-type="float" office:value="-5.00038513548">
                <text:p>-5.00038513548</text:p>
              </table:table-cell>
              <table:table-cell office:value-type="float" office:value="-5.00036125074">
                <text:p>-5.00036125074</text:p>
              </table:table-cell>
              <table:table-cell office:value-type="float" office:value="-5.00024558801">
                <text:p>-5.00024558801</text:p>
              </table:table-cell>
              <table:table-cell office:value-type="float" office:value="-5.00027720289">
                <text:p>-5.00027720289</text:p>
              </table:table-cell>
              <table:table-cell office:value-type="float" office:value="-4.98738930564">
                <text:p>-4.98738930564</text:p>
              </table:table-cell>
              <table:table-cell office:value-type="float" office:value="-0.00103758899478">
                <text:p>-0.0010375889947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5.02741979704">
                <text:p>-5.02741979704</text:p>
              </table:table-cell>
              <table:table-cell office:value-type="float" office:value="-5.00088235924">
                <text:p>-5.00088235924</text:p>
              </table:table-cell>
              <table:table-cell office:value-type="float" office:value="-5.0003842303">
                <text:p>-5.0003842303</text:p>
              </table:table-cell>
              <table:table-cell office:value-type="float" office:value="-5.00036075679">
                <text:p>-5.00036075679</text:p>
              </table:table-cell>
              <table:table-cell office:value-type="float" office:value="-5.0002520373">
                <text:p>-5.0002520373</text:p>
              </table:table-cell>
              <table:table-cell office:value-type="float" office:value="-5.00028163225">
                <text:p>-5.00028163225</text:p>
              </table:table-cell>
              <table:table-cell office:value-type="float" office:value="-4.95620758435">
                <text:p>-4.95620758435</text:p>
              </table:table-cell>
              <table:table-cell office:value-type="float" office:value="-0.00103749390051">
                <text:p>-0.0010374939005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5.02570954911">
                <text:p>-5.02570954911</text:p>
              </table:table-cell>
              <table:table-cell office:value-type="float" office:value="-5.00086378173">
                <text:p>-5.00086378173</text:p>
              </table:table-cell>
              <table:table-cell office:value-type="float" office:value="-5.00038404998">
                <text:p>-5.00038404998</text:p>
              </table:table-cell>
              <table:table-cell office:value-type="float" office:value="-5.00036057161">
                <text:p>-5.00036057161</text:p>
              </table:table-cell>
              <table:table-cell office:value-type="float" office:value="-5.00025824488">
                <text:p>-5.00025824488</text:p>
              </table:table-cell>
              <table:table-cell office:value-type="float" office:value="-5.00028573623">
                <text:p>-5.00028573623</text:p>
              </table:table-cell>
              <table:table-cell office:value-type="float" office:value="-4.93316383894">
                <text:p>-4.93316383894</text:p>
              </table:table-cell>
              <table:table-cell office:value-type="float" office:value="-0.0010373229456">
                <text:p>-0.001037322945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5.02410746353">
                <text:p>-5.02410746353</text:p>
              </table:table-cell>
              <table:table-cell office:value-type="float" office:value="-5.0008476254">
                <text:p>-5.0008476254</text:p>
              </table:table-cell>
              <table:table-cell office:value-type="float" office:value="-5.0003838299">
                <text:p>-5.0003838299</text:p>
              </table:table-cell>
              <table:table-cell office:value-type="float" office:value="-5.00036067686">
                <text:p>-5.00036067686</text:p>
              </table:table-cell>
              <table:table-cell office:value-type="float" office:value="-5.00026248746">
                <text:p>-5.00026248746</text:p>
              </table:table-cell>
              <table:table-cell office:value-type="float" office:value="-5.00028998206">
                <text:p>-5.00028998206</text:p>
              </table:table-cell>
              <table:table-cell office:value-type="float" office:value="-4.92134285811">
                <text:p>-4.92134285811</text:p>
              </table:table-cell>
              <table:table-cell office:value-type="float" office:value="-0.0010371350209">
                <text:p>-0.001037135020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5.02260671511">
                <text:p>-5.02260671511</text:p>
              </table:table-cell>
              <table:table-cell office:value-type="float" office:value="-5.00083206519">
                <text:p>-5.00083206519</text:p>
              </table:table-cell>
              <table:table-cell office:value-type="float" office:value="-5.00038407888">
                <text:p>-5.00038407888</text:p>
              </table:table-cell>
              <table:table-cell office:value-type="float" office:value="-5.00036105452">
                <text:p>-5.00036105452</text:p>
              </table:table-cell>
              <table:table-cell office:value-type="float" office:value="-5.00026780915">
                <text:p>-5.00026780915</text:p>
              </table:table-cell>
              <table:table-cell office:value-type="float" office:value="-5.00029424883">
                <text:p>-5.00029424883</text:p>
              </table:table-cell>
              <table:table-cell office:value-type="float" office:value="-4.90992229191">
                <text:p>-4.90992229191</text:p>
              </table:table-cell>
              <table:table-cell office:value-type="float" office:value="-0.00103682498061">
                <text:p>-0.0010368249806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5.02120089075">
                <text:p>-5.02120089075</text:p>
              </table:table-cell>
              <table:table-cell office:value-type="float" office:value="-5.00081774411">
                <text:p>-5.00081774411</text:p>
              </table:table-cell>
              <table:table-cell office:value-type="float" office:value="-5.0003846798">
                <text:p>-5.0003846798</text:p>
              </table:table-cell>
              <table:table-cell office:value-type="float" office:value="-5.00036179316">
                <text:p>-5.00036179316</text:p>
              </table:table-cell>
              <table:table-cell office:value-type="float" office:value="-5.00027362311">
                <text:p>-5.00027362311</text:p>
              </table:table-cell>
              <table:table-cell office:value-type="float" office:value="-5.00029874078">
                <text:p>-5.00029874078</text:p>
              </table:table-cell>
              <table:table-cell office:value-type="float" office:value="-4.8981627478">
                <text:p>-4.8981627478</text:p>
              </table:table-cell>
              <table:table-cell office:value-type="float" office:value="-0.00103650593544">
                <text:p>-0.0010365059354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5.01988398868">
                <text:p>-5.01988398868</text:p>
              </table:table-cell>
              <table:table-cell office:value-type="float" office:value="-5.00080408365">
                <text:p>-5.00080408365</text:p>
              </table:table-cell>
              <table:table-cell office:value-type="float" office:value="-5.00038551216">
                <text:p>-5.00038551216</text:p>
              </table:table-cell>
              <table:table-cell office:value-type="float" office:value="-5.00036266344">
                <text:p>-5.00036266344</text:p>
              </table:table-cell>
              <table:table-cell office:value-type="float" office:value="-5.00027874701">
                <text:p>-5.00027874701</text:p>
              </table:table-cell>
              <table:table-cell office:value-type="float" office:value="-5.00030263714">
                <text:p>-5.00030263714</text:p>
              </table:table-cell>
              <table:table-cell office:value-type="float" office:value="-4.8937990361">
                <text:p>-4.8937990361</text:p>
              </table:table-cell>
              <table:table-cell office:value-type="float" office:value="-0.00103607793716">
                <text:p>-0.0010360779371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5.01871739407">
                <text:p>-5.01871739407</text:p>
              </table:table-cell>
              <table:table-cell office:value-type="float" office:value="-5.00079237831">
                <text:p>-5.00079237831</text:p>
              </table:table-cell>
              <table:table-cell office:value-type="float" office:value="-5.00038659963">
                <text:p>-5.00038659963</text:p>
              </table:table-cell>
              <table:table-cell office:value-type="float" office:value="-5.00036374009">
                <text:p>-5.00036374009</text:p>
              </table:table-cell>
              <table:table-cell office:value-type="float" office:value="-5.00028342009">
                <text:p>-5.00028342009</text:p>
              </table:table-cell>
              <table:table-cell office:value-type="float" office:value="-5.00030698769">
                <text:p>-5.00030698769</text:p>
              </table:table-cell>
              <table:table-cell office:value-type="float" office:value="-4.89262811254">
                <text:p>-4.89262811254</text:p>
              </table:table-cell>
              <table:table-cell office:value-type="float" office:value="-0.0010356279431">
                <text:p>-0.001035627943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5.01748931486">
                <text:p>-5.01748931486</text:p>
              </table:table-cell>
              <table:table-cell office:value-type="float" office:value="-5.00078193545">
                <text:p>-5.00078193545</text:p>
              </table:table-cell>
              <table:table-cell office:value-type="float" office:value="-5.00038798533">
                <text:p>-5.00038798533</text:p>
              </table:table-cell>
              <table:table-cell office:value-type="float" office:value="-5.00036498008">
                <text:p>-5.00036498008</text:p>
              </table:table-cell>
              <table:table-cell office:value-type="float" office:value="-5.00028872786">
                <text:p>-5.00028872786</text:p>
              </table:table-cell>
              <table:table-cell office:value-type="float" office:value="-5.00031109912">
                <text:p>-5.00031109912</text:p>
              </table:table-cell>
              <table:table-cell office:value-type="float" office:value="-4.8903871206">
                <text:p>-4.8903871206</text:p>
              </table:table-cell>
              <table:table-cell office:value-type="float" office:value="-0.0010350522464">
                <text:p>-0.001035052246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5.01646619363">
                <text:p>-5.01646619363</text:p>
              </table:table-cell>
              <table:table-cell office:value-type="float" office:value="-5.00077319249">
                <text:p>-5.00077319249</text:p>
              </table:table-cell>
              <table:table-cell office:value-type="float" office:value="-5.00038945541">
                <text:p>-5.00038945541</text:p>
              </table:table-cell>
              <table:table-cell office:value-type="float" office:value="-5.00036648">
                <text:p>-5.00036648</text:p>
              </table:table-cell>
              <table:table-cell office:value-type="float" office:value="-5.00029322292">
                <text:p>-5.00029322292</text:p>
              </table:table-cell>
              <table:table-cell office:value-type="float" office:value="-5.00031516456">
                <text:p>-5.00031516456</text:p>
              </table:table-cell>
              <table:table-cell office:value-type="float" office:value="-4.89510388973">
                <text:p>-4.89510388973</text:p>
              </table:table-cell>
              <table:table-cell office:value-type="float" office:value="-0.00103445795954">
                <text:p>-0.0010344579595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5.01538903214">
                <text:p>-5.01538903214</text:p>
              </table:table-cell>
              <table:table-cell office:value-type="float" office:value="-5.0007636494">
                <text:p>-5.0007636494</text:p>
              </table:table-cell>
              <table:table-cell office:value-type="float" office:value="-5.00039123916">
                <text:p>-5.00039123916</text:p>
              </table:table-cell>
              <table:table-cell office:value-type="float" office:value="-5.00036815617">
                <text:p>-5.00036815617</text:p>
              </table:table-cell>
              <table:table-cell office:value-type="float" office:value="-5.00029862079">
                <text:p>-5.00029862079</text:p>
              </table:table-cell>
              <table:table-cell office:value-type="float" office:value="-5.00031922397">
                <text:p>-5.00031922397</text:p>
              </table:table-cell>
              <table:table-cell office:value-type="float" office:value="-4.89858246175">
                <text:p>-4.89858246175</text:p>
              </table:table-cell>
              <table:table-cell office:value-type="float" office:value="-0.00103376014478">
                <text:p>-0.0010337601447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5.01449172365">
                <text:p>-5.01449172365</text:p>
              </table:table-cell>
              <table:table-cell office:value-type="float" office:value="-5.00075672641">
                <text:p>-5.00075672641</text:p>
              </table:table-cell>
              <table:table-cell office:value-type="float" office:value="-5.00039320298">
                <text:p>-5.00039320298</text:p>
              </table:table-cell>
              <table:table-cell office:value-type="float" office:value="-5.00037004894">
                <text:p>-5.00037004894</text:p>
              </table:table-cell>
              <table:table-cell office:value-type="float" office:value="-5.00030326622">
                <text:p>-5.00030326622</text:p>
              </table:table-cell>
              <table:table-cell office:value-type="float" office:value="-5.00032327492">
                <text:p>-5.00032327492</text:p>
              </table:table-cell>
              <table:table-cell office:value-type="float" office:value="-4.90228309252">
                <text:p>-4.90228309252</text:p>
              </table:table-cell>
              <table:table-cell office:value-type="float" office:value="-0.00103301524886">
                <text:p>-0.0010330152488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5.0135469134">
                <text:p>-5.0135469134</text:p>
              </table:table-cell>
              <table:table-cell office:value-type="float" office:value="-5.00075031661">
                <text:p>-5.00075031661</text:p>
              </table:table-cell>
              <table:table-cell office:value-type="float" office:value="-5.00039530789">
                <text:p>-5.00039530789</text:p>
              </table:table-cell>
              <table:table-cell office:value-type="float" office:value="-5.00037210529">
                <text:p>-5.00037210529</text:p>
              </table:table-cell>
              <table:table-cell office:value-type="float" office:value="-5.0003075387">
                <text:p>-5.0003075387</text:p>
              </table:table-cell>
              <table:table-cell office:value-type="float" office:value="-5.00032711494">
                <text:p>-5.00032711494</text:p>
              </table:table-cell>
              <table:table-cell office:value-type="float" office:value="-4.90660319596">
                <text:p>-4.90660319596</text:p>
              </table:table-cell>
              <table:table-cell office:value-type="float" office:value="-0.00103220421484">
                <text:p>-0.0010322042148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5.01275223456">
                <text:p>-5.01275223456</text:p>
              </table:table-cell>
              <table:table-cell office:value-type="float" office:value="-5.00074457636">
                <text:p>-5.00074457636</text:p>
              </table:table-cell>
              <table:table-cell office:value-type="float" office:value="-5.00039760186">
                <text:p>-5.00039760186</text:p>
              </table:table-cell>
              <table:table-cell office:value-type="float" office:value="-5.00037430975">
                <text:p>-5.00037430975</text:p>
              </table:table-cell>
              <table:table-cell office:value-type="float" office:value="-5.00031205513">
                <text:p>-5.00031205513</text:p>
              </table:table-cell>
              <table:table-cell office:value-type="float" office:value="-5.00033116529">
                <text:p>-5.00033116529</text:p>
              </table:table-cell>
              <table:table-cell office:value-type="float" office:value="-4.91123066926">
                <text:p>-4.91123066926</text:p>
              </table:table-cell>
              <table:table-cell office:value-type="float" office:value="-0.00103128514063">
                <text:p>-0.0010312851406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5.01193594234">
                <text:p>-5.01193594234</text:p>
              </table:table-cell>
              <table:table-cell office:value-type="float" office:value="-5.00074020381">
                <text:p>-5.00074020381</text:p>
              </table:table-cell>
              <table:table-cell office:value-type="float" office:value="-5.00040008063">
                <text:p>-5.00040008063</text:p>
              </table:table-cell>
              <table:table-cell office:value-type="float" office:value="-5.00037664578">
                <text:p>-5.00037664578</text:p>
              </table:table-cell>
              <table:table-cell office:value-type="float" office:value="-5.00031655793">
                <text:p>-5.00031655793</text:p>
              </table:table-cell>
              <table:table-cell office:value-type="float" office:value="-5.00033526701">
                <text:p>-5.00033526701</text:p>
              </table:table-cell>
              <table:table-cell office:value-type="float" office:value="-4.91603314074">
                <text:p>-4.91603314074</text:p>
              </table:table-cell>
              <table:table-cell office:value-type="float" office:value="-0.00103031426421">
                <text:p>-0.0010303142642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5.01120050131">
                <text:p>-5.01120050131</text:p>
              </table:table-cell>
              <table:table-cell office:value-type="float" office:value="-5.00073575625">
                <text:p>-5.00073575625</text:p>
              </table:table-cell>
              <table:table-cell office:value-type="float" office:value="-5.00040268409">
                <text:p>-5.00040268409</text:p>
              </table:table-cell>
              <table:table-cell office:value-type="float" office:value="-5.00037914534">
                <text:p>-5.00037914534</text:p>
              </table:table-cell>
              <table:table-cell office:value-type="float" office:value="-5.00032101493">
                <text:p>-5.00032101493</text:p>
              </table:table-cell>
              <table:table-cell office:value-type="float" office:value="-5.0003393185">
                <text:p>-5.0003393185</text:p>
              </table:table-cell>
              <table:table-cell office:value-type="float" office:value="-4.91941791353">
                <text:p>-4.91941791353</text:p>
              </table:table-cell>
              <table:table-cell office:value-type="float" office:value="-0.00102926083704">
                <text:p>-0.0010292608370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5.010517776">
                <text:p>-5.010517776</text:p>
              </table:table-cell>
              <table:table-cell office:value-type="float" office:value="-5.00073267645">
                <text:p>-5.00073267645</text:p>
              </table:table-cell>
              <table:table-cell office:value-type="float" office:value="-5.00040546738">
                <text:p>-5.00040546738</text:p>
              </table:table-cell>
              <table:table-cell office:value-type="float" office:value="-5.0003818153">
                <text:p>-5.0003818153</text:p>
              </table:table-cell>
              <table:table-cell office:value-type="float" office:value="-5.0003254408">
                <text:p>-5.0003254408</text:p>
              </table:table-cell>
              <table:table-cell office:value-type="float" office:value="-5.00034340445">
                <text:p>-5.00034340445</text:p>
              </table:table-cell>
              <table:table-cell office:value-type="float" office:value="-4.92597250192">
                <text:p>-4.92597250192</text:p>
              </table:table-cell>
              <table:table-cell office:value-type="float" office:value="-0.00102814330951">
                <text:p>-0.0010281433095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5.0099121172">
                <text:p>-5.0099121172</text:p>
              </table:table-cell>
              <table:table-cell office:value-type="float" office:value="-5.00073000617">
                <text:p>-5.00073000617</text:p>
              </table:table-cell>
              <table:table-cell office:value-type="float" office:value="-5.00040838748">
                <text:p>-5.00040838748</text:p>
              </table:table-cell>
              <table:table-cell office:value-type="float" office:value="-5.00038458456">
                <text:p>-5.00038458456</text:p>
              </table:table-cell>
              <table:table-cell office:value-type="float" office:value="-5.00033008423">
                <text:p>-5.00033008423</text:p>
              </table:table-cell>
              <table:table-cell office:value-type="float" office:value="-5.00034769381">
                <text:p>-5.00034769381</text:p>
              </table:table-cell>
              <table:table-cell office:value-type="float" office:value="-4.93318358032">
                <text:p>-4.93318358032</text:p>
              </table:table-cell>
              <table:table-cell office:value-type="float" office:value="-0.00102693534441">
                <text:p>-0.0010269353444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5.00927942947">
                <text:p>-5.00927942947</text:p>
              </table:table-cell>
              <table:table-cell office:value-type="float" office:value="-5.00072766856">
                <text:p>-5.00072766856</text:p>
              </table:table-cell>
              <table:table-cell office:value-type="float" office:value="-5.00041151183">
                <text:p>-5.00041151183</text:p>
              </table:table-cell>
              <table:table-cell office:value-type="float" office:value="-5.00038747785">
                <text:p>-5.00038747785</text:p>
              </table:table-cell>
              <table:table-cell office:value-type="float" office:value="-5.00033399038">
                <text:p>-5.00033399038</text:p>
              </table:table-cell>
              <table:table-cell office:value-type="float" office:value="-5.00035160685">
                <text:p>-5.00035160685</text:p>
              </table:table-cell>
              <table:table-cell office:value-type="float" office:value="-4.935369376">
                <text:p>-4.935369376</text:p>
              </table:table-cell>
              <table:table-cell office:value-type="float" office:value="-0.00102566462543">
                <text:p>-0.0010256646254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5.00871416694">
                <text:p>-5.00871416694</text:p>
              </table:table-cell>
              <table:table-cell office:value-type="float" office:value="-5.00072642969">
                <text:p>-5.00072642969</text:p>
              </table:table-cell>
              <table:table-cell office:value-type="float" office:value="-5.00041470772">
                <text:p>-5.00041470772</text:p>
              </table:table-cell>
              <table:table-cell office:value-type="float" office:value="-5.00039049134">
                <text:p>-5.00039049134</text:p>
              </table:table-cell>
              <table:table-cell office:value-type="float" office:value="-5.0003383325">
                <text:p>-5.0003383325</text:p>
              </table:table-cell>
              <table:table-cell office:value-type="float" office:value="-5.00035591087">
                <text:p>-5.00035591087</text:p>
              </table:table-cell>
              <table:table-cell office:value-type="float" office:value="-4.93964297277">
                <text:p>-4.93964297277</text:p>
              </table:table-cell>
              <table:table-cell office:value-type="float" office:value="-0.00102430172018">
                <text:p>-0.0010243017201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5.00824592969">
                <text:p>-5.00824592969</text:p>
              </table:table-cell>
              <table:table-cell office:value-type="float" office:value="-5.00072557507">
                <text:p>-5.00072557507</text:p>
              </table:table-cell>
              <table:table-cell office:value-type="float" office:value="-5.0004180312">
                <text:p>-5.0004180312</text:p>
              </table:table-cell>
              <table:table-cell office:value-type="float" office:value="-5.00039361837">
                <text:p>-5.00039361837</text:p>
              </table:table-cell>
              <table:table-cell office:value-type="float" office:value="-5.00034320911">
                <text:p>-5.00034320911</text:p>
              </table:table-cell>
              <table:table-cell office:value-type="float" office:value="-5.00035989809">
                <text:p>-5.00035989809</text:p>
              </table:table-cell>
              <table:table-cell office:value-type="float" office:value="-4.94378122846">
                <text:p>-4.94378122846</text:p>
              </table:table-cell>
              <table:table-cell office:value-type="float" office:value="-0.00102287269944">
                <text:p>-0.0010228726994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5.00775364043">
                <text:p>-5.00775364043</text:p>
              </table:table-cell>
              <table:table-cell office:value-type="float" office:value="-5.00072522408">
                <text:p>-5.00072522408</text:p>
              </table:table-cell>
              <table:table-cell office:value-type="float" office:value="-5.00042147573">
                <text:p>-5.00042147573</text:p>
              </table:table-cell>
              <table:table-cell office:value-type="float" office:value="-5.00039685893">
                <text:p>-5.00039685893</text:p>
              </table:table-cell>
              <table:table-cell office:value-type="float" office:value="-5.00034754689">
                <text:p>-5.00034754689</text:p>
              </table:table-cell>
              <table:table-cell office:value-type="float" office:value="-5.00036403347">
                <text:p>-5.00036403347</text:p>
              </table:table-cell>
              <table:table-cell office:value-type="float" office:value="-4.94782610531">
                <text:p>-4.94782610531</text:p>
              </table:table-cell>
              <table:table-cell office:value-type="float" office:value="-0.0010213855311">
                <text:p>-0.001021385531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5.0072353366">
                <text:p>-5.0072353366</text:p>
              </table:table-cell>
              <table:table-cell office:value-type="float" office:value="-5.00072525953">
                <text:p>-5.00072525953</text:p>
              </table:table-cell>
              <table:table-cell office:value-type="float" office:value="-5.00042503692">
                <text:p>-5.00042503692</text:p>
              </table:table-cell>
              <table:table-cell office:value-type="float" office:value="-5.00040019992">
                <text:p>-5.00040019992</text:p>
              </table:table-cell>
              <table:table-cell office:value-type="float" office:value="-5.00035165424">
                <text:p>-5.00035165424</text:p>
              </table:table-cell>
              <table:table-cell office:value-type="float" office:value="-5.00036824136">
                <text:p>-5.00036824136</text:p>
              </table:table-cell>
              <table:table-cell office:value-type="float" office:value="-4.95162573444">
                <text:p>-4.95162573444</text:p>
              </table:table-cell>
              <table:table-cell office:value-type="float" office:value="-0.00101979447609">
                <text:p>-0.0010197944760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5.00679937018">
                <text:p>-5.00679937018</text:p>
              </table:table-cell>
              <table:table-cell office:value-type="float" office:value="-5.00072603892">
                <text:p>-5.00072603892</text:p>
              </table:table-cell>
              <table:table-cell office:value-type="float" office:value="-5.00042861158">
                <text:p>-5.00042861158</text:p>
              </table:table-cell>
              <table:table-cell office:value-type="float" office:value="-5.00040364561">
                <text:p>-5.00040364561</text:p>
              </table:table-cell>
              <table:table-cell office:value-type="float" office:value="-5.00035599371">
                <text:p>-5.00035599371</text:p>
              </table:table-cell>
              <table:table-cell office:value-type="float" office:value="-5.00037268204">
                <text:p>-5.00037268204</text:p>
              </table:table-cell>
              <table:table-cell office:value-type="float" office:value="-4.95521008827">
                <text:p>-4.95521008827</text:p>
              </table:table-cell>
              <table:table-cell office:value-type="float" office:value="-0.0010180856772">
                <text:p>-0.001018085677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5.00639569138">
                <text:p>-5.00639569138</text:p>
              </table:table-cell>
              <table:table-cell office:value-type="float" office:value="-5.00072719075">
                <text:p>-5.00072719075</text:p>
              </table:table-cell>
              <table:table-cell office:value-type="float" office:value="-5.00043239792">
                <text:p>-5.00043239792</text:p>
              </table:table-cell>
              <table:table-cell office:value-type="float" office:value="-5.00040718945">
                <text:p>-5.00040718945</text:p>
              </table:table-cell>
              <table:table-cell office:value-type="float" office:value="-5.00036036344">
                <text:p>-5.00036036344</text:p>
              </table:table-cell>
              <table:table-cell office:value-type="float" office:value="-5.00037673047">
                <text:p>-5.00037673047</text:p>
              </table:table-cell>
              <table:table-cell office:value-type="float" office:value="-4.95924450753">
                <text:p>-4.95924450753</text:p>
              </table:table-cell>
              <table:table-cell office:value-type="float" office:value="-0.0010163649473">
                <text:p>-0.001016364947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5.00603742969">
                <text:p>-5.00603742969</text:p>
              </table:table-cell>
              <table:table-cell office:value-type="float" office:value="-5.00072873091">
                <text:p>-5.00072873091</text:p>
              </table:table-cell>
              <table:table-cell office:value-type="float" office:value="-5.00043639411">
                <text:p>-5.00043639411</text:p>
              </table:table-cell>
              <table:table-cell office:value-type="float" office:value="-5.00041082883">
                <text:p>-5.00041082883</text:p>
              </table:table-cell>
              <table:table-cell office:value-type="float" office:value="-5.00036495185">
                <text:p>-5.00036495185</text:p>
              </table:table-cell>
              <table:table-cell office:value-type="float" office:value="-5.00038100769">
                <text:p>-5.00038100769</text:p>
              </table:table-cell>
              <table:table-cell office:value-type="float" office:value="-4.96235600098">
                <text:p>-4.96235600098</text:p>
              </table:table-cell>
              <table:table-cell office:value-type="float" office:value="-0.00101449232358">
                <text:p>-0.0010144923235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5.00567967027">
                <text:p>-5.00567967027</text:p>
              </table:table-cell>
              <table:table-cell office:value-type="float" office:value="-5.00073074208">
                <text:p>-5.00073074208</text:p>
              </table:table-cell>
              <table:table-cell office:value-type="float" office:value="-5.00044026812">
                <text:p>-5.00044026812</text:p>
              </table:table-cell>
              <table:table-cell office:value-type="float" office:value="-5.00041456082">
                <text:p>-5.00041456082</text:p>
              </table:table-cell>
              <table:table-cell office:value-type="float" office:value="-5.0003693409">
                <text:p>-5.0003693409</text:p>
              </table:table-cell>
              <table:table-cell office:value-type="float" office:value="-5.00038571873">
                <text:p>-5.00038571873</text:p>
              </table:table-cell>
              <table:table-cell office:value-type="float" office:value="-4.96462579183">
                <text:p>-4.96462579183</text:p>
              </table:table-cell>
              <table:table-cell office:value-type="float" office:value="-0.00101261020155">
                <text:p>-0.0010126102015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5.0053294259">
                <text:p>-5.0053294259</text:p>
              </table:table-cell>
              <table:table-cell office:value-type="float" office:value="-5.00073307897">
                <text:p>-5.00073307897</text:p>
              </table:table-cell>
              <table:table-cell office:value-type="float" office:value="NaN">
                <text:p>NaN</text:p>
              </table:table-cell>
              <table:table-cell office:value-type="float" office:value="-5.00041838283">
                <text:p>-5.00041838283</text:p>
              </table:table-cell>
              <table:table-cell office:value-type="float" office:value="-5.00037331953">
                <text:p>-5.00037331953</text:p>
              </table:table-cell>
              <table:table-cell office:value-type="float" office:value="-5.0003896942">
                <text:p>-5.0003896942</text:p>
              </table:table-cell>
              <table:table-cell office:value-type="float" office:value="-4.96793427377">
                <text:p>-4.96793427377</text:p>
              </table:table-cell>
              <table:table-cell office:value-type="float" office:value="-0.0010106115692">
                <text:p>-0.001010611569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5.0050337131">
                <text:p>-5.0050337131</text:p>
              </table:table-cell>
              <table:table-cell office:value-type="float" office:value="-5.00073586942">
                <text:p>-5.00073586942</text:p>
              </table:table-cell>
              <table:table-cell office:value-type="float" office:value="NaN">
                <text:p>NaN</text:p>
              </table:table-cell>
              <table:table-cell office:value-type="float" office:value="-5.0004222925">
                <text:p>-5.0004222925</text:p>
              </table:table-cell>
              <table:table-cell office:value-type="float" office:value="-5.00037794588">
                <text:p>-5.00037794588</text:p>
              </table:table-cell>
              <table:table-cell office:value-type="float" office:value="-5.00039406103">
                <text:p>-5.00039406103</text:p>
              </table:table-cell>
              <table:table-cell office:value-type="float" office:value="-4.96993406416">
                <text:p>-4.96993406416</text:p>
              </table:table-cell>
              <table:table-cell office:value-type="float" office:value="-0.00100852596034">
                <text:p>-0.0010085259603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5.00474320671">
                <text:p>-5.00474320671</text:p>
              </table:table-cell>
              <table:table-cell office:value-type="float" office:value="-5.00073904727">
                <text:p>-5.00073904727</text:p>
              </table:table-cell>
              <table:table-cell office:value-type="float" office:value="NaN">
                <text:p>NaN</text:p>
              </table:table-cell>
              <table:table-cell office:value-type="float" office:value="-5.00042641479">
                <text:p>-5.00042641479</text:p>
              </table:table-cell>
              <table:table-cell office:value-type="float" office:value="-5.00038222103">
                <text:p>-5.00038222103</text:p>
              </table:table-cell>
              <table:table-cell office:value-type="float" office:value="-5.00039851032">
                <text:p>-5.00039851032</text:p>
              </table:table-cell>
              <table:table-cell office:value-type="float" office:value="-4.97234598537">
                <text:p>-4.97234598537</text:p>
              </table:table-cell>
              <table:table-cell office:value-type="float" office:value="-0.001006361725">
                <text:p>-0.0010063617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5.00445394533">
                <text:p>-5.00445394533</text:p>
              </table:table-cell>
              <table:table-cell office:value-type="float" office:value="-5.00074248902">
                <text:p>-5.00074248902</text:p>
              </table:table-cell>
              <table:table-cell office:value-type="float" office:value="NaN">
                <text:p>NaN</text:p>
              </table:table-cell>
              <table:table-cell office:value-type="float" office:value="-5.00043023349">
                <text:p>-5.00043023349</text:p>
              </table:table-cell>
              <table:table-cell office:value-type="float" office:value="-5.00038690633">
                <text:p>-5.00038690633</text:p>
              </table:table-cell>
              <table:table-cell office:value-type="float" office:value="-5.00040279947">
                <text:p>-5.00040279947</text:p>
              </table:table-cell>
              <table:table-cell office:value-type="float" office:value="-4.97449107921">
                <text:p>-4.97449107921</text:p>
              </table:table-cell>
              <table:table-cell office:value-type="float" office:value="-0.00100410985709">
                <text:p>-0.0010041098570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5.00418364737">
                <text:p>-5.00418364737</text:p>
              </table:table-cell>
              <table:table-cell office:value-type="float" office:value="-5.00074636919">
                <text:p>-5.00074636919</text:p>
              </table:table-cell>
              <table:table-cell office:value-type="float" office:value="NaN">
                <text:p>NaN</text:p>
              </table:table-cell>
              <table:table-cell office:value-type="float" office:value="-5.00043453203">
                <text:p>-5.00043453203</text:p>
              </table:table-cell>
              <table:table-cell office:value-type="float" office:value="-5.00039123231">
                <text:p>-5.00039123231</text:p>
              </table:table-cell>
              <table:table-cell office:value-type="float" office:value="-5.00040773593">
                <text:p>-5.00040773593</text:p>
              </table:table-cell>
              <table:table-cell office:value-type="float" office:value="-4.97654014348">
                <text:p>-4.97654014348</text:p>
              </table:table-cell>
              <table:table-cell office:value-type="float" office:value="-0.0010017315751">
                <text:p>-0.001001731575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5.00395837099">
                <text:p>-5.00395837099</text:p>
              </table:table-cell>
              <table:table-cell office:value-type="float" office:value="-5.00075050832">
                <text:p>-5.00075050832</text:p>
              </table:table-cell>
              <table:table-cell office:value-type="float" office:value="NaN">
                <text:p>NaN</text:p>
              </table:table-cell>
              <table:table-cell office:value-type="float" office:value="-5.00043877412">
                <text:p>-5.00043877412</text:p>
              </table:table-cell>
              <table:table-cell office:value-type="float" office:value="-5.00039597578">
                <text:p>-5.00039597578</text:p>
              </table:table-cell>
              <table:table-cell office:value-type="float" office:value="-5.00041232101">
                <text:p>-5.00041232101</text:p>
              </table:table-cell>
              <table:table-cell office:value-type="float" office:value="-4.97842221058">
                <text:p>-4.97842221058</text:p>
              </table:table-cell>
              <table:table-cell office:value-type="float" office:value="-0.000999361278915">
                <text:p>-0.00099936127891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5.00373643075">
                <text:p>-5.00373643075</text:p>
              </table:table-cell>
              <table:table-cell office:value-type="float" office:value="-5.00075488546">
                <text:p>-5.00075488546</text:p>
              </table:table-cell>
              <table:table-cell office:value-type="float" office:value="NaN">
                <text:p>NaN</text:p>
              </table:table-cell>
              <table:table-cell office:value-type="float" office:value="-5.00044309344">
                <text:p>-5.00044309344</text:p>
              </table:table-cell>
              <table:table-cell office:value-type="float" office:value="-5.00040056773">
                <text:p>-5.00040056773</text:p>
              </table:table-cell>
              <table:table-cell office:value-type="float" office:value="-5.00041670021">
                <text:p>-5.00041670021</text:p>
              </table:table-cell>
              <table:table-cell office:value-type="float" office:value="-4.9804672973">
                <text:p>-4.9804672973</text:p>
              </table:table-cell>
              <table:table-cell office:value-type="float" office:value="-0.000996812080734">
                <text:p>-0.00099681208073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5.00353855424">
                <text:p>-5.00353855424</text:p>
              </table:table-cell>
              <table:table-cell office:value-type="float" office:value="-5.00075962033">
                <text:p>-5.00075962033</text:p>
              </table:table-cell>
              <table:table-cell office:value-type="float" office:value="NaN">
                <text:p>NaN</text:p>
              </table:table-cell>
              <table:table-cell office:value-type="float" office:value="-5.00044749108">
                <text:p>-5.00044749108</text:p>
              </table:table-cell>
              <table:table-cell office:value-type="float" office:value="-5.00040517408">
                <text:p>-5.00040517408</text:p>
              </table:table-cell>
              <table:table-cell office:value-type="float" office:value="-5.00042117857">
                <text:p>-5.00042117857</text:p>
              </table:table-cell>
              <table:table-cell office:value-type="float" office:value="-4.9817800377">
                <text:p>-4.9817800377</text:p>
              </table:table-cell>
              <table:table-cell office:value-type="float" office:value="-0.000994226751821">
                <text:p>-0.00099422675182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5.00334301771">
                <text:p>-5.00334301771</text:p>
              </table:table-cell>
              <table:table-cell office:value-type="float" office:value="-5.0007648433">
                <text:p>-5.0007648433</text:p>
              </table:table-cell>
              <table:table-cell office:value-type="float" office:value="NaN">
                <text:p>NaN</text:p>
              </table:table-cell>
              <table:table-cell office:value-type="float" office:value="-5.00045196556">
                <text:p>-5.00045196556</text:p>
              </table:table-cell>
              <table:table-cell office:value-type="float" office:value="-5.00040984946">
                <text:p>-5.00040984946</text:p>
              </table:table-cell>
              <table:table-cell office:value-type="float" office:value="-5.00042609191">
                <text:p>-5.00042609191</text:p>
              </table:table-cell>
              <table:table-cell office:value-type="float" office:value="-4.98322286904">
                <text:p>-4.98322286904</text:p>
              </table:table-cell>
              <table:table-cell office:value-type="float" office:value="-0.000991558909588">
                <text:p>-0.00099155890958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5.00315717055">
                <text:p>-5.00315717055</text:p>
              </table:table-cell>
              <table:table-cell office:value-type="float" office:value="-5.00077002433">
                <text:p>-5.00077002433</text:p>
              </table:table-cell>
              <table:table-cell office:value-type="float" office:value="NaN">
                <text:p>NaN</text:p>
              </table:table-cell>
              <table:table-cell office:value-type="float" office:value="-5.00045667221">
                <text:p>-5.00045667221</text:p>
              </table:table-cell>
              <table:table-cell office:value-type="float" office:value="-5.00041472334">
                <text:p>-5.00041472334</text:p>
              </table:table-cell>
              <table:table-cell office:value-type="float" office:value="-5.00043084676">
                <text:p>-5.00043084676</text:p>
              </table:table-cell>
              <table:table-cell office:value-type="float" office:value="-4.98460275911">
                <text:p>-4.98460275911</text:p>
              </table:table-cell>
              <table:table-cell office:value-type="float" office:value="-0.000988809432682">
                <text:p>-0.00098880943268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5.00298477496">
                <text:p>-5.00298477496</text:p>
              </table:table-cell>
              <table:table-cell office:value-type="float" office:value="-5.00077557735">
                <text:p>-5.00077557735</text:p>
              </table:table-cell>
              <table:table-cell office:value-type="float" office:value="NaN">
                <text:p>NaN</text:p>
              </table:table-cell>
              <table:table-cell office:value-type="float" office:value="-5.00046113991">
                <text:p>-5.00046113991</text:p>
              </table:table-cell>
              <table:table-cell office:value-type="float" office:value="-5.0004192502">
                <text:p>-5.0004192502</text:p>
              </table:table-cell>
              <table:table-cell office:value-type="float" office:value="-5.00043564938">
                <text:p>-5.00043564938</text:p>
              </table:table-cell>
              <table:table-cell office:value-type="float" office:value="-4.9858636684">
                <text:p>-4.9858636684</text:p>
              </table:table-cell>
              <table:table-cell office:value-type="float" office:value="-0.000986031858099">
                <text:p>-0.00098603185809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5.00282476916">
                <text:p>-5.00282476916</text:p>
              </table:table-cell>
              <table:table-cell office:value-type="float" office:value="-5.00078110518">
                <text:p>-5.00078110518</text:p>
              </table:table-cell>
              <table:table-cell office:value-type="float" office:value="NaN">
                <text:p>NaN</text:p>
              </table:table-cell>
              <table:table-cell office:value-type="float" office:value="-5.00046566808">
                <text:p>-5.00046566808</text:p>
              </table:table-cell>
              <table:table-cell office:value-type="float" office:value="-5.00042380231">
                <text:p>-5.00042380231</text:p>
              </table:table-cell>
              <table:table-cell office:value-type="float" office:value="-5.0004405295">
                <text:p>-5.0004405295</text:p>
              </table:table-cell>
              <table:table-cell office:value-type="float" office:value="-4.98702599198">
                <text:p>-4.98702599198</text:p>
              </table:table-cell>
              <table:table-cell office:value-type="float" office:value="-0.000983120955835">
                <text:p>-0.00098312095583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5.00266582038">
                <text:p>-5.00266582038</text:p>
              </table:table-cell>
              <table:table-cell office:value-type="float" office:value="-5.00078729198">
                <text:p>-5.00078729198</text:p>
              </table:table-cell>
              <table:table-cell office:value-type="float" office:value="NaN">
                <text:p>NaN</text:p>
              </table:table-cell>
              <table:table-cell office:value-type="float" office:value="-5.0004704439">
                <text:p>-5.0004704439</text:p>
              </table:table-cell>
              <table:table-cell office:value-type="float" office:value="-5.00042886166">
                <text:p>-5.00042886166</text:p>
              </table:table-cell>
              <table:table-cell office:value-type="float" office:value="-5.00044562564">
                <text:p>-5.00044562564</text:p>
              </table:table-cell>
              <table:table-cell office:value-type="float" office:value="-4.98809565764">
                <text:p>-4.98809565764</text:p>
              </table:table-cell>
              <table:table-cell office:value-type="float" office:value="-0.000980122139877">
                <text:p>-0.0009801221398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079357513">
                <text:p>-5.00079357513</text:p>
              </table:table-cell>
              <table:table-cell office:value-type="float" office:value="NaN">
                <text:p>NaN</text:p>
              </table:table-cell>
              <table:table-cell office:value-type="float" office:value="-5.00047530067">
                <text:p>-5.00047530067</text:p>
              </table:table-cell>
              <table:table-cell office:value-type="float" office:value="-5.00043372648">
                <text:p>-5.00043372648</text:p>
              </table:table-cell>
              <table:table-cell office:value-type="float" office:value="-5.00045079715">
                <text:p>-5.00045079715</text:p>
              </table:table-cell>
              <table:table-cell office:value-type="float" office:value="-4.98907970631">
                <text:p>-4.98907970631</text:p>
              </table:table-cell>
              <table:table-cell office:value-type="float" office:value="-0.000976985591709">
                <text:p>-0.0009769855917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080008158">
                <text:p>-5.00080008158</text:p>
              </table:table-cell>
              <table:table-cell office:value-type="float" office:value="NaN">
                <text:p>NaN</text:p>
              </table:table-cell>
              <table:table-cell office:value-type="float" office:value="-5.00048057584">
                <text:p>-5.00048057584</text:p>
              </table:table-cell>
              <table:table-cell office:value-type="float" office:value="-5.00043885108">
                <text:p>-5.00043885108</text:p>
              </table:table-cell>
              <table:table-cell office:value-type="float" office:value="-5.00045538119">
                <text:p>-5.00045538119</text:p>
              </table:table-cell>
              <table:table-cell office:value-type="float" office:value="-4.99013655597">
                <text:p>-4.99013655597</text:p>
              </table:table-cell>
              <table:table-cell office:value-type="float" office:value="-0.000973822855455">
                <text:p>-0.0009738228554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080717338">
                <text:p>-5.00080717338</text:p>
              </table:table-cell>
              <table:table-cell office:value-type="float" office:value="NaN">
                <text:p>NaN</text:p>
              </table:table-cell>
              <table:table-cell office:value-type="float" office:value="-5.00048540023">
                <text:p>-5.00048540023</text:p>
              </table:table-cell>
              <table:table-cell office:value-type="float" office:value="-5.00044339588">
                <text:p>-5.00044339588</text:p>
              </table:table-cell>
              <table:table-cell office:value-type="float" office:value="-5.00046043057">
                <text:p>-5.00046043057</text:p>
              </table:table-cell>
              <table:table-cell office:value-type="float" office:value="-4.99082167435">
                <text:p>-4.99082167435</text:p>
              </table:table-cell>
              <table:table-cell office:value-type="float" office:value="-0.000970586287776">
                <text:p>-0.0009705862877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081393718">
                <text:p>-5.00081393718</text:p>
              </table:table-cell>
              <table:table-cell office:value-type="float" office:value="NaN">
                <text:p>NaN</text:p>
              </table:table-cell>
              <table:table-cell office:value-type="float" office:value="-5.00049045167">
                <text:p>-5.00049045167</text:p>
              </table:table-cell>
              <table:table-cell office:value-type="float" office:value="-5.00044860904">
                <text:p>-5.00044860904</text:p>
              </table:table-cell>
              <table:table-cell office:value-type="float" office:value="-5.00046557841">
                <text:p>-5.00046557841</text:p>
              </table:table-cell>
              <table:table-cell office:value-type="float" office:value="-4.99156704675">
                <text:p>-4.99156704675</text:p>
              </table:table-cell>
              <table:table-cell office:value-type="float" office:value="-0.000967266579288">
                <text:p>-0.0009672665792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082108379">
                <text:p>-5.00082108379</text:p>
              </table:table-cell>
              <table:table-cell office:value-type="float" office:value="NaN">
                <text:p>NaN</text:p>
              </table:table-cell>
              <table:table-cell office:value-type="float" office:value="-5.00049559352">
                <text:p>-5.00049559352</text:p>
              </table:table-cell>
              <table:table-cell office:value-type="float" office:value="-5.0004539401">
                <text:p>-5.0004539401</text:p>
              </table:table-cell>
              <table:table-cell office:value-type="float" office:value="-5.0004709924">
                <text:p>-5.0004709924</text:p>
              </table:table-cell>
              <table:table-cell office:value-type="float" office:value="-4.99230115787">
                <text:p>-4.99230115787</text:p>
              </table:table-cell>
              <table:table-cell office:value-type="float" office:value="-0.00096386889561">
                <text:p>-0.000963868895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082844612">
                <text:p>-5.00082844612</text:p>
              </table:table-cell>
              <table:table-cell office:value-type="float" office:value="NaN">
                <text:p>NaN</text:p>
              </table:table-cell>
              <table:table-cell office:value-type="float" office:value="-5.00050080502">
                <text:p>-5.00050080502</text:p>
              </table:table-cell>
              <table:table-cell office:value-type="float" office:value="-5.00045904031">
                <text:p>-5.00045904031</text:p>
              </table:table-cell>
              <table:table-cell office:value-type="float" office:value="-5.00047581659">
                <text:p>-5.00047581659</text:p>
              </table:table-cell>
              <table:table-cell office:value-type="float" office:value="-4.99292797027">
                <text:p>-4.99292797027</text:p>
              </table:table-cell>
              <table:table-cell office:value-type="float" office:value="-0.000960395459659">
                <text:p>-0.000960395459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083579044">
                <text:p>-5.00083579044</text:p>
              </table:table-cell>
              <table:table-cell office:value-type="float" office:value="NaN">
                <text:p>NaN</text:p>
              </table:table-cell>
              <table:table-cell office:value-type="float" office:value="-5.00050590135">
                <text:p>-5.00050590135</text:p>
              </table:table-cell>
              <table:table-cell office:value-type="float" office:value="-5.00046420812">
                <text:p>-5.00046420812</text:p>
              </table:table-cell>
              <table:table-cell office:value-type="float" office:value="-5.00048136489">
                <text:p>-5.00048136489</text:p>
              </table:table-cell>
              <table:table-cell office:value-type="float" office:value="-4.99352517589">
                <text:p>-4.99352517589</text:p>
              </table:table-cell>
              <table:table-cell office:value-type="float" office:value="-0.000956913499717">
                <text:p>-0.0009569134997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084355717">
                <text:p>-5.00084355717</text:p>
              </table:table-cell>
              <table:table-cell office:value-type="float" office:value="NaN">
                <text:p>NaN</text:p>
              </table:table-cell>
              <table:table-cell office:value-type="float" office:value="-5.00051145034">
                <text:p>-5.00051145034</text:p>
              </table:table-cell>
              <table:table-cell office:value-type="float" office:value="-5.00046921664">
                <text:p>-5.00046921664</text:p>
              </table:table-cell>
              <table:table-cell office:value-type="float" office:value="-5.00048674863">
                <text:p>-5.00048674863</text:p>
              </table:table-cell>
              <table:table-cell office:value-type="float" office:value="-4.99406964635">
                <text:p>-4.99406964635</text:p>
              </table:table-cell>
              <table:table-cell office:value-type="float" office:value="-0.000953291403741">
                <text:p>-0.0009532914037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085174843">
                <text:p>-5.00085174843</text:p>
              </table:table-cell>
              <table:table-cell office:value-type="float" office:value="NaN">
                <text:p>NaN</text:p>
              </table:table-cell>
              <table:table-cell office:value-type="float" office:value="-5.00051669822">
                <text:p>-5.00051669822</text:p>
              </table:table-cell>
              <table:table-cell office:value-type="float" office:value="-5.0004742851">
                <text:p>-5.0004742851</text:p>
              </table:table-cell>
              <table:table-cell office:value-type="float" office:value="-5.00049219145">
                <text:p>-5.00049219145</text:p>
              </table:table-cell>
              <table:table-cell office:value-type="float" office:value="-4.99465294597">
                <text:p>-4.99465294597</text:p>
              </table:table-cell>
              <table:table-cell office:value-type="float" office:value="-0.000949587739935">
                <text:p>-0.0009495877399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085964307">
                <text:p>-5.00085964307</text:p>
              </table:table-cell>
              <table:table-cell office:value-type="float" office:value="NaN">
                <text:p>NaN</text:p>
              </table:table-cell>
              <table:table-cell office:value-type="float" office:value="-5.00052239627">
                <text:p>-5.00052239627</text:p>
              </table:table-cell>
              <table:table-cell office:value-type="float" office:value="-5.00048012639">
                <text:p>-5.00048012639</text:p>
              </table:table-cell>
              <table:table-cell office:value-type="float" office:value="-5.00049769984">
                <text:p>-5.00049769984</text:p>
              </table:table-cell>
              <table:table-cell office:value-type="float" office:value="-4.99510745335">
                <text:p>-4.99510745335</text:p>
              </table:table-cell>
              <table:table-cell office:value-type="float" office:value="-0.000945741536206">
                <text:p>-0.0009457415362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086820722">
                <text:p>-5.00086820722</text:p>
              </table:table-cell>
              <table:table-cell office:value-type="float" office:value="NaN">
                <text:p>NaN</text:p>
              </table:table-cell>
              <table:table-cell office:value-type="float" office:value="-5.0005279863">
                <text:p>-5.0005279863</text:p>
              </table:table-cell>
              <table:table-cell office:value-type="float" office:value="-5.00048531928">
                <text:p>-5.00048531928</text:p>
              </table:table-cell>
              <table:table-cell office:value-type="float" office:value="-5.00050327398">
                <text:p>-5.00050327398</text:p>
              </table:table-cell>
              <table:table-cell office:value-type="float" office:value="-4.99544638152">
                <text:p>-4.99544638152</text:p>
              </table:table-cell>
              <table:table-cell office:value-type="float" office:value="-0.000941891228761">
                <text:p>-0.0009418912287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087674196">
                <text:p>-5.00087674196</text:p>
              </table:table-cell>
              <table:table-cell office:value-type="float" office:value="NaN">
                <text:p>NaN</text:p>
              </table:table-cell>
              <table:table-cell office:value-type="float" office:value="-5.00053363472">
                <text:p>-5.00053363472</text:p>
              </table:table-cell>
              <table:table-cell office:value-type="float" office:value="-5.00049055873">
                <text:p>-5.00049055873</text:p>
              </table:table-cell>
              <table:table-cell office:value-type="float" office:value="-5.00050891509">
                <text:p>-5.00050891509</text:p>
              </table:table-cell>
              <table:table-cell office:value-type="float" office:value="-4.99582775149">
                <text:p>-4.99582775149</text:p>
              </table:table-cell>
              <table:table-cell office:value-type="float" office:value="-0.00093805587702">
                <text:p>-0.000938055877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088540952">
                <text:p>-5.00088540952</text:p>
              </table:table-cell>
              <table:table-cell office:value-type="float" office:value="NaN">
                <text:p>NaN</text:p>
              </table:table-cell>
              <table:table-cell office:value-type="float" office:value="-5.00053936158">
                <text:p>-5.00053936158</text:p>
              </table:table-cell>
              <table:table-cell office:value-type="float" office:value="-5.00049611344">
                <text:p>-5.00049611344</text:p>
              </table:table-cell>
              <table:table-cell office:value-type="float" office:value="-5.00051488599">
                <text:p>-5.00051488599</text:p>
              </table:table-cell>
              <table:table-cell office:value-type="float" office:value="-4.99624572638">
                <text:p>-4.99624572638</text:p>
              </table:table-cell>
              <table:table-cell office:value-type="float" office:value="-0.000933992787836">
                <text:p>-0.0009339927878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08945459">
                <text:p>-5.0008945459</text:p>
              </table:table-cell>
              <table:table-cell office:value-type="float" office:value="NaN">
                <text:p>NaN</text:p>
              </table:table-cell>
              <table:table-cell office:value-type="float" office:value="-5.00054495363">
                <text:p>-5.00054495363</text:p>
              </table:table-cell>
              <table:table-cell office:value-type="float" office:value="-5.00050244753">
                <text:p>-5.00050244753</text:p>
              </table:table-cell>
              <table:table-cell office:value-type="float" office:value="-5.00052016992">
                <text:p>-5.00052016992</text:p>
              </table:table-cell>
              <table:table-cell office:value-type="float" office:value="-4.99651675669">
                <text:p>-4.99651675669</text:p>
              </table:table-cell>
              <table:table-cell office:value-type="float" office:value="-0.000930017287624">
                <text:p>-0.0009300172876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090303756">
                <text:p>-5.00090303756</text:p>
              </table:table-cell>
              <table:table-cell office:value-type="float" office:value="NaN">
                <text:p>NaN</text:p>
              </table:table-cell>
              <table:table-cell office:value-type="float" office:value="-5.00055082971">
                <text:p>-5.00055082971</text:p>
              </table:table-cell>
              <table:table-cell office:value-type="float" office:value="-5.00050743169">
                <text:p>-5.00050743169</text:p>
              </table:table-cell>
              <table:table-cell office:value-type="float" office:value="-5.00052627153">
                <text:p>-5.00052627153</text:p>
              </table:table-cell>
              <table:table-cell office:value-type="float" office:value="-4.99681035101">
                <text:p>-4.99681035101</text:p>
              </table:table-cell>
              <table:table-cell office:value-type="float" office:value="-0.000925904231799">
                <text:p>-0.0009259042317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09122292">
                <text:p>-5.0009122292</text:p>
              </table:table-cell>
              <table:table-cell office:value-type="float" office:value="NaN">
                <text:p>NaN</text:p>
              </table:table-cell>
              <table:table-cell office:value-type="float" office:value="-5.00055703472">
                <text:p>-5.00055703472</text:p>
              </table:table-cell>
              <table:table-cell office:value-type="float" office:value="-5.00051339627">
                <text:p>-5.00051339627</text:p>
              </table:table-cell>
              <table:table-cell office:value-type="float" office:value="-5.00053219249">
                <text:p>-5.00053219249</text:p>
              </table:table-cell>
              <table:table-cell office:value-type="float" office:value="-4.99708910459">
                <text:p>-4.99708910459</text:p>
              </table:table-cell>
              <table:table-cell office:value-type="float" office:value="-0.000921719034512">
                <text:p>-0.0009217190345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092162873">
                <text:p>-5.00092162873</text:p>
              </table:table-cell>
              <table:table-cell office:value-type="float" office:value="NaN">
                <text:p>NaN</text:p>
              </table:table-cell>
              <table:table-cell office:value-type="float" office:value="-5.00056305959">
                <text:p>-5.00056305959</text:p>
              </table:table-cell>
              <table:table-cell office:value-type="float" office:value="-5.0005192188">
                <text:p>-5.0005192188</text:p>
              </table:table-cell>
              <table:table-cell office:value-type="float" office:value="-5.00053821114">
                <text:p>-5.00053821114</text:p>
              </table:table-cell>
              <table:table-cell office:value-type="float" office:value="-4.9973428926">
                <text:p>-4.9973428926</text:p>
              </table:table-cell>
              <table:table-cell office:value-type="float" office:value="-0.00091747571963">
                <text:p>-0.000917475719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093062841">
                <text:p>-5.00093062841</text:p>
              </table:table-cell>
              <table:table-cell office:value-type="float" office:value="NaN">
                <text:p>NaN</text:p>
              </table:table-cell>
              <table:table-cell office:value-type="float" office:value="-5.00056894437">
                <text:p>-5.00056894437</text:p>
              </table:table-cell>
              <table:table-cell office:value-type="float" office:value="-5.00052510133">
                <text:p>-5.00052510133</text:p>
              </table:table-cell>
              <table:table-cell office:value-type="float" office:value="-5.00054425397">
                <text:p>-5.00054425397</text:p>
              </table:table-cell>
              <table:table-cell office:value-type="float" office:value="-4.99757599652">
                <text:p>-4.99757599652</text:p>
              </table:table-cell>
              <table:table-cell office:value-type="float" office:value="-0.000913173850311">
                <text:p>-0.0009131738503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094093811">
                <text:p>-5.00094093811</text:p>
              </table:table-cell>
              <table:table-cell office:value-type="float" office:value="NaN">
                <text:p>NaN</text:p>
              </table:table-cell>
              <table:table-cell office:value-type="float" office:value="-5.00057537643">
                <text:p>-5.00057537643</text:p>
              </table:table-cell>
              <table:table-cell office:value-type="float" office:value="-5.00053157648">
                <text:p>-5.00053157648</text:p>
              </table:table-cell>
              <table:table-cell office:value-type="float" office:value="-5.00055039732">
                <text:p>-5.00055039732</text:p>
              </table:table-cell>
              <table:table-cell office:value-type="float" office:value="-4.99779713392">
                <text:p>-4.99779713392</text:p>
              </table:table-cell>
              <table:table-cell office:value-type="float" office:value="-0.000908808091902">
                <text:p>-0.0009088080919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095025681">
                <text:p>-5.00095025681</text:p>
              </table:table-cell>
              <table:table-cell office:value-type="float" office:value="NaN">
                <text:p>NaN</text:p>
              </table:table-cell>
              <table:table-cell office:value-type="float" office:value="-5.00058163901">
                <text:p>-5.00058163901</text:p>
              </table:table-cell>
              <table:table-cell office:value-type="float" office:value="-5.00053733181">
                <text:p>-5.00053733181</text:p>
              </table:table-cell>
              <table:table-cell office:value-type="float" office:value="-5.00055712568">
                <text:p>-5.00055712568</text:p>
              </table:table-cell>
              <table:table-cell office:value-type="float" office:value="-4.99798747571">
                <text:p>-4.99798747571</text:p>
              </table:table-cell>
              <table:table-cell office:value-type="float" office:value="-0.000904391111957">
                <text:p>-0.0009043911119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096094137">
                <text:p>-5.00096094137</text:p>
              </table:table-cell>
              <table:table-cell office:value-type="float" office:value="NaN">
                <text:p>NaN</text:p>
              </table:table-cell>
              <table:table-cell office:value-type="float" office:value="-5.00058798249">
                <text:p>-5.00058798249</text:p>
              </table:table-cell>
              <table:table-cell office:value-type="float" office:value="-5.00054314983">
                <text:p>-5.00054314983</text:p>
              </table:table-cell>
              <table:table-cell office:value-type="float" office:value="-5.00056315461">
                <text:p>-5.00056315461</text:p>
              </table:table-cell>
              <table:table-cell office:value-type="float" office:value="-4.99817440917">
                <text:p>-4.99817440917</text:p>
              </table:table-cell>
              <table:table-cell office:value-type="float" office:value="-0.000899826557323">
                <text:p>-0.0008998265573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097121315">
                <text:p>-5.00097121315</text:p>
              </table:table-cell>
              <table:table-cell office:value-type="float" office:value="NaN">
                <text:p>NaN</text:p>
              </table:table-cell>
              <table:table-cell office:value-type="float" office:value="-5.00059443223">
                <text:p>-5.00059443223</text:p>
              </table:table-cell>
              <table:table-cell office:value-type="float" office:value="-5.0005495763">
                <text:p>-5.0005495763</text:p>
              </table:table-cell>
              <table:table-cell office:value-type="float" office:value="-5.00056922931">
                <text:p>-5.00056922931</text:p>
              </table:table-cell>
              <table:table-cell office:value-type="float" office:value="-4.99833423023">
                <text:p>-4.99833423023</text:p>
              </table:table-cell>
              <table:table-cell office:value-type="float" office:value="-0.000895391602842">
                <text:p>-0.0008953916028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098161475">
                <text:p>-5.00098161475</text:p>
              </table:table-cell>
              <table:table-cell office:value-type="float" office:value="NaN">
                <text:p>NaN</text:p>
              </table:table-cell>
              <table:table-cell office:value-type="float" office:value="-5.00060068391">
                <text:p>-5.00060068391</text:p>
              </table:table-cell>
              <table:table-cell office:value-type="float" office:value="-5.00055558193">
                <text:p>-5.00055558193</text:p>
              </table:table-cell>
              <table:table-cell office:value-type="float" office:value="-5.00057567898">
                <text:p>-5.00057567898</text:p>
              </table:table-cell>
              <table:table-cell office:value-type="float" office:value="-4.99851091081">
                <text:p>-4.99851091081</text:p>
              </table:table-cell>
              <table:table-cell office:value-type="float" office:value="-0.000890818289244">
                <text:p>-0.0008908182892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099152656">
                <text:p>-5.00099152656</text:p>
              </table:table-cell>
              <table:table-cell office:value-type="float" office:value="NaN">
                <text:p>NaN</text:p>
              </table:table-cell>
              <table:table-cell office:value-type="float" office:value="-5.00060727522">
                <text:p>-5.00060727522</text:p>
              </table:table-cell>
              <table:table-cell office:value-type="float" office:value="-5.0005619004">
                <text:p>-5.0005619004</text:p>
              </table:table-cell>
              <table:table-cell office:value-type="float" office:value="-5.0005822556">
                <text:p>-5.0005822556</text:p>
              </table:table-cell>
              <table:table-cell office:value-type="float" office:value="-4.99862560439">
                <text:p>-4.99862560439</text:p>
              </table:table-cell>
              <table:table-cell office:value-type="float" office:value="-0.000886194129345">
                <text:p>-0.0008861941293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100191708">
                <text:p>-5.00100191708</text:p>
              </table:table-cell>
              <table:table-cell office:value-type="float" office:value="NaN">
                <text:p>NaN</text:p>
              </table:table-cell>
              <table:table-cell office:value-type="float" office:value="-5.00061398796">
                <text:p>-5.00061398796</text:p>
              </table:table-cell>
              <table:table-cell office:value-type="float" office:value="-5.00056832388">
                <text:p>-5.00056832388</text:p>
              </table:table-cell>
              <table:table-cell office:value-type="float" office:value="-5.000588855">
                <text:p>-5.000588855</text:p>
              </table:table-cell>
              <table:table-cell office:value-type="float" office:value="-4.99877061843">
                <text:p>-4.99877061843</text:p>
              </table:table-cell>
              <table:table-cell office:value-type="float" office:value="-0.000881342024787">
                <text:p>-0.0008813420247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101319764">
                <text:p>-5.00101319764</text:p>
              </table:table-cell>
              <table:table-cell office:value-type="float" office:value="NaN">
                <text:p>NaN</text:p>
              </table:table-cell>
              <table:table-cell office:value-type="float" office:value="-5.00062098532">
                <text:p>-5.00062098532</text:p>
              </table:table-cell>
              <table:table-cell office:value-type="float" office:value="-5.00057508792">
                <text:p>-5.00057508792</text:p>
              </table:table-cell>
              <table:table-cell office:value-type="float" office:value="-5.00059556531">
                <text:p>-5.00059556531</text:p>
              </table:table-cell>
              <table:table-cell office:value-type="float" office:value="-4.99886853718">
                <text:p>-4.99886853718</text:p>
              </table:table-cell>
              <table:table-cell office:value-type="float" office:value="-0.000876818706791">
                <text:p>-0.0008768187067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102431544">
                <text:p>-5.00102431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58139607">
                <text:p>-5.00058139607</text:p>
              </table:table-cell>
              <table:table-cell office:value-type="float" office:value="-5.00060235514">
                <text:p>-5.00060235514</text:p>
              </table:table-cell>
              <table:table-cell office:value-type="float" office:value="-4.99895619314">
                <text:p>-4.99895619314</text:p>
              </table:table-cell>
              <table:table-cell office:value-type="float" office:value="-0.000872066682003">
                <text:p>-0.0008720666820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103561222">
                <text:p>-5.00103561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58834116">
                <text:p>-5.00058834116</text:p>
              </table:table-cell>
              <table:table-cell office:value-type="float" office:value="-5.00060923176">
                <text:p>-5.00060923176</text:p>
              </table:table-cell>
              <table:table-cell office:value-type="float" office:value="-4.99907608248">
                <text:p>-4.99907608248</text:p>
              </table:table-cell>
              <table:table-cell office:value-type="float" office:value="-0.000867180336554">
                <text:p>-0.0008671803365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104666575">
                <text:p>-5.00104666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59479275">
                <text:p>-5.00059479275</text:p>
              </table:table-cell>
              <table:table-cell office:value-type="float" office:value="-5.00061619586">
                <text:p>-5.00061619586</text:p>
              </table:table-cell>
              <table:table-cell office:value-type="float" office:value="-4.99918121931">
                <text:p>-4.99918121931</text:p>
              </table:table-cell>
              <table:table-cell office:value-type="float" office:value="-0.0008624525485">
                <text:p>-0.00086245254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105864504">
                <text:p>-5.0010586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60191845">
                <text:p>-5.00060191845</text:p>
              </table:table-cell>
              <table:table-cell office:value-type="float" office:value="-5.00062324888">
                <text:p>-5.00062324888</text:p>
              </table:table-cell>
              <table:table-cell office:value-type="float" office:value="-4.99923700071">
                <text:p>-4.99923700071</text:p>
              </table:table-cell>
              <table:table-cell office:value-type="float" office:value="-0.0008575068904">
                <text:p>-0.00085750689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107044669">
                <text:p>-5.00107044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60853477">
                <text:p>-5.00060853477</text:p>
              </table:table-cell>
              <table:table-cell office:value-type="float" office:value="-5.00063068501">
                <text:p>-5.00063068501</text:p>
              </table:table-cell>
              <table:table-cell office:value-type="float" office:value="-4.9993269465">
                <text:p>-4.9993269465</text:p>
              </table:table-cell>
              <table:table-cell office:value-type="float" office:value="-0.000852614965174">
                <text:p>-0.0008526149651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108201589">
                <text:p>-5.00108201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61552459">
                <text:p>-5.00061552459</text:p>
              </table:table-cell>
              <table:table-cell office:value-type="float" office:value="-5.00063762204">
                <text:p>-5.00063762204</text:p>
              </table:table-cell>
              <table:table-cell office:value-type="float" office:value="-4.9993974967">
                <text:p>-4.9993974967</text:p>
              </table:table-cell>
              <table:table-cell office:value-type="float" office:value="-0.000847713089568">
                <text:p>-0.0008477130895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109414018">
                <text:p>-5.00109414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62291786">
                <text:p>-5.00062291786</text:p>
              </table:table-cell>
              <table:table-cell office:value-type="float" office:value="-5.00064492982">
                <text:p>-5.00064492982</text:p>
              </table:table-cell>
              <table:table-cell office:value-type="float" office:value="-4.99946188932">
                <text:p>-4.99946188932</text:p>
              </table:table-cell>
              <table:table-cell office:value-type="float" office:value="-0.000842767061048">
                <text:p>-0.0008427670610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11068596">
                <text:p>-5.0011068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63013736">
                <text:p>-5.00063013736</text:p>
              </table:table-cell>
              <table:table-cell office:value-type="float" office:value="-5.00065236149">
                <text:p>-5.00065236149</text:p>
              </table:table-cell>
              <table:table-cell office:value-type="float" office:value="-4.99953074616">
                <text:p>-4.99953074616</text:p>
              </table:table-cell>
              <table:table-cell office:value-type="float" office:value="-0.000837822182149">
                <text:p>-0.0008378221821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111936182">
                <text:p>-5.00111936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63707313">
                <text:p>-5.00063707313</text:p>
              </table:table-cell>
              <table:table-cell office:value-type="float" office:value="-5.00065988306">
                <text:p>-5.00065988306</text:p>
              </table:table-cell>
              <table:table-cell office:value-type="float" office:value="-4.99956744558">
                <text:p>-4.99956744558</text:p>
              </table:table-cell>
              <table:table-cell office:value-type="float" office:value="-0.000832938576119">
                <text:p>-0.0008329385761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113202388">
                <text:p>-5.00113202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64443772">
                <text:p>-5.00064443772</text:p>
              </table:table-cell>
              <table:table-cell office:value-type="float" office:value="-5.00066781486">
                <text:p>-5.00066781486</text:p>
              </table:table-cell>
              <table:table-cell office:value-type="float" office:value="-4.999624812">
                <text:p>-4.999624812</text:p>
              </table:table-cell>
              <table:table-cell office:value-type="float" office:value="-0.000827860168819">
                <text:p>-0.000827860168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114487309">
                <text:p>-5.00114487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65252787">
                <text:p>-5.00065252787</text:p>
              </table:table-cell>
              <table:table-cell office:value-type="float" office:value="-5.0006755298">
                <text:p>-5.0006755298</text:p>
              </table:table-cell>
              <table:table-cell office:value-type="float" office:value="-4.99967241262">
                <text:p>-4.99967241262</text:p>
              </table:table-cell>
              <table:table-cell office:value-type="float" office:value="-0.000822845424013">
                <text:p>-0.0008228454240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115836343">
                <text:p>-5.00115836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65947597">
                <text:p>-5.00065947597</text:p>
              </table:table-cell>
              <table:table-cell office:value-type="float" office:value="-5.00068269182">
                <text:p>-5.00068269182</text:p>
              </table:table-cell>
              <table:table-cell office:value-type="float" office:value="-4.99971463013">
                <text:p>-4.99971463013</text:p>
              </table:table-cell>
              <table:table-cell office:value-type="float" office:value="-0.000817845513975">
                <text:p>-0.0008178455139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117071468">
                <text:p>-5.00117071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66678546">
                <text:p>-5.00066678546</text:p>
              </table:table-cell>
              <table:table-cell office:value-type="float" office:value="-5.00069063677">
                <text:p>-5.00069063677</text:p>
              </table:table-cell>
              <table:table-cell office:value-type="float" office:value="-4.99975383272">
                <text:p>-4.99975383272</text:p>
              </table:table-cell>
              <table:table-cell office:value-type="float" office:value="-0.000813033627672">
                <text:p>-0.0008130336276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118452613">
                <text:p>-5.00118452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67488894">
                <text:p>-5.00067488894</text:p>
              </table:table-cell>
              <table:table-cell office:value-type="float" office:value="-5.00069903337">
                <text:p>-5.00069903337</text:p>
              </table:table-cell>
              <table:table-cell office:value-type="float" office:value="-4.99978990787">
                <text:p>-4.99978990787</text:p>
              </table:table-cell>
              <table:table-cell office:value-type="float" office:value="-0.000807904600659">
                <text:p>-0.000807904600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119771383">
                <text:p>-5.00119771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68310257">
                <text:p>-5.00068310257</text:p>
              </table:table-cell>
              <table:table-cell office:value-type="float" office:value="-5.00070749051">
                <text:p>-5.00070749051</text:p>
              </table:table-cell>
              <table:table-cell office:value-type="float" office:value="-4.99982315873">
                <text:p>-4.99982315873</text:p>
              </table:table-cell>
              <table:table-cell office:value-type="float" office:value="-0.000802889914471">
                <text:p>-0.0008028899144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121152927">
                <text:p>-5.00121152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69106674">
                <text:p>-5.00069106674</text:p>
              </table:table-cell>
              <table:table-cell office:value-type="float" office:value="-5.00071538537">
                <text:p>-5.00071538537</text:p>
              </table:table-cell>
              <table:table-cell office:value-type="float" office:value="-4.99985382047">
                <text:p>-4.99985382047</text:p>
              </table:table-cell>
              <table:table-cell office:value-type="float" office:value="-0.00079776701577">
                <text:p>-0.000797767015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122599681">
                <text:p>-5.00122599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69846691">
                <text:p>-5.00069846691</text:p>
              </table:table-cell>
              <table:table-cell office:value-type="float" office:value="-5.00072370612">
                <text:p>-5.00072370612</text:p>
              </table:table-cell>
              <table:table-cell office:value-type="float" office:value="-4.99988210751">
                <text:p>-4.99988210751</text:p>
              </table:table-cell>
              <table:table-cell office:value-type="float" office:value="-0.000792759954207">
                <text:p>-0.0007927599542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124017621">
                <text:p>-5.00124017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70667308">
                <text:p>-5.00070667308</text:p>
              </table:table-cell>
              <table:table-cell office:value-type="float" office:value="-5.00073217121">
                <text:p>-5.00073217121</text:p>
              </table:table-cell>
              <table:table-cell office:value-type="float" office:value="-4.99990905978">
                <text:p>-4.99990905978</text:p>
              </table:table-cell>
              <table:table-cell office:value-type="float" office:value="-0.00078775388929">
                <text:p>-0.000787753889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125455741">
                <text:p>-5.00125455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71497085">
                <text:p>-5.00071497085</text:p>
              </table:table-cell>
              <table:table-cell office:value-type="float" office:value="-5.00074074239">
                <text:p>-5.00074074239</text:p>
              </table:table-cell>
              <table:table-cell office:value-type="float" office:value="-4.99993249758">
                <text:p>-4.99993249758</text:p>
              </table:table-cell>
              <table:table-cell office:value-type="float" office:value="-0.000782771620502">
                <text:p>-0.0007827716205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126867091">
                <text:p>-5.00126867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72377668">
                <text:p>-5.00072377668</text:p>
              </table:table-cell>
              <table:table-cell office:value-type="float" office:value="-5.00074942919">
                <text:p>-5.00074942919</text:p>
              </table:table-cell>
              <table:table-cell office:value-type="float" office:value="-4.9999548732">
                <text:p>-4.9999548732</text:p>
              </table:table-cell>
              <table:table-cell office:value-type="float" office:value="-0.000777788641839">
                <text:p>-0.0007777886418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128345332">
                <text:p>-5.00128345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7322738">
                <text:p>-5.0007322738</text:p>
              </table:table-cell>
              <table:table-cell office:value-type="float" office:value="-5.00075827348">
                <text:p>-5.00075827348</text:p>
              </table:table-cell>
              <table:table-cell office:value-type="float" office:value="-4.99997543241">
                <text:p>-4.99997543241</text:p>
              </table:table-cell>
              <table:table-cell office:value-type="float" office:value="-0.000772940785087">
                <text:p>-0.0007729407850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129847247">
                <text:p>-5.00129847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7405424">
                <text:p>-5.0007405424</text:p>
              </table:table-cell>
              <table:table-cell office:value-type="float" office:value="-5.00076720495">
                <text:p>-5.00076720495</text:p>
              </table:table-cell>
              <table:table-cell office:value-type="float" office:value="-4.99999448406">
                <text:p>-4.99999448406</text:p>
              </table:table-cell>
              <table:table-cell office:value-type="float" office:value="-0.000767899608084">
                <text:p>-0.0007678996080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131423334">
                <text:p>-5.00131423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74999414">
                <text:p>-5.00074999414</text:p>
              </table:table-cell>
              <table:table-cell office:value-type="float" office:value="-5.00077621878">
                <text:p>-5.00077621878</text:p>
              </table:table-cell>
              <table:table-cell office:value-type="float" office:value="-5.00001268459">
                <text:p>-5.00001268459</text:p>
              </table:table-cell>
              <table:table-cell office:value-type="float" office:value="-0.000762989612749">
                <text:p>-0.0007629896127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132915244">
                <text:p>-5.00132915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75886288">
                <text:p>-5.00075886288</text:p>
              </table:table-cell>
              <table:table-cell office:value-type="float" office:value="-5.00078538472">
                <text:p>-5.00078538472</text:p>
              </table:table-cell>
              <table:table-cell office:value-type="float" office:value="-5.00002860959">
                <text:p>-5.00002860959</text:p>
              </table:table-cell>
              <table:table-cell office:value-type="float" office:value="-0.000758008074753">
                <text:p>-0.0007580080747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134533803">
                <text:p>-5.00134533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76743537">
                <text:p>-5.00076743537</text:p>
              </table:table-cell>
              <table:table-cell office:value-type="float" office:value="-5.00079504928">
                <text:p>-5.00079504928</text:p>
              </table:table-cell>
              <table:table-cell office:value-type="float" office:value="-5.00004612211">
                <text:p>-5.00004612211</text:p>
              </table:table-cell>
              <table:table-cell office:value-type="float" office:value="-0.000753353047145">
                <text:p>-0.0007533530471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136120079">
                <text:p>-5.00136120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77688378">
                <text:p>-5.00077688378</text:p>
              </table:table-cell>
              <table:table-cell office:value-type="float" office:value="-5.00080407478">
                <text:p>-5.00080407478</text:p>
              </table:table-cell>
              <table:table-cell office:value-type="float" office:value="-5.0000600625">
                <text:p>-5.0000600625</text:p>
              </table:table-cell>
              <table:table-cell office:value-type="float" office:value="-0.000748524387218">
                <text:p>-0.0007485243872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137733619">
                <text:p>-5.00137733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78648444">
                <text:p>-5.00078648444</text:p>
              </table:table-cell>
              <table:table-cell office:value-type="float" office:value="-5.00081363431">
                <text:p>-5.00081363431</text:p>
              </table:table-cell>
              <table:table-cell office:value-type="float" office:value="-5.00007130954">
                <text:p>-5.00007130954</text:p>
              </table:table-cell>
              <table:table-cell office:value-type="float" office:value="-0.000743741090238">
                <text:p>-0.0007437410902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139415478">
                <text:p>-5.00139415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79504483">
                <text:p>-5.00079504483</text:p>
              </table:table-cell>
              <table:table-cell office:value-type="float" office:value="-5.00082332824">
                <text:p>-5.00082332824</text:p>
              </table:table-cell>
              <table:table-cell office:value-type="float" office:value="-5.00008302046">
                <text:p>-5.00008302046</text:p>
              </table:table-cell>
              <table:table-cell office:value-type="float" office:value="-0.000738986367443">
                <text:p>-0.0007389863674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140964975">
                <text:p>-5.00140964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80447443">
                <text:p>-5.00080447443</text:p>
              </table:table-cell>
              <table:table-cell office:value-type="float" office:value="-5.00083310604">
                <text:p>-5.00083310604</text:p>
              </table:table-cell>
              <table:table-cell office:value-type="float" office:value="-5.00009455819">
                <text:p>-5.00009455819</text:p>
              </table:table-cell>
              <table:table-cell office:value-type="float" office:value="-0.000734187153418">
                <text:p>-0.0007341871534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142639303">
                <text:p>-5.00142639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81371483">
                <text:p>-5.00081371483</text:p>
              </table:table-cell>
              <table:table-cell office:value-type="float" office:value="-5.00084269713">
                <text:p>-5.00084269713</text:p>
              </table:table-cell>
              <table:table-cell office:value-type="float" office:value="-5.00010520537">
                <text:p>-5.00010520537</text:p>
              </table:table-cell>
              <table:table-cell office:value-type="float" office:value="-0.000729522108129">
                <text:p>-0.0007295221081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144400568">
                <text:p>-5.00144400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82350692">
                <text:p>-5.00082350692</text:p>
              </table:table-cell>
              <table:table-cell office:value-type="float" office:value="-5.0008536058">
                <text:p>-5.0008536058</text:p>
              </table:table-cell>
              <table:table-cell office:value-type="float" office:value="-5.00011517941">
                <text:p>-5.00011517941</text:p>
              </table:table-cell>
              <table:table-cell office:value-type="float" office:value="-0.000724911789108">
                <text:p>-0.0007249117891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14607409">
                <text:p>-5.0014607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83378274">
                <text:p>-5.00083378274</text:p>
              </table:table-cell>
              <table:table-cell office:value-type="float" office:value="-5.00086344993">
                <text:p>-5.00086344993</text:p>
              </table:table-cell>
              <table:table-cell office:value-type="float" office:value="-5.00012451985">
                <text:p>-5.00012451985</text:p>
              </table:table-cell>
              <table:table-cell office:value-type="float" office:value="-0.000720424878205">
                <text:p>-0.0007204248782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147886342">
                <text:p>-5.00147886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84386203">
                <text:p>-5.00084386203</text:p>
              </table:table-cell>
              <table:table-cell office:value-type="float" office:value="-5.00087373232">
                <text:p>-5.00087373232</text:p>
              </table:table-cell>
              <table:table-cell office:value-type="float" office:value="-5.00013351999">
                <text:p>-5.00013351999</text:p>
              </table:table-cell>
              <table:table-cell office:value-type="float" office:value="-0.000715920373985">
                <text:p>-0.0007159203739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149663459">
                <text:p>-5.00149663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85354965">
                <text:p>-5.00085354965</text:p>
              </table:table-cell>
              <table:table-cell office:value-type="float" office:value="-5.00088467571">
                <text:p>-5.00088467571</text:p>
              </table:table-cell>
              <table:table-cell office:value-type="float" office:value="-5.00014156283">
                <text:p>-5.00014156283</text:p>
              </table:table-cell>
              <table:table-cell office:value-type="float" office:value="-0.000711356450214">
                <text:p>-0.0007113564502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151466239">
                <text:p>-5.00151466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86425917">
                <text:p>-5.00086425917</text:p>
              </table:table-cell>
              <table:table-cell office:value-type="float" office:value="-5.00089531594">
                <text:p>-5.00089531594</text:p>
              </table:table-cell>
              <table:table-cell office:value-type="float" office:value="-5.00014954257">
                <text:p>-5.00014954257</text:p>
              </table:table-cell>
              <table:table-cell office:value-type="float" office:value="-0.000706955185674">
                <text:p>-0.0007069551856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153295255">
                <text:p>-5.00153295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87470844">
                <text:p>-5.00087470844</text:p>
              </table:table-cell>
              <table:table-cell office:value-type="float" office:value="-5.00090564445">
                <text:p>-5.00090564445</text:p>
              </table:table-cell>
              <table:table-cell office:value-type="float" office:value="-5.00015667763">
                <text:p>-5.00015667763</text:p>
              </table:table-cell>
              <table:table-cell office:value-type="float" office:value="-0.000702688976039">
                <text:p>-0.0007026889760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155150897">
                <text:p>-5.00155150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88526774">
                <text:p>-5.00088526774</text:p>
              </table:table-cell>
              <table:table-cell office:value-type="float" office:value="-5.00091613378">
                <text:p>-5.00091613378</text:p>
              </table:table-cell>
              <table:table-cell office:value-type="float" office:value="-5.0001636034">
                <text:p>-5.0001636034</text:p>
              </table:table-cell>
              <table:table-cell office:value-type="float" office:value="-0.000698407278561">
                <text:p>-0.0006984072785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156972559">
                <text:p>-5.00156972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8959841">
                <text:p>-5.0008959841</text:p>
              </table:table-cell>
              <table:table-cell office:value-type="float" office:value="-5.00092821301">
                <text:p>-5.00092821301</text:p>
              </table:table-cell>
              <table:table-cell office:value-type="float" office:value="-5.00017013138">
                <text:p>-5.00017013138</text:p>
              </table:table-cell>
              <table:table-cell office:value-type="float" office:value="-0.000694173187195">
                <text:p>-0.0006941731871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158881561">
                <text:p>-5.00158881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90685075">
                <text:p>-5.00090685075</text:p>
              </table:table-cell>
              <table:table-cell office:value-type="float" office:value="-5.00093901187">
                <text:p>-5.00093901187</text:p>
              </table:table-cell>
              <table:table-cell office:value-type="float" office:value="-5.00017633455">
                <text:p>-5.00017633455</text:p>
              </table:table-cell>
              <table:table-cell office:value-type="float" office:value="-0.000690099545212">
                <text:p>-0.000690099545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4.99677352487">
                <text:p>-4.99677352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91787145">
                <text:p>-5.00091787145</text:p>
              </table:table-cell>
              <table:table-cell office:value-type="float" office:value="-5.00095087127">
                <text:p>-5.00095087127</text:p>
              </table:table-cell>
              <table:table-cell office:value-type="float" office:value="-5.00018293446">
                <text:p>-5.00018293446</text:p>
              </table:table-cell>
              <table:table-cell office:value-type="float" office:value="-0.000685837015482">
                <text:p>-0.0006858370154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1294171167">
                <text:p>-5.0129417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92910072">
                <text:p>-5.00092910072</text:p>
              </table:table-cell>
              <table:table-cell office:value-type="float" office:value="-5.00096199563">
                <text:p>-5.00096199563</text:p>
              </table:table-cell>
              <table:table-cell office:value-type="float" office:value="-5.00018788099">
                <text:p>-5.00018788099</text:p>
              </table:table-cell>
              <table:table-cell office:value-type="float" office:value="-0.000681895385624">
                <text:p>-0.0006818953856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1015017113">
                <text:p>-5.01015017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94085866">
                <text:p>-5.00094085866</text:p>
              </table:table-cell>
              <table:table-cell office:value-type="float" office:value="-5.00097372102">
                <text:p>-5.00097372102</text:p>
              </table:table-cell>
              <table:table-cell office:value-type="float" office:value="-5.00019318107">
                <text:p>-5.00019318107</text:p>
              </table:table-cell>
              <table:table-cell office:value-type="float" office:value="-0.000677861827979">
                <text:p>-0.000677861827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0099615">
                <text:p>-5.000099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95142855">
                <text:p>-5.00095142855</text:p>
              </table:table-cell>
              <table:table-cell office:value-type="float" office:value="-5.00098566119">
                <text:p>-5.00098566119</text:p>
              </table:table-cell>
              <table:table-cell office:value-type="float" office:value="-5.00019893199">
                <text:p>-5.00019893199</text:p>
              </table:table-cell>
              <table:table-cell office:value-type="float" office:value="-0.000674057478413">
                <text:p>-0.0006740574784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4.99998519955">
                <text:p>-4.99998519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96405542">
                <text:p>-5.00096405542</text:p>
              </table:table-cell>
              <table:table-cell office:value-type="float" office:value="-5.00099825612">
                <text:p>-5.00099825612</text:p>
              </table:table-cell>
              <table:table-cell office:value-type="float" office:value="-5.000203334">
                <text:p>-5.000203334</text:p>
              </table:table-cell>
              <table:table-cell office:value-type="float" office:value="-0.000670249659214">
                <text:p>-0.0006702496592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4.99763217149">
                <text:p>-4.99763217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97540239">
                <text:p>-5.00097540239</text:p>
              </table:table-cell>
              <table:table-cell office:value-type="float" office:value="-5.00101002982">
                <text:p>-5.00101002982</text:p>
              </table:table-cell>
              <table:table-cell office:value-type="float" office:value="-5.00020804381">
                <text:p>-5.00020804381</text:p>
              </table:table-cell>
              <table:table-cell office:value-type="float" office:value="-0.000666512849852">
                <text:p>-0.0006665128498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273927242">
                <text:p>-5.00273927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98736265">
                <text:p>-5.00098736265</text:p>
              </table:table-cell>
              <table:table-cell office:value-type="float" office:value="-5.00102194712">
                <text:p>-5.00102194712</text:p>
              </table:table-cell>
              <table:table-cell office:value-type="float" office:value="-5.0002122147">
                <text:p>-5.0002122147</text:p>
              </table:table-cell>
              <table:table-cell office:value-type="float" office:value="-0.000662858656071">
                <text:p>-0.0006628586560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04072807">
                <text:p>-5.0004072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99905285">
                <text:p>-5.00099905285</text:p>
              </table:table-cell>
              <table:table-cell office:value-type="float" office:value="-5.00103516924">
                <text:p>-5.00103516924</text:p>
              </table:table-cell>
              <table:table-cell office:value-type="float" office:value="-5.00021764399">
                <text:p>-5.00021764399</text:p>
              </table:table-cell>
              <table:table-cell office:value-type="float" office:value="-0.000659207759462">
                <text:p>-0.0006592077594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055504277">
                <text:p>-5.00055504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101190628">
                <text:p>-5.00101190628</text:p>
              </table:table-cell>
              <table:table-cell office:value-type="float" office:value="-5.00104798214">
                <text:p>-5.00104798214</text:p>
              </table:table-cell>
              <table:table-cell office:value-type="float" office:value="-5.00022193115">
                <text:p>-5.00022193115</text:p>
              </table:table-cell>
              <table:table-cell office:value-type="float" office:value="-0.000655777624992">
                <text:p>-0.0006557776249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082815658">
                <text:p>-5.00082815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102446579">
                <text:p>-5.00102446579</text:p>
              </table:table-cell>
              <table:table-cell office:value-type="float" office:value="-5.00106098531">
                <text:p>-5.00106098531</text:p>
              </table:table-cell>
              <table:table-cell office:value-type="float" office:value="-5.00022567261">
                <text:p>-5.00022567261</text:p>
              </table:table-cell>
              <table:table-cell office:value-type="float" office:value="-1.58842191061">
                <text:p>-1.588421910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103345068">
                <text:p>-5.00103345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103664985">
                <text:p>-5.00103664985</text:p>
              </table:table-cell>
              <table:table-cell office:value-type="float" office:value="-5.00107525941">
                <text:p>-5.00107525941</text:p>
              </table:table-cell>
              <table:table-cell office:value-type="float" office:value="-5.00023009465">
                <text:p>-5.00023009465</text:p>
              </table:table-cell>
              <table:table-cell office:value-type="float" office:value="-2.24249324095">
                <text:p>-2.242493240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118471938">
                <text:p>-5.00118471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104902493">
                <text:p>-5.00104902493</text:p>
              </table:table-cell>
              <table:table-cell office:value-type="float" office:value="-5.00108755141">
                <text:p>-5.00108755141</text:p>
              </table:table-cell>
              <table:table-cell office:value-type="float" office:value="-5.00023373823">
                <text:p>-5.00023373823</text:p>
              </table:table-cell>
              <table:table-cell office:value-type="float" office:value="-2.09209680113">
                <text:p>-2.092096801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130217629">
                <text:p>-5.00130217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106273638">
                <text:p>-5.00106273638</text:p>
              </table:table-cell>
              <table:table-cell office:value-type="float" office:value="-5.00110106455">
                <text:p>-5.00110106455</text:p>
              </table:table-cell>
              <table:table-cell office:value-type="float" office:value="-5.00023793568">
                <text:p>-5.00023793568</text:p>
              </table:table-cell>
              <table:table-cell office:value-type="float" office:value="-2.07077731422">
                <text:p>-2.070777314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139741872">
                <text:p>-5.00139741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107602485">
                <text:p>-5.00107602485</text:p>
              </table:table-cell>
              <table:table-cell office:value-type="float" office:value="-5.00111488745">
                <text:p>-5.00111488745</text:p>
              </table:table-cell>
              <table:table-cell office:value-type="float" office:value="-5.0002414559">
                <text:p>-5.0002414559</text:p>
              </table:table-cell>
              <table:table-cell office:value-type="float" office:value="-2.03790109704">
                <text:p>-2.037901097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147651037">
                <text:p>-5.00147651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108896425">
                <text:p>-5.00108896425</text:p>
              </table:table-cell>
              <table:table-cell office:value-type="float" office:value="-5.00112889349">
                <text:p>-5.00112889349</text:p>
              </table:table-cell>
              <table:table-cell office:value-type="float" office:value="-5.00024518827">
                <text:p>-5.00024518827</text:p>
              </table:table-cell>
              <table:table-cell office:value-type="float" office:value="-2.01418953226">
                <text:p>-2.014189532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154721132">
                <text:p>-5.00154721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110264815">
                <text:p>-5.00110264815</text:p>
              </table:table-cell>
              <table:table-cell office:value-type="float" office:value="-5.00114369012">
                <text:p>-5.00114369012</text:p>
              </table:table-cell>
              <table:table-cell office:value-type="float" office:value="-5.00024891023">
                <text:p>-5.00024891023</text:p>
              </table:table-cell>
              <table:table-cell office:value-type="float" office:value="-1.99943219314">
                <text:p>-1.999432193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161089415">
                <text:p>-5.00161089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111657066">
                <text:p>-5.00111657066</text:p>
              </table:table-cell>
              <table:table-cell office:value-type="float" office:value="-5.00115752998">
                <text:p>-5.00115752998</text:p>
              </table:table-cell>
              <table:table-cell office:value-type="float" office:value="-5.0002528419">
                <text:p>-5.0002528419</text:p>
              </table:table-cell>
              <table:table-cell office:value-type="float" office:value="-1.98684168996">
                <text:p>-1.986841689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167222954">
                <text:p>-5.00167222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113183142">
                <text:p>-5.00113183142</text:p>
              </table:table-cell>
              <table:table-cell office:value-type="float" office:value="-5.00117214011">
                <text:p>-5.00117214011</text:p>
              </table:table-cell>
              <table:table-cell office:value-type="float" office:value="-5.00025644341">
                <text:p>-5.00025644341</text:p>
              </table:table-cell>
              <table:table-cell office:value-type="float" office:value="-1.97360070439">
                <text:p>-1.973600704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172564327">
                <text:p>-5.00172564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114555592">
                <text:p>-5.00114555592</text:p>
              </table:table-cell>
              <table:table-cell office:value-type="float" office:value="-5.00118702643">
                <text:p>-5.00118702643</text:p>
              </table:table-cell>
              <table:table-cell office:value-type="float" office:value="-5.00025973284">
                <text:p>-5.00025973284</text:p>
              </table:table-cell>
              <table:table-cell office:value-type="float" office:value="-1.96800304946">
                <text:p>-1.968003049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177756953">
                <text:p>-5.00177756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115941755">
                <text:p>-5.00115941755</text:p>
              </table:table-cell>
              <table:table-cell office:value-type="float" office:value="-5.00120212666">
                <text:p>-5.00120212666</text:p>
              </table:table-cell>
              <table:table-cell office:value-type="float" office:value="-5.00026326234">
                <text:p>-5.00026326234</text:p>
              </table:table-cell>
              <table:table-cell office:value-type="float" office:value="-1.96147084025">
                <text:p>-1.96147084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182728984">
                <text:p>-5.00182728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117475083">
                <text:p>-5.00117475083</text:p>
              </table:table-cell>
              <table:table-cell office:value-type="float" office:value="-5.00121745859">
                <text:p>-5.00121745859</text:p>
              </table:table-cell>
              <table:table-cell office:value-type="float" office:value="-5.00026679328">
                <text:p>-5.00026679328</text:p>
              </table:table-cell>
              <table:table-cell office:value-type="float" office:value="-1.95788179733">
                <text:p>-1.957881797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187519264">
                <text:p>-5.00187519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118912533">
                <text:p>-5.00118912533</text:p>
              </table:table-cell>
              <table:table-cell office:value-type="float" office:value="-5.00123365772">
                <text:p>-5.00123365772</text:p>
              </table:table-cell>
              <table:table-cell office:value-type="float" office:value="-5.00027006971">
                <text:p>-5.00027006971</text:p>
              </table:table-cell>
              <table:table-cell office:value-type="float" office:value="-1.95664313409">
                <text:p>-1.956643134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192029187">
                <text:p>-5.00192029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120489931">
                <text:p>-5.00120489931</text:p>
              </table:table-cell>
              <table:table-cell office:value-type="float" office:value="-5.0012488164">
                <text:p>-5.0012488164</text:p>
              </table:table-cell>
              <table:table-cell office:value-type="float" office:value="-5.00027381915">
                <text:p>-5.00027381915</text:p>
              </table:table-cell>
              <table:table-cell office:value-type="float" office:value="-1.95558140783">
                <text:p>-1.955581407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196683815">
                <text:p>-5.00196683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122033403">
                <text:p>-5.00122033403</text:p>
              </table:table-cell>
              <table:table-cell office:value-type="float" office:value="-5.00126547755">
                <text:p>-5.00126547755</text:p>
              </table:table-cell>
              <table:table-cell office:value-type="float" office:value="-5.00027750307">
                <text:p>-5.00027750307</text:p>
              </table:table-cell>
              <table:table-cell office:value-type="float" office:value="-1.95693982755">
                <text:p>-1.956939827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200974343">
                <text:p>-5.00200974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123595073">
                <text:p>-5.00123595073</text:p>
              </table:table-cell>
              <table:table-cell office:value-type="float" office:value="-5.00128112697">
                <text:p>-5.00128112697</text:p>
              </table:table-cell>
              <table:table-cell office:value-type="float" office:value="-5.00028095521">
                <text:p>-5.00028095521</text:p>
              </table:table-cell>
              <table:table-cell office:value-type="float" office:value="-1.9576908163">
                <text:p>-1.95769081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205439568">
                <text:p>-5.00205439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125311474">
                <text:p>-5.00125311474</text:p>
              </table:table-cell>
              <table:table-cell office:value-type="float" office:value="-5.00129831522">
                <text:p>-5.00129831522</text:p>
              </table:table-cell>
              <table:table-cell office:value-type="float" office:value="-5.00028438767">
                <text:p>-5.00028438767</text:p>
              </table:table-cell>
              <table:table-cell office:value-type="float" office:value="-1.95771864274">
                <text:p>-1.957718642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209718164">
                <text:p>-5.00209718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126855853">
                <text:p>-5.00126855853</text:p>
              </table:table-cell>
              <table:table-cell office:value-type="float" office:value="-5.0013158252">
                <text:p>-5.0013158252</text:p>
              </table:table-cell>
              <table:table-cell office:value-type="float" office:value="-5.00028762962">
                <text:p>-5.00028762962</text:p>
              </table:table-cell>
              <table:table-cell office:value-type="float" office:value="-1.95934607606">
                <text:p>-1.959346076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213912436">
                <text:p>-5.00213912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12835166">
                <text:p>-5.0012835166</text:p>
              </table:table-cell>
              <table:table-cell office:value-type="float" office:value="-5.00133148075">
                <text:p>-5.00133148075</text:p>
              </table:table-cell>
              <table:table-cell office:value-type="float" office:value="-5.00029131135">
                <text:p>-5.00029131135</text:p>
              </table:table-cell>
              <table:table-cell office:value-type="float" office:value="-1.96117414826">
                <text:p>-1.961174148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217936809">
                <text:p>-5.00217936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129879387">
                <text:p>-5.00129879387</text:p>
              </table:table-cell>
              <table:table-cell office:value-type="float" office:value="-5.00134806272">
                <text:p>-5.00134806272</text:p>
              </table:table-cell>
              <table:table-cell office:value-type="float" office:value="-5.00029457085">
                <text:p>-5.00029457085</text:p>
              </table:table-cell>
              <table:table-cell office:value-type="float" office:value="-1.96291761687">
                <text:p>-1.962917616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222054212">
                <text:p>-5.00222054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13164396">
                <text:p>-5.0013164396</text:p>
              </table:table-cell>
              <table:table-cell office:value-type="float" office:value="-5.00136653338">
                <text:p>-5.00136653338</text:p>
              </table:table-cell>
              <table:table-cell office:value-type="float" office:value="-5.00029804378">
                <text:p>-5.00029804378</text:p>
              </table:table-cell>
              <table:table-cell office:value-type="float" office:value="-1.96492863581">
                <text:p>-1.964928635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226283811">
                <text:p>-5.00226283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133303131">
                <text:p>-5.00133303131</text:p>
              </table:table-cell>
              <table:table-cell office:value-type="float" office:value="-5.00138444711">
                <text:p>-5.00138444711</text:p>
              </table:table-cell>
              <table:table-cell office:value-type="float" office:value="-5.00030154901">
                <text:p>-5.00030154901</text:p>
              </table:table-cell>
              <table:table-cell office:value-type="float" office:value="-1.96694481764">
                <text:p>-1.966944817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230223205">
                <text:p>-5.00230223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135263726">
                <text:p>-5.00135263726</text:p>
              </table:table-cell>
              <table:table-cell office:value-type="float" office:value="-5.00140339001">
                <text:p>-5.00140339001</text:p>
              </table:table-cell>
              <table:table-cell office:value-type="float" office:value="-5.00030506373">
                <text:p>-5.00030506373</text:p>
              </table:table-cell>
              <table:table-cell office:value-type="float" office:value="-1.96895817636">
                <text:p>-1.968958176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234420398">
                <text:p>-5.00234420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137039591">
                <text:p>-5.00137039591</text:p>
              </table:table-cell>
              <table:table-cell office:value-type="float" office:value="-5.00142113118">
                <text:p>-5.00142113118</text:p>
              </table:table-cell>
              <table:table-cell office:value-type="float" office:value="-5.00030878246">
                <text:p>-5.00030878246</text:p>
              </table:table-cell>
              <table:table-cell office:value-type="float" office:value="-1.97107913669">
                <text:p>-1.971079136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238466742">
                <text:p>-5.00238466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138902666">
                <text:p>-5.00138902666</text:p>
              </table:table-cell>
              <table:table-cell office:value-type="float" office:value="-5.00143987927">
                <text:p>-5.00143987927</text:p>
              </table:table-cell>
              <table:table-cell office:value-type="float" office:value="-5.00031214245">
                <text:p>-5.00031214245</text:p>
              </table:table-cell>
              <table:table-cell office:value-type="float" office:value="-1.97335132684">
                <text:p>-1.973351326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242512351">
                <text:p>-5.00242512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140724557">
                <text:p>-5.00140724557</text:p>
              </table:table-cell>
              <table:table-cell office:value-type="float" office:value="-5.00145900051">
                <text:p>-5.00145900051</text:p>
              </table:table-cell>
              <table:table-cell office:value-type="float" office:value="-5.00031569958">
                <text:p>-5.00031569958</text:p>
              </table:table-cell>
              <table:table-cell office:value-type="float" office:value="-1.97521246293">
                <text:p>-1.975212462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246563255">
                <text:p>-5.00246563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14242235">
                <text:p>-5.0014242235</text:p>
              </table:table-cell>
              <table:table-cell office:value-type="float" office:value="-5.00147841828">
                <text:p>-5.00147841828</text:p>
              </table:table-cell>
              <table:table-cell office:value-type="float" office:value="-5.00031930229">
                <text:p>-5.00031930229</text:p>
              </table:table-cell>
              <table:table-cell office:value-type="float" office:value="-1.97689536452">
                <text:p>-1.976895364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25062472">
                <text:p>-5.0025062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144378169">
                <text:p>-5.00144378169</text:p>
              </table:table-cell>
              <table:table-cell office:value-type="float" office:value="-5.0014981561">
                <text:p>-5.0014981561</text:p>
              </table:table-cell>
              <table:table-cell office:value-type="float" office:value="-5.00032274352">
                <text:p>-5.00032274352</text:p>
              </table:table-cell>
              <table:table-cell office:value-type="float" office:value="-1.97816760061">
                <text:p>-1.978167600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25470181">
                <text:p>-5.0025470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146298439">
                <text:p>-5.00146298439</text:p>
              </table:table-cell>
              <table:table-cell office:value-type="float" office:value="-5.00151741138">
                <text:p>-5.00151741138</text:p>
              </table:table-cell>
              <table:table-cell office:value-type="float" office:value="-5.00032660454">
                <text:p>-5.00032660454</text:p>
              </table:table-cell>
              <table:table-cell office:value-type="float" office:value="-1.97970978079">
                <text:p>-1.979709780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25866234">
                <text:p>-5.0025866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148242333">
                <text:p>-5.00148242333</text:p>
              </table:table-cell>
              <table:table-cell office:value-type="float" office:value="-5.00153790208">
                <text:p>-5.00153790208</text:p>
              </table:table-cell>
              <table:table-cell office:value-type="float" office:value="-5.00033027792">
                <text:p>-5.00033027792</text:p>
              </table:table-cell>
              <table:table-cell office:value-type="float" office:value="-1.98153684334">
                <text:p>-1.981536843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262795117">
                <text:p>-5.00262795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150219797">
                <text:p>-5.00150219797</text:p>
              </table:table-cell>
              <table:table-cell office:value-type="float" office:value="-5.00156031089">
                <text:p>-5.00156031089</text:p>
              </table:table-cell>
              <table:table-cell office:value-type="float" office:value="-5.0003339824">
                <text:p>-5.0003339824</text:p>
              </table:table-cell>
              <table:table-cell office:value-type="float" office:value="-1.98295552314">
                <text:p>-1.982955523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266943689">
                <text:p>-5.00266943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152229606">
                <text:p>-5.00152229606</text:p>
              </table:table-cell>
              <table:table-cell office:value-type="float" office:value="-5.00158055855">
                <text:p>-5.00158055855</text:p>
              </table:table-cell>
              <table:table-cell office:value-type="float" office:value="-5.00033756347">
                <text:p>-5.00033756347</text:p>
              </table:table-cell>
              <table:table-cell office:value-type="float" office:value="-1.98423370394">
                <text:p>-1.98423370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271273461">
                <text:p>-5.00271273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154364097">
                <text:p>-5.00154364097</text:p>
              </table:table-cell>
              <table:table-cell office:value-type="float" office:value="-5.00160190908">
                <text:p>-5.00160190908</text:p>
              </table:table-cell>
              <table:table-cell office:value-type="float" office:value="-5.00034150191">
                <text:p>-5.00034150191</text:p>
              </table:table-cell>
              <table:table-cell office:value-type="float" office:value="-1.98544028492">
                <text:p>-1.985440284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275640666">
                <text:p>-5.00275640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156267051">
                <text:p>-5.00156267051</text:p>
              </table:table-cell>
              <table:table-cell office:value-type="float" office:value="-5.00162371651">
                <text:p>-5.00162371651</text:p>
              </table:table-cell>
              <table:table-cell office:value-type="float" office:value="-5.00034514057">
                <text:p>-5.00034514057</text:p>
              </table:table-cell>
              <table:table-cell office:value-type="float" office:value="-1.98656690171">
                <text:p>-1.986566901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279618325">
                <text:p>-5.00279618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158373936">
                <text:p>-5.00158373936</text:p>
              </table:table-cell>
              <table:table-cell office:value-type="float" office:value="-5.0016450895">
                <text:p>-5.0016450895</text:p>
              </table:table-cell>
              <table:table-cell office:value-type="float" office:value="-5.0003491868">
                <text:p>-5.0003491868</text:p>
              </table:table-cell>
              <table:table-cell office:value-type="float" office:value="-1.98742716635">
                <text:p>-1.987427166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284069612">
                <text:p>-5.00284069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160528623">
                <text:p>-5.00160528623</text:p>
              </table:table-cell>
              <table:table-cell office:value-type="float" office:value="-5.00166756082">
                <text:p>-5.00166756082</text:p>
              </table:table-cell>
              <table:table-cell office:value-type="float" office:value="-5.00035305927">
                <text:p>-5.00035305927</text:p>
              </table:table-cell>
              <table:table-cell office:value-type="float" office:value="-1.98840457973">
                <text:p>-1.988404579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288279759">
                <text:p>-5.00288279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162892733">
                <text:p>-5.00162892733</text:p>
              </table:table-cell>
              <table:table-cell office:value-type="float" office:value="-5.00169149447">
                <text:p>-5.00169149447</text:p>
              </table:table-cell>
              <table:table-cell office:value-type="float" office:value="-5.0003569714">
                <text:p>-5.0003569714</text:p>
              </table:table-cell>
              <table:table-cell office:value-type="float" office:value="-1.98951000442">
                <text:p>-1.98951000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292829088">
                <text:p>-5.00292829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165024243">
                <text:p>-5.00165024243</text:p>
              </table:table-cell>
              <table:table-cell office:value-type="float" office:value="-5.00171484574">
                <text:p>-5.00171484574</text:p>
              </table:table-cell>
              <table:table-cell office:value-type="float" office:value="-5.00036092494">
                <text:p>-5.00036092494</text:p>
              </table:table-cell>
              <table:table-cell office:value-type="float" office:value="-1.99037447204">
                <text:p>-1.990374472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297148023">
                <text:p>-5.00297148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167272753">
                <text:p>-5.00167272753</text:p>
              </table:table-cell>
              <table:table-cell office:value-type="float" office:value="-5.00173855078">
                <text:p>-5.00173855078</text:p>
              </table:table-cell>
              <table:table-cell office:value-type="float" office:value="-5.00036492049">
                <text:p>-5.00036492049</text:p>
              </table:table-cell>
              <table:table-cell office:value-type="float" office:value="-1.99114697707">
                <text:p>-1.991146977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30166138">
                <text:p>-5.0030166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169477336">
                <text:p>-5.00169477336</text:p>
              </table:table-cell>
              <table:table-cell office:value-type="float" office:value="-5.00176268845">
                <text:p>-5.00176268845</text:p>
              </table:table-cell>
              <table:table-cell office:value-type="float" office:value="-5.00036895905">
                <text:p>-5.00036895905</text:p>
              </table:table-cell>
              <table:table-cell office:value-type="float" office:value="-1.99174403902">
                <text:p>-1.991744039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306398006">
                <text:p>-5.00306398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172010613">
                <text:p>-5.00172010613</text:p>
              </table:table-cell>
              <table:table-cell office:value-type="float" office:value="-5.00178735872">
                <text:p>-5.00178735872</text:p>
              </table:table-cell>
              <table:table-cell office:value-type="float" office:value="-5.00037323261">
                <text:p>-5.00037323261</text:p>
              </table:table-cell>
              <table:table-cell office:value-type="float" office:value="-1.99252343154">
                <text:p>-1.992523431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311046127">
                <text:p>-5.00311046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174382161">
                <text:p>-5.00174382161</text:p>
              </table:table-cell>
              <table:table-cell office:value-type="float" office:value="-5.00181329033">
                <text:p>-5.00181329033</text:p>
              </table:table-cell>
              <table:table-cell office:value-type="float" office:value="-5.0003773534">
                <text:p>-5.0003773534</text:p>
              </table:table-cell>
              <table:table-cell office:value-type="float" office:value="-1.99315894571">
                <text:p>-1.993158945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315599509">
                <text:p>-5.00315599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176596468">
                <text:p>-5.00176596468</text:p>
              </table:table-cell>
              <table:table-cell office:value-type="float" office:value="-5.00183669667">
                <text:p>-5.00183669667</text:p>
              </table:table-cell>
              <table:table-cell office:value-type="float" office:value="-5.0003813148">
                <text:p>-5.0003813148</text:p>
              </table:table-cell>
              <table:table-cell office:value-type="float" office:value="-1.99362719883">
                <text:p>-1.993627198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320391365">
                <text:p>-5.00320391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179148525">
                <text:p>-5.00179148525</text:p>
              </table:table-cell>
              <table:table-cell office:value-type="float" office:value="-5.00186357937">
                <text:p>-5.00186357937</text:p>
              </table:table-cell>
              <table:table-cell office:value-type="float" office:value="-5.0003855275">
                <text:p>-5.0003855275</text:p>
              </table:table-cell>
              <table:table-cell office:value-type="float" office:value="-1.99415024004">
                <text:p>-1.994150240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325402519">
                <text:p>-5.00325402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181656841">
                <text:p>-5.00181656841</text:p>
              </table:table-cell>
              <table:table-cell office:value-type="float" office:value="-5.00189003189">
                <text:p>-5.00189003189</text:p>
              </table:table-cell>
              <table:table-cell office:value-type="float" office:value="-5.00038980375">
                <text:p>-5.00038980375</text:p>
              </table:table-cell>
              <table:table-cell office:value-type="float" office:value="-1.99473004735">
                <text:p>-1.994730047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330178582">
                <text:p>-5.00330178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184199373">
                <text:p>-5.00184199373</text:p>
              </table:table-cell>
              <table:table-cell office:value-type="float" office:value="-5.00191903598">
                <text:p>-5.00191903598</text:p>
              </table:table-cell>
              <table:table-cell office:value-type="float" office:value="-5.00039412373">
                <text:p>-5.00039412373</text:p>
              </table:table-cell>
              <table:table-cell office:value-type="float" office:value="-1.9951849959">
                <text:p>-1.99518499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335349246">
                <text:p>-5.00335349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186788864">
                <text:p>-5.00186788864</text:p>
              </table:table-cell>
              <table:table-cell office:value-type="float" office:value="-5.0019463374">
                <text:p>-5.0019463374</text:p>
              </table:table-cell>
              <table:table-cell office:value-type="float" office:value="-5.00039849308">
                <text:p>-5.00039849308</text:p>
              </table:table-cell>
              <table:table-cell office:value-type="float" office:value="-1.99559025801">
                <text:p>-1.995590258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340450337">
                <text:p>-5.00340450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189530257">
                <text:p>-5.00189530257</text:p>
              </table:table-cell>
              <table:table-cell office:value-type="float" office:value="-5.00197291116">
                <text:p>-5.00197291116</text:p>
              </table:table-cell>
              <table:table-cell office:value-type="float" office:value="-5.00040291214">
                <text:p>-5.00040291214</text:p>
              </table:table-cell>
              <table:table-cell office:value-type="float" office:value="-1.99596592704">
                <text:p>-1.995965927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5.003456277">
                <text:p>-5.003456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192103446">
                <text:p>-5.00192103446</text:p>
              </table:table-cell>
              <table:table-cell office:value-type="float" office:value="-5.00200004194">
                <text:p>-5.00200004194</text:p>
              </table:table-cell>
              <table:table-cell office:value-type="float" office:value="-5.00040738201">
                <text:p>-5.00040738201</text:p>
              </table:table-cell>
              <table:table-cell office:value-type="float" office:value="-1.99631163677">
                <text:p>-1.996311636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19460892">
                <text:p>-5.0019460892</text:p>
              </table:table-cell>
              <table:table-cell office:value-type="float" office:value="-5.002028927">
                <text:p>-5.002028927</text:p>
              </table:table-cell>
              <table:table-cell office:value-type="float" office:value="-5.00041190371">
                <text:p>-5.00041190371</text:p>
              </table:table-cell>
              <table:table-cell office:value-type="float" office:value="-1.99657857193">
                <text:p>-1.996578571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197280788">
                <text:p>-5.00197280788</text:p>
              </table:table-cell>
              <table:table-cell office:value-type="float" office:value="-5.00205840711">
                <text:p>-5.00205840711</text:p>
              </table:table-cell>
              <table:table-cell office:value-type="float" office:value="-5.00041650407">
                <text:p>-5.00041650407</text:p>
              </table:table-cell>
              <table:table-cell office:value-type="float" office:value="-1.99687155232">
                <text:p>-1.996871552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20025271">
                <text:p>-5.0020025271</text:p>
              </table:table-cell>
              <table:table-cell office:value-type="float" office:value="-5.00208841738">
                <text:p>-5.00208841738</text:p>
              </table:table-cell>
              <table:table-cell office:value-type="float" office:value="-5.00042111184">
                <text:p>-5.00042111184</text:p>
              </table:table-cell>
              <table:table-cell office:value-type="float" office:value="-1.99715046469">
                <text:p>-1.997150464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203142114">
                <text:p>-5.00203142114</text:p>
              </table:table-cell>
              <table:table-cell office:value-type="float" office:value="-5.00211805256">
                <text:p>-5.00211805256</text:p>
              </table:table-cell>
              <table:table-cell office:value-type="float" office:value="-5.00042579763">
                <text:p>-5.00042579763</text:p>
              </table:table-cell>
              <table:table-cell office:value-type="float" office:value="-1.99741525999">
                <text:p>-1.997415259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215023907">
                <text:p>-5.00215023907</text:p>
              </table:table-cell>
              <table:table-cell office:value-type="float" office:value="-5.00043053487">
                <text:p>-5.00043053487</text:p>
              </table:table-cell>
              <table:table-cell office:value-type="float" office:value="-1.99767674269">
                <text:p>-1.997676742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218333808">
                <text:p>-5.00218333808</text:p>
              </table:table-cell>
              <table:table-cell office:value-type="float" office:value="-5.00043532971">
                <text:p>-5.00043532971</text:p>
              </table:table-cell>
              <table:table-cell office:value-type="float" office:value="-1.99785795367">
                <text:p>-1.997857953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2393683656">
                <text:p>-5.02393683656</text:p>
              </table:table-cell>
              <table:table-cell office:value-type="float" office:value="-5.00044018243">
                <text:p>-5.00044018243</text:p>
              </table:table-cell>
              <table:table-cell office:value-type="float" office:value="-1.99805558006">
                <text:p>-1.998055580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44509399">
                <text:p>-5.00044509399</text:p>
              </table:table-cell>
              <table:table-cell office:value-type="float" office:value="-1.99826582685">
                <text:p>-1.998265826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4502915">
                <text:p>-5.0004502915</text:p>
              </table:table-cell>
              <table:table-cell office:value-type="float" office:value="-1.99840015078">
                <text:p>-1.998400150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45531605">
                <text:p>-5.00045531605</text:p>
              </table:table-cell>
              <table:table-cell office:value-type="float" office:value="-1.99853042465">
                <text:p>-1.998530424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46015842">
                <text:p>-5.00046015842</text:p>
              </table:table-cell>
              <table:table-cell office:value-type="float" office:value="-1.9986924128">
                <text:p>-1.99869241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46530705">
                <text:p>-5.00046530705</text:p>
              </table:table-cell>
              <table:table-cell office:value-type="float" office:value="-1.99882561121">
                <text:p>-1.998825611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47056656">
                <text:p>-5.00047056656</text:p>
              </table:table-cell>
              <table:table-cell office:value-type="float" office:value="-1.9989428541">
                <text:p>-1.99894285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47583342">
                <text:p>-5.00047583342</text:p>
              </table:table-cell>
              <table:table-cell office:value-type="float" office:value="-1.9990677732">
                <text:p>-1.99906777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4811917">
                <text:p>-5.0004811917</text:p>
              </table:table-cell>
              <table:table-cell office:value-type="float" office:value="-1.99916300633">
                <text:p>-1.999163006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48661109">
                <text:p>-5.00048661109</text:p>
              </table:table-cell>
              <table:table-cell office:value-type="float" office:value="-1.99923685294">
                <text:p>-1.999236852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49209861">
                <text:p>-5.00049209861</text:p>
              </table:table-cell>
              <table:table-cell office:value-type="float" office:value="-1.99933095443">
                <text:p>-1.999330954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49790621">
                <text:p>-5.00049790621</text:p>
              </table:table-cell>
              <table:table-cell office:value-type="float" office:value="-1.99939626845">
                <text:p>-1.999396268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50327064">
                <text:p>-5.00050327064</text:p>
              </table:table-cell>
              <table:table-cell office:value-type="float" office:value="-1.99946466512">
                <text:p>-1.999464665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5089498">
                <text:p>-5.0005089498</text:p>
              </table:table-cell>
              <table:table-cell office:value-type="float" office:value="-1.99954038504">
                <text:p>-1.999540385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51472732">
                <text:p>-5.00051472732</text:p>
              </table:table-cell>
              <table:table-cell office:value-type="float" office:value="-1.99960025439">
                <text:p>-1.999600254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52057151">
                <text:p>-5.00052057151</text:p>
              </table:table-cell>
              <table:table-cell office:value-type="float" office:value="-1.99965378659">
                <text:p>-1.99965378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52649036">
                <text:p>-5.00052649036</text:p>
              </table:table-cell>
              <table:table-cell office:value-type="float" office:value="-1.99970350516">
                <text:p>-1.99970350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53248419">
                <text:p>-5.00053248419</text:p>
              </table:table-cell>
              <table:table-cell office:value-type="float" office:value="-1.99974939445">
                <text:p>-1.999749394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53886001">
                <text:p>-5.00053886001</text:p>
              </table:table-cell>
              <table:table-cell office:value-type="float" office:value="-1.9997853351">
                <text:p>-1.99978533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54469848">
                <text:p>-5.00054469848</text:p>
              </table:table-cell>
              <table:table-cell office:value-type="float" office:value="-1.99982453728">
                <text:p>-1.999824537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55090961">
                <text:p>-5.00055090961</text:p>
              </table:table-cell>
              <table:table-cell office:value-type="float" office:value="-1.99986194988">
                <text:p>-1.999861949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55722397">
                <text:p>-5.00055722397</text:p>
              </table:table-cell>
              <table:table-cell office:value-type="float" office:value="-1.99989628503">
                <text:p>-1.999896285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56361395">
                <text:p>-5.00056361395</text:p>
              </table:table-cell>
              <table:table-cell office:value-type="float" office:value="-1.99992801818">
                <text:p>-1.999928018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57008733">
                <text:p>-5.00057008733</text:p>
              </table:table-cell>
              <table:table-cell office:value-type="float" office:value="-1.99996164213">
                <text:p>-1.999961642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57664451">
                <text:p>-5.00057664451</text:p>
              </table:table-cell>
              <table:table-cell office:value-type="float" office:value="-1.99998871137">
                <text:p>-1.999988711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58358673">
                <text:p>-5.00058358673</text:p>
              </table:table-cell>
              <table:table-cell office:value-type="float" office:value="-2.00001402556">
                <text:p>-2.000014025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59030579">
                <text:p>-5.00059030579</text:p>
              </table:table-cell>
              <table:table-cell office:value-type="float" office:value="-2.00003602139">
                <text:p>-2.00003602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59678946">
                <text:p>-5.00059678946</text:p>
              </table:table-cell>
              <table:table-cell office:value-type="float" office:value="-2.00005425337">
                <text:p>-2.000054253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60372383">
                <text:p>-5.00060372383</text:p>
              </table:table-cell>
              <table:table-cell office:value-type="float" office:value="-2.00007395577">
                <text:p>-2.000073955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61070611">
                <text:p>-5.00061070611</text:p>
              </table:table-cell>
              <table:table-cell office:value-type="float" office:value="-2.00009288306">
                <text:p>-2.000092883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61780699">
                <text:p>-5.00061780699</text:p>
              </table:table-cell>
              <table:table-cell office:value-type="float" office:value="-2.00011103071">
                <text:p>-2.000111030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62499557">
                <text:p>-5.00062499557</text:p>
              </table:table-cell>
              <table:table-cell office:value-type="float" office:value="-2.00013184724">
                <text:p>-2.000131847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63260827">
                <text:p>-5.00063260827</text:p>
              </table:table-cell>
              <table:table-cell office:value-type="float" office:value="-2.00014466214">
                <text:p>-2.000144662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63997818">
                <text:p>-5.00063997818</text:p>
              </table:table-cell>
              <table:table-cell office:value-type="float" office:value="-2.00015822411">
                <text:p>-2.000158224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64742701">
                <text:p>-5.00064742701</text:p>
              </table:table-cell>
              <table:table-cell office:value-type="float" office:value="-2.00016971763">
                <text:p>-2.000169717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65464763">
                <text:p>-5.00065464763</text:p>
              </table:table-cell>
              <table:table-cell office:value-type="float" office:value="-2.00018209645">
                <text:p>-2.000182096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66232144">
                <text:p>-5.00066232144</text:p>
              </table:table-cell>
              <table:table-cell office:value-type="float" office:value="-2.00019408298">
                <text:p>-2.000194082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67012541">
                <text:p>-5.00067012541</text:p>
              </table:table-cell>
              <table:table-cell office:value-type="float" office:value="-2.0002053345">
                <text:p>-2.00020533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67802606">
                <text:p>-5.00067802606</text:p>
              </table:table-cell>
              <table:table-cell office:value-type="float" office:value="-2.00021470735">
                <text:p>-2.000214707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68603324">
                <text:p>-5.00068603324</text:p>
              </table:table-cell>
              <table:table-cell office:value-type="float" office:value="-2.00022743823">
                <text:p>-2.000227438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69414791">
                <text:p>-5.00069414791</text:p>
              </table:table-cell>
              <table:table-cell office:value-type="float" office:value="-2.00023586308">
                <text:p>-2.000235863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70237232">
                <text:p>-5.00070237232</text:p>
              </table:table-cell>
              <table:table-cell office:value-type="float" office:value="-2.00024576478">
                <text:p>-2.000245764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71108369">
                <text:p>-5.00071108369</text:p>
              </table:table-cell>
              <table:table-cell office:value-type="float" office:value="-2.00025351618">
                <text:p>-2.000253516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71914345">
                <text:p>-5.00071914345</text:p>
              </table:table-cell>
              <table:table-cell office:value-type="float" office:value="-2.00026273844">
                <text:p>-2.000262738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72768494">
                <text:p>-5.00072768494</text:p>
              </table:table-cell>
              <table:table-cell office:value-type="float" office:value="-2.00026973746">
                <text:p>-2.000269737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73638281">
                <text:p>-5.00073638281</text:p>
              </table:table-cell>
              <table:table-cell office:value-type="float" office:value="-2.00027727073">
                <text:p>-2.000277270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74519168">
                <text:p>-5.00074519168</text:p>
              </table:table-cell>
              <table:table-cell office:value-type="float" office:value="-2.00028468688">
                <text:p>-2.000284686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75412372">
                <text:p>-5.00075412372</text:p>
              </table:table-cell>
              <table:table-cell office:value-type="float" office:value="-2.00029251483">
                <text:p>-2.000292514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76358702">
                <text:p>-5.00076358702</text:p>
              </table:table-cell>
              <table:table-cell office:value-type="float" office:value="-2.00029942705">
                <text:p>-2.000299427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77234561">
                <text:p>-5.00077234561</text:p>
              </table:table-cell>
              <table:table-cell office:value-type="float" office:value="-2.00030604041">
                <text:p>-2.000306040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78163042">
                <text:p>-5.00078163042</text:p>
              </table:table-cell>
              <table:table-cell office:value-type="float" office:value="-2.00031194323">
                <text:p>-2.000311943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79113791">
                <text:p>-5.00079113791</text:p>
              </table:table-cell>
              <table:table-cell office:value-type="float" office:value="-2.00031826568">
                <text:p>-2.000318265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80067936">
                <text:p>-5.00080067936</text:p>
              </table:table-cell>
              <table:table-cell office:value-type="float" office:value="-2.00032454968">
                <text:p>-2.000324549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81040206">
                <text:p>-5.00081040206</text:p>
              </table:table-cell>
              <table:table-cell office:value-type="float" office:value="-2.00033069301">
                <text:p>-2.000330693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82025436">
                <text:p>-5.00082025436</text:p>
              </table:table-cell>
              <table:table-cell office:value-type="float" office:value="-2.00033729129">
                <text:p>-2.000337291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8302492">
                <text:p>-5.0008302492</text:p>
              </table:table-cell>
              <table:table-cell office:value-type="float" office:value="-2.00034314933">
                <text:p>-2.000343149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84084325">
                <text:p>-5.00084084325</text:p>
              </table:table-cell>
              <table:table-cell office:value-type="float" office:value="-2.00034852953">
                <text:p>-2.000348529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85065378">
                <text:p>-5.00085065378</text:p>
              </table:table-cell>
              <table:table-cell office:value-type="float" office:value="-2.00035468282">
                <text:p>-2.000354682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86152748">
                <text:p>-5.00086152748</text:p>
              </table:table-cell>
              <table:table-cell office:value-type="float" office:value="-2.0003600475">
                <text:p>-2.00036004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87164123">
                <text:p>-5.00087164123</text:p>
              </table:table-cell>
              <table:table-cell office:value-type="float" office:value="-2.00036569077">
                <text:p>-2.000365690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88235703">
                <text:p>-5.00088235703</text:p>
              </table:table-cell>
              <table:table-cell office:value-type="float" office:value="-2.00037137363">
                <text:p>-2.000371373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9269585138">
                <text:p>-4.99269585138</text:p>
              </table:table-cell>
              <table:table-cell office:value-type="float" office:value="-2.00037708778">
                <text:p>-2.000377087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2344104965">
                <text:p>-5.02344104965</text:p>
              </table:table-cell>
              <table:table-cell office:value-type="float" office:value="-2.00038300164">
                <text:p>-2.000383001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266866198">
                <text:p>-5.00266866198</text:p>
              </table:table-cell>
              <table:table-cell office:value-type="float" office:value="-2.00038862002">
                <text:p>-2.000388620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979125849">
                <text:p>-4.9979125849</text:p>
              </table:table-cell>
              <table:table-cell office:value-type="float" office:value="-2.00039385848">
                <text:p>-2.000393858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9824654597">
                <text:p>-4.99824654597</text:p>
              </table:table-cell>
              <table:table-cell office:value-type="float" office:value="-2.00039976531">
                <text:p>-2.000399765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9103645458">
                <text:p>-4.99103645458</text:p>
              </table:table-cell>
              <table:table-cell office:value-type="float" office:value="-2.00040509093">
                <text:p>-2.000405090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395399563">
                <text:p>-5.00395399563</text:p>
              </table:table-cell>
              <table:table-cell office:value-type="float" office:value="-2.00041069903">
                <text:p>-2.000410699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9976455036">
                <text:p>-4.99976455036</text:p>
              </table:table-cell>
              <table:table-cell office:value-type="float" office:value="-2.00041577736">
                <text:p>-2.000415777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9999316954">
                <text:p>-4.99999316954</text:p>
              </table:table-cell>
              <table:table-cell office:value-type="float" office:value="-2.00042182615">
                <text:p>-2.000421826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32147237">
                <text:p>-5.00032147237</text:p>
              </table:table-cell>
              <table:table-cell office:value-type="float" office:value="-2.00042819121">
                <text:p>-2.000428191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54048331">
                <text:p>-5.00054048331</text:p>
              </table:table-cell>
              <table:table-cell office:value-type="float" office:value="-2.00043367618">
                <text:p>-2.000433676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69485592">
                <text:p>-5.00069485592</text:p>
              </table:table-cell>
              <table:table-cell office:value-type="float" office:value="-2.00043972554">
                <text:p>-2.000439725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80434975">
                <text:p>-5.00080434975</text:p>
              </table:table-cell>
              <table:table-cell office:value-type="float" office:value="-2.00044557782">
                <text:p>-2.000445577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88477117">
                <text:p>-5.00088477117</text:p>
              </table:table-cell>
              <table:table-cell office:value-type="float" office:value="-2.00045115031">
                <text:p>-2.000451150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94632274">
                <text:p>-5.00094632274</text:p>
              </table:table-cell>
              <table:table-cell office:value-type="float" office:value="-2.0004570766">
                <text:p>-2.00045707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099537238">
                <text:p>-5.00099537238</text:p>
              </table:table-cell>
              <table:table-cell office:value-type="float" office:value="-2.00046338906">
                <text:p>-2.000463389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103602928">
                <text:p>-5.00103602928</text:p>
              </table:table-cell>
              <table:table-cell office:value-type="float" office:value="-2.00046917189">
                <text:p>-2.000469171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107093894">
                <text:p>-5.00107093894</text:p>
              </table:table-cell>
              <table:table-cell office:value-type="float" office:value="-2.00047527466">
                <text:p>-2.000475274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110036526">
                <text:p>-5.00110036526</text:p>
              </table:table-cell>
              <table:table-cell office:value-type="float" office:value="-2.00048177955">
                <text:p>-2.000481779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11272999">
                <text:p>-5.0011272999</text:p>
              </table:table-cell>
              <table:table-cell office:value-type="float" office:value="-2.00048775972">
                <text:p>-2.000487759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115479916">
                <text:p>-5.00115479916</text:p>
              </table:table-cell>
              <table:table-cell office:value-type="float" office:value="-2.00049441131">
                <text:p>-2.000494411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0050050682">
                <text:p>-2.000500506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0050697504">
                <text:p>-2.000506975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0051386096">
                <text:p>-2.000513860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0052021932">
                <text:p>-2.00052021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0052754537">
                <text:p>-2.000527545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0053407555">
                <text:p>-2.000534075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0054093441">
                <text:p>-2.000540934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005479873">
                <text:p>-2.00054798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0055508834">
                <text:p>-2.000555088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0056261122">
                <text:p>-2.000562611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0056922501">
                <text:p>-2.000569225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0057658085">
                <text:p>-2.000576580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0058411976">
                <text:p>-2.000584119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0059208425">
                <text:p>-2.000592084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0059948022">
                <text:p>-2.000599480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0060797997">
                <text:p>-2.000607979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0061524935">
                <text:p>-2.000615249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0062359707">
                <text:p>-2.000623597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0063109783">
                <text:p>-2.000631097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0064009599">
                <text:p>-2.000640095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0064893784">
                <text:p>-2.000648937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0065744945">
                <text:p>-2.000657449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0066607112">
                <text:p>-2.000666071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0067489326">
                <text:p>-2.000674893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0068297746">
                <text:p>-2.000682977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0069168618">
                <text:p>-2.000691686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0070128972">
                <text:p>-2.000701289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